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63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4138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4835in"/>
    </style:style>
    <style:style style:name="co7" style:family="table-column">
      <style:table-column-properties fo:break-before="auto" style:column-width="0.5299in"/>
    </style:style>
    <style:style style:name="co8" style:family="table-column">
      <style:table-column-properties fo:break-before="auto" style:column-width="0.5417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5535in"/>
    </style:style>
    <style:style style:name="co11" style:family="table-column">
      <style:table-column-properties fo:break-before="auto" style:column-width="0.472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ooc:=[.B$1]*100+[.$A2]" office:value-type="float" office:value="201">
            <text:p>201</text:p>
          </table:table-cell>
          <table:table-cell table:formula="oooc:=[.C$1]*100+[.$A2]" office:value-type="float" office:value="301">
            <text:p>301</text:p>
          </table:table-cell>
          <table:table-cell table:formula="oooc:=[.D$1]*100+[.$A2]" office:value-type="float" office:value="401">
            <text:p>401</text:p>
          </table:table-cell>
          <table:table-cell table:formula="oooc:=[.E$1]*100+[.$A2]" office:value-type="float" office:value="501">
            <text:p>501</text:p>
          </table:table-cell>
          <table:table-cell table:formula="oooc:=[.F$1]*100+[.$A2]" office:value-type="float" office:value="601">
            <text:p>601</text:p>
          </table:table-cell>
          <table:table-cell table:formula="oooc:=[.G$1]*100+[.$A2]" office:value-type="float" office:value="701">
            <text:p>701</text:p>
          </table:table-cell>
          <table:table-cell table:formula="oooc:=[.H$1]*100+[.$A2]" office:value-type="float" office:value="801">
            <text:p>801</text:p>
          </table:table-cell>
          <table:table-cell table:formula="oooc:=[.I$1]*100+[.$A2]" office:value-type="float" office:value="901">
            <text:p>901</text:p>
          </table:table-cell>
          <table:table-cell table:formula="oooc:=[.J$1]*100+[.$A2]" office:value-type="float" office:value="1001">
            <text:p>1001</text:p>
          </table:table-cell>
          <table:table-cell table:formula="oooc:=[.K$1]*100+[.$A2]" office:value-type="float" office:value="1101">
            <text:p>1101</text:p>
          </table:table-cell>
          <table:table-cell table:formula="oooc:=[.L$1]*100+[.$A2]" office:value-type="float" office:value="1201">
            <text:p>1201</text:p>
          </table:table-cell>
          <table:table-cell table:formula="oooc:=[.$A2]+[.$A2]/[.M$1]" office:value-type="float" office:value="202">
            <text:p>202</text:p>
          </table:table-cell>
          <table:table-cell table:formula="oooc:=[.$A2]+[.$A2]/[.N$1]" office:value-type="float" office:value="151.5">
            <text:p>151.5</text:p>
          </table:table-cell>
          <table:table-cell table:formula="oooc:=[.$A2]+[.$A2]/[.O$1]" office:value-type="float" office:value="134.666666666667">
            <text:p>134.67</text:p>
          </table:table-cell>
          <table:table-cell table:formula="oooc:=[.$A2]+[.$A2]/[.P$1]" office:value-type="float" office:value="126.25">
            <text:p>126.25</text:p>
          </table:table-cell>
          <table:table-cell table:formula="oooc:=[.$A2]+[.$A2]/[.Q$1]" office:value-type="float" office:value="121.2">
            <text:p>121.2</text:p>
          </table:table-cell>
          <table:table-cell table:formula="oooc:=[.$A2]+[.$A2]/[.R$1]" office:value-type="float" office:value="117.833333333333">
            <text:p>117.83</text:p>
          </table:table-cell>
          <table:table-cell table:formula="oooc:=[.$A2]+[.$A2]/[.S$1]" office:value-type="float" office:value="115.428571428571">
            <text:p>115.43</text:p>
          </table:table-cell>
          <table:table-cell table:formula="oooc:=[.$A2]+[.$A2]/[.T$1]" office:value-type="float" office:value="113.625">
            <text:p>113.63</text:p>
          </table:table-cell>
          <table:table-cell table:formula="oooc:=[.$A2]+[.$A2]/[.U$1]" office:value-type="float" office:value="112.222222222222">
            <text:p>112.22</text:p>
          </table:table-cell>
          <table:table-cell table:formula="oooc:=[.$A2]+[.$A2]/[.V$1]" office:value-type="float" office:value="111.1">
            <text:p>111.1</text:p>
          </table:table-cell>
          <table:table-cell table:formula="oooc:=[.$A2]+[.$A2]/[.W$1]" office:value-type="float" office:value="110.181818181818">
            <text:p>110.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ooc:=[.B$1]*100+[.$A3]" office:value-type="float" office:value="202">
            <text:p>202</text:p>
          </table:table-cell>
          <table:table-cell table:formula="oooc:=[.C$1]*100+[.$A3]" office:value-type="float" office:value="302">
            <text:p>302</text:p>
          </table:table-cell>
          <table:table-cell table:formula="oooc:=[.D$1]*100+[.$A3]" office:value-type="float" office:value="402">
            <text:p>402</text:p>
          </table:table-cell>
          <table:table-cell table:formula="oooc:=[.E$1]*100+[.$A3]" office:value-type="float" office:value="502">
            <text:p>502</text:p>
          </table:table-cell>
          <table:table-cell table:formula="oooc:=[.F$1]*100+[.$A3]" office:value-type="float" office:value="602">
            <text:p>602</text:p>
          </table:table-cell>
          <table:table-cell table:formula="oooc:=[.G$1]*100+[.$A3]" office:value-type="float" office:value="702">
            <text:p>702</text:p>
          </table:table-cell>
          <table:table-cell table:formula="oooc:=[.H$1]*100+[.$A3]" office:value-type="float" office:value="802">
            <text:p>802</text:p>
          </table:table-cell>
          <table:table-cell table:formula="oooc:=[.I$1]*100+[.$A3]" office:value-type="float" office:value="902">
            <text:p>902</text:p>
          </table:table-cell>
          <table:table-cell table:formula="oooc:=[.J$1]*100+[.$A3]" office:value-type="float" office:value="1002">
            <text:p>1002</text:p>
          </table:table-cell>
          <table:table-cell table:formula="oooc:=[.K$1]*100+[.$A3]" office:value-type="float" office:value="1102">
            <text:p>1102</text:p>
          </table:table-cell>
          <table:table-cell table:formula="oooc:=[.L$1]*100+[.$A3]" office:value-type="float" office:value="1202">
            <text:p>1202</text:p>
          </table:table-cell>
          <table:table-cell table:formula="oooc:=[.$A3]+[.$A3]/[.M$1]" office:value-type="float" office:value="204">
            <text:p>204</text:p>
          </table:table-cell>
          <table:table-cell table:formula="oooc:=[.$A3]+[.$A3]/[.N$1]" office:value-type="float" office:value="153">
            <text:p>153</text:p>
          </table:table-cell>
          <table:table-cell table:formula="oooc:=[.$A3]+[.$A3]/[.O$1]" office:value-type="float" office:value="136">
            <text:p>136</text:p>
          </table:table-cell>
          <table:table-cell table:formula="oooc:=[.$A3]+[.$A3]/[.P$1]" office:value-type="float" office:value="127.5">
            <text:p>127.5</text:p>
          </table:table-cell>
          <table:table-cell table:formula="oooc:=[.$A3]+[.$A3]/[.Q$1]" office:value-type="float" office:value="122.4">
            <text:p>122.4</text:p>
          </table:table-cell>
          <table:table-cell table:formula="oooc:=[.$A3]+[.$A3]/[.R$1]" office:value-type="float" office:value="119">
            <text:p>119</text:p>
          </table:table-cell>
          <table:table-cell table:formula="oooc:=[.$A3]+[.$A3]/[.S$1]" office:value-type="float" office:value="116.571428571429">
            <text:p>116.57</text:p>
          </table:table-cell>
          <table:table-cell table:formula="oooc:=[.$A3]+[.$A3]/[.T$1]" office:value-type="float" office:value="114.75">
            <text:p>114.75</text:p>
          </table:table-cell>
          <table:table-cell table:formula="oooc:=[.$A3]+[.$A3]/[.U$1]" office:value-type="float" office:value="113.333333333333">
            <text:p>113.33</text:p>
          </table:table-cell>
          <table:table-cell table:formula="oooc:=[.$A3]+[.$A3]/[.V$1]" office:value-type="float" office:value="112.2">
            <text:p>112.2</text:p>
          </table:table-cell>
          <table:table-cell table:formula="oooc:=[.$A3]+[.$A3]/[.W$1]" office:value-type="float" office:value="111.272727272727">
            <text:p>111.2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ooc:=[.B$1]*100+[.$A4]" office:value-type="float" office:value="203">
            <text:p>203</text:p>
          </table:table-cell>
          <table:table-cell table:formula="oooc:=[.C$1]*100+[.$A4]" office:value-type="float" office:value="303">
            <text:p>303</text:p>
          </table:table-cell>
          <table:table-cell table:formula="oooc:=[.D$1]*100+[.$A4]" office:value-type="float" office:value="403">
            <text:p>403</text:p>
          </table:table-cell>
          <table:table-cell table:formula="oooc:=[.E$1]*100+[.$A4]" office:value-type="float" office:value="503">
            <text:p>503</text:p>
          </table:table-cell>
          <table:table-cell table:formula="oooc:=[.F$1]*100+[.$A4]" office:value-type="float" office:value="603">
            <text:p>603</text:p>
          </table:table-cell>
          <table:table-cell table:formula="oooc:=[.G$1]*100+[.$A4]" office:value-type="float" office:value="703">
            <text:p>703</text:p>
          </table:table-cell>
          <table:table-cell table:formula="oooc:=[.H$1]*100+[.$A4]" office:value-type="float" office:value="803">
            <text:p>803</text:p>
          </table:table-cell>
          <table:table-cell table:formula="oooc:=[.I$1]*100+[.$A4]" office:value-type="float" office:value="903">
            <text:p>903</text:p>
          </table:table-cell>
          <table:table-cell table:formula="oooc:=[.J$1]*100+[.$A4]" office:value-type="float" office:value="1003">
            <text:p>1003</text:p>
          </table:table-cell>
          <table:table-cell table:formula="oooc:=[.K$1]*100+[.$A4]" office:value-type="float" office:value="1103">
            <text:p>1103</text:p>
          </table:table-cell>
          <table:table-cell table:formula="oooc:=[.L$1]*100+[.$A4]" office:value-type="float" office:value="1203">
            <text:p>1203</text:p>
          </table:table-cell>
          <table:table-cell table:formula="oooc:=[.$A4]+[.$A4]/[.M$1]" office:value-type="float" office:value="206">
            <text:p>206</text:p>
          </table:table-cell>
          <table:table-cell table:formula="oooc:=[.$A4]+[.$A4]/[.N$1]" office:value-type="float" office:value="154.5">
            <text:p>154.5</text:p>
          </table:table-cell>
          <table:table-cell table:formula="oooc:=[.$A4]+[.$A4]/[.O$1]" office:value-type="float" office:value="137.333333333333">
            <text:p>137.33</text:p>
          </table:table-cell>
          <table:table-cell table:formula="oooc:=[.$A4]+[.$A4]/[.P$1]" office:value-type="float" office:value="128.75">
            <text:p>128.75</text:p>
          </table:table-cell>
          <table:table-cell table:formula="oooc:=[.$A4]+[.$A4]/[.Q$1]" office:value-type="float" office:value="123.6">
            <text:p>123.6</text:p>
          </table:table-cell>
          <table:table-cell table:formula="oooc:=[.$A4]+[.$A4]/[.R$1]" office:value-type="float" office:value="120.166666666667">
            <text:p>120.17</text:p>
          </table:table-cell>
          <table:table-cell table:formula="oooc:=[.$A4]+[.$A4]/[.S$1]" office:value-type="float" office:value="117.714285714286">
            <text:p>117.71</text:p>
          </table:table-cell>
          <table:table-cell table:formula="oooc:=[.$A4]+[.$A4]/[.T$1]" office:value-type="float" office:value="115.875">
            <text:p>115.88</text:p>
          </table:table-cell>
          <table:table-cell table:formula="oooc:=[.$A4]+[.$A4]/[.U$1]" office:value-type="float" office:value="114.444444444444">
            <text:p>114.44</text:p>
          </table:table-cell>
          <table:table-cell table:formula="oooc:=[.$A4]+[.$A4]/[.V$1]" office:value-type="float" office:value="113.3">
            <text:p>113.3</text:p>
          </table:table-cell>
          <table:table-cell table:formula="oooc:=[.$A4]+[.$A4]/[.W$1]" office:value-type="float" office:value="112.363636363636">
            <text:p>112.3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ooc:=[.B$1]*100+[.$A5]" office:value-type="float" office:value="204">
            <text:p>204</text:p>
          </table:table-cell>
          <table:table-cell table:formula="oooc:=[.C$1]*100+[.$A5]" office:value-type="float" office:value="304">
            <text:p>304</text:p>
          </table:table-cell>
          <table:table-cell table:formula="oooc:=[.D$1]*100+[.$A5]" office:value-type="float" office:value="404">
            <text:p>404</text:p>
          </table:table-cell>
          <table:table-cell table:formula="oooc:=[.E$1]*100+[.$A5]" office:value-type="float" office:value="504">
            <text:p>504</text:p>
          </table:table-cell>
          <table:table-cell table:formula="oooc:=[.F$1]*100+[.$A5]" office:value-type="float" office:value="604">
            <text:p>604</text:p>
          </table:table-cell>
          <table:table-cell table:formula="oooc:=[.G$1]*100+[.$A5]" office:value-type="float" office:value="704">
            <text:p>704</text:p>
          </table:table-cell>
          <table:table-cell table:formula="oooc:=[.H$1]*100+[.$A5]" office:value-type="float" office:value="804">
            <text:p>804</text:p>
          </table:table-cell>
          <table:table-cell table:formula="oooc:=[.I$1]*100+[.$A5]" office:value-type="float" office:value="904">
            <text:p>904</text:p>
          </table:table-cell>
          <table:table-cell table:formula="oooc:=[.J$1]*100+[.$A5]" office:value-type="float" office:value="1004">
            <text:p>1004</text:p>
          </table:table-cell>
          <table:table-cell table:formula="oooc:=[.K$1]*100+[.$A5]" office:value-type="float" office:value="1104">
            <text:p>1104</text:p>
          </table:table-cell>
          <table:table-cell table:formula="oooc:=[.L$1]*100+[.$A5]" office:value-type="float" office:value="1204">
            <text:p>1204</text:p>
          </table:table-cell>
          <table:table-cell table:formula="oooc:=[.$A5]+[.$A5]/[.M$1]" office:value-type="float" office:value="208">
            <text:p>208</text:p>
          </table:table-cell>
          <table:table-cell table:formula="oooc:=[.$A5]+[.$A5]/[.N$1]" office:value-type="float" office:value="156">
            <text:p>156</text:p>
          </table:table-cell>
          <table:table-cell table:formula="oooc:=[.$A5]+[.$A5]/[.O$1]" office:value-type="float" office:value="138.666666666667">
            <text:p>138.67</text:p>
          </table:table-cell>
          <table:table-cell table:formula="oooc:=[.$A5]+[.$A5]/[.P$1]" office:value-type="float" office:value="130">
            <text:p>130</text:p>
          </table:table-cell>
          <table:table-cell table:formula="oooc:=[.$A5]+[.$A5]/[.Q$1]" office:value-type="float" office:value="124.8">
            <text:p>124.8</text:p>
          </table:table-cell>
          <table:table-cell table:formula="oooc:=[.$A5]+[.$A5]/[.R$1]" office:value-type="float" office:value="121.333333333333">
            <text:p>121.33</text:p>
          </table:table-cell>
          <table:table-cell table:formula="oooc:=[.$A5]+[.$A5]/[.S$1]" office:value-type="float" office:value="118.857142857143">
            <text:p>118.86</text:p>
          </table:table-cell>
          <table:table-cell table:formula="oooc:=[.$A5]+[.$A5]/[.T$1]" office:value-type="float" office:value="117">
            <text:p>117</text:p>
          </table:table-cell>
          <table:table-cell table:formula="oooc:=[.$A5]+[.$A5]/[.U$1]" office:value-type="float" office:value="115.555555555556">
            <text:p>115.56</text:p>
          </table:table-cell>
          <table:table-cell table:formula="oooc:=[.$A5]+[.$A5]/[.V$1]" office:value-type="float" office:value="114.4">
            <text:p>114.4</text:p>
          </table:table-cell>
          <table:table-cell table:formula="oooc:=[.$A5]+[.$A5]/[.W$1]" office:value-type="float" office:value="113.454545454545">
            <text:p>113.4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ooc:=[.B$1]*100+[.$A6]" office:value-type="float" office:value="205">
            <text:p>205</text:p>
          </table:table-cell>
          <table:table-cell table:formula="oooc:=[.C$1]*100+[.$A6]" office:value-type="float" office:value="305">
            <text:p>305</text:p>
          </table:table-cell>
          <table:table-cell table:formula="oooc:=[.D$1]*100+[.$A6]" office:value-type="float" office:value="405">
            <text:p>405</text:p>
          </table:table-cell>
          <table:table-cell table:formula="oooc:=[.E$1]*100+[.$A6]" office:value-type="float" office:value="505">
            <text:p>505</text:p>
          </table:table-cell>
          <table:table-cell table:formula="oooc:=[.F$1]*100+[.$A6]" office:value-type="float" office:value="605">
            <text:p>605</text:p>
          </table:table-cell>
          <table:table-cell table:formula="oooc:=[.G$1]*100+[.$A6]" office:value-type="float" office:value="705">
            <text:p>705</text:p>
          </table:table-cell>
          <table:table-cell table:formula="oooc:=[.H$1]*100+[.$A6]" office:value-type="float" office:value="805">
            <text:p>805</text:p>
          </table:table-cell>
          <table:table-cell table:formula="oooc:=[.I$1]*100+[.$A6]" office:value-type="float" office:value="905">
            <text:p>905</text:p>
          </table:table-cell>
          <table:table-cell table:formula="oooc:=[.J$1]*100+[.$A6]" office:value-type="float" office:value="1005">
            <text:p>1005</text:p>
          </table:table-cell>
          <table:table-cell table:formula="oooc:=[.K$1]*100+[.$A6]" office:value-type="float" office:value="1105">
            <text:p>1105</text:p>
          </table:table-cell>
          <table:table-cell table:formula="oooc:=[.L$1]*100+[.$A6]" office:value-type="float" office:value="1205">
            <text:p>1205</text:p>
          </table:table-cell>
          <table:table-cell table:formula="oooc:=[.$A6]+[.$A6]/[.M$1]" office:value-type="float" office:value="210">
            <text:p>210</text:p>
          </table:table-cell>
          <table:table-cell table:formula="oooc:=[.$A6]+[.$A6]/[.N$1]" office:value-type="float" office:value="157.5">
            <text:p>157.5</text:p>
          </table:table-cell>
          <table:table-cell table:formula="oooc:=[.$A6]+[.$A6]/[.O$1]" office:value-type="float" office:value="140">
            <text:p>140</text:p>
          </table:table-cell>
          <table:table-cell table:formula="oooc:=[.$A6]+[.$A6]/[.P$1]" office:value-type="float" office:value="131.25">
            <text:p>131.25</text:p>
          </table:table-cell>
          <table:table-cell table:formula="oooc:=[.$A6]+[.$A6]/[.Q$1]" office:value-type="float" office:value="126">
            <text:p>126</text:p>
          </table:table-cell>
          <table:table-cell table:formula="oooc:=[.$A6]+[.$A6]/[.R$1]" office:value-type="float" office:value="122.5">
            <text:p>122.5</text:p>
          </table:table-cell>
          <table:table-cell table:formula="oooc:=[.$A6]+[.$A6]/[.S$1]" office:value-type="float" office:value="120">
            <text:p>120</text:p>
          </table:table-cell>
          <table:table-cell table:formula="oooc:=[.$A6]+[.$A6]/[.T$1]" office:value-type="float" office:value="118.125">
            <text:p>118.13</text:p>
          </table:table-cell>
          <table:table-cell table:formula="oooc:=[.$A6]+[.$A6]/[.U$1]" office:value-type="float" office:value="116.666666666667">
            <text:p>116.67</text:p>
          </table:table-cell>
          <table:table-cell table:formula="oooc:=[.$A6]+[.$A6]/[.V$1]" office:value-type="float" office:value="115.5">
            <text:p>115.5</text:p>
          </table:table-cell>
          <table:table-cell table:formula="oooc:=[.$A6]+[.$A6]/[.W$1]" office:value-type="float" office:value="114.545454545455">
            <text:p>114.5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ooc:=[.B$1]*100+[.$A7]" office:value-type="float" office:value="206">
            <text:p>206</text:p>
          </table:table-cell>
          <table:table-cell table:formula="oooc:=[.C$1]*100+[.$A7]" office:value-type="float" office:value="306">
            <text:p>306</text:p>
          </table:table-cell>
          <table:table-cell table:formula="oooc:=[.D$1]*100+[.$A7]" office:value-type="float" office:value="406">
            <text:p>406</text:p>
          </table:table-cell>
          <table:table-cell table:formula="oooc:=[.E$1]*100+[.$A7]" office:value-type="float" office:value="506">
            <text:p>506</text:p>
          </table:table-cell>
          <table:table-cell table:formula="oooc:=[.F$1]*100+[.$A7]" office:value-type="float" office:value="606">
            <text:p>606</text:p>
          </table:table-cell>
          <table:table-cell table:formula="oooc:=[.G$1]*100+[.$A7]" office:value-type="float" office:value="706">
            <text:p>706</text:p>
          </table:table-cell>
          <table:table-cell table:formula="oooc:=[.H$1]*100+[.$A7]" office:value-type="float" office:value="806">
            <text:p>806</text:p>
          </table:table-cell>
          <table:table-cell table:formula="oooc:=[.I$1]*100+[.$A7]" office:value-type="float" office:value="906">
            <text:p>906</text:p>
          </table:table-cell>
          <table:table-cell table:formula="oooc:=[.J$1]*100+[.$A7]" office:value-type="float" office:value="1006">
            <text:p>1006</text:p>
          </table:table-cell>
          <table:table-cell table:formula="oooc:=[.K$1]*100+[.$A7]" office:value-type="float" office:value="1106">
            <text:p>1106</text:p>
          </table:table-cell>
          <table:table-cell table:formula="oooc:=[.L$1]*100+[.$A7]" office:value-type="float" office:value="1206">
            <text:p>1206</text:p>
          </table:table-cell>
          <table:table-cell table:formula="oooc:=[.$A7]+[.$A7]/[.M$1]" office:value-type="float" office:value="212">
            <text:p>212</text:p>
          </table:table-cell>
          <table:table-cell table:formula="oooc:=[.$A7]+[.$A7]/[.N$1]" office:value-type="float" office:value="159">
            <text:p>159</text:p>
          </table:table-cell>
          <table:table-cell table:formula="oooc:=[.$A7]+[.$A7]/[.O$1]" office:value-type="float" office:value="141.333333333333">
            <text:p>141.33</text:p>
          </table:table-cell>
          <table:table-cell table:formula="oooc:=[.$A7]+[.$A7]/[.P$1]" office:value-type="float" office:value="132.5">
            <text:p>132.5</text:p>
          </table:table-cell>
          <table:table-cell table:formula="oooc:=[.$A7]+[.$A7]/[.Q$1]" office:value-type="float" office:value="127.2">
            <text:p>127.2</text:p>
          </table:table-cell>
          <table:table-cell table:formula="oooc:=[.$A7]+[.$A7]/[.R$1]" office:value-type="float" office:value="123.666666666667">
            <text:p>123.67</text:p>
          </table:table-cell>
          <table:table-cell table:formula="oooc:=[.$A7]+[.$A7]/[.S$1]" office:value-type="float" office:value="121.142857142857">
            <text:p>121.14</text:p>
          </table:table-cell>
          <table:table-cell table:formula="oooc:=[.$A7]+[.$A7]/[.T$1]" office:value-type="float" office:value="119.25">
            <text:p>119.25</text:p>
          </table:table-cell>
          <table:table-cell table:formula="oooc:=[.$A7]+[.$A7]/[.U$1]" office:value-type="float" office:value="117.777777777778">
            <text:p>117.78</text:p>
          </table:table-cell>
          <table:table-cell table:formula="oooc:=[.$A7]+[.$A7]/[.V$1]" office:value-type="float" office:value="116.6">
            <text:p>116.6</text:p>
          </table:table-cell>
          <table:table-cell table:formula="oooc:=[.$A7]+[.$A7]/[.W$1]" office:value-type="float" office:value="115.636363636364">
            <text:p>115.6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ooc:=[.B$1]*100+[.$A8]" office:value-type="float" office:value="207">
            <text:p>207</text:p>
          </table:table-cell>
          <table:table-cell table:formula="oooc:=[.C$1]*100+[.$A8]" office:value-type="float" office:value="307">
            <text:p>307</text:p>
          </table:table-cell>
          <table:table-cell table:formula="oooc:=[.D$1]*100+[.$A8]" office:value-type="float" office:value="407">
            <text:p>407</text:p>
          </table:table-cell>
          <table:table-cell table:formula="oooc:=[.E$1]*100+[.$A8]" office:value-type="float" office:value="507">
            <text:p>507</text:p>
          </table:table-cell>
          <table:table-cell table:formula="oooc:=[.F$1]*100+[.$A8]" office:value-type="float" office:value="607">
            <text:p>607</text:p>
          </table:table-cell>
          <table:table-cell table:formula="oooc:=[.G$1]*100+[.$A8]" office:value-type="float" office:value="707">
            <text:p>707</text:p>
          </table:table-cell>
          <table:table-cell table:formula="oooc:=[.H$1]*100+[.$A8]" office:value-type="float" office:value="807">
            <text:p>807</text:p>
          </table:table-cell>
          <table:table-cell table:formula="oooc:=[.I$1]*100+[.$A8]" office:value-type="float" office:value="907">
            <text:p>907</text:p>
          </table:table-cell>
          <table:table-cell table:formula="oooc:=[.J$1]*100+[.$A8]" office:value-type="float" office:value="1007">
            <text:p>1007</text:p>
          </table:table-cell>
          <table:table-cell table:formula="oooc:=[.K$1]*100+[.$A8]" office:value-type="float" office:value="1107">
            <text:p>1107</text:p>
          </table:table-cell>
          <table:table-cell table:formula="oooc:=[.L$1]*100+[.$A8]" office:value-type="float" office:value="1207">
            <text:p>1207</text:p>
          </table:table-cell>
          <table:table-cell table:formula="oooc:=[.$A8]+[.$A8]/[.M$1]" office:value-type="float" office:value="214">
            <text:p>214</text:p>
          </table:table-cell>
          <table:table-cell table:formula="oooc:=[.$A8]+[.$A8]/[.N$1]" office:value-type="float" office:value="160.5">
            <text:p>160.5</text:p>
          </table:table-cell>
          <table:table-cell table:formula="oooc:=[.$A8]+[.$A8]/[.O$1]" office:value-type="float" office:value="142.666666666667">
            <text:p>142.67</text:p>
          </table:table-cell>
          <table:table-cell table:formula="oooc:=[.$A8]+[.$A8]/[.P$1]" office:value-type="float" office:value="133.75">
            <text:p>133.75</text:p>
          </table:table-cell>
          <table:table-cell table:formula="oooc:=[.$A8]+[.$A8]/[.Q$1]" office:value-type="float" office:value="128.4">
            <text:p>128.4</text:p>
          </table:table-cell>
          <table:table-cell table:formula="oooc:=[.$A8]+[.$A8]/[.R$1]" office:value-type="float" office:value="124.833333333333">
            <text:p>124.83</text:p>
          </table:table-cell>
          <table:table-cell table:formula="oooc:=[.$A8]+[.$A8]/[.S$1]" office:value-type="float" office:value="122.285714285714">
            <text:p>122.29</text:p>
          </table:table-cell>
          <table:table-cell table:formula="oooc:=[.$A8]+[.$A8]/[.T$1]" office:value-type="float" office:value="120.375">
            <text:p>120.38</text:p>
          </table:table-cell>
          <table:table-cell table:formula="oooc:=[.$A8]+[.$A8]/[.U$1]" office:value-type="float" office:value="118.888888888889">
            <text:p>118.89</text:p>
          </table:table-cell>
          <table:table-cell table:formula="oooc:=[.$A8]+[.$A8]/[.V$1]" office:value-type="float" office:value="117.7">
            <text:p>117.7</text:p>
          </table:table-cell>
          <table:table-cell table:formula="oooc:=[.$A8]+[.$A8]/[.W$1]" office:value-type="float" office:value="116.727272727273">
            <text:p>116.7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ooc:=[.B$1]*100+[.$A9]" office:value-type="float" office:value="208">
            <text:p>208</text:p>
          </table:table-cell>
          <table:table-cell table:formula="oooc:=[.C$1]*100+[.$A9]" office:value-type="float" office:value="308">
            <text:p>308</text:p>
          </table:table-cell>
          <table:table-cell table:formula="oooc:=[.D$1]*100+[.$A9]" office:value-type="float" office:value="408">
            <text:p>408</text:p>
          </table:table-cell>
          <table:table-cell table:formula="oooc:=[.E$1]*100+[.$A9]" office:value-type="float" office:value="508">
            <text:p>508</text:p>
          </table:table-cell>
          <table:table-cell table:formula="oooc:=[.F$1]*100+[.$A9]" office:value-type="float" office:value="608">
            <text:p>608</text:p>
          </table:table-cell>
          <table:table-cell table:formula="oooc:=[.G$1]*100+[.$A9]" office:value-type="float" office:value="708">
            <text:p>708</text:p>
          </table:table-cell>
          <table:table-cell table:formula="oooc:=[.H$1]*100+[.$A9]" office:value-type="float" office:value="808">
            <text:p>808</text:p>
          </table:table-cell>
          <table:table-cell table:formula="oooc:=[.I$1]*100+[.$A9]" office:value-type="float" office:value="908">
            <text:p>908</text:p>
          </table:table-cell>
          <table:table-cell table:formula="oooc:=[.J$1]*100+[.$A9]" office:value-type="float" office:value="1008">
            <text:p>1008</text:p>
          </table:table-cell>
          <table:table-cell table:formula="oooc:=[.K$1]*100+[.$A9]" office:value-type="float" office:value="1108">
            <text:p>1108</text:p>
          </table:table-cell>
          <table:table-cell table:formula="oooc:=[.L$1]*100+[.$A9]" office:value-type="float" office:value="1208">
            <text:p>1208</text:p>
          </table:table-cell>
          <table:table-cell table:formula="oooc:=[.$A9]+[.$A9]/[.M$1]" office:value-type="float" office:value="216">
            <text:p>216</text:p>
          </table:table-cell>
          <table:table-cell table:formula="oooc:=[.$A9]+[.$A9]/[.N$1]" office:value-type="float" office:value="162">
            <text:p>162</text:p>
          </table:table-cell>
          <table:table-cell table:formula="oooc:=[.$A9]+[.$A9]/[.O$1]" office:value-type="float" office:value="144">
            <text:p>144</text:p>
          </table:table-cell>
          <table:table-cell table:formula="oooc:=[.$A9]+[.$A9]/[.P$1]" office:value-type="float" office:value="135">
            <text:p>135</text:p>
          </table:table-cell>
          <table:table-cell table:formula="oooc:=[.$A9]+[.$A9]/[.Q$1]" office:value-type="float" office:value="129.6">
            <text:p>129.6</text:p>
          </table:table-cell>
          <table:table-cell table:formula="oooc:=[.$A9]+[.$A9]/[.R$1]" office:value-type="float" office:value="126">
            <text:p>126</text:p>
          </table:table-cell>
          <table:table-cell table:formula="oooc:=[.$A9]+[.$A9]/[.S$1]" office:value-type="float" office:value="123.428571428571">
            <text:p>123.43</text:p>
          </table:table-cell>
          <table:table-cell table:formula="oooc:=[.$A9]+[.$A9]/[.T$1]" office:value-type="float" office:value="121.5">
            <text:p>121.5</text:p>
          </table:table-cell>
          <table:table-cell table:formula="oooc:=[.$A9]+[.$A9]/[.U$1]" office:value-type="float" office:value="120">
            <text:p>120</text:p>
          </table:table-cell>
          <table:table-cell table:formula="oooc:=[.$A9]+[.$A9]/[.V$1]" office:value-type="float" office:value="118.8">
            <text:p>118.8</text:p>
          </table:table-cell>
          <table:table-cell table:formula="oooc:=[.$A9]+[.$A9]/[.W$1]" office:value-type="float" office:value="117.818181818182">
            <text:p>117.8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ooc:=[.B$1]*100+[.$A10]" office:value-type="float" office:value="209">
            <text:p>209</text:p>
          </table:table-cell>
          <table:table-cell table:formula="oooc:=[.C$1]*100+[.$A10]" office:value-type="float" office:value="309">
            <text:p>309</text:p>
          </table:table-cell>
          <table:table-cell table:formula="oooc:=[.D$1]*100+[.$A10]" office:value-type="float" office:value="409">
            <text:p>409</text:p>
          </table:table-cell>
          <table:table-cell table:formula="oooc:=[.E$1]*100+[.$A10]" office:value-type="float" office:value="509">
            <text:p>509</text:p>
          </table:table-cell>
          <table:table-cell table:formula="oooc:=[.F$1]*100+[.$A10]" office:value-type="float" office:value="609">
            <text:p>609</text:p>
          </table:table-cell>
          <table:table-cell table:formula="oooc:=[.G$1]*100+[.$A10]" office:value-type="float" office:value="709">
            <text:p>709</text:p>
          </table:table-cell>
          <table:table-cell table:formula="oooc:=[.H$1]*100+[.$A10]" office:value-type="float" office:value="809">
            <text:p>809</text:p>
          </table:table-cell>
          <table:table-cell table:formula="oooc:=[.I$1]*100+[.$A10]" office:value-type="float" office:value="909">
            <text:p>909</text:p>
          </table:table-cell>
          <table:table-cell table:formula="oooc:=[.J$1]*100+[.$A10]" office:value-type="float" office:value="1009">
            <text:p>1009</text:p>
          </table:table-cell>
          <table:table-cell table:formula="oooc:=[.K$1]*100+[.$A10]" office:value-type="float" office:value="1109">
            <text:p>1109</text:p>
          </table:table-cell>
          <table:table-cell table:formula="oooc:=[.L$1]*100+[.$A10]" office:value-type="float" office:value="1209">
            <text:p>1209</text:p>
          </table:table-cell>
          <table:table-cell table:formula="oooc:=[.$A10]+[.$A10]/[.M$1]" office:value-type="float" office:value="218">
            <text:p>218</text:p>
          </table:table-cell>
          <table:table-cell table:formula="oooc:=[.$A10]+[.$A10]/[.N$1]" office:value-type="float" office:value="163.5">
            <text:p>163.5</text:p>
          </table:table-cell>
          <table:table-cell table:formula="oooc:=[.$A10]+[.$A10]/[.O$1]" office:value-type="float" office:value="145.333333333333">
            <text:p>145.33</text:p>
          </table:table-cell>
          <table:table-cell table:formula="oooc:=[.$A10]+[.$A10]/[.P$1]" office:value-type="float" office:value="136.25">
            <text:p>136.25</text:p>
          </table:table-cell>
          <table:table-cell table:formula="oooc:=[.$A10]+[.$A10]/[.Q$1]" office:value-type="float" office:value="130.8">
            <text:p>130.8</text:p>
          </table:table-cell>
          <table:table-cell table:formula="oooc:=[.$A10]+[.$A10]/[.R$1]" office:value-type="float" office:value="127.166666666667">
            <text:p>127.17</text:p>
          </table:table-cell>
          <table:table-cell table:formula="oooc:=[.$A10]+[.$A10]/[.S$1]" office:value-type="float" office:value="124.571428571429">
            <text:p>124.57</text:p>
          </table:table-cell>
          <table:table-cell table:formula="oooc:=[.$A10]+[.$A10]/[.T$1]" office:value-type="float" office:value="122.625">
            <text:p>122.63</text:p>
          </table:table-cell>
          <table:table-cell table:formula="oooc:=[.$A10]+[.$A10]/[.U$1]" office:value-type="float" office:value="121.111111111111">
            <text:p>121.11</text:p>
          </table:table-cell>
          <table:table-cell table:formula="oooc:=[.$A10]+[.$A10]/[.V$1]" office:value-type="float" office:value="119.9">
            <text:p>119.9</text:p>
          </table:table-cell>
          <table:table-cell table:formula="oooc:=[.$A10]+[.$A10]/[.W$1]" office:value-type="float" office:value="118.909090909091">
            <text:p>118.9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ooc:=[.B$1]*100+[.$A11]" office:value-type="float" office:value="210">
            <text:p>210</text:p>
          </table:table-cell>
          <table:table-cell table:formula="oooc:=[.C$1]*100+[.$A11]" office:value-type="float" office:value="310">
            <text:p>310</text:p>
          </table:table-cell>
          <table:table-cell table:formula="oooc:=[.D$1]*100+[.$A11]" office:value-type="float" office:value="410">
            <text:p>410</text:p>
          </table:table-cell>
          <table:table-cell table:formula="oooc:=[.E$1]*100+[.$A11]" office:value-type="float" office:value="510">
            <text:p>510</text:p>
          </table:table-cell>
          <table:table-cell table:formula="oooc:=[.F$1]*100+[.$A11]" office:value-type="float" office:value="610">
            <text:p>610</text:p>
          </table:table-cell>
          <table:table-cell table:formula="oooc:=[.G$1]*100+[.$A11]" office:value-type="float" office:value="710">
            <text:p>710</text:p>
          </table:table-cell>
          <table:table-cell table:formula="oooc:=[.H$1]*100+[.$A11]" office:value-type="float" office:value="810">
            <text:p>810</text:p>
          </table:table-cell>
          <table:table-cell table:formula="oooc:=[.I$1]*100+[.$A11]" office:value-type="float" office:value="910">
            <text:p>910</text:p>
          </table:table-cell>
          <table:table-cell table:formula="oooc:=[.J$1]*100+[.$A11]" office:value-type="float" office:value="1010">
            <text:p>1010</text:p>
          </table:table-cell>
          <table:table-cell table:formula="oooc:=[.K$1]*100+[.$A11]" office:value-type="float" office:value="1110">
            <text:p>1110</text:p>
          </table:table-cell>
          <table:table-cell table:formula="oooc:=[.L$1]*100+[.$A11]" office:value-type="float" office:value="1210">
            <text:p>1210</text:p>
          </table:table-cell>
          <table:table-cell table:formula="oooc:=[.$A11]+[.$A11]/[.M$1]" office:value-type="float" office:value="220">
            <text:p>220</text:p>
          </table:table-cell>
          <table:table-cell table:formula="oooc:=[.$A11]+[.$A11]/[.N$1]" office:value-type="float" office:value="165">
            <text:p>165</text:p>
          </table:table-cell>
          <table:table-cell table:formula="oooc:=[.$A11]+[.$A11]/[.O$1]" office:value-type="float" office:value="146.666666666667">
            <text:p>146.67</text:p>
          </table:table-cell>
          <table:table-cell table:formula="oooc:=[.$A11]+[.$A11]/[.P$1]" office:value-type="float" office:value="137.5">
            <text:p>137.5</text:p>
          </table:table-cell>
          <table:table-cell table:formula="oooc:=[.$A11]+[.$A11]/[.Q$1]" office:value-type="float" office:value="132">
            <text:p>132</text:p>
          </table:table-cell>
          <table:table-cell table:formula="oooc:=[.$A11]+[.$A11]/[.R$1]" office:value-type="float" office:value="128.333333333333">
            <text:p>128.33</text:p>
          </table:table-cell>
          <table:table-cell table:formula="oooc:=[.$A11]+[.$A11]/[.S$1]" office:value-type="float" office:value="125.714285714286">
            <text:p>125.71</text:p>
          </table:table-cell>
          <table:table-cell table:formula="oooc:=[.$A11]+[.$A11]/[.T$1]" office:value-type="float" office:value="123.75">
            <text:p>123.75</text:p>
          </table:table-cell>
          <table:table-cell table:formula="oooc:=[.$A11]+[.$A11]/[.U$1]" office:value-type="float" office:value="122.222222222222">
            <text:p>122.22</text:p>
          </table:table-cell>
          <table:table-cell table:formula="oooc:=[.$A11]+[.$A11]/[.V$1]" office:value-type="float" office:value="121">
            <text:p>121</text:p>
          </table:table-cell>
          <table:table-cell table:formula="oooc:=[.$A11]+[.$A11]/[.W$1]" office:value-type="float" office:value="120">
            <text:p>1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ooc:=[.B$1]*100+[.$A12]" office:value-type="float" office:value="211">
            <text:p>211</text:p>
          </table:table-cell>
          <table:table-cell table:formula="oooc:=[.C$1]*100+[.$A12]" office:value-type="float" office:value="311">
            <text:p>311</text:p>
          </table:table-cell>
          <table:table-cell table:formula="oooc:=[.D$1]*100+[.$A12]" office:value-type="float" office:value="411">
            <text:p>411</text:p>
          </table:table-cell>
          <table:table-cell table:formula="oooc:=[.E$1]*100+[.$A12]" office:value-type="float" office:value="511">
            <text:p>511</text:p>
          </table:table-cell>
          <table:table-cell table:formula="oooc:=[.F$1]*100+[.$A12]" office:value-type="float" office:value="611">
            <text:p>611</text:p>
          </table:table-cell>
          <table:table-cell table:formula="oooc:=[.G$1]*100+[.$A12]" office:value-type="float" office:value="711">
            <text:p>711</text:p>
          </table:table-cell>
          <table:table-cell table:formula="oooc:=[.H$1]*100+[.$A12]" office:value-type="float" office:value="811">
            <text:p>811</text:p>
          </table:table-cell>
          <table:table-cell table:formula="oooc:=[.I$1]*100+[.$A12]" office:value-type="float" office:value="911">
            <text:p>911</text:p>
          </table:table-cell>
          <table:table-cell table:formula="oooc:=[.J$1]*100+[.$A12]" office:value-type="float" office:value="1011">
            <text:p>1011</text:p>
          </table:table-cell>
          <table:table-cell table:formula="oooc:=[.K$1]*100+[.$A12]" office:value-type="float" office:value="1111">
            <text:p>1111</text:p>
          </table:table-cell>
          <table:table-cell table:formula="oooc:=[.L$1]*100+[.$A12]" office:value-type="float" office:value="1211">
            <text:p>1211</text:p>
          </table:table-cell>
          <table:table-cell table:formula="oooc:=[.$A12]+[.$A12]/[.M$1]" office:value-type="float" office:value="222">
            <text:p>222</text:p>
          </table:table-cell>
          <table:table-cell table:formula="oooc:=[.$A12]+[.$A12]/[.N$1]" office:value-type="float" office:value="166.5">
            <text:p>166.5</text:p>
          </table:table-cell>
          <table:table-cell table:formula="oooc:=[.$A12]+[.$A12]/[.O$1]" office:value-type="float" office:value="148">
            <text:p>148</text:p>
          </table:table-cell>
          <table:table-cell table:formula="oooc:=[.$A12]+[.$A12]/[.P$1]" office:value-type="float" office:value="138.75">
            <text:p>138.75</text:p>
          </table:table-cell>
          <table:table-cell table:formula="oooc:=[.$A12]+[.$A12]/[.Q$1]" office:value-type="float" office:value="133.2">
            <text:p>133.2</text:p>
          </table:table-cell>
          <table:table-cell table:formula="oooc:=[.$A12]+[.$A12]/[.R$1]" office:value-type="float" office:value="129.5">
            <text:p>129.5</text:p>
          </table:table-cell>
          <table:table-cell table:formula="oooc:=[.$A12]+[.$A12]/[.S$1]" office:value-type="float" office:value="126.857142857143">
            <text:p>126.86</text:p>
          </table:table-cell>
          <table:table-cell table:formula="oooc:=[.$A12]+[.$A12]/[.T$1]" office:value-type="float" office:value="124.875">
            <text:p>124.88</text:p>
          </table:table-cell>
          <table:table-cell table:formula="oooc:=[.$A12]+[.$A12]/[.U$1]" office:value-type="float" office:value="123.333333333333">
            <text:p>123.33</text:p>
          </table:table-cell>
          <table:table-cell table:formula="oooc:=[.$A12]+[.$A12]/[.V$1]" office:value-type="float" office:value="122.1">
            <text:p>122.1</text:p>
          </table:table-cell>
          <table:table-cell table:formula="oooc:=[.$A12]+[.$A12]/[.W$1]" office:value-type="float" office:value="121.090909090909">
            <text:p>121.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ooc:=[.B$1]*100+[.$A13]" office:value-type="float" office:value="212">
            <text:p>212</text:p>
          </table:table-cell>
          <table:table-cell table:formula="oooc:=[.C$1]*100+[.$A13]" office:value-type="float" office:value="312">
            <text:p>312</text:p>
          </table:table-cell>
          <table:table-cell table:formula="oooc:=[.D$1]*100+[.$A13]" office:value-type="float" office:value="412">
            <text:p>412</text:p>
          </table:table-cell>
          <table:table-cell table:formula="oooc:=[.E$1]*100+[.$A13]" office:value-type="float" office:value="512">
            <text:p>512</text:p>
          </table:table-cell>
          <table:table-cell table:formula="oooc:=[.F$1]*100+[.$A13]" office:value-type="float" office:value="612">
            <text:p>612</text:p>
          </table:table-cell>
          <table:table-cell table:formula="oooc:=[.G$1]*100+[.$A13]" office:value-type="float" office:value="712">
            <text:p>712</text:p>
          </table:table-cell>
          <table:table-cell table:formula="oooc:=[.H$1]*100+[.$A13]" office:value-type="float" office:value="812">
            <text:p>812</text:p>
          </table:table-cell>
          <table:table-cell table:formula="oooc:=[.I$1]*100+[.$A13]" office:value-type="float" office:value="912">
            <text:p>912</text:p>
          </table:table-cell>
          <table:table-cell table:formula="oooc:=[.J$1]*100+[.$A13]" office:value-type="float" office:value="1012">
            <text:p>1012</text:p>
          </table:table-cell>
          <table:table-cell table:formula="oooc:=[.K$1]*100+[.$A13]" office:value-type="float" office:value="1112">
            <text:p>1112</text:p>
          </table:table-cell>
          <table:table-cell table:formula="oooc:=[.L$1]*100+[.$A13]" office:value-type="float" office:value="1212">
            <text:p>1212</text:p>
          </table:table-cell>
          <table:table-cell table:formula="oooc:=[.$A13]+[.$A13]/[.M$1]" office:value-type="float" office:value="224">
            <text:p>224</text:p>
          </table:table-cell>
          <table:table-cell table:formula="oooc:=[.$A13]+[.$A13]/[.N$1]" office:value-type="float" office:value="168">
            <text:p>168</text:p>
          </table:table-cell>
          <table:table-cell table:formula="oooc:=[.$A13]+[.$A13]/[.O$1]" office:value-type="float" office:value="149.333333333333">
            <text:p>149.33</text:p>
          </table:table-cell>
          <table:table-cell table:formula="oooc:=[.$A13]+[.$A13]/[.P$1]" office:value-type="float" office:value="140">
            <text:p>140</text:p>
          </table:table-cell>
          <table:table-cell table:formula="oooc:=[.$A13]+[.$A13]/[.Q$1]" office:value-type="float" office:value="134.4">
            <text:p>134.4</text:p>
          </table:table-cell>
          <table:table-cell table:formula="oooc:=[.$A13]+[.$A13]/[.R$1]" office:value-type="float" office:value="130.666666666667">
            <text:p>130.67</text:p>
          </table:table-cell>
          <table:table-cell table:formula="oooc:=[.$A13]+[.$A13]/[.S$1]" office:value-type="float" office:value="128">
            <text:p>128</text:p>
          </table:table-cell>
          <table:table-cell table:formula="oooc:=[.$A13]+[.$A13]/[.T$1]" office:value-type="float" office:value="126">
            <text:p>126</text:p>
          </table:table-cell>
          <table:table-cell table:formula="oooc:=[.$A13]+[.$A13]/[.U$1]" office:value-type="float" office:value="124.444444444444">
            <text:p>124.44</text:p>
          </table:table-cell>
          <table:table-cell table:formula="oooc:=[.$A13]+[.$A13]/[.V$1]" office:value-type="float" office:value="123.2">
            <text:p>123.2</text:p>
          </table:table-cell>
          <table:table-cell table:formula="oooc:=[.$A13]+[.$A13]/[.W$1]" office:value-type="float" office:value="122.181818181818">
            <text:p>122.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ooc:=[.B$1]*100+[.$A14]" office:value-type="float" office:value="213">
            <text:p>213</text:p>
          </table:table-cell>
          <table:table-cell table:formula="oooc:=[.C$1]*100+[.$A14]" office:value-type="float" office:value="313">
            <text:p>313</text:p>
          </table:table-cell>
          <table:table-cell table:formula="oooc:=[.D$1]*100+[.$A14]" office:value-type="float" office:value="413">
            <text:p>413</text:p>
          </table:table-cell>
          <table:table-cell table:formula="oooc:=[.E$1]*100+[.$A14]" office:value-type="float" office:value="513">
            <text:p>513</text:p>
          </table:table-cell>
          <table:table-cell table:formula="oooc:=[.F$1]*100+[.$A14]" office:value-type="float" office:value="613">
            <text:p>613</text:p>
          </table:table-cell>
          <table:table-cell table:formula="oooc:=[.G$1]*100+[.$A14]" office:value-type="float" office:value="713">
            <text:p>713</text:p>
          </table:table-cell>
          <table:table-cell table:formula="oooc:=[.H$1]*100+[.$A14]" office:value-type="float" office:value="813">
            <text:p>813</text:p>
          </table:table-cell>
          <table:table-cell table:formula="oooc:=[.I$1]*100+[.$A14]" office:value-type="float" office:value="913">
            <text:p>913</text:p>
          </table:table-cell>
          <table:table-cell table:formula="oooc:=[.J$1]*100+[.$A14]" office:value-type="float" office:value="1013">
            <text:p>1013</text:p>
          </table:table-cell>
          <table:table-cell table:formula="oooc:=[.K$1]*100+[.$A14]" office:value-type="float" office:value="1113">
            <text:p>1113</text:p>
          </table:table-cell>
          <table:table-cell table:formula="oooc:=[.L$1]*100+[.$A14]" office:value-type="float" office:value="1213">
            <text:p>1213</text:p>
          </table:table-cell>
          <table:table-cell table:formula="oooc:=[.$A14]+[.$A14]/[.M$1]" office:value-type="float" office:value="226">
            <text:p>226</text:p>
          </table:table-cell>
          <table:table-cell table:formula="oooc:=[.$A14]+[.$A14]/[.N$1]" office:value-type="float" office:value="169.5">
            <text:p>169.5</text:p>
          </table:table-cell>
          <table:table-cell table:formula="oooc:=[.$A14]+[.$A14]/[.O$1]" office:value-type="float" office:value="150.666666666667">
            <text:p>150.67</text:p>
          </table:table-cell>
          <table:table-cell table:formula="oooc:=[.$A14]+[.$A14]/[.P$1]" office:value-type="float" office:value="141.25">
            <text:p>141.25</text:p>
          </table:table-cell>
          <table:table-cell table:formula="oooc:=[.$A14]+[.$A14]/[.Q$1]" office:value-type="float" office:value="135.6">
            <text:p>135.6</text:p>
          </table:table-cell>
          <table:table-cell table:formula="oooc:=[.$A14]+[.$A14]/[.R$1]" office:value-type="float" office:value="131.833333333333">
            <text:p>131.83</text:p>
          </table:table-cell>
          <table:table-cell table:formula="oooc:=[.$A14]+[.$A14]/[.S$1]" office:value-type="float" office:value="129.142857142857">
            <text:p>129.14</text:p>
          </table:table-cell>
          <table:table-cell table:formula="oooc:=[.$A14]+[.$A14]/[.T$1]" office:value-type="float" office:value="127.125">
            <text:p>127.13</text:p>
          </table:table-cell>
          <table:table-cell table:formula="oooc:=[.$A14]+[.$A14]/[.U$1]" office:value-type="float" office:value="125.555555555556">
            <text:p>125.56</text:p>
          </table:table-cell>
          <table:table-cell table:formula="oooc:=[.$A14]+[.$A14]/[.V$1]" office:value-type="float" office:value="124.3">
            <text:p>124.3</text:p>
          </table:table-cell>
          <table:table-cell table:formula="oooc:=[.$A14]+[.$A14]/[.W$1]" office:value-type="float" office:value="123.272727272727">
            <text:p>123.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ooc:=[.B$1]*100+[.$A15]" office:value-type="float" office:value="214">
            <text:p>214</text:p>
          </table:table-cell>
          <table:table-cell table:formula="oooc:=[.C$1]*100+[.$A15]" office:value-type="float" office:value="314">
            <text:p>314</text:p>
          </table:table-cell>
          <table:table-cell table:formula="oooc:=[.D$1]*100+[.$A15]" office:value-type="float" office:value="414">
            <text:p>414</text:p>
          </table:table-cell>
          <table:table-cell table:formula="oooc:=[.E$1]*100+[.$A15]" office:value-type="float" office:value="514">
            <text:p>514</text:p>
          </table:table-cell>
          <table:table-cell table:formula="oooc:=[.F$1]*100+[.$A15]" office:value-type="float" office:value="614">
            <text:p>614</text:p>
          </table:table-cell>
          <table:table-cell table:formula="oooc:=[.G$1]*100+[.$A15]" office:value-type="float" office:value="714">
            <text:p>714</text:p>
          </table:table-cell>
          <table:table-cell table:formula="oooc:=[.H$1]*100+[.$A15]" office:value-type="float" office:value="814">
            <text:p>814</text:p>
          </table:table-cell>
          <table:table-cell table:formula="oooc:=[.I$1]*100+[.$A15]" office:value-type="float" office:value="914">
            <text:p>914</text:p>
          </table:table-cell>
          <table:table-cell table:formula="oooc:=[.J$1]*100+[.$A15]" office:value-type="float" office:value="1014">
            <text:p>1014</text:p>
          </table:table-cell>
          <table:table-cell table:formula="oooc:=[.K$1]*100+[.$A15]" office:value-type="float" office:value="1114">
            <text:p>1114</text:p>
          </table:table-cell>
          <table:table-cell table:formula="oooc:=[.L$1]*100+[.$A15]" office:value-type="float" office:value="1214">
            <text:p>1214</text:p>
          </table:table-cell>
          <table:table-cell table:formula="oooc:=[.$A15]+[.$A15]/[.M$1]" office:value-type="float" office:value="228">
            <text:p>228</text:p>
          </table:table-cell>
          <table:table-cell table:formula="oooc:=[.$A15]+[.$A15]/[.N$1]" office:value-type="float" office:value="171">
            <text:p>171</text:p>
          </table:table-cell>
          <table:table-cell table:formula="oooc:=[.$A15]+[.$A15]/[.O$1]" office:value-type="float" office:value="152">
            <text:p>152</text:p>
          </table:table-cell>
          <table:table-cell table:formula="oooc:=[.$A15]+[.$A15]/[.P$1]" office:value-type="float" office:value="142.5">
            <text:p>142.5</text:p>
          </table:table-cell>
          <table:table-cell table:formula="oooc:=[.$A15]+[.$A15]/[.Q$1]" office:value-type="float" office:value="136.8">
            <text:p>136.8</text:p>
          </table:table-cell>
          <table:table-cell table:formula="oooc:=[.$A15]+[.$A15]/[.R$1]" office:value-type="float" office:value="133">
            <text:p>133</text:p>
          </table:table-cell>
          <table:table-cell table:formula="oooc:=[.$A15]+[.$A15]/[.S$1]" office:value-type="float" office:value="130.285714285714">
            <text:p>130.29</text:p>
          </table:table-cell>
          <table:table-cell table:formula="oooc:=[.$A15]+[.$A15]/[.T$1]" office:value-type="float" office:value="128.25">
            <text:p>128.25</text:p>
          </table:table-cell>
          <table:table-cell table:formula="oooc:=[.$A15]+[.$A15]/[.U$1]" office:value-type="float" office:value="126.666666666667">
            <text:p>126.67</text:p>
          </table:table-cell>
          <table:table-cell table:formula="oooc:=[.$A15]+[.$A15]/[.V$1]" office:value-type="float" office:value="125.4">
            <text:p>125.4</text:p>
          </table:table-cell>
          <table:table-cell table:formula="oooc:=[.$A15]+[.$A15]/[.W$1]" office:value-type="float" office:value="124.363636363636">
            <text:p>124.3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ooc:=[.B$1]*100+[.$A16]" office:value-type="float" office:value="215">
            <text:p>215</text:p>
          </table:table-cell>
          <table:table-cell table:formula="oooc:=[.C$1]*100+[.$A16]" office:value-type="float" office:value="315">
            <text:p>315</text:p>
          </table:table-cell>
          <table:table-cell table:formula="oooc:=[.D$1]*100+[.$A16]" office:value-type="float" office:value="415">
            <text:p>415</text:p>
          </table:table-cell>
          <table:table-cell table:formula="oooc:=[.E$1]*100+[.$A16]" office:value-type="float" office:value="515">
            <text:p>515</text:p>
          </table:table-cell>
          <table:table-cell table:formula="oooc:=[.F$1]*100+[.$A16]" office:value-type="float" office:value="615">
            <text:p>615</text:p>
          </table:table-cell>
          <table:table-cell table:formula="oooc:=[.G$1]*100+[.$A16]" office:value-type="float" office:value="715">
            <text:p>715</text:p>
          </table:table-cell>
          <table:table-cell table:formula="oooc:=[.H$1]*100+[.$A16]" office:value-type="float" office:value="815">
            <text:p>815</text:p>
          </table:table-cell>
          <table:table-cell table:formula="oooc:=[.I$1]*100+[.$A16]" office:value-type="float" office:value="915">
            <text:p>915</text:p>
          </table:table-cell>
          <table:table-cell table:formula="oooc:=[.J$1]*100+[.$A16]" office:value-type="float" office:value="1015">
            <text:p>1015</text:p>
          </table:table-cell>
          <table:table-cell table:formula="oooc:=[.K$1]*100+[.$A16]" office:value-type="float" office:value="1115">
            <text:p>1115</text:p>
          </table:table-cell>
          <table:table-cell table:formula="oooc:=[.L$1]*100+[.$A16]" office:value-type="float" office:value="1215">
            <text:p>1215</text:p>
          </table:table-cell>
          <table:table-cell table:formula="oooc:=[.$A16]+[.$A16]/[.M$1]" office:value-type="float" office:value="230">
            <text:p>230</text:p>
          </table:table-cell>
          <table:table-cell table:formula="oooc:=[.$A16]+[.$A16]/[.N$1]" office:value-type="float" office:value="172.5">
            <text:p>172.5</text:p>
          </table:table-cell>
          <table:table-cell table:formula="oooc:=[.$A16]+[.$A16]/[.O$1]" office:value-type="float" office:value="153.333333333333">
            <text:p>153.33</text:p>
          </table:table-cell>
          <table:table-cell table:formula="oooc:=[.$A16]+[.$A16]/[.P$1]" office:value-type="float" office:value="143.75">
            <text:p>143.75</text:p>
          </table:table-cell>
          <table:table-cell table:formula="oooc:=[.$A16]+[.$A16]/[.Q$1]" office:value-type="float" office:value="138">
            <text:p>138</text:p>
          </table:table-cell>
          <table:table-cell table:formula="oooc:=[.$A16]+[.$A16]/[.R$1]" office:value-type="float" office:value="134.166666666667">
            <text:p>134.17</text:p>
          </table:table-cell>
          <table:table-cell table:formula="oooc:=[.$A16]+[.$A16]/[.S$1]" office:value-type="float" office:value="131.428571428571">
            <text:p>131.43</text:p>
          </table:table-cell>
          <table:table-cell table:formula="oooc:=[.$A16]+[.$A16]/[.T$1]" office:value-type="float" office:value="129.375">
            <text:p>129.38</text:p>
          </table:table-cell>
          <table:table-cell table:formula="oooc:=[.$A16]+[.$A16]/[.U$1]" office:value-type="float" office:value="127.777777777778">
            <text:p>127.78</text:p>
          </table:table-cell>
          <table:table-cell table:formula="oooc:=[.$A16]+[.$A16]/[.V$1]" office:value-type="float" office:value="126.5">
            <text:p>126.5</text:p>
          </table:table-cell>
          <table:table-cell table:formula="oooc:=[.$A16]+[.$A16]/[.W$1]" office:value-type="float" office:value="125.454545454545">
            <text:p>125.4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ooc:=[.B$1]*100+[.$A17]" office:value-type="float" office:value="216">
            <text:p>216</text:p>
          </table:table-cell>
          <table:table-cell table:formula="oooc:=[.C$1]*100+[.$A17]" office:value-type="float" office:value="316">
            <text:p>316</text:p>
          </table:table-cell>
          <table:table-cell table:formula="oooc:=[.D$1]*100+[.$A17]" office:value-type="float" office:value="416">
            <text:p>416</text:p>
          </table:table-cell>
          <table:table-cell table:formula="oooc:=[.E$1]*100+[.$A17]" office:value-type="float" office:value="516">
            <text:p>516</text:p>
          </table:table-cell>
          <table:table-cell table:formula="oooc:=[.F$1]*100+[.$A17]" office:value-type="float" office:value="616">
            <text:p>616</text:p>
          </table:table-cell>
          <table:table-cell table:formula="oooc:=[.G$1]*100+[.$A17]" office:value-type="float" office:value="716">
            <text:p>716</text:p>
          </table:table-cell>
          <table:table-cell table:formula="oooc:=[.H$1]*100+[.$A17]" office:value-type="float" office:value="816">
            <text:p>816</text:p>
          </table:table-cell>
          <table:table-cell table:formula="oooc:=[.I$1]*100+[.$A17]" office:value-type="float" office:value="916">
            <text:p>916</text:p>
          </table:table-cell>
          <table:table-cell table:formula="oooc:=[.J$1]*100+[.$A17]" office:value-type="float" office:value="1016">
            <text:p>1016</text:p>
          </table:table-cell>
          <table:table-cell table:formula="oooc:=[.K$1]*100+[.$A17]" office:value-type="float" office:value="1116">
            <text:p>1116</text:p>
          </table:table-cell>
          <table:table-cell table:formula="oooc:=[.L$1]*100+[.$A17]" office:value-type="float" office:value="1216">
            <text:p>1216</text:p>
          </table:table-cell>
          <table:table-cell table:formula="oooc:=[.$A17]+[.$A17]/[.M$1]" office:value-type="float" office:value="232">
            <text:p>232</text:p>
          </table:table-cell>
          <table:table-cell table:formula="oooc:=[.$A17]+[.$A17]/[.N$1]" office:value-type="float" office:value="174">
            <text:p>174</text:p>
          </table:table-cell>
          <table:table-cell table:formula="oooc:=[.$A17]+[.$A17]/[.O$1]" office:value-type="float" office:value="154.666666666667">
            <text:p>154.67</text:p>
          </table:table-cell>
          <table:table-cell table:formula="oooc:=[.$A17]+[.$A17]/[.P$1]" office:value-type="float" office:value="145">
            <text:p>145</text:p>
          </table:table-cell>
          <table:table-cell table:formula="oooc:=[.$A17]+[.$A17]/[.Q$1]" office:value-type="float" office:value="139.2">
            <text:p>139.2</text:p>
          </table:table-cell>
          <table:table-cell table:formula="oooc:=[.$A17]+[.$A17]/[.R$1]" office:value-type="float" office:value="135.333333333333">
            <text:p>135.33</text:p>
          </table:table-cell>
          <table:table-cell table:formula="oooc:=[.$A17]+[.$A17]/[.S$1]" office:value-type="float" office:value="132.571428571429">
            <text:p>132.57</text:p>
          </table:table-cell>
          <table:table-cell table:formula="oooc:=[.$A17]+[.$A17]/[.T$1]" office:value-type="float" office:value="130.5">
            <text:p>130.5</text:p>
          </table:table-cell>
          <table:table-cell table:formula="oooc:=[.$A17]+[.$A17]/[.U$1]" office:value-type="float" office:value="128.888888888889">
            <text:p>128.89</text:p>
          </table:table-cell>
          <table:table-cell table:formula="oooc:=[.$A17]+[.$A17]/[.V$1]" office:value-type="float" office:value="127.6">
            <text:p>127.6</text:p>
          </table:table-cell>
          <table:table-cell table:formula="oooc:=[.$A17]+[.$A17]/[.W$1]" office:value-type="float" office:value="126.545454545455">
            <text:p>126.5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ooc:=[.B$1]*100+[.$A18]" office:value-type="float" office:value="217">
            <text:p>217</text:p>
          </table:table-cell>
          <table:table-cell table:formula="oooc:=[.C$1]*100+[.$A18]" office:value-type="float" office:value="317">
            <text:p>317</text:p>
          </table:table-cell>
          <table:table-cell table:formula="oooc:=[.D$1]*100+[.$A18]" office:value-type="float" office:value="417">
            <text:p>417</text:p>
          </table:table-cell>
          <table:table-cell table:formula="oooc:=[.E$1]*100+[.$A18]" office:value-type="float" office:value="517">
            <text:p>517</text:p>
          </table:table-cell>
          <table:table-cell table:formula="oooc:=[.F$1]*100+[.$A18]" office:value-type="float" office:value="617">
            <text:p>617</text:p>
          </table:table-cell>
          <table:table-cell table:formula="oooc:=[.G$1]*100+[.$A18]" office:value-type="float" office:value="717">
            <text:p>717</text:p>
          </table:table-cell>
          <table:table-cell table:formula="oooc:=[.H$1]*100+[.$A18]" office:value-type="float" office:value="817">
            <text:p>817</text:p>
          </table:table-cell>
          <table:table-cell table:formula="oooc:=[.I$1]*100+[.$A18]" office:value-type="float" office:value="917">
            <text:p>917</text:p>
          </table:table-cell>
          <table:table-cell table:formula="oooc:=[.J$1]*100+[.$A18]" office:value-type="float" office:value="1017">
            <text:p>1017</text:p>
          </table:table-cell>
          <table:table-cell table:formula="oooc:=[.K$1]*100+[.$A18]" office:value-type="float" office:value="1117">
            <text:p>1117</text:p>
          </table:table-cell>
          <table:table-cell table:formula="oooc:=[.L$1]*100+[.$A18]" office:value-type="float" office:value="1217">
            <text:p>1217</text:p>
          </table:table-cell>
          <table:table-cell table:formula="oooc:=[.$A18]+[.$A18]/[.M$1]" office:value-type="float" office:value="234">
            <text:p>234</text:p>
          </table:table-cell>
          <table:table-cell table:formula="oooc:=[.$A18]+[.$A18]/[.N$1]" office:value-type="float" office:value="175.5">
            <text:p>175.5</text:p>
          </table:table-cell>
          <table:table-cell table:formula="oooc:=[.$A18]+[.$A18]/[.O$1]" office:value-type="float" office:value="156">
            <text:p>156</text:p>
          </table:table-cell>
          <table:table-cell table:formula="oooc:=[.$A18]+[.$A18]/[.P$1]" office:value-type="float" office:value="146.25">
            <text:p>146.25</text:p>
          </table:table-cell>
          <table:table-cell table:formula="oooc:=[.$A18]+[.$A18]/[.Q$1]" office:value-type="float" office:value="140.4">
            <text:p>140.4</text:p>
          </table:table-cell>
          <table:table-cell table:formula="oooc:=[.$A18]+[.$A18]/[.R$1]" office:value-type="float" office:value="136.5">
            <text:p>136.5</text:p>
          </table:table-cell>
          <table:table-cell table:formula="oooc:=[.$A18]+[.$A18]/[.S$1]" office:value-type="float" office:value="133.714285714286">
            <text:p>133.71</text:p>
          </table:table-cell>
          <table:table-cell table:formula="oooc:=[.$A18]+[.$A18]/[.T$1]" office:value-type="float" office:value="131.625">
            <text:p>131.63</text:p>
          </table:table-cell>
          <table:table-cell table:formula="oooc:=[.$A18]+[.$A18]/[.U$1]" office:value-type="float" office:value="130">
            <text:p>130</text:p>
          </table:table-cell>
          <table:table-cell table:formula="oooc:=[.$A18]+[.$A18]/[.V$1]" office:value-type="float" office:value="128.7">
            <text:p>128.7</text:p>
          </table:table-cell>
          <table:table-cell table:formula="oooc:=[.$A18]+[.$A18]/[.W$1]" office:value-type="float" office:value="127.636363636364">
            <text:p>127.6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ooc:=[.B$1]*100+[.$A19]" office:value-type="float" office:value="218">
            <text:p>218</text:p>
          </table:table-cell>
          <table:table-cell table:formula="oooc:=[.C$1]*100+[.$A19]" office:value-type="float" office:value="318">
            <text:p>318</text:p>
          </table:table-cell>
          <table:table-cell table:formula="oooc:=[.D$1]*100+[.$A19]" office:value-type="float" office:value="418">
            <text:p>418</text:p>
          </table:table-cell>
          <table:table-cell table:formula="oooc:=[.E$1]*100+[.$A19]" office:value-type="float" office:value="518">
            <text:p>518</text:p>
          </table:table-cell>
          <table:table-cell table:formula="oooc:=[.F$1]*100+[.$A19]" office:value-type="float" office:value="618">
            <text:p>618</text:p>
          </table:table-cell>
          <table:table-cell table:formula="oooc:=[.G$1]*100+[.$A19]" office:value-type="float" office:value="718">
            <text:p>718</text:p>
          </table:table-cell>
          <table:table-cell table:formula="oooc:=[.H$1]*100+[.$A19]" office:value-type="float" office:value="818">
            <text:p>818</text:p>
          </table:table-cell>
          <table:table-cell table:formula="oooc:=[.I$1]*100+[.$A19]" office:value-type="float" office:value="918">
            <text:p>918</text:p>
          </table:table-cell>
          <table:table-cell table:formula="oooc:=[.J$1]*100+[.$A19]" office:value-type="float" office:value="1018">
            <text:p>1018</text:p>
          </table:table-cell>
          <table:table-cell table:formula="oooc:=[.K$1]*100+[.$A19]" office:value-type="float" office:value="1118">
            <text:p>1118</text:p>
          </table:table-cell>
          <table:table-cell table:formula="oooc:=[.L$1]*100+[.$A19]" office:value-type="float" office:value="1218">
            <text:p>1218</text:p>
          </table:table-cell>
          <table:table-cell table:formula="oooc:=[.$A19]+[.$A19]/[.M$1]" office:value-type="float" office:value="236">
            <text:p>236</text:p>
          </table:table-cell>
          <table:table-cell table:formula="oooc:=[.$A19]+[.$A19]/[.N$1]" office:value-type="float" office:value="177">
            <text:p>177</text:p>
          </table:table-cell>
          <table:table-cell table:formula="oooc:=[.$A19]+[.$A19]/[.O$1]" office:value-type="float" office:value="157.333333333333">
            <text:p>157.33</text:p>
          </table:table-cell>
          <table:table-cell table:formula="oooc:=[.$A19]+[.$A19]/[.P$1]" office:value-type="float" office:value="147.5">
            <text:p>147.5</text:p>
          </table:table-cell>
          <table:table-cell table:formula="oooc:=[.$A19]+[.$A19]/[.Q$1]" office:value-type="float" office:value="141.6">
            <text:p>141.6</text:p>
          </table:table-cell>
          <table:table-cell table:formula="oooc:=[.$A19]+[.$A19]/[.R$1]" office:value-type="float" office:value="137.666666666667">
            <text:p>137.67</text:p>
          </table:table-cell>
          <table:table-cell table:formula="oooc:=[.$A19]+[.$A19]/[.S$1]" office:value-type="float" office:value="134.857142857143">
            <text:p>134.86</text:p>
          </table:table-cell>
          <table:table-cell table:formula="oooc:=[.$A19]+[.$A19]/[.T$1]" office:value-type="float" office:value="132.75">
            <text:p>132.75</text:p>
          </table:table-cell>
          <table:table-cell table:formula="oooc:=[.$A19]+[.$A19]/[.U$1]" office:value-type="float" office:value="131.111111111111">
            <text:p>131.11</text:p>
          </table:table-cell>
          <table:table-cell table:formula="oooc:=[.$A19]+[.$A19]/[.V$1]" office:value-type="float" office:value="129.8">
            <text:p>129.8</text:p>
          </table:table-cell>
          <table:table-cell table:formula="oooc:=[.$A19]+[.$A19]/[.W$1]" office:value-type="float" office:value="128.727272727273">
            <text:p>128.7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ooc:=[.B$1]*100+[.$A20]" office:value-type="float" office:value="219">
            <text:p>219</text:p>
          </table:table-cell>
          <table:table-cell table:formula="oooc:=[.C$1]*100+[.$A20]" office:value-type="float" office:value="319">
            <text:p>319</text:p>
          </table:table-cell>
          <table:table-cell table:formula="oooc:=[.D$1]*100+[.$A20]" office:value-type="float" office:value="419">
            <text:p>419</text:p>
          </table:table-cell>
          <table:table-cell table:formula="oooc:=[.E$1]*100+[.$A20]" office:value-type="float" office:value="519">
            <text:p>519</text:p>
          </table:table-cell>
          <table:table-cell table:formula="oooc:=[.F$1]*100+[.$A20]" office:value-type="float" office:value="619">
            <text:p>619</text:p>
          </table:table-cell>
          <table:table-cell table:formula="oooc:=[.G$1]*100+[.$A20]" office:value-type="float" office:value="719">
            <text:p>719</text:p>
          </table:table-cell>
          <table:table-cell table:formula="oooc:=[.H$1]*100+[.$A20]" office:value-type="float" office:value="819">
            <text:p>819</text:p>
          </table:table-cell>
          <table:table-cell table:formula="oooc:=[.I$1]*100+[.$A20]" office:value-type="float" office:value="919">
            <text:p>919</text:p>
          </table:table-cell>
          <table:table-cell table:formula="oooc:=[.J$1]*100+[.$A20]" office:value-type="float" office:value="1019">
            <text:p>1019</text:p>
          </table:table-cell>
          <table:table-cell table:formula="oooc:=[.K$1]*100+[.$A20]" office:value-type="float" office:value="1119">
            <text:p>1119</text:p>
          </table:table-cell>
          <table:table-cell table:formula="oooc:=[.L$1]*100+[.$A20]" office:value-type="float" office:value="1219">
            <text:p>1219</text:p>
          </table:table-cell>
          <table:table-cell table:formula="oooc:=[.$A20]+[.$A20]/[.M$1]" office:value-type="float" office:value="238">
            <text:p>238</text:p>
          </table:table-cell>
          <table:table-cell table:formula="oooc:=[.$A20]+[.$A20]/[.N$1]" office:value-type="float" office:value="178.5">
            <text:p>178.5</text:p>
          </table:table-cell>
          <table:table-cell table:formula="oooc:=[.$A20]+[.$A20]/[.O$1]" office:value-type="float" office:value="158.666666666667">
            <text:p>158.67</text:p>
          </table:table-cell>
          <table:table-cell table:formula="oooc:=[.$A20]+[.$A20]/[.P$1]" office:value-type="float" office:value="148.75">
            <text:p>148.75</text:p>
          </table:table-cell>
          <table:table-cell table:formula="oooc:=[.$A20]+[.$A20]/[.Q$1]" office:value-type="float" office:value="142.8">
            <text:p>142.8</text:p>
          </table:table-cell>
          <table:table-cell table:formula="oooc:=[.$A20]+[.$A20]/[.R$1]" office:value-type="float" office:value="138.833333333333">
            <text:p>138.83</text:p>
          </table:table-cell>
          <table:table-cell table:formula="oooc:=[.$A20]+[.$A20]/[.S$1]" office:value-type="float" office:value="136">
            <text:p>136</text:p>
          </table:table-cell>
          <table:table-cell table:formula="oooc:=[.$A20]+[.$A20]/[.T$1]" office:value-type="float" office:value="133.875">
            <text:p>133.88</text:p>
          </table:table-cell>
          <table:table-cell table:formula="oooc:=[.$A20]+[.$A20]/[.U$1]" office:value-type="float" office:value="132.222222222222">
            <text:p>132.22</text:p>
          </table:table-cell>
          <table:table-cell table:formula="oooc:=[.$A20]+[.$A20]/[.V$1]" office:value-type="float" office:value="130.9">
            <text:p>130.9</text:p>
          </table:table-cell>
          <table:table-cell table:formula="oooc:=[.$A20]+[.$A20]/[.W$1]" office:value-type="float" office:value="129.818181818182">
            <text:p>129.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ooc:=[.B$1]*100+[.$A21]" office:value-type="float" office:value="220">
            <text:p>220</text:p>
          </table:table-cell>
          <table:table-cell table:formula="oooc:=[.C$1]*100+[.$A21]" office:value-type="float" office:value="320">
            <text:p>320</text:p>
          </table:table-cell>
          <table:table-cell table:formula="oooc:=[.D$1]*100+[.$A21]" office:value-type="float" office:value="420">
            <text:p>420</text:p>
          </table:table-cell>
          <table:table-cell table:formula="oooc:=[.E$1]*100+[.$A21]" office:value-type="float" office:value="520">
            <text:p>520</text:p>
          </table:table-cell>
          <table:table-cell table:formula="oooc:=[.F$1]*100+[.$A21]" office:value-type="float" office:value="620">
            <text:p>620</text:p>
          </table:table-cell>
          <table:table-cell table:formula="oooc:=[.G$1]*100+[.$A21]" office:value-type="float" office:value="720">
            <text:p>720</text:p>
          </table:table-cell>
          <table:table-cell table:formula="oooc:=[.H$1]*100+[.$A21]" office:value-type="float" office:value="820">
            <text:p>820</text:p>
          </table:table-cell>
          <table:table-cell table:formula="oooc:=[.I$1]*100+[.$A21]" office:value-type="float" office:value="920">
            <text:p>920</text:p>
          </table:table-cell>
          <table:table-cell table:formula="oooc:=[.J$1]*100+[.$A21]" office:value-type="float" office:value="1020">
            <text:p>1020</text:p>
          </table:table-cell>
          <table:table-cell table:formula="oooc:=[.K$1]*100+[.$A21]" office:value-type="float" office:value="1120">
            <text:p>1120</text:p>
          </table:table-cell>
          <table:table-cell table:formula="oooc:=[.L$1]*100+[.$A21]" office:value-type="float" office:value="1220">
            <text:p>1220</text:p>
          </table:table-cell>
          <table:table-cell table:formula="oooc:=[.$A21]+[.$A21]/[.M$1]" office:value-type="float" office:value="240">
            <text:p>240</text:p>
          </table:table-cell>
          <table:table-cell table:formula="oooc:=[.$A21]+[.$A21]/[.N$1]" office:value-type="float" office:value="180">
            <text:p>180</text:p>
          </table:table-cell>
          <table:table-cell table:formula="oooc:=[.$A21]+[.$A21]/[.O$1]" office:value-type="float" office:value="160">
            <text:p>160</text:p>
          </table:table-cell>
          <table:table-cell table:formula="oooc:=[.$A21]+[.$A21]/[.P$1]" office:value-type="float" office:value="150">
            <text:p>150</text:p>
          </table:table-cell>
          <table:table-cell table:formula="oooc:=[.$A21]+[.$A21]/[.Q$1]" office:value-type="float" office:value="144">
            <text:p>144</text:p>
          </table:table-cell>
          <table:table-cell table:formula="oooc:=[.$A21]+[.$A21]/[.R$1]" office:value-type="float" office:value="140">
            <text:p>140</text:p>
          </table:table-cell>
          <table:table-cell table:formula="oooc:=[.$A21]+[.$A21]/[.S$1]" office:value-type="float" office:value="137.142857142857">
            <text:p>137.14</text:p>
          </table:table-cell>
          <table:table-cell table:formula="oooc:=[.$A21]+[.$A21]/[.T$1]" office:value-type="float" office:value="135">
            <text:p>135</text:p>
          </table:table-cell>
          <table:table-cell table:formula="oooc:=[.$A21]+[.$A21]/[.U$1]" office:value-type="float" office:value="133.333333333333">
            <text:p>133.33</text:p>
          </table:table-cell>
          <table:table-cell table:formula="oooc:=[.$A21]+[.$A21]/[.V$1]" office:value-type="float" office:value="132">
            <text:p>132</text:p>
          </table:table-cell>
          <table:table-cell table:formula="oooc:=[.$A21]+[.$A21]/[.W$1]" office:value-type="float" office:value="130.909090909091">
            <text:p>130.9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ooc:=[.B$1]*100+[.$A22]" office:value-type="float" office:value="221">
            <text:p>221</text:p>
          </table:table-cell>
          <table:table-cell table:formula="oooc:=[.C$1]*100+[.$A22]" office:value-type="float" office:value="321">
            <text:p>321</text:p>
          </table:table-cell>
          <table:table-cell table:formula="oooc:=[.D$1]*100+[.$A22]" office:value-type="float" office:value="421">
            <text:p>421</text:p>
          </table:table-cell>
          <table:table-cell table:formula="oooc:=[.E$1]*100+[.$A22]" office:value-type="float" office:value="521">
            <text:p>521</text:p>
          </table:table-cell>
          <table:table-cell table:formula="oooc:=[.F$1]*100+[.$A22]" office:value-type="float" office:value="621">
            <text:p>621</text:p>
          </table:table-cell>
          <table:table-cell table:formula="oooc:=[.G$1]*100+[.$A22]" office:value-type="float" office:value="721">
            <text:p>721</text:p>
          </table:table-cell>
          <table:table-cell table:formula="oooc:=[.H$1]*100+[.$A22]" office:value-type="float" office:value="821">
            <text:p>821</text:p>
          </table:table-cell>
          <table:table-cell table:formula="oooc:=[.I$1]*100+[.$A22]" office:value-type="float" office:value="921">
            <text:p>921</text:p>
          </table:table-cell>
          <table:table-cell table:formula="oooc:=[.J$1]*100+[.$A22]" office:value-type="float" office:value="1021">
            <text:p>1021</text:p>
          </table:table-cell>
          <table:table-cell table:formula="oooc:=[.K$1]*100+[.$A22]" office:value-type="float" office:value="1121">
            <text:p>1121</text:p>
          </table:table-cell>
          <table:table-cell table:formula="oooc:=[.L$1]*100+[.$A22]" office:value-type="float" office:value="1221">
            <text:p>1221</text:p>
          </table:table-cell>
          <table:table-cell table:formula="oooc:=[.$A22]+[.$A22]/[.M$1]" office:value-type="float" office:value="242">
            <text:p>242</text:p>
          </table:table-cell>
          <table:table-cell table:formula="oooc:=[.$A22]+[.$A22]/[.N$1]" office:value-type="float" office:value="181.5">
            <text:p>181.5</text:p>
          </table:table-cell>
          <table:table-cell table:formula="oooc:=[.$A22]+[.$A22]/[.O$1]" office:value-type="float" office:value="161.333333333333">
            <text:p>161.33</text:p>
          </table:table-cell>
          <table:table-cell table:formula="oooc:=[.$A22]+[.$A22]/[.P$1]" office:value-type="float" office:value="151.25">
            <text:p>151.25</text:p>
          </table:table-cell>
          <table:table-cell table:formula="oooc:=[.$A22]+[.$A22]/[.Q$1]" office:value-type="float" office:value="145.2">
            <text:p>145.2</text:p>
          </table:table-cell>
          <table:table-cell table:formula="oooc:=[.$A22]+[.$A22]/[.R$1]" office:value-type="float" office:value="141.166666666667">
            <text:p>141.17</text:p>
          </table:table-cell>
          <table:table-cell table:formula="oooc:=[.$A22]+[.$A22]/[.S$1]" office:value-type="float" office:value="138.285714285714">
            <text:p>138.29</text:p>
          </table:table-cell>
          <table:table-cell table:formula="oooc:=[.$A22]+[.$A22]/[.T$1]" office:value-type="float" office:value="136.125">
            <text:p>136.13</text:p>
          </table:table-cell>
          <table:table-cell table:formula="oooc:=[.$A22]+[.$A22]/[.U$1]" office:value-type="float" office:value="134.444444444444">
            <text:p>134.44</text:p>
          </table:table-cell>
          <table:table-cell table:formula="oooc:=[.$A22]+[.$A22]/[.V$1]" office:value-type="float" office:value="133.1">
            <text:p>133.1</text:p>
          </table:table-cell>
          <table:table-cell table:formula="oooc:=[.$A22]+[.$A22]/[.W$1]" office:value-type="float" office:value="132">
            <text:p>13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ooc:=[.B$1]*100+[.$A23]" office:value-type="float" office:value="222">
            <text:p>222</text:p>
          </table:table-cell>
          <table:table-cell table:formula="oooc:=[.C$1]*100+[.$A23]" office:value-type="float" office:value="322">
            <text:p>322</text:p>
          </table:table-cell>
          <table:table-cell table:formula="oooc:=[.D$1]*100+[.$A23]" office:value-type="float" office:value="422">
            <text:p>422</text:p>
          </table:table-cell>
          <table:table-cell table:formula="oooc:=[.E$1]*100+[.$A23]" office:value-type="float" office:value="522">
            <text:p>522</text:p>
          </table:table-cell>
          <table:table-cell table:formula="oooc:=[.F$1]*100+[.$A23]" office:value-type="float" office:value="622">
            <text:p>622</text:p>
          </table:table-cell>
          <table:table-cell table:formula="oooc:=[.G$1]*100+[.$A23]" office:value-type="float" office:value="722">
            <text:p>722</text:p>
          </table:table-cell>
          <table:table-cell table:formula="oooc:=[.H$1]*100+[.$A23]" office:value-type="float" office:value="822">
            <text:p>822</text:p>
          </table:table-cell>
          <table:table-cell table:formula="oooc:=[.I$1]*100+[.$A23]" office:value-type="float" office:value="922">
            <text:p>922</text:p>
          </table:table-cell>
          <table:table-cell table:formula="oooc:=[.J$1]*100+[.$A23]" office:value-type="float" office:value="1022">
            <text:p>1022</text:p>
          </table:table-cell>
          <table:table-cell table:formula="oooc:=[.K$1]*100+[.$A23]" office:value-type="float" office:value="1122">
            <text:p>1122</text:p>
          </table:table-cell>
          <table:table-cell table:formula="oooc:=[.L$1]*100+[.$A23]" office:value-type="float" office:value="1222">
            <text:p>1222</text:p>
          </table:table-cell>
          <table:table-cell table:formula="oooc:=[.$A23]+[.$A23]/[.M$1]" office:value-type="float" office:value="244">
            <text:p>244</text:p>
          </table:table-cell>
          <table:table-cell table:formula="oooc:=[.$A23]+[.$A23]/[.N$1]" office:value-type="float" office:value="183">
            <text:p>183</text:p>
          </table:table-cell>
          <table:table-cell table:formula="oooc:=[.$A23]+[.$A23]/[.O$1]" office:value-type="float" office:value="162.666666666667">
            <text:p>162.67</text:p>
          </table:table-cell>
          <table:table-cell table:formula="oooc:=[.$A23]+[.$A23]/[.P$1]" office:value-type="float" office:value="152.5">
            <text:p>152.5</text:p>
          </table:table-cell>
          <table:table-cell table:formula="oooc:=[.$A23]+[.$A23]/[.Q$1]" office:value-type="float" office:value="146.4">
            <text:p>146.4</text:p>
          </table:table-cell>
          <table:table-cell table:formula="oooc:=[.$A23]+[.$A23]/[.R$1]" office:value-type="float" office:value="142.333333333333">
            <text:p>142.33</text:p>
          </table:table-cell>
          <table:table-cell table:formula="oooc:=[.$A23]+[.$A23]/[.S$1]" office:value-type="float" office:value="139.428571428571">
            <text:p>139.43</text:p>
          </table:table-cell>
          <table:table-cell table:formula="oooc:=[.$A23]+[.$A23]/[.T$1]" office:value-type="float" office:value="137.25">
            <text:p>137.25</text:p>
          </table:table-cell>
          <table:table-cell table:formula="oooc:=[.$A23]+[.$A23]/[.U$1]" office:value-type="float" office:value="135.555555555556">
            <text:p>135.56</text:p>
          </table:table-cell>
          <table:table-cell table:formula="oooc:=[.$A23]+[.$A23]/[.V$1]" office:value-type="float" office:value="134.2">
            <text:p>134.2</text:p>
          </table:table-cell>
          <table:table-cell table:formula="oooc:=[.$A23]+[.$A23]/[.W$1]" office:value-type="float" office:value="133.090909090909">
            <text:p>133.0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ooc:=[.B$1]*100+[.$A24]" office:value-type="float" office:value="223">
            <text:p>223</text:p>
          </table:table-cell>
          <table:table-cell table:formula="oooc:=[.C$1]*100+[.$A24]" office:value-type="float" office:value="323">
            <text:p>323</text:p>
          </table:table-cell>
          <table:table-cell table:formula="oooc:=[.D$1]*100+[.$A24]" office:value-type="float" office:value="423">
            <text:p>423</text:p>
          </table:table-cell>
          <table:table-cell table:formula="oooc:=[.E$1]*100+[.$A24]" office:value-type="float" office:value="523">
            <text:p>523</text:p>
          </table:table-cell>
          <table:table-cell table:formula="oooc:=[.F$1]*100+[.$A24]" office:value-type="float" office:value="623">
            <text:p>623</text:p>
          </table:table-cell>
          <table:table-cell table:formula="oooc:=[.G$1]*100+[.$A24]" office:value-type="float" office:value="723">
            <text:p>723</text:p>
          </table:table-cell>
          <table:table-cell table:formula="oooc:=[.H$1]*100+[.$A24]" office:value-type="float" office:value="823">
            <text:p>823</text:p>
          </table:table-cell>
          <table:table-cell table:formula="oooc:=[.I$1]*100+[.$A24]" office:value-type="float" office:value="923">
            <text:p>923</text:p>
          </table:table-cell>
          <table:table-cell table:formula="oooc:=[.J$1]*100+[.$A24]" office:value-type="float" office:value="1023">
            <text:p>1023</text:p>
          </table:table-cell>
          <table:table-cell table:formula="oooc:=[.K$1]*100+[.$A24]" office:value-type="float" office:value="1123">
            <text:p>1123</text:p>
          </table:table-cell>
          <table:table-cell table:formula="oooc:=[.L$1]*100+[.$A24]" office:value-type="float" office:value="1223">
            <text:p>1223</text:p>
          </table:table-cell>
          <table:table-cell table:formula="oooc:=[.$A24]+[.$A24]/[.M$1]" office:value-type="float" office:value="246">
            <text:p>246</text:p>
          </table:table-cell>
          <table:table-cell table:formula="oooc:=[.$A24]+[.$A24]/[.N$1]" office:value-type="float" office:value="184.5">
            <text:p>184.5</text:p>
          </table:table-cell>
          <table:table-cell table:formula="oooc:=[.$A24]+[.$A24]/[.O$1]" office:value-type="float" office:value="164">
            <text:p>164</text:p>
          </table:table-cell>
          <table:table-cell table:formula="oooc:=[.$A24]+[.$A24]/[.P$1]" office:value-type="float" office:value="153.75">
            <text:p>153.75</text:p>
          </table:table-cell>
          <table:table-cell table:formula="oooc:=[.$A24]+[.$A24]/[.Q$1]" office:value-type="float" office:value="147.6">
            <text:p>147.6</text:p>
          </table:table-cell>
          <table:table-cell table:formula="oooc:=[.$A24]+[.$A24]/[.R$1]" office:value-type="float" office:value="143.5">
            <text:p>143.5</text:p>
          </table:table-cell>
          <table:table-cell table:formula="oooc:=[.$A24]+[.$A24]/[.S$1]" office:value-type="float" office:value="140.571428571429">
            <text:p>140.57</text:p>
          </table:table-cell>
          <table:table-cell table:formula="oooc:=[.$A24]+[.$A24]/[.T$1]" office:value-type="float" office:value="138.375">
            <text:p>138.38</text:p>
          </table:table-cell>
          <table:table-cell table:formula="oooc:=[.$A24]+[.$A24]/[.U$1]" office:value-type="float" office:value="136.666666666667">
            <text:p>136.67</text:p>
          </table:table-cell>
          <table:table-cell table:formula="oooc:=[.$A24]+[.$A24]/[.V$1]" office:value-type="float" office:value="135.3">
            <text:p>135.3</text:p>
          </table:table-cell>
          <table:table-cell table:formula="oooc:=[.$A24]+[.$A24]/[.W$1]" office:value-type="float" office:value="134.181818181818">
            <text:p>134.1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ooc:=[.B$1]*100+[.$A25]" office:value-type="float" office:value="224">
            <text:p>224</text:p>
          </table:table-cell>
          <table:table-cell table:formula="oooc:=[.C$1]*100+[.$A25]" office:value-type="float" office:value="324">
            <text:p>324</text:p>
          </table:table-cell>
          <table:table-cell table:formula="oooc:=[.D$1]*100+[.$A25]" office:value-type="float" office:value="424">
            <text:p>424</text:p>
          </table:table-cell>
          <table:table-cell table:formula="oooc:=[.E$1]*100+[.$A25]" office:value-type="float" office:value="524">
            <text:p>524</text:p>
          </table:table-cell>
          <table:table-cell table:formula="oooc:=[.F$1]*100+[.$A25]" office:value-type="float" office:value="624">
            <text:p>624</text:p>
          </table:table-cell>
          <table:table-cell table:formula="oooc:=[.G$1]*100+[.$A25]" office:value-type="float" office:value="724">
            <text:p>724</text:p>
          </table:table-cell>
          <table:table-cell table:formula="oooc:=[.H$1]*100+[.$A25]" office:value-type="float" office:value="824">
            <text:p>824</text:p>
          </table:table-cell>
          <table:table-cell table:formula="oooc:=[.I$1]*100+[.$A25]" office:value-type="float" office:value="924">
            <text:p>924</text:p>
          </table:table-cell>
          <table:table-cell table:formula="oooc:=[.J$1]*100+[.$A25]" office:value-type="float" office:value="1024">
            <text:p>1024</text:p>
          </table:table-cell>
          <table:table-cell table:formula="oooc:=[.K$1]*100+[.$A25]" office:value-type="float" office:value="1124">
            <text:p>1124</text:p>
          </table:table-cell>
          <table:table-cell table:formula="oooc:=[.L$1]*100+[.$A25]" office:value-type="float" office:value="1224">
            <text:p>1224</text:p>
          </table:table-cell>
          <table:table-cell table:formula="oooc:=[.$A25]+[.$A25]/[.M$1]" office:value-type="float" office:value="248">
            <text:p>248</text:p>
          </table:table-cell>
          <table:table-cell table:formula="oooc:=[.$A25]+[.$A25]/[.N$1]" office:value-type="float" office:value="186">
            <text:p>186</text:p>
          </table:table-cell>
          <table:table-cell table:formula="oooc:=[.$A25]+[.$A25]/[.O$1]" office:value-type="float" office:value="165.333333333333">
            <text:p>165.33</text:p>
          </table:table-cell>
          <table:table-cell table:formula="oooc:=[.$A25]+[.$A25]/[.P$1]" office:value-type="float" office:value="155">
            <text:p>155</text:p>
          </table:table-cell>
          <table:table-cell table:formula="oooc:=[.$A25]+[.$A25]/[.Q$1]" office:value-type="float" office:value="148.8">
            <text:p>148.8</text:p>
          </table:table-cell>
          <table:table-cell table:formula="oooc:=[.$A25]+[.$A25]/[.R$1]" office:value-type="float" office:value="144.666666666667">
            <text:p>144.67</text:p>
          </table:table-cell>
          <table:table-cell table:formula="oooc:=[.$A25]+[.$A25]/[.S$1]" office:value-type="float" office:value="141.714285714286">
            <text:p>141.71</text:p>
          </table:table-cell>
          <table:table-cell table:formula="oooc:=[.$A25]+[.$A25]/[.T$1]" office:value-type="float" office:value="139.5">
            <text:p>139.5</text:p>
          </table:table-cell>
          <table:table-cell table:formula="oooc:=[.$A25]+[.$A25]/[.U$1]" office:value-type="float" office:value="137.777777777778">
            <text:p>137.78</text:p>
          </table:table-cell>
          <table:table-cell table:formula="oooc:=[.$A25]+[.$A25]/[.V$1]" office:value-type="float" office:value="136.4">
            <text:p>136.4</text:p>
          </table:table-cell>
          <table:table-cell table:formula="oooc:=[.$A25]+[.$A25]/[.W$1]" office:value-type="float" office:value="135.272727272727">
            <text:p>135.2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ooc:=[.B$1]*100+[.$A26]" office:value-type="float" office:value="225">
            <text:p>225</text:p>
          </table:table-cell>
          <table:table-cell table:formula="oooc:=[.C$1]*100+[.$A26]" office:value-type="float" office:value="325">
            <text:p>325</text:p>
          </table:table-cell>
          <table:table-cell table:formula="oooc:=[.D$1]*100+[.$A26]" office:value-type="float" office:value="425">
            <text:p>425</text:p>
          </table:table-cell>
          <table:table-cell table:formula="oooc:=[.E$1]*100+[.$A26]" office:value-type="float" office:value="525">
            <text:p>525</text:p>
          </table:table-cell>
          <table:table-cell table:formula="oooc:=[.F$1]*100+[.$A26]" office:value-type="float" office:value="625">
            <text:p>625</text:p>
          </table:table-cell>
          <table:table-cell table:formula="oooc:=[.G$1]*100+[.$A26]" office:value-type="float" office:value="725">
            <text:p>725</text:p>
          </table:table-cell>
          <table:table-cell table:formula="oooc:=[.H$1]*100+[.$A26]" office:value-type="float" office:value="825">
            <text:p>825</text:p>
          </table:table-cell>
          <table:table-cell table:formula="oooc:=[.I$1]*100+[.$A26]" office:value-type="float" office:value="925">
            <text:p>925</text:p>
          </table:table-cell>
          <table:table-cell table:formula="oooc:=[.J$1]*100+[.$A26]" office:value-type="float" office:value="1025">
            <text:p>1025</text:p>
          </table:table-cell>
          <table:table-cell table:formula="oooc:=[.K$1]*100+[.$A26]" office:value-type="float" office:value="1125">
            <text:p>1125</text:p>
          </table:table-cell>
          <table:table-cell table:formula="oooc:=[.L$1]*100+[.$A26]" office:value-type="float" office:value="1225">
            <text:p>1225</text:p>
          </table:table-cell>
          <table:table-cell table:formula="oooc:=[.$A26]+[.$A26]/[.M$1]" office:value-type="float" office:value="250">
            <text:p>250</text:p>
          </table:table-cell>
          <table:table-cell table:formula="oooc:=[.$A26]+[.$A26]/[.N$1]" office:value-type="float" office:value="187.5">
            <text:p>187.5</text:p>
          </table:table-cell>
          <table:table-cell table:formula="oooc:=[.$A26]+[.$A26]/[.O$1]" office:value-type="float" office:value="166.666666666667">
            <text:p>166.67</text:p>
          </table:table-cell>
          <table:table-cell table:formula="oooc:=[.$A26]+[.$A26]/[.P$1]" office:value-type="float" office:value="156.25">
            <text:p>156.25</text:p>
          </table:table-cell>
          <table:table-cell table:formula="oooc:=[.$A26]+[.$A26]/[.Q$1]" office:value-type="float" office:value="150">
            <text:p>150</text:p>
          </table:table-cell>
          <table:table-cell table:formula="oooc:=[.$A26]+[.$A26]/[.R$1]" office:value-type="float" office:value="145.833333333333">
            <text:p>145.83</text:p>
          </table:table-cell>
          <table:table-cell table:formula="oooc:=[.$A26]+[.$A26]/[.S$1]" office:value-type="float" office:value="142.857142857143">
            <text:p>142.86</text:p>
          </table:table-cell>
          <table:table-cell table:formula="oooc:=[.$A26]+[.$A26]/[.T$1]" office:value-type="float" office:value="140.625">
            <text:p>140.63</text:p>
          </table:table-cell>
          <table:table-cell table:formula="oooc:=[.$A26]+[.$A26]/[.U$1]" office:value-type="float" office:value="138.888888888889">
            <text:p>138.89</text:p>
          </table:table-cell>
          <table:table-cell table:formula="oooc:=[.$A26]+[.$A26]/[.V$1]" office:value-type="float" office:value="137.5">
            <text:p>137.5</text:p>
          </table:table-cell>
          <table:table-cell table:formula="oooc:=[.$A26]+[.$A26]/[.W$1]" office:value-type="float" office:value="136.363636363636">
            <text:p>136.3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ooc:=[.B$1]*100+[.$A27]" office:value-type="float" office:value="226">
            <text:p>226</text:p>
          </table:table-cell>
          <table:table-cell table:formula="oooc:=[.C$1]*100+[.$A27]" office:value-type="float" office:value="326">
            <text:p>326</text:p>
          </table:table-cell>
          <table:table-cell table:formula="oooc:=[.D$1]*100+[.$A27]" office:value-type="float" office:value="426">
            <text:p>426</text:p>
          </table:table-cell>
          <table:table-cell table:formula="oooc:=[.E$1]*100+[.$A27]" office:value-type="float" office:value="526">
            <text:p>526</text:p>
          </table:table-cell>
          <table:table-cell table:formula="oooc:=[.F$1]*100+[.$A27]" office:value-type="float" office:value="626">
            <text:p>626</text:p>
          </table:table-cell>
          <table:table-cell table:formula="oooc:=[.G$1]*100+[.$A27]" office:value-type="float" office:value="726">
            <text:p>726</text:p>
          </table:table-cell>
          <table:table-cell table:formula="oooc:=[.H$1]*100+[.$A27]" office:value-type="float" office:value="826">
            <text:p>826</text:p>
          </table:table-cell>
          <table:table-cell table:formula="oooc:=[.I$1]*100+[.$A27]" office:value-type="float" office:value="926">
            <text:p>926</text:p>
          </table:table-cell>
          <table:table-cell table:formula="oooc:=[.J$1]*100+[.$A27]" office:value-type="float" office:value="1026">
            <text:p>1026</text:p>
          </table:table-cell>
          <table:table-cell table:formula="oooc:=[.K$1]*100+[.$A27]" office:value-type="float" office:value="1126">
            <text:p>1126</text:p>
          </table:table-cell>
          <table:table-cell table:formula="oooc:=[.L$1]*100+[.$A27]" office:value-type="float" office:value="1226">
            <text:p>1226</text:p>
          </table:table-cell>
          <table:table-cell table:formula="oooc:=[.$A27]+[.$A27]/[.M$1]" office:value-type="float" office:value="252">
            <text:p>252</text:p>
          </table:table-cell>
          <table:table-cell table:formula="oooc:=[.$A27]+[.$A27]/[.N$1]" office:value-type="float" office:value="189">
            <text:p>189</text:p>
          </table:table-cell>
          <table:table-cell table:formula="oooc:=[.$A27]+[.$A27]/[.O$1]" office:value-type="float" office:value="168">
            <text:p>168</text:p>
          </table:table-cell>
          <table:table-cell table:formula="oooc:=[.$A27]+[.$A27]/[.P$1]" office:value-type="float" office:value="157.5">
            <text:p>157.5</text:p>
          </table:table-cell>
          <table:table-cell table:formula="oooc:=[.$A27]+[.$A27]/[.Q$1]" office:value-type="float" office:value="151.2">
            <text:p>151.2</text:p>
          </table:table-cell>
          <table:table-cell table:formula="oooc:=[.$A27]+[.$A27]/[.R$1]" office:value-type="float" office:value="147">
            <text:p>147</text:p>
          </table:table-cell>
          <table:table-cell table:formula="oooc:=[.$A27]+[.$A27]/[.S$1]" office:value-type="float" office:value="144">
            <text:p>144</text:p>
          </table:table-cell>
          <table:table-cell table:formula="oooc:=[.$A27]+[.$A27]/[.T$1]" office:value-type="float" office:value="141.75">
            <text:p>141.75</text:p>
          </table:table-cell>
          <table:table-cell table:formula="oooc:=[.$A27]+[.$A27]/[.U$1]" office:value-type="float" office:value="140">
            <text:p>140</text:p>
          </table:table-cell>
          <table:table-cell table:formula="oooc:=[.$A27]+[.$A27]/[.V$1]" office:value-type="float" office:value="138.6">
            <text:p>138.6</text:p>
          </table:table-cell>
          <table:table-cell table:formula="oooc:=[.$A27]+[.$A27]/[.W$1]" office:value-type="float" office:value="137.454545454545">
            <text:p>137.4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ooc:=[.B$1]*100+[.$A28]" office:value-type="float" office:value="227">
            <text:p>227</text:p>
          </table:table-cell>
          <table:table-cell table:formula="oooc:=[.C$1]*100+[.$A28]" office:value-type="float" office:value="327">
            <text:p>327</text:p>
          </table:table-cell>
          <table:table-cell table:formula="oooc:=[.D$1]*100+[.$A28]" office:value-type="float" office:value="427">
            <text:p>427</text:p>
          </table:table-cell>
          <table:table-cell table:formula="oooc:=[.E$1]*100+[.$A28]" office:value-type="float" office:value="527">
            <text:p>527</text:p>
          </table:table-cell>
          <table:table-cell table:formula="oooc:=[.F$1]*100+[.$A28]" office:value-type="float" office:value="627">
            <text:p>627</text:p>
          </table:table-cell>
          <table:table-cell table:formula="oooc:=[.G$1]*100+[.$A28]" office:value-type="float" office:value="727">
            <text:p>727</text:p>
          </table:table-cell>
          <table:table-cell table:formula="oooc:=[.H$1]*100+[.$A28]" office:value-type="float" office:value="827">
            <text:p>827</text:p>
          </table:table-cell>
          <table:table-cell table:formula="oooc:=[.I$1]*100+[.$A28]" office:value-type="float" office:value="927">
            <text:p>927</text:p>
          </table:table-cell>
          <table:table-cell table:formula="oooc:=[.J$1]*100+[.$A28]" office:value-type="float" office:value="1027">
            <text:p>1027</text:p>
          </table:table-cell>
          <table:table-cell table:formula="oooc:=[.K$1]*100+[.$A28]" office:value-type="float" office:value="1127">
            <text:p>1127</text:p>
          </table:table-cell>
          <table:table-cell table:formula="oooc:=[.L$1]*100+[.$A28]" office:value-type="float" office:value="1227">
            <text:p>1227</text:p>
          </table:table-cell>
          <table:table-cell table:formula="oooc:=[.$A28]+[.$A28]/[.M$1]" office:value-type="float" office:value="254">
            <text:p>254</text:p>
          </table:table-cell>
          <table:table-cell table:formula="oooc:=[.$A28]+[.$A28]/[.N$1]" office:value-type="float" office:value="190.5">
            <text:p>190.5</text:p>
          </table:table-cell>
          <table:table-cell table:formula="oooc:=[.$A28]+[.$A28]/[.O$1]" office:value-type="float" office:value="169.333333333333">
            <text:p>169.33</text:p>
          </table:table-cell>
          <table:table-cell table:formula="oooc:=[.$A28]+[.$A28]/[.P$1]" office:value-type="float" office:value="158.75">
            <text:p>158.75</text:p>
          </table:table-cell>
          <table:table-cell table:formula="oooc:=[.$A28]+[.$A28]/[.Q$1]" office:value-type="float" office:value="152.4">
            <text:p>152.4</text:p>
          </table:table-cell>
          <table:table-cell table:formula="oooc:=[.$A28]+[.$A28]/[.R$1]" office:value-type="float" office:value="148.166666666667">
            <text:p>148.17</text:p>
          </table:table-cell>
          <table:table-cell table:formula="oooc:=[.$A28]+[.$A28]/[.S$1]" office:value-type="float" office:value="145.142857142857">
            <text:p>145.14</text:p>
          </table:table-cell>
          <table:table-cell table:formula="oooc:=[.$A28]+[.$A28]/[.T$1]" office:value-type="float" office:value="142.875">
            <text:p>142.88</text:p>
          </table:table-cell>
          <table:table-cell table:formula="oooc:=[.$A28]+[.$A28]/[.U$1]" office:value-type="float" office:value="141.111111111111">
            <text:p>141.11</text:p>
          </table:table-cell>
          <table:table-cell table:formula="oooc:=[.$A28]+[.$A28]/[.V$1]" office:value-type="float" office:value="139.7">
            <text:p>139.7</text:p>
          </table:table-cell>
          <table:table-cell table:formula="oooc:=[.$A28]+[.$A28]/[.W$1]" office:value-type="float" office:value="138.545454545455">
            <text:p>138.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ooc:=[.B$1]*100+[.$A29]" office:value-type="float" office:value="228">
            <text:p>228</text:p>
          </table:table-cell>
          <table:table-cell table:formula="oooc:=[.C$1]*100+[.$A29]" office:value-type="float" office:value="328">
            <text:p>328</text:p>
          </table:table-cell>
          <table:table-cell table:formula="oooc:=[.D$1]*100+[.$A29]" office:value-type="float" office:value="428">
            <text:p>428</text:p>
          </table:table-cell>
          <table:table-cell table:formula="oooc:=[.E$1]*100+[.$A29]" office:value-type="float" office:value="528">
            <text:p>528</text:p>
          </table:table-cell>
          <table:table-cell table:formula="oooc:=[.F$1]*100+[.$A29]" office:value-type="float" office:value="628">
            <text:p>628</text:p>
          </table:table-cell>
          <table:table-cell table:formula="oooc:=[.G$1]*100+[.$A29]" office:value-type="float" office:value="728">
            <text:p>728</text:p>
          </table:table-cell>
          <table:table-cell table:formula="oooc:=[.H$1]*100+[.$A29]" office:value-type="float" office:value="828">
            <text:p>828</text:p>
          </table:table-cell>
          <table:table-cell table:formula="oooc:=[.I$1]*100+[.$A29]" office:value-type="float" office:value="928">
            <text:p>928</text:p>
          </table:table-cell>
          <table:table-cell table:formula="oooc:=[.J$1]*100+[.$A29]" office:value-type="float" office:value="1028">
            <text:p>1028</text:p>
          </table:table-cell>
          <table:table-cell table:formula="oooc:=[.K$1]*100+[.$A29]" office:value-type="float" office:value="1128">
            <text:p>1128</text:p>
          </table:table-cell>
          <table:table-cell table:formula="oooc:=[.L$1]*100+[.$A29]" office:value-type="float" office:value="1228">
            <text:p>1228</text:p>
          </table:table-cell>
          <table:table-cell table:formula="oooc:=[.$A29]+[.$A29]/[.M$1]" office:value-type="float" office:value="256">
            <text:p>256</text:p>
          </table:table-cell>
          <table:table-cell table:formula="oooc:=[.$A29]+[.$A29]/[.N$1]" office:value-type="float" office:value="192">
            <text:p>192</text:p>
          </table:table-cell>
          <table:table-cell table:formula="oooc:=[.$A29]+[.$A29]/[.O$1]" office:value-type="float" office:value="170.666666666667">
            <text:p>170.67</text:p>
          </table:table-cell>
          <table:table-cell table:formula="oooc:=[.$A29]+[.$A29]/[.P$1]" office:value-type="float" office:value="160">
            <text:p>160</text:p>
          </table:table-cell>
          <table:table-cell table:formula="oooc:=[.$A29]+[.$A29]/[.Q$1]" office:value-type="float" office:value="153.6">
            <text:p>153.6</text:p>
          </table:table-cell>
          <table:table-cell table:formula="oooc:=[.$A29]+[.$A29]/[.R$1]" office:value-type="float" office:value="149.333333333333">
            <text:p>149.33</text:p>
          </table:table-cell>
          <table:table-cell table:formula="oooc:=[.$A29]+[.$A29]/[.S$1]" office:value-type="float" office:value="146.285714285714">
            <text:p>146.29</text:p>
          </table:table-cell>
          <table:table-cell table:formula="oooc:=[.$A29]+[.$A29]/[.T$1]" office:value-type="float" office:value="144">
            <text:p>144</text:p>
          </table:table-cell>
          <table:table-cell table:formula="oooc:=[.$A29]+[.$A29]/[.U$1]" office:value-type="float" office:value="142.222222222222">
            <text:p>142.22</text:p>
          </table:table-cell>
          <table:table-cell table:formula="oooc:=[.$A29]+[.$A29]/[.V$1]" office:value-type="float" office:value="140.8">
            <text:p>140.8</text:p>
          </table:table-cell>
          <table:table-cell table:formula="oooc:=[.$A29]+[.$A29]/[.W$1]" office:value-type="float" office:value="139.636363636364">
            <text:p>139.6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ooc:=[.B$1]*100+[.$A30]" office:value-type="float" office:value="229">
            <text:p>229</text:p>
          </table:table-cell>
          <table:table-cell table:formula="oooc:=[.C$1]*100+[.$A30]" office:value-type="float" office:value="329">
            <text:p>329</text:p>
          </table:table-cell>
          <table:table-cell table:formula="oooc:=[.D$1]*100+[.$A30]" office:value-type="float" office:value="429">
            <text:p>429</text:p>
          </table:table-cell>
          <table:table-cell table:formula="oooc:=[.E$1]*100+[.$A30]" office:value-type="float" office:value="529">
            <text:p>529</text:p>
          </table:table-cell>
          <table:table-cell table:formula="oooc:=[.F$1]*100+[.$A30]" office:value-type="float" office:value="629">
            <text:p>629</text:p>
          </table:table-cell>
          <table:table-cell table:formula="oooc:=[.G$1]*100+[.$A30]" office:value-type="float" office:value="729">
            <text:p>729</text:p>
          </table:table-cell>
          <table:table-cell table:formula="oooc:=[.H$1]*100+[.$A30]" office:value-type="float" office:value="829">
            <text:p>829</text:p>
          </table:table-cell>
          <table:table-cell table:formula="oooc:=[.I$1]*100+[.$A30]" office:value-type="float" office:value="929">
            <text:p>929</text:p>
          </table:table-cell>
          <table:table-cell table:formula="oooc:=[.J$1]*100+[.$A30]" office:value-type="float" office:value="1029">
            <text:p>1029</text:p>
          </table:table-cell>
          <table:table-cell table:formula="oooc:=[.K$1]*100+[.$A30]" office:value-type="float" office:value="1129">
            <text:p>1129</text:p>
          </table:table-cell>
          <table:table-cell table:formula="oooc:=[.L$1]*100+[.$A30]" office:value-type="float" office:value="1229">
            <text:p>1229</text:p>
          </table:table-cell>
          <table:table-cell table:formula="oooc:=[.$A30]+[.$A30]/[.M$1]" office:value-type="float" office:value="258">
            <text:p>258</text:p>
          </table:table-cell>
          <table:table-cell table:formula="oooc:=[.$A30]+[.$A30]/[.N$1]" office:value-type="float" office:value="193.5">
            <text:p>193.5</text:p>
          </table:table-cell>
          <table:table-cell table:formula="oooc:=[.$A30]+[.$A30]/[.O$1]" office:value-type="float" office:value="172">
            <text:p>172</text:p>
          </table:table-cell>
          <table:table-cell table:formula="oooc:=[.$A30]+[.$A30]/[.P$1]" office:value-type="float" office:value="161.25">
            <text:p>161.25</text:p>
          </table:table-cell>
          <table:table-cell table:formula="oooc:=[.$A30]+[.$A30]/[.Q$1]" office:value-type="float" office:value="154.8">
            <text:p>154.8</text:p>
          </table:table-cell>
          <table:table-cell table:formula="oooc:=[.$A30]+[.$A30]/[.R$1]" office:value-type="float" office:value="150.5">
            <text:p>150.5</text:p>
          </table:table-cell>
          <table:table-cell table:formula="oooc:=[.$A30]+[.$A30]/[.S$1]" office:value-type="float" office:value="147.428571428571">
            <text:p>147.43</text:p>
          </table:table-cell>
          <table:table-cell table:formula="oooc:=[.$A30]+[.$A30]/[.T$1]" office:value-type="float" office:value="145.125">
            <text:p>145.13</text:p>
          </table:table-cell>
          <table:table-cell table:formula="oooc:=[.$A30]+[.$A30]/[.U$1]" office:value-type="float" office:value="143.333333333333">
            <text:p>143.33</text:p>
          </table:table-cell>
          <table:table-cell table:formula="oooc:=[.$A30]+[.$A30]/[.V$1]" office:value-type="float" office:value="141.9">
            <text:p>141.9</text:p>
          </table:table-cell>
          <table:table-cell table:formula="oooc:=[.$A30]+[.$A30]/[.W$1]" office:value-type="float" office:value="140.727272727273">
            <text:p>140.7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ooc:=[.B$1]*100+[.$A31]" office:value-type="float" office:value="230">
            <text:p>230</text:p>
          </table:table-cell>
          <table:table-cell table:formula="oooc:=[.C$1]*100+[.$A31]" office:value-type="float" office:value="330">
            <text:p>330</text:p>
          </table:table-cell>
          <table:table-cell table:formula="oooc:=[.D$1]*100+[.$A31]" office:value-type="float" office:value="430">
            <text:p>430</text:p>
          </table:table-cell>
          <table:table-cell table:formula="oooc:=[.E$1]*100+[.$A31]" office:value-type="float" office:value="530">
            <text:p>530</text:p>
          </table:table-cell>
          <table:table-cell table:formula="oooc:=[.F$1]*100+[.$A31]" office:value-type="float" office:value="630">
            <text:p>630</text:p>
          </table:table-cell>
          <table:table-cell table:formula="oooc:=[.G$1]*100+[.$A31]" office:value-type="float" office:value="730">
            <text:p>730</text:p>
          </table:table-cell>
          <table:table-cell table:formula="oooc:=[.H$1]*100+[.$A31]" office:value-type="float" office:value="830">
            <text:p>830</text:p>
          </table:table-cell>
          <table:table-cell table:formula="oooc:=[.I$1]*100+[.$A31]" office:value-type="float" office:value="930">
            <text:p>930</text:p>
          </table:table-cell>
          <table:table-cell table:formula="oooc:=[.J$1]*100+[.$A31]" office:value-type="float" office:value="1030">
            <text:p>1030</text:p>
          </table:table-cell>
          <table:table-cell table:formula="oooc:=[.K$1]*100+[.$A31]" office:value-type="float" office:value="1130">
            <text:p>1130</text:p>
          </table:table-cell>
          <table:table-cell table:formula="oooc:=[.L$1]*100+[.$A31]" office:value-type="float" office:value="1230">
            <text:p>1230</text:p>
          </table:table-cell>
          <table:table-cell table:formula="oooc:=[.$A31]+[.$A31]/[.M$1]" office:value-type="float" office:value="260">
            <text:p>260</text:p>
          </table:table-cell>
          <table:table-cell table:formula="oooc:=[.$A31]+[.$A31]/[.N$1]" office:value-type="float" office:value="195">
            <text:p>195</text:p>
          </table:table-cell>
          <table:table-cell table:formula="oooc:=[.$A31]+[.$A31]/[.O$1]" office:value-type="float" office:value="173.333333333333">
            <text:p>173.33</text:p>
          </table:table-cell>
          <table:table-cell table:formula="oooc:=[.$A31]+[.$A31]/[.P$1]" office:value-type="float" office:value="162.5">
            <text:p>162.5</text:p>
          </table:table-cell>
          <table:table-cell table:formula="oooc:=[.$A31]+[.$A31]/[.Q$1]" office:value-type="float" office:value="156">
            <text:p>156</text:p>
          </table:table-cell>
          <table:table-cell table:formula="oooc:=[.$A31]+[.$A31]/[.R$1]" office:value-type="float" office:value="151.666666666667">
            <text:p>151.67</text:p>
          </table:table-cell>
          <table:table-cell table:formula="oooc:=[.$A31]+[.$A31]/[.S$1]" office:value-type="float" office:value="148.571428571429">
            <text:p>148.57</text:p>
          </table:table-cell>
          <table:table-cell table:formula="oooc:=[.$A31]+[.$A31]/[.T$1]" office:value-type="float" office:value="146.25">
            <text:p>146.25</text:p>
          </table:table-cell>
          <table:table-cell table:formula="oooc:=[.$A31]+[.$A31]/[.U$1]" office:value-type="float" office:value="144.444444444444">
            <text:p>144.44</text:p>
          </table:table-cell>
          <table:table-cell table:formula="oooc:=[.$A31]+[.$A31]/[.V$1]" office:value-type="float" office:value="143">
            <text:p>143</text:p>
          </table:table-cell>
          <table:table-cell table:formula="oooc:=[.$A31]+[.$A31]/[.W$1]" office:value-type="float" office:value="141.818181818182">
            <text:p>141.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ooc:=[.B$1]*100+[.$A32]" office:value-type="float" office:value="231">
            <text:p>231</text:p>
          </table:table-cell>
          <table:table-cell table:formula="oooc:=[.C$1]*100+[.$A32]" office:value-type="float" office:value="331">
            <text:p>331</text:p>
          </table:table-cell>
          <table:table-cell table:formula="oooc:=[.D$1]*100+[.$A32]" office:value-type="float" office:value="431">
            <text:p>431</text:p>
          </table:table-cell>
          <table:table-cell table:formula="oooc:=[.E$1]*100+[.$A32]" office:value-type="float" office:value="531">
            <text:p>531</text:p>
          </table:table-cell>
          <table:table-cell table:formula="oooc:=[.F$1]*100+[.$A32]" office:value-type="float" office:value="631">
            <text:p>631</text:p>
          </table:table-cell>
          <table:table-cell table:formula="oooc:=[.G$1]*100+[.$A32]" office:value-type="float" office:value="731">
            <text:p>731</text:p>
          </table:table-cell>
          <table:table-cell table:formula="oooc:=[.H$1]*100+[.$A32]" office:value-type="float" office:value="831">
            <text:p>831</text:p>
          </table:table-cell>
          <table:table-cell table:formula="oooc:=[.I$1]*100+[.$A32]" office:value-type="float" office:value="931">
            <text:p>931</text:p>
          </table:table-cell>
          <table:table-cell table:formula="oooc:=[.J$1]*100+[.$A32]" office:value-type="float" office:value="1031">
            <text:p>1031</text:p>
          </table:table-cell>
          <table:table-cell table:formula="oooc:=[.K$1]*100+[.$A32]" office:value-type="float" office:value="1131">
            <text:p>1131</text:p>
          </table:table-cell>
          <table:table-cell table:formula="oooc:=[.L$1]*100+[.$A32]" office:value-type="float" office:value="1231">
            <text:p>1231</text:p>
          </table:table-cell>
          <table:table-cell table:formula="oooc:=[.$A32]+[.$A32]/[.M$1]" office:value-type="float" office:value="262">
            <text:p>262</text:p>
          </table:table-cell>
          <table:table-cell table:formula="oooc:=[.$A32]+[.$A32]/[.N$1]" office:value-type="float" office:value="196.5">
            <text:p>196.5</text:p>
          </table:table-cell>
          <table:table-cell table:formula="oooc:=[.$A32]+[.$A32]/[.O$1]" office:value-type="float" office:value="174.666666666667">
            <text:p>174.67</text:p>
          </table:table-cell>
          <table:table-cell table:formula="oooc:=[.$A32]+[.$A32]/[.P$1]" office:value-type="float" office:value="163.75">
            <text:p>163.75</text:p>
          </table:table-cell>
          <table:table-cell table:formula="oooc:=[.$A32]+[.$A32]/[.Q$1]" office:value-type="float" office:value="157.2">
            <text:p>157.2</text:p>
          </table:table-cell>
          <table:table-cell table:formula="oooc:=[.$A32]+[.$A32]/[.R$1]" office:value-type="float" office:value="152.833333333333">
            <text:p>152.83</text:p>
          </table:table-cell>
          <table:table-cell table:formula="oooc:=[.$A32]+[.$A32]/[.S$1]" office:value-type="float" office:value="149.714285714286">
            <text:p>149.71</text:p>
          </table:table-cell>
          <table:table-cell table:formula="oooc:=[.$A32]+[.$A32]/[.T$1]" office:value-type="float" office:value="147.375">
            <text:p>147.38</text:p>
          </table:table-cell>
          <table:table-cell table:formula="oooc:=[.$A32]+[.$A32]/[.U$1]" office:value-type="float" office:value="145.555555555556">
            <text:p>145.56</text:p>
          </table:table-cell>
          <table:table-cell table:formula="oooc:=[.$A32]+[.$A32]/[.V$1]" office:value-type="float" office:value="144.1">
            <text:p>144.1</text:p>
          </table:table-cell>
          <table:table-cell table:formula="oooc:=[.$A32]+[.$A32]/[.W$1]" office:value-type="float" office:value="142.909090909091">
            <text:p>142.9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ooc:=[.B$1]*100+[.$A33]" office:value-type="float" office:value="232">
            <text:p>232</text:p>
          </table:table-cell>
          <table:table-cell table:formula="oooc:=[.C$1]*100+[.$A33]" office:value-type="float" office:value="332">
            <text:p>332</text:p>
          </table:table-cell>
          <table:table-cell table:formula="oooc:=[.D$1]*100+[.$A33]" office:value-type="float" office:value="432">
            <text:p>432</text:p>
          </table:table-cell>
          <table:table-cell table:formula="oooc:=[.E$1]*100+[.$A33]" office:value-type="float" office:value="532">
            <text:p>532</text:p>
          </table:table-cell>
          <table:table-cell table:formula="oooc:=[.F$1]*100+[.$A33]" office:value-type="float" office:value="632">
            <text:p>632</text:p>
          </table:table-cell>
          <table:table-cell table:formula="oooc:=[.G$1]*100+[.$A33]" office:value-type="float" office:value="732">
            <text:p>732</text:p>
          </table:table-cell>
          <table:table-cell table:formula="oooc:=[.H$1]*100+[.$A33]" office:value-type="float" office:value="832">
            <text:p>832</text:p>
          </table:table-cell>
          <table:table-cell table:formula="oooc:=[.I$1]*100+[.$A33]" office:value-type="float" office:value="932">
            <text:p>932</text:p>
          </table:table-cell>
          <table:table-cell table:formula="oooc:=[.J$1]*100+[.$A33]" office:value-type="float" office:value="1032">
            <text:p>1032</text:p>
          </table:table-cell>
          <table:table-cell table:formula="oooc:=[.K$1]*100+[.$A33]" office:value-type="float" office:value="1132">
            <text:p>1132</text:p>
          </table:table-cell>
          <table:table-cell table:formula="oooc:=[.L$1]*100+[.$A33]" office:value-type="float" office:value="1232">
            <text:p>1232</text:p>
          </table:table-cell>
          <table:table-cell table:formula="oooc:=[.$A33]+[.$A33]/[.M$1]" office:value-type="float" office:value="264">
            <text:p>264</text:p>
          </table:table-cell>
          <table:table-cell table:formula="oooc:=[.$A33]+[.$A33]/[.N$1]" office:value-type="float" office:value="198">
            <text:p>198</text:p>
          </table:table-cell>
          <table:table-cell table:formula="oooc:=[.$A33]+[.$A33]/[.O$1]" office:value-type="float" office:value="176">
            <text:p>176</text:p>
          </table:table-cell>
          <table:table-cell table:formula="oooc:=[.$A33]+[.$A33]/[.P$1]" office:value-type="float" office:value="165">
            <text:p>165</text:p>
          </table:table-cell>
          <table:table-cell table:formula="oooc:=[.$A33]+[.$A33]/[.Q$1]" office:value-type="float" office:value="158.4">
            <text:p>158.4</text:p>
          </table:table-cell>
          <table:table-cell table:formula="oooc:=[.$A33]+[.$A33]/[.R$1]" office:value-type="float" office:value="154">
            <text:p>154</text:p>
          </table:table-cell>
          <table:table-cell table:formula="oooc:=[.$A33]+[.$A33]/[.S$1]" office:value-type="float" office:value="150.857142857143">
            <text:p>150.86</text:p>
          </table:table-cell>
          <table:table-cell table:formula="oooc:=[.$A33]+[.$A33]/[.T$1]" office:value-type="float" office:value="148.5">
            <text:p>148.5</text:p>
          </table:table-cell>
          <table:table-cell table:formula="oooc:=[.$A33]+[.$A33]/[.U$1]" office:value-type="float" office:value="146.666666666667">
            <text:p>146.67</text:p>
          </table:table-cell>
          <table:table-cell table:formula="oooc:=[.$A33]+[.$A33]/[.V$1]" office:value-type="float" office:value="145.2">
            <text:p>145.2</text:p>
          </table:table-cell>
          <table:table-cell table:formula="oooc:=[.$A33]+[.$A33]/[.W$1]" office:value-type="float" office:value="144">
            <text:p>14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ooc:=[.B$1]*100+[.$A34]" office:value-type="float" office:value="233">
            <text:p>233</text:p>
          </table:table-cell>
          <table:table-cell table:formula="oooc:=[.C$1]*100+[.$A34]" office:value-type="float" office:value="333">
            <text:p>333</text:p>
          </table:table-cell>
          <table:table-cell table:formula="oooc:=[.D$1]*100+[.$A34]" office:value-type="float" office:value="433">
            <text:p>433</text:p>
          </table:table-cell>
          <table:table-cell table:formula="oooc:=[.E$1]*100+[.$A34]" office:value-type="float" office:value="533">
            <text:p>533</text:p>
          </table:table-cell>
          <table:table-cell table:formula="oooc:=[.F$1]*100+[.$A34]" office:value-type="float" office:value="633">
            <text:p>633</text:p>
          </table:table-cell>
          <table:table-cell table:formula="oooc:=[.G$1]*100+[.$A34]" office:value-type="float" office:value="733">
            <text:p>733</text:p>
          </table:table-cell>
          <table:table-cell table:formula="oooc:=[.H$1]*100+[.$A34]" office:value-type="float" office:value="833">
            <text:p>833</text:p>
          </table:table-cell>
          <table:table-cell table:formula="oooc:=[.I$1]*100+[.$A34]" office:value-type="float" office:value="933">
            <text:p>933</text:p>
          </table:table-cell>
          <table:table-cell table:formula="oooc:=[.J$1]*100+[.$A34]" office:value-type="float" office:value="1033">
            <text:p>1033</text:p>
          </table:table-cell>
          <table:table-cell table:formula="oooc:=[.K$1]*100+[.$A34]" office:value-type="float" office:value="1133">
            <text:p>1133</text:p>
          </table:table-cell>
          <table:table-cell table:formula="oooc:=[.L$1]*100+[.$A34]" office:value-type="float" office:value="1233">
            <text:p>1233</text:p>
          </table:table-cell>
          <table:table-cell table:formula="oooc:=[.$A34]+[.$A34]/[.M$1]" office:value-type="float" office:value="266">
            <text:p>266</text:p>
          </table:table-cell>
          <table:table-cell table:formula="oooc:=[.$A34]+[.$A34]/[.N$1]" office:value-type="float" office:value="199.5">
            <text:p>199.5</text:p>
          </table:table-cell>
          <table:table-cell table:formula="oooc:=[.$A34]+[.$A34]/[.O$1]" office:value-type="float" office:value="177.333333333333">
            <text:p>177.33</text:p>
          </table:table-cell>
          <table:table-cell table:formula="oooc:=[.$A34]+[.$A34]/[.P$1]" office:value-type="float" office:value="166.25">
            <text:p>166.25</text:p>
          </table:table-cell>
          <table:table-cell table:formula="oooc:=[.$A34]+[.$A34]/[.Q$1]" office:value-type="float" office:value="159.6">
            <text:p>159.6</text:p>
          </table:table-cell>
          <table:table-cell table:formula="oooc:=[.$A34]+[.$A34]/[.R$1]" office:value-type="float" office:value="155.166666666667">
            <text:p>155.17</text:p>
          </table:table-cell>
          <table:table-cell table:formula="oooc:=[.$A34]+[.$A34]/[.S$1]" office:value-type="float" office:value="152">
            <text:p>152</text:p>
          </table:table-cell>
          <table:table-cell table:formula="oooc:=[.$A34]+[.$A34]/[.T$1]" office:value-type="float" office:value="149.625">
            <text:p>149.63</text:p>
          </table:table-cell>
          <table:table-cell table:formula="oooc:=[.$A34]+[.$A34]/[.U$1]" office:value-type="float" office:value="147.777777777778">
            <text:p>147.78</text:p>
          </table:table-cell>
          <table:table-cell table:formula="oooc:=[.$A34]+[.$A34]/[.V$1]" office:value-type="float" office:value="146.3">
            <text:p>146.3</text:p>
          </table:table-cell>
          <table:table-cell table:formula="oooc:=[.$A34]+[.$A34]/[.W$1]" office:value-type="float" office:value="145.090909090909">
            <text:p>145.0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ooc:=[.B$1]*100+[.$A35]" office:value-type="float" office:value="234">
            <text:p>234</text:p>
          </table:table-cell>
          <table:table-cell table:formula="oooc:=[.C$1]*100+[.$A35]" office:value-type="float" office:value="334">
            <text:p>334</text:p>
          </table:table-cell>
          <table:table-cell table:formula="oooc:=[.D$1]*100+[.$A35]" office:value-type="float" office:value="434">
            <text:p>434</text:p>
          </table:table-cell>
          <table:table-cell table:formula="oooc:=[.E$1]*100+[.$A35]" office:value-type="float" office:value="534">
            <text:p>534</text:p>
          </table:table-cell>
          <table:table-cell table:formula="oooc:=[.F$1]*100+[.$A35]" office:value-type="float" office:value="634">
            <text:p>634</text:p>
          </table:table-cell>
          <table:table-cell table:formula="oooc:=[.G$1]*100+[.$A35]" office:value-type="float" office:value="734">
            <text:p>734</text:p>
          </table:table-cell>
          <table:table-cell table:formula="oooc:=[.H$1]*100+[.$A35]" office:value-type="float" office:value="834">
            <text:p>834</text:p>
          </table:table-cell>
          <table:table-cell table:formula="oooc:=[.I$1]*100+[.$A35]" office:value-type="float" office:value="934">
            <text:p>934</text:p>
          </table:table-cell>
          <table:table-cell table:formula="oooc:=[.J$1]*100+[.$A35]" office:value-type="float" office:value="1034">
            <text:p>1034</text:p>
          </table:table-cell>
          <table:table-cell table:formula="oooc:=[.K$1]*100+[.$A35]" office:value-type="float" office:value="1134">
            <text:p>1134</text:p>
          </table:table-cell>
          <table:table-cell table:formula="oooc:=[.L$1]*100+[.$A35]" office:value-type="float" office:value="1234">
            <text:p>1234</text:p>
          </table:table-cell>
          <table:table-cell table:formula="oooc:=[.$A35]+[.$A35]/[.M$1]" office:value-type="float" office:value="268">
            <text:p>268</text:p>
          </table:table-cell>
          <table:table-cell table:formula="oooc:=[.$A35]+[.$A35]/[.N$1]" office:value-type="float" office:value="201">
            <text:p>201</text:p>
          </table:table-cell>
          <table:table-cell table:formula="oooc:=[.$A35]+[.$A35]/[.O$1]" office:value-type="float" office:value="178.666666666667">
            <text:p>178.67</text:p>
          </table:table-cell>
          <table:table-cell table:formula="oooc:=[.$A35]+[.$A35]/[.P$1]" office:value-type="float" office:value="167.5">
            <text:p>167.5</text:p>
          </table:table-cell>
          <table:table-cell table:formula="oooc:=[.$A35]+[.$A35]/[.Q$1]" office:value-type="float" office:value="160.8">
            <text:p>160.8</text:p>
          </table:table-cell>
          <table:table-cell table:formula="oooc:=[.$A35]+[.$A35]/[.R$1]" office:value-type="float" office:value="156.333333333333">
            <text:p>156.33</text:p>
          </table:table-cell>
          <table:table-cell table:formula="oooc:=[.$A35]+[.$A35]/[.S$1]" office:value-type="float" office:value="153.142857142857">
            <text:p>153.14</text:p>
          </table:table-cell>
          <table:table-cell table:formula="oooc:=[.$A35]+[.$A35]/[.T$1]" office:value-type="float" office:value="150.75">
            <text:p>150.75</text:p>
          </table:table-cell>
          <table:table-cell table:formula="oooc:=[.$A35]+[.$A35]/[.U$1]" office:value-type="float" office:value="148.888888888889">
            <text:p>148.89</text:p>
          </table:table-cell>
          <table:table-cell table:formula="oooc:=[.$A35]+[.$A35]/[.V$1]" office:value-type="float" office:value="147.4">
            <text:p>147.4</text:p>
          </table:table-cell>
          <table:table-cell table:formula="oooc:=[.$A35]+[.$A35]/[.W$1]" office:value-type="float" office:value="146.181818181818">
            <text:p>146.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ooc:=[.B$1]*100+[.$A36]" office:value-type="float" office:value="235">
            <text:p>235</text:p>
          </table:table-cell>
          <table:table-cell table:formula="oooc:=[.C$1]*100+[.$A36]" office:value-type="float" office:value="335">
            <text:p>335</text:p>
          </table:table-cell>
          <table:table-cell table:formula="oooc:=[.D$1]*100+[.$A36]" office:value-type="float" office:value="435">
            <text:p>435</text:p>
          </table:table-cell>
          <table:table-cell table:formula="oooc:=[.E$1]*100+[.$A36]" office:value-type="float" office:value="535">
            <text:p>535</text:p>
          </table:table-cell>
          <table:table-cell table:formula="oooc:=[.F$1]*100+[.$A36]" office:value-type="float" office:value="635">
            <text:p>635</text:p>
          </table:table-cell>
          <table:table-cell table:formula="oooc:=[.G$1]*100+[.$A36]" office:value-type="float" office:value="735">
            <text:p>735</text:p>
          </table:table-cell>
          <table:table-cell table:formula="oooc:=[.H$1]*100+[.$A36]" office:value-type="float" office:value="835">
            <text:p>835</text:p>
          </table:table-cell>
          <table:table-cell table:formula="oooc:=[.I$1]*100+[.$A36]" office:value-type="float" office:value="935">
            <text:p>935</text:p>
          </table:table-cell>
          <table:table-cell table:formula="oooc:=[.J$1]*100+[.$A36]" office:value-type="float" office:value="1035">
            <text:p>1035</text:p>
          </table:table-cell>
          <table:table-cell table:formula="oooc:=[.K$1]*100+[.$A36]" office:value-type="float" office:value="1135">
            <text:p>1135</text:p>
          </table:table-cell>
          <table:table-cell table:formula="oooc:=[.L$1]*100+[.$A36]" office:value-type="float" office:value="1235">
            <text:p>1235</text:p>
          </table:table-cell>
          <table:table-cell table:formula="oooc:=[.$A36]+[.$A36]/[.M$1]" office:value-type="float" office:value="270">
            <text:p>270</text:p>
          </table:table-cell>
          <table:table-cell table:formula="oooc:=[.$A36]+[.$A36]/[.N$1]" office:value-type="float" office:value="202.5">
            <text:p>202.5</text:p>
          </table:table-cell>
          <table:table-cell table:formula="oooc:=[.$A36]+[.$A36]/[.O$1]" office:value-type="float" office:value="180">
            <text:p>180</text:p>
          </table:table-cell>
          <table:table-cell table:formula="oooc:=[.$A36]+[.$A36]/[.P$1]" office:value-type="float" office:value="168.75">
            <text:p>168.75</text:p>
          </table:table-cell>
          <table:table-cell table:formula="oooc:=[.$A36]+[.$A36]/[.Q$1]" office:value-type="float" office:value="162">
            <text:p>162</text:p>
          </table:table-cell>
          <table:table-cell table:formula="oooc:=[.$A36]+[.$A36]/[.R$1]" office:value-type="float" office:value="157.5">
            <text:p>157.5</text:p>
          </table:table-cell>
          <table:table-cell table:formula="oooc:=[.$A36]+[.$A36]/[.S$1]" office:value-type="float" office:value="154.285714285714">
            <text:p>154.29</text:p>
          </table:table-cell>
          <table:table-cell table:formula="oooc:=[.$A36]+[.$A36]/[.T$1]" office:value-type="float" office:value="151.875">
            <text:p>151.88</text:p>
          </table:table-cell>
          <table:table-cell table:formula="oooc:=[.$A36]+[.$A36]/[.U$1]" office:value-type="float" office:value="150">
            <text:p>150</text:p>
          </table:table-cell>
          <table:table-cell table:formula="oooc:=[.$A36]+[.$A36]/[.V$1]" office:value-type="float" office:value="148.5">
            <text:p>148.5</text:p>
          </table:table-cell>
          <table:table-cell table:formula="oooc:=[.$A36]+[.$A36]/[.W$1]" office:value-type="float" office:value="147.272727272727">
            <text:p>147.2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ooc:=[.B$1]*100+[.$A37]" office:value-type="float" office:value="236">
            <text:p>236</text:p>
          </table:table-cell>
          <table:table-cell table:formula="oooc:=[.C$1]*100+[.$A37]" office:value-type="float" office:value="336">
            <text:p>336</text:p>
          </table:table-cell>
          <table:table-cell table:formula="oooc:=[.D$1]*100+[.$A37]" office:value-type="float" office:value="436">
            <text:p>436</text:p>
          </table:table-cell>
          <table:table-cell table:formula="oooc:=[.E$1]*100+[.$A37]" office:value-type="float" office:value="536">
            <text:p>536</text:p>
          </table:table-cell>
          <table:table-cell table:formula="oooc:=[.F$1]*100+[.$A37]" office:value-type="float" office:value="636">
            <text:p>636</text:p>
          </table:table-cell>
          <table:table-cell table:formula="oooc:=[.G$1]*100+[.$A37]" office:value-type="float" office:value="736">
            <text:p>736</text:p>
          </table:table-cell>
          <table:table-cell table:formula="oooc:=[.H$1]*100+[.$A37]" office:value-type="float" office:value="836">
            <text:p>836</text:p>
          </table:table-cell>
          <table:table-cell table:formula="oooc:=[.I$1]*100+[.$A37]" office:value-type="float" office:value="936">
            <text:p>936</text:p>
          </table:table-cell>
          <table:table-cell table:formula="oooc:=[.J$1]*100+[.$A37]" office:value-type="float" office:value="1036">
            <text:p>1036</text:p>
          </table:table-cell>
          <table:table-cell table:formula="oooc:=[.K$1]*100+[.$A37]" office:value-type="float" office:value="1136">
            <text:p>1136</text:p>
          </table:table-cell>
          <table:table-cell table:formula="oooc:=[.L$1]*100+[.$A37]" office:value-type="float" office:value="1236">
            <text:p>1236</text:p>
          </table:table-cell>
          <table:table-cell table:formula="oooc:=[.$A37]+[.$A37]/[.M$1]" office:value-type="float" office:value="272">
            <text:p>272</text:p>
          </table:table-cell>
          <table:table-cell table:formula="oooc:=[.$A37]+[.$A37]/[.N$1]" office:value-type="float" office:value="204">
            <text:p>204</text:p>
          </table:table-cell>
          <table:table-cell table:formula="oooc:=[.$A37]+[.$A37]/[.O$1]" office:value-type="float" office:value="181.333333333333">
            <text:p>181.33</text:p>
          </table:table-cell>
          <table:table-cell table:formula="oooc:=[.$A37]+[.$A37]/[.P$1]" office:value-type="float" office:value="170">
            <text:p>170</text:p>
          </table:table-cell>
          <table:table-cell table:formula="oooc:=[.$A37]+[.$A37]/[.Q$1]" office:value-type="float" office:value="163.2">
            <text:p>163.2</text:p>
          </table:table-cell>
          <table:table-cell table:formula="oooc:=[.$A37]+[.$A37]/[.R$1]" office:value-type="float" office:value="158.666666666667">
            <text:p>158.67</text:p>
          </table:table-cell>
          <table:table-cell table:formula="oooc:=[.$A37]+[.$A37]/[.S$1]" office:value-type="float" office:value="155.428571428571">
            <text:p>155.43</text:p>
          </table:table-cell>
          <table:table-cell table:formula="oooc:=[.$A37]+[.$A37]/[.T$1]" office:value-type="float" office:value="153">
            <text:p>153</text:p>
          </table:table-cell>
          <table:table-cell table:formula="oooc:=[.$A37]+[.$A37]/[.U$1]" office:value-type="float" office:value="151.111111111111">
            <text:p>151.11</text:p>
          </table:table-cell>
          <table:table-cell table:formula="oooc:=[.$A37]+[.$A37]/[.V$1]" office:value-type="float" office:value="149.6">
            <text:p>149.6</text:p>
          </table:table-cell>
          <table:table-cell table:formula="oooc:=[.$A37]+[.$A37]/[.W$1]" office:value-type="float" office:value="148.363636363636">
            <text:p>148.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ooc:=[.B$1]*100+[.$A38]" office:value-type="float" office:value="237">
            <text:p>237</text:p>
          </table:table-cell>
          <table:table-cell table:formula="oooc:=[.C$1]*100+[.$A38]" office:value-type="float" office:value="337">
            <text:p>337</text:p>
          </table:table-cell>
          <table:table-cell table:formula="oooc:=[.D$1]*100+[.$A38]" office:value-type="float" office:value="437">
            <text:p>437</text:p>
          </table:table-cell>
          <table:table-cell table:formula="oooc:=[.E$1]*100+[.$A38]" office:value-type="float" office:value="537">
            <text:p>537</text:p>
          </table:table-cell>
          <table:table-cell table:formula="oooc:=[.F$1]*100+[.$A38]" office:value-type="float" office:value="637">
            <text:p>637</text:p>
          </table:table-cell>
          <table:table-cell table:formula="oooc:=[.G$1]*100+[.$A38]" office:value-type="float" office:value="737">
            <text:p>737</text:p>
          </table:table-cell>
          <table:table-cell table:formula="oooc:=[.H$1]*100+[.$A38]" office:value-type="float" office:value="837">
            <text:p>837</text:p>
          </table:table-cell>
          <table:table-cell table:formula="oooc:=[.I$1]*100+[.$A38]" office:value-type="float" office:value="937">
            <text:p>937</text:p>
          </table:table-cell>
          <table:table-cell table:formula="oooc:=[.J$1]*100+[.$A38]" office:value-type="float" office:value="1037">
            <text:p>1037</text:p>
          </table:table-cell>
          <table:table-cell table:formula="oooc:=[.K$1]*100+[.$A38]" office:value-type="float" office:value="1137">
            <text:p>1137</text:p>
          </table:table-cell>
          <table:table-cell table:formula="oooc:=[.L$1]*100+[.$A38]" office:value-type="float" office:value="1237">
            <text:p>1237</text:p>
          </table:table-cell>
          <table:table-cell table:formula="oooc:=[.$A38]+[.$A38]/[.M$1]" office:value-type="float" office:value="274">
            <text:p>274</text:p>
          </table:table-cell>
          <table:table-cell table:formula="oooc:=[.$A38]+[.$A38]/[.N$1]" office:value-type="float" office:value="205.5">
            <text:p>205.5</text:p>
          </table:table-cell>
          <table:table-cell table:formula="oooc:=[.$A38]+[.$A38]/[.O$1]" office:value-type="float" office:value="182.666666666667">
            <text:p>182.67</text:p>
          </table:table-cell>
          <table:table-cell table:formula="oooc:=[.$A38]+[.$A38]/[.P$1]" office:value-type="float" office:value="171.25">
            <text:p>171.25</text:p>
          </table:table-cell>
          <table:table-cell table:formula="oooc:=[.$A38]+[.$A38]/[.Q$1]" office:value-type="float" office:value="164.4">
            <text:p>164.4</text:p>
          </table:table-cell>
          <table:table-cell table:formula="oooc:=[.$A38]+[.$A38]/[.R$1]" office:value-type="float" office:value="159.833333333333">
            <text:p>159.83</text:p>
          </table:table-cell>
          <table:table-cell table:formula="oooc:=[.$A38]+[.$A38]/[.S$1]" office:value-type="float" office:value="156.571428571429">
            <text:p>156.57</text:p>
          </table:table-cell>
          <table:table-cell table:formula="oooc:=[.$A38]+[.$A38]/[.T$1]" office:value-type="float" office:value="154.125">
            <text:p>154.13</text:p>
          </table:table-cell>
          <table:table-cell table:formula="oooc:=[.$A38]+[.$A38]/[.U$1]" office:value-type="float" office:value="152.222222222222">
            <text:p>152.22</text:p>
          </table:table-cell>
          <table:table-cell table:formula="oooc:=[.$A38]+[.$A38]/[.V$1]" office:value-type="float" office:value="150.7">
            <text:p>150.7</text:p>
          </table:table-cell>
          <table:table-cell table:formula="oooc:=[.$A38]+[.$A38]/[.W$1]" office:value-type="float" office:value="149.454545454545">
            <text:p>149.4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ooc:=[.B$1]*100+[.$A39]" office:value-type="float" office:value="238">
            <text:p>238</text:p>
          </table:table-cell>
          <table:table-cell table:formula="oooc:=[.C$1]*100+[.$A39]" office:value-type="float" office:value="338">
            <text:p>338</text:p>
          </table:table-cell>
          <table:table-cell table:formula="oooc:=[.D$1]*100+[.$A39]" office:value-type="float" office:value="438">
            <text:p>438</text:p>
          </table:table-cell>
          <table:table-cell table:formula="oooc:=[.E$1]*100+[.$A39]" office:value-type="float" office:value="538">
            <text:p>538</text:p>
          </table:table-cell>
          <table:table-cell table:formula="oooc:=[.F$1]*100+[.$A39]" office:value-type="float" office:value="638">
            <text:p>638</text:p>
          </table:table-cell>
          <table:table-cell table:formula="oooc:=[.G$1]*100+[.$A39]" office:value-type="float" office:value="738">
            <text:p>738</text:p>
          </table:table-cell>
          <table:table-cell table:formula="oooc:=[.H$1]*100+[.$A39]" office:value-type="float" office:value="838">
            <text:p>838</text:p>
          </table:table-cell>
          <table:table-cell table:formula="oooc:=[.I$1]*100+[.$A39]" office:value-type="float" office:value="938">
            <text:p>938</text:p>
          </table:table-cell>
          <table:table-cell table:formula="oooc:=[.J$1]*100+[.$A39]" office:value-type="float" office:value="1038">
            <text:p>1038</text:p>
          </table:table-cell>
          <table:table-cell table:formula="oooc:=[.K$1]*100+[.$A39]" office:value-type="float" office:value="1138">
            <text:p>1138</text:p>
          </table:table-cell>
          <table:table-cell table:formula="oooc:=[.L$1]*100+[.$A39]" office:value-type="float" office:value="1238">
            <text:p>1238</text:p>
          </table:table-cell>
          <table:table-cell table:formula="oooc:=[.$A39]+[.$A39]/[.M$1]" office:value-type="float" office:value="276">
            <text:p>276</text:p>
          </table:table-cell>
          <table:table-cell table:formula="oooc:=[.$A39]+[.$A39]/[.N$1]" office:value-type="float" office:value="207">
            <text:p>207</text:p>
          </table:table-cell>
          <table:table-cell table:formula="oooc:=[.$A39]+[.$A39]/[.O$1]" office:value-type="float" office:value="184">
            <text:p>184</text:p>
          </table:table-cell>
          <table:table-cell table:formula="oooc:=[.$A39]+[.$A39]/[.P$1]" office:value-type="float" office:value="172.5">
            <text:p>172.5</text:p>
          </table:table-cell>
          <table:table-cell table:formula="oooc:=[.$A39]+[.$A39]/[.Q$1]" office:value-type="float" office:value="165.6">
            <text:p>165.6</text:p>
          </table:table-cell>
          <table:table-cell table:formula="oooc:=[.$A39]+[.$A39]/[.R$1]" office:value-type="float" office:value="161">
            <text:p>161</text:p>
          </table:table-cell>
          <table:table-cell table:formula="oooc:=[.$A39]+[.$A39]/[.S$1]" office:value-type="float" office:value="157.714285714286">
            <text:p>157.71</text:p>
          </table:table-cell>
          <table:table-cell table:formula="oooc:=[.$A39]+[.$A39]/[.T$1]" office:value-type="float" office:value="155.25">
            <text:p>155.25</text:p>
          </table:table-cell>
          <table:table-cell table:formula="oooc:=[.$A39]+[.$A39]/[.U$1]" office:value-type="float" office:value="153.333333333333">
            <text:p>153.33</text:p>
          </table:table-cell>
          <table:table-cell table:formula="oooc:=[.$A39]+[.$A39]/[.V$1]" office:value-type="float" office:value="151.8">
            <text:p>151.8</text:p>
          </table:table-cell>
          <table:table-cell table:formula="oooc:=[.$A39]+[.$A39]/[.W$1]" office:value-type="float" office:value="150.545454545455">
            <text:p>150.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ooc:=[.B$1]*100+[.$A40]" office:value-type="float" office:value="239">
            <text:p>239</text:p>
          </table:table-cell>
          <table:table-cell table:formula="oooc:=[.C$1]*100+[.$A40]" office:value-type="float" office:value="339">
            <text:p>339</text:p>
          </table:table-cell>
          <table:table-cell table:formula="oooc:=[.D$1]*100+[.$A40]" office:value-type="float" office:value="439">
            <text:p>439</text:p>
          </table:table-cell>
          <table:table-cell table:formula="oooc:=[.E$1]*100+[.$A40]" office:value-type="float" office:value="539">
            <text:p>539</text:p>
          </table:table-cell>
          <table:table-cell table:formula="oooc:=[.F$1]*100+[.$A40]" office:value-type="float" office:value="639">
            <text:p>639</text:p>
          </table:table-cell>
          <table:table-cell table:formula="oooc:=[.G$1]*100+[.$A40]" office:value-type="float" office:value="739">
            <text:p>739</text:p>
          </table:table-cell>
          <table:table-cell table:formula="oooc:=[.H$1]*100+[.$A40]" office:value-type="float" office:value="839">
            <text:p>839</text:p>
          </table:table-cell>
          <table:table-cell table:formula="oooc:=[.I$1]*100+[.$A40]" office:value-type="float" office:value="939">
            <text:p>939</text:p>
          </table:table-cell>
          <table:table-cell table:formula="oooc:=[.J$1]*100+[.$A40]" office:value-type="float" office:value="1039">
            <text:p>1039</text:p>
          </table:table-cell>
          <table:table-cell table:formula="oooc:=[.K$1]*100+[.$A40]" office:value-type="float" office:value="1139">
            <text:p>1139</text:p>
          </table:table-cell>
          <table:table-cell table:formula="oooc:=[.L$1]*100+[.$A40]" office:value-type="float" office:value="1239">
            <text:p>1239</text:p>
          </table:table-cell>
          <table:table-cell table:formula="oooc:=[.$A40]+[.$A40]/[.M$1]" office:value-type="float" office:value="278">
            <text:p>278</text:p>
          </table:table-cell>
          <table:table-cell table:formula="oooc:=[.$A40]+[.$A40]/[.N$1]" office:value-type="float" office:value="208.5">
            <text:p>208.5</text:p>
          </table:table-cell>
          <table:table-cell table:formula="oooc:=[.$A40]+[.$A40]/[.O$1]" office:value-type="float" office:value="185.333333333333">
            <text:p>185.33</text:p>
          </table:table-cell>
          <table:table-cell table:formula="oooc:=[.$A40]+[.$A40]/[.P$1]" office:value-type="float" office:value="173.75">
            <text:p>173.75</text:p>
          </table:table-cell>
          <table:table-cell table:formula="oooc:=[.$A40]+[.$A40]/[.Q$1]" office:value-type="float" office:value="166.8">
            <text:p>166.8</text:p>
          </table:table-cell>
          <table:table-cell table:formula="oooc:=[.$A40]+[.$A40]/[.R$1]" office:value-type="float" office:value="162.166666666667">
            <text:p>162.17</text:p>
          </table:table-cell>
          <table:table-cell table:formula="oooc:=[.$A40]+[.$A40]/[.S$1]" office:value-type="float" office:value="158.857142857143">
            <text:p>158.86</text:p>
          </table:table-cell>
          <table:table-cell table:formula="oooc:=[.$A40]+[.$A40]/[.T$1]" office:value-type="float" office:value="156.375">
            <text:p>156.38</text:p>
          </table:table-cell>
          <table:table-cell table:formula="oooc:=[.$A40]+[.$A40]/[.U$1]" office:value-type="float" office:value="154.444444444444">
            <text:p>154.44</text:p>
          </table:table-cell>
          <table:table-cell table:formula="oooc:=[.$A40]+[.$A40]/[.V$1]" office:value-type="float" office:value="152.9">
            <text:p>152.9</text:p>
          </table:table-cell>
          <table:table-cell table:formula="oooc:=[.$A40]+[.$A40]/[.W$1]" office:value-type="float" office:value="151.636363636364">
            <text:p>151.6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ooc:=[.B$1]*100+[.$A41]" office:value-type="float" office:value="240">
            <text:p>240</text:p>
          </table:table-cell>
          <table:table-cell table:formula="oooc:=[.C$1]*100+[.$A41]" office:value-type="float" office:value="340">
            <text:p>340</text:p>
          </table:table-cell>
          <table:table-cell table:formula="oooc:=[.D$1]*100+[.$A41]" office:value-type="float" office:value="440">
            <text:p>440</text:p>
          </table:table-cell>
          <table:table-cell table:formula="oooc:=[.E$1]*100+[.$A41]" office:value-type="float" office:value="540">
            <text:p>540</text:p>
          </table:table-cell>
          <table:table-cell table:formula="oooc:=[.F$1]*100+[.$A41]" office:value-type="float" office:value="640">
            <text:p>640</text:p>
          </table:table-cell>
          <table:table-cell table:formula="oooc:=[.G$1]*100+[.$A41]" office:value-type="float" office:value="740">
            <text:p>740</text:p>
          </table:table-cell>
          <table:table-cell table:formula="oooc:=[.H$1]*100+[.$A41]" office:value-type="float" office:value="840">
            <text:p>840</text:p>
          </table:table-cell>
          <table:table-cell table:formula="oooc:=[.I$1]*100+[.$A41]" office:value-type="float" office:value="940">
            <text:p>940</text:p>
          </table:table-cell>
          <table:table-cell table:formula="oooc:=[.J$1]*100+[.$A41]" office:value-type="float" office:value="1040">
            <text:p>1040</text:p>
          </table:table-cell>
          <table:table-cell table:formula="oooc:=[.K$1]*100+[.$A41]" office:value-type="float" office:value="1140">
            <text:p>1140</text:p>
          </table:table-cell>
          <table:table-cell table:formula="oooc:=[.L$1]*100+[.$A41]" office:value-type="float" office:value="1240">
            <text:p>1240</text:p>
          </table:table-cell>
          <table:table-cell table:formula="oooc:=[.$A41]+[.$A41]/[.M$1]" office:value-type="float" office:value="280">
            <text:p>280</text:p>
          </table:table-cell>
          <table:table-cell table:formula="oooc:=[.$A41]+[.$A41]/[.N$1]" office:value-type="float" office:value="210">
            <text:p>210</text:p>
          </table:table-cell>
          <table:table-cell table:formula="oooc:=[.$A41]+[.$A41]/[.O$1]" office:value-type="float" office:value="186.666666666667">
            <text:p>186.67</text:p>
          </table:table-cell>
          <table:table-cell table:formula="oooc:=[.$A41]+[.$A41]/[.P$1]" office:value-type="float" office:value="175">
            <text:p>175</text:p>
          </table:table-cell>
          <table:table-cell table:formula="oooc:=[.$A41]+[.$A41]/[.Q$1]" office:value-type="float" office:value="168">
            <text:p>168</text:p>
          </table:table-cell>
          <table:table-cell table:formula="oooc:=[.$A41]+[.$A41]/[.R$1]" office:value-type="float" office:value="163.333333333333">
            <text:p>163.33</text:p>
          </table:table-cell>
          <table:table-cell table:formula="oooc:=[.$A41]+[.$A41]/[.S$1]" office:value-type="float" office:value="160">
            <text:p>160</text:p>
          </table:table-cell>
          <table:table-cell table:formula="oooc:=[.$A41]+[.$A41]/[.T$1]" office:value-type="float" office:value="157.5">
            <text:p>157.5</text:p>
          </table:table-cell>
          <table:table-cell table:formula="oooc:=[.$A41]+[.$A41]/[.U$1]" office:value-type="float" office:value="155.555555555556">
            <text:p>155.56</text:p>
          </table:table-cell>
          <table:table-cell table:formula="oooc:=[.$A41]+[.$A41]/[.V$1]" office:value-type="float" office:value="154">
            <text:p>154</text:p>
          </table:table-cell>
          <table:table-cell table:formula="oooc:=[.$A41]+[.$A41]/[.W$1]" office:value-type="float" office:value="152.727272727273">
            <text:p>152.7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ooc:=[.B$1]*100+[.$A42]" office:value-type="float" office:value="241">
            <text:p>241</text:p>
          </table:table-cell>
          <table:table-cell table:formula="oooc:=[.C$1]*100+[.$A42]" office:value-type="float" office:value="341">
            <text:p>341</text:p>
          </table:table-cell>
          <table:table-cell table:formula="oooc:=[.D$1]*100+[.$A42]" office:value-type="float" office:value="441">
            <text:p>441</text:p>
          </table:table-cell>
          <table:table-cell table:formula="oooc:=[.E$1]*100+[.$A42]" office:value-type="float" office:value="541">
            <text:p>541</text:p>
          </table:table-cell>
          <table:table-cell table:formula="oooc:=[.F$1]*100+[.$A42]" office:value-type="float" office:value="641">
            <text:p>641</text:p>
          </table:table-cell>
          <table:table-cell table:formula="oooc:=[.G$1]*100+[.$A42]" office:value-type="float" office:value="741">
            <text:p>741</text:p>
          </table:table-cell>
          <table:table-cell table:formula="oooc:=[.H$1]*100+[.$A42]" office:value-type="float" office:value="841">
            <text:p>841</text:p>
          </table:table-cell>
          <table:table-cell table:formula="oooc:=[.I$1]*100+[.$A42]" office:value-type="float" office:value="941">
            <text:p>941</text:p>
          </table:table-cell>
          <table:table-cell table:formula="oooc:=[.J$1]*100+[.$A42]" office:value-type="float" office:value="1041">
            <text:p>1041</text:p>
          </table:table-cell>
          <table:table-cell table:formula="oooc:=[.K$1]*100+[.$A42]" office:value-type="float" office:value="1141">
            <text:p>1141</text:p>
          </table:table-cell>
          <table:table-cell table:formula="oooc:=[.L$1]*100+[.$A42]" office:value-type="float" office:value="1241">
            <text:p>1241</text:p>
          </table:table-cell>
          <table:table-cell table:formula="oooc:=[.$A42]+[.$A42]/[.M$1]" office:value-type="float" office:value="282">
            <text:p>282</text:p>
          </table:table-cell>
          <table:table-cell table:formula="oooc:=[.$A42]+[.$A42]/[.N$1]" office:value-type="float" office:value="211.5">
            <text:p>211.5</text:p>
          </table:table-cell>
          <table:table-cell table:formula="oooc:=[.$A42]+[.$A42]/[.O$1]" office:value-type="float" office:value="188">
            <text:p>188</text:p>
          </table:table-cell>
          <table:table-cell table:formula="oooc:=[.$A42]+[.$A42]/[.P$1]" office:value-type="float" office:value="176.25">
            <text:p>176.25</text:p>
          </table:table-cell>
          <table:table-cell table:formula="oooc:=[.$A42]+[.$A42]/[.Q$1]" office:value-type="float" office:value="169.2">
            <text:p>169.2</text:p>
          </table:table-cell>
          <table:table-cell table:formula="oooc:=[.$A42]+[.$A42]/[.R$1]" office:value-type="float" office:value="164.5">
            <text:p>164.5</text:p>
          </table:table-cell>
          <table:table-cell table:formula="oooc:=[.$A42]+[.$A42]/[.S$1]" office:value-type="float" office:value="161.142857142857">
            <text:p>161.14</text:p>
          </table:table-cell>
          <table:table-cell table:formula="oooc:=[.$A42]+[.$A42]/[.T$1]" office:value-type="float" office:value="158.625">
            <text:p>158.63</text:p>
          </table:table-cell>
          <table:table-cell table:formula="oooc:=[.$A42]+[.$A42]/[.U$1]" office:value-type="float" office:value="156.666666666667">
            <text:p>156.67</text:p>
          </table:table-cell>
          <table:table-cell table:formula="oooc:=[.$A42]+[.$A42]/[.V$1]" office:value-type="float" office:value="155.1">
            <text:p>155.1</text:p>
          </table:table-cell>
          <table:table-cell table:formula="oooc:=[.$A42]+[.$A42]/[.W$1]" office:value-type="float" office:value="153.818181818182">
            <text:p>153.8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ooc:=[.B$1]*100+[.$A43]" office:value-type="float" office:value="242">
            <text:p>242</text:p>
          </table:table-cell>
          <table:table-cell table:formula="oooc:=[.C$1]*100+[.$A43]" office:value-type="float" office:value="342">
            <text:p>342</text:p>
          </table:table-cell>
          <table:table-cell table:formula="oooc:=[.D$1]*100+[.$A43]" office:value-type="float" office:value="442">
            <text:p>442</text:p>
          </table:table-cell>
          <table:table-cell table:formula="oooc:=[.E$1]*100+[.$A43]" office:value-type="float" office:value="542">
            <text:p>542</text:p>
          </table:table-cell>
          <table:table-cell table:formula="oooc:=[.F$1]*100+[.$A43]" office:value-type="float" office:value="642">
            <text:p>642</text:p>
          </table:table-cell>
          <table:table-cell table:formula="oooc:=[.G$1]*100+[.$A43]" office:value-type="float" office:value="742">
            <text:p>742</text:p>
          </table:table-cell>
          <table:table-cell table:formula="oooc:=[.H$1]*100+[.$A43]" office:value-type="float" office:value="842">
            <text:p>842</text:p>
          </table:table-cell>
          <table:table-cell table:formula="oooc:=[.I$1]*100+[.$A43]" office:value-type="float" office:value="942">
            <text:p>942</text:p>
          </table:table-cell>
          <table:table-cell table:formula="oooc:=[.J$1]*100+[.$A43]" office:value-type="float" office:value="1042">
            <text:p>1042</text:p>
          </table:table-cell>
          <table:table-cell table:formula="oooc:=[.K$1]*100+[.$A43]" office:value-type="float" office:value="1142">
            <text:p>1142</text:p>
          </table:table-cell>
          <table:table-cell table:formula="oooc:=[.L$1]*100+[.$A43]" office:value-type="float" office:value="1242">
            <text:p>1242</text:p>
          </table:table-cell>
          <table:table-cell table:formula="oooc:=[.$A43]+[.$A43]/[.M$1]" office:value-type="float" office:value="284">
            <text:p>284</text:p>
          </table:table-cell>
          <table:table-cell table:formula="oooc:=[.$A43]+[.$A43]/[.N$1]" office:value-type="float" office:value="213">
            <text:p>213</text:p>
          </table:table-cell>
          <table:table-cell table:formula="oooc:=[.$A43]+[.$A43]/[.O$1]" office:value-type="float" office:value="189.333333333333">
            <text:p>189.33</text:p>
          </table:table-cell>
          <table:table-cell table:formula="oooc:=[.$A43]+[.$A43]/[.P$1]" office:value-type="float" office:value="177.5">
            <text:p>177.5</text:p>
          </table:table-cell>
          <table:table-cell table:formula="oooc:=[.$A43]+[.$A43]/[.Q$1]" office:value-type="float" office:value="170.4">
            <text:p>170.4</text:p>
          </table:table-cell>
          <table:table-cell table:formula="oooc:=[.$A43]+[.$A43]/[.R$1]" office:value-type="float" office:value="165.666666666667">
            <text:p>165.67</text:p>
          </table:table-cell>
          <table:table-cell table:formula="oooc:=[.$A43]+[.$A43]/[.S$1]" office:value-type="float" office:value="162.285714285714">
            <text:p>162.29</text:p>
          </table:table-cell>
          <table:table-cell table:formula="oooc:=[.$A43]+[.$A43]/[.T$1]" office:value-type="float" office:value="159.75">
            <text:p>159.75</text:p>
          </table:table-cell>
          <table:table-cell table:formula="oooc:=[.$A43]+[.$A43]/[.U$1]" office:value-type="float" office:value="157.777777777778">
            <text:p>157.78</text:p>
          </table:table-cell>
          <table:table-cell table:formula="oooc:=[.$A43]+[.$A43]/[.V$1]" office:value-type="float" office:value="156.2">
            <text:p>156.2</text:p>
          </table:table-cell>
          <table:table-cell table:formula="oooc:=[.$A43]+[.$A43]/[.W$1]" office:value-type="float" office:value="154.909090909091">
            <text:p>154.9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ooc:=[.B$1]*100+[.$A44]" office:value-type="float" office:value="243">
            <text:p>243</text:p>
          </table:table-cell>
          <table:table-cell table:formula="oooc:=[.C$1]*100+[.$A44]" office:value-type="float" office:value="343">
            <text:p>343</text:p>
          </table:table-cell>
          <table:table-cell table:formula="oooc:=[.D$1]*100+[.$A44]" office:value-type="float" office:value="443">
            <text:p>443</text:p>
          </table:table-cell>
          <table:table-cell table:formula="oooc:=[.E$1]*100+[.$A44]" office:value-type="float" office:value="543">
            <text:p>543</text:p>
          </table:table-cell>
          <table:table-cell table:formula="oooc:=[.F$1]*100+[.$A44]" office:value-type="float" office:value="643">
            <text:p>643</text:p>
          </table:table-cell>
          <table:table-cell table:formula="oooc:=[.G$1]*100+[.$A44]" office:value-type="float" office:value="743">
            <text:p>743</text:p>
          </table:table-cell>
          <table:table-cell table:formula="oooc:=[.H$1]*100+[.$A44]" office:value-type="float" office:value="843">
            <text:p>843</text:p>
          </table:table-cell>
          <table:table-cell table:formula="oooc:=[.I$1]*100+[.$A44]" office:value-type="float" office:value="943">
            <text:p>943</text:p>
          </table:table-cell>
          <table:table-cell table:formula="oooc:=[.J$1]*100+[.$A44]" office:value-type="float" office:value="1043">
            <text:p>1043</text:p>
          </table:table-cell>
          <table:table-cell table:formula="oooc:=[.K$1]*100+[.$A44]" office:value-type="float" office:value="1143">
            <text:p>1143</text:p>
          </table:table-cell>
          <table:table-cell table:formula="oooc:=[.L$1]*100+[.$A44]" office:value-type="float" office:value="1243">
            <text:p>1243</text:p>
          </table:table-cell>
          <table:table-cell table:formula="oooc:=[.$A44]+[.$A44]/[.M$1]" office:value-type="float" office:value="286">
            <text:p>286</text:p>
          </table:table-cell>
          <table:table-cell table:formula="oooc:=[.$A44]+[.$A44]/[.N$1]" office:value-type="float" office:value="214.5">
            <text:p>214.5</text:p>
          </table:table-cell>
          <table:table-cell table:formula="oooc:=[.$A44]+[.$A44]/[.O$1]" office:value-type="float" office:value="190.666666666667">
            <text:p>190.67</text:p>
          </table:table-cell>
          <table:table-cell table:formula="oooc:=[.$A44]+[.$A44]/[.P$1]" office:value-type="float" office:value="178.75">
            <text:p>178.75</text:p>
          </table:table-cell>
          <table:table-cell table:formula="oooc:=[.$A44]+[.$A44]/[.Q$1]" office:value-type="float" office:value="171.6">
            <text:p>171.6</text:p>
          </table:table-cell>
          <table:table-cell table:formula="oooc:=[.$A44]+[.$A44]/[.R$1]" office:value-type="float" office:value="166.833333333333">
            <text:p>166.83</text:p>
          </table:table-cell>
          <table:table-cell table:formula="oooc:=[.$A44]+[.$A44]/[.S$1]" office:value-type="float" office:value="163.428571428571">
            <text:p>163.43</text:p>
          </table:table-cell>
          <table:table-cell table:formula="oooc:=[.$A44]+[.$A44]/[.T$1]" office:value-type="float" office:value="160.875">
            <text:p>160.88</text:p>
          </table:table-cell>
          <table:table-cell table:formula="oooc:=[.$A44]+[.$A44]/[.U$1]" office:value-type="float" office:value="158.888888888889">
            <text:p>158.89</text:p>
          </table:table-cell>
          <table:table-cell table:formula="oooc:=[.$A44]+[.$A44]/[.V$1]" office:value-type="float" office:value="157.3">
            <text:p>157.3</text:p>
          </table:table-cell>
          <table:table-cell table:formula="oooc:=[.$A44]+[.$A44]/[.W$1]" office:value-type="float" office:value="156">
            <text:p>15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ooc:=[.B$1]*100+[.$A45]" office:value-type="float" office:value="244">
            <text:p>244</text:p>
          </table:table-cell>
          <table:table-cell table:formula="oooc:=[.C$1]*100+[.$A45]" office:value-type="float" office:value="344">
            <text:p>344</text:p>
          </table:table-cell>
          <table:table-cell table:formula="oooc:=[.D$1]*100+[.$A45]" office:value-type="float" office:value="444">
            <text:p>444</text:p>
          </table:table-cell>
          <table:table-cell table:formula="oooc:=[.E$1]*100+[.$A45]" office:value-type="float" office:value="544">
            <text:p>544</text:p>
          </table:table-cell>
          <table:table-cell table:formula="oooc:=[.F$1]*100+[.$A45]" office:value-type="float" office:value="644">
            <text:p>644</text:p>
          </table:table-cell>
          <table:table-cell table:formula="oooc:=[.G$1]*100+[.$A45]" office:value-type="float" office:value="744">
            <text:p>744</text:p>
          </table:table-cell>
          <table:table-cell table:formula="oooc:=[.H$1]*100+[.$A45]" office:value-type="float" office:value="844">
            <text:p>844</text:p>
          </table:table-cell>
          <table:table-cell table:formula="oooc:=[.I$1]*100+[.$A45]" office:value-type="float" office:value="944">
            <text:p>944</text:p>
          </table:table-cell>
          <table:table-cell table:formula="oooc:=[.J$1]*100+[.$A45]" office:value-type="float" office:value="1044">
            <text:p>1044</text:p>
          </table:table-cell>
          <table:table-cell table:formula="oooc:=[.K$1]*100+[.$A45]" office:value-type="float" office:value="1144">
            <text:p>1144</text:p>
          </table:table-cell>
          <table:table-cell table:formula="oooc:=[.L$1]*100+[.$A45]" office:value-type="float" office:value="1244">
            <text:p>1244</text:p>
          </table:table-cell>
          <table:table-cell table:formula="oooc:=[.$A45]+[.$A45]/[.M$1]" office:value-type="float" office:value="288">
            <text:p>288</text:p>
          </table:table-cell>
          <table:table-cell table:formula="oooc:=[.$A45]+[.$A45]/[.N$1]" office:value-type="float" office:value="216">
            <text:p>216</text:p>
          </table:table-cell>
          <table:table-cell table:formula="oooc:=[.$A45]+[.$A45]/[.O$1]" office:value-type="float" office:value="192">
            <text:p>192</text:p>
          </table:table-cell>
          <table:table-cell table:formula="oooc:=[.$A45]+[.$A45]/[.P$1]" office:value-type="float" office:value="180">
            <text:p>180</text:p>
          </table:table-cell>
          <table:table-cell table:formula="oooc:=[.$A45]+[.$A45]/[.Q$1]" office:value-type="float" office:value="172.8">
            <text:p>172.8</text:p>
          </table:table-cell>
          <table:table-cell table:formula="oooc:=[.$A45]+[.$A45]/[.R$1]" office:value-type="float" office:value="168">
            <text:p>168</text:p>
          </table:table-cell>
          <table:table-cell table:formula="oooc:=[.$A45]+[.$A45]/[.S$1]" office:value-type="float" office:value="164.571428571429">
            <text:p>164.57</text:p>
          </table:table-cell>
          <table:table-cell table:formula="oooc:=[.$A45]+[.$A45]/[.T$1]" office:value-type="float" office:value="162">
            <text:p>162</text:p>
          </table:table-cell>
          <table:table-cell table:formula="oooc:=[.$A45]+[.$A45]/[.U$1]" office:value-type="float" office:value="160">
            <text:p>160</text:p>
          </table:table-cell>
          <table:table-cell table:formula="oooc:=[.$A45]+[.$A45]/[.V$1]" office:value-type="float" office:value="158.4">
            <text:p>158.4</text:p>
          </table:table-cell>
          <table:table-cell table:formula="oooc:=[.$A45]+[.$A45]/[.W$1]" office:value-type="float" office:value="157.090909090909">
            <text:p>157.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ooc:=[.B$1]*100+[.$A46]" office:value-type="float" office:value="245">
            <text:p>245</text:p>
          </table:table-cell>
          <table:table-cell table:formula="oooc:=[.C$1]*100+[.$A46]" office:value-type="float" office:value="345">
            <text:p>345</text:p>
          </table:table-cell>
          <table:table-cell table:formula="oooc:=[.D$1]*100+[.$A46]" office:value-type="float" office:value="445">
            <text:p>445</text:p>
          </table:table-cell>
          <table:table-cell table:formula="oooc:=[.E$1]*100+[.$A46]" office:value-type="float" office:value="545">
            <text:p>545</text:p>
          </table:table-cell>
          <table:table-cell table:formula="oooc:=[.F$1]*100+[.$A46]" office:value-type="float" office:value="645">
            <text:p>645</text:p>
          </table:table-cell>
          <table:table-cell table:formula="oooc:=[.G$1]*100+[.$A46]" office:value-type="float" office:value="745">
            <text:p>745</text:p>
          </table:table-cell>
          <table:table-cell table:formula="oooc:=[.H$1]*100+[.$A46]" office:value-type="float" office:value="845">
            <text:p>845</text:p>
          </table:table-cell>
          <table:table-cell table:formula="oooc:=[.I$1]*100+[.$A46]" office:value-type="float" office:value="945">
            <text:p>945</text:p>
          </table:table-cell>
          <table:table-cell table:formula="oooc:=[.J$1]*100+[.$A46]" office:value-type="float" office:value="1045">
            <text:p>1045</text:p>
          </table:table-cell>
          <table:table-cell table:formula="oooc:=[.K$1]*100+[.$A46]" office:value-type="float" office:value="1145">
            <text:p>1145</text:p>
          </table:table-cell>
          <table:table-cell table:formula="oooc:=[.L$1]*100+[.$A46]" office:value-type="float" office:value="1245">
            <text:p>1245</text:p>
          </table:table-cell>
          <table:table-cell table:formula="oooc:=[.$A46]+[.$A46]/[.M$1]" office:value-type="float" office:value="290">
            <text:p>290</text:p>
          </table:table-cell>
          <table:table-cell table:formula="oooc:=[.$A46]+[.$A46]/[.N$1]" office:value-type="float" office:value="217.5">
            <text:p>217.5</text:p>
          </table:table-cell>
          <table:table-cell table:formula="oooc:=[.$A46]+[.$A46]/[.O$1]" office:value-type="float" office:value="193.333333333333">
            <text:p>193.33</text:p>
          </table:table-cell>
          <table:table-cell table:formula="oooc:=[.$A46]+[.$A46]/[.P$1]" office:value-type="float" office:value="181.25">
            <text:p>181.25</text:p>
          </table:table-cell>
          <table:table-cell table:formula="oooc:=[.$A46]+[.$A46]/[.Q$1]" office:value-type="float" office:value="174">
            <text:p>174</text:p>
          </table:table-cell>
          <table:table-cell table:formula="oooc:=[.$A46]+[.$A46]/[.R$1]" office:value-type="float" office:value="169.166666666667">
            <text:p>169.17</text:p>
          </table:table-cell>
          <table:table-cell table:formula="oooc:=[.$A46]+[.$A46]/[.S$1]" office:value-type="float" office:value="165.714285714286">
            <text:p>165.71</text:p>
          </table:table-cell>
          <table:table-cell table:formula="oooc:=[.$A46]+[.$A46]/[.T$1]" office:value-type="float" office:value="163.125">
            <text:p>163.13</text:p>
          </table:table-cell>
          <table:table-cell table:formula="oooc:=[.$A46]+[.$A46]/[.U$1]" office:value-type="float" office:value="161.111111111111">
            <text:p>161.11</text:p>
          </table:table-cell>
          <table:table-cell table:formula="oooc:=[.$A46]+[.$A46]/[.V$1]" office:value-type="float" office:value="159.5">
            <text:p>159.5</text:p>
          </table:table-cell>
          <table:table-cell table:formula="oooc:=[.$A46]+[.$A46]/[.W$1]" office:value-type="float" office:value="158.181818181818">
            <text:p>158.1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ooc:=[.B$1]*100+[.$A47]" office:value-type="float" office:value="246">
            <text:p>246</text:p>
          </table:table-cell>
          <table:table-cell table:formula="oooc:=[.C$1]*100+[.$A47]" office:value-type="float" office:value="346">
            <text:p>346</text:p>
          </table:table-cell>
          <table:table-cell table:formula="oooc:=[.D$1]*100+[.$A47]" office:value-type="float" office:value="446">
            <text:p>446</text:p>
          </table:table-cell>
          <table:table-cell table:formula="oooc:=[.E$1]*100+[.$A47]" office:value-type="float" office:value="546">
            <text:p>546</text:p>
          </table:table-cell>
          <table:table-cell table:formula="oooc:=[.F$1]*100+[.$A47]" office:value-type="float" office:value="646">
            <text:p>646</text:p>
          </table:table-cell>
          <table:table-cell table:formula="oooc:=[.G$1]*100+[.$A47]" office:value-type="float" office:value="746">
            <text:p>746</text:p>
          </table:table-cell>
          <table:table-cell table:formula="oooc:=[.H$1]*100+[.$A47]" office:value-type="float" office:value="846">
            <text:p>846</text:p>
          </table:table-cell>
          <table:table-cell table:formula="oooc:=[.I$1]*100+[.$A47]" office:value-type="float" office:value="946">
            <text:p>946</text:p>
          </table:table-cell>
          <table:table-cell table:formula="oooc:=[.J$1]*100+[.$A47]" office:value-type="float" office:value="1046">
            <text:p>1046</text:p>
          </table:table-cell>
          <table:table-cell table:formula="oooc:=[.K$1]*100+[.$A47]" office:value-type="float" office:value="1146">
            <text:p>1146</text:p>
          </table:table-cell>
          <table:table-cell table:formula="oooc:=[.L$1]*100+[.$A47]" office:value-type="float" office:value="1246">
            <text:p>1246</text:p>
          </table:table-cell>
          <table:table-cell table:formula="oooc:=[.$A47]+[.$A47]/[.M$1]" office:value-type="float" office:value="292">
            <text:p>292</text:p>
          </table:table-cell>
          <table:table-cell table:formula="oooc:=[.$A47]+[.$A47]/[.N$1]" office:value-type="float" office:value="219">
            <text:p>219</text:p>
          </table:table-cell>
          <table:table-cell table:formula="oooc:=[.$A47]+[.$A47]/[.O$1]" office:value-type="float" office:value="194.666666666667">
            <text:p>194.67</text:p>
          </table:table-cell>
          <table:table-cell table:formula="oooc:=[.$A47]+[.$A47]/[.P$1]" office:value-type="float" office:value="182.5">
            <text:p>182.5</text:p>
          </table:table-cell>
          <table:table-cell table:formula="oooc:=[.$A47]+[.$A47]/[.Q$1]" office:value-type="float" office:value="175.2">
            <text:p>175.2</text:p>
          </table:table-cell>
          <table:table-cell table:formula="oooc:=[.$A47]+[.$A47]/[.R$1]" office:value-type="float" office:value="170.333333333333">
            <text:p>170.33</text:p>
          </table:table-cell>
          <table:table-cell table:formula="oooc:=[.$A47]+[.$A47]/[.S$1]" office:value-type="float" office:value="166.857142857143">
            <text:p>166.86</text:p>
          </table:table-cell>
          <table:table-cell table:formula="oooc:=[.$A47]+[.$A47]/[.T$1]" office:value-type="float" office:value="164.25">
            <text:p>164.25</text:p>
          </table:table-cell>
          <table:table-cell table:formula="oooc:=[.$A47]+[.$A47]/[.U$1]" office:value-type="float" office:value="162.222222222222">
            <text:p>162.22</text:p>
          </table:table-cell>
          <table:table-cell table:formula="oooc:=[.$A47]+[.$A47]/[.V$1]" office:value-type="float" office:value="160.6">
            <text:p>160.6</text:p>
          </table:table-cell>
          <table:table-cell table:formula="oooc:=[.$A47]+[.$A47]/[.W$1]" office:value-type="float" office:value="159.272727272727">
            <text:p>159.2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ooc:=[.B$1]*100+[.$A48]" office:value-type="float" office:value="247">
            <text:p>247</text:p>
          </table:table-cell>
          <table:table-cell table:formula="oooc:=[.C$1]*100+[.$A48]" office:value-type="float" office:value="347">
            <text:p>347</text:p>
          </table:table-cell>
          <table:table-cell table:formula="oooc:=[.D$1]*100+[.$A48]" office:value-type="float" office:value="447">
            <text:p>447</text:p>
          </table:table-cell>
          <table:table-cell table:formula="oooc:=[.E$1]*100+[.$A48]" office:value-type="float" office:value="547">
            <text:p>547</text:p>
          </table:table-cell>
          <table:table-cell table:formula="oooc:=[.F$1]*100+[.$A48]" office:value-type="float" office:value="647">
            <text:p>647</text:p>
          </table:table-cell>
          <table:table-cell table:formula="oooc:=[.G$1]*100+[.$A48]" office:value-type="float" office:value="747">
            <text:p>747</text:p>
          </table:table-cell>
          <table:table-cell table:formula="oooc:=[.H$1]*100+[.$A48]" office:value-type="float" office:value="847">
            <text:p>847</text:p>
          </table:table-cell>
          <table:table-cell table:formula="oooc:=[.I$1]*100+[.$A48]" office:value-type="float" office:value="947">
            <text:p>947</text:p>
          </table:table-cell>
          <table:table-cell table:formula="oooc:=[.J$1]*100+[.$A48]" office:value-type="float" office:value="1047">
            <text:p>1047</text:p>
          </table:table-cell>
          <table:table-cell table:formula="oooc:=[.K$1]*100+[.$A48]" office:value-type="float" office:value="1147">
            <text:p>1147</text:p>
          </table:table-cell>
          <table:table-cell table:formula="oooc:=[.L$1]*100+[.$A48]" office:value-type="float" office:value="1247">
            <text:p>1247</text:p>
          </table:table-cell>
          <table:table-cell table:formula="oooc:=[.$A48]+[.$A48]/[.M$1]" office:value-type="float" office:value="294">
            <text:p>294</text:p>
          </table:table-cell>
          <table:table-cell table:formula="oooc:=[.$A48]+[.$A48]/[.N$1]" office:value-type="float" office:value="220.5">
            <text:p>220.5</text:p>
          </table:table-cell>
          <table:table-cell table:formula="oooc:=[.$A48]+[.$A48]/[.O$1]" office:value-type="float" office:value="196">
            <text:p>196</text:p>
          </table:table-cell>
          <table:table-cell table:formula="oooc:=[.$A48]+[.$A48]/[.P$1]" office:value-type="float" office:value="183.75">
            <text:p>183.75</text:p>
          </table:table-cell>
          <table:table-cell table:formula="oooc:=[.$A48]+[.$A48]/[.Q$1]" office:value-type="float" office:value="176.4">
            <text:p>176.4</text:p>
          </table:table-cell>
          <table:table-cell table:formula="oooc:=[.$A48]+[.$A48]/[.R$1]" office:value-type="float" office:value="171.5">
            <text:p>171.5</text:p>
          </table:table-cell>
          <table:table-cell table:formula="oooc:=[.$A48]+[.$A48]/[.S$1]" office:value-type="float" office:value="168">
            <text:p>168</text:p>
          </table:table-cell>
          <table:table-cell table:formula="oooc:=[.$A48]+[.$A48]/[.T$1]" office:value-type="float" office:value="165.375">
            <text:p>165.38</text:p>
          </table:table-cell>
          <table:table-cell table:formula="oooc:=[.$A48]+[.$A48]/[.U$1]" office:value-type="float" office:value="163.333333333333">
            <text:p>163.33</text:p>
          </table:table-cell>
          <table:table-cell table:formula="oooc:=[.$A48]+[.$A48]/[.V$1]" office:value-type="float" office:value="161.7">
            <text:p>161.7</text:p>
          </table:table-cell>
          <table:table-cell table:formula="oooc:=[.$A48]+[.$A48]/[.W$1]" office:value-type="float" office:value="160.363636363636">
            <text:p>160.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ooc:=[.B$1]*100+[.$A49]" office:value-type="float" office:value="248">
            <text:p>248</text:p>
          </table:table-cell>
          <table:table-cell table:formula="oooc:=[.C$1]*100+[.$A49]" office:value-type="float" office:value="348">
            <text:p>348</text:p>
          </table:table-cell>
          <table:table-cell table:formula="oooc:=[.D$1]*100+[.$A49]" office:value-type="float" office:value="448">
            <text:p>448</text:p>
          </table:table-cell>
          <table:table-cell table:formula="oooc:=[.E$1]*100+[.$A49]" office:value-type="float" office:value="548">
            <text:p>548</text:p>
          </table:table-cell>
          <table:table-cell table:formula="oooc:=[.F$1]*100+[.$A49]" office:value-type="float" office:value="648">
            <text:p>648</text:p>
          </table:table-cell>
          <table:table-cell table:formula="oooc:=[.G$1]*100+[.$A49]" office:value-type="float" office:value="748">
            <text:p>748</text:p>
          </table:table-cell>
          <table:table-cell table:formula="oooc:=[.H$1]*100+[.$A49]" office:value-type="float" office:value="848">
            <text:p>848</text:p>
          </table:table-cell>
          <table:table-cell table:formula="oooc:=[.I$1]*100+[.$A49]" office:value-type="float" office:value="948">
            <text:p>948</text:p>
          </table:table-cell>
          <table:table-cell table:formula="oooc:=[.J$1]*100+[.$A49]" office:value-type="float" office:value="1048">
            <text:p>1048</text:p>
          </table:table-cell>
          <table:table-cell table:formula="oooc:=[.K$1]*100+[.$A49]" office:value-type="float" office:value="1148">
            <text:p>1148</text:p>
          </table:table-cell>
          <table:table-cell table:formula="oooc:=[.L$1]*100+[.$A49]" office:value-type="float" office:value="1248">
            <text:p>1248</text:p>
          </table:table-cell>
          <table:table-cell table:formula="oooc:=[.$A49]+[.$A49]/[.M$1]" office:value-type="float" office:value="296">
            <text:p>296</text:p>
          </table:table-cell>
          <table:table-cell table:formula="oooc:=[.$A49]+[.$A49]/[.N$1]" office:value-type="float" office:value="222">
            <text:p>222</text:p>
          </table:table-cell>
          <table:table-cell table:formula="oooc:=[.$A49]+[.$A49]/[.O$1]" office:value-type="float" office:value="197.333333333333">
            <text:p>197.33</text:p>
          </table:table-cell>
          <table:table-cell table:formula="oooc:=[.$A49]+[.$A49]/[.P$1]" office:value-type="float" office:value="185">
            <text:p>185</text:p>
          </table:table-cell>
          <table:table-cell table:formula="oooc:=[.$A49]+[.$A49]/[.Q$1]" office:value-type="float" office:value="177.6">
            <text:p>177.6</text:p>
          </table:table-cell>
          <table:table-cell table:formula="oooc:=[.$A49]+[.$A49]/[.R$1]" office:value-type="float" office:value="172.666666666667">
            <text:p>172.67</text:p>
          </table:table-cell>
          <table:table-cell table:formula="oooc:=[.$A49]+[.$A49]/[.S$1]" office:value-type="float" office:value="169.142857142857">
            <text:p>169.14</text:p>
          </table:table-cell>
          <table:table-cell table:formula="oooc:=[.$A49]+[.$A49]/[.T$1]" office:value-type="float" office:value="166.5">
            <text:p>166.5</text:p>
          </table:table-cell>
          <table:table-cell table:formula="oooc:=[.$A49]+[.$A49]/[.U$1]" office:value-type="float" office:value="164.444444444444">
            <text:p>164.44</text:p>
          </table:table-cell>
          <table:table-cell table:formula="oooc:=[.$A49]+[.$A49]/[.V$1]" office:value-type="float" office:value="162.8">
            <text:p>162.8</text:p>
          </table:table-cell>
          <table:table-cell table:formula="oooc:=[.$A49]+[.$A49]/[.W$1]" office:value-type="float" office:value="161.454545454545">
            <text:p>161.4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ooc:=[.B$1]*100+[.$A50]" office:value-type="float" office:value="249">
            <text:p>249</text:p>
          </table:table-cell>
          <table:table-cell table:formula="oooc:=[.C$1]*100+[.$A50]" office:value-type="float" office:value="349">
            <text:p>349</text:p>
          </table:table-cell>
          <table:table-cell table:formula="oooc:=[.D$1]*100+[.$A50]" office:value-type="float" office:value="449">
            <text:p>449</text:p>
          </table:table-cell>
          <table:table-cell table:formula="oooc:=[.E$1]*100+[.$A50]" office:value-type="float" office:value="549">
            <text:p>549</text:p>
          </table:table-cell>
          <table:table-cell table:formula="oooc:=[.F$1]*100+[.$A50]" office:value-type="float" office:value="649">
            <text:p>649</text:p>
          </table:table-cell>
          <table:table-cell table:formula="oooc:=[.G$1]*100+[.$A50]" office:value-type="float" office:value="749">
            <text:p>749</text:p>
          </table:table-cell>
          <table:table-cell table:formula="oooc:=[.H$1]*100+[.$A50]" office:value-type="float" office:value="849">
            <text:p>849</text:p>
          </table:table-cell>
          <table:table-cell table:formula="oooc:=[.I$1]*100+[.$A50]" office:value-type="float" office:value="949">
            <text:p>949</text:p>
          </table:table-cell>
          <table:table-cell table:formula="oooc:=[.J$1]*100+[.$A50]" office:value-type="float" office:value="1049">
            <text:p>1049</text:p>
          </table:table-cell>
          <table:table-cell table:formula="oooc:=[.K$1]*100+[.$A50]" office:value-type="float" office:value="1149">
            <text:p>1149</text:p>
          </table:table-cell>
          <table:table-cell table:formula="oooc:=[.L$1]*100+[.$A50]" office:value-type="float" office:value="1249">
            <text:p>1249</text:p>
          </table:table-cell>
          <table:table-cell table:formula="oooc:=[.$A50]+[.$A50]/[.M$1]" office:value-type="float" office:value="298">
            <text:p>298</text:p>
          </table:table-cell>
          <table:table-cell table:formula="oooc:=[.$A50]+[.$A50]/[.N$1]" office:value-type="float" office:value="223.5">
            <text:p>223.5</text:p>
          </table:table-cell>
          <table:table-cell table:formula="oooc:=[.$A50]+[.$A50]/[.O$1]" office:value-type="float" office:value="198.666666666667">
            <text:p>198.67</text:p>
          </table:table-cell>
          <table:table-cell table:formula="oooc:=[.$A50]+[.$A50]/[.P$1]" office:value-type="float" office:value="186.25">
            <text:p>186.25</text:p>
          </table:table-cell>
          <table:table-cell table:formula="oooc:=[.$A50]+[.$A50]/[.Q$1]" office:value-type="float" office:value="178.8">
            <text:p>178.8</text:p>
          </table:table-cell>
          <table:table-cell table:formula="oooc:=[.$A50]+[.$A50]/[.R$1]" office:value-type="float" office:value="173.833333333333">
            <text:p>173.83</text:p>
          </table:table-cell>
          <table:table-cell table:formula="oooc:=[.$A50]+[.$A50]/[.S$1]" office:value-type="float" office:value="170.285714285714">
            <text:p>170.29</text:p>
          </table:table-cell>
          <table:table-cell table:formula="oooc:=[.$A50]+[.$A50]/[.T$1]" office:value-type="float" office:value="167.625">
            <text:p>167.63</text:p>
          </table:table-cell>
          <table:table-cell table:formula="oooc:=[.$A50]+[.$A50]/[.U$1]" office:value-type="float" office:value="165.555555555556">
            <text:p>165.56</text:p>
          </table:table-cell>
          <table:table-cell table:formula="oooc:=[.$A50]+[.$A50]/[.V$1]" office:value-type="float" office:value="163.9">
            <text:p>163.9</text:p>
          </table:table-cell>
          <table:table-cell table:formula="oooc:=[.$A50]+[.$A50]/[.W$1]" office:value-type="float" office:value="162.545454545455">
            <text:p>162.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ooc:=[.B$1]*100+[.$A51]" office:value-type="float" office:value="250">
            <text:p>250</text:p>
          </table:table-cell>
          <table:table-cell table:formula="oooc:=[.C$1]*100+[.$A51]" office:value-type="float" office:value="350">
            <text:p>350</text:p>
          </table:table-cell>
          <table:table-cell table:formula="oooc:=[.D$1]*100+[.$A51]" office:value-type="float" office:value="450">
            <text:p>450</text:p>
          </table:table-cell>
          <table:table-cell table:formula="oooc:=[.E$1]*100+[.$A51]" office:value-type="float" office:value="550">
            <text:p>550</text:p>
          </table:table-cell>
          <table:table-cell table:formula="oooc:=[.F$1]*100+[.$A51]" office:value-type="float" office:value="650">
            <text:p>650</text:p>
          </table:table-cell>
          <table:table-cell table:formula="oooc:=[.G$1]*100+[.$A51]" office:value-type="float" office:value="750">
            <text:p>750</text:p>
          </table:table-cell>
          <table:table-cell table:formula="oooc:=[.H$1]*100+[.$A51]" office:value-type="float" office:value="850">
            <text:p>850</text:p>
          </table:table-cell>
          <table:table-cell table:formula="oooc:=[.I$1]*100+[.$A51]" office:value-type="float" office:value="950">
            <text:p>950</text:p>
          </table:table-cell>
          <table:table-cell table:formula="oooc:=[.J$1]*100+[.$A51]" office:value-type="float" office:value="1050">
            <text:p>1050</text:p>
          </table:table-cell>
          <table:table-cell table:formula="oooc:=[.K$1]*100+[.$A51]" office:value-type="float" office:value="1150">
            <text:p>1150</text:p>
          </table:table-cell>
          <table:table-cell table:formula="oooc:=[.L$1]*100+[.$A51]" office:value-type="float" office:value="1250">
            <text:p>1250</text:p>
          </table:table-cell>
          <table:table-cell table:formula="oooc:=[.$A51]+[.$A51]/[.M$1]" office:value-type="float" office:value="300">
            <text:p>300</text:p>
          </table:table-cell>
          <table:table-cell table:formula="oooc:=[.$A51]+[.$A51]/[.N$1]" office:value-type="float" office:value="225">
            <text:p>225</text:p>
          </table:table-cell>
          <table:table-cell table:formula="oooc:=[.$A51]+[.$A51]/[.O$1]" office:value-type="float" office:value="200">
            <text:p>200</text:p>
          </table:table-cell>
          <table:table-cell table:formula="oooc:=[.$A51]+[.$A51]/[.P$1]" office:value-type="float" office:value="187.5">
            <text:p>187.5</text:p>
          </table:table-cell>
          <table:table-cell table:formula="oooc:=[.$A51]+[.$A51]/[.Q$1]" office:value-type="float" office:value="180">
            <text:p>180</text:p>
          </table:table-cell>
          <table:table-cell table:formula="oooc:=[.$A51]+[.$A51]/[.R$1]" office:value-type="float" office:value="175">
            <text:p>175</text:p>
          </table:table-cell>
          <table:table-cell table:formula="oooc:=[.$A51]+[.$A51]/[.S$1]" office:value-type="float" office:value="171.428571428571">
            <text:p>171.43</text:p>
          </table:table-cell>
          <table:table-cell table:formula="oooc:=[.$A51]+[.$A51]/[.T$1]" office:value-type="float" office:value="168.75">
            <text:p>168.75</text:p>
          </table:table-cell>
          <table:table-cell table:formula="oooc:=[.$A51]+[.$A51]/[.U$1]" office:value-type="float" office:value="166.666666666667">
            <text:p>166.67</text:p>
          </table:table-cell>
          <table:table-cell table:formula="oooc:=[.$A51]+[.$A51]/[.V$1]" office:value-type="float" office:value="165">
            <text:p>165</text:p>
          </table:table-cell>
          <table:table-cell table:formula="oooc:=[.$A51]+[.$A51]/[.W$1]" office:value-type="float" office:value="163.636363636364">
            <text:p>163.6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ooc:=[.B$1]*100+[.$A52]" office:value-type="float" office:value="251">
            <text:p>251</text:p>
          </table:table-cell>
          <table:table-cell table:formula="oooc:=[.C$1]*100+[.$A52]" office:value-type="float" office:value="351">
            <text:p>351</text:p>
          </table:table-cell>
          <table:table-cell table:formula="oooc:=[.D$1]*100+[.$A52]" office:value-type="float" office:value="451">
            <text:p>451</text:p>
          </table:table-cell>
          <table:table-cell table:formula="oooc:=[.E$1]*100+[.$A52]" office:value-type="float" office:value="551">
            <text:p>551</text:p>
          </table:table-cell>
          <table:table-cell table:formula="oooc:=[.F$1]*100+[.$A52]" office:value-type="float" office:value="651">
            <text:p>651</text:p>
          </table:table-cell>
          <table:table-cell table:formula="oooc:=[.G$1]*100+[.$A52]" office:value-type="float" office:value="751">
            <text:p>751</text:p>
          </table:table-cell>
          <table:table-cell table:formula="oooc:=[.H$1]*100+[.$A52]" office:value-type="float" office:value="851">
            <text:p>851</text:p>
          </table:table-cell>
          <table:table-cell table:formula="oooc:=[.I$1]*100+[.$A52]" office:value-type="float" office:value="951">
            <text:p>951</text:p>
          </table:table-cell>
          <table:table-cell table:formula="oooc:=[.J$1]*100+[.$A52]" office:value-type="float" office:value="1051">
            <text:p>1051</text:p>
          </table:table-cell>
          <table:table-cell table:formula="oooc:=[.K$1]*100+[.$A52]" office:value-type="float" office:value="1151">
            <text:p>1151</text:p>
          </table:table-cell>
          <table:table-cell table:formula="oooc:=[.L$1]*100+[.$A52]" office:value-type="float" office:value="1251">
            <text:p>1251</text:p>
          </table:table-cell>
          <table:table-cell table:formula="oooc:=[.$A52]+[.$A52]/[.M$1]" office:value-type="float" office:value="302">
            <text:p>302</text:p>
          </table:table-cell>
          <table:table-cell table:formula="oooc:=[.$A52]+[.$A52]/[.N$1]" office:value-type="float" office:value="226.5">
            <text:p>226.5</text:p>
          </table:table-cell>
          <table:table-cell table:formula="oooc:=[.$A52]+[.$A52]/[.O$1]" office:value-type="float" office:value="201.333333333333">
            <text:p>201.33</text:p>
          </table:table-cell>
          <table:table-cell table:formula="oooc:=[.$A52]+[.$A52]/[.P$1]" office:value-type="float" office:value="188.75">
            <text:p>188.75</text:p>
          </table:table-cell>
          <table:table-cell table:formula="oooc:=[.$A52]+[.$A52]/[.Q$1]" office:value-type="float" office:value="181.2">
            <text:p>181.2</text:p>
          </table:table-cell>
          <table:table-cell table:formula="oooc:=[.$A52]+[.$A52]/[.R$1]" office:value-type="float" office:value="176.166666666667">
            <text:p>176.17</text:p>
          </table:table-cell>
          <table:table-cell table:formula="oooc:=[.$A52]+[.$A52]/[.S$1]" office:value-type="float" office:value="172.571428571429">
            <text:p>172.57</text:p>
          </table:table-cell>
          <table:table-cell table:formula="oooc:=[.$A52]+[.$A52]/[.T$1]" office:value-type="float" office:value="169.875">
            <text:p>169.88</text:p>
          </table:table-cell>
          <table:table-cell table:formula="oooc:=[.$A52]+[.$A52]/[.U$1]" office:value-type="float" office:value="167.777777777778">
            <text:p>167.78</text:p>
          </table:table-cell>
          <table:table-cell table:formula="oooc:=[.$A52]+[.$A52]/[.V$1]" office:value-type="float" office:value="166.1">
            <text:p>166.1</text:p>
          </table:table-cell>
          <table:table-cell table:formula="oooc:=[.$A52]+[.$A52]/[.W$1]" office:value-type="float" office:value="164.727272727273">
            <text:p>164.7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ooc:=[.B$1]*100+[.$A53]" office:value-type="float" office:value="252">
            <text:p>252</text:p>
          </table:table-cell>
          <table:table-cell table:formula="oooc:=[.C$1]*100+[.$A53]" office:value-type="float" office:value="352">
            <text:p>352</text:p>
          </table:table-cell>
          <table:table-cell table:formula="oooc:=[.D$1]*100+[.$A53]" office:value-type="float" office:value="452">
            <text:p>452</text:p>
          </table:table-cell>
          <table:table-cell table:formula="oooc:=[.E$1]*100+[.$A53]" office:value-type="float" office:value="552">
            <text:p>552</text:p>
          </table:table-cell>
          <table:table-cell table:formula="oooc:=[.F$1]*100+[.$A53]" office:value-type="float" office:value="652">
            <text:p>652</text:p>
          </table:table-cell>
          <table:table-cell table:formula="oooc:=[.G$1]*100+[.$A53]" office:value-type="float" office:value="752">
            <text:p>752</text:p>
          </table:table-cell>
          <table:table-cell table:formula="oooc:=[.H$1]*100+[.$A53]" office:value-type="float" office:value="852">
            <text:p>852</text:p>
          </table:table-cell>
          <table:table-cell table:formula="oooc:=[.I$1]*100+[.$A53]" office:value-type="float" office:value="952">
            <text:p>952</text:p>
          </table:table-cell>
          <table:table-cell table:formula="oooc:=[.J$1]*100+[.$A53]" office:value-type="float" office:value="1052">
            <text:p>1052</text:p>
          </table:table-cell>
          <table:table-cell table:formula="oooc:=[.K$1]*100+[.$A53]" office:value-type="float" office:value="1152">
            <text:p>1152</text:p>
          </table:table-cell>
          <table:table-cell table:formula="oooc:=[.L$1]*100+[.$A53]" office:value-type="float" office:value="1252">
            <text:p>1252</text:p>
          </table:table-cell>
          <table:table-cell table:formula="oooc:=[.$A53]+[.$A53]/[.M$1]" office:value-type="float" office:value="304">
            <text:p>304</text:p>
          </table:table-cell>
          <table:table-cell table:formula="oooc:=[.$A53]+[.$A53]/[.N$1]" office:value-type="float" office:value="228">
            <text:p>228</text:p>
          </table:table-cell>
          <table:table-cell table:formula="oooc:=[.$A53]+[.$A53]/[.O$1]" office:value-type="float" office:value="202.666666666667">
            <text:p>202.67</text:p>
          </table:table-cell>
          <table:table-cell table:formula="oooc:=[.$A53]+[.$A53]/[.P$1]" office:value-type="float" office:value="190">
            <text:p>190</text:p>
          </table:table-cell>
          <table:table-cell table:formula="oooc:=[.$A53]+[.$A53]/[.Q$1]" office:value-type="float" office:value="182.4">
            <text:p>182.4</text:p>
          </table:table-cell>
          <table:table-cell table:formula="oooc:=[.$A53]+[.$A53]/[.R$1]" office:value-type="float" office:value="177.333333333333">
            <text:p>177.33</text:p>
          </table:table-cell>
          <table:table-cell table:formula="oooc:=[.$A53]+[.$A53]/[.S$1]" office:value-type="float" office:value="173.714285714286">
            <text:p>173.71</text:p>
          </table:table-cell>
          <table:table-cell table:formula="oooc:=[.$A53]+[.$A53]/[.T$1]" office:value-type="float" office:value="171">
            <text:p>171</text:p>
          </table:table-cell>
          <table:table-cell table:formula="oooc:=[.$A53]+[.$A53]/[.U$1]" office:value-type="float" office:value="168.888888888889">
            <text:p>168.89</text:p>
          </table:table-cell>
          <table:table-cell table:formula="oooc:=[.$A53]+[.$A53]/[.V$1]" office:value-type="float" office:value="167.2">
            <text:p>167.2</text:p>
          </table:table-cell>
          <table:table-cell table:formula="oooc:=[.$A53]+[.$A53]/[.W$1]" office:value-type="float" office:value="165.818181818182">
            <text:p>165.8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ooc:=[.B$1]*100+[.$A54]" office:value-type="float" office:value="253">
            <text:p>253</text:p>
          </table:table-cell>
          <table:table-cell table:formula="oooc:=[.C$1]*100+[.$A54]" office:value-type="float" office:value="353">
            <text:p>353</text:p>
          </table:table-cell>
          <table:table-cell table:formula="oooc:=[.D$1]*100+[.$A54]" office:value-type="float" office:value="453">
            <text:p>453</text:p>
          </table:table-cell>
          <table:table-cell table:formula="oooc:=[.E$1]*100+[.$A54]" office:value-type="float" office:value="553">
            <text:p>553</text:p>
          </table:table-cell>
          <table:table-cell table:formula="oooc:=[.F$1]*100+[.$A54]" office:value-type="float" office:value="653">
            <text:p>653</text:p>
          </table:table-cell>
          <table:table-cell table:formula="oooc:=[.G$1]*100+[.$A54]" office:value-type="float" office:value="753">
            <text:p>753</text:p>
          </table:table-cell>
          <table:table-cell table:formula="oooc:=[.H$1]*100+[.$A54]" office:value-type="float" office:value="853">
            <text:p>853</text:p>
          </table:table-cell>
          <table:table-cell table:formula="oooc:=[.I$1]*100+[.$A54]" office:value-type="float" office:value="953">
            <text:p>953</text:p>
          </table:table-cell>
          <table:table-cell table:formula="oooc:=[.J$1]*100+[.$A54]" office:value-type="float" office:value="1053">
            <text:p>1053</text:p>
          </table:table-cell>
          <table:table-cell table:formula="oooc:=[.K$1]*100+[.$A54]" office:value-type="float" office:value="1153">
            <text:p>1153</text:p>
          </table:table-cell>
          <table:table-cell table:formula="oooc:=[.L$1]*100+[.$A54]" office:value-type="float" office:value="1253">
            <text:p>1253</text:p>
          </table:table-cell>
          <table:table-cell table:formula="oooc:=[.$A54]+[.$A54]/[.M$1]" office:value-type="float" office:value="306">
            <text:p>306</text:p>
          </table:table-cell>
          <table:table-cell table:formula="oooc:=[.$A54]+[.$A54]/[.N$1]" office:value-type="float" office:value="229.5">
            <text:p>229.5</text:p>
          </table:table-cell>
          <table:table-cell table:formula="oooc:=[.$A54]+[.$A54]/[.O$1]" office:value-type="float" office:value="204">
            <text:p>204</text:p>
          </table:table-cell>
          <table:table-cell table:formula="oooc:=[.$A54]+[.$A54]/[.P$1]" office:value-type="float" office:value="191.25">
            <text:p>191.25</text:p>
          </table:table-cell>
          <table:table-cell table:formula="oooc:=[.$A54]+[.$A54]/[.Q$1]" office:value-type="float" office:value="183.6">
            <text:p>183.6</text:p>
          </table:table-cell>
          <table:table-cell table:formula="oooc:=[.$A54]+[.$A54]/[.R$1]" office:value-type="float" office:value="178.5">
            <text:p>178.5</text:p>
          </table:table-cell>
          <table:table-cell table:formula="oooc:=[.$A54]+[.$A54]/[.S$1]" office:value-type="float" office:value="174.857142857143">
            <text:p>174.86</text:p>
          </table:table-cell>
          <table:table-cell table:formula="oooc:=[.$A54]+[.$A54]/[.T$1]" office:value-type="float" office:value="172.125">
            <text:p>172.13</text:p>
          </table:table-cell>
          <table:table-cell table:formula="oooc:=[.$A54]+[.$A54]/[.U$1]" office:value-type="float" office:value="170">
            <text:p>170</text:p>
          </table:table-cell>
          <table:table-cell table:formula="oooc:=[.$A54]+[.$A54]/[.V$1]" office:value-type="float" office:value="168.3">
            <text:p>168.3</text:p>
          </table:table-cell>
          <table:table-cell table:formula="oooc:=[.$A54]+[.$A54]/[.W$1]" office:value-type="float" office:value="166.909090909091">
            <text:p>166.9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ooc:=[.B$1]*100+[.$A55]" office:value-type="float" office:value="254">
            <text:p>254</text:p>
          </table:table-cell>
          <table:table-cell table:formula="oooc:=[.C$1]*100+[.$A55]" office:value-type="float" office:value="354">
            <text:p>354</text:p>
          </table:table-cell>
          <table:table-cell table:formula="oooc:=[.D$1]*100+[.$A55]" office:value-type="float" office:value="454">
            <text:p>454</text:p>
          </table:table-cell>
          <table:table-cell table:formula="oooc:=[.E$1]*100+[.$A55]" office:value-type="float" office:value="554">
            <text:p>554</text:p>
          </table:table-cell>
          <table:table-cell table:formula="oooc:=[.F$1]*100+[.$A55]" office:value-type="float" office:value="654">
            <text:p>654</text:p>
          </table:table-cell>
          <table:table-cell table:formula="oooc:=[.G$1]*100+[.$A55]" office:value-type="float" office:value="754">
            <text:p>754</text:p>
          </table:table-cell>
          <table:table-cell table:formula="oooc:=[.H$1]*100+[.$A55]" office:value-type="float" office:value="854">
            <text:p>854</text:p>
          </table:table-cell>
          <table:table-cell table:formula="oooc:=[.I$1]*100+[.$A55]" office:value-type="float" office:value="954">
            <text:p>954</text:p>
          </table:table-cell>
          <table:table-cell table:formula="oooc:=[.J$1]*100+[.$A55]" office:value-type="float" office:value="1054">
            <text:p>1054</text:p>
          </table:table-cell>
          <table:table-cell table:formula="oooc:=[.K$1]*100+[.$A55]" office:value-type="float" office:value="1154">
            <text:p>1154</text:p>
          </table:table-cell>
          <table:table-cell table:formula="oooc:=[.L$1]*100+[.$A55]" office:value-type="float" office:value="1254">
            <text:p>1254</text:p>
          </table:table-cell>
          <table:table-cell table:formula="oooc:=[.$A55]+[.$A55]/[.M$1]" office:value-type="float" office:value="308">
            <text:p>308</text:p>
          </table:table-cell>
          <table:table-cell table:formula="oooc:=[.$A55]+[.$A55]/[.N$1]" office:value-type="float" office:value="231">
            <text:p>231</text:p>
          </table:table-cell>
          <table:table-cell table:formula="oooc:=[.$A55]+[.$A55]/[.O$1]" office:value-type="float" office:value="205.333333333333">
            <text:p>205.33</text:p>
          </table:table-cell>
          <table:table-cell table:formula="oooc:=[.$A55]+[.$A55]/[.P$1]" office:value-type="float" office:value="192.5">
            <text:p>192.5</text:p>
          </table:table-cell>
          <table:table-cell table:formula="oooc:=[.$A55]+[.$A55]/[.Q$1]" office:value-type="float" office:value="184.8">
            <text:p>184.8</text:p>
          </table:table-cell>
          <table:table-cell table:formula="oooc:=[.$A55]+[.$A55]/[.R$1]" office:value-type="float" office:value="179.666666666667">
            <text:p>179.67</text:p>
          </table:table-cell>
          <table:table-cell table:formula="oooc:=[.$A55]+[.$A55]/[.S$1]" office:value-type="float" office:value="176">
            <text:p>176</text:p>
          </table:table-cell>
          <table:table-cell table:formula="oooc:=[.$A55]+[.$A55]/[.T$1]" office:value-type="float" office:value="173.25">
            <text:p>173.25</text:p>
          </table:table-cell>
          <table:table-cell table:formula="oooc:=[.$A55]+[.$A55]/[.U$1]" office:value-type="float" office:value="171.111111111111">
            <text:p>171.11</text:p>
          </table:table-cell>
          <table:table-cell table:formula="oooc:=[.$A55]+[.$A55]/[.V$1]" office:value-type="float" office:value="169.4">
            <text:p>169.4</text:p>
          </table:table-cell>
          <table:table-cell table:formula="oooc:=[.$A55]+[.$A55]/[.W$1]" office:value-type="float" office:value="168">
            <text:p>1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ooc:=[.B$1]*100+[.$A56]" office:value-type="float" office:value="255">
            <text:p>255</text:p>
          </table:table-cell>
          <table:table-cell table:formula="oooc:=[.C$1]*100+[.$A56]" office:value-type="float" office:value="355">
            <text:p>355</text:p>
          </table:table-cell>
          <table:table-cell table:formula="oooc:=[.D$1]*100+[.$A56]" office:value-type="float" office:value="455">
            <text:p>455</text:p>
          </table:table-cell>
          <table:table-cell table:formula="oooc:=[.E$1]*100+[.$A56]" office:value-type="float" office:value="555">
            <text:p>555</text:p>
          </table:table-cell>
          <table:table-cell table:formula="oooc:=[.F$1]*100+[.$A56]" office:value-type="float" office:value="655">
            <text:p>655</text:p>
          </table:table-cell>
          <table:table-cell table:formula="oooc:=[.G$1]*100+[.$A56]" office:value-type="float" office:value="755">
            <text:p>755</text:p>
          </table:table-cell>
          <table:table-cell table:formula="oooc:=[.H$1]*100+[.$A56]" office:value-type="float" office:value="855">
            <text:p>855</text:p>
          </table:table-cell>
          <table:table-cell table:formula="oooc:=[.I$1]*100+[.$A56]" office:value-type="float" office:value="955">
            <text:p>955</text:p>
          </table:table-cell>
          <table:table-cell table:formula="oooc:=[.J$1]*100+[.$A56]" office:value-type="float" office:value="1055">
            <text:p>1055</text:p>
          </table:table-cell>
          <table:table-cell table:formula="oooc:=[.K$1]*100+[.$A56]" office:value-type="float" office:value="1155">
            <text:p>1155</text:p>
          </table:table-cell>
          <table:table-cell table:formula="oooc:=[.L$1]*100+[.$A56]" office:value-type="float" office:value="1255">
            <text:p>1255</text:p>
          </table:table-cell>
          <table:table-cell table:formula="oooc:=[.$A56]+[.$A56]/[.M$1]" office:value-type="float" office:value="310">
            <text:p>310</text:p>
          </table:table-cell>
          <table:table-cell table:formula="oooc:=[.$A56]+[.$A56]/[.N$1]" office:value-type="float" office:value="232.5">
            <text:p>232.5</text:p>
          </table:table-cell>
          <table:table-cell table:formula="oooc:=[.$A56]+[.$A56]/[.O$1]" office:value-type="float" office:value="206.666666666667">
            <text:p>206.67</text:p>
          </table:table-cell>
          <table:table-cell table:formula="oooc:=[.$A56]+[.$A56]/[.P$1]" office:value-type="float" office:value="193.75">
            <text:p>193.75</text:p>
          </table:table-cell>
          <table:table-cell table:formula="oooc:=[.$A56]+[.$A56]/[.Q$1]" office:value-type="float" office:value="186">
            <text:p>186</text:p>
          </table:table-cell>
          <table:table-cell table:formula="oooc:=[.$A56]+[.$A56]/[.R$1]" office:value-type="float" office:value="180.833333333333">
            <text:p>180.83</text:p>
          </table:table-cell>
          <table:table-cell table:formula="oooc:=[.$A56]+[.$A56]/[.S$1]" office:value-type="float" office:value="177.142857142857">
            <text:p>177.14</text:p>
          </table:table-cell>
          <table:table-cell table:formula="oooc:=[.$A56]+[.$A56]/[.T$1]" office:value-type="float" office:value="174.375">
            <text:p>174.38</text:p>
          </table:table-cell>
          <table:table-cell table:formula="oooc:=[.$A56]+[.$A56]/[.U$1]" office:value-type="float" office:value="172.222222222222">
            <text:p>172.22</text:p>
          </table:table-cell>
          <table:table-cell table:formula="oooc:=[.$A56]+[.$A56]/[.V$1]" office:value-type="float" office:value="170.5">
            <text:p>170.5</text:p>
          </table:table-cell>
          <table:table-cell table:formula="oooc:=[.$A56]+[.$A56]/[.W$1]" office:value-type="float" office:value="169.090909090909">
            <text:p>169.0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ooc:=[.B$1]*100+[.$A57]" office:value-type="float" office:value="256">
            <text:p>256</text:p>
          </table:table-cell>
          <table:table-cell table:formula="oooc:=[.C$1]*100+[.$A57]" office:value-type="float" office:value="356">
            <text:p>356</text:p>
          </table:table-cell>
          <table:table-cell table:formula="oooc:=[.D$1]*100+[.$A57]" office:value-type="float" office:value="456">
            <text:p>456</text:p>
          </table:table-cell>
          <table:table-cell table:formula="oooc:=[.E$1]*100+[.$A57]" office:value-type="float" office:value="556">
            <text:p>556</text:p>
          </table:table-cell>
          <table:table-cell table:formula="oooc:=[.F$1]*100+[.$A57]" office:value-type="float" office:value="656">
            <text:p>656</text:p>
          </table:table-cell>
          <table:table-cell table:formula="oooc:=[.G$1]*100+[.$A57]" office:value-type="float" office:value="756">
            <text:p>756</text:p>
          </table:table-cell>
          <table:table-cell table:formula="oooc:=[.H$1]*100+[.$A57]" office:value-type="float" office:value="856">
            <text:p>856</text:p>
          </table:table-cell>
          <table:table-cell table:formula="oooc:=[.I$1]*100+[.$A57]" office:value-type="float" office:value="956">
            <text:p>956</text:p>
          </table:table-cell>
          <table:table-cell table:formula="oooc:=[.J$1]*100+[.$A57]" office:value-type="float" office:value="1056">
            <text:p>1056</text:p>
          </table:table-cell>
          <table:table-cell table:formula="oooc:=[.K$1]*100+[.$A57]" office:value-type="float" office:value="1156">
            <text:p>1156</text:p>
          </table:table-cell>
          <table:table-cell table:formula="oooc:=[.L$1]*100+[.$A57]" office:value-type="float" office:value="1256">
            <text:p>1256</text:p>
          </table:table-cell>
          <table:table-cell table:formula="oooc:=[.$A57]+[.$A57]/[.M$1]" office:value-type="float" office:value="312">
            <text:p>312</text:p>
          </table:table-cell>
          <table:table-cell table:formula="oooc:=[.$A57]+[.$A57]/[.N$1]" office:value-type="float" office:value="234">
            <text:p>234</text:p>
          </table:table-cell>
          <table:table-cell table:formula="oooc:=[.$A57]+[.$A57]/[.O$1]" office:value-type="float" office:value="208">
            <text:p>208</text:p>
          </table:table-cell>
          <table:table-cell table:formula="oooc:=[.$A57]+[.$A57]/[.P$1]" office:value-type="float" office:value="195">
            <text:p>195</text:p>
          </table:table-cell>
          <table:table-cell table:formula="oooc:=[.$A57]+[.$A57]/[.Q$1]" office:value-type="float" office:value="187.2">
            <text:p>187.2</text:p>
          </table:table-cell>
          <table:table-cell table:formula="oooc:=[.$A57]+[.$A57]/[.R$1]" office:value-type="float" office:value="182">
            <text:p>182</text:p>
          </table:table-cell>
          <table:table-cell table:formula="oooc:=[.$A57]+[.$A57]/[.S$1]" office:value-type="float" office:value="178.285714285714">
            <text:p>178.29</text:p>
          </table:table-cell>
          <table:table-cell table:formula="oooc:=[.$A57]+[.$A57]/[.T$1]" office:value-type="float" office:value="175.5">
            <text:p>175.5</text:p>
          </table:table-cell>
          <table:table-cell table:formula="oooc:=[.$A57]+[.$A57]/[.U$1]" office:value-type="float" office:value="173.333333333333">
            <text:p>173.33</text:p>
          </table:table-cell>
          <table:table-cell table:formula="oooc:=[.$A57]+[.$A57]/[.V$1]" office:value-type="float" office:value="171.6">
            <text:p>171.6</text:p>
          </table:table-cell>
          <table:table-cell table:formula="oooc:=[.$A57]+[.$A57]/[.W$1]" office:value-type="float" office:value="170.181818181818">
            <text:p>170.1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ooc:=[.B$1]*100+[.$A58]" office:value-type="float" office:value="257">
            <text:p>257</text:p>
          </table:table-cell>
          <table:table-cell table:formula="oooc:=[.C$1]*100+[.$A58]" office:value-type="float" office:value="357">
            <text:p>357</text:p>
          </table:table-cell>
          <table:table-cell table:formula="oooc:=[.D$1]*100+[.$A58]" office:value-type="float" office:value="457">
            <text:p>457</text:p>
          </table:table-cell>
          <table:table-cell table:formula="oooc:=[.E$1]*100+[.$A58]" office:value-type="float" office:value="557">
            <text:p>557</text:p>
          </table:table-cell>
          <table:table-cell table:formula="oooc:=[.F$1]*100+[.$A58]" office:value-type="float" office:value="657">
            <text:p>657</text:p>
          </table:table-cell>
          <table:table-cell table:formula="oooc:=[.G$1]*100+[.$A58]" office:value-type="float" office:value="757">
            <text:p>757</text:p>
          </table:table-cell>
          <table:table-cell table:formula="oooc:=[.H$1]*100+[.$A58]" office:value-type="float" office:value="857">
            <text:p>857</text:p>
          </table:table-cell>
          <table:table-cell table:formula="oooc:=[.I$1]*100+[.$A58]" office:value-type="float" office:value="957">
            <text:p>957</text:p>
          </table:table-cell>
          <table:table-cell table:formula="oooc:=[.J$1]*100+[.$A58]" office:value-type="float" office:value="1057">
            <text:p>1057</text:p>
          </table:table-cell>
          <table:table-cell table:formula="oooc:=[.K$1]*100+[.$A58]" office:value-type="float" office:value="1157">
            <text:p>1157</text:p>
          </table:table-cell>
          <table:table-cell table:formula="oooc:=[.L$1]*100+[.$A58]" office:value-type="float" office:value="1257">
            <text:p>1257</text:p>
          </table:table-cell>
          <table:table-cell table:formula="oooc:=[.$A58]+[.$A58]/[.M$1]" office:value-type="float" office:value="314">
            <text:p>314</text:p>
          </table:table-cell>
          <table:table-cell table:formula="oooc:=[.$A58]+[.$A58]/[.N$1]" office:value-type="float" office:value="235.5">
            <text:p>235.5</text:p>
          </table:table-cell>
          <table:table-cell table:formula="oooc:=[.$A58]+[.$A58]/[.O$1]" office:value-type="float" office:value="209.333333333333">
            <text:p>209.33</text:p>
          </table:table-cell>
          <table:table-cell table:formula="oooc:=[.$A58]+[.$A58]/[.P$1]" office:value-type="float" office:value="196.25">
            <text:p>196.25</text:p>
          </table:table-cell>
          <table:table-cell table:formula="oooc:=[.$A58]+[.$A58]/[.Q$1]" office:value-type="float" office:value="188.4">
            <text:p>188.4</text:p>
          </table:table-cell>
          <table:table-cell table:formula="oooc:=[.$A58]+[.$A58]/[.R$1]" office:value-type="float" office:value="183.166666666667">
            <text:p>183.17</text:p>
          </table:table-cell>
          <table:table-cell table:formula="oooc:=[.$A58]+[.$A58]/[.S$1]" office:value-type="float" office:value="179.428571428571">
            <text:p>179.43</text:p>
          </table:table-cell>
          <table:table-cell table:formula="oooc:=[.$A58]+[.$A58]/[.T$1]" office:value-type="float" office:value="176.625">
            <text:p>176.63</text:p>
          </table:table-cell>
          <table:table-cell table:formula="oooc:=[.$A58]+[.$A58]/[.U$1]" office:value-type="float" office:value="174.444444444444">
            <text:p>174.44</text:p>
          </table:table-cell>
          <table:table-cell table:formula="oooc:=[.$A58]+[.$A58]/[.V$1]" office:value-type="float" office:value="172.7">
            <text:p>172.7</text:p>
          </table:table-cell>
          <table:table-cell table:formula="oooc:=[.$A58]+[.$A58]/[.W$1]" office:value-type="float" office:value="171.272727272727">
            <text:p>171.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ooc:=[.B$1]*100+[.$A59]" office:value-type="float" office:value="258">
            <text:p>258</text:p>
          </table:table-cell>
          <table:table-cell table:formula="oooc:=[.C$1]*100+[.$A59]" office:value-type="float" office:value="358">
            <text:p>358</text:p>
          </table:table-cell>
          <table:table-cell table:formula="oooc:=[.D$1]*100+[.$A59]" office:value-type="float" office:value="458">
            <text:p>458</text:p>
          </table:table-cell>
          <table:table-cell table:formula="oooc:=[.E$1]*100+[.$A59]" office:value-type="float" office:value="558">
            <text:p>558</text:p>
          </table:table-cell>
          <table:table-cell table:formula="oooc:=[.F$1]*100+[.$A59]" office:value-type="float" office:value="658">
            <text:p>658</text:p>
          </table:table-cell>
          <table:table-cell table:formula="oooc:=[.G$1]*100+[.$A59]" office:value-type="float" office:value="758">
            <text:p>758</text:p>
          </table:table-cell>
          <table:table-cell table:formula="oooc:=[.H$1]*100+[.$A59]" office:value-type="float" office:value="858">
            <text:p>858</text:p>
          </table:table-cell>
          <table:table-cell table:formula="oooc:=[.I$1]*100+[.$A59]" office:value-type="float" office:value="958">
            <text:p>958</text:p>
          </table:table-cell>
          <table:table-cell table:formula="oooc:=[.J$1]*100+[.$A59]" office:value-type="float" office:value="1058">
            <text:p>1058</text:p>
          </table:table-cell>
          <table:table-cell table:formula="oooc:=[.K$1]*100+[.$A59]" office:value-type="float" office:value="1158">
            <text:p>1158</text:p>
          </table:table-cell>
          <table:table-cell table:formula="oooc:=[.L$1]*100+[.$A59]" office:value-type="float" office:value="1258">
            <text:p>1258</text:p>
          </table:table-cell>
          <table:table-cell table:formula="oooc:=[.$A59]+[.$A59]/[.M$1]" office:value-type="float" office:value="316">
            <text:p>316</text:p>
          </table:table-cell>
          <table:table-cell table:formula="oooc:=[.$A59]+[.$A59]/[.N$1]" office:value-type="float" office:value="237">
            <text:p>237</text:p>
          </table:table-cell>
          <table:table-cell table:formula="oooc:=[.$A59]+[.$A59]/[.O$1]" office:value-type="float" office:value="210.666666666667">
            <text:p>210.67</text:p>
          </table:table-cell>
          <table:table-cell table:formula="oooc:=[.$A59]+[.$A59]/[.P$1]" office:value-type="float" office:value="197.5">
            <text:p>197.5</text:p>
          </table:table-cell>
          <table:table-cell table:formula="oooc:=[.$A59]+[.$A59]/[.Q$1]" office:value-type="float" office:value="189.6">
            <text:p>189.6</text:p>
          </table:table-cell>
          <table:table-cell table:formula="oooc:=[.$A59]+[.$A59]/[.R$1]" office:value-type="float" office:value="184.333333333333">
            <text:p>184.33</text:p>
          </table:table-cell>
          <table:table-cell table:formula="oooc:=[.$A59]+[.$A59]/[.S$1]" office:value-type="float" office:value="180.571428571429">
            <text:p>180.57</text:p>
          </table:table-cell>
          <table:table-cell table:formula="oooc:=[.$A59]+[.$A59]/[.T$1]" office:value-type="float" office:value="177.75">
            <text:p>177.75</text:p>
          </table:table-cell>
          <table:table-cell table:formula="oooc:=[.$A59]+[.$A59]/[.U$1]" office:value-type="float" office:value="175.555555555556">
            <text:p>175.56</text:p>
          </table:table-cell>
          <table:table-cell table:formula="oooc:=[.$A59]+[.$A59]/[.V$1]" office:value-type="float" office:value="173.8">
            <text:p>173.8</text:p>
          </table:table-cell>
          <table:table-cell table:formula="oooc:=[.$A59]+[.$A59]/[.W$1]" office:value-type="float" office:value="172.363636363636">
            <text:p>172.3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ooc:=[.B$1]*100+[.$A60]" office:value-type="float" office:value="259">
            <text:p>259</text:p>
          </table:table-cell>
          <table:table-cell table:formula="oooc:=[.C$1]*100+[.$A60]" office:value-type="float" office:value="359">
            <text:p>359</text:p>
          </table:table-cell>
          <table:table-cell table:formula="oooc:=[.D$1]*100+[.$A60]" office:value-type="float" office:value="459">
            <text:p>459</text:p>
          </table:table-cell>
          <table:table-cell table:formula="oooc:=[.E$1]*100+[.$A60]" office:value-type="float" office:value="559">
            <text:p>559</text:p>
          </table:table-cell>
          <table:table-cell table:formula="oooc:=[.F$1]*100+[.$A60]" office:value-type="float" office:value="659">
            <text:p>659</text:p>
          </table:table-cell>
          <table:table-cell table:formula="oooc:=[.G$1]*100+[.$A60]" office:value-type="float" office:value="759">
            <text:p>759</text:p>
          </table:table-cell>
          <table:table-cell table:formula="oooc:=[.H$1]*100+[.$A60]" office:value-type="float" office:value="859">
            <text:p>859</text:p>
          </table:table-cell>
          <table:table-cell table:formula="oooc:=[.I$1]*100+[.$A60]" office:value-type="float" office:value="959">
            <text:p>959</text:p>
          </table:table-cell>
          <table:table-cell table:formula="oooc:=[.J$1]*100+[.$A60]" office:value-type="float" office:value="1059">
            <text:p>1059</text:p>
          </table:table-cell>
          <table:table-cell table:formula="oooc:=[.K$1]*100+[.$A60]" office:value-type="float" office:value="1159">
            <text:p>1159</text:p>
          </table:table-cell>
          <table:table-cell table:formula="oooc:=[.L$1]*100+[.$A60]" office:value-type="float" office:value="1259">
            <text:p>1259</text:p>
          </table:table-cell>
          <table:table-cell table:formula="oooc:=[.$A60]+[.$A60]/[.M$1]" office:value-type="float" office:value="318">
            <text:p>318</text:p>
          </table:table-cell>
          <table:table-cell table:formula="oooc:=[.$A60]+[.$A60]/[.N$1]" office:value-type="float" office:value="238.5">
            <text:p>238.5</text:p>
          </table:table-cell>
          <table:table-cell table:formula="oooc:=[.$A60]+[.$A60]/[.O$1]" office:value-type="float" office:value="212">
            <text:p>212</text:p>
          </table:table-cell>
          <table:table-cell table:formula="oooc:=[.$A60]+[.$A60]/[.P$1]" office:value-type="float" office:value="198.75">
            <text:p>198.75</text:p>
          </table:table-cell>
          <table:table-cell table:formula="oooc:=[.$A60]+[.$A60]/[.Q$1]" office:value-type="float" office:value="190.8">
            <text:p>190.8</text:p>
          </table:table-cell>
          <table:table-cell table:formula="oooc:=[.$A60]+[.$A60]/[.R$1]" office:value-type="float" office:value="185.5">
            <text:p>185.5</text:p>
          </table:table-cell>
          <table:table-cell table:formula="oooc:=[.$A60]+[.$A60]/[.S$1]" office:value-type="float" office:value="181.714285714286">
            <text:p>181.71</text:p>
          </table:table-cell>
          <table:table-cell table:formula="oooc:=[.$A60]+[.$A60]/[.T$1]" office:value-type="float" office:value="178.875">
            <text:p>178.88</text:p>
          </table:table-cell>
          <table:table-cell table:formula="oooc:=[.$A60]+[.$A60]/[.U$1]" office:value-type="float" office:value="176.666666666667">
            <text:p>176.67</text:p>
          </table:table-cell>
          <table:table-cell table:formula="oooc:=[.$A60]+[.$A60]/[.V$1]" office:value-type="float" office:value="174.9">
            <text:p>174.9</text:p>
          </table:table-cell>
          <table:table-cell table:formula="oooc:=[.$A60]+[.$A60]/[.W$1]" office:value-type="float" office:value="173.454545454545">
            <text:p>173.4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ooc:=[.B$1]*100+[.$A61]" office:value-type="float" office:value="260">
            <text:p>260</text:p>
          </table:table-cell>
          <table:table-cell table:formula="oooc:=[.C$1]*100+[.$A61]" office:value-type="float" office:value="360">
            <text:p>360</text:p>
          </table:table-cell>
          <table:table-cell table:formula="oooc:=[.D$1]*100+[.$A61]" office:value-type="float" office:value="460">
            <text:p>460</text:p>
          </table:table-cell>
          <table:table-cell table:formula="oooc:=[.E$1]*100+[.$A61]" office:value-type="float" office:value="560">
            <text:p>560</text:p>
          </table:table-cell>
          <table:table-cell table:formula="oooc:=[.F$1]*100+[.$A61]" office:value-type="float" office:value="660">
            <text:p>660</text:p>
          </table:table-cell>
          <table:table-cell table:formula="oooc:=[.G$1]*100+[.$A61]" office:value-type="float" office:value="760">
            <text:p>760</text:p>
          </table:table-cell>
          <table:table-cell table:formula="oooc:=[.H$1]*100+[.$A61]" office:value-type="float" office:value="860">
            <text:p>860</text:p>
          </table:table-cell>
          <table:table-cell table:formula="oooc:=[.I$1]*100+[.$A61]" office:value-type="float" office:value="960">
            <text:p>960</text:p>
          </table:table-cell>
          <table:table-cell table:formula="oooc:=[.J$1]*100+[.$A61]" office:value-type="float" office:value="1060">
            <text:p>1060</text:p>
          </table:table-cell>
          <table:table-cell table:formula="oooc:=[.K$1]*100+[.$A61]" office:value-type="float" office:value="1160">
            <text:p>1160</text:p>
          </table:table-cell>
          <table:table-cell table:formula="oooc:=[.L$1]*100+[.$A61]" office:value-type="float" office:value="1260">
            <text:p>1260</text:p>
          </table:table-cell>
          <table:table-cell table:formula="oooc:=[.$A61]+[.$A61]/[.M$1]" office:value-type="float" office:value="320">
            <text:p>320</text:p>
          </table:table-cell>
          <table:table-cell table:formula="oooc:=[.$A61]+[.$A61]/[.N$1]" office:value-type="float" office:value="240">
            <text:p>240</text:p>
          </table:table-cell>
          <table:table-cell table:formula="oooc:=[.$A61]+[.$A61]/[.O$1]" office:value-type="float" office:value="213.333333333333">
            <text:p>213.33</text:p>
          </table:table-cell>
          <table:table-cell table:formula="oooc:=[.$A61]+[.$A61]/[.P$1]" office:value-type="float" office:value="200">
            <text:p>200</text:p>
          </table:table-cell>
          <table:table-cell table:formula="oooc:=[.$A61]+[.$A61]/[.Q$1]" office:value-type="float" office:value="192">
            <text:p>192</text:p>
          </table:table-cell>
          <table:table-cell table:formula="oooc:=[.$A61]+[.$A61]/[.R$1]" office:value-type="float" office:value="186.666666666667">
            <text:p>186.67</text:p>
          </table:table-cell>
          <table:table-cell table:formula="oooc:=[.$A61]+[.$A61]/[.S$1]" office:value-type="float" office:value="182.857142857143">
            <text:p>182.86</text:p>
          </table:table-cell>
          <table:table-cell table:formula="oooc:=[.$A61]+[.$A61]/[.T$1]" office:value-type="float" office:value="180">
            <text:p>180</text:p>
          </table:table-cell>
          <table:table-cell table:formula="oooc:=[.$A61]+[.$A61]/[.U$1]" office:value-type="float" office:value="177.777777777778">
            <text:p>177.78</text:p>
          </table:table-cell>
          <table:table-cell table:formula="oooc:=[.$A61]+[.$A61]/[.V$1]" office:value-type="float" office:value="176">
            <text:p>176</text:p>
          </table:table-cell>
          <table:table-cell table:formula="oooc:=[.$A61]+[.$A61]/[.W$1]" office:value-type="float" office:value="174.545454545455">
            <text:p>174.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ooc:=[.B$1]*100+[.$A62]" office:value-type="float" office:value="261">
            <text:p>261</text:p>
          </table:table-cell>
          <table:table-cell table:formula="oooc:=[.C$1]*100+[.$A62]" office:value-type="float" office:value="361">
            <text:p>361</text:p>
          </table:table-cell>
          <table:table-cell table:formula="oooc:=[.D$1]*100+[.$A62]" office:value-type="float" office:value="461">
            <text:p>461</text:p>
          </table:table-cell>
          <table:table-cell table:formula="oooc:=[.E$1]*100+[.$A62]" office:value-type="float" office:value="561">
            <text:p>561</text:p>
          </table:table-cell>
          <table:table-cell table:formula="oooc:=[.F$1]*100+[.$A62]" office:value-type="float" office:value="661">
            <text:p>661</text:p>
          </table:table-cell>
          <table:table-cell table:formula="oooc:=[.G$1]*100+[.$A62]" office:value-type="float" office:value="761">
            <text:p>761</text:p>
          </table:table-cell>
          <table:table-cell table:formula="oooc:=[.H$1]*100+[.$A62]" office:value-type="float" office:value="861">
            <text:p>861</text:p>
          </table:table-cell>
          <table:table-cell table:formula="oooc:=[.I$1]*100+[.$A62]" office:value-type="float" office:value="961">
            <text:p>961</text:p>
          </table:table-cell>
          <table:table-cell table:formula="oooc:=[.J$1]*100+[.$A62]" office:value-type="float" office:value="1061">
            <text:p>1061</text:p>
          </table:table-cell>
          <table:table-cell table:formula="oooc:=[.K$1]*100+[.$A62]" office:value-type="float" office:value="1161">
            <text:p>1161</text:p>
          </table:table-cell>
          <table:table-cell table:formula="oooc:=[.L$1]*100+[.$A62]" office:value-type="float" office:value="1261">
            <text:p>1261</text:p>
          </table:table-cell>
          <table:table-cell table:formula="oooc:=[.$A62]+[.$A62]/[.M$1]" office:value-type="float" office:value="322">
            <text:p>322</text:p>
          </table:table-cell>
          <table:table-cell table:formula="oooc:=[.$A62]+[.$A62]/[.N$1]" office:value-type="float" office:value="241.5">
            <text:p>241.5</text:p>
          </table:table-cell>
          <table:table-cell table:formula="oooc:=[.$A62]+[.$A62]/[.O$1]" office:value-type="float" office:value="214.666666666667">
            <text:p>214.67</text:p>
          </table:table-cell>
          <table:table-cell table:formula="oooc:=[.$A62]+[.$A62]/[.P$1]" office:value-type="float" office:value="201.25">
            <text:p>201.25</text:p>
          </table:table-cell>
          <table:table-cell table:formula="oooc:=[.$A62]+[.$A62]/[.Q$1]" office:value-type="float" office:value="193.2">
            <text:p>193.2</text:p>
          </table:table-cell>
          <table:table-cell table:formula="oooc:=[.$A62]+[.$A62]/[.R$1]" office:value-type="float" office:value="187.833333333333">
            <text:p>187.83</text:p>
          </table:table-cell>
          <table:table-cell table:formula="oooc:=[.$A62]+[.$A62]/[.S$1]" office:value-type="float" office:value="184">
            <text:p>184</text:p>
          </table:table-cell>
          <table:table-cell table:formula="oooc:=[.$A62]+[.$A62]/[.T$1]" office:value-type="float" office:value="181.125">
            <text:p>181.13</text:p>
          </table:table-cell>
          <table:table-cell table:formula="oooc:=[.$A62]+[.$A62]/[.U$1]" office:value-type="float" office:value="178.888888888889">
            <text:p>178.89</text:p>
          </table:table-cell>
          <table:table-cell table:formula="oooc:=[.$A62]+[.$A62]/[.V$1]" office:value-type="float" office:value="177.1">
            <text:p>177.1</text:p>
          </table:table-cell>
          <table:table-cell table:formula="oooc:=[.$A62]+[.$A62]/[.W$1]" office:value-type="float" office:value="175.636363636364">
            <text:p>175.6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ooc:=[.B$1]*100+[.$A63]" office:value-type="float" office:value="262">
            <text:p>262</text:p>
          </table:table-cell>
          <table:table-cell table:formula="oooc:=[.C$1]*100+[.$A63]" office:value-type="float" office:value="362">
            <text:p>362</text:p>
          </table:table-cell>
          <table:table-cell table:formula="oooc:=[.D$1]*100+[.$A63]" office:value-type="float" office:value="462">
            <text:p>462</text:p>
          </table:table-cell>
          <table:table-cell table:formula="oooc:=[.E$1]*100+[.$A63]" office:value-type="float" office:value="562">
            <text:p>562</text:p>
          </table:table-cell>
          <table:table-cell table:formula="oooc:=[.F$1]*100+[.$A63]" office:value-type="float" office:value="662">
            <text:p>662</text:p>
          </table:table-cell>
          <table:table-cell table:formula="oooc:=[.G$1]*100+[.$A63]" office:value-type="float" office:value="762">
            <text:p>762</text:p>
          </table:table-cell>
          <table:table-cell table:formula="oooc:=[.H$1]*100+[.$A63]" office:value-type="float" office:value="862">
            <text:p>862</text:p>
          </table:table-cell>
          <table:table-cell table:formula="oooc:=[.I$1]*100+[.$A63]" office:value-type="float" office:value="962">
            <text:p>962</text:p>
          </table:table-cell>
          <table:table-cell table:formula="oooc:=[.J$1]*100+[.$A63]" office:value-type="float" office:value="1062">
            <text:p>1062</text:p>
          </table:table-cell>
          <table:table-cell table:formula="oooc:=[.K$1]*100+[.$A63]" office:value-type="float" office:value="1162">
            <text:p>1162</text:p>
          </table:table-cell>
          <table:table-cell table:formula="oooc:=[.L$1]*100+[.$A63]" office:value-type="float" office:value="1262">
            <text:p>1262</text:p>
          </table:table-cell>
          <table:table-cell table:formula="oooc:=[.$A63]+[.$A63]/[.M$1]" office:value-type="float" office:value="324">
            <text:p>324</text:p>
          </table:table-cell>
          <table:table-cell table:formula="oooc:=[.$A63]+[.$A63]/[.N$1]" office:value-type="float" office:value="243">
            <text:p>243</text:p>
          </table:table-cell>
          <table:table-cell table:formula="oooc:=[.$A63]+[.$A63]/[.O$1]" office:value-type="float" office:value="216">
            <text:p>216</text:p>
          </table:table-cell>
          <table:table-cell table:formula="oooc:=[.$A63]+[.$A63]/[.P$1]" office:value-type="float" office:value="202.5">
            <text:p>202.5</text:p>
          </table:table-cell>
          <table:table-cell table:formula="oooc:=[.$A63]+[.$A63]/[.Q$1]" office:value-type="float" office:value="194.4">
            <text:p>194.4</text:p>
          </table:table-cell>
          <table:table-cell table:formula="oooc:=[.$A63]+[.$A63]/[.R$1]" office:value-type="float" office:value="189">
            <text:p>189</text:p>
          </table:table-cell>
          <table:table-cell table:formula="oooc:=[.$A63]+[.$A63]/[.S$1]" office:value-type="float" office:value="185.142857142857">
            <text:p>185.14</text:p>
          </table:table-cell>
          <table:table-cell table:formula="oooc:=[.$A63]+[.$A63]/[.T$1]" office:value-type="float" office:value="182.25">
            <text:p>182.25</text:p>
          </table:table-cell>
          <table:table-cell table:formula="oooc:=[.$A63]+[.$A63]/[.U$1]" office:value-type="float" office:value="180">
            <text:p>180</text:p>
          </table:table-cell>
          <table:table-cell table:formula="oooc:=[.$A63]+[.$A63]/[.V$1]" office:value-type="float" office:value="178.2">
            <text:p>178.2</text:p>
          </table:table-cell>
          <table:table-cell table:formula="oooc:=[.$A63]+[.$A63]/[.W$1]" office:value-type="float" office:value="176.727272727273">
            <text:p>176.7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ooc:=[.B$1]*100+[.$A64]" office:value-type="float" office:value="263">
            <text:p>263</text:p>
          </table:table-cell>
          <table:table-cell table:formula="oooc:=[.C$1]*100+[.$A64]" office:value-type="float" office:value="363">
            <text:p>363</text:p>
          </table:table-cell>
          <table:table-cell table:formula="oooc:=[.D$1]*100+[.$A64]" office:value-type="float" office:value="463">
            <text:p>463</text:p>
          </table:table-cell>
          <table:table-cell table:formula="oooc:=[.E$1]*100+[.$A64]" office:value-type="float" office:value="563">
            <text:p>563</text:p>
          </table:table-cell>
          <table:table-cell table:formula="oooc:=[.F$1]*100+[.$A64]" office:value-type="float" office:value="663">
            <text:p>663</text:p>
          </table:table-cell>
          <table:table-cell table:formula="oooc:=[.G$1]*100+[.$A64]" office:value-type="float" office:value="763">
            <text:p>763</text:p>
          </table:table-cell>
          <table:table-cell table:formula="oooc:=[.H$1]*100+[.$A64]" office:value-type="float" office:value="863">
            <text:p>863</text:p>
          </table:table-cell>
          <table:table-cell table:formula="oooc:=[.I$1]*100+[.$A64]" office:value-type="float" office:value="963">
            <text:p>963</text:p>
          </table:table-cell>
          <table:table-cell table:formula="oooc:=[.J$1]*100+[.$A64]" office:value-type="float" office:value="1063">
            <text:p>1063</text:p>
          </table:table-cell>
          <table:table-cell table:formula="oooc:=[.K$1]*100+[.$A64]" office:value-type="float" office:value="1163">
            <text:p>1163</text:p>
          </table:table-cell>
          <table:table-cell table:formula="oooc:=[.L$1]*100+[.$A64]" office:value-type="float" office:value="1263">
            <text:p>1263</text:p>
          </table:table-cell>
          <table:table-cell table:formula="oooc:=[.$A64]+[.$A64]/[.M$1]" office:value-type="float" office:value="326">
            <text:p>326</text:p>
          </table:table-cell>
          <table:table-cell table:formula="oooc:=[.$A64]+[.$A64]/[.N$1]" office:value-type="float" office:value="244.5">
            <text:p>244.5</text:p>
          </table:table-cell>
          <table:table-cell table:formula="oooc:=[.$A64]+[.$A64]/[.O$1]" office:value-type="float" office:value="217.333333333333">
            <text:p>217.33</text:p>
          </table:table-cell>
          <table:table-cell table:formula="oooc:=[.$A64]+[.$A64]/[.P$1]" office:value-type="float" office:value="203.75">
            <text:p>203.75</text:p>
          </table:table-cell>
          <table:table-cell table:formula="oooc:=[.$A64]+[.$A64]/[.Q$1]" office:value-type="float" office:value="195.6">
            <text:p>195.6</text:p>
          </table:table-cell>
          <table:table-cell table:formula="oooc:=[.$A64]+[.$A64]/[.R$1]" office:value-type="float" office:value="190.166666666667">
            <text:p>190.17</text:p>
          </table:table-cell>
          <table:table-cell table:formula="oooc:=[.$A64]+[.$A64]/[.S$1]" office:value-type="float" office:value="186.285714285714">
            <text:p>186.29</text:p>
          </table:table-cell>
          <table:table-cell table:formula="oooc:=[.$A64]+[.$A64]/[.T$1]" office:value-type="float" office:value="183.375">
            <text:p>183.38</text:p>
          </table:table-cell>
          <table:table-cell table:formula="oooc:=[.$A64]+[.$A64]/[.U$1]" office:value-type="float" office:value="181.111111111111">
            <text:p>181.11</text:p>
          </table:table-cell>
          <table:table-cell table:formula="oooc:=[.$A64]+[.$A64]/[.V$1]" office:value-type="float" office:value="179.3">
            <text:p>179.3</text:p>
          </table:table-cell>
          <table:table-cell table:formula="oooc:=[.$A64]+[.$A64]/[.W$1]" office:value-type="float" office:value="177.818181818182">
            <text:p>177.8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ooc:=[.B$1]*100+[.$A65]" office:value-type="float" office:value="264">
            <text:p>264</text:p>
          </table:table-cell>
          <table:table-cell table:formula="oooc:=[.C$1]*100+[.$A65]" office:value-type="float" office:value="364">
            <text:p>364</text:p>
          </table:table-cell>
          <table:table-cell table:formula="oooc:=[.D$1]*100+[.$A65]" office:value-type="float" office:value="464">
            <text:p>464</text:p>
          </table:table-cell>
          <table:table-cell table:formula="oooc:=[.E$1]*100+[.$A65]" office:value-type="float" office:value="564">
            <text:p>564</text:p>
          </table:table-cell>
          <table:table-cell table:formula="oooc:=[.F$1]*100+[.$A65]" office:value-type="float" office:value="664">
            <text:p>664</text:p>
          </table:table-cell>
          <table:table-cell table:formula="oooc:=[.G$1]*100+[.$A65]" office:value-type="float" office:value="764">
            <text:p>764</text:p>
          </table:table-cell>
          <table:table-cell table:formula="oooc:=[.H$1]*100+[.$A65]" office:value-type="float" office:value="864">
            <text:p>864</text:p>
          </table:table-cell>
          <table:table-cell table:formula="oooc:=[.I$1]*100+[.$A65]" office:value-type="float" office:value="964">
            <text:p>964</text:p>
          </table:table-cell>
          <table:table-cell table:formula="oooc:=[.J$1]*100+[.$A65]" office:value-type="float" office:value="1064">
            <text:p>1064</text:p>
          </table:table-cell>
          <table:table-cell table:formula="oooc:=[.K$1]*100+[.$A65]" office:value-type="float" office:value="1164">
            <text:p>1164</text:p>
          </table:table-cell>
          <table:table-cell table:formula="oooc:=[.L$1]*100+[.$A65]" office:value-type="float" office:value="1264">
            <text:p>1264</text:p>
          </table:table-cell>
          <table:table-cell table:formula="oooc:=[.$A65]+[.$A65]/[.M$1]" office:value-type="float" office:value="328">
            <text:p>328</text:p>
          </table:table-cell>
          <table:table-cell table:formula="oooc:=[.$A65]+[.$A65]/[.N$1]" office:value-type="float" office:value="246">
            <text:p>246</text:p>
          </table:table-cell>
          <table:table-cell table:formula="oooc:=[.$A65]+[.$A65]/[.O$1]" office:value-type="float" office:value="218.666666666667">
            <text:p>218.67</text:p>
          </table:table-cell>
          <table:table-cell table:formula="oooc:=[.$A65]+[.$A65]/[.P$1]" office:value-type="float" office:value="205">
            <text:p>205</text:p>
          </table:table-cell>
          <table:table-cell table:formula="oooc:=[.$A65]+[.$A65]/[.Q$1]" office:value-type="float" office:value="196.8">
            <text:p>196.8</text:p>
          </table:table-cell>
          <table:table-cell table:formula="oooc:=[.$A65]+[.$A65]/[.R$1]" office:value-type="float" office:value="191.333333333333">
            <text:p>191.33</text:p>
          </table:table-cell>
          <table:table-cell table:formula="oooc:=[.$A65]+[.$A65]/[.S$1]" office:value-type="float" office:value="187.428571428571">
            <text:p>187.43</text:p>
          </table:table-cell>
          <table:table-cell table:formula="oooc:=[.$A65]+[.$A65]/[.T$1]" office:value-type="float" office:value="184.5">
            <text:p>184.5</text:p>
          </table:table-cell>
          <table:table-cell table:formula="oooc:=[.$A65]+[.$A65]/[.U$1]" office:value-type="float" office:value="182.222222222222">
            <text:p>182.22</text:p>
          </table:table-cell>
          <table:table-cell table:formula="oooc:=[.$A65]+[.$A65]/[.V$1]" office:value-type="float" office:value="180.4">
            <text:p>180.4</text:p>
          </table:table-cell>
          <table:table-cell table:formula="oooc:=[.$A65]+[.$A65]/[.W$1]" office:value-type="float" office:value="178.909090909091">
            <text:p>178.9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ooc:=[.B$1]*100+[.$A66]" office:value-type="float" office:value="265">
            <text:p>265</text:p>
          </table:table-cell>
          <table:table-cell table:formula="oooc:=[.C$1]*100+[.$A66]" office:value-type="float" office:value="365">
            <text:p>365</text:p>
          </table:table-cell>
          <table:table-cell table:formula="oooc:=[.D$1]*100+[.$A66]" office:value-type="float" office:value="465">
            <text:p>465</text:p>
          </table:table-cell>
          <table:table-cell table:formula="oooc:=[.E$1]*100+[.$A66]" office:value-type="float" office:value="565">
            <text:p>565</text:p>
          </table:table-cell>
          <table:table-cell table:formula="oooc:=[.F$1]*100+[.$A66]" office:value-type="float" office:value="665">
            <text:p>665</text:p>
          </table:table-cell>
          <table:table-cell table:formula="oooc:=[.G$1]*100+[.$A66]" office:value-type="float" office:value="765">
            <text:p>765</text:p>
          </table:table-cell>
          <table:table-cell table:formula="oooc:=[.H$1]*100+[.$A66]" office:value-type="float" office:value="865">
            <text:p>865</text:p>
          </table:table-cell>
          <table:table-cell table:formula="oooc:=[.I$1]*100+[.$A66]" office:value-type="float" office:value="965">
            <text:p>965</text:p>
          </table:table-cell>
          <table:table-cell table:formula="oooc:=[.J$1]*100+[.$A66]" office:value-type="float" office:value="1065">
            <text:p>1065</text:p>
          </table:table-cell>
          <table:table-cell table:formula="oooc:=[.K$1]*100+[.$A66]" office:value-type="float" office:value="1165">
            <text:p>1165</text:p>
          </table:table-cell>
          <table:table-cell table:formula="oooc:=[.L$1]*100+[.$A66]" office:value-type="float" office:value="1265">
            <text:p>1265</text:p>
          </table:table-cell>
          <table:table-cell table:formula="oooc:=[.$A66]+[.$A66]/[.M$1]" office:value-type="float" office:value="330">
            <text:p>330</text:p>
          </table:table-cell>
          <table:table-cell table:formula="oooc:=[.$A66]+[.$A66]/[.N$1]" office:value-type="float" office:value="247.5">
            <text:p>247.5</text:p>
          </table:table-cell>
          <table:table-cell table:formula="oooc:=[.$A66]+[.$A66]/[.O$1]" office:value-type="float" office:value="220">
            <text:p>220</text:p>
          </table:table-cell>
          <table:table-cell table:formula="oooc:=[.$A66]+[.$A66]/[.P$1]" office:value-type="float" office:value="206.25">
            <text:p>206.25</text:p>
          </table:table-cell>
          <table:table-cell table:formula="oooc:=[.$A66]+[.$A66]/[.Q$1]" office:value-type="float" office:value="198">
            <text:p>198</text:p>
          </table:table-cell>
          <table:table-cell table:formula="oooc:=[.$A66]+[.$A66]/[.R$1]" office:value-type="float" office:value="192.5">
            <text:p>192.5</text:p>
          </table:table-cell>
          <table:table-cell table:formula="oooc:=[.$A66]+[.$A66]/[.S$1]" office:value-type="float" office:value="188.571428571429">
            <text:p>188.57</text:p>
          </table:table-cell>
          <table:table-cell table:formula="oooc:=[.$A66]+[.$A66]/[.T$1]" office:value-type="float" office:value="185.625">
            <text:p>185.63</text:p>
          </table:table-cell>
          <table:table-cell table:formula="oooc:=[.$A66]+[.$A66]/[.U$1]" office:value-type="float" office:value="183.333333333333">
            <text:p>183.33</text:p>
          </table:table-cell>
          <table:table-cell table:formula="oooc:=[.$A66]+[.$A66]/[.V$1]" office:value-type="float" office:value="181.5">
            <text:p>181.5</text:p>
          </table:table-cell>
          <table:table-cell table:formula="oooc:=[.$A66]+[.$A66]/[.W$1]" office:value-type="float" office:value="180">
            <text:p>18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ooc:=[.B$1]*100+[.$A67]" office:value-type="float" office:value="266">
            <text:p>266</text:p>
          </table:table-cell>
          <table:table-cell table:formula="oooc:=[.C$1]*100+[.$A67]" office:value-type="float" office:value="366">
            <text:p>366</text:p>
          </table:table-cell>
          <table:table-cell table:formula="oooc:=[.D$1]*100+[.$A67]" office:value-type="float" office:value="466">
            <text:p>466</text:p>
          </table:table-cell>
          <table:table-cell table:formula="oooc:=[.E$1]*100+[.$A67]" office:value-type="float" office:value="566">
            <text:p>566</text:p>
          </table:table-cell>
          <table:table-cell table:formula="oooc:=[.F$1]*100+[.$A67]" office:value-type="float" office:value="666">
            <text:p>666</text:p>
          </table:table-cell>
          <table:table-cell table:formula="oooc:=[.G$1]*100+[.$A67]" office:value-type="float" office:value="766">
            <text:p>766</text:p>
          </table:table-cell>
          <table:table-cell table:formula="oooc:=[.H$1]*100+[.$A67]" office:value-type="float" office:value="866">
            <text:p>866</text:p>
          </table:table-cell>
          <table:table-cell table:formula="oooc:=[.I$1]*100+[.$A67]" office:value-type="float" office:value="966">
            <text:p>966</text:p>
          </table:table-cell>
          <table:table-cell table:formula="oooc:=[.J$1]*100+[.$A67]" office:value-type="float" office:value="1066">
            <text:p>1066</text:p>
          </table:table-cell>
          <table:table-cell table:formula="oooc:=[.K$1]*100+[.$A67]" office:value-type="float" office:value="1166">
            <text:p>1166</text:p>
          </table:table-cell>
          <table:table-cell table:formula="oooc:=[.L$1]*100+[.$A67]" office:value-type="float" office:value="1266">
            <text:p>1266</text:p>
          </table:table-cell>
          <table:table-cell table:formula="oooc:=[.$A67]+[.$A67]/[.M$1]" office:value-type="float" office:value="332">
            <text:p>332</text:p>
          </table:table-cell>
          <table:table-cell table:formula="oooc:=[.$A67]+[.$A67]/[.N$1]" office:value-type="float" office:value="249">
            <text:p>249</text:p>
          </table:table-cell>
          <table:table-cell table:formula="oooc:=[.$A67]+[.$A67]/[.O$1]" office:value-type="float" office:value="221.333333333333">
            <text:p>221.33</text:p>
          </table:table-cell>
          <table:table-cell table:formula="oooc:=[.$A67]+[.$A67]/[.P$1]" office:value-type="float" office:value="207.5">
            <text:p>207.5</text:p>
          </table:table-cell>
          <table:table-cell table:formula="oooc:=[.$A67]+[.$A67]/[.Q$1]" office:value-type="float" office:value="199.2">
            <text:p>199.2</text:p>
          </table:table-cell>
          <table:table-cell table:formula="oooc:=[.$A67]+[.$A67]/[.R$1]" office:value-type="float" office:value="193.666666666667">
            <text:p>193.67</text:p>
          </table:table-cell>
          <table:table-cell table:formula="oooc:=[.$A67]+[.$A67]/[.S$1]" office:value-type="float" office:value="189.714285714286">
            <text:p>189.71</text:p>
          </table:table-cell>
          <table:table-cell table:formula="oooc:=[.$A67]+[.$A67]/[.T$1]" office:value-type="float" office:value="186.75">
            <text:p>186.75</text:p>
          </table:table-cell>
          <table:table-cell table:formula="oooc:=[.$A67]+[.$A67]/[.U$1]" office:value-type="float" office:value="184.444444444444">
            <text:p>184.44</text:p>
          </table:table-cell>
          <table:table-cell table:formula="oooc:=[.$A67]+[.$A67]/[.V$1]" office:value-type="float" office:value="182.6">
            <text:p>182.6</text:p>
          </table:table-cell>
          <table:table-cell table:formula="oooc:=[.$A67]+[.$A67]/[.W$1]" office:value-type="float" office:value="181.090909090909">
            <text:p>181.0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ooc:=[.B$1]*100+[.$A68]" office:value-type="float" office:value="267">
            <text:p>267</text:p>
          </table:table-cell>
          <table:table-cell table:formula="oooc:=[.C$1]*100+[.$A68]" office:value-type="float" office:value="367">
            <text:p>367</text:p>
          </table:table-cell>
          <table:table-cell table:formula="oooc:=[.D$1]*100+[.$A68]" office:value-type="float" office:value="467">
            <text:p>467</text:p>
          </table:table-cell>
          <table:table-cell table:formula="oooc:=[.E$1]*100+[.$A68]" office:value-type="float" office:value="567">
            <text:p>567</text:p>
          </table:table-cell>
          <table:table-cell table:formula="oooc:=[.F$1]*100+[.$A68]" office:value-type="float" office:value="667">
            <text:p>667</text:p>
          </table:table-cell>
          <table:table-cell table:formula="oooc:=[.G$1]*100+[.$A68]" office:value-type="float" office:value="767">
            <text:p>767</text:p>
          </table:table-cell>
          <table:table-cell table:formula="oooc:=[.H$1]*100+[.$A68]" office:value-type="float" office:value="867">
            <text:p>867</text:p>
          </table:table-cell>
          <table:table-cell table:formula="oooc:=[.I$1]*100+[.$A68]" office:value-type="float" office:value="967">
            <text:p>967</text:p>
          </table:table-cell>
          <table:table-cell table:formula="oooc:=[.J$1]*100+[.$A68]" office:value-type="float" office:value="1067">
            <text:p>1067</text:p>
          </table:table-cell>
          <table:table-cell table:formula="oooc:=[.K$1]*100+[.$A68]" office:value-type="float" office:value="1167">
            <text:p>1167</text:p>
          </table:table-cell>
          <table:table-cell table:formula="oooc:=[.L$1]*100+[.$A68]" office:value-type="float" office:value="1267">
            <text:p>1267</text:p>
          </table:table-cell>
          <table:table-cell table:formula="oooc:=[.$A68]+[.$A68]/[.M$1]" office:value-type="float" office:value="334">
            <text:p>334</text:p>
          </table:table-cell>
          <table:table-cell table:formula="oooc:=[.$A68]+[.$A68]/[.N$1]" office:value-type="float" office:value="250.5">
            <text:p>250.5</text:p>
          </table:table-cell>
          <table:table-cell table:formula="oooc:=[.$A68]+[.$A68]/[.O$1]" office:value-type="float" office:value="222.666666666667">
            <text:p>222.67</text:p>
          </table:table-cell>
          <table:table-cell table:formula="oooc:=[.$A68]+[.$A68]/[.P$1]" office:value-type="float" office:value="208.75">
            <text:p>208.75</text:p>
          </table:table-cell>
          <table:table-cell table:formula="oooc:=[.$A68]+[.$A68]/[.Q$1]" office:value-type="float" office:value="200.4">
            <text:p>200.4</text:p>
          </table:table-cell>
          <table:table-cell table:formula="oooc:=[.$A68]+[.$A68]/[.R$1]" office:value-type="float" office:value="194.833333333333">
            <text:p>194.83</text:p>
          </table:table-cell>
          <table:table-cell table:formula="oooc:=[.$A68]+[.$A68]/[.S$1]" office:value-type="float" office:value="190.857142857143">
            <text:p>190.86</text:p>
          </table:table-cell>
          <table:table-cell table:formula="oooc:=[.$A68]+[.$A68]/[.T$1]" office:value-type="float" office:value="187.875">
            <text:p>187.88</text:p>
          </table:table-cell>
          <table:table-cell table:formula="oooc:=[.$A68]+[.$A68]/[.U$1]" office:value-type="float" office:value="185.555555555556">
            <text:p>185.56</text:p>
          </table:table-cell>
          <table:table-cell table:formula="oooc:=[.$A68]+[.$A68]/[.V$1]" office:value-type="float" office:value="183.7">
            <text:p>183.7</text:p>
          </table:table-cell>
          <table:table-cell table:formula="oooc:=[.$A68]+[.$A68]/[.W$1]" office:value-type="float" office:value="182.181818181818">
            <text:p>182.1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ooc:=[.B$1]*100+[.$A69]" office:value-type="float" office:value="268">
            <text:p>268</text:p>
          </table:table-cell>
          <table:table-cell table:formula="oooc:=[.C$1]*100+[.$A69]" office:value-type="float" office:value="368">
            <text:p>368</text:p>
          </table:table-cell>
          <table:table-cell table:formula="oooc:=[.D$1]*100+[.$A69]" office:value-type="float" office:value="468">
            <text:p>468</text:p>
          </table:table-cell>
          <table:table-cell table:formula="oooc:=[.E$1]*100+[.$A69]" office:value-type="float" office:value="568">
            <text:p>568</text:p>
          </table:table-cell>
          <table:table-cell table:formula="oooc:=[.F$1]*100+[.$A69]" office:value-type="float" office:value="668">
            <text:p>668</text:p>
          </table:table-cell>
          <table:table-cell table:formula="oooc:=[.G$1]*100+[.$A69]" office:value-type="float" office:value="768">
            <text:p>768</text:p>
          </table:table-cell>
          <table:table-cell table:formula="oooc:=[.H$1]*100+[.$A69]" office:value-type="float" office:value="868">
            <text:p>868</text:p>
          </table:table-cell>
          <table:table-cell table:formula="oooc:=[.I$1]*100+[.$A69]" office:value-type="float" office:value="968">
            <text:p>968</text:p>
          </table:table-cell>
          <table:table-cell table:formula="oooc:=[.J$1]*100+[.$A69]" office:value-type="float" office:value="1068">
            <text:p>1068</text:p>
          </table:table-cell>
          <table:table-cell table:formula="oooc:=[.K$1]*100+[.$A69]" office:value-type="float" office:value="1168">
            <text:p>1168</text:p>
          </table:table-cell>
          <table:table-cell table:formula="oooc:=[.L$1]*100+[.$A69]" office:value-type="float" office:value="1268">
            <text:p>1268</text:p>
          </table:table-cell>
          <table:table-cell table:formula="oooc:=[.$A69]+[.$A69]/[.M$1]" office:value-type="float" office:value="336">
            <text:p>336</text:p>
          </table:table-cell>
          <table:table-cell table:formula="oooc:=[.$A69]+[.$A69]/[.N$1]" office:value-type="float" office:value="252">
            <text:p>252</text:p>
          </table:table-cell>
          <table:table-cell table:formula="oooc:=[.$A69]+[.$A69]/[.O$1]" office:value-type="float" office:value="224">
            <text:p>224</text:p>
          </table:table-cell>
          <table:table-cell table:formula="oooc:=[.$A69]+[.$A69]/[.P$1]" office:value-type="float" office:value="210">
            <text:p>210</text:p>
          </table:table-cell>
          <table:table-cell table:formula="oooc:=[.$A69]+[.$A69]/[.Q$1]" office:value-type="float" office:value="201.6">
            <text:p>201.6</text:p>
          </table:table-cell>
          <table:table-cell table:formula="oooc:=[.$A69]+[.$A69]/[.R$1]" office:value-type="float" office:value="196">
            <text:p>196</text:p>
          </table:table-cell>
          <table:table-cell table:formula="oooc:=[.$A69]+[.$A69]/[.S$1]" office:value-type="float" office:value="192">
            <text:p>192</text:p>
          </table:table-cell>
          <table:table-cell table:formula="oooc:=[.$A69]+[.$A69]/[.T$1]" office:value-type="float" office:value="189">
            <text:p>189</text:p>
          </table:table-cell>
          <table:table-cell table:formula="oooc:=[.$A69]+[.$A69]/[.U$1]" office:value-type="float" office:value="186.666666666667">
            <text:p>186.67</text:p>
          </table:table-cell>
          <table:table-cell table:formula="oooc:=[.$A69]+[.$A69]/[.V$1]" office:value-type="float" office:value="184.8">
            <text:p>184.8</text:p>
          </table:table-cell>
          <table:table-cell table:formula="oooc:=[.$A69]+[.$A69]/[.W$1]" office:value-type="float" office:value="183.272727272727">
            <text:p>183.2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ooc:=[.B$1]*100+[.$A70]" office:value-type="float" office:value="269">
            <text:p>269</text:p>
          </table:table-cell>
          <table:table-cell table:formula="oooc:=[.C$1]*100+[.$A70]" office:value-type="float" office:value="369">
            <text:p>369</text:p>
          </table:table-cell>
          <table:table-cell table:formula="oooc:=[.D$1]*100+[.$A70]" office:value-type="float" office:value="469">
            <text:p>469</text:p>
          </table:table-cell>
          <table:table-cell table:formula="oooc:=[.E$1]*100+[.$A70]" office:value-type="float" office:value="569">
            <text:p>569</text:p>
          </table:table-cell>
          <table:table-cell table:formula="oooc:=[.F$1]*100+[.$A70]" office:value-type="float" office:value="669">
            <text:p>669</text:p>
          </table:table-cell>
          <table:table-cell table:formula="oooc:=[.G$1]*100+[.$A70]" office:value-type="float" office:value="769">
            <text:p>769</text:p>
          </table:table-cell>
          <table:table-cell table:formula="oooc:=[.H$1]*100+[.$A70]" office:value-type="float" office:value="869">
            <text:p>869</text:p>
          </table:table-cell>
          <table:table-cell table:formula="oooc:=[.I$1]*100+[.$A70]" office:value-type="float" office:value="969">
            <text:p>969</text:p>
          </table:table-cell>
          <table:table-cell table:formula="oooc:=[.J$1]*100+[.$A70]" office:value-type="float" office:value="1069">
            <text:p>1069</text:p>
          </table:table-cell>
          <table:table-cell table:formula="oooc:=[.K$1]*100+[.$A70]" office:value-type="float" office:value="1169">
            <text:p>1169</text:p>
          </table:table-cell>
          <table:table-cell table:formula="oooc:=[.L$1]*100+[.$A70]" office:value-type="float" office:value="1269">
            <text:p>1269</text:p>
          </table:table-cell>
          <table:table-cell table:formula="oooc:=[.$A70]+[.$A70]/[.M$1]" office:value-type="float" office:value="338">
            <text:p>338</text:p>
          </table:table-cell>
          <table:table-cell table:formula="oooc:=[.$A70]+[.$A70]/[.N$1]" office:value-type="float" office:value="253.5">
            <text:p>253.5</text:p>
          </table:table-cell>
          <table:table-cell table:formula="oooc:=[.$A70]+[.$A70]/[.O$1]" office:value-type="float" office:value="225.333333333333">
            <text:p>225.33</text:p>
          </table:table-cell>
          <table:table-cell table:formula="oooc:=[.$A70]+[.$A70]/[.P$1]" office:value-type="float" office:value="211.25">
            <text:p>211.25</text:p>
          </table:table-cell>
          <table:table-cell table:formula="oooc:=[.$A70]+[.$A70]/[.Q$1]" office:value-type="float" office:value="202.8">
            <text:p>202.8</text:p>
          </table:table-cell>
          <table:table-cell table:formula="oooc:=[.$A70]+[.$A70]/[.R$1]" office:value-type="float" office:value="197.166666666667">
            <text:p>197.17</text:p>
          </table:table-cell>
          <table:table-cell table:formula="oooc:=[.$A70]+[.$A70]/[.S$1]" office:value-type="float" office:value="193.142857142857">
            <text:p>193.14</text:p>
          </table:table-cell>
          <table:table-cell table:formula="oooc:=[.$A70]+[.$A70]/[.T$1]" office:value-type="float" office:value="190.125">
            <text:p>190.13</text:p>
          </table:table-cell>
          <table:table-cell table:formula="oooc:=[.$A70]+[.$A70]/[.U$1]" office:value-type="float" office:value="187.777777777778">
            <text:p>187.78</text:p>
          </table:table-cell>
          <table:table-cell table:formula="oooc:=[.$A70]+[.$A70]/[.V$1]" office:value-type="float" office:value="185.9">
            <text:p>185.9</text:p>
          </table:table-cell>
          <table:table-cell table:formula="oooc:=[.$A70]+[.$A70]/[.W$1]" office:value-type="float" office:value="184.363636363636">
            <text:p>184.3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ooc:=[.B$1]*100+[.$A71]" office:value-type="float" office:value="270">
            <text:p>270</text:p>
          </table:table-cell>
          <table:table-cell table:formula="oooc:=[.C$1]*100+[.$A71]" office:value-type="float" office:value="370">
            <text:p>370</text:p>
          </table:table-cell>
          <table:table-cell table:formula="oooc:=[.D$1]*100+[.$A71]" office:value-type="float" office:value="470">
            <text:p>470</text:p>
          </table:table-cell>
          <table:table-cell table:formula="oooc:=[.E$1]*100+[.$A71]" office:value-type="float" office:value="570">
            <text:p>570</text:p>
          </table:table-cell>
          <table:table-cell table:formula="oooc:=[.F$1]*100+[.$A71]" office:value-type="float" office:value="670">
            <text:p>670</text:p>
          </table:table-cell>
          <table:table-cell table:formula="oooc:=[.G$1]*100+[.$A71]" office:value-type="float" office:value="770">
            <text:p>770</text:p>
          </table:table-cell>
          <table:table-cell table:formula="oooc:=[.H$1]*100+[.$A71]" office:value-type="float" office:value="870">
            <text:p>870</text:p>
          </table:table-cell>
          <table:table-cell table:formula="oooc:=[.I$1]*100+[.$A71]" office:value-type="float" office:value="970">
            <text:p>970</text:p>
          </table:table-cell>
          <table:table-cell table:formula="oooc:=[.J$1]*100+[.$A71]" office:value-type="float" office:value="1070">
            <text:p>1070</text:p>
          </table:table-cell>
          <table:table-cell table:formula="oooc:=[.K$1]*100+[.$A71]" office:value-type="float" office:value="1170">
            <text:p>1170</text:p>
          </table:table-cell>
          <table:table-cell table:formula="oooc:=[.L$1]*100+[.$A71]" office:value-type="float" office:value="1270">
            <text:p>1270</text:p>
          </table:table-cell>
          <table:table-cell table:formula="oooc:=[.$A71]+[.$A71]/[.M$1]" office:value-type="float" office:value="340">
            <text:p>340</text:p>
          </table:table-cell>
          <table:table-cell table:formula="oooc:=[.$A71]+[.$A71]/[.N$1]" office:value-type="float" office:value="255">
            <text:p>255</text:p>
          </table:table-cell>
          <table:table-cell table:formula="oooc:=[.$A71]+[.$A71]/[.O$1]" office:value-type="float" office:value="226.666666666667">
            <text:p>226.67</text:p>
          </table:table-cell>
          <table:table-cell table:formula="oooc:=[.$A71]+[.$A71]/[.P$1]" office:value-type="float" office:value="212.5">
            <text:p>212.5</text:p>
          </table:table-cell>
          <table:table-cell table:formula="oooc:=[.$A71]+[.$A71]/[.Q$1]" office:value-type="float" office:value="204">
            <text:p>204</text:p>
          </table:table-cell>
          <table:table-cell table:formula="oooc:=[.$A71]+[.$A71]/[.R$1]" office:value-type="float" office:value="198.333333333333">
            <text:p>198.33</text:p>
          </table:table-cell>
          <table:table-cell table:formula="oooc:=[.$A71]+[.$A71]/[.S$1]" office:value-type="float" office:value="194.285714285714">
            <text:p>194.29</text:p>
          </table:table-cell>
          <table:table-cell table:formula="oooc:=[.$A71]+[.$A71]/[.T$1]" office:value-type="float" office:value="191.25">
            <text:p>191.25</text:p>
          </table:table-cell>
          <table:table-cell table:formula="oooc:=[.$A71]+[.$A71]/[.U$1]" office:value-type="float" office:value="188.888888888889">
            <text:p>188.89</text:p>
          </table:table-cell>
          <table:table-cell table:formula="oooc:=[.$A71]+[.$A71]/[.V$1]" office:value-type="float" office:value="187">
            <text:p>187</text:p>
          </table:table-cell>
          <table:table-cell table:formula="oooc:=[.$A71]+[.$A71]/[.W$1]" office:value-type="float" office:value="185.454545454545">
            <text:p>185.4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ooc:=[.B$1]*100+[.$A72]" office:value-type="float" office:value="271">
            <text:p>271</text:p>
          </table:table-cell>
          <table:table-cell table:formula="oooc:=[.C$1]*100+[.$A72]" office:value-type="float" office:value="371">
            <text:p>371</text:p>
          </table:table-cell>
          <table:table-cell table:formula="oooc:=[.D$1]*100+[.$A72]" office:value-type="float" office:value="471">
            <text:p>471</text:p>
          </table:table-cell>
          <table:table-cell table:formula="oooc:=[.E$1]*100+[.$A72]" office:value-type="float" office:value="571">
            <text:p>571</text:p>
          </table:table-cell>
          <table:table-cell table:formula="oooc:=[.F$1]*100+[.$A72]" office:value-type="float" office:value="671">
            <text:p>671</text:p>
          </table:table-cell>
          <table:table-cell table:formula="oooc:=[.G$1]*100+[.$A72]" office:value-type="float" office:value="771">
            <text:p>771</text:p>
          </table:table-cell>
          <table:table-cell table:formula="oooc:=[.H$1]*100+[.$A72]" office:value-type="float" office:value="871">
            <text:p>871</text:p>
          </table:table-cell>
          <table:table-cell table:formula="oooc:=[.I$1]*100+[.$A72]" office:value-type="float" office:value="971">
            <text:p>971</text:p>
          </table:table-cell>
          <table:table-cell table:formula="oooc:=[.J$1]*100+[.$A72]" office:value-type="float" office:value="1071">
            <text:p>1071</text:p>
          </table:table-cell>
          <table:table-cell table:formula="oooc:=[.K$1]*100+[.$A72]" office:value-type="float" office:value="1171">
            <text:p>1171</text:p>
          </table:table-cell>
          <table:table-cell table:formula="oooc:=[.L$1]*100+[.$A72]" office:value-type="float" office:value="1271">
            <text:p>1271</text:p>
          </table:table-cell>
          <table:table-cell table:formula="oooc:=[.$A72]+[.$A72]/[.M$1]" office:value-type="float" office:value="342">
            <text:p>342</text:p>
          </table:table-cell>
          <table:table-cell table:formula="oooc:=[.$A72]+[.$A72]/[.N$1]" office:value-type="float" office:value="256.5">
            <text:p>256.5</text:p>
          </table:table-cell>
          <table:table-cell table:formula="oooc:=[.$A72]+[.$A72]/[.O$1]" office:value-type="float" office:value="228">
            <text:p>228</text:p>
          </table:table-cell>
          <table:table-cell table:formula="oooc:=[.$A72]+[.$A72]/[.P$1]" office:value-type="float" office:value="213.75">
            <text:p>213.75</text:p>
          </table:table-cell>
          <table:table-cell table:formula="oooc:=[.$A72]+[.$A72]/[.Q$1]" office:value-type="float" office:value="205.2">
            <text:p>205.2</text:p>
          </table:table-cell>
          <table:table-cell table:formula="oooc:=[.$A72]+[.$A72]/[.R$1]" office:value-type="float" office:value="199.5">
            <text:p>199.5</text:p>
          </table:table-cell>
          <table:table-cell table:formula="oooc:=[.$A72]+[.$A72]/[.S$1]" office:value-type="float" office:value="195.428571428571">
            <text:p>195.43</text:p>
          </table:table-cell>
          <table:table-cell table:formula="oooc:=[.$A72]+[.$A72]/[.T$1]" office:value-type="float" office:value="192.375">
            <text:p>192.38</text:p>
          </table:table-cell>
          <table:table-cell table:formula="oooc:=[.$A72]+[.$A72]/[.U$1]" office:value-type="float" office:value="190">
            <text:p>190</text:p>
          </table:table-cell>
          <table:table-cell table:formula="oooc:=[.$A72]+[.$A72]/[.V$1]" office:value-type="float" office:value="188.1">
            <text:p>188.1</text:p>
          </table:table-cell>
          <table:table-cell table:formula="oooc:=[.$A72]+[.$A72]/[.W$1]" office:value-type="float" office:value="186.545454545455">
            <text:p>186.5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ooc:=[.B$1]*100+[.$A73]" office:value-type="float" office:value="272">
            <text:p>272</text:p>
          </table:table-cell>
          <table:table-cell table:formula="oooc:=[.C$1]*100+[.$A73]" office:value-type="float" office:value="372">
            <text:p>372</text:p>
          </table:table-cell>
          <table:table-cell table:formula="oooc:=[.D$1]*100+[.$A73]" office:value-type="float" office:value="472">
            <text:p>472</text:p>
          </table:table-cell>
          <table:table-cell table:formula="oooc:=[.E$1]*100+[.$A73]" office:value-type="float" office:value="572">
            <text:p>572</text:p>
          </table:table-cell>
          <table:table-cell table:formula="oooc:=[.F$1]*100+[.$A73]" office:value-type="float" office:value="672">
            <text:p>672</text:p>
          </table:table-cell>
          <table:table-cell table:formula="oooc:=[.G$1]*100+[.$A73]" office:value-type="float" office:value="772">
            <text:p>772</text:p>
          </table:table-cell>
          <table:table-cell table:formula="oooc:=[.H$1]*100+[.$A73]" office:value-type="float" office:value="872">
            <text:p>872</text:p>
          </table:table-cell>
          <table:table-cell table:formula="oooc:=[.I$1]*100+[.$A73]" office:value-type="float" office:value="972">
            <text:p>972</text:p>
          </table:table-cell>
          <table:table-cell table:formula="oooc:=[.J$1]*100+[.$A73]" office:value-type="float" office:value="1072">
            <text:p>1072</text:p>
          </table:table-cell>
          <table:table-cell table:formula="oooc:=[.K$1]*100+[.$A73]" office:value-type="float" office:value="1172">
            <text:p>1172</text:p>
          </table:table-cell>
          <table:table-cell table:formula="oooc:=[.L$1]*100+[.$A73]" office:value-type="float" office:value="1272">
            <text:p>1272</text:p>
          </table:table-cell>
          <table:table-cell table:formula="oooc:=[.$A73]+[.$A73]/[.M$1]" office:value-type="float" office:value="344">
            <text:p>344</text:p>
          </table:table-cell>
          <table:table-cell table:formula="oooc:=[.$A73]+[.$A73]/[.N$1]" office:value-type="float" office:value="258">
            <text:p>258</text:p>
          </table:table-cell>
          <table:table-cell table:formula="oooc:=[.$A73]+[.$A73]/[.O$1]" office:value-type="float" office:value="229.333333333333">
            <text:p>229.33</text:p>
          </table:table-cell>
          <table:table-cell table:formula="oooc:=[.$A73]+[.$A73]/[.P$1]" office:value-type="float" office:value="215">
            <text:p>215</text:p>
          </table:table-cell>
          <table:table-cell table:formula="oooc:=[.$A73]+[.$A73]/[.Q$1]" office:value-type="float" office:value="206.4">
            <text:p>206.4</text:p>
          </table:table-cell>
          <table:table-cell table:formula="oooc:=[.$A73]+[.$A73]/[.R$1]" office:value-type="float" office:value="200.666666666667">
            <text:p>200.67</text:p>
          </table:table-cell>
          <table:table-cell table:formula="oooc:=[.$A73]+[.$A73]/[.S$1]" office:value-type="float" office:value="196.571428571429">
            <text:p>196.57</text:p>
          </table:table-cell>
          <table:table-cell table:formula="oooc:=[.$A73]+[.$A73]/[.T$1]" office:value-type="float" office:value="193.5">
            <text:p>193.5</text:p>
          </table:table-cell>
          <table:table-cell table:formula="oooc:=[.$A73]+[.$A73]/[.U$1]" office:value-type="float" office:value="191.111111111111">
            <text:p>191.11</text:p>
          </table:table-cell>
          <table:table-cell table:formula="oooc:=[.$A73]+[.$A73]/[.V$1]" office:value-type="float" office:value="189.2">
            <text:p>189.2</text:p>
          </table:table-cell>
          <table:table-cell table:formula="oooc:=[.$A73]+[.$A73]/[.W$1]" office:value-type="float" office:value="187.636363636364">
            <text:p>187.6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ooc:=[.B$1]*100+[.$A74]" office:value-type="float" office:value="273">
            <text:p>273</text:p>
          </table:table-cell>
          <table:table-cell table:formula="oooc:=[.C$1]*100+[.$A74]" office:value-type="float" office:value="373">
            <text:p>373</text:p>
          </table:table-cell>
          <table:table-cell table:formula="oooc:=[.D$1]*100+[.$A74]" office:value-type="float" office:value="473">
            <text:p>473</text:p>
          </table:table-cell>
          <table:table-cell table:formula="oooc:=[.E$1]*100+[.$A74]" office:value-type="float" office:value="573">
            <text:p>573</text:p>
          </table:table-cell>
          <table:table-cell table:formula="oooc:=[.F$1]*100+[.$A74]" office:value-type="float" office:value="673">
            <text:p>673</text:p>
          </table:table-cell>
          <table:table-cell table:formula="oooc:=[.G$1]*100+[.$A74]" office:value-type="float" office:value="773">
            <text:p>773</text:p>
          </table:table-cell>
          <table:table-cell table:formula="oooc:=[.H$1]*100+[.$A74]" office:value-type="float" office:value="873">
            <text:p>873</text:p>
          </table:table-cell>
          <table:table-cell table:formula="oooc:=[.I$1]*100+[.$A74]" office:value-type="float" office:value="973">
            <text:p>973</text:p>
          </table:table-cell>
          <table:table-cell table:formula="oooc:=[.J$1]*100+[.$A74]" office:value-type="float" office:value="1073">
            <text:p>1073</text:p>
          </table:table-cell>
          <table:table-cell table:formula="oooc:=[.K$1]*100+[.$A74]" office:value-type="float" office:value="1173">
            <text:p>1173</text:p>
          </table:table-cell>
          <table:table-cell table:formula="oooc:=[.L$1]*100+[.$A74]" office:value-type="float" office:value="1273">
            <text:p>1273</text:p>
          </table:table-cell>
          <table:table-cell table:formula="oooc:=[.$A74]+[.$A74]/[.M$1]" office:value-type="float" office:value="346">
            <text:p>346</text:p>
          </table:table-cell>
          <table:table-cell table:formula="oooc:=[.$A74]+[.$A74]/[.N$1]" office:value-type="float" office:value="259.5">
            <text:p>259.5</text:p>
          </table:table-cell>
          <table:table-cell table:formula="oooc:=[.$A74]+[.$A74]/[.O$1]" office:value-type="float" office:value="230.666666666667">
            <text:p>230.67</text:p>
          </table:table-cell>
          <table:table-cell table:formula="oooc:=[.$A74]+[.$A74]/[.P$1]" office:value-type="float" office:value="216.25">
            <text:p>216.25</text:p>
          </table:table-cell>
          <table:table-cell table:formula="oooc:=[.$A74]+[.$A74]/[.Q$1]" office:value-type="float" office:value="207.6">
            <text:p>207.6</text:p>
          </table:table-cell>
          <table:table-cell table:formula="oooc:=[.$A74]+[.$A74]/[.R$1]" office:value-type="float" office:value="201.833333333333">
            <text:p>201.83</text:p>
          </table:table-cell>
          <table:table-cell table:formula="oooc:=[.$A74]+[.$A74]/[.S$1]" office:value-type="float" office:value="197.714285714286">
            <text:p>197.71</text:p>
          </table:table-cell>
          <table:table-cell table:formula="oooc:=[.$A74]+[.$A74]/[.T$1]" office:value-type="float" office:value="194.625">
            <text:p>194.63</text:p>
          </table:table-cell>
          <table:table-cell table:formula="oooc:=[.$A74]+[.$A74]/[.U$1]" office:value-type="float" office:value="192.222222222222">
            <text:p>192.22</text:p>
          </table:table-cell>
          <table:table-cell table:formula="oooc:=[.$A74]+[.$A74]/[.V$1]" office:value-type="float" office:value="190.3">
            <text:p>190.3</text:p>
          </table:table-cell>
          <table:table-cell table:formula="oooc:=[.$A74]+[.$A74]/[.W$1]" office:value-type="float" office:value="188.727272727273">
            <text:p>188.7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ooc:=[.B$1]*100+[.$A75]" office:value-type="float" office:value="274">
            <text:p>274</text:p>
          </table:table-cell>
          <table:table-cell table:formula="oooc:=[.C$1]*100+[.$A75]" office:value-type="float" office:value="374">
            <text:p>374</text:p>
          </table:table-cell>
          <table:table-cell table:formula="oooc:=[.D$1]*100+[.$A75]" office:value-type="float" office:value="474">
            <text:p>474</text:p>
          </table:table-cell>
          <table:table-cell table:formula="oooc:=[.E$1]*100+[.$A75]" office:value-type="float" office:value="574">
            <text:p>574</text:p>
          </table:table-cell>
          <table:table-cell table:formula="oooc:=[.F$1]*100+[.$A75]" office:value-type="float" office:value="674">
            <text:p>674</text:p>
          </table:table-cell>
          <table:table-cell table:formula="oooc:=[.G$1]*100+[.$A75]" office:value-type="float" office:value="774">
            <text:p>774</text:p>
          </table:table-cell>
          <table:table-cell table:formula="oooc:=[.H$1]*100+[.$A75]" office:value-type="float" office:value="874">
            <text:p>874</text:p>
          </table:table-cell>
          <table:table-cell table:formula="oooc:=[.I$1]*100+[.$A75]" office:value-type="float" office:value="974">
            <text:p>974</text:p>
          </table:table-cell>
          <table:table-cell table:formula="oooc:=[.J$1]*100+[.$A75]" office:value-type="float" office:value="1074">
            <text:p>1074</text:p>
          </table:table-cell>
          <table:table-cell table:formula="oooc:=[.K$1]*100+[.$A75]" office:value-type="float" office:value="1174">
            <text:p>1174</text:p>
          </table:table-cell>
          <table:table-cell table:formula="oooc:=[.L$1]*100+[.$A75]" office:value-type="float" office:value="1274">
            <text:p>1274</text:p>
          </table:table-cell>
          <table:table-cell table:formula="oooc:=[.$A75]+[.$A75]/[.M$1]" office:value-type="float" office:value="348">
            <text:p>348</text:p>
          </table:table-cell>
          <table:table-cell table:formula="oooc:=[.$A75]+[.$A75]/[.N$1]" office:value-type="float" office:value="261">
            <text:p>261</text:p>
          </table:table-cell>
          <table:table-cell table:formula="oooc:=[.$A75]+[.$A75]/[.O$1]" office:value-type="float" office:value="232">
            <text:p>232</text:p>
          </table:table-cell>
          <table:table-cell table:formula="oooc:=[.$A75]+[.$A75]/[.P$1]" office:value-type="float" office:value="217.5">
            <text:p>217.5</text:p>
          </table:table-cell>
          <table:table-cell table:formula="oooc:=[.$A75]+[.$A75]/[.Q$1]" office:value-type="float" office:value="208.8">
            <text:p>208.8</text:p>
          </table:table-cell>
          <table:table-cell table:formula="oooc:=[.$A75]+[.$A75]/[.R$1]" office:value-type="float" office:value="203">
            <text:p>203</text:p>
          </table:table-cell>
          <table:table-cell table:formula="oooc:=[.$A75]+[.$A75]/[.S$1]" office:value-type="float" office:value="198.857142857143">
            <text:p>198.86</text:p>
          </table:table-cell>
          <table:table-cell table:formula="oooc:=[.$A75]+[.$A75]/[.T$1]" office:value-type="float" office:value="195.75">
            <text:p>195.75</text:p>
          </table:table-cell>
          <table:table-cell table:formula="oooc:=[.$A75]+[.$A75]/[.U$1]" office:value-type="float" office:value="193.333333333333">
            <text:p>193.33</text:p>
          </table:table-cell>
          <table:table-cell table:formula="oooc:=[.$A75]+[.$A75]/[.V$1]" office:value-type="float" office:value="191.4">
            <text:p>191.4</text:p>
          </table:table-cell>
          <table:table-cell table:formula="oooc:=[.$A75]+[.$A75]/[.W$1]" office:value-type="float" office:value="189.818181818182">
            <text:p>189.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ooc:=[.B$1]*100+[.$A76]" office:value-type="float" office:value="275">
            <text:p>275</text:p>
          </table:table-cell>
          <table:table-cell table:formula="oooc:=[.C$1]*100+[.$A76]" office:value-type="float" office:value="375">
            <text:p>375</text:p>
          </table:table-cell>
          <table:table-cell table:formula="oooc:=[.D$1]*100+[.$A76]" office:value-type="float" office:value="475">
            <text:p>475</text:p>
          </table:table-cell>
          <table:table-cell table:formula="oooc:=[.E$1]*100+[.$A76]" office:value-type="float" office:value="575">
            <text:p>575</text:p>
          </table:table-cell>
          <table:table-cell table:formula="oooc:=[.F$1]*100+[.$A76]" office:value-type="float" office:value="675">
            <text:p>675</text:p>
          </table:table-cell>
          <table:table-cell table:formula="oooc:=[.G$1]*100+[.$A76]" office:value-type="float" office:value="775">
            <text:p>775</text:p>
          </table:table-cell>
          <table:table-cell table:formula="oooc:=[.H$1]*100+[.$A76]" office:value-type="float" office:value="875">
            <text:p>875</text:p>
          </table:table-cell>
          <table:table-cell table:formula="oooc:=[.I$1]*100+[.$A76]" office:value-type="float" office:value="975">
            <text:p>975</text:p>
          </table:table-cell>
          <table:table-cell table:formula="oooc:=[.J$1]*100+[.$A76]" office:value-type="float" office:value="1075">
            <text:p>1075</text:p>
          </table:table-cell>
          <table:table-cell table:formula="oooc:=[.K$1]*100+[.$A76]" office:value-type="float" office:value="1175">
            <text:p>1175</text:p>
          </table:table-cell>
          <table:table-cell table:formula="oooc:=[.L$1]*100+[.$A76]" office:value-type="float" office:value="1275">
            <text:p>1275</text:p>
          </table:table-cell>
          <table:table-cell table:formula="oooc:=[.$A76]+[.$A76]/[.M$1]" office:value-type="float" office:value="350">
            <text:p>350</text:p>
          </table:table-cell>
          <table:table-cell table:formula="oooc:=[.$A76]+[.$A76]/[.N$1]" office:value-type="float" office:value="262.5">
            <text:p>262.5</text:p>
          </table:table-cell>
          <table:table-cell table:formula="oooc:=[.$A76]+[.$A76]/[.O$1]" office:value-type="float" office:value="233.333333333333">
            <text:p>233.33</text:p>
          </table:table-cell>
          <table:table-cell table:formula="oooc:=[.$A76]+[.$A76]/[.P$1]" office:value-type="float" office:value="218.75">
            <text:p>218.75</text:p>
          </table:table-cell>
          <table:table-cell table:formula="oooc:=[.$A76]+[.$A76]/[.Q$1]" office:value-type="float" office:value="210">
            <text:p>210</text:p>
          </table:table-cell>
          <table:table-cell table:formula="oooc:=[.$A76]+[.$A76]/[.R$1]" office:value-type="float" office:value="204.166666666667">
            <text:p>204.17</text:p>
          </table:table-cell>
          <table:table-cell table:formula="oooc:=[.$A76]+[.$A76]/[.S$1]" office:value-type="float" office:value="200">
            <text:p>200</text:p>
          </table:table-cell>
          <table:table-cell table:formula="oooc:=[.$A76]+[.$A76]/[.T$1]" office:value-type="float" office:value="196.875">
            <text:p>196.88</text:p>
          </table:table-cell>
          <table:table-cell table:formula="oooc:=[.$A76]+[.$A76]/[.U$1]" office:value-type="float" office:value="194.444444444444">
            <text:p>194.44</text:p>
          </table:table-cell>
          <table:table-cell table:formula="oooc:=[.$A76]+[.$A76]/[.V$1]" office:value-type="float" office:value="192.5">
            <text:p>192.5</text:p>
          </table:table-cell>
          <table:table-cell table:formula="oooc:=[.$A76]+[.$A76]/[.W$1]" office:value-type="float" office:value="190.909090909091">
            <text:p>190.9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ooc:=[.B$1]*100+[.$A77]" office:value-type="float" office:value="276">
            <text:p>276</text:p>
          </table:table-cell>
          <table:table-cell table:formula="oooc:=[.C$1]*100+[.$A77]" office:value-type="float" office:value="376">
            <text:p>376</text:p>
          </table:table-cell>
          <table:table-cell table:formula="oooc:=[.D$1]*100+[.$A77]" office:value-type="float" office:value="476">
            <text:p>476</text:p>
          </table:table-cell>
          <table:table-cell table:formula="oooc:=[.E$1]*100+[.$A77]" office:value-type="float" office:value="576">
            <text:p>576</text:p>
          </table:table-cell>
          <table:table-cell table:formula="oooc:=[.F$1]*100+[.$A77]" office:value-type="float" office:value="676">
            <text:p>676</text:p>
          </table:table-cell>
          <table:table-cell table:formula="oooc:=[.G$1]*100+[.$A77]" office:value-type="float" office:value="776">
            <text:p>776</text:p>
          </table:table-cell>
          <table:table-cell table:formula="oooc:=[.H$1]*100+[.$A77]" office:value-type="float" office:value="876">
            <text:p>876</text:p>
          </table:table-cell>
          <table:table-cell table:formula="oooc:=[.I$1]*100+[.$A77]" office:value-type="float" office:value="976">
            <text:p>976</text:p>
          </table:table-cell>
          <table:table-cell table:formula="oooc:=[.J$1]*100+[.$A77]" office:value-type="float" office:value="1076">
            <text:p>1076</text:p>
          </table:table-cell>
          <table:table-cell table:formula="oooc:=[.K$1]*100+[.$A77]" office:value-type="float" office:value="1176">
            <text:p>1176</text:p>
          </table:table-cell>
          <table:table-cell table:formula="oooc:=[.L$1]*100+[.$A77]" office:value-type="float" office:value="1276">
            <text:p>1276</text:p>
          </table:table-cell>
          <table:table-cell table:formula="oooc:=[.$A77]+[.$A77]/[.M$1]" office:value-type="float" office:value="352">
            <text:p>352</text:p>
          </table:table-cell>
          <table:table-cell table:formula="oooc:=[.$A77]+[.$A77]/[.N$1]" office:value-type="float" office:value="264">
            <text:p>264</text:p>
          </table:table-cell>
          <table:table-cell table:formula="oooc:=[.$A77]+[.$A77]/[.O$1]" office:value-type="float" office:value="234.666666666667">
            <text:p>234.67</text:p>
          </table:table-cell>
          <table:table-cell table:formula="oooc:=[.$A77]+[.$A77]/[.P$1]" office:value-type="float" office:value="220">
            <text:p>220</text:p>
          </table:table-cell>
          <table:table-cell table:formula="oooc:=[.$A77]+[.$A77]/[.Q$1]" office:value-type="float" office:value="211.2">
            <text:p>211.2</text:p>
          </table:table-cell>
          <table:table-cell table:formula="oooc:=[.$A77]+[.$A77]/[.R$1]" office:value-type="float" office:value="205.333333333333">
            <text:p>205.33</text:p>
          </table:table-cell>
          <table:table-cell table:formula="oooc:=[.$A77]+[.$A77]/[.S$1]" office:value-type="float" office:value="201.142857142857">
            <text:p>201.14</text:p>
          </table:table-cell>
          <table:table-cell table:formula="oooc:=[.$A77]+[.$A77]/[.T$1]" office:value-type="float" office:value="198">
            <text:p>198</text:p>
          </table:table-cell>
          <table:table-cell table:formula="oooc:=[.$A77]+[.$A77]/[.U$1]" office:value-type="float" office:value="195.555555555556">
            <text:p>195.56</text:p>
          </table:table-cell>
          <table:table-cell table:formula="oooc:=[.$A77]+[.$A77]/[.V$1]" office:value-type="float" office:value="193.6">
            <text:p>193.6</text:p>
          </table:table-cell>
          <table:table-cell table:formula="oooc:=[.$A77]+[.$A77]/[.W$1]" office:value-type="float" office:value="192">
            <text:p>19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ooc:=[.B$1]*100+[.$A78]" office:value-type="float" office:value="277">
            <text:p>277</text:p>
          </table:table-cell>
          <table:table-cell table:formula="oooc:=[.C$1]*100+[.$A78]" office:value-type="float" office:value="377">
            <text:p>377</text:p>
          </table:table-cell>
          <table:table-cell table:formula="oooc:=[.D$1]*100+[.$A78]" office:value-type="float" office:value="477">
            <text:p>477</text:p>
          </table:table-cell>
          <table:table-cell table:formula="oooc:=[.E$1]*100+[.$A78]" office:value-type="float" office:value="577">
            <text:p>577</text:p>
          </table:table-cell>
          <table:table-cell table:formula="oooc:=[.F$1]*100+[.$A78]" office:value-type="float" office:value="677">
            <text:p>677</text:p>
          </table:table-cell>
          <table:table-cell table:formula="oooc:=[.G$1]*100+[.$A78]" office:value-type="float" office:value="777">
            <text:p>777</text:p>
          </table:table-cell>
          <table:table-cell table:formula="oooc:=[.H$1]*100+[.$A78]" office:value-type="float" office:value="877">
            <text:p>877</text:p>
          </table:table-cell>
          <table:table-cell table:formula="oooc:=[.I$1]*100+[.$A78]" office:value-type="float" office:value="977">
            <text:p>977</text:p>
          </table:table-cell>
          <table:table-cell table:formula="oooc:=[.J$1]*100+[.$A78]" office:value-type="float" office:value="1077">
            <text:p>1077</text:p>
          </table:table-cell>
          <table:table-cell table:formula="oooc:=[.K$1]*100+[.$A78]" office:value-type="float" office:value="1177">
            <text:p>1177</text:p>
          </table:table-cell>
          <table:table-cell table:formula="oooc:=[.L$1]*100+[.$A78]" office:value-type="float" office:value="1277">
            <text:p>1277</text:p>
          </table:table-cell>
          <table:table-cell table:formula="oooc:=[.$A78]+[.$A78]/[.M$1]" office:value-type="float" office:value="354">
            <text:p>354</text:p>
          </table:table-cell>
          <table:table-cell table:formula="oooc:=[.$A78]+[.$A78]/[.N$1]" office:value-type="float" office:value="265.5">
            <text:p>265.5</text:p>
          </table:table-cell>
          <table:table-cell table:formula="oooc:=[.$A78]+[.$A78]/[.O$1]" office:value-type="float" office:value="236">
            <text:p>236</text:p>
          </table:table-cell>
          <table:table-cell table:formula="oooc:=[.$A78]+[.$A78]/[.P$1]" office:value-type="float" office:value="221.25">
            <text:p>221.25</text:p>
          </table:table-cell>
          <table:table-cell table:formula="oooc:=[.$A78]+[.$A78]/[.Q$1]" office:value-type="float" office:value="212.4">
            <text:p>212.4</text:p>
          </table:table-cell>
          <table:table-cell table:formula="oooc:=[.$A78]+[.$A78]/[.R$1]" office:value-type="float" office:value="206.5">
            <text:p>206.5</text:p>
          </table:table-cell>
          <table:table-cell table:formula="oooc:=[.$A78]+[.$A78]/[.S$1]" office:value-type="float" office:value="202.285714285714">
            <text:p>202.29</text:p>
          </table:table-cell>
          <table:table-cell table:formula="oooc:=[.$A78]+[.$A78]/[.T$1]" office:value-type="float" office:value="199.125">
            <text:p>199.13</text:p>
          </table:table-cell>
          <table:table-cell table:formula="oooc:=[.$A78]+[.$A78]/[.U$1]" office:value-type="float" office:value="196.666666666667">
            <text:p>196.67</text:p>
          </table:table-cell>
          <table:table-cell table:formula="oooc:=[.$A78]+[.$A78]/[.V$1]" office:value-type="float" office:value="194.7">
            <text:p>194.7</text:p>
          </table:table-cell>
          <table:table-cell table:formula="oooc:=[.$A78]+[.$A78]/[.W$1]" office:value-type="float" office:value="193.090909090909">
            <text:p>193.0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ooc:=[.B$1]*100+[.$A79]" office:value-type="float" office:value="278">
            <text:p>278</text:p>
          </table:table-cell>
          <table:table-cell table:formula="oooc:=[.C$1]*100+[.$A79]" office:value-type="float" office:value="378">
            <text:p>378</text:p>
          </table:table-cell>
          <table:table-cell table:formula="oooc:=[.D$1]*100+[.$A79]" office:value-type="float" office:value="478">
            <text:p>478</text:p>
          </table:table-cell>
          <table:table-cell table:formula="oooc:=[.E$1]*100+[.$A79]" office:value-type="float" office:value="578">
            <text:p>578</text:p>
          </table:table-cell>
          <table:table-cell table:formula="oooc:=[.F$1]*100+[.$A79]" office:value-type="float" office:value="678">
            <text:p>678</text:p>
          </table:table-cell>
          <table:table-cell table:formula="oooc:=[.G$1]*100+[.$A79]" office:value-type="float" office:value="778">
            <text:p>778</text:p>
          </table:table-cell>
          <table:table-cell table:formula="oooc:=[.H$1]*100+[.$A79]" office:value-type="float" office:value="878">
            <text:p>878</text:p>
          </table:table-cell>
          <table:table-cell table:formula="oooc:=[.I$1]*100+[.$A79]" office:value-type="float" office:value="978">
            <text:p>978</text:p>
          </table:table-cell>
          <table:table-cell table:formula="oooc:=[.J$1]*100+[.$A79]" office:value-type="float" office:value="1078">
            <text:p>1078</text:p>
          </table:table-cell>
          <table:table-cell table:formula="oooc:=[.K$1]*100+[.$A79]" office:value-type="float" office:value="1178">
            <text:p>1178</text:p>
          </table:table-cell>
          <table:table-cell table:formula="oooc:=[.L$1]*100+[.$A79]" office:value-type="float" office:value="1278">
            <text:p>1278</text:p>
          </table:table-cell>
          <table:table-cell table:formula="oooc:=[.$A79]+[.$A79]/[.M$1]" office:value-type="float" office:value="356">
            <text:p>356</text:p>
          </table:table-cell>
          <table:table-cell table:formula="oooc:=[.$A79]+[.$A79]/[.N$1]" office:value-type="float" office:value="267">
            <text:p>267</text:p>
          </table:table-cell>
          <table:table-cell table:formula="oooc:=[.$A79]+[.$A79]/[.O$1]" office:value-type="float" office:value="237.333333333333">
            <text:p>237.33</text:p>
          </table:table-cell>
          <table:table-cell table:formula="oooc:=[.$A79]+[.$A79]/[.P$1]" office:value-type="float" office:value="222.5">
            <text:p>222.5</text:p>
          </table:table-cell>
          <table:table-cell table:formula="oooc:=[.$A79]+[.$A79]/[.Q$1]" office:value-type="float" office:value="213.6">
            <text:p>213.6</text:p>
          </table:table-cell>
          <table:table-cell table:formula="oooc:=[.$A79]+[.$A79]/[.R$1]" office:value-type="float" office:value="207.666666666667">
            <text:p>207.67</text:p>
          </table:table-cell>
          <table:table-cell table:formula="oooc:=[.$A79]+[.$A79]/[.S$1]" office:value-type="float" office:value="203.428571428571">
            <text:p>203.43</text:p>
          </table:table-cell>
          <table:table-cell table:formula="oooc:=[.$A79]+[.$A79]/[.T$1]" office:value-type="float" office:value="200.25">
            <text:p>200.25</text:p>
          </table:table-cell>
          <table:table-cell table:formula="oooc:=[.$A79]+[.$A79]/[.U$1]" office:value-type="float" office:value="197.777777777778">
            <text:p>197.78</text:p>
          </table:table-cell>
          <table:table-cell table:formula="oooc:=[.$A79]+[.$A79]/[.V$1]" office:value-type="float" office:value="195.8">
            <text:p>195.8</text:p>
          </table:table-cell>
          <table:table-cell table:formula="oooc:=[.$A79]+[.$A79]/[.W$1]" office:value-type="float" office:value="194.181818181818">
            <text:p>194.1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ooc:=[.B$1]*100+[.$A80]" office:value-type="float" office:value="279">
            <text:p>279</text:p>
          </table:table-cell>
          <table:table-cell table:formula="oooc:=[.C$1]*100+[.$A80]" office:value-type="float" office:value="379">
            <text:p>379</text:p>
          </table:table-cell>
          <table:table-cell table:formula="oooc:=[.D$1]*100+[.$A80]" office:value-type="float" office:value="479">
            <text:p>479</text:p>
          </table:table-cell>
          <table:table-cell table:formula="oooc:=[.E$1]*100+[.$A80]" office:value-type="float" office:value="579">
            <text:p>579</text:p>
          </table:table-cell>
          <table:table-cell table:formula="oooc:=[.F$1]*100+[.$A80]" office:value-type="float" office:value="679">
            <text:p>679</text:p>
          </table:table-cell>
          <table:table-cell table:formula="oooc:=[.G$1]*100+[.$A80]" office:value-type="float" office:value="779">
            <text:p>779</text:p>
          </table:table-cell>
          <table:table-cell table:formula="oooc:=[.H$1]*100+[.$A80]" office:value-type="float" office:value="879">
            <text:p>879</text:p>
          </table:table-cell>
          <table:table-cell table:formula="oooc:=[.I$1]*100+[.$A80]" office:value-type="float" office:value="979">
            <text:p>979</text:p>
          </table:table-cell>
          <table:table-cell table:formula="oooc:=[.J$1]*100+[.$A80]" office:value-type="float" office:value="1079">
            <text:p>1079</text:p>
          </table:table-cell>
          <table:table-cell table:formula="oooc:=[.K$1]*100+[.$A80]" office:value-type="float" office:value="1179">
            <text:p>1179</text:p>
          </table:table-cell>
          <table:table-cell table:formula="oooc:=[.L$1]*100+[.$A80]" office:value-type="float" office:value="1279">
            <text:p>1279</text:p>
          </table:table-cell>
          <table:table-cell table:formula="oooc:=[.$A80]+[.$A80]/[.M$1]" office:value-type="float" office:value="358">
            <text:p>358</text:p>
          </table:table-cell>
          <table:table-cell table:formula="oooc:=[.$A80]+[.$A80]/[.N$1]" office:value-type="float" office:value="268.5">
            <text:p>268.5</text:p>
          </table:table-cell>
          <table:table-cell table:formula="oooc:=[.$A80]+[.$A80]/[.O$1]" office:value-type="float" office:value="238.666666666667">
            <text:p>238.67</text:p>
          </table:table-cell>
          <table:table-cell table:formula="oooc:=[.$A80]+[.$A80]/[.P$1]" office:value-type="float" office:value="223.75">
            <text:p>223.75</text:p>
          </table:table-cell>
          <table:table-cell table:formula="oooc:=[.$A80]+[.$A80]/[.Q$1]" office:value-type="float" office:value="214.8">
            <text:p>214.8</text:p>
          </table:table-cell>
          <table:table-cell table:formula="oooc:=[.$A80]+[.$A80]/[.R$1]" office:value-type="float" office:value="208.833333333333">
            <text:p>208.83</text:p>
          </table:table-cell>
          <table:table-cell table:formula="oooc:=[.$A80]+[.$A80]/[.S$1]" office:value-type="float" office:value="204.571428571429">
            <text:p>204.57</text:p>
          </table:table-cell>
          <table:table-cell table:formula="oooc:=[.$A80]+[.$A80]/[.T$1]" office:value-type="float" office:value="201.375">
            <text:p>201.38</text:p>
          </table:table-cell>
          <table:table-cell table:formula="oooc:=[.$A80]+[.$A80]/[.U$1]" office:value-type="float" office:value="198.888888888889">
            <text:p>198.89</text:p>
          </table:table-cell>
          <table:table-cell table:formula="oooc:=[.$A80]+[.$A80]/[.V$1]" office:value-type="float" office:value="196.9">
            <text:p>196.9</text:p>
          </table:table-cell>
          <table:table-cell table:formula="oooc:=[.$A80]+[.$A80]/[.W$1]" office:value-type="float" office:value="195.272727272727">
            <text:p>195.2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ooc:=[.B$1]*100+[.$A81]" office:value-type="float" office:value="280">
            <text:p>280</text:p>
          </table:table-cell>
          <table:table-cell table:formula="oooc:=[.C$1]*100+[.$A81]" office:value-type="float" office:value="380">
            <text:p>380</text:p>
          </table:table-cell>
          <table:table-cell table:formula="oooc:=[.D$1]*100+[.$A81]" office:value-type="float" office:value="480">
            <text:p>480</text:p>
          </table:table-cell>
          <table:table-cell table:formula="oooc:=[.E$1]*100+[.$A81]" office:value-type="float" office:value="580">
            <text:p>580</text:p>
          </table:table-cell>
          <table:table-cell table:formula="oooc:=[.F$1]*100+[.$A81]" office:value-type="float" office:value="680">
            <text:p>680</text:p>
          </table:table-cell>
          <table:table-cell table:formula="oooc:=[.G$1]*100+[.$A81]" office:value-type="float" office:value="780">
            <text:p>780</text:p>
          </table:table-cell>
          <table:table-cell table:formula="oooc:=[.H$1]*100+[.$A81]" office:value-type="float" office:value="880">
            <text:p>880</text:p>
          </table:table-cell>
          <table:table-cell table:formula="oooc:=[.I$1]*100+[.$A81]" office:value-type="float" office:value="980">
            <text:p>980</text:p>
          </table:table-cell>
          <table:table-cell table:formula="oooc:=[.J$1]*100+[.$A81]" office:value-type="float" office:value="1080">
            <text:p>1080</text:p>
          </table:table-cell>
          <table:table-cell table:formula="oooc:=[.K$1]*100+[.$A81]" office:value-type="float" office:value="1180">
            <text:p>1180</text:p>
          </table:table-cell>
          <table:table-cell table:formula="oooc:=[.L$1]*100+[.$A81]" office:value-type="float" office:value="1280">
            <text:p>1280</text:p>
          </table:table-cell>
          <table:table-cell table:formula="oooc:=[.$A81]+[.$A81]/[.M$1]" office:value-type="float" office:value="360">
            <text:p>360</text:p>
          </table:table-cell>
          <table:table-cell table:formula="oooc:=[.$A81]+[.$A81]/[.N$1]" office:value-type="float" office:value="270">
            <text:p>270</text:p>
          </table:table-cell>
          <table:table-cell table:formula="oooc:=[.$A81]+[.$A81]/[.O$1]" office:value-type="float" office:value="240">
            <text:p>240</text:p>
          </table:table-cell>
          <table:table-cell table:formula="oooc:=[.$A81]+[.$A81]/[.P$1]" office:value-type="float" office:value="225">
            <text:p>225</text:p>
          </table:table-cell>
          <table:table-cell table:formula="oooc:=[.$A81]+[.$A81]/[.Q$1]" office:value-type="float" office:value="216">
            <text:p>216</text:p>
          </table:table-cell>
          <table:table-cell table:formula="oooc:=[.$A81]+[.$A81]/[.R$1]" office:value-type="float" office:value="210">
            <text:p>210</text:p>
          </table:table-cell>
          <table:table-cell table:formula="oooc:=[.$A81]+[.$A81]/[.S$1]" office:value-type="float" office:value="205.714285714286">
            <text:p>205.71</text:p>
          </table:table-cell>
          <table:table-cell table:formula="oooc:=[.$A81]+[.$A81]/[.T$1]" office:value-type="float" office:value="202.5">
            <text:p>202.5</text:p>
          </table:table-cell>
          <table:table-cell table:formula="oooc:=[.$A81]+[.$A81]/[.U$1]" office:value-type="float" office:value="200">
            <text:p>200</text:p>
          </table:table-cell>
          <table:table-cell table:formula="oooc:=[.$A81]+[.$A81]/[.V$1]" office:value-type="float" office:value="198">
            <text:p>198</text:p>
          </table:table-cell>
          <table:table-cell table:formula="oooc:=[.$A81]+[.$A81]/[.W$1]" office:value-type="float" office:value="196.363636363636">
            <text:p>196.3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ooc:=[.B$1]*100+[.$A82]" office:value-type="float" office:value="281">
            <text:p>281</text:p>
          </table:table-cell>
          <table:table-cell table:formula="oooc:=[.C$1]*100+[.$A82]" office:value-type="float" office:value="381">
            <text:p>381</text:p>
          </table:table-cell>
          <table:table-cell table:formula="oooc:=[.D$1]*100+[.$A82]" office:value-type="float" office:value="481">
            <text:p>481</text:p>
          </table:table-cell>
          <table:table-cell table:formula="oooc:=[.E$1]*100+[.$A82]" office:value-type="float" office:value="581">
            <text:p>581</text:p>
          </table:table-cell>
          <table:table-cell table:formula="oooc:=[.F$1]*100+[.$A82]" office:value-type="float" office:value="681">
            <text:p>681</text:p>
          </table:table-cell>
          <table:table-cell table:formula="oooc:=[.G$1]*100+[.$A82]" office:value-type="float" office:value="781">
            <text:p>781</text:p>
          </table:table-cell>
          <table:table-cell table:formula="oooc:=[.H$1]*100+[.$A82]" office:value-type="float" office:value="881">
            <text:p>881</text:p>
          </table:table-cell>
          <table:table-cell table:formula="oooc:=[.I$1]*100+[.$A82]" office:value-type="float" office:value="981">
            <text:p>981</text:p>
          </table:table-cell>
          <table:table-cell table:formula="oooc:=[.J$1]*100+[.$A82]" office:value-type="float" office:value="1081">
            <text:p>1081</text:p>
          </table:table-cell>
          <table:table-cell table:formula="oooc:=[.K$1]*100+[.$A82]" office:value-type="float" office:value="1181">
            <text:p>1181</text:p>
          </table:table-cell>
          <table:table-cell table:formula="oooc:=[.L$1]*100+[.$A82]" office:value-type="float" office:value="1281">
            <text:p>1281</text:p>
          </table:table-cell>
          <table:table-cell table:formula="oooc:=[.$A82]+[.$A82]/[.M$1]" office:value-type="float" office:value="362">
            <text:p>362</text:p>
          </table:table-cell>
          <table:table-cell table:formula="oooc:=[.$A82]+[.$A82]/[.N$1]" office:value-type="float" office:value="271.5">
            <text:p>271.5</text:p>
          </table:table-cell>
          <table:table-cell table:formula="oooc:=[.$A82]+[.$A82]/[.O$1]" office:value-type="float" office:value="241.333333333333">
            <text:p>241.33</text:p>
          </table:table-cell>
          <table:table-cell table:formula="oooc:=[.$A82]+[.$A82]/[.P$1]" office:value-type="float" office:value="226.25">
            <text:p>226.25</text:p>
          </table:table-cell>
          <table:table-cell table:formula="oooc:=[.$A82]+[.$A82]/[.Q$1]" office:value-type="float" office:value="217.2">
            <text:p>217.2</text:p>
          </table:table-cell>
          <table:table-cell table:formula="oooc:=[.$A82]+[.$A82]/[.R$1]" office:value-type="float" office:value="211.166666666667">
            <text:p>211.17</text:p>
          </table:table-cell>
          <table:table-cell table:formula="oooc:=[.$A82]+[.$A82]/[.S$1]" office:value-type="float" office:value="206.857142857143">
            <text:p>206.86</text:p>
          </table:table-cell>
          <table:table-cell table:formula="oooc:=[.$A82]+[.$A82]/[.T$1]" office:value-type="float" office:value="203.625">
            <text:p>203.63</text:p>
          </table:table-cell>
          <table:table-cell table:formula="oooc:=[.$A82]+[.$A82]/[.U$1]" office:value-type="float" office:value="201.111111111111">
            <text:p>201.11</text:p>
          </table:table-cell>
          <table:table-cell table:formula="oooc:=[.$A82]+[.$A82]/[.V$1]" office:value-type="float" office:value="199.1">
            <text:p>199.1</text:p>
          </table:table-cell>
          <table:table-cell table:formula="oooc:=[.$A82]+[.$A82]/[.W$1]" office:value-type="float" office:value="197.454545454545">
            <text:p>197.4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ooc:=[.B$1]*100+[.$A83]" office:value-type="float" office:value="282">
            <text:p>282</text:p>
          </table:table-cell>
          <table:table-cell table:formula="oooc:=[.C$1]*100+[.$A83]" office:value-type="float" office:value="382">
            <text:p>382</text:p>
          </table:table-cell>
          <table:table-cell table:formula="oooc:=[.D$1]*100+[.$A83]" office:value-type="float" office:value="482">
            <text:p>482</text:p>
          </table:table-cell>
          <table:table-cell table:formula="oooc:=[.E$1]*100+[.$A83]" office:value-type="float" office:value="582">
            <text:p>582</text:p>
          </table:table-cell>
          <table:table-cell table:formula="oooc:=[.F$1]*100+[.$A83]" office:value-type="float" office:value="682">
            <text:p>682</text:p>
          </table:table-cell>
          <table:table-cell table:formula="oooc:=[.G$1]*100+[.$A83]" office:value-type="float" office:value="782">
            <text:p>782</text:p>
          </table:table-cell>
          <table:table-cell table:formula="oooc:=[.H$1]*100+[.$A83]" office:value-type="float" office:value="882">
            <text:p>882</text:p>
          </table:table-cell>
          <table:table-cell table:formula="oooc:=[.I$1]*100+[.$A83]" office:value-type="float" office:value="982">
            <text:p>982</text:p>
          </table:table-cell>
          <table:table-cell table:formula="oooc:=[.J$1]*100+[.$A83]" office:value-type="float" office:value="1082">
            <text:p>1082</text:p>
          </table:table-cell>
          <table:table-cell table:formula="oooc:=[.K$1]*100+[.$A83]" office:value-type="float" office:value="1182">
            <text:p>1182</text:p>
          </table:table-cell>
          <table:table-cell table:formula="oooc:=[.L$1]*100+[.$A83]" office:value-type="float" office:value="1282">
            <text:p>1282</text:p>
          </table:table-cell>
          <table:table-cell table:formula="oooc:=[.$A83]+[.$A83]/[.M$1]" office:value-type="float" office:value="364">
            <text:p>364</text:p>
          </table:table-cell>
          <table:table-cell table:formula="oooc:=[.$A83]+[.$A83]/[.N$1]" office:value-type="float" office:value="273">
            <text:p>273</text:p>
          </table:table-cell>
          <table:table-cell table:formula="oooc:=[.$A83]+[.$A83]/[.O$1]" office:value-type="float" office:value="242.666666666667">
            <text:p>242.67</text:p>
          </table:table-cell>
          <table:table-cell table:formula="oooc:=[.$A83]+[.$A83]/[.P$1]" office:value-type="float" office:value="227.5">
            <text:p>227.5</text:p>
          </table:table-cell>
          <table:table-cell table:formula="oooc:=[.$A83]+[.$A83]/[.Q$1]" office:value-type="float" office:value="218.4">
            <text:p>218.4</text:p>
          </table:table-cell>
          <table:table-cell table:formula="oooc:=[.$A83]+[.$A83]/[.R$1]" office:value-type="float" office:value="212.333333333333">
            <text:p>212.33</text:p>
          </table:table-cell>
          <table:table-cell table:formula="oooc:=[.$A83]+[.$A83]/[.S$1]" office:value-type="float" office:value="208">
            <text:p>208</text:p>
          </table:table-cell>
          <table:table-cell table:formula="oooc:=[.$A83]+[.$A83]/[.T$1]" office:value-type="float" office:value="204.75">
            <text:p>204.75</text:p>
          </table:table-cell>
          <table:table-cell table:formula="oooc:=[.$A83]+[.$A83]/[.U$1]" office:value-type="float" office:value="202.222222222222">
            <text:p>202.22</text:p>
          </table:table-cell>
          <table:table-cell table:formula="oooc:=[.$A83]+[.$A83]/[.V$1]" office:value-type="float" office:value="200.2">
            <text:p>200.2</text:p>
          </table:table-cell>
          <table:table-cell table:formula="oooc:=[.$A83]+[.$A83]/[.W$1]" office:value-type="float" office:value="198.545454545455">
            <text:p>198.5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ooc:=[.B$1]*100+[.$A84]" office:value-type="float" office:value="283">
            <text:p>283</text:p>
          </table:table-cell>
          <table:table-cell table:formula="oooc:=[.C$1]*100+[.$A84]" office:value-type="float" office:value="383">
            <text:p>383</text:p>
          </table:table-cell>
          <table:table-cell table:formula="oooc:=[.D$1]*100+[.$A84]" office:value-type="float" office:value="483">
            <text:p>483</text:p>
          </table:table-cell>
          <table:table-cell table:formula="oooc:=[.E$1]*100+[.$A84]" office:value-type="float" office:value="583">
            <text:p>583</text:p>
          </table:table-cell>
          <table:table-cell table:formula="oooc:=[.F$1]*100+[.$A84]" office:value-type="float" office:value="683">
            <text:p>683</text:p>
          </table:table-cell>
          <table:table-cell table:formula="oooc:=[.G$1]*100+[.$A84]" office:value-type="float" office:value="783">
            <text:p>783</text:p>
          </table:table-cell>
          <table:table-cell table:formula="oooc:=[.H$1]*100+[.$A84]" office:value-type="float" office:value="883">
            <text:p>883</text:p>
          </table:table-cell>
          <table:table-cell table:formula="oooc:=[.I$1]*100+[.$A84]" office:value-type="float" office:value="983">
            <text:p>983</text:p>
          </table:table-cell>
          <table:table-cell table:formula="oooc:=[.J$1]*100+[.$A84]" office:value-type="float" office:value="1083">
            <text:p>1083</text:p>
          </table:table-cell>
          <table:table-cell table:formula="oooc:=[.K$1]*100+[.$A84]" office:value-type="float" office:value="1183">
            <text:p>1183</text:p>
          </table:table-cell>
          <table:table-cell table:formula="oooc:=[.L$1]*100+[.$A84]" office:value-type="float" office:value="1283">
            <text:p>1283</text:p>
          </table:table-cell>
          <table:table-cell table:formula="oooc:=[.$A84]+[.$A84]/[.M$1]" office:value-type="float" office:value="366">
            <text:p>366</text:p>
          </table:table-cell>
          <table:table-cell table:formula="oooc:=[.$A84]+[.$A84]/[.N$1]" office:value-type="float" office:value="274.5">
            <text:p>274.5</text:p>
          </table:table-cell>
          <table:table-cell table:formula="oooc:=[.$A84]+[.$A84]/[.O$1]" office:value-type="float" office:value="244">
            <text:p>244</text:p>
          </table:table-cell>
          <table:table-cell table:formula="oooc:=[.$A84]+[.$A84]/[.P$1]" office:value-type="float" office:value="228.75">
            <text:p>228.75</text:p>
          </table:table-cell>
          <table:table-cell table:formula="oooc:=[.$A84]+[.$A84]/[.Q$1]" office:value-type="float" office:value="219.6">
            <text:p>219.6</text:p>
          </table:table-cell>
          <table:table-cell table:formula="oooc:=[.$A84]+[.$A84]/[.R$1]" office:value-type="float" office:value="213.5">
            <text:p>213.5</text:p>
          </table:table-cell>
          <table:table-cell table:formula="oooc:=[.$A84]+[.$A84]/[.S$1]" office:value-type="float" office:value="209.142857142857">
            <text:p>209.14</text:p>
          </table:table-cell>
          <table:table-cell table:formula="oooc:=[.$A84]+[.$A84]/[.T$1]" office:value-type="float" office:value="205.875">
            <text:p>205.88</text:p>
          </table:table-cell>
          <table:table-cell table:formula="oooc:=[.$A84]+[.$A84]/[.U$1]" office:value-type="float" office:value="203.333333333333">
            <text:p>203.33</text:p>
          </table:table-cell>
          <table:table-cell table:formula="oooc:=[.$A84]+[.$A84]/[.V$1]" office:value-type="float" office:value="201.3">
            <text:p>201.3</text:p>
          </table:table-cell>
          <table:table-cell table:formula="oooc:=[.$A84]+[.$A84]/[.W$1]" office:value-type="float" office:value="199.636363636364">
            <text:p>199.6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ooc:=[.B$1]*100+[.$A85]" office:value-type="float" office:value="284">
            <text:p>284</text:p>
          </table:table-cell>
          <table:table-cell table:formula="oooc:=[.C$1]*100+[.$A85]" office:value-type="float" office:value="384">
            <text:p>384</text:p>
          </table:table-cell>
          <table:table-cell table:formula="oooc:=[.D$1]*100+[.$A85]" office:value-type="float" office:value="484">
            <text:p>484</text:p>
          </table:table-cell>
          <table:table-cell table:formula="oooc:=[.E$1]*100+[.$A85]" office:value-type="float" office:value="584">
            <text:p>584</text:p>
          </table:table-cell>
          <table:table-cell table:formula="oooc:=[.F$1]*100+[.$A85]" office:value-type="float" office:value="684">
            <text:p>684</text:p>
          </table:table-cell>
          <table:table-cell table:formula="oooc:=[.G$1]*100+[.$A85]" office:value-type="float" office:value="784">
            <text:p>784</text:p>
          </table:table-cell>
          <table:table-cell table:formula="oooc:=[.H$1]*100+[.$A85]" office:value-type="float" office:value="884">
            <text:p>884</text:p>
          </table:table-cell>
          <table:table-cell table:formula="oooc:=[.I$1]*100+[.$A85]" office:value-type="float" office:value="984">
            <text:p>984</text:p>
          </table:table-cell>
          <table:table-cell table:formula="oooc:=[.J$1]*100+[.$A85]" office:value-type="float" office:value="1084">
            <text:p>1084</text:p>
          </table:table-cell>
          <table:table-cell table:formula="oooc:=[.K$1]*100+[.$A85]" office:value-type="float" office:value="1184">
            <text:p>1184</text:p>
          </table:table-cell>
          <table:table-cell table:formula="oooc:=[.L$1]*100+[.$A85]" office:value-type="float" office:value="1284">
            <text:p>1284</text:p>
          </table:table-cell>
          <table:table-cell table:formula="oooc:=[.$A85]+[.$A85]/[.M$1]" office:value-type="float" office:value="368">
            <text:p>368</text:p>
          </table:table-cell>
          <table:table-cell table:formula="oooc:=[.$A85]+[.$A85]/[.N$1]" office:value-type="float" office:value="276">
            <text:p>276</text:p>
          </table:table-cell>
          <table:table-cell table:formula="oooc:=[.$A85]+[.$A85]/[.O$1]" office:value-type="float" office:value="245.333333333333">
            <text:p>245.33</text:p>
          </table:table-cell>
          <table:table-cell table:formula="oooc:=[.$A85]+[.$A85]/[.P$1]" office:value-type="float" office:value="230">
            <text:p>230</text:p>
          </table:table-cell>
          <table:table-cell table:formula="oooc:=[.$A85]+[.$A85]/[.Q$1]" office:value-type="float" office:value="220.8">
            <text:p>220.8</text:p>
          </table:table-cell>
          <table:table-cell table:formula="oooc:=[.$A85]+[.$A85]/[.R$1]" office:value-type="float" office:value="214.666666666667">
            <text:p>214.67</text:p>
          </table:table-cell>
          <table:table-cell table:formula="oooc:=[.$A85]+[.$A85]/[.S$1]" office:value-type="float" office:value="210.285714285714">
            <text:p>210.29</text:p>
          </table:table-cell>
          <table:table-cell table:formula="oooc:=[.$A85]+[.$A85]/[.T$1]" office:value-type="float" office:value="207">
            <text:p>207</text:p>
          </table:table-cell>
          <table:table-cell table:formula="oooc:=[.$A85]+[.$A85]/[.U$1]" office:value-type="float" office:value="204.444444444444">
            <text:p>204.44</text:p>
          </table:table-cell>
          <table:table-cell table:formula="oooc:=[.$A85]+[.$A85]/[.V$1]" office:value-type="float" office:value="202.4">
            <text:p>202.4</text:p>
          </table:table-cell>
          <table:table-cell table:formula="oooc:=[.$A85]+[.$A85]/[.W$1]" office:value-type="float" office:value="200.727272727273">
            <text:p>200.7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ooc:=[.B$1]*100+[.$A86]" office:value-type="float" office:value="285">
            <text:p>285</text:p>
          </table:table-cell>
          <table:table-cell table:formula="oooc:=[.C$1]*100+[.$A86]" office:value-type="float" office:value="385">
            <text:p>385</text:p>
          </table:table-cell>
          <table:table-cell table:formula="oooc:=[.D$1]*100+[.$A86]" office:value-type="float" office:value="485">
            <text:p>485</text:p>
          </table:table-cell>
          <table:table-cell table:formula="oooc:=[.E$1]*100+[.$A86]" office:value-type="float" office:value="585">
            <text:p>585</text:p>
          </table:table-cell>
          <table:table-cell table:formula="oooc:=[.F$1]*100+[.$A86]" office:value-type="float" office:value="685">
            <text:p>685</text:p>
          </table:table-cell>
          <table:table-cell table:formula="oooc:=[.G$1]*100+[.$A86]" office:value-type="float" office:value="785">
            <text:p>785</text:p>
          </table:table-cell>
          <table:table-cell table:formula="oooc:=[.H$1]*100+[.$A86]" office:value-type="float" office:value="885">
            <text:p>885</text:p>
          </table:table-cell>
          <table:table-cell table:formula="oooc:=[.I$1]*100+[.$A86]" office:value-type="float" office:value="985">
            <text:p>985</text:p>
          </table:table-cell>
          <table:table-cell table:formula="oooc:=[.J$1]*100+[.$A86]" office:value-type="float" office:value="1085">
            <text:p>1085</text:p>
          </table:table-cell>
          <table:table-cell table:formula="oooc:=[.K$1]*100+[.$A86]" office:value-type="float" office:value="1185">
            <text:p>1185</text:p>
          </table:table-cell>
          <table:table-cell table:formula="oooc:=[.L$1]*100+[.$A86]" office:value-type="float" office:value="1285">
            <text:p>1285</text:p>
          </table:table-cell>
          <table:table-cell table:formula="oooc:=[.$A86]+[.$A86]/[.M$1]" office:value-type="float" office:value="370">
            <text:p>370</text:p>
          </table:table-cell>
          <table:table-cell table:formula="oooc:=[.$A86]+[.$A86]/[.N$1]" office:value-type="float" office:value="277.5">
            <text:p>277.5</text:p>
          </table:table-cell>
          <table:table-cell table:formula="oooc:=[.$A86]+[.$A86]/[.O$1]" office:value-type="float" office:value="246.666666666667">
            <text:p>246.67</text:p>
          </table:table-cell>
          <table:table-cell table:formula="oooc:=[.$A86]+[.$A86]/[.P$1]" office:value-type="float" office:value="231.25">
            <text:p>231.25</text:p>
          </table:table-cell>
          <table:table-cell table:formula="oooc:=[.$A86]+[.$A86]/[.Q$1]" office:value-type="float" office:value="222">
            <text:p>222</text:p>
          </table:table-cell>
          <table:table-cell table:formula="oooc:=[.$A86]+[.$A86]/[.R$1]" office:value-type="float" office:value="215.833333333333">
            <text:p>215.83</text:p>
          </table:table-cell>
          <table:table-cell table:formula="oooc:=[.$A86]+[.$A86]/[.S$1]" office:value-type="float" office:value="211.428571428571">
            <text:p>211.43</text:p>
          </table:table-cell>
          <table:table-cell table:formula="oooc:=[.$A86]+[.$A86]/[.T$1]" office:value-type="float" office:value="208.125">
            <text:p>208.13</text:p>
          </table:table-cell>
          <table:table-cell table:formula="oooc:=[.$A86]+[.$A86]/[.U$1]" office:value-type="float" office:value="205.555555555556">
            <text:p>205.56</text:p>
          </table:table-cell>
          <table:table-cell table:formula="oooc:=[.$A86]+[.$A86]/[.V$1]" office:value-type="float" office:value="203.5">
            <text:p>203.5</text:p>
          </table:table-cell>
          <table:table-cell table:formula="oooc:=[.$A86]+[.$A86]/[.W$1]" office:value-type="float" office:value="201.818181818182">
            <text:p>201.8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ooc:=[.B$1]*100+[.$A87]" office:value-type="float" office:value="286">
            <text:p>286</text:p>
          </table:table-cell>
          <table:table-cell table:formula="oooc:=[.C$1]*100+[.$A87]" office:value-type="float" office:value="386">
            <text:p>386</text:p>
          </table:table-cell>
          <table:table-cell table:formula="oooc:=[.D$1]*100+[.$A87]" office:value-type="float" office:value="486">
            <text:p>486</text:p>
          </table:table-cell>
          <table:table-cell table:formula="oooc:=[.E$1]*100+[.$A87]" office:value-type="float" office:value="586">
            <text:p>586</text:p>
          </table:table-cell>
          <table:table-cell table:formula="oooc:=[.F$1]*100+[.$A87]" office:value-type="float" office:value="686">
            <text:p>686</text:p>
          </table:table-cell>
          <table:table-cell table:formula="oooc:=[.G$1]*100+[.$A87]" office:value-type="float" office:value="786">
            <text:p>786</text:p>
          </table:table-cell>
          <table:table-cell table:formula="oooc:=[.H$1]*100+[.$A87]" office:value-type="float" office:value="886">
            <text:p>886</text:p>
          </table:table-cell>
          <table:table-cell table:formula="oooc:=[.I$1]*100+[.$A87]" office:value-type="float" office:value="986">
            <text:p>986</text:p>
          </table:table-cell>
          <table:table-cell table:formula="oooc:=[.J$1]*100+[.$A87]" office:value-type="float" office:value="1086">
            <text:p>1086</text:p>
          </table:table-cell>
          <table:table-cell table:formula="oooc:=[.K$1]*100+[.$A87]" office:value-type="float" office:value="1186">
            <text:p>1186</text:p>
          </table:table-cell>
          <table:table-cell table:formula="oooc:=[.L$1]*100+[.$A87]" office:value-type="float" office:value="1286">
            <text:p>1286</text:p>
          </table:table-cell>
          <table:table-cell table:formula="oooc:=[.$A87]+[.$A87]/[.M$1]" office:value-type="float" office:value="372">
            <text:p>372</text:p>
          </table:table-cell>
          <table:table-cell table:formula="oooc:=[.$A87]+[.$A87]/[.N$1]" office:value-type="float" office:value="279">
            <text:p>279</text:p>
          </table:table-cell>
          <table:table-cell table:formula="oooc:=[.$A87]+[.$A87]/[.O$1]" office:value-type="float" office:value="248">
            <text:p>248</text:p>
          </table:table-cell>
          <table:table-cell table:formula="oooc:=[.$A87]+[.$A87]/[.P$1]" office:value-type="float" office:value="232.5">
            <text:p>232.5</text:p>
          </table:table-cell>
          <table:table-cell table:formula="oooc:=[.$A87]+[.$A87]/[.Q$1]" office:value-type="float" office:value="223.2">
            <text:p>223.2</text:p>
          </table:table-cell>
          <table:table-cell table:formula="oooc:=[.$A87]+[.$A87]/[.R$1]" office:value-type="float" office:value="217">
            <text:p>217</text:p>
          </table:table-cell>
          <table:table-cell table:formula="oooc:=[.$A87]+[.$A87]/[.S$1]" office:value-type="float" office:value="212.571428571429">
            <text:p>212.57</text:p>
          </table:table-cell>
          <table:table-cell table:formula="oooc:=[.$A87]+[.$A87]/[.T$1]" office:value-type="float" office:value="209.25">
            <text:p>209.25</text:p>
          </table:table-cell>
          <table:table-cell table:formula="oooc:=[.$A87]+[.$A87]/[.U$1]" office:value-type="float" office:value="206.666666666667">
            <text:p>206.67</text:p>
          </table:table-cell>
          <table:table-cell table:formula="oooc:=[.$A87]+[.$A87]/[.V$1]" office:value-type="float" office:value="204.6">
            <text:p>204.6</text:p>
          </table:table-cell>
          <table:table-cell table:formula="oooc:=[.$A87]+[.$A87]/[.W$1]" office:value-type="float" office:value="202.909090909091">
            <text:p>202.9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ooc:=[.B$1]*100+[.$A88]" office:value-type="float" office:value="287">
            <text:p>287</text:p>
          </table:table-cell>
          <table:table-cell table:formula="oooc:=[.C$1]*100+[.$A88]" office:value-type="float" office:value="387">
            <text:p>387</text:p>
          </table:table-cell>
          <table:table-cell table:formula="oooc:=[.D$1]*100+[.$A88]" office:value-type="float" office:value="487">
            <text:p>487</text:p>
          </table:table-cell>
          <table:table-cell table:formula="oooc:=[.E$1]*100+[.$A88]" office:value-type="float" office:value="587">
            <text:p>587</text:p>
          </table:table-cell>
          <table:table-cell table:formula="oooc:=[.F$1]*100+[.$A88]" office:value-type="float" office:value="687">
            <text:p>687</text:p>
          </table:table-cell>
          <table:table-cell table:formula="oooc:=[.G$1]*100+[.$A88]" office:value-type="float" office:value="787">
            <text:p>787</text:p>
          </table:table-cell>
          <table:table-cell table:formula="oooc:=[.H$1]*100+[.$A88]" office:value-type="float" office:value="887">
            <text:p>887</text:p>
          </table:table-cell>
          <table:table-cell table:formula="oooc:=[.I$1]*100+[.$A88]" office:value-type="float" office:value="987">
            <text:p>987</text:p>
          </table:table-cell>
          <table:table-cell table:formula="oooc:=[.J$1]*100+[.$A88]" office:value-type="float" office:value="1087">
            <text:p>1087</text:p>
          </table:table-cell>
          <table:table-cell table:formula="oooc:=[.K$1]*100+[.$A88]" office:value-type="float" office:value="1187">
            <text:p>1187</text:p>
          </table:table-cell>
          <table:table-cell table:formula="oooc:=[.L$1]*100+[.$A88]" office:value-type="float" office:value="1287">
            <text:p>1287</text:p>
          </table:table-cell>
          <table:table-cell table:formula="oooc:=[.$A88]+[.$A88]/[.M$1]" office:value-type="float" office:value="374">
            <text:p>374</text:p>
          </table:table-cell>
          <table:table-cell table:formula="oooc:=[.$A88]+[.$A88]/[.N$1]" office:value-type="float" office:value="280.5">
            <text:p>280.5</text:p>
          </table:table-cell>
          <table:table-cell table:formula="oooc:=[.$A88]+[.$A88]/[.O$1]" office:value-type="float" office:value="249.333333333333">
            <text:p>249.33</text:p>
          </table:table-cell>
          <table:table-cell table:formula="oooc:=[.$A88]+[.$A88]/[.P$1]" office:value-type="float" office:value="233.75">
            <text:p>233.75</text:p>
          </table:table-cell>
          <table:table-cell table:formula="oooc:=[.$A88]+[.$A88]/[.Q$1]" office:value-type="float" office:value="224.4">
            <text:p>224.4</text:p>
          </table:table-cell>
          <table:table-cell table:formula="oooc:=[.$A88]+[.$A88]/[.R$1]" office:value-type="float" office:value="218.166666666667">
            <text:p>218.17</text:p>
          </table:table-cell>
          <table:table-cell table:formula="oooc:=[.$A88]+[.$A88]/[.S$1]" office:value-type="float" office:value="213.714285714286">
            <text:p>213.71</text:p>
          </table:table-cell>
          <table:table-cell table:formula="oooc:=[.$A88]+[.$A88]/[.T$1]" office:value-type="float" office:value="210.375">
            <text:p>210.38</text:p>
          </table:table-cell>
          <table:table-cell table:formula="oooc:=[.$A88]+[.$A88]/[.U$1]" office:value-type="float" office:value="207.777777777778">
            <text:p>207.78</text:p>
          </table:table-cell>
          <table:table-cell table:formula="oooc:=[.$A88]+[.$A88]/[.V$1]" office:value-type="float" office:value="205.7">
            <text:p>205.7</text:p>
          </table:table-cell>
          <table:table-cell table:formula="oooc:=[.$A88]+[.$A88]/[.W$1]" office:value-type="float" office:value="204">
            <text:p>20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ooc:=[.B$1]*100+[.$A89]" office:value-type="float" office:value="288">
            <text:p>288</text:p>
          </table:table-cell>
          <table:table-cell table:formula="oooc:=[.C$1]*100+[.$A89]" office:value-type="float" office:value="388">
            <text:p>388</text:p>
          </table:table-cell>
          <table:table-cell table:formula="oooc:=[.D$1]*100+[.$A89]" office:value-type="float" office:value="488">
            <text:p>488</text:p>
          </table:table-cell>
          <table:table-cell table:formula="oooc:=[.E$1]*100+[.$A89]" office:value-type="float" office:value="588">
            <text:p>588</text:p>
          </table:table-cell>
          <table:table-cell table:formula="oooc:=[.F$1]*100+[.$A89]" office:value-type="float" office:value="688">
            <text:p>688</text:p>
          </table:table-cell>
          <table:table-cell table:formula="oooc:=[.G$1]*100+[.$A89]" office:value-type="float" office:value="788">
            <text:p>788</text:p>
          </table:table-cell>
          <table:table-cell table:formula="oooc:=[.H$1]*100+[.$A89]" office:value-type="float" office:value="888">
            <text:p>888</text:p>
          </table:table-cell>
          <table:table-cell table:formula="oooc:=[.I$1]*100+[.$A89]" office:value-type="float" office:value="988">
            <text:p>988</text:p>
          </table:table-cell>
          <table:table-cell table:formula="oooc:=[.J$1]*100+[.$A89]" office:value-type="float" office:value="1088">
            <text:p>1088</text:p>
          </table:table-cell>
          <table:table-cell table:formula="oooc:=[.K$1]*100+[.$A89]" office:value-type="float" office:value="1188">
            <text:p>1188</text:p>
          </table:table-cell>
          <table:table-cell table:formula="oooc:=[.L$1]*100+[.$A89]" office:value-type="float" office:value="1288">
            <text:p>1288</text:p>
          </table:table-cell>
          <table:table-cell table:formula="oooc:=[.$A89]+[.$A89]/[.M$1]" office:value-type="float" office:value="376">
            <text:p>376</text:p>
          </table:table-cell>
          <table:table-cell table:formula="oooc:=[.$A89]+[.$A89]/[.N$1]" office:value-type="float" office:value="282">
            <text:p>282</text:p>
          </table:table-cell>
          <table:table-cell table:formula="oooc:=[.$A89]+[.$A89]/[.O$1]" office:value-type="float" office:value="250.666666666667">
            <text:p>250.67</text:p>
          </table:table-cell>
          <table:table-cell table:formula="oooc:=[.$A89]+[.$A89]/[.P$1]" office:value-type="float" office:value="235">
            <text:p>235</text:p>
          </table:table-cell>
          <table:table-cell table:formula="oooc:=[.$A89]+[.$A89]/[.Q$1]" office:value-type="float" office:value="225.6">
            <text:p>225.6</text:p>
          </table:table-cell>
          <table:table-cell table:formula="oooc:=[.$A89]+[.$A89]/[.R$1]" office:value-type="float" office:value="219.333333333333">
            <text:p>219.33</text:p>
          </table:table-cell>
          <table:table-cell table:formula="oooc:=[.$A89]+[.$A89]/[.S$1]" office:value-type="float" office:value="214.857142857143">
            <text:p>214.86</text:p>
          </table:table-cell>
          <table:table-cell table:formula="oooc:=[.$A89]+[.$A89]/[.T$1]" office:value-type="float" office:value="211.5">
            <text:p>211.5</text:p>
          </table:table-cell>
          <table:table-cell table:formula="oooc:=[.$A89]+[.$A89]/[.U$1]" office:value-type="float" office:value="208.888888888889">
            <text:p>208.89</text:p>
          </table:table-cell>
          <table:table-cell table:formula="oooc:=[.$A89]+[.$A89]/[.V$1]" office:value-type="float" office:value="206.8">
            <text:p>206.8</text:p>
          </table:table-cell>
          <table:table-cell table:formula="oooc:=[.$A89]+[.$A89]/[.W$1]" office:value-type="float" office:value="205.090909090909">
            <text:p>205.0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ooc:=[.B$1]*100+[.$A90]" office:value-type="float" office:value="289">
            <text:p>289</text:p>
          </table:table-cell>
          <table:table-cell table:formula="oooc:=[.C$1]*100+[.$A90]" office:value-type="float" office:value="389">
            <text:p>389</text:p>
          </table:table-cell>
          <table:table-cell table:formula="oooc:=[.D$1]*100+[.$A90]" office:value-type="float" office:value="489">
            <text:p>489</text:p>
          </table:table-cell>
          <table:table-cell table:formula="oooc:=[.E$1]*100+[.$A90]" office:value-type="float" office:value="589">
            <text:p>589</text:p>
          </table:table-cell>
          <table:table-cell table:formula="oooc:=[.F$1]*100+[.$A90]" office:value-type="float" office:value="689">
            <text:p>689</text:p>
          </table:table-cell>
          <table:table-cell table:formula="oooc:=[.G$1]*100+[.$A90]" office:value-type="float" office:value="789">
            <text:p>789</text:p>
          </table:table-cell>
          <table:table-cell table:formula="oooc:=[.H$1]*100+[.$A90]" office:value-type="float" office:value="889">
            <text:p>889</text:p>
          </table:table-cell>
          <table:table-cell table:formula="oooc:=[.I$1]*100+[.$A90]" office:value-type="float" office:value="989">
            <text:p>989</text:p>
          </table:table-cell>
          <table:table-cell table:formula="oooc:=[.J$1]*100+[.$A90]" office:value-type="float" office:value="1089">
            <text:p>1089</text:p>
          </table:table-cell>
          <table:table-cell table:formula="oooc:=[.K$1]*100+[.$A90]" office:value-type="float" office:value="1189">
            <text:p>1189</text:p>
          </table:table-cell>
          <table:table-cell table:formula="oooc:=[.L$1]*100+[.$A90]" office:value-type="float" office:value="1289">
            <text:p>1289</text:p>
          </table:table-cell>
          <table:table-cell table:formula="oooc:=[.$A90]+[.$A90]/[.M$1]" office:value-type="float" office:value="378">
            <text:p>378</text:p>
          </table:table-cell>
          <table:table-cell table:formula="oooc:=[.$A90]+[.$A90]/[.N$1]" office:value-type="float" office:value="283.5">
            <text:p>283.5</text:p>
          </table:table-cell>
          <table:table-cell table:formula="oooc:=[.$A90]+[.$A90]/[.O$1]" office:value-type="float" office:value="252">
            <text:p>252</text:p>
          </table:table-cell>
          <table:table-cell table:formula="oooc:=[.$A90]+[.$A90]/[.P$1]" office:value-type="float" office:value="236.25">
            <text:p>236.25</text:p>
          </table:table-cell>
          <table:table-cell table:formula="oooc:=[.$A90]+[.$A90]/[.Q$1]" office:value-type="float" office:value="226.8">
            <text:p>226.8</text:p>
          </table:table-cell>
          <table:table-cell table:formula="oooc:=[.$A90]+[.$A90]/[.R$1]" office:value-type="float" office:value="220.5">
            <text:p>220.5</text:p>
          </table:table-cell>
          <table:table-cell table:formula="oooc:=[.$A90]+[.$A90]/[.S$1]" office:value-type="float" office:value="216">
            <text:p>216</text:p>
          </table:table-cell>
          <table:table-cell table:formula="oooc:=[.$A90]+[.$A90]/[.T$1]" office:value-type="float" office:value="212.625">
            <text:p>212.63</text:p>
          </table:table-cell>
          <table:table-cell table:formula="oooc:=[.$A90]+[.$A90]/[.U$1]" office:value-type="float" office:value="210">
            <text:p>210</text:p>
          </table:table-cell>
          <table:table-cell table:formula="oooc:=[.$A90]+[.$A90]/[.V$1]" office:value-type="float" office:value="207.9">
            <text:p>207.9</text:p>
          </table:table-cell>
          <table:table-cell table:formula="oooc:=[.$A90]+[.$A90]/[.W$1]" office:value-type="float" office:value="206.181818181818">
            <text:p>206.1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ooc:=[.B$1]*100+[.$A91]" office:value-type="float" office:value="290">
            <text:p>290</text:p>
          </table:table-cell>
          <table:table-cell table:formula="oooc:=[.C$1]*100+[.$A91]" office:value-type="float" office:value="390">
            <text:p>390</text:p>
          </table:table-cell>
          <table:table-cell table:formula="oooc:=[.D$1]*100+[.$A91]" office:value-type="float" office:value="490">
            <text:p>490</text:p>
          </table:table-cell>
          <table:table-cell table:formula="oooc:=[.E$1]*100+[.$A91]" office:value-type="float" office:value="590">
            <text:p>590</text:p>
          </table:table-cell>
          <table:table-cell table:formula="oooc:=[.F$1]*100+[.$A91]" office:value-type="float" office:value="690">
            <text:p>690</text:p>
          </table:table-cell>
          <table:table-cell table:formula="oooc:=[.G$1]*100+[.$A91]" office:value-type="float" office:value="790">
            <text:p>790</text:p>
          </table:table-cell>
          <table:table-cell table:formula="oooc:=[.H$1]*100+[.$A91]" office:value-type="float" office:value="890">
            <text:p>890</text:p>
          </table:table-cell>
          <table:table-cell table:formula="oooc:=[.I$1]*100+[.$A91]" office:value-type="float" office:value="990">
            <text:p>990</text:p>
          </table:table-cell>
          <table:table-cell table:formula="oooc:=[.J$1]*100+[.$A91]" office:value-type="float" office:value="1090">
            <text:p>1090</text:p>
          </table:table-cell>
          <table:table-cell table:formula="oooc:=[.K$1]*100+[.$A91]" office:value-type="float" office:value="1190">
            <text:p>1190</text:p>
          </table:table-cell>
          <table:table-cell table:formula="oooc:=[.L$1]*100+[.$A91]" office:value-type="float" office:value="1290">
            <text:p>1290</text:p>
          </table:table-cell>
          <table:table-cell table:formula="oooc:=[.$A91]+[.$A91]/[.M$1]" office:value-type="float" office:value="380">
            <text:p>380</text:p>
          </table:table-cell>
          <table:table-cell table:formula="oooc:=[.$A91]+[.$A91]/[.N$1]" office:value-type="float" office:value="285">
            <text:p>285</text:p>
          </table:table-cell>
          <table:table-cell table:formula="oooc:=[.$A91]+[.$A91]/[.O$1]" office:value-type="float" office:value="253.333333333333">
            <text:p>253.33</text:p>
          </table:table-cell>
          <table:table-cell table:formula="oooc:=[.$A91]+[.$A91]/[.P$1]" office:value-type="float" office:value="237.5">
            <text:p>237.5</text:p>
          </table:table-cell>
          <table:table-cell table:formula="oooc:=[.$A91]+[.$A91]/[.Q$1]" office:value-type="float" office:value="228">
            <text:p>228</text:p>
          </table:table-cell>
          <table:table-cell table:formula="oooc:=[.$A91]+[.$A91]/[.R$1]" office:value-type="float" office:value="221.666666666667">
            <text:p>221.67</text:p>
          </table:table-cell>
          <table:table-cell table:formula="oooc:=[.$A91]+[.$A91]/[.S$1]" office:value-type="float" office:value="217.142857142857">
            <text:p>217.14</text:p>
          </table:table-cell>
          <table:table-cell table:formula="oooc:=[.$A91]+[.$A91]/[.T$1]" office:value-type="float" office:value="213.75">
            <text:p>213.75</text:p>
          </table:table-cell>
          <table:table-cell table:formula="oooc:=[.$A91]+[.$A91]/[.U$1]" office:value-type="float" office:value="211.111111111111">
            <text:p>211.11</text:p>
          </table:table-cell>
          <table:table-cell table:formula="oooc:=[.$A91]+[.$A91]/[.V$1]" office:value-type="float" office:value="209">
            <text:p>209</text:p>
          </table:table-cell>
          <table:table-cell table:formula="oooc:=[.$A91]+[.$A91]/[.W$1]" office:value-type="float" office:value="207.272727272727">
            <text:p>207.2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ooc:=[.B$1]*100+[.$A92]" office:value-type="float" office:value="291">
            <text:p>291</text:p>
          </table:table-cell>
          <table:table-cell table:formula="oooc:=[.C$1]*100+[.$A92]" office:value-type="float" office:value="391">
            <text:p>391</text:p>
          </table:table-cell>
          <table:table-cell table:formula="oooc:=[.D$1]*100+[.$A92]" office:value-type="float" office:value="491">
            <text:p>491</text:p>
          </table:table-cell>
          <table:table-cell table:formula="oooc:=[.E$1]*100+[.$A92]" office:value-type="float" office:value="591">
            <text:p>591</text:p>
          </table:table-cell>
          <table:table-cell table:formula="oooc:=[.F$1]*100+[.$A92]" office:value-type="float" office:value="691">
            <text:p>691</text:p>
          </table:table-cell>
          <table:table-cell table:formula="oooc:=[.G$1]*100+[.$A92]" office:value-type="float" office:value="791">
            <text:p>791</text:p>
          </table:table-cell>
          <table:table-cell table:formula="oooc:=[.H$1]*100+[.$A92]" office:value-type="float" office:value="891">
            <text:p>891</text:p>
          </table:table-cell>
          <table:table-cell table:formula="oooc:=[.I$1]*100+[.$A92]" office:value-type="float" office:value="991">
            <text:p>991</text:p>
          </table:table-cell>
          <table:table-cell table:formula="oooc:=[.J$1]*100+[.$A92]" office:value-type="float" office:value="1091">
            <text:p>1091</text:p>
          </table:table-cell>
          <table:table-cell table:formula="oooc:=[.K$1]*100+[.$A92]" office:value-type="float" office:value="1191">
            <text:p>1191</text:p>
          </table:table-cell>
          <table:table-cell table:formula="oooc:=[.L$1]*100+[.$A92]" office:value-type="float" office:value="1291">
            <text:p>1291</text:p>
          </table:table-cell>
          <table:table-cell table:formula="oooc:=[.$A92]+[.$A92]/[.M$1]" office:value-type="float" office:value="382">
            <text:p>382</text:p>
          </table:table-cell>
          <table:table-cell table:formula="oooc:=[.$A92]+[.$A92]/[.N$1]" office:value-type="float" office:value="286.5">
            <text:p>286.5</text:p>
          </table:table-cell>
          <table:table-cell table:formula="oooc:=[.$A92]+[.$A92]/[.O$1]" office:value-type="float" office:value="254.666666666667">
            <text:p>254.67</text:p>
          </table:table-cell>
          <table:table-cell table:formula="oooc:=[.$A92]+[.$A92]/[.P$1]" office:value-type="float" office:value="238.75">
            <text:p>238.75</text:p>
          </table:table-cell>
          <table:table-cell table:formula="oooc:=[.$A92]+[.$A92]/[.Q$1]" office:value-type="float" office:value="229.2">
            <text:p>229.2</text:p>
          </table:table-cell>
          <table:table-cell table:formula="oooc:=[.$A92]+[.$A92]/[.R$1]" office:value-type="float" office:value="222.833333333333">
            <text:p>222.83</text:p>
          </table:table-cell>
          <table:table-cell table:formula="oooc:=[.$A92]+[.$A92]/[.S$1]" office:value-type="float" office:value="218.285714285714">
            <text:p>218.29</text:p>
          </table:table-cell>
          <table:table-cell table:formula="oooc:=[.$A92]+[.$A92]/[.T$1]" office:value-type="float" office:value="214.875">
            <text:p>214.88</text:p>
          </table:table-cell>
          <table:table-cell table:formula="oooc:=[.$A92]+[.$A92]/[.U$1]" office:value-type="float" office:value="212.222222222222">
            <text:p>212.22</text:p>
          </table:table-cell>
          <table:table-cell table:formula="oooc:=[.$A92]+[.$A92]/[.V$1]" office:value-type="float" office:value="210.1">
            <text:p>210.1</text:p>
          </table:table-cell>
          <table:table-cell table:formula="oooc:=[.$A92]+[.$A92]/[.W$1]" office:value-type="float" office:value="208.363636363636">
            <text:p>208.3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ooc:=[.B$1]*100+[.$A93]" office:value-type="float" office:value="292">
            <text:p>292</text:p>
          </table:table-cell>
          <table:table-cell table:formula="oooc:=[.C$1]*100+[.$A93]" office:value-type="float" office:value="392">
            <text:p>392</text:p>
          </table:table-cell>
          <table:table-cell table:formula="oooc:=[.D$1]*100+[.$A93]" office:value-type="float" office:value="492">
            <text:p>492</text:p>
          </table:table-cell>
          <table:table-cell table:formula="oooc:=[.E$1]*100+[.$A93]" office:value-type="float" office:value="592">
            <text:p>592</text:p>
          </table:table-cell>
          <table:table-cell table:formula="oooc:=[.F$1]*100+[.$A93]" office:value-type="float" office:value="692">
            <text:p>692</text:p>
          </table:table-cell>
          <table:table-cell table:formula="oooc:=[.G$1]*100+[.$A93]" office:value-type="float" office:value="792">
            <text:p>792</text:p>
          </table:table-cell>
          <table:table-cell table:formula="oooc:=[.H$1]*100+[.$A93]" office:value-type="float" office:value="892">
            <text:p>892</text:p>
          </table:table-cell>
          <table:table-cell table:formula="oooc:=[.I$1]*100+[.$A93]" office:value-type="float" office:value="992">
            <text:p>992</text:p>
          </table:table-cell>
          <table:table-cell table:formula="oooc:=[.J$1]*100+[.$A93]" office:value-type="float" office:value="1092">
            <text:p>1092</text:p>
          </table:table-cell>
          <table:table-cell table:formula="oooc:=[.K$1]*100+[.$A93]" office:value-type="float" office:value="1192">
            <text:p>1192</text:p>
          </table:table-cell>
          <table:table-cell table:formula="oooc:=[.L$1]*100+[.$A93]" office:value-type="float" office:value="1292">
            <text:p>1292</text:p>
          </table:table-cell>
          <table:table-cell table:formula="oooc:=[.$A93]+[.$A93]/[.M$1]" office:value-type="float" office:value="384">
            <text:p>384</text:p>
          </table:table-cell>
          <table:table-cell table:formula="oooc:=[.$A93]+[.$A93]/[.N$1]" office:value-type="float" office:value="288">
            <text:p>288</text:p>
          </table:table-cell>
          <table:table-cell table:formula="oooc:=[.$A93]+[.$A93]/[.O$1]" office:value-type="float" office:value="256">
            <text:p>256</text:p>
          </table:table-cell>
          <table:table-cell table:formula="oooc:=[.$A93]+[.$A93]/[.P$1]" office:value-type="float" office:value="240">
            <text:p>240</text:p>
          </table:table-cell>
          <table:table-cell table:formula="oooc:=[.$A93]+[.$A93]/[.Q$1]" office:value-type="float" office:value="230.4">
            <text:p>230.4</text:p>
          </table:table-cell>
          <table:table-cell table:formula="oooc:=[.$A93]+[.$A93]/[.R$1]" office:value-type="float" office:value="224">
            <text:p>224</text:p>
          </table:table-cell>
          <table:table-cell table:formula="oooc:=[.$A93]+[.$A93]/[.S$1]" office:value-type="float" office:value="219.428571428571">
            <text:p>219.43</text:p>
          </table:table-cell>
          <table:table-cell table:formula="oooc:=[.$A93]+[.$A93]/[.T$1]" office:value-type="float" office:value="216">
            <text:p>216</text:p>
          </table:table-cell>
          <table:table-cell table:formula="oooc:=[.$A93]+[.$A93]/[.U$1]" office:value-type="float" office:value="213.333333333333">
            <text:p>213.33</text:p>
          </table:table-cell>
          <table:table-cell table:formula="oooc:=[.$A93]+[.$A93]/[.V$1]" office:value-type="float" office:value="211.2">
            <text:p>211.2</text:p>
          </table:table-cell>
          <table:table-cell table:formula="oooc:=[.$A93]+[.$A93]/[.W$1]" office:value-type="float" office:value="209.454545454545">
            <text:p>209.4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ooc:=[.B$1]*100+[.$A94]" office:value-type="float" office:value="293">
            <text:p>293</text:p>
          </table:table-cell>
          <table:table-cell table:formula="oooc:=[.C$1]*100+[.$A94]" office:value-type="float" office:value="393">
            <text:p>393</text:p>
          </table:table-cell>
          <table:table-cell table:formula="oooc:=[.D$1]*100+[.$A94]" office:value-type="float" office:value="493">
            <text:p>493</text:p>
          </table:table-cell>
          <table:table-cell table:formula="oooc:=[.E$1]*100+[.$A94]" office:value-type="float" office:value="593">
            <text:p>593</text:p>
          </table:table-cell>
          <table:table-cell table:formula="oooc:=[.F$1]*100+[.$A94]" office:value-type="float" office:value="693">
            <text:p>693</text:p>
          </table:table-cell>
          <table:table-cell table:formula="oooc:=[.G$1]*100+[.$A94]" office:value-type="float" office:value="793">
            <text:p>793</text:p>
          </table:table-cell>
          <table:table-cell table:formula="oooc:=[.H$1]*100+[.$A94]" office:value-type="float" office:value="893">
            <text:p>893</text:p>
          </table:table-cell>
          <table:table-cell table:formula="oooc:=[.I$1]*100+[.$A94]" office:value-type="float" office:value="993">
            <text:p>993</text:p>
          </table:table-cell>
          <table:table-cell table:formula="oooc:=[.J$1]*100+[.$A94]" office:value-type="float" office:value="1093">
            <text:p>1093</text:p>
          </table:table-cell>
          <table:table-cell table:formula="oooc:=[.K$1]*100+[.$A94]" office:value-type="float" office:value="1193">
            <text:p>1193</text:p>
          </table:table-cell>
          <table:table-cell table:formula="oooc:=[.L$1]*100+[.$A94]" office:value-type="float" office:value="1293">
            <text:p>1293</text:p>
          </table:table-cell>
          <table:table-cell table:formula="oooc:=[.$A94]+[.$A94]/[.M$1]" office:value-type="float" office:value="386">
            <text:p>386</text:p>
          </table:table-cell>
          <table:table-cell table:formula="oooc:=[.$A94]+[.$A94]/[.N$1]" office:value-type="float" office:value="289.5">
            <text:p>289.5</text:p>
          </table:table-cell>
          <table:table-cell table:formula="oooc:=[.$A94]+[.$A94]/[.O$1]" office:value-type="float" office:value="257.333333333333">
            <text:p>257.33</text:p>
          </table:table-cell>
          <table:table-cell table:formula="oooc:=[.$A94]+[.$A94]/[.P$1]" office:value-type="float" office:value="241.25">
            <text:p>241.25</text:p>
          </table:table-cell>
          <table:table-cell table:formula="oooc:=[.$A94]+[.$A94]/[.Q$1]" office:value-type="float" office:value="231.6">
            <text:p>231.6</text:p>
          </table:table-cell>
          <table:table-cell table:formula="oooc:=[.$A94]+[.$A94]/[.R$1]" office:value-type="float" office:value="225.166666666667">
            <text:p>225.17</text:p>
          </table:table-cell>
          <table:table-cell table:formula="oooc:=[.$A94]+[.$A94]/[.S$1]" office:value-type="float" office:value="220.571428571429">
            <text:p>220.57</text:p>
          </table:table-cell>
          <table:table-cell table:formula="oooc:=[.$A94]+[.$A94]/[.T$1]" office:value-type="float" office:value="217.125">
            <text:p>217.13</text:p>
          </table:table-cell>
          <table:table-cell table:formula="oooc:=[.$A94]+[.$A94]/[.U$1]" office:value-type="float" office:value="214.444444444444">
            <text:p>214.44</text:p>
          </table:table-cell>
          <table:table-cell table:formula="oooc:=[.$A94]+[.$A94]/[.V$1]" office:value-type="float" office:value="212.3">
            <text:p>212.3</text:p>
          </table:table-cell>
          <table:table-cell table:formula="oooc:=[.$A94]+[.$A94]/[.W$1]" office:value-type="float" office:value="210.545454545455">
            <text:p>210.5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ooc:=[.B$1]*100+[.$A95]" office:value-type="float" office:value="294">
            <text:p>294</text:p>
          </table:table-cell>
          <table:table-cell table:formula="oooc:=[.C$1]*100+[.$A95]" office:value-type="float" office:value="394">
            <text:p>394</text:p>
          </table:table-cell>
          <table:table-cell table:formula="oooc:=[.D$1]*100+[.$A95]" office:value-type="float" office:value="494">
            <text:p>494</text:p>
          </table:table-cell>
          <table:table-cell table:formula="oooc:=[.E$1]*100+[.$A95]" office:value-type="float" office:value="594">
            <text:p>594</text:p>
          </table:table-cell>
          <table:table-cell table:formula="oooc:=[.F$1]*100+[.$A95]" office:value-type="float" office:value="694">
            <text:p>694</text:p>
          </table:table-cell>
          <table:table-cell table:formula="oooc:=[.G$1]*100+[.$A95]" office:value-type="float" office:value="794">
            <text:p>794</text:p>
          </table:table-cell>
          <table:table-cell table:formula="oooc:=[.H$1]*100+[.$A95]" office:value-type="float" office:value="894">
            <text:p>894</text:p>
          </table:table-cell>
          <table:table-cell table:formula="oooc:=[.I$1]*100+[.$A95]" office:value-type="float" office:value="994">
            <text:p>994</text:p>
          </table:table-cell>
          <table:table-cell table:formula="oooc:=[.J$1]*100+[.$A95]" office:value-type="float" office:value="1094">
            <text:p>1094</text:p>
          </table:table-cell>
          <table:table-cell table:formula="oooc:=[.K$1]*100+[.$A95]" office:value-type="float" office:value="1194">
            <text:p>1194</text:p>
          </table:table-cell>
          <table:table-cell table:formula="oooc:=[.L$1]*100+[.$A95]" office:value-type="float" office:value="1294">
            <text:p>1294</text:p>
          </table:table-cell>
          <table:table-cell table:formula="oooc:=[.$A95]+[.$A95]/[.M$1]" office:value-type="float" office:value="388">
            <text:p>388</text:p>
          </table:table-cell>
          <table:table-cell table:formula="oooc:=[.$A95]+[.$A95]/[.N$1]" office:value-type="float" office:value="291">
            <text:p>291</text:p>
          </table:table-cell>
          <table:table-cell table:formula="oooc:=[.$A95]+[.$A95]/[.O$1]" office:value-type="float" office:value="258.666666666667">
            <text:p>258.67</text:p>
          </table:table-cell>
          <table:table-cell table:formula="oooc:=[.$A95]+[.$A95]/[.P$1]" office:value-type="float" office:value="242.5">
            <text:p>242.5</text:p>
          </table:table-cell>
          <table:table-cell table:formula="oooc:=[.$A95]+[.$A95]/[.Q$1]" office:value-type="float" office:value="232.8">
            <text:p>232.8</text:p>
          </table:table-cell>
          <table:table-cell table:formula="oooc:=[.$A95]+[.$A95]/[.R$1]" office:value-type="float" office:value="226.333333333333">
            <text:p>226.33</text:p>
          </table:table-cell>
          <table:table-cell table:formula="oooc:=[.$A95]+[.$A95]/[.S$1]" office:value-type="float" office:value="221.714285714286">
            <text:p>221.71</text:p>
          </table:table-cell>
          <table:table-cell table:formula="oooc:=[.$A95]+[.$A95]/[.T$1]" office:value-type="float" office:value="218.25">
            <text:p>218.25</text:p>
          </table:table-cell>
          <table:table-cell table:formula="oooc:=[.$A95]+[.$A95]/[.U$1]" office:value-type="float" office:value="215.555555555556">
            <text:p>215.56</text:p>
          </table:table-cell>
          <table:table-cell table:formula="oooc:=[.$A95]+[.$A95]/[.V$1]" office:value-type="float" office:value="213.4">
            <text:p>213.4</text:p>
          </table:table-cell>
          <table:table-cell table:formula="oooc:=[.$A95]+[.$A95]/[.W$1]" office:value-type="float" office:value="211.636363636364">
            <text:p>211.6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ooc:=[.B$1]*100+[.$A96]" office:value-type="float" office:value="295">
            <text:p>295</text:p>
          </table:table-cell>
          <table:table-cell table:formula="oooc:=[.C$1]*100+[.$A96]" office:value-type="float" office:value="395">
            <text:p>395</text:p>
          </table:table-cell>
          <table:table-cell table:formula="oooc:=[.D$1]*100+[.$A96]" office:value-type="float" office:value="495">
            <text:p>495</text:p>
          </table:table-cell>
          <table:table-cell table:formula="oooc:=[.E$1]*100+[.$A96]" office:value-type="float" office:value="595">
            <text:p>595</text:p>
          </table:table-cell>
          <table:table-cell table:formula="oooc:=[.F$1]*100+[.$A96]" office:value-type="float" office:value="695">
            <text:p>695</text:p>
          </table:table-cell>
          <table:table-cell table:formula="oooc:=[.G$1]*100+[.$A96]" office:value-type="float" office:value="795">
            <text:p>795</text:p>
          </table:table-cell>
          <table:table-cell table:formula="oooc:=[.H$1]*100+[.$A96]" office:value-type="float" office:value="895">
            <text:p>895</text:p>
          </table:table-cell>
          <table:table-cell table:formula="oooc:=[.I$1]*100+[.$A96]" office:value-type="float" office:value="995">
            <text:p>995</text:p>
          </table:table-cell>
          <table:table-cell table:formula="oooc:=[.J$1]*100+[.$A96]" office:value-type="float" office:value="1095">
            <text:p>1095</text:p>
          </table:table-cell>
          <table:table-cell table:formula="oooc:=[.K$1]*100+[.$A96]" office:value-type="float" office:value="1195">
            <text:p>1195</text:p>
          </table:table-cell>
          <table:table-cell table:formula="oooc:=[.L$1]*100+[.$A96]" office:value-type="float" office:value="1295">
            <text:p>1295</text:p>
          </table:table-cell>
          <table:table-cell table:formula="oooc:=[.$A96]+[.$A96]/[.M$1]" office:value-type="float" office:value="390">
            <text:p>390</text:p>
          </table:table-cell>
          <table:table-cell table:formula="oooc:=[.$A96]+[.$A96]/[.N$1]" office:value-type="float" office:value="292.5">
            <text:p>292.5</text:p>
          </table:table-cell>
          <table:table-cell table:formula="oooc:=[.$A96]+[.$A96]/[.O$1]" office:value-type="float" office:value="260">
            <text:p>260</text:p>
          </table:table-cell>
          <table:table-cell table:formula="oooc:=[.$A96]+[.$A96]/[.P$1]" office:value-type="float" office:value="243.75">
            <text:p>243.75</text:p>
          </table:table-cell>
          <table:table-cell table:formula="oooc:=[.$A96]+[.$A96]/[.Q$1]" office:value-type="float" office:value="234">
            <text:p>234</text:p>
          </table:table-cell>
          <table:table-cell table:formula="oooc:=[.$A96]+[.$A96]/[.R$1]" office:value-type="float" office:value="227.5">
            <text:p>227.5</text:p>
          </table:table-cell>
          <table:table-cell table:formula="oooc:=[.$A96]+[.$A96]/[.S$1]" office:value-type="float" office:value="222.857142857143">
            <text:p>222.86</text:p>
          </table:table-cell>
          <table:table-cell table:formula="oooc:=[.$A96]+[.$A96]/[.T$1]" office:value-type="float" office:value="219.375">
            <text:p>219.38</text:p>
          </table:table-cell>
          <table:table-cell table:formula="oooc:=[.$A96]+[.$A96]/[.U$1]" office:value-type="float" office:value="216.666666666667">
            <text:p>216.67</text:p>
          </table:table-cell>
          <table:table-cell table:formula="oooc:=[.$A96]+[.$A96]/[.V$1]" office:value-type="float" office:value="214.5">
            <text:p>214.5</text:p>
          </table:table-cell>
          <table:table-cell table:formula="oooc:=[.$A96]+[.$A96]/[.W$1]" office:value-type="float" office:value="212.727272727273">
            <text:p>212.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ooc:=[.B$1]*100+[.$A97]" office:value-type="float" office:value="296">
            <text:p>296</text:p>
          </table:table-cell>
          <table:table-cell table:formula="oooc:=[.C$1]*100+[.$A97]" office:value-type="float" office:value="396">
            <text:p>396</text:p>
          </table:table-cell>
          <table:table-cell table:formula="oooc:=[.D$1]*100+[.$A97]" office:value-type="float" office:value="496">
            <text:p>496</text:p>
          </table:table-cell>
          <table:table-cell table:formula="oooc:=[.E$1]*100+[.$A97]" office:value-type="float" office:value="596">
            <text:p>596</text:p>
          </table:table-cell>
          <table:table-cell table:formula="oooc:=[.F$1]*100+[.$A97]" office:value-type="float" office:value="696">
            <text:p>696</text:p>
          </table:table-cell>
          <table:table-cell table:formula="oooc:=[.G$1]*100+[.$A97]" office:value-type="float" office:value="796">
            <text:p>796</text:p>
          </table:table-cell>
          <table:table-cell table:formula="oooc:=[.H$1]*100+[.$A97]" office:value-type="float" office:value="896">
            <text:p>896</text:p>
          </table:table-cell>
          <table:table-cell table:formula="oooc:=[.I$1]*100+[.$A97]" office:value-type="float" office:value="996">
            <text:p>996</text:p>
          </table:table-cell>
          <table:table-cell table:formula="oooc:=[.J$1]*100+[.$A97]" office:value-type="float" office:value="1096">
            <text:p>1096</text:p>
          </table:table-cell>
          <table:table-cell table:formula="oooc:=[.K$1]*100+[.$A97]" office:value-type="float" office:value="1196">
            <text:p>1196</text:p>
          </table:table-cell>
          <table:table-cell table:formula="oooc:=[.L$1]*100+[.$A97]" office:value-type="float" office:value="1296">
            <text:p>1296</text:p>
          </table:table-cell>
          <table:table-cell table:formula="oooc:=[.$A97]+[.$A97]/[.M$1]" office:value-type="float" office:value="392">
            <text:p>392</text:p>
          </table:table-cell>
          <table:table-cell table:formula="oooc:=[.$A97]+[.$A97]/[.N$1]" office:value-type="float" office:value="294">
            <text:p>294</text:p>
          </table:table-cell>
          <table:table-cell table:formula="oooc:=[.$A97]+[.$A97]/[.O$1]" office:value-type="float" office:value="261.333333333333">
            <text:p>261.33</text:p>
          </table:table-cell>
          <table:table-cell table:formula="oooc:=[.$A97]+[.$A97]/[.P$1]" office:value-type="float" office:value="245">
            <text:p>245</text:p>
          </table:table-cell>
          <table:table-cell table:formula="oooc:=[.$A97]+[.$A97]/[.Q$1]" office:value-type="float" office:value="235.2">
            <text:p>235.2</text:p>
          </table:table-cell>
          <table:table-cell table:formula="oooc:=[.$A97]+[.$A97]/[.R$1]" office:value-type="float" office:value="228.666666666667">
            <text:p>228.67</text:p>
          </table:table-cell>
          <table:table-cell table:formula="oooc:=[.$A97]+[.$A97]/[.S$1]" office:value-type="float" office:value="224">
            <text:p>224</text:p>
          </table:table-cell>
          <table:table-cell table:formula="oooc:=[.$A97]+[.$A97]/[.T$1]" office:value-type="float" office:value="220.5">
            <text:p>220.5</text:p>
          </table:table-cell>
          <table:table-cell table:formula="oooc:=[.$A97]+[.$A97]/[.U$1]" office:value-type="float" office:value="217.777777777778">
            <text:p>217.78</text:p>
          </table:table-cell>
          <table:table-cell table:formula="oooc:=[.$A97]+[.$A97]/[.V$1]" office:value-type="float" office:value="215.6">
            <text:p>215.6</text:p>
          </table:table-cell>
          <table:table-cell table:formula="oooc:=[.$A97]+[.$A97]/[.W$1]" office:value-type="float" office:value="213.818181818182">
            <text:p>213.8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ooc:=[.B$1]*100+[.$A98]" office:value-type="float" office:value="297">
            <text:p>297</text:p>
          </table:table-cell>
          <table:table-cell table:formula="oooc:=[.C$1]*100+[.$A98]" office:value-type="float" office:value="397">
            <text:p>397</text:p>
          </table:table-cell>
          <table:table-cell table:formula="oooc:=[.D$1]*100+[.$A98]" office:value-type="float" office:value="497">
            <text:p>497</text:p>
          </table:table-cell>
          <table:table-cell table:formula="oooc:=[.E$1]*100+[.$A98]" office:value-type="float" office:value="597">
            <text:p>597</text:p>
          </table:table-cell>
          <table:table-cell table:formula="oooc:=[.F$1]*100+[.$A98]" office:value-type="float" office:value="697">
            <text:p>697</text:p>
          </table:table-cell>
          <table:table-cell table:formula="oooc:=[.G$1]*100+[.$A98]" office:value-type="float" office:value="797">
            <text:p>797</text:p>
          </table:table-cell>
          <table:table-cell table:formula="oooc:=[.H$1]*100+[.$A98]" office:value-type="float" office:value="897">
            <text:p>897</text:p>
          </table:table-cell>
          <table:table-cell table:formula="oooc:=[.I$1]*100+[.$A98]" office:value-type="float" office:value="997">
            <text:p>997</text:p>
          </table:table-cell>
          <table:table-cell table:formula="oooc:=[.J$1]*100+[.$A98]" office:value-type="float" office:value="1097">
            <text:p>1097</text:p>
          </table:table-cell>
          <table:table-cell table:formula="oooc:=[.K$1]*100+[.$A98]" office:value-type="float" office:value="1197">
            <text:p>1197</text:p>
          </table:table-cell>
          <table:table-cell table:formula="oooc:=[.L$1]*100+[.$A98]" office:value-type="float" office:value="1297">
            <text:p>1297</text:p>
          </table:table-cell>
          <table:table-cell table:formula="oooc:=[.$A98]+[.$A98]/[.M$1]" office:value-type="float" office:value="394">
            <text:p>394</text:p>
          </table:table-cell>
          <table:table-cell table:formula="oooc:=[.$A98]+[.$A98]/[.N$1]" office:value-type="float" office:value="295.5">
            <text:p>295.5</text:p>
          </table:table-cell>
          <table:table-cell table:formula="oooc:=[.$A98]+[.$A98]/[.O$1]" office:value-type="float" office:value="262.666666666667">
            <text:p>262.67</text:p>
          </table:table-cell>
          <table:table-cell table:formula="oooc:=[.$A98]+[.$A98]/[.P$1]" office:value-type="float" office:value="246.25">
            <text:p>246.25</text:p>
          </table:table-cell>
          <table:table-cell table:formula="oooc:=[.$A98]+[.$A98]/[.Q$1]" office:value-type="float" office:value="236.4">
            <text:p>236.4</text:p>
          </table:table-cell>
          <table:table-cell table:formula="oooc:=[.$A98]+[.$A98]/[.R$1]" office:value-type="float" office:value="229.833333333333">
            <text:p>229.83</text:p>
          </table:table-cell>
          <table:table-cell table:formula="oooc:=[.$A98]+[.$A98]/[.S$1]" office:value-type="float" office:value="225.142857142857">
            <text:p>225.14</text:p>
          </table:table-cell>
          <table:table-cell table:formula="oooc:=[.$A98]+[.$A98]/[.T$1]" office:value-type="float" office:value="221.625">
            <text:p>221.63</text:p>
          </table:table-cell>
          <table:table-cell table:formula="oooc:=[.$A98]+[.$A98]/[.U$1]" office:value-type="float" office:value="218.888888888889">
            <text:p>218.89</text:p>
          </table:table-cell>
          <table:table-cell table:formula="oooc:=[.$A98]+[.$A98]/[.V$1]" office:value-type="float" office:value="216.7">
            <text:p>216.7</text:p>
          </table:table-cell>
          <table:table-cell table:formula="oooc:=[.$A98]+[.$A98]/[.W$1]" office:value-type="float" office:value="214.909090909091">
            <text:p>214.9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ooc:=[.B$1]*100+[.$A99]" office:value-type="float" office:value="298">
            <text:p>298</text:p>
          </table:table-cell>
          <table:table-cell table:formula="oooc:=[.C$1]*100+[.$A99]" office:value-type="float" office:value="398">
            <text:p>398</text:p>
          </table:table-cell>
          <table:table-cell table:formula="oooc:=[.D$1]*100+[.$A99]" office:value-type="float" office:value="498">
            <text:p>498</text:p>
          </table:table-cell>
          <table:table-cell table:formula="oooc:=[.E$1]*100+[.$A99]" office:value-type="float" office:value="598">
            <text:p>598</text:p>
          </table:table-cell>
          <table:table-cell table:formula="oooc:=[.F$1]*100+[.$A99]" office:value-type="float" office:value="698">
            <text:p>698</text:p>
          </table:table-cell>
          <table:table-cell table:formula="oooc:=[.G$1]*100+[.$A99]" office:value-type="float" office:value="798">
            <text:p>798</text:p>
          </table:table-cell>
          <table:table-cell table:formula="oooc:=[.H$1]*100+[.$A99]" office:value-type="float" office:value="898">
            <text:p>898</text:p>
          </table:table-cell>
          <table:table-cell table:formula="oooc:=[.I$1]*100+[.$A99]" office:value-type="float" office:value="998">
            <text:p>998</text:p>
          </table:table-cell>
          <table:table-cell table:formula="oooc:=[.J$1]*100+[.$A99]" office:value-type="float" office:value="1098">
            <text:p>1098</text:p>
          </table:table-cell>
          <table:table-cell table:formula="oooc:=[.K$1]*100+[.$A99]" office:value-type="float" office:value="1198">
            <text:p>1198</text:p>
          </table:table-cell>
          <table:table-cell table:formula="oooc:=[.L$1]*100+[.$A99]" office:value-type="float" office:value="1298">
            <text:p>1298</text:p>
          </table:table-cell>
          <table:table-cell table:formula="oooc:=[.$A99]+[.$A99]/[.M$1]" office:value-type="float" office:value="396">
            <text:p>396</text:p>
          </table:table-cell>
          <table:table-cell table:formula="oooc:=[.$A99]+[.$A99]/[.N$1]" office:value-type="float" office:value="297">
            <text:p>297</text:p>
          </table:table-cell>
          <table:table-cell table:formula="oooc:=[.$A99]+[.$A99]/[.O$1]" office:value-type="float" office:value="264">
            <text:p>264</text:p>
          </table:table-cell>
          <table:table-cell table:formula="oooc:=[.$A99]+[.$A99]/[.P$1]" office:value-type="float" office:value="247.5">
            <text:p>247.5</text:p>
          </table:table-cell>
          <table:table-cell table:formula="oooc:=[.$A99]+[.$A99]/[.Q$1]" office:value-type="float" office:value="237.6">
            <text:p>237.6</text:p>
          </table:table-cell>
          <table:table-cell table:formula="oooc:=[.$A99]+[.$A99]/[.R$1]" office:value-type="float" office:value="231">
            <text:p>231</text:p>
          </table:table-cell>
          <table:table-cell table:formula="oooc:=[.$A99]+[.$A99]/[.S$1]" office:value-type="float" office:value="226.285714285714">
            <text:p>226.29</text:p>
          </table:table-cell>
          <table:table-cell table:formula="oooc:=[.$A99]+[.$A99]/[.T$1]" office:value-type="float" office:value="222.75">
            <text:p>222.75</text:p>
          </table:table-cell>
          <table:table-cell table:formula="oooc:=[.$A99]+[.$A99]/[.U$1]" office:value-type="float" office:value="220">
            <text:p>220</text:p>
          </table:table-cell>
          <table:table-cell table:formula="oooc:=[.$A99]+[.$A99]/[.V$1]" office:value-type="float" office:value="217.8">
            <text:p>217.8</text:p>
          </table:table-cell>
          <table:table-cell table:formula="oooc:=[.$A99]+[.$A99]/[.W$1]" office:value-type="float" office:value="216">
            <text:p>21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ooc:=[.B$1]*100+[.$A100]" office:value-type="float" office:value="299">
            <text:p>299</text:p>
          </table:table-cell>
          <table:table-cell table:formula="oooc:=[.C$1]*100+[.$A100]" office:value-type="float" office:value="399">
            <text:p>399</text:p>
          </table:table-cell>
          <table:table-cell table:formula="oooc:=[.D$1]*100+[.$A100]" office:value-type="float" office:value="499">
            <text:p>499</text:p>
          </table:table-cell>
          <table:table-cell table:formula="oooc:=[.E$1]*100+[.$A100]" office:value-type="float" office:value="599">
            <text:p>599</text:p>
          </table:table-cell>
          <table:table-cell table:formula="oooc:=[.F$1]*100+[.$A100]" office:value-type="float" office:value="699">
            <text:p>699</text:p>
          </table:table-cell>
          <table:table-cell table:formula="oooc:=[.G$1]*100+[.$A100]" office:value-type="float" office:value="799">
            <text:p>799</text:p>
          </table:table-cell>
          <table:table-cell table:formula="oooc:=[.H$1]*100+[.$A100]" office:value-type="float" office:value="899">
            <text:p>899</text:p>
          </table:table-cell>
          <table:table-cell table:formula="oooc:=[.I$1]*100+[.$A100]" office:value-type="float" office:value="999">
            <text:p>999</text:p>
          </table:table-cell>
          <table:table-cell table:formula="oooc:=[.J$1]*100+[.$A100]" office:value-type="float" office:value="1099">
            <text:p>1099</text:p>
          </table:table-cell>
          <table:table-cell table:formula="oooc:=[.K$1]*100+[.$A100]" office:value-type="float" office:value="1199">
            <text:p>1199</text:p>
          </table:table-cell>
          <table:table-cell table:formula="oooc:=[.L$1]*100+[.$A100]" office:value-type="float" office:value="1299">
            <text:p>1299</text:p>
          </table:table-cell>
          <table:table-cell table:formula="oooc:=[.$A100]+[.$A100]/[.M$1]" office:value-type="float" office:value="398">
            <text:p>398</text:p>
          </table:table-cell>
          <table:table-cell table:formula="oooc:=[.$A100]+[.$A100]/[.N$1]" office:value-type="float" office:value="298.5">
            <text:p>298.5</text:p>
          </table:table-cell>
          <table:table-cell table:formula="oooc:=[.$A100]+[.$A100]/[.O$1]" office:value-type="float" office:value="265.333333333333">
            <text:p>265.33</text:p>
          </table:table-cell>
          <table:table-cell table:formula="oooc:=[.$A100]+[.$A100]/[.P$1]" office:value-type="float" office:value="248.75">
            <text:p>248.75</text:p>
          </table:table-cell>
          <table:table-cell table:formula="oooc:=[.$A100]+[.$A100]/[.Q$1]" office:value-type="float" office:value="238.8">
            <text:p>238.8</text:p>
          </table:table-cell>
          <table:table-cell table:formula="oooc:=[.$A100]+[.$A100]/[.R$1]" office:value-type="float" office:value="232.166666666667">
            <text:p>232.17</text:p>
          </table:table-cell>
          <table:table-cell table:formula="oooc:=[.$A100]+[.$A100]/[.S$1]" office:value-type="float" office:value="227.428571428571">
            <text:p>227.43</text:p>
          </table:table-cell>
          <table:table-cell table:formula="oooc:=[.$A100]+[.$A100]/[.T$1]" office:value-type="float" office:value="223.875">
            <text:p>223.88</text:p>
          </table:table-cell>
          <table:table-cell table:formula="oooc:=[.$A100]+[.$A100]/[.U$1]" office:value-type="float" office:value="221.111111111111">
            <text:p>221.11</text:p>
          </table:table-cell>
          <table:table-cell table:formula="oooc:=[.$A100]+[.$A100]/[.V$1]" office:value-type="float" office:value="218.9">
            <text:p>218.9</text:p>
          </table:table-cell>
          <table:table-cell table:formula="oooc:=[.$A100]+[.$A100]/[.W$1]" office:value-type="float" office:value="217.090909090909">
            <text:p>217.0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ooc:=[.B$1]*100+[.$A101]" office:value-type="float" office:value="300">
            <text:p>300</text:p>
          </table:table-cell>
          <table:table-cell table:formula="oooc:=[.C$1]*100+[.$A101]" office:value-type="float" office:value="400">
            <text:p>400</text:p>
          </table:table-cell>
          <table:table-cell table:formula="oooc:=[.D$1]*100+[.$A101]" office:value-type="float" office:value="500">
            <text:p>500</text:p>
          </table:table-cell>
          <table:table-cell table:formula="oooc:=[.E$1]*100+[.$A101]" office:value-type="float" office:value="600">
            <text:p>600</text:p>
          </table:table-cell>
          <table:table-cell table:formula="oooc:=[.F$1]*100+[.$A101]" office:value-type="float" office:value="700">
            <text:p>700</text:p>
          </table:table-cell>
          <table:table-cell table:formula="oooc:=[.G$1]*100+[.$A101]" office:value-type="float" office:value="800">
            <text:p>800</text:p>
          </table:table-cell>
          <table:table-cell table:formula="oooc:=[.H$1]*100+[.$A101]" office:value-type="float" office:value="900">
            <text:p>900</text:p>
          </table:table-cell>
          <table:table-cell table:formula="oooc:=[.I$1]*100+[.$A101]" office:value-type="float" office:value="1000">
            <text:p>1000</text:p>
          </table:table-cell>
          <table:table-cell table:formula="oooc:=[.J$1]*100+[.$A101]" office:value-type="float" office:value="1100">
            <text:p>1100</text:p>
          </table:table-cell>
          <table:table-cell table:formula="oooc:=[.K$1]*100+[.$A101]" office:value-type="float" office:value="1200">
            <text:p>1200</text:p>
          </table:table-cell>
          <table:table-cell table:formula="oooc:=[.L$1]*100+[.$A101]" office:value-type="float" office:value="1300">
            <text:p>1300</text:p>
          </table:table-cell>
          <table:table-cell table:formula="oooc:=[.$A101]+[.$A101]/[.M$1]" office:value-type="float" office:value="400">
            <text:p>400</text:p>
          </table:table-cell>
          <table:table-cell table:formula="oooc:=[.$A101]+[.$A101]/[.N$1]" office:value-type="float" office:value="300">
            <text:p>300</text:p>
          </table:table-cell>
          <table:table-cell table:formula="oooc:=[.$A101]+[.$A101]/[.O$1]" office:value-type="float" office:value="266.666666666667">
            <text:p>266.67</text:p>
          </table:table-cell>
          <table:table-cell table:formula="oooc:=[.$A101]+[.$A101]/[.P$1]" office:value-type="float" office:value="250">
            <text:p>250</text:p>
          </table:table-cell>
          <table:table-cell table:formula="oooc:=[.$A101]+[.$A101]/[.Q$1]" office:value-type="float" office:value="240">
            <text:p>240</text:p>
          </table:table-cell>
          <table:table-cell table:formula="oooc:=[.$A101]+[.$A101]/[.R$1]" office:value-type="float" office:value="233.333333333333">
            <text:p>233.33</text:p>
          </table:table-cell>
          <table:table-cell table:formula="oooc:=[.$A101]+[.$A101]/[.S$1]" office:value-type="float" office:value="228.571428571429">
            <text:p>228.57</text:p>
          </table:table-cell>
          <table:table-cell table:formula="oooc:=[.$A101]+[.$A101]/[.T$1]" office:value-type="float" office:value="225">
            <text:p>225</text:p>
          </table:table-cell>
          <table:table-cell table:formula="oooc:=[.$A101]+[.$A101]/[.U$1]" office:value-type="float" office:value="222.222222222222">
            <text:p>222.22</text:p>
          </table:table-cell>
          <table:table-cell table:formula="oooc:=[.$A101]+[.$A101]/[.V$1]" office:value-type="float" office:value="220">
            <text:p>220</text:p>
          </table:table-cell>
          <table:table-cell table:formula="oooc:=[.$A101]+[.$A101]/[.W$1]" office:value-type="float" office:value="218.181818181818">
            <text:p>218.18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ooc:=[.B$1]*100+[.$A102]" office:value-type="float" office:value="301">
            <text:p>301</text:p>
          </table:table-cell>
          <table:table-cell table:formula="oooc:=[.C$1]*100+[.$A102]" office:value-type="float" office:value="401">
            <text:p>401</text:p>
          </table:table-cell>
          <table:table-cell table:formula="oooc:=[.D$1]*100+[.$A102]" office:value-type="float" office:value="501">
            <text:p>501</text:p>
          </table:table-cell>
          <table:table-cell table:formula="oooc:=[.E$1]*100+[.$A102]" office:value-type="float" office:value="601">
            <text:p>601</text:p>
          </table:table-cell>
          <table:table-cell table:formula="oooc:=[.F$1]*100+[.$A102]" office:value-type="float" office:value="701">
            <text:p>701</text:p>
          </table:table-cell>
          <table:table-cell table:formula="oooc:=[.G$1]*100+[.$A102]" office:value-type="float" office:value="801">
            <text:p>801</text:p>
          </table:table-cell>
          <table:table-cell table:formula="oooc:=[.H$1]*100+[.$A102]" office:value-type="float" office:value="901">
            <text:p>901</text:p>
          </table:table-cell>
          <table:table-cell table:formula="oooc:=[.I$1]*100+[.$A102]" office:value-type="float" office:value="1001">
            <text:p>1001</text:p>
          </table:table-cell>
          <table:table-cell table:formula="oooc:=[.J$1]*100+[.$A102]" office:value-type="float" office:value="1101">
            <text:p>1101</text:p>
          </table:table-cell>
          <table:table-cell table:formula="oooc:=[.K$1]*100+[.$A102]" office:value-type="float" office:value="1201">
            <text:p>1201</text:p>
          </table:table-cell>
          <table:table-cell table:formula="oooc:=[.L$1]*100+[.$A102]" office:value-type="float" office:value="1301">
            <text:p>1301</text:p>
          </table:table-cell>
          <table:table-cell table:formula="oooc:=[.$A102]+[.$A102]/[.M$1]" office:value-type="float" office:value="402">
            <text:p>402</text:p>
          </table:table-cell>
          <table:table-cell table:formula="oooc:=[.$A102]+[.$A102]/[.N$1]" office:value-type="float" office:value="301.5">
            <text:p>301.5</text:p>
          </table:table-cell>
          <table:table-cell table:formula="oooc:=[.$A102]+[.$A102]/[.O$1]" office:value-type="float" office:value="268">
            <text:p>268</text:p>
          </table:table-cell>
          <table:table-cell table:formula="oooc:=[.$A102]+[.$A102]/[.P$1]" office:value-type="float" office:value="251.25">
            <text:p>251.25</text:p>
          </table:table-cell>
          <table:table-cell table:formula="oooc:=[.$A102]+[.$A102]/[.Q$1]" office:value-type="float" office:value="241.2">
            <text:p>241.2</text:p>
          </table:table-cell>
          <table:table-cell table:formula="oooc:=[.$A102]+[.$A102]/[.R$1]" office:value-type="float" office:value="234.5">
            <text:p>234.5</text:p>
          </table:table-cell>
          <table:table-cell table:formula="oooc:=[.$A102]+[.$A102]/[.S$1]" office:value-type="float" office:value="229.714285714286">
            <text:p>229.71</text:p>
          </table:table-cell>
          <table:table-cell table:formula="oooc:=[.$A102]+[.$A102]/[.T$1]" office:value-type="float" office:value="226.125">
            <text:p>226.13</text:p>
          </table:table-cell>
          <table:table-cell table:formula="oooc:=[.$A102]+[.$A102]/[.U$1]" office:value-type="float" office:value="223.333333333333">
            <text:p>223.33</text:p>
          </table:table-cell>
          <table:table-cell table:formula="oooc:=[.$A102]+[.$A102]/[.V$1]" office:value-type="float" office:value="221.1">
            <text:p>221.1</text:p>
          </table:table-cell>
          <table:table-cell table:formula="oooc:=[.$A102]+[.$A102]/[.W$1]" office:value-type="float" office:value="219.272727272727">
            <text:p>219.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ooc:=[.B$1]*100+[.$A103]" office:value-type="float" office:value="302">
            <text:p>302</text:p>
          </table:table-cell>
          <table:table-cell table:formula="oooc:=[.C$1]*100+[.$A103]" office:value-type="float" office:value="402">
            <text:p>402</text:p>
          </table:table-cell>
          <table:table-cell table:formula="oooc:=[.D$1]*100+[.$A103]" office:value-type="float" office:value="502">
            <text:p>502</text:p>
          </table:table-cell>
          <table:table-cell table:formula="oooc:=[.E$1]*100+[.$A103]" office:value-type="float" office:value="602">
            <text:p>602</text:p>
          </table:table-cell>
          <table:table-cell table:formula="oooc:=[.F$1]*100+[.$A103]" office:value-type="float" office:value="702">
            <text:p>702</text:p>
          </table:table-cell>
          <table:table-cell table:formula="oooc:=[.G$1]*100+[.$A103]" office:value-type="float" office:value="802">
            <text:p>802</text:p>
          </table:table-cell>
          <table:table-cell table:formula="oooc:=[.H$1]*100+[.$A103]" office:value-type="float" office:value="902">
            <text:p>902</text:p>
          </table:table-cell>
          <table:table-cell table:formula="oooc:=[.I$1]*100+[.$A103]" office:value-type="float" office:value="1002">
            <text:p>1002</text:p>
          </table:table-cell>
          <table:table-cell table:formula="oooc:=[.J$1]*100+[.$A103]" office:value-type="float" office:value="1102">
            <text:p>1102</text:p>
          </table:table-cell>
          <table:table-cell table:formula="oooc:=[.K$1]*100+[.$A103]" office:value-type="float" office:value="1202">
            <text:p>1202</text:p>
          </table:table-cell>
          <table:table-cell table:formula="oooc:=[.L$1]*100+[.$A103]" office:value-type="float" office:value="1302">
            <text:p>1302</text:p>
          </table:table-cell>
          <table:table-cell table:formula="oooc:=[.$A103]+[.$A103]/[.M$1]" office:value-type="float" office:value="404">
            <text:p>404</text:p>
          </table:table-cell>
          <table:table-cell table:formula="oooc:=[.$A103]+[.$A103]/[.N$1]" office:value-type="float" office:value="303">
            <text:p>303</text:p>
          </table:table-cell>
          <table:table-cell table:formula="oooc:=[.$A103]+[.$A103]/[.O$1]" office:value-type="float" office:value="269.333333333333">
            <text:p>269.33</text:p>
          </table:table-cell>
          <table:table-cell table:formula="oooc:=[.$A103]+[.$A103]/[.P$1]" office:value-type="float" office:value="252.5">
            <text:p>252.5</text:p>
          </table:table-cell>
          <table:table-cell table:formula="oooc:=[.$A103]+[.$A103]/[.Q$1]" office:value-type="float" office:value="242.4">
            <text:p>242.4</text:p>
          </table:table-cell>
          <table:table-cell table:formula="oooc:=[.$A103]+[.$A103]/[.R$1]" office:value-type="float" office:value="235.666666666667">
            <text:p>235.67</text:p>
          </table:table-cell>
          <table:table-cell table:formula="oooc:=[.$A103]+[.$A103]/[.S$1]" office:value-type="float" office:value="230.857142857143">
            <text:p>230.86</text:p>
          </table:table-cell>
          <table:table-cell table:formula="oooc:=[.$A103]+[.$A103]/[.T$1]" office:value-type="float" office:value="227.25">
            <text:p>227.25</text:p>
          </table:table-cell>
          <table:table-cell table:formula="oooc:=[.$A103]+[.$A103]/[.U$1]" office:value-type="float" office:value="224.444444444444">
            <text:p>224.44</text:p>
          </table:table-cell>
          <table:table-cell table:formula="oooc:=[.$A103]+[.$A103]/[.V$1]" office:value-type="float" office:value="222.2">
            <text:p>222.2</text:p>
          </table:table-cell>
          <table:table-cell table:formula="oooc:=[.$A103]+[.$A103]/[.W$1]" office:value-type="float" office:value="220.363636363636">
            <text:p>220.3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ooc:=[.B$1]*100+[.$A104]" office:value-type="float" office:value="303">
            <text:p>303</text:p>
          </table:table-cell>
          <table:table-cell table:formula="oooc:=[.C$1]*100+[.$A104]" office:value-type="float" office:value="403">
            <text:p>403</text:p>
          </table:table-cell>
          <table:table-cell table:formula="oooc:=[.D$1]*100+[.$A104]" office:value-type="float" office:value="503">
            <text:p>503</text:p>
          </table:table-cell>
          <table:table-cell table:formula="oooc:=[.E$1]*100+[.$A104]" office:value-type="float" office:value="603">
            <text:p>603</text:p>
          </table:table-cell>
          <table:table-cell table:formula="oooc:=[.F$1]*100+[.$A104]" office:value-type="float" office:value="703">
            <text:p>703</text:p>
          </table:table-cell>
          <table:table-cell table:formula="oooc:=[.G$1]*100+[.$A104]" office:value-type="float" office:value="803">
            <text:p>803</text:p>
          </table:table-cell>
          <table:table-cell table:formula="oooc:=[.H$1]*100+[.$A104]" office:value-type="float" office:value="903">
            <text:p>903</text:p>
          </table:table-cell>
          <table:table-cell table:formula="oooc:=[.I$1]*100+[.$A104]" office:value-type="float" office:value="1003">
            <text:p>1003</text:p>
          </table:table-cell>
          <table:table-cell table:formula="oooc:=[.J$1]*100+[.$A104]" office:value-type="float" office:value="1103">
            <text:p>1103</text:p>
          </table:table-cell>
          <table:table-cell table:formula="oooc:=[.K$1]*100+[.$A104]" office:value-type="float" office:value="1203">
            <text:p>1203</text:p>
          </table:table-cell>
          <table:table-cell table:formula="oooc:=[.L$1]*100+[.$A104]" office:value-type="float" office:value="1303">
            <text:p>1303</text:p>
          </table:table-cell>
          <table:table-cell table:formula="oooc:=[.$A104]+[.$A104]/[.M$1]" office:value-type="float" office:value="406">
            <text:p>406</text:p>
          </table:table-cell>
          <table:table-cell table:formula="oooc:=[.$A104]+[.$A104]/[.N$1]" office:value-type="float" office:value="304.5">
            <text:p>304.5</text:p>
          </table:table-cell>
          <table:table-cell table:formula="oooc:=[.$A104]+[.$A104]/[.O$1]" office:value-type="float" office:value="270.666666666667">
            <text:p>270.67</text:p>
          </table:table-cell>
          <table:table-cell table:formula="oooc:=[.$A104]+[.$A104]/[.P$1]" office:value-type="float" office:value="253.75">
            <text:p>253.75</text:p>
          </table:table-cell>
          <table:table-cell table:formula="oooc:=[.$A104]+[.$A104]/[.Q$1]" office:value-type="float" office:value="243.6">
            <text:p>243.6</text:p>
          </table:table-cell>
          <table:table-cell table:formula="oooc:=[.$A104]+[.$A104]/[.R$1]" office:value-type="float" office:value="236.833333333333">
            <text:p>236.83</text:p>
          </table:table-cell>
          <table:table-cell table:formula="oooc:=[.$A104]+[.$A104]/[.S$1]" office:value-type="float" office:value="232">
            <text:p>232</text:p>
          </table:table-cell>
          <table:table-cell table:formula="oooc:=[.$A104]+[.$A104]/[.T$1]" office:value-type="float" office:value="228.375">
            <text:p>228.38</text:p>
          </table:table-cell>
          <table:table-cell table:formula="oooc:=[.$A104]+[.$A104]/[.U$1]" office:value-type="float" office:value="225.555555555556">
            <text:p>225.56</text:p>
          </table:table-cell>
          <table:table-cell table:formula="oooc:=[.$A104]+[.$A104]/[.V$1]" office:value-type="float" office:value="223.3">
            <text:p>223.3</text:p>
          </table:table-cell>
          <table:table-cell table:formula="oooc:=[.$A104]+[.$A104]/[.W$1]" office:value-type="float" office:value="221.454545454545">
            <text:p>221.4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ooc:=[.B$1]*100+[.$A105]" office:value-type="float" office:value="304">
            <text:p>304</text:p>
          </table:table-cell>
          <table:table-cell table:formula="oooc:=[.C$1]*100+[.$A105]" office:value-type="float" office:value="404">
            <text:p>404</text:p>
          </table:table-cell>
          <table:table-cell table:formula="oooc:=[.D$1]*100+[.$A105]" office:value-type="float" office:value="504">
            <text:p>504</text:p>
          </table:table-cell>
          <table:table-cell table:formula="oooc:=[.E$1]*100+[.$A105]" office:value-type="float" office:value="604">
            <text:p>604</text:p>
          </table:table-cell>
          <table:table-cell table:formula="oooc:=[.F$1]*100+[.$A105]" office:value-type="float" office:value="704">
            <text:p>704</text:p>
          </table:table-cell>
          <table:table-cell table:formula="oooc:=[.G$1]*100+[.$A105]" office:value-type="float" office:value="804">
            <text:p>804</text:p>
          </table:table-cell>
          <table:table-cell table:formula="oooc:=[.H$1]*100+[.$A105]" office:value-type="float" office:value="904">
            <text:p>904</text:p>
          </table:table-cell>
          <table:table-cell table:formula="oooc:=[.I$1]*100+[.$A105]" office:value-type="float" office:value="1004">
            <text:p>1004</text:p>
          </table:table-cell>
          <table:table-cell table:formula="oooc:=[.J$1]*100+[.$A105]" office:value-type="float" office:value="1104">
            <text:p>1104</text:p>
          </table:table-cell>
          <table:table-cell table:formula="oooc:=[.K$1]*100+[.$A105]" office:value-type="float" office:value="1204">
            <text:p>1204</text:p>
          </table:table-cell>
          <table:table-cell table:formula="oooc:=[.L$1]*100+[.$A105]" office:value-type="float" office:value="1304">
            <text:p>1304</text:p>
          </table:table-cell>
          <table:table-cell table:formula="oooc:=[.$A105]+[.$A105]/[.M$1]" office:value-type="float" office:value="408">
            <text:p>408</text:p>
          </table:table-cell>
          <table:table-cell table:formula="oooc:=[.$A105]+[.$A105]/[.N$1]" office:value-type="float" office:value="306">
            <text:p>306</text:p>
          </table:table-cell>
          <table:table-cell table:formula="oooc:=[.$A105]+[.$A105]/[.O$1]" office:value-type="float" office:value="272">
            <text:p>272</text:p>
          </table:table-cell>
          <table:table-cell table:formula="oooc:=[.$A105]+[.$A105]/[.P$1]" office:value-type="float" office:value="255">
            <text:p>255</text:p>
          </table:table-cell>
          <table:table-cell table:formula="oooc:=[.$A105]+[.$A105]/[.Q$1]" office:value-type="float" office:value="244.8">
            <text:p>244.8</text:p>
          </table:table-cell>
          <table:table-cell table:formula="oooc:=[.$A105]+[.$A105]/[.R$1]" office:value-type="float" office:value="238">
            <text:p>238</text:p>
          </table:table-cell>
          <table:table-cell table:formula="oooc:=[.$A105]+[.$A105]/[.S$1]" office:value-type="float" office:value="233.142857142857">
            <text:p>233.14</text:p>
          </table:table-cell>
          <table:table-cell table:formula="oooc:=[.$A105]+[.$A105]/[.T$1]" office:value-type="float" office:value="229.5">
            <text:p>229.5</text:p>
          </table:table-cell>
          <table:table-cell table:formula="oooc:=[.$A105]+[.$A105]/[.U$1]" office:value-type="float" office:value="226.666666666667">
            <text:p>226.67</text:p>
          </table:table-cell>
          <table:table-cell table:formula="oooc:=[.$A105]+[.$A105]/[.V$1]" office:value-type="float" office:value="224.4">
            <text:p>224.4</text:p>
          </table:table-cell>
          <table:table-cell table:formula="oooc:=[.$A105]+[.$A105]/[.W$1]" office:value-type="float" office:value="222.545454545455">
            <text:p>222.5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ooc:=[.B$1]*100+[.$A106]" office:value-type="float" office:value="305">
            <text:p>305</text:p>
          </table:table-cell>
          <table:table-cell table:formula="oooc:=[.C$1]*100+[.$A106]" office:value-type="float" office:value="405">
            <text:p>405</text:p>
          </table:table-cell>
          <table:table-cell table:formula="oooc:=[.D$1]*100+[.$A106]" office:value-type="float" office:value="505">
            <text:p>505</text:p>
          </table:table-cell>
          <table:table-cell table:formula="oooc:=[.E$1]*100+[.$A106]" office:value-type="float" office:value="605">
            <text:p>605</text:p>
          </table:table-cell>
          <table:table-cell table:formula="oooc:=[.F$1]*100+[.$A106]" office:value-type="float" office:value="705">
            <text:p>705</text:p>
          </table:table-cell>
          <table:table-cell table:formula="oooc:=[.G$1]*100+[.$A106]" office:value-type="float" office:value="805">
            <text:p>805</text:p>
          </table:table-cell>
          <table:table-cell table:formula="oooc:=[.H$1]*100+[.$A106]" office:value-type="float" office:value="905">
            <text:p>905</text:p>
          </table:table-cell>
          <table:table-cell table:formula="oooc:=[.I$1]*100+[.$A106]" office:value-type="float" office:value="1005">
            <text:p>1005</text:p>
          </table:table-cell>
          <table:table-cell table:formula="oooc:=[.J$1]*100+[.$A106]" office:value-type="float" office:value="1105">
            <text:p>1105</text:p>
          </table:table-cell>
          <table:table-cell table:formula="oooc:=[.K$1]*100+[.$A106]" office:value-type="float" office:value="1205">
            <text:p>1205</text:p>
          </table:table-cell>
          <table:table-cell table:formula="oooc:=[.L$1]*100+[.$A106]" office:value-type="float" office:value="1305">
            <text:p>1305</text:p>
          </table:table-cell>
          <table:table-cell table:formula="oooc:=[.$A106]+[.$A106]/[.M$1]" office:value-type="float" office:value="410">
            <text:p>410</text:p>
          </table:table-cell>
          <table:table-cell table:formula="oooc:=[.$A106]+[.$A106]/[.N$1]" office:value-type="float" office:value="307.5">
            <text:p>307.5</text:p>
          </table:table-cell>
          <table:table-cell table:formula="oooc:=[.$A106]+[.$A106]/[.O$1]" office:value-type="float" office:value="273.333333333333">
            <text:p>273.33</text:p>
          </table:table-cell>
          <table:table-cell table:formula="oooc:=[.$A106]+[.$A106]/[.P$1]" office:value-type="float" office:value="256.25">
            <text:p>256.25</text:p>
          </table:table-cell>
          <table:table-cell table:formula="oooc:=[.$A106]+[.$A106]/[.Q$1]" office:value-type="float" office:value="246">
            <text:p>246</text:p>
          </table:table-cell>
          <table:table-cell table:formula="oooc:=[.$A106]+[.$A106]/[.R$1]" office:value-type="float" office:value="239.166666666667">
            <text:p>239.17</text:p>
          </table:table-cell>
          <table:table-cell table:formula="oooc:=[.$A106]+[.$A106]/[.S$1]" office:value-type="float" office:value="234.285714285714">
            <text:p>234.29</text:p>
          </table:table-cell>
          <table:table-cell table:formula="oooc:=[.$A106]+[.$A106]/[.T$1]" office:value-type="float" office:value="230.625">
            <text:p>230.63</text:p>
          </table:table-cell>
          <table:table-cell table:formula="oooc:=[.$A106]+[.$A106]/[.U$1]" office:value-type="float" office:value="227.777777777778">
            <text:p>227.78</text:p>
          </table:table-cell>
          <table:table-cell table:formula="oooc:=[.$A106]+[.$A106]/[.V$1]" office:value-type="float" office:value="225.5">
            <text:p>225.5</text:p>
          </table:table-cell>
          <table:table-cell table:formula="oooc:=[.$A106]+[.$A106]/[.W$1]" office:value-type="float" office:value="223.636363636364">
            <text:p>223.6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ooc:=[.B$1]*100+[.$A107]" office:value-type="float" office:value="306">
            <text:p>306</text:p>
          </table:table-cell>
          <table:table-cell table:formula="oooc:=[.C$1]*100+[.$A107]" office:value-type="float" office:value="406">
            <text:p>406</text:p>
          </table:table-cell>
          <table:table-cell table:formula="oooc:=[.D$1]*100+[.$A107]" office:value-type="float" office:value="506">
            <text:p>506</text:p>
          </table:table-cell>
          <table:table-cell table:formula="oooc:=[.E$1]*100+[.$A107]" office:value-type="float" office:value="606">
            <text:p>606</text:p>
          </table:table-cell>
          <table:table-cell table:formula="oooc:=[.F$1]*100+[.$A107]" office:value-type="float" office:value="706">
            <text:p>706</text:p>
          </table:table-cell>
          <table:table-cell table:formula="oooc:=[.G$1]*100+[.$A107]" office:value-type="float" office:value="806">
            <text:p>806</text:p>
          </table:table-cell>
          <table:table-cell table:formula="oooc:=[.H$1]*100+[.$A107]" office:value-type="float" office:value="906">
            <text:p>906</text:p>
          </table:table-cell>
          <table:table-cell table:formula="oooc:=[.I$1]*100+[.$A107]" office:value-type="float" office:value="1006">
            <text:p>1006</text:p>
          </table:table-cell>
          <table:table-cell table:formula="oooc:=[.J$1]*100+[.$A107]" office:value-type="float" office:value="1106">
            <text:p>1106</text:p>
          </table:table-cell>
          <table:table-cell table:formula="oooc:=[.K$1]*100+[.$A107]" office:value-type="float" office:value="1206">
            <text:p>1206</text:p>
          </table:table-cell>
          <table:table-cell table:formula="oooc:=[.L$1]*100+[.$A107]" office:value-type="float" office:value="1306">
            <text:p>1306</text:p>
          </table:table-cell>
          <table:table-cell table:formula="oooc:=[.$A107]+[.$A107]/[.M$1]" office:value-type="float" office:value="412">
            <text:p>412</text:p>
          </table:table-cell>
          <table:table-cell table:formula="oooc:=[.$A107]+[.$A107]/[.N$1]" office:value-type="float" office:value="309">
            <text:p>309</text:p>
          </table:table-cell>
          <table:table-cell table:formula="oooc:=[.$A107]+[.$A107]/[.O$1]" office:value-type="float" office:value="274.666666666667">
            <text:p>274.67</text:p>
          </table:table-cell>
          <table:table-cell table:formula="oooc:=[.$A107]+[.$A107]/[.P$1]" office:value-type="float" office:value="257.5">
            <text:p>257.5</text:p>
          </table:table-cell>
          <table:table-cell table:formula="oooc:=[.$A107]+[.$A107]/[.Q$1]" office:value-type="float" office:value="247.2">
            <text:p>247.2</text:p>
          </table:table-cell>
          <table:table-cell table:formula="oooc:=[.$A107]+[.$A107]/[.R$1]" office:value-type="float" office:value="240.333333333333">
            <text:p>240.33</text:p>
          </table:table-cell>
          <table:table-cell table:formula="oooc:=[.$A107]+[.$A107]/[.S$1]" office:value-type="float" office:value="235.428571428571">
            <text:p>235.43</text:p>
          </table:table-cell>
          <table:table-cell table:formula="oooc:=[.$A107]+[.$A107]/[.T$1]" office:value-type="float" office:value="231.75">
            <text:p>231.75</text:p>
          </table:table-cell>
          <table:table-cell table:formula="oooc:=[.$A107]+[.$A107]/[.U$1]" office:value-type="float" office:value="228.888888888889">
            <text:p>228.89</text:p>
          </table:table-cell>
          <table:table-cell table:formula="oooc:=[.$A107]+[.$A107]/[.V$1]" office:value-type="float" office:value="226.6">
            <text:p>226.6</text:p>
          </table:table-cell>
          <table:table-cell table:formula="oooc:=[.$A107]+[.$A107]/[.W$1]" office:value-type="float" office:value="224.727272727273">
            <text:p>224.7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ooc:=[.B$1]*100+[.$A108]" office:value-type="float" office:value="307">
            <text:p>307</text:p>
          </table:table-cell>
          <table:table-cell table:formula="oooc:=[.C$1]*100+[.$A108]" office:value-type="float" office:value="407">
            <text:p>407</text:p>
          </table:table-cell>
          <table:table-cell table:formula="oooc:=[.D$1]*100+[.$A108]" office:value-type="float" office:value="507">
            <text:p>507</text:p>
          </table:table-cell>
          <table:table-cell table:formula="oooc:=[.E$1]*100+[.$A108]" office:value-type="float" office:value="607">
            <text:p>607</text:p>
          </table:table-cell>
          <table:table-cell table:formula="oooc:=[.F$1]*100+[.$A108]" office:value-type="float" office:value="707">
            <text:p>707</text:p>
          </table:table-cell>
          <table:table-cell table:formula="oooc:=[.G$1]*100+[.$A108]" office:value-type="float" office:value="807">
            <text:p>807</text:p>
          </table:table-cell>
          <table:table-cell table:formula="oooc:=[.H$1]*100+[.$A108]" office:value-type="float" office:value="907">
            <text:p>907</text:p>
          </table:table-cell>
          <table:table-cell table:formula="oooc:=[.I$1]*100+[.$A108]" office:value-type="float" office:value="1007">
            <text:p>1007</text:p>
          </table:table-cell>
          <table:table-cell table:formula="oooc:=[.J$1]*100+[.$A108]" office:value-type="float" office:value="1107">
            <text:p>1107</text:p>
          </table:table-cell>
          <table:table-cell table:formula="oooc:=[.K$1]*100+[.$A108]" office:value-type="float" office:value="1207">
            <text:p>1207</text:p>
          </table:table-cell>
          <table:table-cell table:formula="oooc:=[.L$1]*100+[.$A108]" office:value-type="float" office:value="1307">
            <text:p>1307</text:p>
          </table:table-cell>
          <table:table-cell table:formula="oooc:=[.$A108]+[.$A108]/[.M$1]" office:value-type="float" office:value="414">
            <text:p>414</text:p>
          </table:table-cell>
          <table:table-cell table:formula="oooc:=[.$A108]+[.$A108]/[.N$1]" office:value-type="float" office:value="310.5">
            <text:p>310.5</text:p>
          </table:table-cell>
          <table:table-cell table:formula="oooc:=[.$A108]+[.$A108]/[.O$1]" office:value-type="float" office:value="276">
            <text:p>276</text:p>
          </table:table-cell>
          <table:table-cell table:formula="oooc:=[.$A108]+[.$A108]/[.P$1]" office:value-type="float" office:value="258.75">
            <text:p>258.75</text:p>
          </table:table-cell>
          <table:table-cell table:formula="oooc:=[.$A108]+[.$A108]/[.Q$1]" office:value-type="float" office:value="248.4">
            <text:p>248.4</text:p>
          </table:table-cell>
          <table:table-cell table:formula="oooc:=[.$A108]+[.$A108]/[.R$1]" office:value-type="float" office:value="241.5">
            <text:p>241.5</text:p>
          </table:table-cell>
          <table:table-cell table:formula="oooc:=[.$A108]+[.$A108]/[.S$1]" office:value-type="float" office:value="236.571428571429">
            <text:p>236.57</text:p>
          </table:table-cell>
          <table:table-cell table:formula="oooc:=[.$A108]+[.$A108]/[.T$1]" office:value-type="float" office:value="232.875">
            <text:p>232.88</text:p>
          </table:table-cell>
          <table:table-cell table:formula="oooc:=[.$A108]+[.$A108]/[.U$1]" office:value-type="float" office:value="230">
            <text:p>230</text:p>
          </table:table-cell>
          <table:table-cell table:formula="oooc:=[.$A108]+[.$A108]/[.V$1]" office:value-type="float" office:value="227.7">
            <text:p>227.7</text:p>
          </table:table-cell>
          <table:table-cell table:formula="oooc:=[.$A108]+[.$A108]/[.W$1]" office:value-type="float" office:value="225.818181818182">
            <text:p>225.8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ooc:=[.B$1]*100+[.$A109]" office:value-type="float" office:value="308">
            <text:p>308</text:p>
          </table:table-cell>
          <table:table-cell table:formula="oooc:=[.C$1]*100+[.$A109]" office:value-type="float" office:value="408">
            <text:p>408</text:p>
          </table:table-cell>
          <table:table-cell table:formula="oooc:=[.D$1]*100+[.$A109]" office:value-type="float" office:value="508">
            <text:p>508</text:p>
          </table:table-cell>
          <table:table-cell table:formula="oooc:=[.E$1]*100+[.$A109]" office:value-type="float" office:value="608">
            <text:p>608</text:p>
          </table:table-cell>
          <table:table-cell table:formula="oooc:=[.F$1]*100+[.$A109]" office:value-type="float" office:value="708">
            <text:p>708</text:p>
          </table:table-cell>
          <table:table-cell table:formula="oooc:=[.G$1]*100+[.$A109]" office:value-type="float" office:value="808">
            <text:p>808</text:p>
          </table:table-cell>
          <table:table-cell table:formula="oooc:=[.H$1]*100+[.$A109]" office:value-type="float" office:value="908">
            <text:p>908</text:p>
          </table:table-cell>
          <table:table-cell table:formula="oooc:=[.I$1]*100+[.$A109]" office:value-type="float" office:value="1008">
            <text:p>1008</text:p>
          </table:table-cell>
          <table:table-cell table:formula="oooc:=[.J$1]*100+[.$A109]" office:value-type="float" office:value="1108">
            <text:p>1108</text:p>
          </table:table-cell>
          <table:table-cell table:formula="oooc:=[.K$1]*100+[.$A109]" office:value-type="float" office:value="1208">
            <text:p>1208</text:p>
          </table:table-cell>
          <table:table-cell table:formula="oooc:=[.L$1]*100+[.$A109]" office:value-type="float" office:value="1308">
            <text:p>1308</text:p>
          </table:table-cell>
          <table:table-cell table:formula="oooc:=[.$A109]+[.$A109]/[.M$1]" office:value-type="float" office:value="416">
            <text:p>416</text:p>
          </table:table-cell>
          <table:table-cell table:formula="oooc:=[.$A109]+[.$A109]/[.N$1]" office:value-type="float" office:value="312">
            <text:p>312</text:p>
          </table:table-cell>
          <table:table-cell table:formula="oooc:=[.$A109]+[.$A109]/[.O$1]" office:value-type="float" office:value="277.333333333333">
            <text:p>277.33</text:p>
          </table:table-cell>
          <table:table-cell table:formula="oooc:=[.$A109]+[.$A109]/[.P$1]" office:value-type="float" office:value="260">
            <text:p>260</text:p>
          </table:table-cell>
          <table:table-cell table:formula="oooc:=[.$A109]+[.$A109]/[.Q$1]" office:value-type="float" office:value="249.6">
            <text:p>249.6</text:p>
          </table:table-cell>
          <table:table-cell table:formula="oooc:=[.$A109]+[.$A109]/[.R$1]" office:value-type="float" office:value="242.666666666667">
            <text:p>242.67</text:p>
          </table:table-cell>
          <table:table-cell table:formula="oooc:=[.$A109]+[.$A109]/[.S$1]" office:value-type="float" office:value="237.714285714286">
            <text:p>237.71</text:p>
          </table:table-cell>
          <table:table-cell table:formula="oooc:=[.$A109]+[.$A109]/[.T$1]" office:value-type="float" office:value="234">
            <text:p>234</text:p>
          </table:table-cell>
          <table:table-cell table:formula="oooc:=[.$A109]+[.$A109]/[.U$1]" office:value-type="float" office:value="231.111111111111">
            <text:p>231.11</text:p>
          </table:table-cell>
          <table:table-cell table:formula="oooc:=[.$A109]+[.$A109]/[.V$1]" office:value-type="float" office:value="228.8">
            <text:p>228.8</text:p>
          </table:table-cell>
          <table:table-cell table:formula="oooc:=[.$A109]+[.$A109]/[.W$1]" office:value-type="float" office:value="226.909090909091">
            <text:p>226.9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ooc:=[.B$1]*100+[.$A110]" office:value-type="float" office:value="309">
            <text:p>309</text:p>
          </table:table-cell>
          <table:table-cell table:formula="oooc:=[.C$1]*100+[.$A110]" office:value-type="float" office:value="409">
            <text:p>409</text:p>
          </table:table-cell>
          <table:table-cell table:formula="oooc:=[.D$1]*100+[.$A110]" office:value-type="float" office:value="509">
            <text:p>509</text:p>
          </table:table-cell>
          <table:table-cell table:formula="oooc:=[.E$1]*100+[.$A110]" office:value-type="float" office:value="609">
            <text:p>609</text:p>
          </table:table-cell>
          <table:table-cell table:formula="oooc:=[.F$1]*100+[.$A110]" office:value-type="float" office:value="709">
            <text:p>709</text:p>
          </table:table-cell>
          <table:table-cell table:formula="oooc:=[.G$1]*100+[.$A110]" office:value-type="float" office:value="809">
            <text:p>809</text:p>
          </table:table-cell>
          <table:table-cell table:formula="oooc:=[.H$1]*100+[.$A110]" office:value-type="float" office:value="909">
            <text:p>909</text:p>
          </table:table-cell>
          <table:table-cell table:formula="oooc:=[.I$1]*100+[.$A110]" office:value-type="float" office:value="1009">
            <text:p>1009</text:p>
          </table:table-cell>
          <table:table-cell table:formula="oooc:=[.J$1]*100+[.$A110]" office:value-type="float" office:value="1109">
            <text:p>1109</text:p>
          </table:table-cell>
          <table:table-cell table:formula="oooc:=[.K$1]*100+[.$A110]" office:value-type="float" office:value="1209">
            <text:p>1209</text:p>
          </table:table-cell>
          <table:table-cell table:formula="oooc:=[.L$1]*100+[.$A110]" office:value-type="float" office:value="1309">
            <text:p>1309</text:p>
          </table:table-cell>
          <table:table-cell table:formula="oooc:=[.$A110]+[.$A110]/[.M$1]" office:value-type="float" office:value="418">
            <text:p>418</text:p>
          </table:table-cell>
          <table:table-cell table:formula="oooc:=[.$A110]+[.$A110]/[.N$1]" office:value-type="float" office:value="313.5">
            <text:p>313.5</text:p>
          </table:table-cell>
          <table:table-cell table:formula="oooc:=[.$A110]+[.$A110]/[.O$1]" office:value-type="float" office:value="278.666666666667">
            <text:p>278.67</text:p>
          </table:table-cell>
          <table:table-cell table:formula="oooc:=[.$A110]+[.$A110]/[.P$1]" office:value-type="float" office:value="261.25">
            <text:p>261.25</text:p>
          </table:table-cell>
          <table:table-cell table:formula="oooc:=[.$A110]+[.$A110]/[.Q$1]" office:value-type="float" office:value="250.8">
            <text:p>250.8</text:p>
          </table:table-cell>
          <table:table-cell table:formula="oooc:=[.$A110]+[.$A110]/[.R$1]" office:value-type="float" office:value="243.833333333333">
            <text:p>243.83</text:p>
          </table:table-cell>
          <table:table-cell table:formula="oooc:=[.$A110]+[.$A110]/[.S$1]" office:value-type="float" office:value="238.857142857143">
            <text:p>238.86</text:p>
          </table:table-cell>
          <table:table-cell table:formula="oooc:=[.$A110]+[.$A110]/[.T$1]" office:value-type="float" office:value="235.125">
            <text:p>235.13</text:p>
          </table:table-cell>
          <table:table-cell table:formula="oooc:=[.$A110]+[.$A110]/[.U$1]" office:value-type="float" office:value="232.222222222222">
            <text:p>232.22</text:p>
          </table:table-cell>
          <table:table-cell table:formula="oooc:=[.$A110]+[.$A110]/[.V$1]" office:value-type="float" office:value="229.9">
            <text:p>229.9</text:p>
          </table:table-cell>
          <table:table-cell table:formula="oooc:=[.$A110]+[.$A110]/[.W$1]" office:value-type="float" office:value="228">
            <text:p>22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ooc:=[.B$1]*100+[.$A111]" office:value-type="float" office:value="310">
            <text:p>310</text:p>
          </table:table-cell>
          <table:table-cell table:formula="oooc:=[.C$1]*100+[.$A111]" office:value-type="float" office:value="410">
            <text:p>410</text:p>
          </table:table-cell>
          <table:table-cell table:formula="oooc:=[.D$1]*100+[.$A111]" office:value-type="float" office:value="510">
            <text:p>510</text:p>
          </table:table-cell>
          <table:table-cell table:formula="oooc:=[.E$1]*100+[.$A111]" office:value-type="float" office:value="610">
            <text:p>610</text:p>
          </table:table-cell>
          <table:table-cell table:formula="oooc:=[.F$1]*100+[.$A111]" office:value-type="float" office:value="710">
            <text:p>710</text:p>
          </table:table-cell>
          <table:table-cell table:formula="oooc:=[.G$1]*100+[.$A111]" office:value-type="float" office:value="810">
            <text:p>810</text:p>
          </table:table-cell>
          <table:table-cell table:formula="oooc:=[.H$1]*100+[.$A111]" office:value-type="float" office:value="910">
            <text:p>910</text:p>
          </table:table-cell>
          <table:table-cell table:formula="oooc:=[.I$1]*100+[.$A111]" office:value-type="float" office:value="1010">
            <text:p>1010</text:p>
          </table:table-cell>
          <table:table-cell table:formula="oooc:=[.J$1]*100+[.$A111]" office:value-type="float" office:value="1110">
            <text:p>1110</text:p>
          </table:table-cell>
          <table:table-cell table:formula="oooc:=[.K$1]*100+[.$A111]" office:value-type="float" office:value="1210">
            <text:p>1210</text:p>
          </table:table-cell>
          <table:table-cell table:formula="oooc:=[.L$1]*100+[.$A111]" office:value-type="float" office:value="1310">
            <text:p>1310</text:p>
          </table:table-cell>
          <table:table-cell table:formula="oooc:=[.$A111]+[.$A111]/[.M$1]" office:value-type="float" office:value="420">
            <text:p>420</text:p>
          </table:table-cell>
          <table:table-cell table:formula="oooc:=[.$A111]+[.$A111]/[.N$1]" office:value-type="float" office:value="315">
            <text:p>315</text:p>
          </table:table-cell>
          <table:table-cell table:formula="oooc:=[.$A111]+[.$A111]/[.O$1]" office:value-type="float" office:value="280">
            <text:p>280</text:p>
          </table:table-cell>
          <table:table-cell table:formula="oooc:=[.$A111]+[.$A111]/[.P$1]" office:value-type="float" office:value="262.5">
            <text:p>262.5</text:p>
          </table:table-cell>
          <table:table-cell table:formula="oooc:=[.$A111]+[.$A111]/[.Q$1]" office:value-type="float" office:value="252">
            <text:p>252</text:p>
          </table:table-cell>
          <table:table-cell table:formula="oooc:=[.$A111]+[.$A111]/[.R$1]" office:value-type="float" office:value="245">
            <text:p>245</text:p>
          </table:table-cell>
          <table:table-cell table:formula="oooc:=[.$A111]+[.$A111]/[.S$1]" office:value-type="float" office:value="240">
            <text:p>240</text:p>
          </table:table-cell>
          <table:table-cell table:formula="oooc:=[.$A111]+[.$A111]/[.T$1]" office:value-type="float" office:value="236.25">
            <text:p>236.25</text:p>
          </table:table-cell>
          <table:table-cell table:formula="oooc:=[.$A111]+[.$A111]/[.U$1]" office:value-type="float" office:value="233.333333333333">
            <text:p>233.33</text:p>
          </table:table-cell>
          <table:table-cell table:formula="oooc:=[.$A111]+[.$A111]/[.V$1]" office:value-type="float" office:value="231">
            <text:p>231</text:p>
          </table:table-cell>
          <table:table-cell table:formula="oooc:=[.$A111]+[.$A111]/[.W$1]" office:value-type="float" office:value="229.090909090909">
            <text:p>229.0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ooc:=[.B$1]*100+[.$A112]" office:value-type="float" office:value="311">
            <text:p>311</text:p>
          </table:table-cell>
          <table:table-cell table:formula="oooc:=[.C$1]*100+[.$A112]" office:value-type="float" office:value="411">
            <text:p>411</text:p>
          </table:table-cell>
          <table:table-cell table:formula="oooc:=[.D$1]*100+[.$A112]" office:value-type="float" office:value="511">
            <text:p>511</text:p>
          </table:table-cell>
          <table:table-cell table:formula="oooc:=[.E$1]*100+[.$A112]" office:value-type="float" office:value="611">
            <text:p>611</text:p>
          </table:table-cell>
          <table:table-cell table:formula="oooc:=[.F$1]*100+[.$A112]" office:value-type="float" office:value="711">
            <text:p>711</text:p>
          </table:table-cell>
          <table:table-cell table:formula="oooc:=[.G$1]*100+[.$A112]" office:value-type="float" office:value="811">
            <text:p>811</text:p>
          </table:table-cell>
          <table:table-cell table:formula="oooc:=[.H$1]*100+[.$A112]" office:value-type="float" office:value="911">
            <text:p>911</text:p>
          </table:table-cell>
          <table:table-cell table:formula="oooc:=[.I$1]*100+[.$A112]" office:value-type="float" office:value="1011">
            <text:p>1011</text:p>
          </table:table-cell>
          <table:table-cell table:formula="oooc:=[.J$1]*100+[.$A112]" office:value-type="float" office:value="1111">
            <text:p>1111</text:p>
          </table:table-cell>
          <table:table-cell table:formula="oooc:=[.K$1]*100+[.$A112]" office:value-type="float" office:value="1211">
            <text:p>1211</text:p>
          </table:table-cell>
          <table:table-cell table:formula="oooc:=[.L$1]*100+[.$A112]" office:value-type="float" office:value="1311">
            <text:p>1311</text:p>
          </table:table-cell>
          <table:table-cell table:formula="oooc:=[.$A112]+[.$A112]/[.M$1]" office:value-type="float" office:value="422">
            <text:p>422</text:p>
          </table:table-cell>
          <table:table-cell table:formula="oooc:=[.$A112]+[.$A112]/[.N$1]" office:value-type="float" office:value="316.5">
            <text:p>316.5</text:p>
          </table:table-cell>
          <table:table-cell table:formula="oooc:=[.$A112]+[.$A112]/[.O$1]" office:value-type="float" office:value="281.333333333333">
            <text:p>281.33</text:p>
          </table:table-cell>
          <table:table-cell table:formula="oooc:=[.$A112]+[.$A112]/[.P$1]" office:value-type="float" office:value="263.75">
            <text:p>263.75</text:p>
          </table:table-cell>
          <table:table-cell table:formula="oooc:=[.$A112]+[.$A112]/[.Q$1]" office:value-type="float" office:value="253.2">
            <text:p>253.2</text:p>
          </table:table-cell>
          <table:table-cell table:formula="oooc:=[.$A112]+[.$A112]/[.R$1]" office:value-type="float" office:value="246.166666666667">
            <text:p>246.17</text:p>
          </table:table-cell>
          <table:table-cell table:formula="oooc:=[.$A112]+[.$A112]/[.S$1]" office:value-type="float" office:value="241.142857142857">
            <text:p>241.14</text:p>
          </table:table-cell>
          <table:table-cell table:formula="oooc:=[.$A112]+[.$A112]/[.T$1]" office:value-type="float" office:value="237.375">
            <text:p>237.38</text:p>
          </table:table-cell>
          <table:table-cell table:formula="oooc:=[.$A112]+[.$A112]/[.U$1]" office:value-type="float" office:value="234.444444444444">
            <text:p>234.44</text:p>
          </table:table-cell>
          <table:table-cell table:formula="oooc:=[.$A112]+[.$A112]/[.V$1]" office:value-type="float" office:value="232.1">
            <text:p>232.1</text:p>
          </table:table-cell>
          <table:table-cell table:formula="oooc:=[.$A112]+[.$A112]/[.W$1]" office:value-type="float" office:value="230.181818181818">
            <text:p>230.1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ooc:=[.B$1]*100+[.$A113]" office:value-type="float" office:value="312">
            <text:p>312</text:p>
          </table:table-cell>
          <table:table-cell table:formula="oooc:=[.C$1]*100+[.$A113]" office:value-type="float" office:value="412">
            <text:p>412</text:p>
          </table:table-cell>
          <table:table-cell table:formula="oooc:=[.D$1]*100+[.$A113]" office:value-type="float" office:value="512">
            <text:p>512</text:p>
          </table:table-cell>
          <table:table-cell table:formula="oooc:=[.E$1]*100+[.$A113]" office:value-type="float" office:value="612">
            <text:p>612</text:p>
          </table:table-cell>
          <table:table-cell table:formula="oooc:=[.F$1]*100+[.$A113]" office:value-type="float" office:value="712">
            <text:p>712</text:p>
          </table:table-cell>
          <table:table-cell table:formula="oooc:=[.G$1]*100+[.$A113]" office:value-type="float" office:value="812">
            <text:p>812</text:p>
          </table:table-cell>
          <table:table-cell table:formula="oooc:=[.H$1]*100+[.$A113]" office:value-type="float" office:value="912">
            <text:p>912</text:p>
          </table:table-cell>
          <table:table-cell table:formula="oooc:=[.I$1]*100+[.$A113]" office:value-type="float" office:value="1012">
            <text:p>1012</text:p>
          </table:table-cell>
          <table:table-cell table:formula="oooc:=[.J$1]*100+[.$A113]" office:value-type="float" office:value="1112">
            <text:p>1112</text:p>
          </table:table-cell>
          <table:table-cell table:formula="oooc:=[.K$1]*100+[.$A113]" office:value-type="float" office:value="1212">
            <text:p>1212</text:p>
          </table:table-cell>
          <table:table-cell table:formula="oooc:=[.L$1]*100+[.$A113]" office:value-type="float" office:value="1312">
            <text:p>1312</text:p>
          </table:table-cell>
          <table:table-cell table:formula="oooc:=[.$A113]+[.$A113]/[.M$1]" office:value-type="float" office:value="424">
            <text:p>424</text:p>
          </table:table-cell>
          <table:table-cell table:formula="oooc:=[.$A113]+[.$A113]/[.N$1]" office:value-type="float" office:value="318">
            <text:p>318</text:p>
          </table:table-cell>
          <table:table-cell table:formula="oooc:=[.$A113]+[.$A113]/[.O$1]" office:value-type="float" office:value="282.666666666667">
            <text:p>282.67</text:p>
          </table:table-cell>
          <table:table-cell table:formula="oooc:=[.$A113]+[.$A113]/[.P$1]" office:value-type="float" office:value="265">
            <text:p>265</text:p>
          </table:table-cell>
          <table:table-cell table:formula="oooc:=[.$A113]+[.$A113]/[.Q$1]" office:value-type="float" office:value="254.4">
            <text:p>254.4</text:p>
          </table:table-cell>
          <table:table-cell table:formula="oooc:=[.$A113]+[.$A113]/[.R$1]" office:value-type="float" office:value="247.333333333333">
            <text:p>247.33</text:p>
          </table:table-cell>
          <table:table-cell table:formula="oooc:=[.$A113]+[.$A113]/[.S$1]" office:value-type="float" office:value="242.285714285714">
            <text:p>242.29</text:p>
          </table:table-cell>
          <table:table-cell table:formula="oooc:=[.$A113]+[.$A113]/[.T$1]" office:value-type="float" office:value="238.5">
            <text:p>238.5</text:p>
          </table:table-cell>
          <table:table-cell table:formula="oooc:=[.$A113]+[.$A113]/[.U$1]" office:value-type="float" office:value="235.555555555556">
            <text:p>235.56</text:p>
          </table:table-cell>
          <table:table-cell table:formula="oooc:=[.$A113]+[.$A113]/[.V$1]" office:value-type="float" office:value="233.2">
            <text:p>233.2</text:p>
          </table:table-cell>
          <table:table-cell table:formula="oooc:=[.$A113]+[.$A113]/[.W$1]" office:value-type="float" office:value="231.272727272727">
            <text:p>231.2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ooc:=[.B$1]*100+[.$A114]" office:value-type="float" office:value="313">
            <text:p>313</text:p>
          </table:table-cell>
          <table:table-cell table:formula="oooc:=[.C$1]*100+[.$A114]" office:value-type="float" office:value="413">
            <text:p>413</text:p>
          </table:table-cell>
          <table:table-cell table:formula="oooc:=[.D$1]*100+[.$A114]" office:value-type="float" office:value="513">
            <text:p>513</text:p>
          </table:table-cell>
          <table:table-cell table:formula="oooc:=[.E$1]*100+[.$A114]" office:value-type="float" office:value="613">
            <text:p>613</text:p>
          </table:table-cell>
          <table:table-cell table:formula="oooc:=[.F$1]*100+[.$A114]" office:value-type="float" office:value="713">
            <text:p>713</text:p>
          </table:table-cell>
          <table:table-cell table:formula="oooc:=[.G$1]*100+[.$A114]" office:value-type="float" office:value="813">
            <text:p>813</text:p>
          </table:table-cell>
          <table:table-cell table:formula="oooc:=[.H$1]*100+[.$A114]" office:value-type="float" office:value="913">
            <text:p>913</text:p>
          </table:table-cell>
          <table:table-cell table:formula="oooc:=[.I$1]*100+[.$A114]" office:value-type="float" office:value="1013">
            <text:p>1013</text:p>
          </table:table-cell>
          <table:table-cell table:formula="oooc:=[.J$1]*100+[.$A114]" office:value-type="float" office:value="1113">
            <text:p>1113</text:p>
          </table:table-cell>
          <table:table-cell table:formula="oooc:=[.K$1]*100+[.$A114]" office:value-type="float" office:value="1213">
            <text:p>1213</text:p>
          </table:table-cell>
          <table:table-cell table:formula="oooc:=[.L$1]*100+[.$A114]" office:value-type="float" office:value="1313">
            <text:p>1313</text:p>
          </table:table-cell>
          <table:table-cell table:formula="oooc:=[.$A114]+[.$A114]/[.M$1]" office:value-type="float" office:value="426">
            <text:p>426</text:p>
          </table:table-cell>
          <table:table-cell table:formula="oooc:=[.$A114]+[.$A114]/[.N$1]" office:value-type="float" office:value="319.5">
            <text:p>319.5</text:p>
          </table:table-cell>
          <table:table-cell table:formula="oooc:=[.$A114]+[.$A114]/[.O$1]" office:value-type="float" office:value="284">
            <text:p>284</text:p>
          </table:table-cell>
          <table:table-cell table:formula="oooc:=[.$A114]+[.$A114]/[.P$1]" office:value-type="float" office:value="266.25">
            <text:p>266.25</text:p>
          </table:table-cell>
          <table:table-cell table:formula="oooc:=[.$A114]+[.$A114]/[.Q$1]" office:value-type="float" office:value="255.6">
            <text:p>255.6</text:p>
          </table:table-cell>
          <table:table-cell table:formula="oooc:=[.$A114]+[.$A114]/[.R$1]" office:value-type="float" office:value="248.5">
            <text:p>248.5</text:p>
          </table:table-cell>
          <table:table-cell table:formula="oooc:=[.$A114]+[.$A114]/[.S$1]" office:value-type="float" office:value="243.428571428571">
            <text:p>243.43</text:p>
          </table:table-cell>
          <table:table-cell table:formula="oooc:=[.$A114]+[.$A114]/[.T$1]" office:value-type="float" office:value="239.625">
            <text:p>239.63</text:p>
          </table:table-cell>
          <table:table-cell table:formula="oooc:=[.$A114]+[.$A114]/[.U$1]" office:value-type="float" office:value="236.666666666667">
            <text:p>236.67</text:p>
          </table:table-cell>
          <table:table-cell table:formula="oooc:=[.$A114]+[.$A114]/[.V$1]" office:value-type="float" office:value="234.3">
            <text:p>234.3</text:p>
          </table:table-cell>
          <table:table-cell table:formula="oooc:=[.$A114]+[.$A114]/[.W$1]" office:value-type="float" office:value="232.363636363636">
            <text:p>232.3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ooc:=[.B$1]*100+[.$A115]" office:value-type="float" office:value="314">
            <text:p>314</text:p>
          </table:table-cell>
          <table:table-cell table:formula="oooc:=[.C$1]*100+[.$A115]" office:value-type="float" office:value="414">
            <text:p>414</text:p>
          </table:table-cell>
          <table:table-cell table:formula="oooc:=[.D$1]*100+[.$A115]" office:value-type="float" office:value="514">
            <text:p>514</text:p>
          </table:table-cell>
          <table:table-cell table:formula="oooc:=[.E$1]*100+[.$A115]" office:value-type="float" office:value="614">
            <text:p>614</text:p>
          </table:table-cell>
          <table:table-cell table:formula="oooc:=[.F$1]*100+[.$A115]" office:value-type="float" office:value="714">
            <text:p>714</text:p>
          </table:table-cell>
          <table:table-cell table:formula="oooc:=[.G$1]*100+[.$A115]" office:value-type="float" office:value="814">
            <text:p>814</text:p>
          </table:table-cell>
          <table:table-cell table:formula="oooc:=[.H$1]*100+[.$A115]" office:value-type="float" office:value="914">
            <text:p>914</text:p>
          </table:table-cell>
          <table:table-cell table:formula="oooc:=[.I$1]*100+[.$A115]" office:value-type="float" office:value="1014">
            <text:p>1014</text:p>
          </table:table-cell>
          <table:table-cell table:formula="oooc:=[.J$1]*100+[.$A115]" office:value-type="float" office:value="1114">
            <text:p>1114</text:p>
          </table:table-cell>
          <table:table-cell table:formula="oooc:=[.K$1]*100+[.$A115]" office:value-type="float" office:value="1214">
            <text:p>1214</text:p>
          </table:table-cell>
          <table:table-cell table:formula="oooc:=[.L$1]*100+[.$A115]" office:value-type="float" office:value="1314">
            <text:p>1314</text:p>
          </table:table-cell>
          <table:table-cell table:formula="oooc:=[.$A115]+[.$A115]/[.M$1]" office:value-type="float" office:value="428">
            <text:p>428</text:p>
          </table:table-cell>
          <table:table-cell table:formula="oooc:=[.$A115]+[.$A115]/[.N$1]" office:value-type="float" office:value="321">
            <text:p>321</text:p>
          </table:table-cell>
          <table:table-cell table:formula="oooc:=[.$A115]+[.$A115]/[.O$1]" office:value-type="float" office:value="285.333333333333">
            <text:p>285.33</text:p>
          </table:table-cell>
          <table:table-cell table:formula="oooc:=[.$A115]+[.$A115]/[.P$1]" office:value-type="float" office:value="267.5">
            <text:p>267.5</text:p>
          </table:table-cell>
          <table:table-cell table:formula="oooc:=[.$A115]+[.$A115]/[.Q$1]" office:value-type="float" office:value="256.8">
            <text:p>256.8</text:p>
          </table:table-cell>
          <table:table-cell table:formula="oooc:=[.$A115]+[.$A115]/[.R$1]" office:value-type="float" office:value="249.666666666667">
            <text:p>249.67</text:p>
          </table:table-cell>
          <table:table-cell table:formula="oooc:=[.$A115]+[.$A115]/[.S$1]" office:value-type="float" office:value="244.571428571429">
            <text:p>244.57</text:p>
          </table:table-cell>
          <table:table-cell table:formula="oooc:=[.$A115]+[.$A115]/[.T$1]" office:value-type="float" office:value="240.75">
            <text:p>240.75</text:p>
          </table:table-cell>
          <table:table-cell table:formula="oooc:=[.$A115]+[.$A115]/[.U$1]" office:value-type="float" office:value="237.777777777778">
            <text:p>237.78</text:p>
          </table:table-cell>
          <table:table-cell table:formula="oooc:=[.$A115]+[.$A115]/[.V$1]" office:value-type="float" office:value="235.4">
            <text:p>235.4</text:p>
          </table:table-cell>
          <table:table-cell table:formula="oooc:=[.$A115]+[.$A115]/[.W$1]" office:value-type="float" office:value="233.454545454545">
            <text:p>233.4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ooc:=[.B$1]*100+[.$A116]" office:value-type="float" office:value="315">
            <text:p>315</text:p>
          </table:table-cell>
          <table:table-cell table:formula="oooc:=[.C$1]*100+[.$A116]" office:value-type="float" office:value="415">
            <text:p>415</text:p>
          </table:table-cell>
          <table:table-cell table:formula="oooc:=[.D$1]*100+[.$A116]" office:value-type="float" office:value="515">
            <text:p>515</text:p>
          </table:table-cell>
          <table:table-cell table:formula="oooc:=[.E$1]*100+[.$A116]" office:value-type="float" office:value="615">
            <text:p>615</text:p>
          </table:table-cell>
          <table:table-cell table:formula="oooc:=[.F$1]*100+[.$A116]" office:value-type="float" office:value="715">
            <text:p>715</text:p>
          </table:table-cell>
          <table:table-cell table:formula="oooc:=[.G$1]*100+[.$A116]" office:value-type="float" office:value="815">
            <text:p>815</text:p>
          </table:table-cell>
          <table:table-cell table:formula="oooc:=[.H$1]*100+[.$A116]" office:value-type="float" office:value="915">
            <text:p>915</text:p>
          </table:table-cell>
          <table:table-cell table:formula="oooc:=[.I$1]*100+[.$A116]" office:value-type="float" office:value="1015">
            <text:p>1015</text:p>
          </table:table-cell>
          <table:table-cell table:formula="oooc:=[.J$1]*100+[.$A116]" office:value-type="float" office:value="1115">
            <text:p>1115</text:p>
          </table:table-cell>
          <table:table-cell table:formula="oooc:=[.K$1]*100+[.$A116]" office:value-type="float" office:value="1215">
            <text:p>1215</text:p>
          </table:table-cell>
          <table:table-cell table:formula="oooc:=[.L$1]*100+[.$A116]" office:value-type="float" office:value="1315">
            <text:p>1315</text:p>
          </table:table-cell>
          <table:table-cell table:formula="oooc:=[.$A116]+[.$A116]/[.M$1]" office:value-type="float" office:value="430">
            <text:p>430</text:p>
          </table:table-cell>
          <table:table-cell table:formula="oooc:=[.$A116]+[.$A116]/[.N$1]" office:value-type="float" office:value="322.5">
            <text:p>322.5</text:p>
          </table:table-cell>
          <table:table-cell table:formula="oooc:=[.$A116]+[.$A116]/[.O$1]" office:value-type="float" office:value="286.666666666667">
            <text:p>286.67</text:p>
          </table:table-cell>
          <table:table-cell table:formula="oooc:=[.$A116]+[.$A116]/[.P$1]" office:value-type="float" office:value="268.75">
            <text:p>268.75</text:p>
          </table:table-cell>
          <table:table-cell table:formula="oooc:=[.$A116]+[.$A116]/[.Q$1]" office:value-type="float" office:value="258">
            <text:p>258</text:p>
          </table:table-cell>
          <table:table-cell table:formula="oooc:=[.$A116]+[.$A116]/[.R$1]" office:value-type="float" office:value="250.833333333333">
            <text:p>250.83</text:p>
          </table:table-cell>
          <table:table-cell table:formula="oooc:=[.$A116]+[.$A116]/[.S$1]" office:value-type="float" office:value="245.714285714286">
            <text:p>245.71</text:p>
          </table:table-cell>
          <table:table-cell table:formula="oooc:=[.$A116]+[.$A116]/[.T$1]" office:value-type="float" office:value="241.875">
            <text:p>241.88</text:p>
          </table:table-cell>
          <table:table-cell table:formula="oooc:=[.$A116]+[.$A116]/[.U$1]" office:value-type="float" office:value="238.888888888889">
            <text:p>238.89</text:p>
          </table:table-cell>
          <table:table-cell table:formula="oooc:=[.$A116]+[.$A116]/[.V$1]" office:value-type="float" office:value="236.5">
            <text:p>236.5</text:p>
          </table:table-cell>
          <table:table-cell table:formula="oooc:=[.$A116]+[.$A116]/[.W$1]" office:value-type="float" office:value="234.545454545455">
            <text:p>234.5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ooc:=[.B$1]*100+[.$A117]" office:value-type="float" office:value="316">
            <text:p>316</text:p>
          </table:table-cell>
          <table:table-cell table:formula="oooc:=[.C$1]*100+[.$A117]" office:value-type="float" office:value="416">
            <text:p>416</text:p>
          </table:table-cell>
          <table:table-cell table:formula="oooc:=[.D$1]*100+[.$A117]" office:value-type="float" office:value="516">
            <text:p>516</text:p>
          </table:table-cell>
          <table:table-cell table:formula="oooc:=[.E$1]*100+[.$A117]" office:value-type="float" office:value="616">
            <text:p>616</text:p>
          </table:table-cell>
          <table:table-cell table:formula="oooc:=[.F$1]*100+[.$A117]" office:value-type="float" office:value="716">
            <text:p>716</text:p>
          </table:table-cell>
          <table:table-cell table:formula="oooc:=[.G$1]*100+[.$A117]" office:value-type="float" office:value="816">
            <text:p>816</text:p>
          </table:table-cell>
          <table:table-cell table:formula="oooc:=[.H$1]*100+[.$A117]" office:value-type="float" office:value="916">
            <text:p>916</text:p>
          </table:table-cell>
          <table:table-cell table:formula="oooc:=[.I$1]*100+[.$A117]" office:value-type="float" office:value="1016">
            <text:p>1016</text:p>
          </table:table-cell>
          <table:table-cell table:formula="oooc:=[.J$1]*100+[.$A117]" office:value-type="float" office:value="1116">
            <text:p>1116</text:p>
          </table:table-cell>
          <table:table-cell table:formula="oooc:=[.K$1]*100+[.$A117]" office:value-type="float" office:value="1216">
            <text:p>1216</text:p>
          </table:table-cell>
          <table:table-cell table:formula="oooc:=[.L$1]*100+[.$A117]" office:value-type="float" office:value="1316">
            <text:p>1316</text:p>
          </table:table-cell>
          <table:table-cell table:formula="oooc:=[.$A117]+[.$A117]/[.M$1]" office:value-type="float" office:value="432">
            <text:p>432</text:p>
          </table:table-cell>
          <table:table-cell table:formula="oooc:=[.$A117]+[.$A117]/[.N$1]" office:value-type="float" office:value="324">
            <text:p>324</text:p>
          </table:table-cell>
          <table:table-cell table:formula="oooc:=[.$A117]+[.$A117]/[.O$1]" office:value-type="float" office:value="288">
            <text:p>288</text:p>
          </table:table-cell>
          <table:table-cell table:formula="oooc:=[.$A117]+[.$A117]/[.P$1]" office:value-type="float" office:value="270">
            <text:p>270</text:p>
          </table:table-cell>
          <table:table-cell table:formula="oooc:=[.$A117]+[.$A117]/[.Q$1]" office:value-type="float" office:value="259.2">
            <text:p>259.2</text:p>
          </table:table-cell>
          <table:table-cell table:formula="oooc:=[.$A117]+[.$A117]/[.R$1]" office:value-type="float" office:value="252">
            <text:p>252</text:p>
          </table:table-cell>
          <table:table-cell table:formula="oooc:=[.$A117]+[.$A117]/[.S$1]" office:value-type="float" office:value="246.857142857143">
            <text:p>246.86</text:p>
          </table:table-cell>
          <table:table-cell table:formula="oooc:=[.$A117]+[.$A117]/[.T$1]" office:value-type="float" office:value="243">
            <text:p>243</text:p>
          </table:table-cell>
          <table:table-cell table:formula="oooc:=[.$A117]+[.$A117]/[.U$1]" office:value-type="float" office:value="240">
            <text:p>240</text:p>
          </table:table-cell>
          <table:table-cell table:formula="oooc:=[.$A117]+[.$A117]/[.V$1]" office:value-type="float" office:value="237.6">
            <text:p>237.6</text:p>
          </table:table-cell>
          <table:table-cell table:formula="oooc:=[.$A117]+[.$A117]/[.W$1]" office:value-type="float" office:value="235.636363636364">
            <text:p>235.6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ooc:=[.B$1]*100+[.$A118]" office:value-type="float" office:value="317">
            <text:p>317</text:p>
          </table:table-cell>
          <table:table-cell table:formula="oooc:=[.C$1]*100+[.$A118]" office:value-type="float" office:value="417">
            <text:p>417</text:p>
          </table:table-cell>
          <table:table-cell table:formula="oooc:=[.D$1]*100+[.$A118]" office:value-type="float" office:value="517">
            <text:p>517</text:p>
          </table:table-cell>
          <table:table-cell table:formula="oooc:=[.E$1]*100+[.$A118]" office:value-type="float" office:value="617">
            <text:p>617</text:p>
          </table:table-cell>
          <table:table-cell table:formula="oooc:=[.F$1]*100+[.$A118]" office:value-type="float" office:value="717">
            <text:p>717</text:p>
          </table:table-cell>
          <table:table-cell table:formula="oooc:=[.G$1]*100+[.$A118]" office:value-type="float" office:value="817">
            <text:p>817</text:p>
          </table:table-cell>
          <table:table-cell table:formula="oooc:=[.H$1]*100+[.$A118]" office:value-type="float" office:value="917">
            <text:p>917</text:p>
          </table:table-cell>
          <table:table-cell table:formula="oooc:=[.I$1]*100+[.$A118]" office:value-type="float" office:value="1017">
            <text:p>1017</text:p>
          </table:table-cell>
          <table:table-cell table:formula="oooc:=[.J$1]*100+[.$A118]" office:value-type="float" office:value="1117">
            <text:p>1117</text:p>
          </table:table-cell>
          <table:table-cell table:formula="oooc:=[.K$1]*100+[.$A118]" office:value-type="float" office:value="1217">
            <text:p>1217</text:p>
          </table:table-cell>
          <table:table-cell table:formula="oooc:=[.L$1]*100+[.$A118]" office:value-type="float" office:value="1317">
            <text:p>1317</text:p>
          </table:table-cell>
          <table:table-cell table:formula="oooc:=[.$A118]+[.$A118]/[.M$1]" office:value-type="float" office:value="434">
            <text:p>434</text:p>
          </table:table-cell>
          <table:table-cell table:formula="oooc:=[.$A118]+[.$A118]/[.N$1]" office:value-type="float" office:value="325.5">
            <text:p>325.5</text:p>
          </table:table-cell>
          <table:table-cell table:formula="oooc:=[.$A118]+[.$A118]/[.O$1]" office:value-type="float" office:value="289.333333333333">
            <text:p>289.33</text:p>
          </table:table-cell>
          <table:table-cell table:formula="oooc:=[.$A118]+[.$A118]/[.P$1]" office:value-type="float" office:value="271.25">
            <text:p>271.25</text:p>
          </table:table-cell>
          <table:table-cell table:formula="oooc:=[.$A118]+[.$A118]/[.Q$1]" office:value-type="float" office:value="260.4">
            <text:p>260.4</text:p>
          </table:table-cell>
          <table:table-cell table:formula="oooc:=[.$A118]+[.$A118]/[.R$1]" office:value-type="float" office:value="253.166666666667">
            <text:p>253.17</text:p>
          </table:table-cell>
          <table:table-cell table:formula="oooc:=[.$A118]+[.$A118]/[.S$1]" office:value-type="float" office:value="248">
            <text:p>248</text:p>
          </table:table-cell>
          <table:table-cell table:formula="oooc:=[.$A118]+[.$A118]/[.T$1]" office:value-type="float" office:value="244.125">
            <text:p>244.13</text:p>
          </table:table-cell>
          <table:table-cell table:formula="oooc:=[.$A118]+[.$A118]/[.U$1]" office:value-type="float" office:value="241.111111111111">
            <text:p>241.11</text:p>
          </table:table-cell>
          <table:table-cell table:formula="oooc:=[.$A118]+[.$A118]/[.V$1]" office:value-type="float" office:value="238.7">
            <text:p>238.7</text:p>
          </table:table-cell>
          <table:table-cell table:formula="oooc:=[.$A118]+[.$A118]/[.W$1]" office:value-type="float" office:value="236.727272727273">
            <text:p>236.7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ooc:=[.B$1]*100+[.$A119]" office:value-type="float" office:value="318">
            <text:p>318</text:p>
          </table:table-cell>
          <table:table-cell table:formula="oooc:=[.C$1]*100+[.$A119]" office:value-type="float" office:value="418">
            <text:p>418</text:p>
          </table:table-cell>
          <table:table-cell table:formula="oooc:=[.D$1]*100+[.$A119]" office:value-type="float" office:value="518">
            <text:p>518</text:p>
          </table:table-cell>
          <table:table-cell table:formula="oooc:=[.E$1]*100+[.$A119]" office:value-type="float" office:value="618">
            <text:p>618</text:p>
          </table:table-cell>
          <table:table-cell table:formula="oooc:=[.F$1]*100+[.$A119]" office:value-type="float" office:value="718">
            <text:p>718</text:p>
          </table:table-cell>
          <table:table-cell table:formula="oooc:=[.G$1]*100+[.$A119]" office:value-type="float" office:value="818">
            <text:p>818</text:p>
          </table:table-cell>
          <table:table-cell table:formula="oooc:=[.H$1]*100+[.$A119]" office:value-type="float" office:value="918">
            <text:p>918</text:p>
          </table:table-cell>
          <table:table-cell table:formula="oooc:=[.I$1]*100+[.$A119]" office:value-type="float" office:value="1018">
            <text:p>1018</text:p>
          </table:table-cell>
          <table:table-cell table:formula="oooc:=[.J$1]*100+[.$A119]" office:value-type="float" office:value="1118">
            <text:p>1118</text:p>
          </table:table-cell>
          <table:table-cell table:formula="oooc:=[.K$1]*100+[.$A119]" office:value-type="float" office:value="1218">
            <text:p>1218</text:p>
          </table:table-cell>
          <table:table-cell table:formula="oooc:=[.L$1]*100+[.$A119]" office:value-type="float" office:value="1318">
            <text:p>1318</text:p>
          </table:table-cell>
          <table:table-cell table:formula="oooc:=[.$A119]+[.$A119]/[.M$1]" office:value-type="float" office:value="436">
            <text:p>436</text:p>
          </table:table-cell>
          <table:table-cell table:formula="oooc:=[.$A119]+[.$A119]/[.N$1]" office:value-type="float" office:value="327">
            <text:p>327</text:p>
          </table:table-cell>
          <table:table-cell table:formula="oooc:=[.$A119]+[.$A119]/[.O$1]" office:value-type="float" office:value="290.666666666667">
            <text:p>290.67</text:p>
          </table:table-cell>
          <table:table-cell table:formula="oooc:=[.$A119]+[.$A119]/[.P$1]" office:value-type="float" office:value="272.5">
            <text:p>272.5</text:p>
          </table:table-cell>
          <table:table-cell table:formula="oooc:=[.$A119]+[.$A119]/[.Q$1]" office:value-type="float" office:value="261.6">
            <text:p>261.6</text:p>
          </table:table-cell>
          <table:table-cell table:formula="oooc:=[.$A119]+[.$A119]/[.R$1]" office:value-type="float" office:value="254.333333333333">
            <text:p>254.33</text:p>
          </table:table-cell>
          <table:table-cell table:formula="oooc:=[.$A119]+[.$A119]/[.S$1]" office:value-type="float" office:value="249.142857142857">
            <text:p>249.14</text:p>
          </table:table-cell>
          <table:table-cell table:formula="oooc:=[.$A119]+[.$A119]/[.T$1]" office:value-type="float" office:value="245.25">
            <text:p>245.25</text:p>
          </table:table-cell>
          <table:table-cell table:formula="oooc:=[.$A119]+[.$A119]/[.U$1]" office:value-type="float" office:value="242.222222222222">
            <text:p>242.22</text:p>
          </table:table-cell>
          <table:table-cell table:formula="oooc:=[.$A119]+[.$A119]/[.V$1]" office:value-type="float" office:value="239.8">
            <text:p>239.8</text:p>
          </table:table-cell>
          <table:table-cell table:formula="oooc:=[.$A119]+[.$A119]/[.W$1]" office:value-type="float" office:value="237.818181818182">
            <text:p>237.8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ooc:=[.B$1]*100+[.$A120]" office:value-type="float" office:value="319">
            <text:p>319</text:p>
          </table:table-cell>
          <table:table-cell table:formula="oooc:=[.C$1]*100+[.$A120]" office:value-type="float" office:value="419">
            <text:p>419</text:p>
          </table:table-cell>
          <table:table-cell table:formula="oooc:=[.D$1]*100+[.$A120]" office:value-type="float" office:value="519">
            <text:p>519</text:p>
          </table:table-cell>
          <table:table-cell table:formula="oooc:=[.E$1]*100+[.$A120]" office:value-type="float" office:value="619">
            <text:p>619</text:p>
          </table:table-cell>
          <table:table-cell table:formula="oooc:=[.F$1]*100+[.$A120]" office:value-type="float" office:value="719">
            <text:p>719</text:p>
          </table:table-cell>
          <table:table-cell table:formula="oooc:=[.G$1]*100+[.$A120]" office:value-type="float" office:value="819">
            <text:p>819</text:p>
          </table:table-cell>
          <table:table-cell table:formula="oooc:=[.H$1]*100+[.$A120]" office:value-type="float" office:value="919">
            <text:p>919</text:p>
          </table:table-cell>
          <table:table-cell table:formula="oooc:=[.I$1]*100+[.$A120]" office:value-type="float" office:value="1019">
            <text:p>1019</text:p>
          </table:table-cell>
          <table:table-cell table:formula="oooc:=[.J$1]*100+[.$A120]" office:value-type="float" office:value="1119">
            <text:p>1119</text:p>
          </table:table-cell>
          <table:table-cell table:formula="oooc:=[.K$1]*100+[.$A120]" office:value-type="float" office:value="1219">
            <text:p>1219</text:p>
          </table:table-cell>
          <table:table-cell table:formula="oooc:=[.L$1]*100+[.$A120]" office:value-type="float" office:value="1319">
            <text:p>1319</text:p>
          </table:table-cell>
          <table:table-cell table:formula="oooc:=[.$A120]+[.$A120]/[.M$1]" office:value-type="float" office:value="438">
            <text:p>438</text:p>
          </table:table-cell>
          <table:table-cell table:formula="oooc:=[.$A120]+[.$A120]/[.N$1]" office:value-type="float" office:value="328.5">
            <text:p>328.5</text:p>
          </table:table-cell>
          <table:table-cell table:formula="oooc:=[.$A120]+[.$A120]/[.O$1]" office:value-type="float" office:value="292">
            <text:p>292</text:p>
          </table:table-cell>
          <table:table-cell table:formula="oooc:=[.$A120]+[.$A120]/[.P$1]" office:value-type="float" office:value="273.75">
            <text:p>273.75</text:p>
          </table:table-cell>
          <table:table-cell table:formula="oooc:=[.$A120]+[.$A120]/[.Q$1]" office:value-type="float" office:value="262.8">
            <text:p>262.8</text:p>
          </table:table-cell>
          <table:table-cell table:formula="oooc:=[.$A120]+[.$A120]/[.R$1]" office:value-type="float" office:value="255.5">
            <text:p>255.5</text:p>
          </table:table-cell>
          <table:table-cell table:formula="oooc:=[.$A120]+[.$A120]/[.S$1]" office:value-type="float" office:value="250.285714285714">
            <text:p>250.29</text:p>
          </table:table-cell>
          <table:table-cell table:formula="oooc:=[.$A120]+[.$A120]/[.T$1]" office:value-type="float" office:value="246.375">
            <text:p>246.38</text:p>
          </table:table-cell>
          <table:table-cell table:formula="oooc:=[.$A120]+[.$A120]/[.U$1]" office:value-type="float" office:value="243.333333333333">
            <text:p>243.33</text:p>
          </table:table-cell>
          <table:table-cell table:formula="oooc:=[.$A120]+[.$A120]/[.V$1]" office:value-type="float" office:value="240.9">
            <text:p>240.9</text:p>
          </table:table-cell>
          <table:table-cell table:formula="oooc:=[.$A120]+[.$A120]/[.W$1]" office:value-type="float" office:value="238.909090909091">
            <text:p>238.9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ooc:=[.B$1]*100+[.$A121]" office:value-type="float" office:value="320">
            <text:p>320</text:p>
          </table:table-cell>
          <table:table-cell table:formula="oooc:=[.C$1]*100+[.$A121]" office:value-type="float" office:value="420">
            <text:p>420</text:p>
          </table:table-cell>
          <table:table-cell table:formula="oooc:=[.D$1]*100+[.$A121]" office:value-type="float" office:value="520">
            <text:p>520</text:p>
          </table:table-cell>
          <table:table-cell table:formula="oooc:=[.E$1]*100+[.$A121]" office:value-type="float" office:value="620">
            <text:p>620</text:p>
          </table:table-cell>
          <table:table-cell table:formula="oooc:=[.F$1]*100+[.$A121]" office:value-type="float" office:value="720">
            <text:p>720</text:p>
          </table:table-cell>
          <table:table-cell table:formula="oooc:=[.G$1]*100+[.$A121]" office:value-type="float" office:value="820">
            <text:p>820</text:p>
          </table:table-cell>
          <table:table-cell table:formula="oooc:=[.H$1]*100+[.$A121]" office:value-type="float" office:value="920">
            <text:p>920</text:p>
          </table:table-cell>
          <table:table-cell table:formula="oooc:=[.I$1]*100+[.$A121]" office:value-type="float" office:value="1020">
            <text:p>1020</text:p>
          </table:table-cell>
          <table:table-cell table:formula="oooc:=[.J$1]*100+[.$A121]" office:value-type="float" office:value="1120">
            <text:p>1120</text:p>
          </table:table-cell>
          <table:table-cell table:formula="oooc:=[.K$1]*100+[.$A121]" office:value-type="float" office:value="1220">
            <text:p>1220</text:p>
          </table:table-cell>
          <table:table-cell table:formula="oooc:=[.L$1]*100+[.$A121]" office:value-type="float" office:value="1320">
            <text:p>1320</text:p>
          </table:table-cell>
          <table:table-cell table:formula="oooc:=[.$A121]+[.$A121]/[.M$1]" office:value-type="float" office:value="440">
            <text:p>440</text:p>
          </table:table-cell>
          <table:table-cell table:formula="oooc:=[.$A121]+[.$A121]/[.N$1]" office:value-type="float" office:value="330">
            <text:p>330</text:p>
          </table:table-cell>
          <table:table-cell table:formula="oooc:=[.$A121]+[.$A121]/[.O$1]" office:value-type="float" office:value="293.333333333333">
            <text:p>293.33</text:p>
          </table:table-cell>
          <table:table-cell table:formula="oooc:=[.$A121]+[.$A121]/[.P$1]" office:value-type="float" office:value="275">
            <text:p>275</text:p>
          </table:table-cell>
          <table:table-cell table:formula="oooc:=[.$A121]+[.$A121]/[.Q$1]" office:value-type="float" office:value="264">
            <text:p>264</text:p>
          </table:table-cell>
          <table:table-cell table:formula="oooc:=[.$A121]+[.$A121]/[.R$1]" office:value-type="float" office:value="256.666666666667">
            <text:p>256.67</text:p>
          </table:table-cell>
          <table:table-cell table:formula="oooc:=[.$A121]+[.$A121]/[.S$1]" office:value-type="float" office:value="251.428571428571">
            <text:p>251.43</text:p>
          </table:table-cell>
          <table:table-cell table:formula="oooc:=[.$A121]+[.$A121]/[.T$1]" office:value-type="float" office:value="247.5">
            <text:p>247.5</text:p>
          </table:table-cell>
          <table:table-cell table:formula="oooc:=[.$A121]+[.$A121]/[.U$1]" office:value-type="float" office:value="244.444444444444">
            <text:p>244.44</text:p>
          </table:table-cell>
          <table:table-cell table:formula="oooc:=[.$A121]+[.$A121]/[.V$1]" office:value-type="float" office:value="242">
            <text:p>242</text:p>
          </table:table-cell>
          <table:table-cell table:formula="oooc:=[.$A121]+[.$A121]/[.W$1]" office:value-type="float" office:value="240">
            <text:p>24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ooc:=[.B$1]*100+[.$A122]" office:value-type="float" office:value="321">
            <text:p>321</text:p>
          </table:table-cell>
          <table:table-cell table:formula="oooc:=[.C$1]*100+[.$A122]" office:value-type="float" office:value="421">
            <text:p>421</text:p>
          </table:table-cell>
          <table:table-cell table:formula="oooc:=[.D$1]*100+[.$A122]" office:value-type="float" office:value="521">
            <text:p>521</text:p>
          </table:table-cell>
          <table:table-cell table:formula="oooc:=[.E$1]*100+[.$A122]" office:value-type="float" office:value="621">
            <text:p>621</text:p>
          </table:table-cell>
          <table:table-cell table:formula="oooc:=[.F$1]*100+[.$A122]" office:value-type="float" office:value="721">
            <text:p>721</text:p>
          </table:table-cell>
          <table:table-cell table:formula="oooc:=[.G$1]*100+[.$A122]" office:value-type="float" office:value="821">
            <text:p>821</text:p>
          </table:table-cell>
          <table:table-cell table:formula="oooc:=[.H$1]*100+[.$A122]" office:value-type="float" office:value="921">
            <text:p>921</text:p>
          </table:table-cell>
          <table:table-cell table:formula="oooc:=[.I$1]*100+[.$A122]" office:value-type="float" office:value="1021">
            <text:p>1021</text:p>
          </table:table-cell>
          <table:table-cell table:formula="oooc:=[.J$1]*100+[.$A122]" office:value-type="float" office:value="1121">
            <text:p>1121</text:p>
          </table:table-cell>
          <table:table-cell table:formula="oooc:=[.K$1]*100+[.$A122]" office:value-type="float" office:value="1221">
            <text:p>1221</text:p>
          </table:table-cell>
          <table:table-cell table:formula="oooc:=[.L$1]*100+[.$A122]" office:value-type="float" office:value="1321">
            <text:p>1321</text:p>
          </table:table-cell>
          <table:table-cell table:formula="oooc:=[.$A122]+[.$A122]/[.M$1]" office:value-type="float" office:value="442">
            <text:p>442</text:p>
          </table:table-cell>
          <table:table-cell table:formula="oooc:=[.$A122]+[.$A122]/[.N$1]" office:value-type="float" office:value="331.5">
            <text:p>331.5</text:p>
          </table:table-cell>
          <table:table-cell table:formula="oooc:=[.$A122]+[.$A122]/[.O$1]" office:value-type="float" office:value="294.666666666667">
            <text:p>294.67</text:p>
          </table:table-cell>
          <table:table-cell table:formula="oooc:=[.$A122]+[.$A122]/[.P$1]" office:value-type="float" office:value="276.25">
            <text:p>276.25</text:p>
          </table:table-cell>
          <table:table-cell table:formula="oooc:=[.$A122]+[.$A122]/[.Q$1]" office:value-type="float" office:value="265.2">
            <text:p>265.2</text:p>
          </table:table-cell>
          <table:table-cell table:formula="oooc:=[.$A122]+[.$A122]/[.R$1]" office:value-type="float" office:value="257.833333333333">
            <text:p>257.83</text:p>
          </table:table-cell>
          <table:table-cell table:formula="oooc:=[.$A122]+[.$A122]/[.S$1]" office:value-type="float" office:value="252.571428571429">
            <text:p>252.57</text:p>
          </table:table-cell>
          <table:table-cell table:formula="oooc:=[.$A122]+[.$A122]/[.T$1]" office:value-type="float" office:value="248.625">
            <text:p>248.63</text:p>
          </table:table-cell>
          <table:table-cell table:formula="oooc:=[.$A122]+[.$A122]/[.U$1]" office:value-type="float" office:value="245.555555555556">
            <text:p>245.56</text:p>
          </table:table-cell>
          <table:table-cell table:formula="oooc:=[.$A122]+[.$A122]/[.V$1]" office:value-type="float" office:value="243.1">
            <text:p>243.1</text:p>
          </table:table-cell>
          <table:table-cell table:formula="oooc:=[.$A122]+[.$A122]/[.W$1]" office:value-type="float" office:value="241.090909090909">
            <text:p>241.0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ooc:=[.B$1]*100+[.$A123]" office:value-type="float" office:value="322">
            <text:p>322</text:p>
          </table:table-cell>
          <table:table-cell table:formula="oooc:=[.C$1]*100+[.$A123]" office:value-type="float" office:value="422">
            <text:p>422</text:p>
          </table:table-cell>
          <table:table-cell table:formula="oooc:=[.D$1]*100+[.$A123]" office:value-type="float" office:value="522">
            <text:p>522</text:p>
          </table:table-cell>
          <table:table-cell table:formula="oooc:=[.E$1]*100+[.$A123]" office:value-type="float" office:value="622">
            <text:p>622</text:p>
          </table:table-cell>
          <table:table-cell table:formula="oooc:=[.F$1]*100+[.$A123]" office:value-type="float" office:value="722">
            <text:p>722</text:p>
          </table:table-cell>
          <table:table-cell table:formula="oooc:=[.G$1]*100+[.$A123]" office:value-type="float" office:value="822">
            <text:p>822</text:p>
          </table:table-cell>
          <table:table-cell table:formula="oooc:=[.H$1]*100+[.$A123]" office:value-type="float" office:value="922">
            <text:p>922</text:p>
          </table:table-cell>
          <table:table-cell table:formula="oooc:=[.I$1]*100+[.$A123]" office:value-type="float" office:value="1022">
            <text:p>1022</text:p>
          </table:table-cell>
          <table:table-cell table:formula="oooc:=[.J$1]*100+[.$A123]" office:value-type="float" office:value="1122">
            <text:p>1122</text:p>
          </table:table-cell>
          <table:table-cell table:formula="oooc:=[.K$1]*100+[.$A123]" office:value-type="float" office:value="1222">
            <text:p>1222</text:p>
          </table:table-cell>
          <table:table-cell table:formula="oooc:=[.L$1]*100+[.$A123]" office:value-type="float" office:value="1322">
            <text:p>1322</text:p>
          </table:table-cell>
          <table:table-cell table:formula="oooc:=[.$A123]+[.$A123]/[.M$1]" office:value-type="float" office:value="444">
            <text:p>444</text:p>
          </table:table-cell>
          <table:table-cell table:formula="oooc:=[.$A123]+[.$A123]/[.N$1]" office:value-type="float" office:value="333">
            <text:p>333</text:p>
          </table:table-cell>
          <table:table-cell table:formula="oooc:=[.$A123]+[.$A123]/[.O$1]" office:value-type="float" office:value="296">
            <text:p>296</text:p>
          </table:table-cell>
          <table:table-cell table:formula="oooc:=[.$A123]+[.$A123]/[.P$1]" office:value-type="float" office:value="277.5">
            <text:p>277.5</text:p>
          </table:table-cell>
          <table:table-cell table:formula="oooc:=[.$A123]+[.$A123]/[.Q$1]" office:value-type="float" office:value="266.4">
            <text:p>266.4</text:p>
          </table:table-cell>
          <table:table-cell table:formula="oooc:=[.$A123]+[.$A123]/[.R$1]" office:value-type="float" office:value="259">
            <text:p>259</text:p>
          </table:table-cell>
          <table:table-cell table:formula="oooc:=[.$A123]+[.$A123]/[.S$1]" office:value-type="float" office:value="253.714285714286">
            <text:p>253.71</text:p>
          </table:table-cell>
          <table:table-cell table:formula="oooc:=[.$A123]+[.$A123]/[.T$1]" office:value-type="float" office:value="249.75">
            <text:p>249.75</text:p>
          </table:table-cell>
          <table:table-cell table:formula="oooc:=[.$A123]+[.$A123]/[.U$1]" office:value-type="float" office:value="246.666666666667">
            <text:p>246.67</text:p>
          </table:table-cell>
          <table:table-cell table:formula="oooc:=[.$A123]+[.$A123]/[.V$1]" office:value-type="float" office:value="244.2">
            <text:p>244.2</text:p>
          </table:table-cell>
          <table:table-cell table:formula="oooc:=[.$A123]+[.$A123]/[.W$1]" office:value-type="float" office:value="242.181818181818">
            <text:p>242.1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ooc:=[.B$1]*100+[.$A124]" office:value-type="float" office:value="323">
            <text:p>323</text:p>
          </table:table-cell>
          <table:table-cell table:formula="oooc:=[.C$1]*100+[.$A124]" office:value-type="float" office:value="423">
            <text:p>423</text:p>
          </table:table-cell>
          <table:table-cell table:formula="oooc:=[.D$1]*100+[.$A124]" office:value-type="float" office:value="523">
            <text:p>523</text:p>
          </table:table-cell>
          <table:table-cell table:formula="oooc:=[.E$1]*100+[.$A124]" office:value-type="float" office:value="623">
            <text:p>623</text:p>
          </table:table-cell>
          <table:table-cell table:formula="oooc:=[.F$1]*100+[.$A124]" office:value-type="float" office:value="723">
            <text:p>723</text:p>
          </table:table-cell>
          <table:table-cell table:formula="oooc:=[.G$1]*100+[.$A124]" office:value-type="float" office:value="823">
            <text:p>823</text:p>
          </table:table-cell>
          <table:table-cell table:formula="oooc:=[.H$1]*100+[.$A124]" office:value-type="float" office:value="923">
            <text:p>923</text:p>
          </table:table-cell>
          <table:table-cell table:formula="oooc:=[.I$1]*100+[.$A124]" office:value-type="float" office:value="1023">
            <text:p>1023</text:p>
          </table:table-cell>
          <table:table-cell table:formula="oooc:=[.J$1]*100+[.$A124]" office:value-type="float" office:value="1123">
            <text:p>1123</text:p>
          </table:table-cell>
          <table:table-cell table:formula="oooc:=[.K$1]*100+[.$A124]" office:value-type="float" office:value="1223">
            <text:p>1223</text:p>
          </table:table-cell>
          <table:table-cell table:formula="oooc:=[.L$1]*100+[.$A124]" office:value-type="float" office:value="1323">
            <text:p>1323</text:p>
          </table:table-cell>
          <table:table-cell table:formula="oooc:=[.$A124]+[.$A124]/[.M$1]" office:value-type="float" office:value="446">
            <text:p>446</text:p>
          </table:table-cell>
          <table:table-cell table:formula="oooc:=[.$A124]+[.$A124]/[.N$1]" office:value-type="float" office:value="334.5">
            <text:p>334.5</text:p>
          </table:table-cell>
          <table:table-cell table:formula="oooc:=[.$A124]+[.$A124]/[.O$1]" office:value-type="float" office:value="297.333333333333">
            <text:p>297.33</text:p>
          </table:table-cell>
          <table:table-cell table:formula="oooc:=[.$A124]+[.$A124]/[.P$1]" office:value-type="float" office:value="278.75">
            <text:p>278.75</text:p>
          </table:table-cell>
          <table:table-cell table:formula="oooc:=[.$A124]+[.$A124]/[.Q$1]" office:value-type="float" office:value="267.6">
            <text:p>267.6</text:p>
          </table:table-cell>
          <table:table-cell table:formula="oooc:=[.$A124]+[.$A124]/[.R$1]" office:value-type="float" office:value="260.166666666667">
            <text:p>260.17</text:p>
          </table:table-cell>
          <table:table-cell table:formula="oooc:=[.$A124]+[.$A124]/[.S$1]" office:value-type="float" office:value="254.857142857143">
            <text:p>254.86</text:p>
          </table:table-cell>
          <table:table-cell table:formula="oooc:=[.$A124]+[.$A124]/[.T$1]" office:value-type="float" office:value="250.875">
            <text:p>250.88</text:p>
          </table:table-cell>
          <table:table-cell table:formula="oooc:=[.$A124]+[.$A124]/[.U$1]" office:value-type="float" office:value="247.777777777778">
            <text:p>247.78</text:p>
          </table:table-cell>
          <table:table-cell table:formula="oooc:=[.$A124]+[.$A124]/[.V$1]" office:value-type="float" office:value="245.3">
            <text:p>245.3</text:p>
          </table:table-cell>
          <table:table-cell table:formula="oooc:=[.$A124]+[.$A124]/[.W$1]" office:value-type="float" office:value="243.272727272727">
            <text:p>243.2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ooc:=[.B$1]*100+[.$A125]" office:value-type="float" office:value="324">
            <text:p>324</text:p>
          </table:table-cell>
          <table:table-cell table:formula="oooc:=[.C$1]*100+[.$A125]" office:value-type="float" office:value="424">
            <text:p>424</text:p>
          </table:table-cell>
          <table:table-cell table:formula="oooc:=[.D$1]*100+[.$A125]" office:value-type="float" office:value="524">
            <text:p>524</text:p>
          </table:table-cell>
          <table:table-cell table:formula="oooc:=[.E$1]*100+[.$A125]" office:value-type="float" office:value="624">
            <text:p>624</text:p>
          </table:table-cell>
          <table:table-cell table:formula="oooc:=[.F$1]*100+[.$A125]" office:value-type="float" office:value="724">
            <text:p>724</text:p>
          </table:table-cell>
          <table:table-cell table:formula="oooc:=[.G$1]*100+[.$A125]" office:value-type="float" office:value="824">
            <text:p>824</text:p>
          </table:table-cell>
          <table:table-cell table:formula="oooc:=[.H$1]*100+[.$A125]" office:value-type="float" office:value="924">
            <text:p>924</text:p>
          </table:table-cell>
          <table:table-cell table:formula="oooc:=[.I$1]*100+[.$A125]" office:value-type="float" office:value="1024">
            <text:p>1024</text:p>
          </table:table-cell>
          <table:table-cell table:formula="oooc:=[.J$1]*100+[.$A125]" office:value-type="float" office:value="1124">
            <text:p>1124</text:p>
          </table:table-cell>
          <table:table-cell table:formula="oooc:=[.K$1]*100+[.$A125]" office:value-type="float" office:value="1224">
            <text:p>1224</text:p>
          </table:table-cell>
          <table:table-cell table:formula="oooc:=[.L$1]*100+[.$A125]" office:value-type="float" office:value="1324">
            <text:p>1324</text:p>
          </table:table-cell>
          <table:table-cell table:formula="oooc:=[.$A125]+[.$A125]/[.M$1]" office:value-type="float" office:value="448">
            <text:p>448</text:p>
          </table:table-cell>
          <table:table-cell table:formula="oooc:=[.$A125]+[.$A125]/[.N$1]" office:value-type="float" office:value="336">
            <text:p>336</text:p>
          </table:table-cell>
          <table:table-cell table:formula="oooc:=[.$A125]+[.$A125]/[.O$1]" office:value-type="float" office:value="298.666666666667">
            <text:p>298.67</text:p>
          </table:table-cell>
          <table:table-cell table:formula="oooc:=[.$A125]+[.$A125]/[.P$1]" office:value-type="float" office:value="280">
            <text:p>280</text:p>
          </table:table-cell>
          <table:table-cell table:formula="oooc:=[.$A125]+[.$A125]/[.Q$1]" office:value-type="float" office:value="268.8">
            <text:p>268.8</text:p>
          </table:table-cell>
          <table:table-cell table:formula="oooc:=[.$A125]+[.$A125]/[.R$1]" office:value-type="float" office:value="261.333333333333">
            <text:p>261.33</text:p>
          </table:table-cell>
          <table:table-cell table:formula="oooc:=[.$A125]+[.$A125]/[.S$1]" office:value-type="float" office:value="256">
            <text:p>256</text:p>
          </table:table-cell>
          <table:table-cell table:formula="oooc:=[.$A125]+[.$A125]/[.T$1]" office:value-type="float" office:value="252">
            <text:p>252</text:p>
          </table:table-cell>
          <table:table-cell table:formula="oooc:=[.$A125]+[.$A125]/[.U$1]" office:value-type="float" office:value="248.888888888889">
            <text:p>248.89</text:p>
          </table:table-cell>
          <table:table-cell table:formula="oooc:=[.$A125]+[.$A125]/[.V$1]" office:value-type="float" office:value="246.4">
            <text:p>246.4</text:p>
          </table:table-cell>
          <table:table-cell table:formula="oooc:=[.$A125]+[.$A125]/[.W$1]" office:value-type="float" office:value="244.363636363636">
            <text:p>244.3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ooc:=[.B$1]*100+[.$A126]" office:value-type="float" office:value="325">
            <text:p>325</text:p>
          </table:table-cell>
          <table:table-cell table:formula="oooc:=[.C$1]*100+[.$A126]" office:value-type="float" office:value="425">
            <text:p>425</text:p>
          </table:table-cell>
          <table:table-cell table:formula="oooc:=[.D$1]*100+[.$A126]" office:value-type="float" office:value="525">
            <text:p>525</text:p>
          </table:table-cell>
          <table:table-cell table:formula="oooc:=[.E$1]*100+[.$A126]" office:value-type="float" office:value="625">
            <text:p>625</text:p>
          </table:table-cell>
          <table:table-cell table:formula="oooc:=[.F$1]*100+[.$A126]" office:value-type="float" office:value="725">
            <text:p>725</text:p>
          </table:table-cell>
          <table:table-cell table:formula="oooc:=[.G$1]*100+[.$A126]" office:value-type="float" office:value="825">
            <text:p>825</text:p>
          </table:table-cell>
          <table:table-cell table:formula="oooc:=[.H$1]*100+[.$A126]" office:value-type="float" office:value="925">
            <text:p>925</text:p>
          </table:table-cell>
          <table:table-cell table:formula="oooc:=[.I$1]*100+[.$A126]" office:value-type="float" office:value="1025">
            <text:p>1025</text:p>
          </table:table-cell>
          <table:table-cell table:formula="oooc:=[.J$1]*100+[.$A126]" office:value-type="float" office:value="1125">
            <text:p>1125</text:p>
          </table:table-cell>
          <table:table-cell table:formula="oooc:=[.K$1]*100+[.$A126]" office:value-type="float" office:value="1225">
            <text:p>1225</text:p>
          </table:table-cell>
          <table:table-cell table:formula="oooc:=[.L$1]*100+[.$A126]" office:value-type="float" office:value="1325">
            <text:p>1325</text:p>
          </table:table-cell>
          <table:table-cell table:formula="oooc:=[.$A126]+[.$A126]/[.M$1]" office:value-type="float" office:value="450">
            <text:p>450</text:p>
          </table:table-cell>
          <table:table-cell table:formula="oooc:=[.$A126]+[.$A126]/[.N$1]" office:value-type="float" office:value="337.5">
            <text:p>337.5</text:p>
          </table:table-cell>
          <table:table-cell table:formula="oooc:=[.$A126]+[.$A126]/[.O$1]" office:value-type="float" office:value="300">
            <text:p>300</text:p>
          </table:table-cell>
          <table:table-cell table:formula="oooc:=[.$A126]+[.$A126]/[.P$1]" office:value-type="float" office:value="281.25">
            <text:p>281.25</text:p>
          </table:table-cell>
          <table:table-cell table:formula="oooc:=[.$A126]+[.$A126]/[.Q$1]" office:value-type="float" office:value="270">
            <text:p>270</text:p>
          </table:table-cell>
          <table:table-cell table:formula="oooc:=[.$A126]+[.$A126]/[.R$1]" office:value-type="float" office:value="262.5">
            <text:p>262.5</text:p>
          </table:table-cell>
          <table:table-cell table:formula="oooc:=[.$A126]+[.$A126]/[.S$1]" office:value-type="float" office:value="257.142857142857">
            <text:p>257.14</text:p>
          </table:table-cell>
          <table:table-cell table:formula="oooc:=[.$A126]+[.$A126]/[.T$1]" office:value-type="float" office:value="253.125">
            <text:p>253.13</text:p>
          </table:table-cell>
          <table:table-cell table:formula="oooc:=[.$A126]+[.$A126]/[.U$1]" office:value-type="float" office:value="250">
            <text:p>250</text:p>
          </table:table-cell>
          <table:table-cell table:formula="oooc:=[.$A126]+[.$A126]/[.V$1]" office:value-type="float" office:value="247.5">
            <text:p>247.5</text:p>
          </table:table-cell>
          <table:table-cell table:formula="oooc:=[.$A126]+[.$A126]/[.W$1]" office:value-type="float" office:value="245.454545454545">
            <text:p>245.4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ooc:=[.B$1]*100+[.$A127]" office:value-type="float" office:value="326">
            <text:p>326</text:p>
          </table:table-cell>
          <table:table-cell table:formula="oooc:=[.C$1]*100+[.$A127]" office:value-type="float" office:value="426">
            <text:p>426</text:p>
          </table:table-cell>
          <table:table-cell table:formula="oooc:=[.D$1]*100+[.$A127]" office:value-type="float" office:value="526">
            <text:p>526</text:p>
          </table:table-cell>
          <table:table-cell table:formula="oooc:=[.E$1]*100+[.$A127]" office:value-type="float" office:value="626">
            <text:p>626</text:p>
          </table:table-cell>
          <table:table-cell table:formula="oooc:=[.F$1]*100+[.$A127]" office:value-type="float" office:value="726">
            <text:p>726</text:p>
          </table:table-cell>
          <table:table-cell table:formula="oooc:=[.G$1]*100+[.$A127]" office:value-type="float" office:value="826">
            <text:p>826</text:p>
          </table:table-cell>
          <table:table-cell table:formula="oooc:=[.H$1]*100+[.$A127]" office:value-type="float" office:value="926">
            <text:p>926</text:p>
          </table:table-cell>
          <table:table-cell table:formula="oooc:=[.I$1]*100+[.$A127]" office:value-type="float" office:value="1026">
            <text:p>1026</text:p>
          </table:table-cell>
          <table:table-cell table:formula="oooc:=[.J$1]*100+[.$A127]" office:value-type="float" office:value="1126">
            <text:p>1126</text:p>
          </table:table-cell>
          <table:table-cell table:formula="oooc:=[.K$1]*100+[.$A127]" office:value-type="float" office:value="1226">
            <text:p>1226</text:p>
          </table:table-cell>
          <table:table-cell table:formula="oooc:=[.L$1]*100+[.$A127]" office:value-type="float" office:value="1326">
            <text:p>1326</text:p>
          </table:table-cell>
          <table:table-cell table:formula="oooc:=[.$A127]+[.$A127]/[.M$1]" office:value-type="float" office:value="452">
            <text:p>452</text:p>
          </table:table-cell>
          <table:table-cell table:formula="oooc:=[.$A127]+[.$A127]/[.N$1]" office:value-type="float" office:value="339">
            <text:p>339</text:p>
          </table:table-cell>
          <table:table-cell table:formula="oooc:=[.$A127]+[.$A127]/[.O$1]" office:value-type="float" office:value="301.333333333333">
            <text:p>301.33</text:p>
          </table:table-cell>
          <table:table-cell table:formula="oooc:=[.$A127]+[.$A127]/[.P$1]" office:value-type="float" office:value="282.5">
            <text:p>282.5</text:p>
          </table:table-cell>
          <table:table-cell table:formula="oooc:=[.$A127]+[.$A127]/[.Q$1]" office:value-type="float" office:value="271.2">
            <text:p>271.2</text:p>
          </table:table-cell>
          <table:table-cell table:formula="oooc:=[.$A127]+[.$A127]/[.R$1]" office:value-type="float" office:value="263.666666666667">
            <text:p>263.67</text:p>
          </table:table-cell>
          <table:table-cell table:formula="oooc:=[.$A127]+[.$A127]/[.S$1]" office:value-type="float" office:value="258.285714285714">
            <text:p>258.29</text:p>
          </table:table-cell>
          <table:table-cell table:formula="oooc:=[.$A127]+[.$A127]/[.T$1]" office:value-type="float" office:value="254.25">
            <text:p>254.25</text:p>
          </table:table-cell>
          <table:table-cell table:formula="oooc:=[.$A127]+[.$A127]/[.U$1]" office:value-type="float" office:value="251.111111111111">
            <text:p>251.11</text:p>
          </table:table-cell>
          <table:table-cell table:formula="oooc:=[.$A127]+[.$A127]/[.V$1]" office:value-type="float" office:value="248.6">
            <text:p>248.6</text:p>
          </table:table-cell>
          <table:table-cell table:formula="oooc:=[.$A127]+[.$A127]/[.W$1]" office:value-type="float" office:value="246.545454545455">
            <text:p>246.5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ooc:=[.B$1]*100+[.$A128]" office:value-type="float" office:value="327">
            <text:p>327</text:p>
          </table:table-cell>
          <table:table-cell table:formula="oooc:=[.C$1]*100+[.$A128]" office:value-type="float" office:value="427">
            <text:p>427</text:p>
          </table:table-cell>
          <table:table-cell table:formula="oooc:=[.D$1]*100+[.$A128]" office:value-type="float" office:value="527">
            <text:p>527</text:p>
          </table:table-cell>
          <table:table-cell table:formula="oooc:=[.E$1]*100+[.$A128]" office:value-type="float" office:value="627">
            <text:p>627</text:p>
          </table:table-cell>
          <table:table-cell table:formula="oooc:=[.F$1]*100+[.$A128]" office:value-type="float" office:value="727">
            <text:p>727</text:p>
          </table:table-cell>
          <table:table-cell table:formula="oooc:=[.G$1]*100+[.$A128]" office:value-type="float" office:value="827">
            <text:p>827</text:p>
          </table:table-cell>
          <table:table-cell table:formula="oooc:=[.H$1]*100+[.$A128]" office:value-type="float" office:value="927">
            <text:p>927</text:p>
          </table:table-cell>
          <table:table-cell table:formula="oooc:=[.I$1]*100+[.$A128]" office:value-type="float" office:value="1027">
            <text:p>1027</text:p>
          </table:table-cell>
          <table:table-cell table:formula="oooc:=[.J$1]*100+[.$A128]" office:value-type="float" office:value="1127">
            <text:p>1127</text:p>
          </table:table-cell>
          <table:table-cell table:formula="oooc:=[.K$1]*100+[.$A128]" office:value-type="float" office:value="1227">
            <text:p>1227</text:p>
          </table:table-cell>
          <table:table-cell table:formula="oooc:=[.L$1]*100+[.$A128]" office:value-type="float" office:value="1327">
            <text:p>1327</text:p>
          </table:table-cell>
          <table:table-cell table:formula="oooc:=[.$A128]+[.$A128]/[.M$1]" office:value-type="float" office:value="454">
            <text:p>454</text:p>
          </table:table-cell>
          <table:table-cell table:formula="oooc:=[.$A128]+[.$A128]/[.N$1]" office:value-type="float" office:value="340.5">
            <text:p>340.5</text:p>
          </table:table-cell>
          <table:table-cell table:formula="oooc:=[.$A128]+[.$A128]/[.O$1]" office:value-type="float" office:value="302.666666666667">
            <text:p>302.67</text:p>
          </table:table-cell>
          <table:table-cell table:formula="oooc:=[.$A128]+[.$A128]/[.P$1]" office:value-type="float" office:value="283.75">
            <text:p>283.75</text:p>
          </table:table-cell>
          <table:table-cell table:formula="oooc:=[.$A128]+[.$A128]/[.Q$1]" office:value-type="float" office:value="272.4">
            <text:p>272.4</text:p>
          </table:table-cell>
          <table:table-cell table:formula="oooc:=[.$A128]+[.$A128]/[.R$1]" office:value-type="float" office:value="264.833333333333">
            <text:p>264.83</text:p>
          </table:table-cell>
          <table:table-cell table:formula="oooc:=[.$A128]+[.$A128]/[.S$1]" office:value-type="float" office:value="259.428571428571">
            <text:p>259.43</text:p>
          </table:table-cell>
          <table:table-cell table:formula="oooc:=[.$A128]+[.$A128]/[.T$1]" office:value-type="float" office:value="255.375">
            <text:p>255.38</text:p>
          </table:table-cell>
          <table:table-cell table:formula="oooc:=[.$A128]+[.$A128]/[.U$1]" office:value-type="float" office:value="252.222222222222">
            <text:p>252.22</text:p>
          </table:table-cell>
          <table:table-cell table:formula="oooc:=[.$A128]+[.$A128]/[.V$1]" office:value-type="float" office:value="249.7">
            <text:p>249.7</text:p>
          </table:table-cell>
          <table:table-cell table:formula="oooc:=[.$A128]+[.$A128]/[.W$1]" office:value-type="float" office:value="247.636363636364">
            <text:p>247.6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ooc:=[.B$1]*100+[.$A129]" office:value-type="float" office:value="328">
            <text:p>328</text:p>
          </table:table-cell>
          <table:table-cell table:formula="oooc:=[.C$1]*100+[.$A129]" office:value-type="float" office:value="428">
            <text:p>428</text:p>
          </table:table-cell>
          <table:table-cell table:formula="oooc:=[.D$1]*100+[.$A129]" office:value-type="float" office:value="528">
            <text:p>528</text:p>
          </table:table-cell>
          <table:table-cell table:formula="oooc:=[.E$1]*100+[.$A129]" office:value-type="float" office:value="628">
            <text:p>628</text:p>
          </table:table-cell>
          <table:table-cell table:formula="oooc:=[.F$1]*100+[.$A129]" office:value-type="float" office:value="728">
            <text:p>728</text:p>
          </table:table-cell>
          <table:table-cell table:formula="oooc:=[.G$1]*100+[.$A129]" office:value-type="float" office:value="828">
            <text:p>828</text:p>
          </table:table-cell>
          <table:table-cell table:formula="oooc:=[.H$1]*100+[.$A129]" office:value-type="float" office:value="928">
            <text:p>928</text:p>
          </table:table-cell>
          <table:table-cell table:formula="oooc:=[.I$1]*100+[.$A129]" office:value-type="float" office:value="1028">
            <text:p>1028</text:p>
          </table:table-cell>
          <table:table-cell table:formula="oooc:=[.J$1]*100+[.$A129]" office:value-type="float" office:value="1128">
            <text:p>1128</text:p>
          </table:table-cell>
          <table:table-cell table:formula="oooc:=[.K$1]*100+[.$A129]" office:value-type="float" office:value="1228">
            <text:p>1228</text:p>
          </table:table-cell>
          <table:table-cell table:formula="oooc:=[.L$1]*100+[.$A129]" office:value-type="float" office:value="1328">
            <text:p>1328</text:p>
          </table:table-cell>
          <table:table-cell table:formula="oooc:=[.$A129]+[.$A129]/[.M$1]" office:value-type="float" office:value="456">
            <text:p>456</text:p>
          </table:table-cell>
          <table:table-cell table:formula="oooc:=[.$A129]+[.$A129]/[.N$1]" office:value-type="float" office:value="342">
            <text:p>342</text:p>
          </table:table-cell>
          <table:table-cell table:formula="oooc:=[.$A129]+[.$A129]/[.O$1]" office:value-type="float" office:value="304">
            <text:p>304</text:p>
          </table:table-cell>
          <table:table-cell table:formula="oooc:=[.$A129]+[.$A129]/[.P$1]" office:value-type="float" office:value="285">
            <text:p>285</text:p>
          </table:table-cell>
          <table:table-cell table:formula="oooc:=[.$A129]+[.$A129]/[.Q$1]" office:value-type="float" office:value="273.6">
            <text:p>273.6</text:p>
          </table:table-cell>
          <table:table-cell table:formula="oooc:=[.$A129]+[.$A129]/[.R$1]" office:value-type="float" office:value="266">
            <text:p>266</text:p>
          </table:table-cell>
          <table:table-cell table:formula="oooc:=[.$A129]+[.$A129]/[.S$1]" office:value-type="float" office:value="260.571428571429">
            <text:p>260.57</text:p>
          </table:table-cell>
          <table:table-cell table:formula="oooc:=[.$A129]+[.$A129]/[.T$1]" office:value-type="float" office:value="256.5">
            <text:p>256.5</text:p>
          </table:table-cell>
          <table:table-cell table:formula="oooc:=[.$A129]+[.$A129]/[.U$1]" office:value-type="float" office:value="253.333333333333">
            <text:p>253.33</text:p>
          </table:table-cell>
          <table:table-cell table:formula="oooc:=[.$A129]+[.$A129]/[.V$1]" office:value-type="float" office:value="250.8">
            <text:p>250.8</text:p>
          </table:table-cell>
          <table:table-cell table:formula="oooc:=[.$A129]+[.$A129]/[.W$1]" office:value-type="float" office:value="248.727272727273">
            <text:p>248.7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ooc:=[.B$1]*100+[.$A130]" office:value-type="float" office:value="329">
            <text:p>329</text:p>
          </table:table-cell>
          <table:table-cell table:formula="oooc:=[.C$1]*100+[.$A130]" office:value-type="float" office:value="429">
            <text:p>429</text:p>
          </table:table-cell>
          <table:table-cell table:formula="oooc:=[.D$1]*100+[.$A130]" office:value-type="float" office:value="529">
            <text:p>529</text:p>
          </table:table-cell>
          <table:table-cell table:formula="oooc:=[.E$1]*100+[.$A130]" office:value-type="float" office:value="629">
            <text:p>629</text:p>
          </table:table-cell>
          <table:table-cell table:formula="oooc:=[.F$1]*100+[.$A130]" office:value-type="float" office:value="729">
            <text:p>729</text:p>
          </table:table-cell>
          <table:table-cell table:formula="oooc:=[.G$1]*100+[.$A130]" office:value-type="float" office:value="829">
            <text:p>829</text:p>
          </table:table-cell>
          <table:table-cell table:formula="oooc:=[.H$1]*100+[.$A130]" office:value-type="float" office:value="929">
            <text:p>929</text:p>
          </table:table-cell>
          <table:table-cell table:formula="oooc:=[.I$1]*100+[.$A130]" office:value-type="float" office:value="1029">
            <text:p>1029</text:p>
          </table:table-cell>
          <table:table-cell table:formula="oooc:=[.J$1]*100+[.$A130]" office:value-type="float" office:value="1129">
            <text:p>1129</text:p>
          </table:table-cell>
          <table:table-cell table:formula="oooc:=[.K$1]*100+[.$A130]" office:value-type="float" office:value="1229">
            <text:p>1229</text:p>
          </table:table-cell>
          <table:table-cell table:formula="oooc:=[.L$1]*100+[.$A130]" office:value-type="float" office:value="1329">
            <text:p>1329</text:p>
          </table:table-cell>
          <table:table-cell table:formula="oooc:=[.$A130]+[.$A130]/[.M$1]" office:value-type="float" office:value="458">
            <text:p>458</text:p>
          </table:table-cell>
          <table:table-cell table:formula="oooc:=[.$A130]+[.$A130]/[.N$1]" office:value-type="float" office:value="343.5">
            <text:p>343.5</text:p>
          </table:table-cell>
          <table:table-cell table:formula="oooc:=[.$A130]+[.$A130]/[.O$1]" office:value-type="float" office:value="305.333333333333">
            <text:p>305.33</text:p>
          </table:table-cell>
          <table:table-cell table:formula="oooc:=[.$A130]+[.$A130]/[.P$1]" office:value-type="float" office:value="286.25">
            <text:p>286.25</text:p>
          </table:table-cell>
          <table:table-cell table:formula="oooc:=[.$A130]+[.$A130]/[.Q$1]" office:value-type="float" office:value="274.8">
            <text:p>274.8</text:p>
          </table:table-cell>
          <table:table-cell table:formula="oooc:=[.$A130]+[.$A130]/[.R$1]" office:value-type="float" office:value="267.166666666667">
            <text:p>267.17</text:p>
          </table:table-cell>
          <table:table-cell table:formula="oooc:=[.$A130]+[.$A130]/[.S$1]" office:value-type="float" office:value="261.714285714286">
            <text:p>261.71</text:p>
          </table:table-cell>
          <table:table-cell table:formula="oooc:=[.$A130]+[.$A130]/[.T$1]" office:value-type="float" office:value="257.625">
            <text:p>257.63</text:p>
          </table:table-cell>
          <table:table-cell table:formula="oooc:=[.$A130]+[.$A130]/[.U$1]" office:value-type="float" office:value="254.444444444444">
            <text:p>254.44</text:p>
          </table:table-cell>
          <table:table-cell table:formula="oooc:=[.$A130]+[.$A130]/[.V$1]" office:value-type="float" office:value="251.9">
            <text:p>251.9</text:p>
          </table:table-cell>
          <table:table-cell table:formula="oooc:=[.$A130]+[.$A130]/[.W$1]" office:value-type="float" office:value="249.818181818182">
            <text:p>249.8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ooc:=[.B$1]*100+[.$A131]" office:value-type="float" office:value="330">
            <text:p>330</text:p>
          </table:table-cell>
          <table:table-cell table:formula="oooc:=[.C$1]*100+[.$A131]" office:value-type="float" office:value="430">
            <text:p>430</text:p>
          </table:table-cell>
          <table:table-cell table:formula="oooc:=[.D$1]*100+[.$A131]" office:value-type="float" office:value="530">
            <text:p>530</text:p>
          </table:table-cell>
          <table:table-cell table:formula="oooc:=[.E$1]*100+[.$A131]" office:value-type="float" office:value="630">
            <text:p>630</text:p>
          </table:table-cell>
          <table:table-cell table:formula="oooc:=[.F$1]*100+[.$A131]" office:value-type="float" office:value="730">
            <text:p>730</text:p>
          </table:table-cell>
          <table:table-cell table:formula="oooc:=[.G$1]*100+[.$A131]" office:value-type="float" office:value="830">
            <text:p>830</text:p>
          </table:table-cell>
          <table:table-cell table:formula="oooc:=[.H$1]*100+[.$A131]" office:value-type="float" office:value="930">
            <text:p>930</text:p>
          </table:table-cell>
          <table:table-cell table:formula="oooc:=[.I$1]*100+[.$A131]" office:value-type="float" office:value="1030">
            <text:p>1030</text:p>
          </table:table-cell>
          <table:table-cell table:formula="oooc:=[.J$1]*100+[.$A131]" office:value-type="float" office:value="1130">
            <text:p>1130</text:p>
          </table:table-cell>
          <table:table-cell table:formula="oooc:=[.K$1]*100+[.$A131]" office:value-type="float" office:value="1230">
            <text:p>1230</text:p>
          </table:table-cell>
          <table:table-cell table:formula="oooc:=[.L$1]*100+[.$A131]" office:value-type="float" office:value="1330">
            <text:p>1330</text:p>
          </table:table-cell>
          <table:table-cell table:formula="oooc:=[.$A131]+[.$A131]/[.M$1]" office:value-type="float" office:value="460">
            <text:p>460</text:p>
          </table:table-cell>
          <table:table-cell table:formula="oooc:=[.$A131]+[.$A131]/[.N$1]" office:value-type="float" office:value="345">
            <text:p>345</text:p>
          </table:table-cell>
          <table:table-cell table:formula="oooc:=[.$A131]+[.$A131]/[.O$1]" office:value-type="float" office:value="306.666666666667">
            <text:p>306.67</text:p>
          </table:table-cell>
          <table:table-cell table:formula="oooc:=[.$A131]+[.$A131]/[.P$1]" office:value-type="float" office:value="287.5">
            <text:p>287.5</text:p>
          </table:table-cell>
          <table:table-cell table:formula="oooc:=[.$A131]+[.$A131]/[.Q$1]" office:value-type="float" office:value="276">
            <text:p>276</text:p>
          </table:table-cell>
          <table:table-cell table:formula="oooc:=[.$A131]+[.$A131]/[.R$1]" office:value-type="float" office:value="268.333333333333">
            <text:p>268.33</text:p>
          </table:table-cell>
          <table:table-cell table:formula="oooc:=[.$A131]+[.$A131]/[.S$1]" office:value-type="float" office:value="262.857142857143">
            <text:p>262.86</text:p>
          </table:table-cell>
          <table:table-cell table:formula="oooc:=[.$A131]+[.$A131]/[.T$1]" office:value-type="float" office:value="258.75">
            <text:p>258.75</text:p>
          </table:table-cell>
          <table:table-cell table:formula="oooc:=[.$A131]+[.$A131]/[.U$1]" office:value-type="float" office:value="255.555555555556">
            <text:p>255.56</text:p>
          </table:table-cell>
          <table:table-cell table:formula="oooc:=[.$A131]+[.$A131]/[.V$1]" office:value-type="float" office:value="253">
            <text:p>253</text:p>
          </table:table-cell>
          <table:table-cell table:formula="oooc:=[.$A131]+[.$A131]/[.W$1]" office:value-type="float" office:value="250.909090909091">
            <text:p>250.9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ooc:=[.B$1]*100+[.$A132]" office:value-type="float" office:value="331">
            <text:p>331</text:p>
          </table:table-cell>
          <table:table-cell table:formula="oooc:=[.C$1]*100+[.$A132]" office:value-type="float" office:value="431">
            <text:p>431</text:p>
          </table:table-cell>
          <table:table-cell table:formula="oooc:=[.D$1]*100+[.$A132]" office:value-type="float" office:value="531">
            <text:p>531</text:p>
          </table:table-cell>
          <table:table-cell table:formula="oooc:=[.E$1]*100+[.$A132]" office:value-type="float" office:value="631">
            <text:p>631</text:p>
          </table:table-cell>
          <table:table-cell table:formula="oooc:=[.F$1]*100+[.$A132]" office:value-type="float" office:value="731">
            <text:p>731</text:p>
          </table:table-cell>
          <table:table-cell table:formula="oooc:=[.G$1]*100+[.$A132]" office:value-type="float" office:value="831">
            <text:p>831</text:p>
          </table:table-cell>
          <table:table-cell table:formula="oooc:=[.H$1]*100+[.$A132]" office:value-type="float" office:value="931">
            <text:p>931</text:p>
          </table:table-cell>
          <table:table-cell table:formula="oooc:=[.I$1]*100+[.$A132]" office:value-type="float" office:value="1031">
            <text:p>1031</text:p>
          </table:table-cell>
          <table:table-cell table:formula="oooc:=[.J$1]*100+[.$A132]" office:value-type="float" office:value="1131">
            <text:p>1131</text:p>
          </table:table-cell>
          <table:table-cell table:formula="oooc:=[.K$1]*100+[.$A132]" office:value-type="float" office:value="1231">
            <text:p>1231</text:p>
          </table:table-cell>
          <table:table-cell table:formula="oooc:=[.L$1]*100+[.$A132]" office:value-type="float" office:value="1331">
            <text:p>1331</text:p>
          </table:table-cell>
          <table:table-cell table:formula="oooc:=[.$A132]+[.$A132]/[.M$1]" office:value-type="float" office:value="462">
            <text:p>462</text:p>
          </table:table-cell>
          <table:table-cell table:formula="oooc:=[.$A132]+[.$A132]/[.N$1]" office:value-type="float" office:value="346.5">
            <text:p>346.5</text:p>
          </table:table-cell>
          <table:table-cell table:formula="oooc:=[.$A132]+[.$A132]/[.O$1]" office:value-type="float" office:value="308">
            <text:p>308</text:p>
          </table:table-cell>
          <table:table-cell table:formula="oooc:=[.$A132]+[.$A132]/[.P$1]" office:value-type="float" office:value="288.75">
            <text:p>288.75</text:p>
          </table:table-cell>
          <table:table-cell table:formula="oooc:=[.$A132]+[.$A132]/[.Q$1]" office:value-type="float" office:value="277.2">
            <text:p>277.2</text:p>
          </table:table-cell>
          <table:table-cell table:formula="oooc:=[.$A132]+[.$A132]/[.R$1]" office:value-type="float" office:value="269.5">
            <text:p>269.5</text:p>
          </table:table-cell>
          <table:table-cell table:formula="oooc:=[.$A132]+[.$A132]/[.S$1]" office:value-type="float" office:value="264">
            <text:p>264</text:p>
          </table:table-cell>
          <table:table-cell table:formula="oooc:=[.$A132]+[.$A132]/[.T$1]" office:value-type="float" office:value="259.875">
            <text:p>259.88</text:p>
          </table:table-cell>
          <table:table-cell table:formula="oooc:=[.$A132]+[.$A132]/[.U$1]" office:value-type="float" office:value="256.666666666667">
            <text:p>256.67</text:p>
          </table:table-cell>
          <table:table-cell table:formula="oooc:=[.$A132]+[.$A132]/[.V$1]" office:value-type="float" office:value="254.1">
            <text:p>254.1</text:p>
          </table:table-cell>
          <table:table-cell table:formula="oooc:=[.$A132]+[.$A132]/[.W$1]" office:value-type="float" office:value="252">
            <text:p>25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ooc:=[.B$1]*100+[.$A133]" office:value-type="float" office:value="332">
            <text:p>332</text:p>
          </table:table-cell>
          <table:table-cell table:formula="oooc:=[.C$1]*100+[.$A133]" office:value-type="float" office:value="432">
            <text:p>432</text:p>
          </table:table-cell>
          <table:table-cell table:formula="oooc:=[.D$1]*100+[.$A133]" office:value-type="float" office:value="532">
            <text:p>532</text:p>
          </table:table-cell>
          <table:table-cell table:formula="oooc:=[.E$1]*100+[.$A133]" office:value-type="float" office:value="632">
            <text:p>632</text:p>
          </table:table-cell>
          <table:table-cell table:formula="oooc:=[.F$1]*100+[.$A133]" office:value-type="float" office:value="732">
            <text:p>732</text:p>
          </table:table-cell>
          <table:table-cell table:formula="oooc:=[.G$1]*100+[.$A133]" office:value-type="float" office:value="832">
            <text:p>832</text:p>
          </table:table-cell>
          <table:table-cell table:formula="oooc:=[.H$1]*100+[.$A133]" office:value-type="float" office:value="932">
            <text:p>932</text:p>
          </table:table-cell>
          <table:table-cell table:formula="oooc:=[.I$1]*100+[.$A133]" office:value-type="float" office:value="1032">
            <text:p>1032</text:p>
          </table:table-cell>
          <table:table-cell table:formula="oooc:=[.J$1]*100+[.$A133]" office:value-type="float" office:value="1132">
            <text:p>1132</text:p>
          </table:table-cell>
          <table:table-cell table:formula="oooc:=[.K$1]*100+[.$A133]" office:value-type="float" office:value="1232">
            <text:p>1232</text:p>
          </table:table-cell>
          <table:table-cell table:formula="oooc:=[.L$1]*100+[.$A133]" office:value-type="float" office:value="1332">
            <text:p>1332</text:p>
          </table:table-cell>
          <table:table-cell table:formula="oooc:=[.$A133]+[.$A133]/[.M$1]" office:value-type="float" office:value="464">
            <text:p>464</text:p>
          </table:table-cell>
          <table:table-cell table:formula="oooc:=[.$A133]+[.$A133]/[.N$1]" office:value-type="float" office:value="348">
            <text:p>348</text:p>
          </table:table-cell>
          <table:table-cell table:formula="oooc:=[.$A133]+[.$A133]/[.O$1]" office:value-type="float" office:value="309.333333333333">
            <text:p>309.33</text:p>
          </table:table-cell>
          <table:table-cell table:formula="oooc:=[.$A133]+[.$A133]/[.P$1]" office:value-type="float" office:value="290">
            <text:p>290</text:p>
          </table:table-cell>
          <table:table-cell table:formula="oooc:=[.$A133]+[.$A133]/[.Q$1]" office:value-type="float" office:value="278.4">
            <text:p>278.4</text:p>
          </table:table-cell>
          <table:table-cell table:formula="oooc:=[.$A133]+[.$A133]/[.R$1]" office:value-type="float" office:value="270.666666666667">
            <text:p>270.67</text:p>
          </table:table-cell>
          <table:table-cell table:formula="oooc:=[.$A133]+[.$A133]/[.S$1]" office:value-type="float" office:value="265.142857142857">
            <text:p>265.14</text:p>
          </table:table-cell>
          <table:table-cell table:formula="oooc:=[.$A133]+[.$A133]/[.T$1]" office:value-type="float" office:value="261">
            <text:p>261</text:p>
          </table:table-cell>
          <table:table-cell table:formula="oooc:=[.$A133]+[.$A133]/[.U$1]" office:value-type="float" office:value="257.777777777778">
            <text:p>257.78</text:p>
          </table:table-cell>
          <table:table-cell table:formula="oooc:=[.$A133]+[.$A133]/[.V$1]" office:value-type="float" office:value="255.2">
            <text:p>255.2</text:p>
          </table:table-cell>
          <table:table-cell table:formula="oooc:=[.$A133]+[.$A133]/[.W$1]" office:value-type="float" office:value="253.090909090909">
            <text:p>253.0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ooc:=[.B$1]*100+[.$A134]" office:value-type="float" office:value="333">
            <text:p>333</text:p>
          </table:table-cell>
          <table:table-cell table:formula="oooc:=[.C$1]*100+[.$A134]" office:value-type="float" office:value="433">
            <text:p>433</text:p>
          </table:table-cell>
          <table:table-cell table:formula="oooc:=[.D$1]*100+[.$A134]" office:value-type="float" office:value="533">
            <text:p>533</text:p>
          </table:table-cell>
          <table:table-cell table:formula="oooc:=[.E$1]*100+[.$A134]" office:value-type="float" office:value="633">
            <text:p>633</text:p>
          </table:table-cell>
          <table:table-cell table:formula="oooc:=[.F$1]*100+[.$A134]" office:value-type="float" office:value="733">
            <text:p>733</text:p>
          </table:table-cell>
          <table:table-cell table:formula="oooc:=[.G$1]*100+[.$A134]" office:value-type="float" office:value="833">
            <text:p>833</text:p>
          </table:table-cell>
          <table:table-cell table:formula="oooc:=[.H$1]*100+[.$A134]" office:value-type="float" office:value="933">
            <text:p>933</text:p>
          </table:table-cell>
          <table:table-cell table:formula="oooc:=[.I$1]*100+[.$A134]" office:value-type="float" office:value="1033">
            <text:p>1033</text:p>
          </table:table-cell>
          <table:table-cell table:formula="oooc:=[.J$1]*100+[.$A134]" office:value-type="float" office:value="1133">
            <text:p>1133</text:p>
          </table:table-cell>
          <table:table-cell table:formula="oooc:=[.K$1]*100+[.$A134]" office:value-type="float" office:value="1233">
            <text:p>1233</text:p>
          </table:table-cell>
          <table:table-cell table:formula="oooc:=[.L$1]*100+[.$A134]" office:value-type="float" office:value="1333">
            <text:p>1333</text:p>
          </table:table-cell>
          <table:table-cell table:formula="oooc:=[.$A134]+[.$A134]/[.M$1]" office:value-type="float" office:value="466">
            <text:p>466</text:p>
          </table:table-cell>
          <table:table-cell table:formula="oooc:=[.$A134]+[.$A134]/[.N$1]" office:value-type="float" office:value="349.5">
            <text:p>349.5</text:p>
          </table:table-cell>
          <table:table-cell table:formula="oooc:=[.$A134]+[.$A134]/[.O$1]" office:value-type="float" office:value="310.666666666667">
            <text:p>310.67</text:p>
          </table:table-cell>
          <table:table-cell table:formula="oooc:=[.$A134]+[.$A134]/[.P$1]" office:value-type="float" office:value="291.25">
            <text:p>291.25</text:p>
          </table:table-cell>
          <table:table-cell table:formula="oooc:=[.$A134]+[.$A134]/[.Q$1]" office:value-type="float" office:value="279.6">
            <text:p>279.6</text:p>
          </table:table-cell>
          <table:table-cell table:formula="oooc:=[.$A134]+[.$A134]/[.R$1]" office:value-type="float" office:value="271.833333333333">
            <text:p>271.83</text:p>
          </table:table-cell>
          <table:table-cell table:formula="oooc:=[.$A134]+[.$A134]/[.S$1]" office:value-type="float" office:value="266.285714285714">
            <text:p>266.29</text:p>
          </table:table-cell>
          <table:table-cell table:formula="oooc:=[.$A134]+[.$A134]/[.T$1]" office:value-type="float" office:value="262.125">
            <text:p>262.13</text:p>
          </table:table-cell>
          <table:table-cell table:formula="oooc:=[.$A134]+[.$A134]/[.U$1]" office:value-type="float" office:value="258.888888888889">
            <text:p>258.89</text:p>
          </table:table-cell>
          <table:table-cell table:formula="oooc:=[.$A134]+[.$A134]/[.V$1]" office:value-type="float" office:value="256.3">
            <text:p>256.3</text:p>
          </table:table-cell>
          <table:table-cell table:formula="oooc:=[.$A134]+[.$A134]/[.W$1]" office:value-type="float" office:value="254.181818181818">
            <text:p>254.1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ooc:=[.B$1]*100+[.$A135]" office:value-type="float" office:value="334">
            <text:p>334</text:p>
          </table:table-cell>
          <table:table-cell table:formula="oooc:=[.C$1]*100+[.$A135]" office:value-type="float" office:value="434">
            <text:p>434</text:p>
          </table:table-cell>
          <table:table-cell table:formula="oooc:=[.D$1]*100+[.$A135]" office:value-type="float" office:value="534">
            <text:p>534</text:p>
          </table:table-cell>
          <table:table-cell table:formula="oooc:=[.E$1]*100+[.$A135]" office:value-type="float" office:value="634">
            <text:p>634</text:p>
          </table:table-cell>
          <table:table-cell table:formula="oooc:=[.F$1]*100+[.$A135]" office:value-type="float" office:value="734">
            <text:p>734</text:p>
          </table:table-cell>
          <table:table-cell table:formula="oooc:=[.G$1]*100+[.$A135]" office:value-type="float" office:value="834">
            <text:p>834</text:p>
          </table:table-cell>
          <table:table-cell table:formula="oooc:=[.H$1]*100+[.$A135]" office:value-type="float" office:value="934">
            <text:p>934</text:p>
          </table:table-cell>
          <table:table-cell table:formula="oooc:=[.I$1]*100+[.$A135]" office:value-type="float" office:value="1034">
            <text:p>1034</text:p>
          </table:table-cell>
          <table:table-cell table:formula="oooc:=[.J$1]*100+[.$A135]" office:value-type="float" office:value="1134">
            <text:p>1134</text:p>
          </table:table-cell>
          <table:table-cell table:formula="oooc:=[.K$1]*100+[.$A135]" office:value-type="float" office:value="1234">
            <text:p>1234</text:p>
          </table:table-cell>
          <table:table-cell table:formula="oooc:=[.L$1]*100+[.$A135]" office:value-type="float" office:value="1334">
            <text:p>1334</text:p>
          </table:table-cell>
          <table:table-cell table:formula="oooc:=[.$A135]+[.$A135]/[.M$1]" office:value-type="float" office:value="468">
            <text:p>468</text:p>
          </table:table-cell>
          <table:table-cell table:formula="oooc:=[.$A135]+[.$A135]/[.N$1]" office:value-type="float" office:value="351">
            <text:p>351</text:p>
          </table:table-cell>
          <table:table-cell table:formula="oooc:=[.$A135]+[.$A135]/[.O$1]" office:value-type="float" office:value="312">
            <text:p>312</text:p>
          </table:table-cell>
          <table:table-cell table:formula="oooc:=[.$A135]+[.$A135]/[.P$1]" office:value-type="float" office:value="292.5">
            <text:p>292.5</text:p>
          </table:table-cell>
          <table:table-cell table:formula="oooc:=[.$A135]+[.$A135]/[.Q$1]" office:value-type="float" office:value="280.8">
            <text:p>280.8</text:p>
          </table:table-cell>
          <table:table-cell table:formula="oooc:=[.$A135]+[.$A135]/[.R$1]" office:value-type="float" office:value="273">
            <text:p>273</text:p>
          </table:table-cell>
          <table:table-cell table:formula="oooc:=[.$A135]+[.$A135]/[.S$1]" office:value-type="float" office:value="267.428571428571">
            <text:p>267.43</text:p>
          </table:table-cell>
          <table:table-cell table:formula="oooc:=[.$A135]+[.$A135]/[.T$1]" office:value-type="float" office:value="263.25">
            <text:p>263.25</text:p>
          </table:table-cell>
          <table:table-cell table:formula="oooc:=[.$A135]+[.$A135]/[.U$1]" office:value-type="float" office:value="260">
            <text:p>260</text:p>
          </table:table-cell>
          <table:table-cell table:formula="oooc:=[.$A135]+[.$A135]/[.V$1]" office:value-type="float" office:value="257.4">
            <text:p>257.4</text:p>
          </table:table-cell>
          <table:table-cell table:formula="oooc:=[.$A135]+[.$A135]/[.W$1]" office:value-type="float" office:value="255.272727272727">
            <text:p>255.2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ooc:=[.B$1]*100+[.$A136]" office:value-type="float" office:value="335">
            <text:p>335</text:p>
          </table:table-cell>
          <table:table-cell table:formula="oooc:=[.C$1]*100+[.$A136]" office:value-type="float" office:value="435">
            <text:p>435</text:p>
          </table:table-cell>
          <table:table-cell table:formula="oooc:=[.D$1]*100+[.$A136]" office:value-type="float" office:value="535">
            <text:p>535</text:p>
          </table:table-cell>
          <table:table-cell table:formula="oooc:=[.E$1]*100+[.$A136]" office:value-type="float" office:value="635">
            <text:p>635</text:p>
          </table:table-cell>
          <table:table-cell table:formula="oooc:=[.F$1]*100+[.$A136]" office:value-type="float" office:value="735">
            <text:p>735</text:p>
          </table:table-cell>
          <table:table-cell table:formula="oooc:=[.G$1]*100+[.$A136]" office:value-type="float" office:value="835">
            <text:p>835</text:p>
          </table:table-cell>
          <table:table-cell table:formula="oooc:=[.H$1]*100+[.$A136]" office:value-type="float" office:value="935">
            <text:p>935</text:p>
          </table:table-cell>
          <table:table-cell table:formula="oooc:=[.I$1]*100+[.$A136]" office:value-type="float" office:value="1035">
            <text:p>1035</text:p>
          </table:table-cell>
          <table:table-cell table:formula="oooc:=[.J$1]*100+[.$A136]" office:value-type="float" office:value="1135">
            <text:p>1135</text:p>
          </table:table-cell>
          <table:table-cell table:formula="oooc:=[.K$1]*100+[.$A136]" office:value-type="float" office:value="1235">
            <text:p>1235</text:p>
          </table:table-cell>
          <table:table-cell table:formula="oooc:=[.L$1]*100+[.$A136]" office:value-type="float" office:value="1335">
            <text:p>1335</text:p>
          </table:table-cell>
          <table:table-cell table:formula="oooc:=[.$A136]+[.$A136]/[.M$1]" office:value-type="float" office:value="470">
            <text:p>470</text:p>
          </table:table-cell>
          <table:table-cell table:formula="oooc:=[.$A136]+[.$A136]/[.N$1]" office:value-type="float" office:value="352.5">
            <text:p>352.5</text:p>
          </table:table-cell>
          <table:table-cell table:formula="oooc:=[.$A136]+[.$A136]/[.O$1]" office:value-type="float" office:value="313.333333333333">
            <text:p>313.33</text:p>
          </table:table-cell>
          <table:table-cell table:formula="oooc:=[.$A136]+[.$A136]/[.P$1]" office:value-type="float" office:value="293.75">
            <text:p>293.75</text:p>
          </table:table-cell>
          <table:table-cell table:formula="oooc:=[.$A136]+[.$A136]/[.Q$1]" office:value-type="float" office:value="282">
            <text:p>282</text:p>
          </table:table-cell>
          <table:table-cell table:formula="oooc:=[.$A136]+[.$A136]/[.R$1]" office:value-type="float" office:value="274.166666666667">
            <text:p>274.17</text:p>
          </table:table-cell>
          <table:table-cell table:formula="oooc:=[.$A136]+[.$A136]/[.S$1]" office:value-type="float" office:value="268.571428571429">
            <text:p>268.57</text:p>
          </table:table-cell>
          <table:table-cell table:formula="oooc:=[.$A136]+[.$A136]/[.T$1]" office:value-type="float" office:value="264.375">
            <text:p>264.38</text:p>
          </table:table-cell>
          <table:table-cell table:formula="oooc:=[.$A136]+[.$A136]/[.U$1]" office:value-type="float" office:value="261.111111111111">
            <text:p>261.11</text:p>
          </table:table-cell>
          <table:table-cell table:formula="oooc:=[.$A136]+[.$A136]/[.V$1]" office:value-type="float" office:value="258.5">
            <text:p>258.5</text:p>
          </table:table-cell>
          <table:table-cell table:formula="oooc:=[.$A136]+[.$A136]/[.W$1]" office:value-type="float" office:value="256.363636363636">
            <text:p>256.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ooc:=[.B$1]*100+[.$A137]" office:value-type="float" office:value="336">
            <text:p>336</text:p>
          </table:table-cell>
          <table:table-cell table:formula="oooc:=[.C$1]*100+[.$A137]" office:value-type="float" office:value="436">
            <text:p>436</text:p>
          </table:table-cell>
          <table:table-cell table:formula="oooc:=[.D$1]*100+[.$A137]" office:value-type="float" office:value="536">
            <text:p>536</text:p>
          </table:table-cell>
          <table:table-cell table:formula="oooc:=[.E$1]*100+[.$A137]" office:value-type="float" office:value="636">
            <text:p>636</text:p>
          </table:table-cell>
          <table:table-cell table:formula="oooc:=[.F$1]*100+[.$A137]" office:value-type="float" office:value="736">
            <text:p>736</text:p>
          </table:table-cell>
          <table:table-cell table:formula="oooc:=[.G$1]*100+[.$A137]" office:value-type="float" office:value="836">
            <text:p>836</text:p>
          </table:table-cell>
          <table:table-cell table:formula="oooc:=[.H$1]*100+[.$A137]" office:value-type="float" office:value="936">
            <text:p>936</text:p>
          </table:table-cell>
          <table:table-cell table:formula="oooc:=[.I$1]*100+[.$A137]" office:value-type="float" office:value="1036">
            <text:p>1036</text:p>
          </table:table-cell>
          <table:table-cell table:formula="oooc:=[.J$1]*100+[.$A137]" office:value-type="float" office:value="1136">
            <text:p>1136</text:p>
          </table:table-cell>
          <table:table-cell table:formula="oooc:=[.K$1]*100+[.$A137]" office:value-type="float" office:value="1236">
            <text:p>1236</text:p>
          </table:table-cell>
          <table:table-cell table:formula="oooc:=[.L$1]*100+[.$A137]" office:value-type="float" office:value="1336">
            <text:p>1336</text:p>
          </table:table-cell>
          <table:table-cell table:formula="oooc:=[.$A137]+[.$A137]/[.M$1]" office:value-type="float" office:value="472">
            <text:p>472</text:p>
          </table:table-cell>
          <table:table-cell table:formula="oooc:=[.$A137]+[.$A137]/[.N$1]" office:value-type="float" office:value="354">
            <text:p>354</text:p>
          </table:table-cell>
          <table:table-cell table:formula="oooc:=[.$A137]+[.$A137]/[.O$1]" office:value-type="float" office:value="314.666666666667">
            <text:p>314.67</text:p>
          </table:table-cell>
          <table:table-cell table:formula="oooc:=[.$A137]+[.$A137]/[.P$1]" office:value-type="float" office:value="295">
            <text:p>295</text:p>
          </table:table-cell>
          <table:table-cell table:formula="oooc:=[.$A137]+[.$A137]/[.Q$1]" office:value-type="float" office:value="283.2">
            <text:p>283.2</text:p>
          </table:table-cell>
          <table:table-cell table:formula="oooc:=[.$A137]+[.$A137]/[.R$1]" office:value-type="float" office:value="275.333333333333">
            <text:p>275.33</text:p>
          </table:table-cell>
          <table:table-cell table:formula="oooc:=[.$A137]+[.$A137]/[.S$1]" office:value-type="float" office:value="269.714285714286">
            <text:p>269.71</text:p>
          </table:table-cell>
          <table:table-cell table:formula="oooc:=[.$A137]+[.$A137]/[.T$1]" office:value-type="float" office:value="265.5">
            <text:p>265.5</text:p>
          </table:table-cell>
          <table:table-cell table:formula="oooc:=[.$A137]+[.$A137]/[.U$1]" office:value-type="float" office:value="262.222222222222">
            <text:p>262.22</text:p>
          </table:table-cell>
          <table:table-cell table:formula="oooc:=[.$A137]+[.$A137]/[.V$1]" office:value-type="float" office:value="259.6">
            <text:p>259.6</text:p>
          </table:table-cell>
          <table:table-cell table:formula="oooc:=[.$A137]+[.$A137]/[.W$1]" office:value-type="float" office:value="257.454545454545">
            <text:p>257.4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ooc:=[.B$1]*100+[.$A138]" office:value-type="float" office:value="337">
            <text:p>337</text:p>
          </table:table-cell>
          <table:table-cell table:formula="oooc:=[.C$1]*100+[.$A138]" office:value-type="float" office:value="437">
            <text:p>437</text:p>
          </table:table-cell>
          <table:table-cell table:formula="oooc:=[.D$1]*100+[.$A138]" office:value-type="float" office:value="537">
            <text:p>537</text:p>
          </table:table-cell>
          <table:table-cell table:formula="oooc:=[.E$1]*100+[.$A138]" office:value-type="float" office:value="637">
            <text:p>637</text:p>
          </table:table-cell>
          <table:table-cell table:formula="oooc:=[.F$1]*100+[.$A138]" office:value-type="float" office:value="737">
            <text:p>737</text:p>
          </table:table-cell>
          <table:table-cell table:formula="oooc:=[.G$1]*100+[.$A138]" office:value-type="float" office:value="837">
            <text:p>837</text:p>
          </table:table-cell>
          <table:table-cell table:formula="oooc:=[.H$1]*100+[.$A138]" office:value-type="float" office:value="937">
            <text:p>937</text:p>
          </table:table-cell>
          <table:table-cell table:formula="oooc:=[.I$1]*100+[.$A138]" office:value-type="float" office:value="1037">
            <text:p>1037</text:p>
          </table:table-cell>
          <table:table-cell table:formula="oooc:=[.J$1]*100+[.$A138]" office:value-type="float" office:value="1137">
            <text:p>1137</text:p>
          </table:table-cell>
          <table:table-cell table:formula="oooc:=[.K$1]*100+[.$A138]" office:value-type="float" office:value="1237">
            <text:p>1237</text:p>
          </table:table-cell>
          <table:table-cell table:formula="oooc:=[.L$1]*100+[.$A138]" office:value-type="float" office:value="1337">
            <text:p>1337</text:p>
          </table:table-cell>
          <table:table-cell table:formula="oooc:=[.$A138]+[.$A138]/[.M$1]" office:value-type="float" office:value="474">
            <text:p>474</text:p>
          </table:table-cell>
          <table:table-cell table:formula="oooc:=[.$A138]+[.$A138]/[.N$1]" office:value-type="float" office:value="355.5">
            <text:p>355.5</text:p>
          </table:table-cell>
          <table:table-cell table:formula="oooc:=[.$A138]+[.$A138]/[.O$1]" office:value-type="float" office:value="316">
            <text:p>316</text:p>
          </table:table-cell>
          <table:table-cell table:formula="oooc:=[.$A138]+[.$A138]/[.P$1]" office:value-type="float" office:value="296.25">
            <text:p>296.25</text:p>
          </table:table-cell>
          <table:table-cell table:formula="oooc:=[.$A138]+[.$A138]/[.Q$1]" office:value-type="float" office:value="284.4">
            <text:p>284.4</text:p>
          </table:table-cell>
          <table:table-cell table:formula="oooc:=[.$A138]+[.$A138]/[.R$1]" office:value-type="float" office:value="276.5">
            <text:p>276.5</text:p>
          </table:table-cell>
          <table:table-cell table:formula="oooc:=[.$A138]+[.$A138]/[.S$1]" office:value-type="float" office:value="270.857142857143">
            <text:p>270.86</text:p>
          </table:table-cell>
          <table:table-cell table:formula="oooc:=[.$A138]+[.$A138]/[.T$1]" office:value-type="float" office:value="266.625">
            <text:p>266.63</text:p>
          </table:table-cell>
          <table:table-cell table:formula="oooc:=[.$A138]+[.$A138]/[.U$1]" office:value-type="float" office:value="263.333333333333">
            <text:p>263.33</text:p>
          </table:table-cell>
          <table:table-cell table:formula="oooc:=[.$A138]+[.$A138]/[.V$1]" office:value-type="float" office:value="260.7">
            <text:p>260.7</text:p>
          </table:table-cell>
          <table:table-cell table:formula="oooc:=[.$A138]+[.$A138]/[.W$1]" office:value-type="float" office:value="258.545454545455">
            <text:p>258.5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ooc:=[.B$1]*100+[.$A139]" office:value-type="float" office:value="338">
            <text:p>338</text:p>
          </table:table-cell>
          <table:table-cell table:formula="oooc:=[.C$1]*100+[.$A139]" office:value-type="float" office:value="438">
            <text:p>438</text:p>
          </table:table-cell>
          <table:table-cell table:formula="oooc:=[.D$1]*100+[.$A139]" office:value-type="float" office:value="538">
            <text:p>538</text:p>
          </table:table-cell>
          <table:table-cell table:formula="oooc:=[.E$1]*100+[.$A139]" office:value-type="float" office:value="638">
            <text:p>638</text:p>
          </table:table-cell>
          <table:table-cell table:formula="oooc:=[.F$1]*100+[.$A139]" office:value-type="float" office:value="738">
            <text:p>738</text:p>
          </table:table-cell>
          <table:table-cell table:formula="oooc:=[.G$1]*100+[.$A139]" office:value-type="float" office:value="838">
            <text:p>838</text:p>
          </table:table-cell>
          <table:table-cell table:formula="oooc:=[.H$1]*100+[.$A139]" office:value-type="float" office:value="938">
            <text:p>938</text:p>
          </table:table-cell>
          <table:table-cell table:formula="oooc:=[.I$1]*100+[.$A139]" office:value-type="float" office:value="1038">
            <text:p>1038</text:p>
          </table:table-cell>
          <table:table-cell table:formula="oooc:=[.J$1]*100+[.$A139]" office:value-type="float" office:value="1138">
            <text:p>1138</text:p>
          </table:table-cell>
          <table:table-cell table:formula="oooc:=[.K$1]*100+[.$A139]" office:value-type="float" office:value="1238">
            <text:p>1238</text:p>
          </table:table-cell>
          <table:table-cell table:formula="oooc:=[.L$1]*100+[.$A139]" office:value-type="float" office:value="1338">
            <text:p>1338</text:p>
          </table:table-cell>
          <table:table-cell table:formula="oooc:=[.$A139]+[.$A139]/[.M$1]" office:value-type="float" office:value="476">
            <text:p>476</text:p>
          </table:table-cell>
          <table:table-cell table:formula="oooc:=[.$A139]+[.$A139]/[.N$1]" office:value-type="float" office:value="357">
            <text:p>357</text:p>
          </table:table-cell>
          <table:table-cell table:formula="oooc:=[.$A139]+[.$A139]/[.O$1]" office:value-type="float" office:value="317.333333333333">
            <text:p>317.33</text:p>
          </table:table-cell>
          <table:table-cell table:formula="oooc:=[.$A139]+[.$A139]/[.P$1]" office:value-type="float" office:value="297.5">
            <text:p>297.5</text:p>
          </table:table-cell>
          <table:table-cell table:formula="oooc:=[.$A139]+[.$A139]/[.Q$1]" office:value-type="float" office:value="285.6">
            <text:p>285.6</text:p>
          </table:table-cell>
          <table:table-cell table:formula="oooc:=[.$A139]+[.$A139]/[.R$1]" office:value-type="float" office:value="277.666666666667">
            <text:p>277.67</text:p>
          </table:table-cell>
          <table:table-cell table:formula="oooc:=[.$A139]+[.$A139]/[.S$1]" office:value-type="float" office:value="272">
            <text:p>272</text:p>
          </table:table-cell>
          <table:table-cell table:formula="oooc:=[.$A139]+[.$A139]/[.T$1]" office:value-type="float" office:value="267.75">
            <text:p>267.75</text:p>
          </table:table-cell>
          <table:table-cell table:formula="oooc:=[.$A139]+[.$A139]/[.U$1]" office:value-type="float" office:value="264.444444444444">
            <text:p>264.44</text:p>
          </table:table-cell>
          <table:table-cell table:formula="oooc:=[.$A139]+[.$A139]/[.V$1]" office:value-type="float" office:value="261.8">
            <text:p>261.8</text:p>
          </table:table-cell>
          <table:table-cell table:formula="oooc:=[.$A139]+[.$A139]/[.W$1]" office:value-type="float" office:value="259.636363636364">
            <text:p>259.6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ooc:=[.B$1]*100+[.$A140]" office:value-type="float" office:value="339">
            <text:p>339</text:p>
          </table:table-cell>
          <table:table-cell table:formula="oooc:=[.C$1]*100+[.$A140]" office:value-type="float" office:value="439">
            <text:p>439</text:p>
          </table:table-cell>
          <table:table-cell table:formula="oooc:=[.D$1]*100+[.$A140]" office:value-type="float" office:value="539">
            <text:p>539</text:p>
          </table:table-cell>
          <table:table-cell table:formula="oooc:=[.E$1]*100+[.$A140]" office:value-type="float" office:value="639">
            <text:p>639</text:p>
          </table:table-cell>
          <table:table-cell table:formula="oooc:=[.F$1]*100+[.$A140]" office:value-type="float" office:value="739">
            <text:p>739</text:p>
          </table:table-cell>
          <table:table-cell table:formula="oooc:=[.G$1]*100+[.$A140]" office:value-type="float" office:value="839">
            <text:p>839</text:p>
          </table:table-cell>
          <table:table-cell table:formula="oooc:=[.H$1]*100+[.$A140]" office:value-type="float" office:value="939">
            <text:p>939</text:p>
          </table:table-cell>
          <table:table-cell table:formula="oooc:=[.I$1]*100+[.$A140]" office:value-type="float" office:value="1039">
            <text:p>1039</text:p>
          </table:table-cell>
          <table:table-cell table:formula="oooc:=[.J$1]*100+[.$A140]" office:value-type="float" office:value="1139">
            <text:p>1139</text:p>
          </table:table-cell>
          <table:table-cell table:formula="oooc:=[.K$1]*100+[.$A140]" office:value-type="float" office:value="1239">
            <text:p>1239</text:p>
          </table:table-cell>
          <table:table-cell table:formula="oooc:=[.L$1]*100+[.$A140]" office:value-type="float" office:value="1339">
            <text:p>1339</text:p>
          </table:table-cell>
          <table:table-cell table:formula="oooc:=[.$A140]+[.$A140]/[.M$1]" office:value-type="float" office:value="478">
            <text:p>478</text:p>
          </table:table-cell>
          <table:table-cell table:formula="oooc:=[.$A140]+[.$A140]/[.N$1]" office:value-type="float" office:value="358.5">
            <text:p>358.5</text:p>
          </table:table-cell>
          <table:table-cell table:formula="oooc:=[.$A140]+[.$A140]/[.O$1]" office:value-type="float" office:value="318.666666666667">
            <text:p>318.67</text:p>
          </table:table-cell>
          <table:table-cell table:formula="oooc:=[.$A140]+[.$A140]/[.P$1]" office:value-type="float" office:value="298.75">
            <text:p>298.75</text:p>
          </table:table-cell>
          <table:table-cell table:formula="oooc:=[.$A140]+[.$A140]/[.Q$1]" office:value-type="float" office:value="286.8">
            <text:p>286.8</text:p>
          </table:table-cell>
          <table:table-cell table:formula="oooc:=[.$A140]+[.$A140]/[.R$1]" office:value-type="float" office:value="278.833333333333">
            <text:p>278.83</text:p>
          </table:table-cell>
          <table:table-cell table:formula="oooc:=[.$A140]+[.$A140]/[.S$1]" office:value-type="float" office:value="273.142857142857">
            <text:p>273.14</text:p>
          </table:table-cell>
          <table:table-cell table:formula="oooc:=[.$A140]+[.$A140]/[.T$1]" office:value-type="float" office:value="268.875">
            <text:p>268.88</text:p>
          </table:table-cell>
          <table:table-cell table:formula="oooc:=[.$A140]+[.$A140]/[.U$1]" office:value-type="float" office:value="265.555555555556">
            <text:p>265.56</text:p>
          </table:table-cell>
          <table:table-cell table:formula="oooc:=[.$A140]+[.$A140]/[.V$1]" office:value-type="float" office:value="262.9">
            <text:p>262.9</text:p>
          </table:table-cell>
          <table:table-cell table:formula="oooc:=[.$A140]+[.$A140]/[.W$1]" office:value-type="float" office:value="260.727272727273">
            <text:p>260.7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ooc:=[.B$1]*100+[.$A141]" office:value-type="float" office:value="340">
            <text:p>340</text:p>
          </table:table-cell>
          <table:table-cell table:formula="oooc:=[.C$1]*100+[.$A141]" office:value-type="float" office:value="440">
            <text:p>440</text:p>
          </table:table-cell>
          <table:table-cell table:formula="oooc:=[.D$1]*100+[.$A141]" office:value-type="float" office:value="540">
            <text:p>540</text:p>
          </table:table-cell>
          <table:table-cell table:formula="oooc:=[.E$1]*100+[.$A141]" office:value-type="float" office:value="640">
            <text:p>640</text:p>
          </table:table-cell>
          <table:table-cell table:formula="oooc:=[.F$1]*100+[.$A141]" office:value-type="float" office:value="740">
            <text:p>740</text:p>
          </table:table-cell>
          <table:table-cell table:formula="oooc:=[.G$1]*100+[.$A141]" office:value-type="float" office:value="840">
            <text:p>840</text:p>
          </table:table-cell>
          <table:table-cell table:formula="oooc:=[.H$1]*100+[.$A141]" office:value-type="float" office:value="940">
            <text:p>940</text:p>
          </table:table-cell>
          <table:table-cell table:formula="oooc:=[.I$1]*100+[.$A141]" office:value-type="float" office:value="1040">
            <text:p>1040</text:p>
          </table:table-cell>
          <table:table-cell table:formula="oooc:=[.J$1]*100+[.$A141]" office:value-type="float" office:value="1140">
            <text:p>1140</text:p>
          </table:table-cell>
          <table:table-cell table:formula="oooc:=[.K$1]*100+[.$A141]" office:value-type="float" office:value="1240">
            <text:p>1240</text:p>
          </table:table-cell>
          <table:table-cell table:formula="oooc:=[.L$1]*100+[.$A141]" office:value-type="float" office:value="1340">
            <text:p>1340</text:p>
          </table:table-cell>
          <table:table-cell table:formula="oooc:=[.$A141]+[.$A141]/[.M$1]" office:value-type="float" office:value="480">
            <text:p>480</text:p>
          </table:table-cell>
          <table:table-cell table:formula="oooc:=[.$A141]+[.$A141]/[.N$1]" office:value-type="float" office:value="360">
            <text:p>360</text:p>
          </table:table-cell>
          <table:table-cell table:formula="oooc:=[.$A141]+[.$A141]/[.O$1]" office:value-type="float" office:value="320">
            <text:p>320</text:p>
          </table:table-cell>
          <table:table-cell table:formula="oooc:=[.$A141]+[.$A141]/[.P$1]" office:value-type="float" office:value="300">
            <text:p>300</text:p>
          </table:table-cell>
          <table:table-cell table:formula="oooc:=[.$A141]+[.$A141]/[.Q$1]" office:value-type="float" office:value="288">
            <text:p>288</text:p>
          </table:table-cell>
          <table:table-cell table:formula="oooc:=[.$A141]+[.$A141]/[.R$1]" office:value-type="float" office:value="280">
            <text:p>280</text:p>
          </table:table-cell>
          <table:table-cell table:formula="oooc:=[.$A141]+[.$A141]/[.S$1]" office:value-type="float" office:value="274.285714285714">
            <text:p>274.29</text:p>
          </table:table-cell>
          <table:table-cell table:formula="oooc:=[.$A141]+[.$A141]/[.T$1]" office:value-type="float" office:value="270">
            <text:p>270</text:p>
          </table:table-cell>
          <table:table-cell table:formula="oooc:=[.$A141]+[.$A141]/[.U$1]" office:value-type="float" office:value="266.666666666667">
            <text:p>266.67</text:p>
          </table:table-cell>
          <table:table-cell table:formula="oooc:=[.$A141]+[.$A141]/[.V$1]" office:value-type="float" office:value="264">
            <text:p>264</text:p>
          </table:table-cell>
          <table:table-cell table:formula="oooc:=[.$A141]+[.$A141]/[.W$1]" office:value-type="float" office:value="261.818181818182">
            <text:p>261.8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ooc:=[.B$1]*100+[.$A142]" office:value-type="float" office:value="341">
            <text:p>341</text:p>
          </table:table-cell>
          <table:table-cell table:formula="oooc:=[.C$1]*100+[.$A142]" office:value-type="float" office:value="441">
            <text:p>441</text:p>
          </table:table-cell>
          <table:table-cell table:formula="oooc:=[.D$1]*100+[.$A142]" office:value-type="float" office:value="541">
            <text:p>541</text:p>
          </table:table-cell>
          <table:table-cell table:formula="oooc:=[.E$1]*100+[.$A142]" office:value-type="float" office:value="641">
            <text:p>641</text:p>
          </table:table-cell>
          <table:table-cell table:formula="oooc:=[.F$1]*100+[.$A142]" office:value-type="float" office:value="741">
            <text:p>741</text:p>
          </table:table-cell>
          <table:table-cell table:formula="oooc:=[.G$1]*100+[.$A142]" office:value-type="float" office:value="841">
            <text:p>841</text:p>
          </table:table-cell>
          <table:table-cell table:formula="oooc:=[.H$1]*100+[.$A142]" office:value-type="float" office:value="941">
            <text:p>941</text:p>
          </table:table-cell>
          <table:table-cell table:formula="oooc:=[.I$1]*100+[.$A142]" office:value-type="float" office:value="1041">
            <text:p>1041</text:p>
          </table:table-cell>
          <table:table-cell table:formula="oooc:=[.J$1]*100+[.$A142]" office:value-type="float" office:value="1141">
            <text:p>1141</text:p>
          </table:table-cell>
          <table:table-cell table:formula="oooc:=[.K$1]*100+[.$A142]" office:value-type="float" office:value="1241">
            <text:p>1241</text:p>
          </table:table-cell>
          <table:table-cell table:formula="oooc:=[.L$1]*100+[.$A142]" office:value-type="float" office:value="1341">
            <text:p>1341</text:p>
          </table:table-cell>
          <table:table-cell table:formula="oooc:=[.$A142]+[.$A142]/[.M$1]" office:value-type="float" office:value="482">
            <text:p>482</text:p>
          </table:table-cell>
          <table:table-cell table:formula="oooc:=[.$A142]+[.$A142]/[.N$1]" office:value-type="float" office:value="361.5">
            <text:p>361.5</text:p>
          </table:table-cell>
          <table:table-cell table:formula="oooc:=[.$A142]+[.$A142]/[.O$1]" office:value-type="float" office:value="321.333333333333">
            <text:p>321.33</text:p>
          </table:table-cell>
          <table:table-cell table:formula="oooc:=[.$A142]+[.$A142]/[.P$1]" office:value-type="float" office:value="301.25">
            <text:p>301.25</text:p>
          </table:table-cell>
          <table:table-cell table:formula="oooc:=[.$A142]+[.$A142]/[.Q$1]" office:value-type="float" office:value="289.2">
            <text:p>289.2</text:p>
          </table:table-cell>
          <table:table-cell table:formula="oooc:=[.$A142]+[.$A142]/[.R$1]" office:value-type="float" office:value="281.166666666667">
            <text:p>281.17</text:p>
          </table:table-cell>
          <table:table-cell table:formula="oooc:=[.$A142]+[.$A142]/[.S$1]" office:value-type="float" office:value="275.428571428571">
            <text:p>275.43</text:p>
          </table:table-cell>
          <table:table-cell table:formula="oooc:=[.$A142]+[.$A142]/[.T$1]" office:value-type="float" office:value="271.125">
            <text:p>271.13</text:p>
          </table:table-cell>
          <table:table-cell table:formula="oooc:=[.$A142]+[.$A142]/[.U$1]" office:value-type="float" office:value="267.777777777778">
            <text:p>267.78</text:p>
          </table:table-cell>
          <table:table-cell table:formula="oooc:=[.$A142]+[.$A142]/[.V$1]" office:value-type="float" office:value="265.1">
            <text:p>265.1</text:p>
          </table:table-cell>
          <table:table-cell table:formula="oooc:=[.$A142]+[.$A142]/[.W$1]" office:value-type="float" office:value="262.909090909091">
            <text:p>262.9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ooc:=[.B$1]*100+[.$A143]" office:value-type="float" office:value="342">
            <text:p>342</text:p>
          </table:table-cell>
          <table:table-cell table:formula="oooc:=[.C$1]*100+[.$A143]" office:value-type="float" office:value="442">
            <text:p>442</text:p>
          </table:table-cell>
          <table:table-cell table:formula="oooc:=[.D$1]*100+[.$A143]" office:value-type="float" office:value="542">
            <text:p>542</text:p>
          </table:table-cell>
          <table:table-cell table:formula="oooc:=[.E$1]*100+[.$A143]" office:value-type="float" office:value="642">
            <text:p>642</text:p>
          </table:table-cell>
          <table:table-cell table:formula="oooc:=[.F$1]*100+[.$A143]" office:value-type="float" office:value="742">
            <text:p>742</text:p>
          </table:table-cell>
          <table:table-cell table:formula="oooc:=[.G$1]*100+[.$A143]" office:value-type="float" office:value="842">
            <text:p>842</text:p>
          </table:table-cell>
          <table:table-cell table:formula="oooc:=[.H$1]*100+[.$A143]" office:value-type="float" office:value="942">
            <text:p>942</text:p>
          </table:table-cell>
          <table:table-cell table:formula="oooc:=[.I$1]*100+[.$A143]" office:value-type="float" office:value="1042">
            <text:p>1042</text:p>
          </table:table-cell>
          <table:table-cell table:formula="oooc:=[.J$1]*100+[.$A143]" office:value-type="float" office:value="1142">
            <text:p>1142</text:p>
          </table:table-cell>
          <table:table-cell table:formula="oooc:=[.K$1]*100+[.$A143]" office:value-type="float" office:value="1242">
            <text:p>1242</text:p>
          </table:table-cell>
          <table:table-cell table:formula="oooc:=[.L$1]*100+[.$A143]" office:value-type="float" office:value="1342">
            <text:p>1342</text:p>
          </table:table-cell>
          <table:table-cell table:formula="oooc:=[.$A143]+[.$A143]/[.M$1]" office:value-type="float" office:value="484">
            <text:p>484</text:p>
          </table:table-cell>
          <table:table-cell table:formula="oooc:=[.$A143]+[.$A143]/[.N$1]" office:value-type="float" office:value="363">
            <text:p>363</text:p>
          </table:table-cell>
          <table:table-cell table:formula="oooc:=[.$A143]+[.$A143]/[.O$1]" office:value-type="float" office:value="322.666666666667">
            <text:p>322.67</text:p>
          </table:table-cell>
          <table:table-cell table:formula="oooc:=[.$A143]+[.$A143]/[.P$1]" office:value-type="float" office:value="302.5">
            <text:p>302.5</text:p>
          </table:table-cell>
          <table:table-cell table:formula="oooc:=[.$A143]+[.$A143]/[.Q$1]" office:value-type="float" office:value="290.4">
            <text:p>290.4</text:p>
          </table:table-cell>
          <table:table-cell table:formula="oooc:=[.$A143]+[.$A143]/[.R$1]" office:value-type="float" office:value="282.333333333333">
            <text:p>282.33</text:p>
          </table:table-cell>
          <table:table-cell table:formula="oooc:=[.$A143]+[.$A143]/[.S$1]" office:value-type="float" office:value="276.571428571429">
            <text:p>276.57</text:p>
          </table:table-cell>
          <table:table-cell table:formula="oooc:=[.$A143]+[.$A143]/[.T$1]" office:value-type="float" office:value="272.25">
            <text:p>272.25</text:p>
          </table:table-cell>
          <table:table-cell table:formula="oooc:=[.$A143]+[.$A143]/[.U$1]" office:value-type="float" office:value="268.888888888889">
            <text:p>268.89</text:p>
          </table:table-cell>
          <table:table-cell table:formula="oooc:=[.$A143]+[.$A143]/[.V$1]" office:value-type="float" office:value="266.2">
            <text:p>266.2</text:p>
          </table:table-cell>
          <table:table-cell table:formula="oooc:=[.$A143]+[.$A143]/[.W$1]" office:value-type="float" office:value="264">
            <text:p>26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ooc:=[.B$1]*100+[.$A144]" office:value-type="float" office:value="343">
            <text:p>343</text:p>
          </table:table-cell>
          <table:table-cell table:formula="oooc:=[.C$1]*100+[.$A144]" office:value-type="float" office:value="443">
            <text:p>443</text:p>
          </table:table-cell>
          <table:table-cell table:formula="oooc:=[.D$1]*100+[.$A144]" office:value-type="float" office:value="543">
            <text:p>543</text:p>
          </table:table-cell>
          <table:table-cell table:formula="oooc:=[.E$1]*100+[.$A144]" office:value-type="float" office:value="643">
            <text:p>643</text:p>
          </table:table-cell>
          <table:table-cell table:formula="oooc:=[.F$1]*100+[.$A144]" office:value-type="float" office:value="743">
            <text:p>743</text:p>
          </table:table-cell>
          <table:table-cell table:formula="oooc:=[.G$1]*100+[.$A144]" office:value-type="float" office:value="843">
            <text:p>843</text:p>
          </table:table-cell>
          <table:table-cell table:formula="oooc:=[.H$1]*100+[.$A144]" office:value-type="float" office:value="943">
            <text:p>943</text:p>
          </table:table-cell>
          <table:table-cell table:formula="oooc:=[.I$1]*100+[.$A144]" office:value-type="float" office:value="1043">
            <text:p>1043</text:p>
          </table:table-cell>
          <table:table-cell table:formula="oooc:=[.J$1]*100+[.$A144]" office:value-type="float" office:value="1143">
            <text:p>1143</text:p>
          </table:table-cell>
          <table:table-cell table:formula="oooc:=[.K$1]*100+[.$A144]" office:value-type="float" office:value="1243">
            <text:p>1243</text:p>
          </table:table-cell>
          <table:table-cell table:formula="oooc:=[.L$1]*100+[.$A144]" office:value-type="float" office:value="1343">
            <text:p>1343</text:p>
          </table:table-cell>
          <table:table-cell table:formula="oooc:=[.$A144]+[.$A144]/[.M$1]" office:value-type="float" office:value="486">
            <text:p>486</text:p>
          </table:table-cell>
          <table:table-cell table:formula="oooc:=[.$A144]+[.$A144]/[.N$1]" office:value-type="float" office:value="364.5">
            <text:p>364.5</text:p>
          </table:table-cell>
          <table:table-cell table:formula="oooc:=[.$A144]+[.$A144]/[.O$1]" office:value-type="float" office:value="324">
            <text:p>324</text:p>
          </table:table-cell>
          <table:table-cell table:formula="oooc:=[.$A144]+[.$A144]/[.P$1]" office:value-type="float" office:value="303.75">
            <text:p>303.75</text:p>
          </table:table-cell>
          <table:table-cell table:formula="oooc:=[.$A144]+[.$A144]/[.Q$1]" office:value-type="float" office:value="291.6">
            <text:p>291.6</text:p>
          </table:table-cell>
          <table:table-cell table:formula="oooc:=[.$A144]+[.$A144]/[.R$1]" office:value-type="float" office:value="283.5">
            <text:p>283.5</text:p>
          </table:table-cell>
          <table:table-cell table:formula="oooc:=[.$A144]+[.$A144]/[.S$1]" office:value-type="float" office:value="277.714285714286">
            <text:p>277.71</text:p>
          </table:table-cell>
          <table:table-cell table:formula="oooc:=[.$A144]+[.$A144]/[.T$1]" office:value-type="float" office:value="273.375">
            <text:p>273.38</text:p>
          </table:table-cell>
          <table:table-cell table:formula="oooc:=[.$A144]+[.$A144]/[.U$1]" office:value-type="float" office:value="270">
            <text:p>270</text:p>
          </table:table-cell>
          <table:table-cell table:formula="oooc:=[.$A144]+[.$A144]/[.V$1]" office:value-type="float" office:value="267.3">
            <text:p>267.3</text:p>
          </table:table-cell>
          <table:table-cell table:formula="oooc:=[.$A144]+[.$A144]/[.W$1]" office:value-type="float" office:value="265.090909090909">
            <text:p>265.0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ooc:=[.B$1]*100+[.$A145]" office:value-type="float" office:value="344">
            <text:p>344</text:p>
          </table:table-cell>
          <table:table-cell table:formula="oooc:=[.C$1]*100+[.$A145]" office:value-type="float" office:value="444">
            <text:p>444</text:p>
          </table:table-cell>
          <table:table-cell table:formula="oooc:=[.D$1]*100+[.$A145]" office:value-type="float" office:value="544">
            <text:p>544</text:p>
          </table:table-cell>
          <table:table-cell table:formula="oooc:=[.E$1]*100+[.$A145]" office:value-type="float" office:value="644">
            <text:p>644</text:p>
          </table:table-cell>
          <table:table-cell table:formula="oooc:=[.F$1]*100+[.$A145]" office:value-type="float" office:value="744">
            <text:p>744</text:p>
          </table:table-cell>
          <table:table-cell table:formula="oooc:=[.G$1]*100+[.$A145]" office:value-type="float" office:value="844">
            <text:p>844</text:p>
          </table:table-cell>
          <table:table-cell table:formula="oooc:=[.H$1]*100+[.$A145]" office:value-type="float" office:value="944">
            <text:p>944</text:p>
          </table:table-cell>
          <table:table-cell table:formula="oooc:=[.I$1]*100+[.$A145]" office:value-type="float" office:value="1044">
            <text:p>1044</text:p>
          </table:table-cell>
          <table:table-cell table:formula="oooc:=[.J$1]*100+[.$A145]" office:value-type="float" office:value="1144">
            <text:p>1144</text:p>
          </table:table-cell>
          <table:table-cell table:formula="oooc:=[.K$1]*100+[.$A145]" office:value-type="float" office:value="1244">
            <text:p>1244</text:p>
          </table:table-cell>
          <table:table-cell table:formula="oooc:=[.L$1]*100+[.$A145]" office:value-type="float" office:value="1344">
            <text:p>1344</text:p>
          </table:table-cell>
          <table:table-cell table:formula="oooc:=[.$A145]+[.$A145]/[.M$1]" office:value-type="float" office:value="488">
            <text:p>488</text:p>
          </table:table-cell>
          <table:table-cell table:formula="oooc:=[.$A145]+[.$A145]/[.N$1]" office:value-type="float" office:value="366">
            <text:p>366</text:p>
          </table:table-cell>
          <table:table-cell table:formula="oooc:=[.$A145]+[.$A145]/[.O$1]" office:value-type="float" office:value="325.333333333333">
            <text:p>325.33</text:p>
          </table:table-cell>
          <table:table-cell table:formula="oooc:=[.$A145]+[.$A145]/[.P$1]" office:value-type="float" office:value="305">
            <text:p>305</text:p>
          </table:table-cell>
          <table:table-cell table:formula="oooc:=[.$A145]+[.$A145]/[.Q$1]" office:value-type="float" office:value="292.8">
            <text:p>292.8</text:p>
          </table:table-cell>
          <table:table-cell table:formula="oooc:=[.$A145]+[.$A145]/[.R$1]" office:value-type="float" office:value="284.666666666667">
            <text:p>284.67</text:p>
          </table:table-cell>
          <table:table-cell table:formula="oooc:=[.$A145]+[.$A145]/[.S$1]" office:value-type="float" office:value="278.857142857143">
            <text:p>278.86</text:p>
          </table:table-cell>
          <table:table-cell table:formula="oooc:=[.$A145]+[.$A145]/[.T$1]" office:value-type="float" office:value="274.5">
            <text:p>274.5</text:p>
          </table:table-cell>
          <table:table-cell table:formula="oooc:=[.$A145]+[.$A145]/[.U$1]" office:value-type="float" office:value="271.111111111111">
            <text:p>271.11</text:p>
          </table:table-cell>
          <table:table-cell table:formula="oooc:=[.$A145]+[.$A145]/[.V$1]" office:value-type="float" office:value="268.4">
            <text:p>268.4</text:p>
          </table:table-cell>
          <table:table-cell table:formula="oooc:=[.$A145]+[.$A145]/[.W$1]" office:value-type="float" office:value="266.181818181818">
            <text:p>266.1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ooc:=[.B$1]*100+[.$A146]" office:value-type="float" office:value="345">
            <text:p>345</text:p>
          </table:table-cell>
          <table:table-cell table:formula="oooc:=[.C$1]*100+[.$A146]" office:value-type="float" office:value="445">
            <text:p>445</text:p>
          </table:table-cell>
          <table:table-cell table:formula="oooc:=[.D$1]*100+[.$A146]" office:value-type="float" office:value="545">
            <text:p>545</text:p>
          </table:table-cell>
          <table:table-cell table:formula="oooc:=[.E$1]*100+[.$A146]" office:value-type="float" office:value="645">
            <text:p>645</text:p>
          </table:table-cell>
          <table:table-cell table:formula="oooc:=[.F$1]*100+[.$A146]" office:value-type="float" office:value="745">
            <text:p>745</text:p>
          </table:table-cell>
          <table:table-cell table:formula="oooc:=[.G$1]*100+[.$A146]" office:value-type="float" office:value="845">
            <text:p>845</text:p>
          </table:table-cell>
          <table:table-cell table:formula="oooc:=[.H$1]*100+[.$A146]" office:value-type="float" office:value="945">
            <text:p>945</text:p>
          </table:table-cell>
          <table:table-cell table:formula="oooc:=[.I$1]*100+[.$A146]" office:value-type="float" office:value="1045">
            <text:p>1045</text:p>
          </table:table-cell>
          <table:table-cell table:formula="oooc:=[.J$1]*100+[.$A146]" office:value-type="float" office:value="1145">
            <text:p>1145</text:p>
          </table:table-cell>
          <table:table-cell table:formula="oooc:=[.K$1]*100+[.$A146]" office:value-type="float" office:value="1245">
            <text:p>1245</text:p>
          </table:table-cell>
          <table:table-cell table:formula="oooc:=[.L$1]*100+[.$A146]" office:value-type="float" office:value="1345">
            <text:p>1345</text:p>
          </table:table-cell>
          <table:table-cell table:formula="oooc:=[.$A146]+[.$A146]/[.M$1]" office:value-type="float" office:value="490">
            <text:p>490</text:p>
          </table:table-cell>
          <table:table-cell table:formula="oooc:=[.$A146]+[.$A146]/[.N$1]" office:value-type="float" office:value="367.5">
            <text:p>367.5</text:p>
          </table:table-cell>
          <table:table-cell table:formula="oooc:=[.$A146]+[.$A146]/[.O$1]" office:value-type="float" office:value="326.666666666667">
            <text:p>326.67</text:p>
          </table:table-cell>
          <table:table-cell table:formula="oooc:=[.$A146]+[.$A146]/[.P$1]" office:value-type="float" office:value="306.25">
            <text:p>306.25</text:p>
          </table:table-cell>
          <table:table-cell table:formula="oooc:=[.$A146]+[.$A146]/[.Q$1]" office:value-type="float" office:value="294">
            <text:p>294</text:p>
          </table:table-cell>
          <table:table-cell table:formula="oooc:=[.$A146]+[.$A146]/[.R$1]" office:value-type="float" office:value="285.833333333333">
            <text:p>285.83</text:p>
          </table:table-cell>
          <table:table-cell table:formula="oooc:=[.$A146]+[.$A146]/[.S$1]" office:value-type="float" office:value="280">
            <text:p>280</text:p>
          </table:table-cell>
          <table:table-cell table:formula="oooc:=[.$A146]+[.$A146]/[.T$1]" office:value-type="float" office:value="275.625">
            <text:p>275.63</text:p>
          </table:table-cell>
          <table:table-cell table:formula="oooc:=[.$A146]+[.$A146]/[.U$1]" office:value-type="float" office:value="272.222222222222">
            <text:p>272.22</text:p>
          </table:table-cell>
          <table:table-cell table:formula="oooc:=[.$A146]+[.$A146]/[.V$1]" office:value-type="float" office:value="269.5">
            <text:p>269.5</text:p>
          </table:table-cell>
          <table:table-cell table:formula="oooc:=[.$A146]+[.$A146]/[.W$1]" office:value-type="float" office:value="267.272727272727">
            <text:p>267.2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ooc:=[.B$1]*100+[.$A147]" office:value-type="float" office:value="346">
            <text:p>346</text:p>
          </table:table-cell>
          <table:table-cell table:formula="oooc:=[.C$1]*100+[.$A147]" office:value-type="float" office:value="446">
            <text:p>446</text:p>
          </table:table-cell>
          <table:table-cell table:formula="oooc:=[.D$1]*100+[.$A147]" office:value-type="float" office:value="546">
            <text:p>546</text:p>
          </table:table-cell>
          <table:table-cell table:formula="oooc:=[.E$1]*100+[.$A147]" office:value-type="float" office:value="646">
            <text:p>646</text:p>
          </table:table-cell>
          <table:table-cell table:formula="oooc:=[.F$1]*100+[.$A147]" office:value-type="float" office:value="746">
            <text:p>746</text:p>
          </table:table-cell>
          <table:table-cell table:formula="oooc:=[.G$1]*100+[.$A147]" office:value-type="float" office:value="846">
            <text:p>846</text:p>
          </table:table-cell>
          <table:table-cell table:formula="oooc:=[.H$1]*100+[.$A147]" office:value-type="float" office:value="946">
            <text:p>946</text:p>
          </table:table-cell>
          <table:table-cell table:formula="oooc:=[.I$1]*100+[.$A147]" office:value-type="float" office:value="1046">
            <text:p>1046</text:p>
          </table:table-cell>
          <table:table-cell table:formula="oooc:=[.J$1]*100+[.$A147]" office:value-type="float" office:value="1146">
            <text:p>1146</text:p>
          </table:table-cell>
          <table:table-cell table:formula="oooc:=[.K$1]*100+[.$A147]" office:value-type="float" office:value="1246">
            <text:p>1246</text:p>
          </table:table-cell>
          <table:table-cell table:formula="oooc:=[.L$1]*100+[.$A147]" office:value-type="float" office:value="1346">
            <text:p>1346</text:p>
          </table:table-cell>
          <table:table-cell table:formula="oooc:=[.$A147]+[.$A147]/[.M$1]" office:value-type="float" office:value="492">
            <text:p>492</text:p>
          </table:table-cell>
          <table:table-cell table:formula="oooc:=[.$A147]+[.$A147]/[.N$1]" office:value-type="float" office:value="369">
            <text:p>369</text:p>
          </table:table-cell>
          <table:table-cell table:formula="oooc:=[.$A147]+[.$A147]/[.O$1]" office:value-type="float" office:value="328">
            <text:p>328</text:p>
          </table:table-cell>
          <table:table-cell table:formula="oooc:=[.$A147]+[.$A147]/[.P$1]" office:value-type="float" office:value="307.5">
            <text:p>307.5</text:p>
          </table:table-cell>
          <table:table-cell table:formula="oooc:=[.$A147]+[.$A147]/[.Q$1]" office:value-type="float" office:value="295.2">
            <text:p>295.2</text:p>
          </table:table-cell>
          <table:table-cell table:formula="oooc:=[.$A147]+[.$A147]/[.R$1]" office:value-type="float" office:value="287">
            <text:p>287</text:p>
          </table:table-cell>
          <table:table-cell table:formula="oooc:=[.$A147]+[.$A147]/[.S$1]" office:value-type="float" office:value="281.142857142857">
            <text:p>281.14</text:p>
          </table:table-cell>
          <table:table-cell table:formula="oooc:=[.$A147]+[.$A147]/[.T$1]" office:value-type="float" office:value="276.75">
            <text:p>276.75</text:p>
          </table:table-cell>
          <table:table-cell table:formula="oooc:=[.$A147]+[.$A147]/[.U$1]" office:value-type="float" office:value="273.333333333333">
            <text:p>273.33</text:p>
          </table:table-cell>
          <table:table-cell table:formula="oooc:=[.$A147]+[.$A147]/[.V$1]" office:value-type="float" office:value="270.6">
            <text:p>270.6</text:p>
          </table:table-cell>
          <table:table-cell table:formula="oooc:=[.$A147]+[.$A147]/[.W$1]" office:value-type="float" office:value="268.363636363636">
            <text:p>268.3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ooc:=[.B$1]*100+[.$A148]" office:value-type="float" office:value="347">
            <text:p>347</text:p>
          </table:table-cell>
          <table:table-cell table:formula="oooc:=[.C$1]*100+[.$A148]" office:value-type="float" office:value="447">
            <text:p>447</text:p>
          </table:table-cell>
          <table:table-cell table:formula="oooc:=[.D$1]*100+[.$A148]" office:value-type="float" office:value="547">
            <text:p>547</text:p>
          </table:table-cell>
          <table:table-cell table:formula="oooc:=[.E$1]*100+[.$A148]" office:value-type="float" office:value="647">
            <text:p>647</text:p>
          </table:table-cell>
          <table:table-cell table:formula="oooc:=[.F$1]*100+[.$A148]" office:value-type="float" office:value="747">
            <text:p>747</text:p>
          </table:table-cell>
          <table:table-cell table:formula="oooc:=[.G$1]*100+[.$A148]" office:value-type="float" office:value="847">
            <text:p>847</text:p>
          </table:table-cell>
          <table:table-cell table:formula="oooc:=[.H$1]*100+[.$A148]" office:value-type="float" office:value="947">
            <text:p>947</text:p>
          </table:table-cell>
          <table:table-cell table:formula="oooc:=[.I$1]*100+[.$A148]" office:value-type="float" office:value="1047">
            <text:p>1047</text:p>
          </table:table-cell>
          <table:table-cell table:formula="oooc:=[.J$1]*100+[.$A148]" office:value-type="float" office:value="1147">
            <text:p>1147</text:p>
          </table:table-cell>
          <table:table-cell table:formula="oooc:=[.K$1]*100+[.$A148]" office:value-type="float" office:value="1247">
            <text:p>1247</text:p>
          </table:table-cell>
          <table:table-cell table:formula="oooc:=[.L$1]*100+[.$A148]" office:value-type="float" office:value="1347">
            <text:p>1347</text:p>
          </table:table-cell>
          <table:table-cell table:formula="oooc:=[.$A148]+[.$A148]/[.M$1]" office:value-type="float" office:value="494">
            <text:p>494</text:p>
          </table:table-cell>
          <table:table-cell table:formula="oooc:=[.$A148]+[.$A148]/[.N$1]" office:value-type="float" office:value="370.5">
            <text:p>370.5</text:p>
          </table:table-cell>
          <table:table-cell table:formula="oooc:=[.$A148]+[.$A148]/[.O$1]" office:value-type="float" office:value="329.333333333333">
            <text:p>329.33</text:p>
          </table:table-cell>
          <table:table-cell table:formula="oooc:=[.$A148]+[.$A148]/[.P$1]" office:value-type="float" office:value="308.75">
            <text:p>308.75</text:p>
          </table:table-cell>
          <table:table-cell table:formula="oooc:=[.$A148]+[.$A148]/[.Q$1]" office:value-type="float" office:value="296.4">
            <text:p>296.4</text:p>
          </table:table-cell>
          <table:table-cell table:formula="oooc:=[.$A148]+[.$A148]/[.R$1]" office:value-type="float" office:value="288.166666666667">
            <text:p>288.17</text:p>
          </table:table-cell>
          <table:table-cell table:formula="oooc:=[.$A148]+[.$A148]/[.S$1]" office:value-type="float" office:value="282.285714285714">
            <text:p>282.29</text:p>
          </table:table-cell>
          <table:table-cell table:formula="oooc:=[.$A148]+[.$A148]/[.T$1]" office:value-type="float" office:value="277.875">
            <text:p>277.88</text:p>
          </table:table-cell>
          <table:table-cell table:formula="oooc:=[.$A148]+[.$A148]/[.U$1]" office:value-type="float" office:value="274.444444444444">
            <text:p>274.44</text:p>
          </table:table-cell>
          <table:table-cell table:formula="oooc:=[.$A148]+[.$A148]/[.V$1]" office:value-type="float" office:value="271.7">
            <text:p>271.7</text:p>
          </table:table-cell>
          <table:table-cell table:formula="oooc:=[.$A148]+[.$A148]/[.W$1]" office:value-type="float" office:value="269.454545454545">
            <text:p>269.4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ooc:=[.B$1]*100+[.$A149]" office:value-type="float" office:value="348">
            <text:p>348</text:p>
          </table:table-cell>
          <table:table-cell table:formula="oooc:=[.C$1]*100+[.$A149]" office:value-type="float" office:value="448">
            <text:p>448</text:p>
          </table:table-cell>
          <table:table-cell table:formula="oooc:=[.D$1]*100+[.$A149]" office:value-type="float" office:value="548">
            <text:p>548</text:p>
          </table:table-cell>
          <table:table-cell table:formula="oooc:=[.E$1]*100+[.$A149]" office:value-type="float" office:value="648">
            <text:p>648</text:p>
          </table:table-cell>
          <table:table-cell table:formula="oooc:=[.F$1]*100+[.$A149]" office:value-type="float" office:value="748">
            <text:p>748</text:p>
          </table:table-cell>
          <table:table-cell table:formula="oooc:=[.G$1]*100+[.$A149]" office:value-type="float" office:value="848">
            <text:p>848</text:p>
          </table:table-cell>
          <table:table-cell table:formula="oooc:=[.H$1]*100+[.$A149]" office:value-type="float" office:value="948">
            <text:p>948</text:p>
          </table:table-cell>
          <table:table-cell table:formula="oooc:=[.I$1]*100+[.$A149]" office:value-type="float" office:value="1048">
            <text:p>1048</text:p>
          </table:table-cell>
          <table:table-cell table:formula="oooc:=[.J$1]*100+[.$A149]" office:value-type="float" office:value="1148">
            <text:p>1148</text:p>
          </table:table-cell>
          <table:table-cell table:formula="oooc:=[.K$1]*100+[.$A149]" office:value-type="float" office:value="1248">
            <text:p>1248</text:p>
          </table:table-cell>
          <table:table-cell table:formula="oooc:=[.L$1]*100+[.$A149]" office:value-type="float" office:value="1348">
            <text:p>1348</text:p>
          </table:table-cell>
          <table:table-cell table:formula="oooc:=[.$A149]+[.$A149]/[.M$1]" office:value-type="float" office:value="496">
            <text:p>496</text:p>
          </table:table-cell>
          <table:table-cell table:formula="oooc:=[.$A149]+[.$A149]/[.N$1]" office:value-type="float" office:value="372">
            <text:p>372</text:p>
          </table:table-cell>
          <table:table-cell table:formula="oooc:=[.$A149]+[.$A149]/[.O$1]" office:value-type="float" office:value="330.666666666667">
            <text:p>330.67</text:p>
          </table:table-cell>
          <table:table-cell table:formula="oooc:=[.$A149]+[.$A149]/[.P$1]" office:value-type="float" office:value="310">
            <text:p>310</text:p>
          </table:table-cell>
          <table:table-cell table:formula="oooc:=[.$A149]+[.$A149]/[.Q$1]" office:value-type="float" office:value="297.6">
            <text:p>297.6</text:p>
          </table:table-cell>
          <table:table-cell table:formula="oooc:=[.$A149]+[.$A149]/[.R$1]" office:value-type="float" office:value="289.333333333333">
            <text:p>289.33</text:p>
          </table:table-cell>
          <table:table-cell table:formula="oooc:=[.$A149]+[.$A149]/[.S$1]" office:value-type="float" office:value="283.428571428571">
            <text:p>283.43</text:p>
          </table:table-cell>
          <table:table-cell table:formula="oooc:=[.$A149]+[.$A149]/[.T$1]" office:value-type="float" office:value="279">
            <text:p>279</text:p>
          </table:table-cell>
          <table:table-cell table:formula="oooc:=[.$A149]+[.$A149]/[.U$1]" office:value-type="float" office:value="275.555555555556">
            <text:p>275.56</text:p>
          </table:table-cell>
          <table:table-cell table:formula="oooc:=[.$A149]+[.$A149]/[.V$1]" office:value-type="float" office:value="272.8">
            <text:p>272.8</text:p>
          </table:table-cell>
          <table:table-cell table:formula="oooc:=[.$A149]+[.$A149]/[.W$1]" office:value-type="float" office:value="270.545454545455">
            <text:p>270.5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ooc:=[.B$1]*100+[.$A150]" office:value-type="float" office:value="349">
            <text:p>349</text:p>
          </table:table-cell>
          <table:table-cell table:formula="oooc:=[.C$1]*100+[.$A150]" office:value-type="float" office:value="449">
            <text:p>449</text:p>
          </table:table-cell>
          <table:table-cell table:formula="oooc:=[.D$1]*100+[.$A150]" office:value-type="float" office:value="549">
            <text:p>549</text:p>
          </table:table-cell>
          <table:table-cell table:formula="oooc:=[.E$1]*100+[.$A150]" office:value-type="float" office:value="649">
            <text:p>649</text:p>
          </table:table-cell>
          <table:table-cell table:formula="oooc:=[.F$1]*100+[.$A150]" office:value-type="float" office:value="749">
            <text:p>749</text:p>
          </table:table-cell>
          <table:table-cell table:formula="oooc:=[.G$1]*100+[.$A150]" office:value-type="float" office:value="849">
            <text:p>849</text:p>
          </table:table-cell>
          <table:table-cell table:formula="oooc:=[.H$1]*100+[.$A150]" office:value-type="float" office:value="949">
            <text:p>949</text:p>
          </table:table-cell>
          <table:table-cell table:formula="oooc:=[.I$1]*100+[.$A150]" office:value-type="float" office:value="1049">
            <text:p>1049</text:p>
          </table:table-cell>
          <table:table-cell table:formula="oooc:=[.J$1]*100+[.$A150]" office:value-type="float" office:value="1149">
            <text:p>1149</text:p>
          </table:table-cell>
          <table:table-cell table:formula="oooc:=[.K$1]*100+[.$A150]" office:value-type="float" office:value="1249">
            <text:p>1249</text:p>
          </table:table-cell>
          <table:table-cell table:formula="oooc:=[.L$1]*100+[.$A150]" office:value-type="float" office:value="1349">
            <text:p>1349</text:p>
          </table:table-cell>
          <table:table-cell table:formula="oooc:=[.$A150]+[.$A150]/[.M$1]" office:value-type="float" office:value="498">
            <text:p>498</text:p>
          </table:table-cell>
          <table:table-cell table:formula="oooc:=[.$A150]+[.$A150]/[.N$1]" office:value-type="float" office:value="373.5">
            <text:p>373.5</text:p>
          </table:table-cell>
          <table:table-cell table:formula="oooc:=[.$A150]+[.$A150]/[.O$1]" office:value-type="float" office:value="332">
            <text:p>332</text:p>
          </table:table-cell>
          <table:table-cell table:formula="oooc:=[.$A150]+[.$A150]/[.P$1]" office:value-type="float" office:value="311.25">
            <text:p>311.25</text:p>
          </table:table-cell>
          <table:table-cell table:formula="oooc:=[.$A150]+[.$A150]/[.Q$1]" office:value-type="float" office:value="298.8">
            <text:p>298.8</text:p>
          </table:table-cell>
          <table:table-cell table:formula="oooc:=[.$A150]+[.$A150]/[.R$1]" office:value-type="float" office:value="290.5">
            <text:p>290.5</text:p>
          </table:table-cell>
          <table:table-cell table:formula="oooc:=[.$A150]+[.$A150]/[.S$1]" office:value-type="float" office:value="284.571428571429">
            <text:p>284.57</text:p>
          </table:table-cell>
          <table:table-cell table:formula="oooc:=[.$A150]+[.$A150]/[.T$1]" office:value-type="float" office:value="280.125">
            <text:p>280.13</text:p>
          </table:table-cell>
          <table:table-cell table:formula="oooc:=[.$A150]+[.$A150]/[.U$1]" office:value-type="float" office:value="276.666666666667">
            <text:p>276.67</text:p>
          </table:table-cell>
          <table:table-cell table:formula="oooc:=[.$A150]+[.$A150]/[.V$1]" office:value-type="float" office:value="273.9">
            <text:p>273.9</text:p>
          </table:table-cell>
          <table:table-cell table:formula="oooc:=[.$A150]+[.$A150]/[.W$1]" office:value-type="float" office:value="271.636363636364">
            <text:p>271.6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ooc:=[.B$1]*100+[.$A151]" office:value-type="float" office:value="350">
            <text:p>350</text:p>
          </table:table-cell>
          <table:table-cell table:formula="oooc:=[.C$1]*100+[.$A151]" office:value-type="float" office:value="450">
            <text:p>450</text:p>
          </table:table-cell>
          <table:table-cell table:formula="oooc:=[.D$1]*100+[.$A151]" office:value-type="float" office:value="550">
            <text:p>550</text:p>
          </table:table-cell>
          <table:table-cell table:formula="oooc:=[.E$1]*100+[.$A151]" office:value-type="float" office:value="650">
            <text:p>650</text:p>
          </table:table-cell>
          <table:table-cell table:formula="oooc:=[.F$1]*100+[.$A151]" office:value-type="float" office:value="750">
            <text:p>750</text:p>
          </table:table-cell>
          <table:table-cell table:formula="oooc:=[.G$1]*100+[.$A151]" office:value-type="float" office:value="850">
            <text:p>850</text:p>
          </table:table-cell>
          <table:table-cell table:formula="oooc:=[.H$1]*100+[.$A151]" office:value-type="float" office:value="950">
            <text:p>950</text:p>
          </table:table-cell>
          <table:table-cell table:formula="oooc:=[.I$1]*100+[.$A151]" office:value-type="float" office:value="1050">
            <text:p>1050</text:p>
          </table:table-cell>
          <table:table-cell table:formula="oooc:=[.J$1]*100+[.$A151]" office:value-type="float" office:value="1150">
            <text:p>1150</text:p>
          </table:table-cell>
          <table:table-cell table:formula="oooc:=[.K$1]*100+[.$A151]" office:value-type="float" office:value="1250">
            <text:p>1250</text:p>
          </table:table-cell>
          <table:table-cell table:formula="oooc:=[.L$1]*100+[.$A151]" office:value-type="float" office:value="1350">
            <text:p>1350</text:p>
          </table:table-cell>
          <table:table-cell table:formula="oooc:=[.$A151]+[.$A151]/[.M$1]" office:value-type="float" office:value="500">
            <text:p>500</text:p>
          </table:table-cell>
          <table:table-cell table:formula="oooc:=[.$A151]+[.$A151]/[.N$1]" office:value-type="float" office:value="375">
            <text:p>375</text:p>
          </table:table-cell>
          <table:table-cell table:formula="oooc:=[.$A151]+[.$A151]/[.O$1]" office:value-type="float" office:value="333.333333333333">
            <text:p>333.33</text:p>
          </table:table-cell>
          <table:table-cell table:formula="oooc:=[.$A151]+[.$A151]/[.P$1]" office:value-type="float" office:value="312.5">
            <text:p>312.5</text:p>
          </table:table-cell>
          <table:table-cell table:formula="oooc:=[.$A151]+[.$A151]/[.Q$1]" office:value-type="float" office:value="300">
            <text:p>300</text:p>
          </table:table-cell>
          <table:table-cell table:formula="oooc:=[.$A151]+[.$A151]/[.R$1]" office:value-type="float" office:value="291.666666666667">
            <text:p>291.67</text:p>
          </table:table-cell>
          <table:table-cell table:formula="oooc:=[.$A151]+[.$A151]/[.S$1]" office:value-type="float" office:value="285.714285714286">
            <text:p>285.71</text:p>
          </table:table-cell>
          <table:table-cell table:formula="oooc:=[.$A151]+[.$A151]/[.T$1]" office:value-type="float" office:value="281.25">
            <text:p>281.25</text:p>
          </table:table-cell>
          <table:table-cell table:formula="oooc:=[.$A151]+[.$A151]/[.U$1]" office:value-type="float" office:value="277.777777777778">
            <text:p>277.78</text:p>
          </table:table-cell>
          <table:table-cell table:formula="oooc:=[.$A151]+[.$A151]/[.V$1]" office:value-type="float" office:value="275">
            <text:p>275</text:p>
          </table:table-cell>
          <table:table-cell table:formula="oooc:=[.$A151]+[.$A151]/[.W$1]" office:value-type="float" office:value="272.727272727273">
            <text:p>272.7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ooc:=[.B$1]*100+[.$A152]" office:value-type="float" office:value="351">
            <text:p>351</text:p>
          </table:table-cell>
          <table:table-cell table:formula="oooc:=[.C$1]*100+[.$A152]" office:value-type="float" office:value="451">
            <text:p>451</text:p>
          </table:table-cell>
          <table:table-cell table:formula="oooc:=[.D$1]*100+[.$A152]" office:value-type="float" office:value="551">
            <text:p>551</text:p>
          </table:table-cell>
          <table:table-cell table:formula="oooc:=[.E$1]*100+[.$A152]" office:value-type="float" office:value="651">
            <text:p>651</text:p>
          </table:table-cell>
          <table:table-cell table:formula="oooc:=[.F$1]*100+[.$A152]" office:value-type="float" office:value="751">
            <text:p>751</text:p>
          </table:table-cell>
          <table:table-cell table:formula="oooc:=[.G$1]*100+[.$A152]" office:value-type="float" office:value="851">
            <text:p>851</text:p>
          </table:table-cell>
          <table:table-cell table:formula="oooc:=[.H$1]*100+[.$A152]" office:value-type="float" office:value="951">
            <text:p>951</text:p>
          </table:table-cell>
          <table:table-cell table:formula="oooc:=[.I$1]*100+[.$A152]" office:value-type="float" office:value="1051">
            <text:p>1051</text:p>
          </table:table-cell>
          <table:table-cell table:formula="oooc:=[.J$1]*100+[.$A152]" office:value-type="float" office:value="1151">
            <text:p>1151</text:p>
          </table:table-cell>
          <table:table-cell table:formula="oooc:=[.K$1]*100+[.$A152]" office:value-type="float" office:value="1251">
            <text:p>1251</text:p>
          </table:table-cell>
          <table:table-cell table:formula="oooc:=[.L$1]*100+[.$A152]" office:value-type="float" office:value="1351">
            <text:p>1351</text:p>
          </table:table-cell>
          <table:table-cell table:formula="oooc:=[.$A152]+[.$A152]/[.M$1]" office:value-type="float" office:value="502">
            <text:p>502</text:p>
          </table:table-cell>
          <table:table-cell table:formula="oooc:=[.$A152]+[.$A152]/[.N$1]" office:value-type="float" office:value="376.5">
            <text:p>376.5</text:p>
          </table:table-cell>
          <table:table-cell table:formula="oooc:=[.$A152]+[.$A152]/[.O$1]" office:value-type="float" office:value="334.666666666667">
            <text:p>334.67</text:p>
          </table:table-cell>
          <table:table-cell table:formula="oooc:=[.$A152]+[.$A152]/[.P$1]" office:value-type="float" office:value="313.75">
            <text:p>313.75</text:p>
          </table:table-cell>
          <table:table-cell table:formula="oooc:=[.$A152]+[.$A152]/[.Q$1]" office:value-type="float" office:value="301.2">
            <text:p>301.2</text:p>
          </table:table-cell>
          <table:table-cell table:formula="oooc:=[.$A152]+[.$A152]/[.R$1]" office:value-type="float" office:value="292.833333333333">
            <text:p>292.83</text:p>
          </table:table-cell>
          <table:table-cell table:formula="oooc:=[.$A152]+[.$A152]/[.S$1]" office:value-type="float" office:value="286.857142857143">
            <text:p>286.86</text:p>
          </table:table-cell>
          <table:table-cell table:formula="oooc:=[.$A152]+[.$A152]/[.T$1]" office:value-type="float" office:value="282.375">
            <text:p>282.38</text:p>
          </table:table-cell>
          <table:table-cell table:formula="oooc:=[.$A152]+[.$A152]/[.U$1]" office:value-type="float" office:value="278.888888888889">
            <text:p>278.89</text:p>
          </table:table-cell>
          <table:table-cell table:formula="oooc:=[.$A152]+[.$A152]/[.V$1]" office:value-type="float" office:value="276.1">
            <text:p>276.1</text:p>
          </table:table-cell>
          <table:table-cell table:formula="oooc:=[.$A152]+[.$A152]/[.W$1]" office:value-type="float" office:value="273.818181818182">
            <text:p>273.8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ooc:=[.B$1]*100+[.$A153]" office:value-type="float" office:value="352">
            <text:p>352</text:p>
          </table:table-cell>
          <table:table-cell table:formula="oooc:=[.C$1]*100+[.$A153]" office:value-type="float" office:value="452">
            <text:p>452</text:p>
          </table:table-cell>
          <table:table-cell table:formula="oooc:=[.D$1]*100+[.$A153]" office:value-type="float" office:value="552">
            <text:p>552</text:p>
          </table:table-cell>
          <table:table-cell table:formula="oooc:=[.E$1]*100+[.$A153]" office:value-type="float" office:value="652">
            <text:p>652</text:p>
          </table:table-cell>
          <table:table-cell table:formula="oooc:=[.F$1]*100+[.$A153]" office:value-type="float" office:value="752">
            <text:p>752</text:p>
          </table:table-cell>
          <table:table-cell table:formula="oooc:=[.G$1]*100+[.$A153]" office:value-type="float" office:value="852">
            <text:p>852</text:p>
          </table:table-cell>
          <table:table-cell table:formula="oooc:=[.H$1]*100+[.$A153]" office:value-type="float" office:value="952">
            <text:p>952</text:p>
          </table:table-cell>
          <table:table-cell table:formula="oooc:=[.I$1]*100+[.$A153]" office:value-type="float" office:value="1052">
            <text:p>1052</text:p>
          </table:table-cell>
          <table:table-cell table:formula="oooc:=[.J$1]*100+[.$A153]" office:value-type="float" office:value="1152">
            <text:p>1152</text:p>
          </table:table-cell>
          <table:table-cell table:formula="oooc:=[.K$1]*100+[.$A153]" office:value-type="float" office:value="1252">
            <text:p>1252</text:p>
          </table:table-cell>
          <table:table-cell table:formula="oooc:=[.L$1]*100+[.$A153]" office:value-type="float" office:value="1352">
            <text:p>1352</text:p>
          </table:table-cell>
          <table:table-cell table:formula="oooc:=[.$A153]+[.$A153]/[.M$1]" office:value-type="float" office:value="504">
            <text:p>504</text:p>
          </table:table-cell>
          <table:table-cell table:formula="oooc:=[.$A153]+[.$A153]/[.N$1]" office:value-type="float" office:value="378">
            <text:p>378</text:p>
          </table:table-cell>
          <table:table-cell table:formula="oooc:=[.$A153]+[.$A153]/[.O$1]" office:value-type="float" office:value="336">
            <text:p>336</text:p>
          </table:table-cell>
          <table:table-cell table:formula="oooc:=[.$A153]+[.$A153]/[.P$1]" office:value-type="float" office:value="315">
            <text:p>315</text:p>
          </table:table-cell>
          <table:table-cell table:formula="oooc:=[.$A153]+[.$A153]/[.Q$1]" office:value-type="float" office:value="302.4">
            <text:p>302.4</text:p>
          </table:table-cell>
          <table:table-cell table:formula="oooc:=[.$A153]+[.$A153]/[.R$1]" office:value-type="float" office:value="294">
            <text:p>294</text:p>
          </table:table-cell>
          <table:table-cell table:formula="oooc:=[.$A153]+[.$A153]/[.S$1]" office:value-type="float" office:value="288">
            <text:p>288</text:p>
          </table:table-cell>
          <table:table-cell table:formula="oooc:=[.$A153]+[.$A153]/[.T$1]" office:value-type="float" office:value="283.5">
            <text:p>283.5</text:p>
          </table:table-cell>
          <table:table-cell table:formula="oooc:=[.$A153]+[.$A153]/[.U$1]" office:value-type="float" office:value="280">
            <text:p>280</text:p>
          </table:table-cell>
          <table:table-cell table:formula="oooc:=[.$A153]+[.$A153]/[.V$1]" office:value-type="float" office:value="277.2">
            <text:p>277.2</text:p>
          </table:table-cell>
          <table:table-cell table:formula="oooc:=[.$A153]+[.$A153]/[.W$1]" office:value-type="float" office:value="274.909090909091">
            <text:p>274.9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ooc:=[.B$1]*100+[.$A154]" office:value-type="float" office:value="353">
            <text:p>353</text:p>
          </table:table-cell>
          <table:table-cell table:formula="oooc:=[.C$1]*100+[.$A154]" office:value-type="float" office:value="453">
            <text:p>453</text:p>
          </table:table-cell>
          <table:table-cell table:formula="oooc:=[.D$1]*100+[.$A154]" office:value-type="float" office:value="553">
            <text:p>553</text:p>
          </table:table-cell>
          <table:table-cell table:formula="oooc:=[.E$1]*100+[.$A154]" office:value-type="float" office:value="653">
            <text:p>653</text:p>
          </table:table-cell>
          <table:table-cell table:formula="oooc:=[.F$1]*100+[.$A154]" office:value-type="float" office:value="753">
            <text:p>753</text:p>
          </table:table-cell>
          <table:table-cell table:formula="oooc:=[.G$1]*100+[.$A154]" office:value-type="float" office:value="853">
            <text:p>853</text:p>
          </table:table-cell>
          <table:table-cell table:formula="oooc:=[.H$1]*100+[.$A154]" office:value-type="float" office:value="953">
            <text:p>953</text:p>
          </table:table-cell>
          <table:table-cell table:formula="oooc:=[.I$1]*100+[.$A154]" office:value-type="float" office:value="1053">
            <text:p>1053</text:p>
          </table:table-cell>
          <table:table-cell table:formula="oooc:=[.J$1]*100+[.$A154]" office:value-type="float" office:value="1153">
            <text:p>1153</text:p>
          </table:table-cell>
          <table:table-cell table:formula="oooc:=[.K$1]*100+[.$A154]" office:value-type="float" office:value="1253">
            <text:p>1253</text:p>
          </table:table-cell>
          <table:table-cell table:formula="oooc:=[.L$1]*100+[.$A154]" office:value-type="float" office:value="1353">
            <text:p>1353</text:p>
          </table:table-cell>
          <table:table-cell table:formula="oooc:=[.$A154]+[.$A154]/[.M$1]" office:value-type="float" office:value="506">
            <text:p>506</text:p>
          </table:table-cell>
          <table:table-cell table:formula="oooc:=[.$A154]+[.$A154]/[.N$1]" office:value-type="float" office:value="379.5">
            <text:p>379.5</text:p>
          </table:table-cell>
          <table:table-cell table:formula="oooc:=[.$A154]+[.$A154]/[.O$1]" office:value-type="float" office:value="337.333333333333">
            <text:p>337.33</text:p>
          </table:table-cell>
          <table:table-cell table:formula="oooc:=[.$A154]+[.$A154]/[.P$1]" office:value-type="float" office:value="316.25">
            <text:p>316.25</text:p>
          </table:table-cell>
          <table:table-cell table:formula="oooc:=[.$A154]+[.$A154]/[.Q$1]" office:value-type="float" office:value="303.6">
            <text:p>303.6</text:p>
          </table:table-cell>
          <table:table-cell table:formula="oooc:=[.$A154]+[.$A154]/[.R$1]" office:value-type="float" office:value="295.166666666667">
            <text:p>295.17</text:p>
          </table:table-cell>
          <table:table-cell table:formula="oooc:=[.$A154]+[.$A154]/[.S$1]" office:value-type="float" office:value="289.142857142857">
            <text:p>289.14</text:p>
          </table:table-cell>
          <table:table-cell table:formula="oooc:=[.$A154]+[.$A154]/[.T$1]" office:value-type="float" office:value="284.625">
            <text:p>284.63</text:p>
          </table:table-cell>
          <table:table-cell table:formula="oooc:=[.$A154]+[.$A154]/[.U$1]" office:value-type="float" office:value="281.111111111111">
            <text:p>281.11</text:p>
          </table:table-cell>
          <table:table-cell table:formula="oooc:=[.$A154]+[.$A154]/[.V$1]" office:value-type="float" office:value="278.3">
            <text:p>278.3</text:p>
          </table:table-cell>
          <table:table-cell table:formula="oooc:=[.$A154]+[.$A154]/[.W$1]" office:value-type="float" office:value="276">
            <text:p>27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ooc:=[.B$1]*100+[.$A155]" office:value-type="float" office:value="354">
            <text:p>354</text:p>
          </table:table-cell>
          <table:table-cell table:formula="oooc:=[.C$1]*100+[.$A155]" office:value-type="float" office:value="454">
            <text:p>454</text:p>
          </table:table-cell>
          <table:table-cell table:formula="oooc:=[.D$1]*100+[.$A155]" office:value-type="float" office:value="554">
            <text:p>554</text:p>
          </table:table-cell>
          <table:table-cell table:formula="oooc:=[.E$1]*100+[.$A155]" office:value-type="float" office:value="654">
            <text:p>654</text:p>
          </table:table-cell>
          <table:table-cell table:formula="oooc:=[.F$1]*100+[.$A155]" office:value-type="float" office:value="754">
            <text:p>754</text:p>
          </table:table-cell>
          <table:table-cell table:formula="oooc:=[.G$1]*100+[.$A155]" office:value-type="float" office:value="854">
            <text:p>854</text:p>
          </table:table-cell>
          <table:table-cell table:formula="oooc:=[.H$1]*100+[.$A155]" office:value-type="float" office:value="954">
            <text:p>954</text:p>
          </table:table-cell>
          <table:table-cell table:formula="oooc:=[.I$1]*100+[.$A155]" office:value-type="float" office:value="1054">
            <text:p>1054</text:p>
          </table:table-cell>
          <table:table-cell table:formula="oooc:=[.J$1]*100+[.$A155]" office:value-type="float" office:value="1154">
            <text:p>1154</text:p>
          </table:table-cell>
          <table:table-cell table:formula="oooc:=[.K$1]*100+[.$A155]" office:value-type="float" office:value="1254">
            <text:p>1254</text:p>
          </table:table-cell>
          <table:table-cell table:formula="oooc:=[.L$1]*100+[.$A155]" office:value-type="float" office:value="1354">
            <text:p>1354</text:p>
          </table:table-cell>
          <table:table-cell table:formula="oooc:=[.$A155]+[.$A155]/[.M$1]" office:value-type="float" office:value="508">
            <text:p>508</text:p>
          </table:table-cell>
          <table:table-cell table:formula="oooc:=[.$A155]+[.$A155]/[.N$1]" office:value-type="float" office:value="381">
            <text:p>381</text:p>
          </table:table-cell>
          <table:table-cell table:formula="oooc:=[.$A155]+[.$A155]/[.O$1]" office:value-type="float" office:value="338.666666666667">
            <text:p>338.67</text:p>
          </table:table-cell>
          <table:table-cell table:formula="oooc:=[.$A155]+[.$A155]/[.P$1]" office:value-type="float" office:value="317.5">
            <text:p>317.5</text:p>
          </table:table-cell>
          <table:table-cell table:formula="oooc:=[.$A155]+[.$A155]/[.Q$1]" office:value-type="float" office:value="304.8">
            <text:p>304.8</text:p>
          </table:table-cell>
          <table:table-cell table:formula="oooc:=[.$A155]+[.$A155]/[.R$1]" office:value-type="float" office:value="296.333333333333">
            <text:p>296.33</text:p>
          </table:table-cell>
          <table:table-cell table:formula="oooc:=[.$A155]+[.$A155]/[.S$1]" office:value-type="float" office:value="290.285714285714">
            <text:p>290.29</text:p>
          </table:table-cell>
          <table:table-cell table:formula="oooc:=[.$A155]+[.$A155]/[.T$1]" office:value-type="float" office:value="285.75">
            <text:p>285.75</text:p>
          </table:table-cell>
          <table:table-cell table:formula="oooc:=[.$A155]+[.$A155]/[.U$1]" office:value-type="float" office:value="282.222222222222">
            <text:p>282.22</text:p>
          </table:table-cell>
          <table:table-cell table:formula="oooc:=[.$A155]+[.$A155]/[.V$1]" office:value-type="float" office:value="279.4">
            <text:p>279.4</text:p>
          </table:table-cell>
          <table:table-cell table:formula="oooc:=[.$A155]+[.$A155]/[.W$1]" office:value-type="float" office:value="277.090909090909">
            <text:p>277.0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ooc:=[.B$1]*100+[.$A156]" office:value-type="float" office:value="355">
            <text:p>355</text:p>
          </table:table-cell>
          <table:table-cell table:formula="oooc:=[.C$1]*100+[.$A156]" office:value-type="float" office:value="455">
            <text:p>455</text:p>
          </table:table-cell>
          <table:table-cell table:formula="oooc:=[.D$1]*100+[.$A156]" office:value-type="float" office:value="555">
            <text:p>555</text:p>
          </table:table-cell>
          <table:table-cell table:formula="oooc:=[.E$1]*100+[.$A156]" office:value-type="float" office:value="655">
            <text:p>655</text:p>
          </table:table-cell>
          <table:table-cell table:formula="oooc:=[.F$1]*100+[.$A156]" office:value-type="float" office:value="755">
            <text:p>755</text:p>
          </table:table-cell>
          <table:table-cell table:formula="oooc:=[.G$1]*100+[.$A156]" office:value-type="float" office:value="855">
            <text:p>855</text:p>
          </table:table-cell>
          <table:table-cell table:formula="oooc:=[.H$1]*100+[.$A156]" office:value-type="float" office:value="955">
            <text:p>955</text:p>
          </table:table-cell>
          <table:table-cell table:formula="oooc:=[.I$1]*100+[.$A156]" office:value-type="float" office:value="1055">
            <text:p>1055</text:p>
          </table:table-cell>
          <table:table-cell table:formula="oooc:=[.J$1]*100+[.$A156]" office:value-type="float" office:value="1155">
            <text:p>1155</text:p>
          </table:table-cell>
          <table:table-cell table:formula="oooc:=[.K$1]*100+[.$A156]" office:value-type="float" office:value="1255">
            <text:p>1255</text:p>
          </table:table-cell>
          <table:table-cell table:formula="oooc:=[.L$1]*100+[.$A156]" office:value-type="float" office:value="1355">
            <text:p>1355</text:p>
          </table:table-cell>
          <table:table-cell table:formula="oooc:=[.$A156]+[.$A156]/[.M$1]" office:value-type="float" office:value="510">
            <text:p>510</text:p>
          </table:table-cell>
          <table:table-cell table:formula="oooc:=[.$A156]+[.$A156]/[.N$1]" office:value-type="float" office:value="382.5">
            <text:p>382.5</text:p>
          </table:table-cell>
          <table:table-cell table:formula="oooc:=[.$A156]+[.$A156]/[.O$1]" office:value-type="float" office:value="340">
            <text:p>340</text:p>
          </table:table-cell>
          <table:table-cell table:formula="oooc:=[.$A156]+[.$A156]/[.P$1]" office:value-type="float" office:value="318.75">
            <text:p>318.75</text:p>
          </table:table-cell>
          <table:table-cell table:formula="oooc:=[.$A156]+[.$A156]/[.Q$1]" office:value-type="float" office:value="306">
            <text:p>306</text:p>
          </table:table-cell>
          <table:table-cell table:formula="oooc:=[.$A156]+[.$A156]/[.R$1]" office:value-type="float" office:value="297.5">
            <text:p>297.5</text:p>
          </table:table-cell>
          <table:table-cell table:formula="oooc:=[.$A156]+[.$A156]/[.S$1]" office:value-type="float" office:value="291.428571428571">
            <text:p>291.43</text:p>
          </table:table-cell>
          <table:table-cell table:formula="oooc:=[.$A156]+[.$A156]/[.T$1]" office:value-type="float" office:value="286.875">
            <text:p>286.88</text:p>
          </table:table-cell>
          <table:table-cell table:formula="oooc:=[.$A156]+[.$A156]/[.U$1]" office:value-type="float" office:value="283.333333333333">
            <text:p>283.33</text:p>
          </table:table-cell>
          <table:table-cell table:formula="oooc:=[.$A156]+[.$A156]/[.V$1]" office:value-type="float" office:value="280.5">
            <text:p>280.5</text:p>
          </table:table-cell>
          <table:table-cell table:formula="oooc:=[.$A156]+[.$A156]/[.W$1]" office:value-type="float" office:value="278.181818181818">
            <text:p>278.1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ooc:=[.B$1]*100+[.$A157]" office:value-type="float" office:value="356">
            <text:p>356</text:p>
          </table:table-cell>
          <table:table-cell table:formula="oooc:=[.C$1]*100+[.$A157]" office:value-type="float" office:value="456">
            <text:p>456</text:p>
          </table:table-cell>
          <table:table-cell table:formula="oooc:=[.D$1]*100+[.$A157]" office:value-type="float" office:value="556">
            <text:p>556</text:p>
          </table:table-cell>
          <table:table-cell table:formula="oooc:=[.E$1]*100+[.$A157]" office:value-type="float" office:value="656">
            <text:p>656</text:p>
          </table:table-cell>
          <table:table-cell table:formula="oooc:=[.F$1]*100+[.$A157]" office:value-type="float" office:value="756">
            <text:p>756</text:p>
          </table:table-cell>
          <table:table-cell table:formula="oooc:=[.G$1]*100+[.$A157]" office:value-type="float" office:value="856">
            <text:p>856</text:p>
          </table:table-cell>
          <table:table-cell table:formula="oooc:=[.H$1]*100+[.$A157]" office:value-type="float" office:value="956">
            <text:p>956</text:p>
          </table:table-cell>
          <table:table-cell table:formula="oooc:=[.I$1]*100+[.$A157]" office:value-type="float" office:value="1056">
            <text:p>1056</text:p>
          </table:table-cell>
          <table:table-cell table:formula="oooc:=[.J$1]*100+[.$A157]" office:value-type="float" office:value="1156">
            <text:p>1156</text:p>
          </table:table-cell>
          <table:table-cell table:formula="oooc:=[.K$1]*100+[.$A157]" office:value-type="float" office:value="1256">
            <text:p>1256</text:p>
          </table:table-cell>
          <table:table-cell table:formula="oooc:=[.L$1]*100+[.$A157]" office:value-type="float" office:value="1356">
            <text:p>1356</text:p>
          </table:table-cell>
          <table:table-cell table:formula="oooc:=[.$A157]+[.$A157]/[.M$1]" office:value-type="float" office:value="512">
            <text:p>512</text:p>
          </table:table-cell>
          <table:table-cell table:formula="oooc:=[.$A157]+[.$A157]/[.N$1]" office:value-type="float" office:value="384">
            <text:p>384</text:p>
          </table:table-cell>
          <table:table-cell table:formula="oooc:=[.$A157]+[.$A157]/[.O$1]" office:value-type="float" office:value="341.333333333333">
            <text:p>341.33</text:p>
          </table:table-cell>
          <table:table-cell table:formula="oooc:=[.$A157]+[.$A157]/[.P$1]" office:value-type="float" office:value="320">
            <text:p>320</text:p>
          </table:table-cell>
          <table:table-cell table:formula="oooc:=[.$A157]+[.$A157]/[.Q$1]" office:value-type="float" office:value="307.2">
            <text:p>307.2</text:p>
          </table:table-cell>
          <table:table-cell table:formula="oooc:=[.$A157]+[.$A157]/[.R$1]" office:value-type="float" office:value="298.666666666667">
            <text:p>298.67</text:p>
          </table:table-cell>
          <table:table-cell table:formula="oooc:=[.$A157]+[.$A157]/[.S$1]" office:value-type="float" office:value="292.571428571429">
            <text:p>292.57</text:p>
          </table:table-cell>
          <table:table-cell table:formula="oooc:=[.$A157]+[.$A157]/[.T$1]" office:value-type="float" office:value="288">
            <text:p>288</text:p>
          </table:table-cell>
          <table:table-cell table:formula="oooc:=[.$A157]+[.$A157]/[.U$1]" office:value-type="float" office:value="284.444444444444">
            <text:p>284.44</text:p>
          </table:table-cell>
          <table:table-cell table:formula="oooc:=[.$A157]+[.$A157]/[.V$1]" office:value-type="float" office:value="281.6">
            <text:p>281.6</text:p>
          </table:table-cell>
          <table:table-cell table:formula="oooc:=[.$A157]+[.$A157]/[.W$1]" office:value-type="float" office:value="279.272727272727">
            <text:p>279.2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ooc:=[.B$1]*100+[.$A158]" office:value-type="float" office:value="357">
            <text:p>357</text:p>
          </table:table-cell>
          <table:table-cell table:formula="oooc:=[.C$1]*100+[.$A158]" office:value-type="float" office:value="457">
            <text:p>457</text:p>
          </table:table-cell>
          <table:table-cell table:formula="oooc:=[.D$1]*100+[.$A158]" office:value-type="float" office:value="557">
            <text:p>557</text:p>
          </table:table-cell>
          <table:table-cell table:formula="oooc:=[.E$1]*100+[.$A158]" office:value-type="float" office:value="657">
            <text:p>657</text:p>
          </table:table-cell>
          <table:table-cell table:formula="oooc:=[.F$1]*100+[.$A158]" office:value-type="float" office:value="757">
            <text:p>757</text:p>
          </table:table-cell>
          <table:table-cell table:formula="oooc:=[.G$1]*100+[.$A158]" office:value-type="float" office:value="857">
            <text:p>857</text:p>
          </table:table-cell>
          <table:table-cell table:formula="oooc:=[.H$1]*100+[.$A158]" office:value-type="float" office:value="957">
            <text:p>957</text:p>
          </table:table-cell>
          <table:table-cell table:formula="oooc:=[.I$1]*100+[.$A158]" office:value-type="float" office:value="1057">
            <text:p>1057</text:p>
          </table:table-cell>
          <table:table-cell table:formula="oooc:=[.J$1]*100+[.$A158]" office:value-type="float" office:value="1157">
            <text:p>1157</text:p>
          </table:table-cell>
          <table:table-cell table:formula="oooc:=[.K$1]*100+[.$A158]" office:value-type="float" office:value="1257">
            <text:p>1257</text:p>
          </table:table-cell>
          <table:table-cell table:formula="oooc:=[.L$1]*100+[.$A158]" office:value-type="float" office:value="1357">
            <text:p>1357</text:p>
          </table:table-cell>
          <table:table-cell table:formula="oooc:=[.$A158]+[.$A158]/[.M$1]" office:value-type="float" office:value="514">
            <text:p>514</text:p>
          </table:table-cell>
          <table:table-cell table:formula="oooc:=[.$A158]+[.$A158]/[.N$1]" office:value-type="float" office:value="385.5">
            <text:p>385.5</text:p>
          </table:table-cell>
          <table:table-cell table:formula="oooc:=[.$A158]+[.$A158]/[.O$1]" office:value-type="float" office:value="342.666666666667">
            <text:p>342.67</text:p>
          </table:table-cell>
          <table:table-cell table:formula="oooc:=[.$A158]+[.$A158]/[.P$1]" office:value-type="float" office:value="321.25">
            <text:p>321.25</text:p>
          </table:table-cell>
          <table:table-cell table:formula="oooc:=[.$A158]+[.$A158]/[.Q$1]" office:value-type="float" office:value="308.4">
            <text:p>308.4</text:p>
          </table:table-cell>
          <table:table-cell table:formula="oooc:=[.$A158]+[.$A158]/[.R$1]" office:value-type="float" office:value="299.833333333333">
            <text:p>299.83</text:p>
          </table:table-cell>
          <table:table-cell table:formula="oooc:=[.$A158]+[.$A158]/[.S$1]" office:value-type="float" office:value="293.714285714286">
            <text:p>293.71</text:p>
          </table:table-cell>
          <table:table-cell table:formula="oooc:=[.$A158]+[.$A158]/[.T$1]" office:value-type="float" office:value="289.125">
            <text:p>289.13</text:p>
          </table:table-cell>
          <table:table-cell table:formula="oooc:=[.$A158]+[.$A158]/[.U$1]" office:value-type="float" office:value="285.555555555556">
            <text:p>285.56</text:p>
          </table:table-cell>
          <table:table-cell table:formula="oooc:=[.$A158]+[.$A158]/[.V$1]" office:value-type="float" office:value="282.7">
            <text:p>282.7</text:p>
          </table:table-cell>
          <table:table-cell table:formula="oooc:=[.$A158]+[.$A158]/[.W$1]" office:value-type="float" office:value="280.363636363636">
            <text:p>280.3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ooc:=[.B$1]*100+[.$A159]" office:value-type="float" office:value="358">
            <text:p>358</text:p>
          </table:table-cell>
          <table:table-cell table:formula="oooc:=[.C$1]*100+[.$A159]" office:value-type="float" office:value="458">
            <text:p>458</text:p>
          </table:table-cell>
          <table:table-cell table:formula="oooc:=[.D$1]*100+[.$A159]" office:value-type="float" office:value="558">
            <text:p>558</text:p>
          </table:table-cell>
          <table:table-cell table:formula="oooc:=[.E$1]*100+[.$A159]" office:value-type="float" office:value="658">
            <text:p>658</text:p>
          </table:table-cell>
          <table:table-cell table:formula="oooc:=[.F$1]*100+[.$A159]" office:value-type="float" office:value="758">
            <text:p>758</text:p>
          </table:table-cell>
          <table:table-cell table:formula="oooc:=[.G$1]*100+[.$A159]" office:value-type="float" office:value="858">
            <text:p>858</text:p>
          </table:table-cell>
          <table:table-cell table:formula="oooc:=[.H$1]*100+[.$A159]" office:value-type="float" office:value="958">
            <text:p>958</text:p>
          </table:table-cell>
          <table:table-cell table:formula="oooc:=[.I$1]*100+[.$A159]" office:value-type="float" office:value="1058">
            <text:p>1058</text:p>
          </table:table-cell>
          <table:table-cell table:formula="oooc:=[.J$1]*100+[.$A159]" office:value-type="float" office:value="1158">
            <text:p>1158</text:p>
          </table:table-cell>
          <table:table-cell table:formula="oooc:=[.K$1]*100+[.$A159]" office:value-type="float" office:value="1258">
            <text:p>1258</text:p>
          </table:table-cell>
          <table:table-cell table:formula="oooc:=[.L$1]*100+[.$A159]" office:value-type="float" office:value="1358">
            <text:p>1358</text:p>
          </table:table-cell>
          <table:table-cell table:formula="oooc:=[.$A159]+[.$A159]/[.M$1]" office:value-type="float" office:value="516">
            <text:p>516</text:p>
          </table:table-cell>
          <table:table-cell table:formula="oooc:=[.$A159]+[.$A159]/[.N$1]" office:value-type="float" office:value="387">
            <text:p>387</text:p>
          </table:table-cell>
          <table:table-cell table:formula="oooc:=[.$A159]+[.$A159]/[.O$1]" office:value-type="float" office:value="344">
            <text:p>344</text:p>
          </table:table-cell>
          <table:table-cell table:formula="oooc:=[.$A159]+[.$A159]/[.P$1]" office:value-type="float" office:value="322.5">
            <text:p>322.5</text:p>
          </table:table-cell>
          <table:table-cell table:formula="oooc:=[.$A159]+[.$A159]/[.Q$1]" office:value-type="float" office:value="309.6">
            <text:p>309.6</text:p>
          </table:table-cell>
          <table:table-cell table:formula="oooc:=[.$A159]+[.$A159]/[.R$1]" office:value-type="float" office:value="301">
            <text:p>301</text:p>
          </table:table-cell>
          <table:table-cell table:formula="oooc:=[.$A159]+[.$A159]/[.S$1]" office:value-type="float" office:value="294.857142857143">
            <text:p>294.86</text:p>
          </table:table-cell>
          <table:table-cell table:formula="oooc:=[.$A159]+[.$A159]/[.T$1]" office:value-type="float" office:value="290.25">
            <text:p>290.25</text:p>
          </table:table-cell>
          <table:table-cell table:formula="oooc:=[.$A159]+[.$A159]/[.U$1]" office:value-type="float" office:value="286.666666666667">
            <text:p>286.67</text:p>
          </table:table-cell>
          <table:table-cell table:formula="oooc:=[.$A159]+[.$A159]/[.V$1]" office:value-type="float" office:value="283.8">
            <text:p>283.8</text:p>
          </table:table-cell>
          <table:table-cell table:formula="oooc:=[.$A159]+[.$A159]/[.W$1]" office:value-type="float" office:value="281.454545454545">
            <text:p>281.4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ooc:=[.B$1]*100+[.$A160]" office:value-type="float" office:value="359">
            <text:p>359</text:p>
          </table:table-cell>
          <table:table-cell table:formula="oooc:=[.C$1]*100+[.$A160]" office:value-type="float" office:value="459">
            <text:p>459</text:p>
          </table:table-cell>
          <table:table-cell table:formula="oooc:=[.D$1]*100+[.$A160]" office:value-type="float" office:value="559">
            <text:p>559</text:p>
          </table:table-cell>
          <table:table-cell table:formula="oooc:=[.E$1]*100+[.$A160]" office:value-type="float" office:value="659">
            <text:p>659</text:p>
          </table:table-cell>
          <table:table-cell table:formula="oooc:=[.F$1]*100+[.$A160]" office:value-type="float" office:value="759">
            <text:p>759</text:p>
          </table:table-cell>
          <table:table-cell table:formula="oooc:=[.G$1]*100+[.$A160]" office:value-type="float" office:value="859">
            <text:p>859</text:p>
          </table:table-cell>
          <table:table-cell table:formula="oooc:=[.H$1]*100+[.$A160]" office:value-type="float" office:value="959">
            <text:p>959</text:p>
          </table:table-cell>
          <table:table-cell table:formula="oooc:=[.I$1]*100+[.$A160]" office:value-type="float" office:value="1059">
            <text:p>1059</text:p>
          </table:table-cell>
          <table:table-cell table:formula="oooc:=[.J$1]*100+[.$A160]" office:value-type="float" office:value="1159">
            <text:p>1159</text:p>
          </table:table-cell>
          <table:table-cell table:formula="oooc:=[.K$1]*100+[.$A160]" office:value-type="float" office:value="1259">
            <text:p>1259</text:p>
          </table:table-cell>
          <table:table-cell table:formula="oooc:=[.L$1]*100+[.$A160]" office:value-type="float" office:value="1359">
            <text:p>1359</text:p>
          </table:table-cell>
          <table:table-cell table:formula="oooc:=[.$A160]+[.$A160]/[.M$1]" office:value-type="float" office:value="518">
            <text:p>518</text:p>
          </table:table-cell>
          <table:table-cell table:formula="oooc:=[.$A160]+[.$A160]/[.N$1]" office:value-type="float" office:value="388.5">
            <text:p>388.5</text:p>
          </table:table-cell>
          <table:table-cell table:formula="oooc:=[.$A160]+[.$A160]/[.O$1]" office:value-type="float" office:value="345.333333333333">
            <text:p>345.33</text:p>
          </table:table-cell>
          <table:table-cell table:formula="oooc:=[.$A160]+[.$A160]/[.P$1]" office:value-type="float" office:value="323.75">
            <text:p>323.75</text:p>
          </table:table-cell>
          <table:table-cell table:formula="oooc:=[.$A160]+[.$A160]/[.Q$1]" office:value-type="float" office:value="310.8">
            <text:p>310.8</text:p>
          </table:table-cell>
          <table:table-cell table:formula="oooc:=[.$A160]+[.$A160]/[.R$1]" office:value-type="float" office:value="302.166666666667">
            <text:p>302.17</text:p>
          </table:table-cell>
          <table:table-cell table:formula="oooc:=[.$A160]+[.$A160]/[.S$1]" office:value-type="float" office:value="296">
            <text:p>296</text:p>
          </table:table-cell>
          <table:table-cell table:formula="oooc:=[.$A160]+[.$A160]/[.T$1]" office:value-type="float" office:value="291.375">
            <text:p>291.38</text:p>
          </table:table-cell>
          <table:table-cell table:formula="oooc:=[.$A160]+[.$A160]/[.U$1]" office:value-type="float" office:value="287.777777777778">
            <text:p>287.78</text:p>
          </table:table-cell>
          <table:table-cell table:formula="oooc:=[.$A160]+[.$A160]/[.V$1]" office:value-type="float" office:value="284.9">
            <text:p>284.9</text:p>
          </table:table-cell>
          <table:table-cell table:formula="oooc:=[.$A160]+[.$A160]/[.W$1]" office:value-type="float" office:value="282.545454545455">
            <text:p>282.5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ooc:=[.B$1]*100+[.$A161]" office:value-type="float" office:value="360">
            <text:p>360</text:p>
          </table:table-cell>
          <table:table-cell table:formula="oooc:=[.C$1]*100+[.$A161]" office:value-type="float" office:value="460">
            <text:p>460</text:p>
          </table:table-cell>
          <table:table-cell table:formula="oooc:=[.D$1]*100+[.$A161]" office:value-type="float" office:value="560">
            <text:p>560</text:p>
          </table:table-cell>
          <table:table-cell table:formula="oooc:=[.E$1]*100+[.$A161]" office:value-type="float" office:value="660">
            <text:p>660</text:p>
          </table:table-cell>
          <table:table-cell table:formula="oooc:=[.F$1]*100+[.$A161]" office:value-type="float" office:value="760">
            <text:p>760</text:p>
          </table:table-cell>
          <table:table-cell table:formula="oooc:=[.G$1]*100+[.$A161]" office:value-type="float" office:value="860">
            <text:p>860</text:p>
          </table:table-cell>
          <table:table-cell table:formula="oooc:=[.H$1]*100+[.$A161]" office:value-type="float" office:value="960">
            <text:p>960</text:p>
          </table:table-cell>
          <table:table-cell table:formula="oooc:=[.I$1]*100+[.$A161]" office:value-type="float" office:value="1060">
            <text:p>1060</text:p>
          </table:table-cell>
          <table:table-cell table:formula="oooc:=[.J$1]*100+[.$A161]" office:value-type="float" office:value="1160">
            <text:p>1160</text:p>
          </table:table-cell>
          <table:table-cell table:formula="oooc:=[.K$1]*100+[.$A161]" office:value-type="float" office:value="1260">
            <text:p>1260</text:p>
          </table:table-cell>
          <table:table-cell table:formula="oooc:=[.L$1]*100+[.$A161]" office:value-type="float" office:value="1360">
            <text:p>1360</text:p>
          </table:table-cell>
          <table:table-cell table:formula="oooc:=[.$A161]+[.$A161]/[.M$1]" office:value-type="float" office:value="520">
            <text:p>520</text:p>
          </table:table-cell>
          <table:table-cell table:formula="oooc:=[.$A161]+[.$A161]/[.N$1]" office:value-type="float" office:value="390">
            <text:p>390</text:p>
          </table:table-cell>
          <table:table-cell table:formula="oooc:=[.$A161]+[.$A161]/[.O$1]" office:value-type="float" office:value="346.666666666667">
            <text:p>346.67</text:p>
          </table:table-cell>
          <table:table-cell table:formula="oooc:=[.$A161]+[.$A161]/[.P$1]" office:value-type="float" office:value="325">
            <text:p>325</text:p>
          </table:table-cell>
          <table:table-cell table:formula="oooc:=[.$A161]+[.$A161]/[.Q$1]" office:value-type="float" office:value="312">
            <text:p>312</text:p>
          </table:table-cell>
          <table:table-cell table:formula="oooc:=[.$A161]+[.$A161]/[.R$1]" office:value-type="float" office:value="303.333333333333">
            <text:p>303.33</text:p>
          </table:table-cell>
          <table:table-cell table:formula="oooc:=[.$A161]+[.$A161]/[.S$1]" office:value-type="float" office:value="297.142857142857">
            <text:p>297.14</text:p>
          </table:table-cell>
          <table:table-cell table:formula="oooc:=[.$A161]+[.$A161]/[.T$1]" office:value-type="float" office:value="292.5">
            <text:p>292.5</text:p>
          </table:table-cell>
          <table:table-cell table:formula="oooc:=[.$A161]+[.$A161]/[.U$1]" office:value-type="float" office:value="288.888888888889">
            <text:p>288.89</text:p>
          </table:table-cell>
          <table:table-cell table:formula="oooc:=[.$A161]+[.$A161]/[.V$1]" office:value-type="float" office:value="286">
            <text:p>286</text:p>
          </table:table-cell>
          <table:table-cell table:formula="oooc:=[.$A161]+[.$A161]/[.W$1]" office:value-type="float" office:value="283.636363636364">
            <text:p>283.6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ooc:=[.B$1]*100+[.$A162]" office:value-type="float" office:value="361">
            <text:p>361</text:p>
          </table:table-cell>
          <table:table-cell table:formula="oooc:=[.C$1]*100+[.$A162]" office:value-type="float" office:value="461">
            <text:p>461</text:p>
          </table:table-cell>
          <table:table-cell table:formula="oooc:=[.D$1]*100+[.$A162]" office:value-type="float" office:value="561">
            <text:p>561</text:p>
          </table:table-cell>
          <table:table-cell table:formula="oooc:=[.E$1]*100+[.$A162]" office:value-type="float" office:value="661">
            <text:p>661</text:p>
          </table:table-cell>
          <table:table-cell table:formula="oooc:=[.F$1]*100+[.$A162]" office:value-type="float" office:value="761">
            <text:p>761</text:p>
          </table:table-cell>
          <table:table-cell table:formula="oooc:=[.G$1]*100+[.$A162]" office:value-type="float" office:value="861">
            <text:p>861</text:p>
          </table:table-cell>
          <table:table-cell table:formula="oooc:=[.H$1]*100+[.$A162]" office:value-type="float" office:value="961">
            <text:p>961</text:p>
          </table:table-cell>
          <table:table-cell table:formula="oooc:=[.I$1]*100+[.$A162]" office:value-type="float" office:value="1061">
            <text:p>1061</text:p>
          </table:table-cell>
          <table:table-cell table:formula="oooc:=[.J$1]*100+[.$A162]" office:value-type="float" office:value="1161">
            <text:p>1161</text:p>
          </table:table-cell>
          <table:table-cell table:formula="oooc:=[.K$1]*100+[.$A162]" office:value-type="float" office:value="1261">
            <text:p>1261</text:p>
          </table:table-cell>
          <table:table-cell table:formula="oooc:=[.L$1]*100+[.$A162]" office:value-type="float" office:value="1361">
            <text:p>1361</text:p>
          </table:table-cell>
          <table:table-cell table:formula="oooc:=[.$A162]+[.$A162]/[.M$1]" office:value-type="float" office:value="522">
            <text:p>522</text:p>
          </table:table-cell>
          <table:table-cell table:formula="oooc:=[.$A162]+[.$A162]/[.N$1]" office:value-type="float" office:value="391.5">
            <text:p>391.5</text:p>
          </table:table-cell>
          <table:table-cell table:formula="oooc:=[.$A162]+[.$A162]/[.O$1]" office:value-type="float" office:value="348">
            <text:p>348</text:p>
          </table:table-cell>
          <table:table-cell table:formula="oooc:=[.$A162]+[.$A162]/[.P$1]" office:value-type="float" office:value="326.25">
            <text:p>326.25</text:p>
          </table:table-cell>
          <table:table-cell table:formula="oooc:=[.$A162]+[.$A162]/[.Q$1]" office:value-type="float" office:value="313.2">
            <text:p>313.2</text:p>
          </table:table-cell>
          <table:table-cell table:formula="oooc:=[.$A162]+[.$A162]/[.R$1]" office:value-type="float" office:value="304.5">
            <text:p>304.5</text:p>
          </table:table-cell>
          <table:table-cell table:formula="oooc:=[.$A162]+[.$A162]/[.S$1]" office:value-type="float" office:value="298.285714285714">
            <text:p>298.29</text:p>
          </table:table-cell>
          <table:table-cell table:formula="oooc:=[.$A162]+[.$A162]/[.T$1]" office:value-type="float" office:value="293.625">
            <text:p>293.63</text:p>
          </table:table-cell>
          <table:table-cell table:formula="oooc:=[.$A162]+[.$A162]/[.U$1]" office:value-type="float" office:value="290">
            <text:p>290</text:p>
          </table:table-cell>
          <table:table-cell table:formula="oooc:=[.$A162]+[.$A162]/[.V$1]" office:value-type="float" office:value="287.1">
            <text:p>287.1</text:p>
          </table:table-cell>
          <table:table-cell table:formula="oooc:=[.$A162]+[.$A162]/[.W$1]" office:value-type="float" office:value="284.727272727273">
            <text:p>284.7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ooc:=[.B$1]*100+[.$A163]" office:value-type="float" office:value="362">
            <text:p>362</text:p>
          </table:table-cell>
          <table:table-cell table:formula="oooc:=[.C$1]*100+[.$A163]" office:value-type="float" office:value="462">
            <text:p>462</text:p>
          </table:table-cell>
          <table:table-cell table:formula="oooc:=[.D$1]*100+[.$A163]" office:value-type="float" office:value="562">
            <text:p>562</text:p>
          </table:table-cell>
          <table:table-cell table:formula="oooc:=[.E$1]*100+[.$A163]" office:value-type="float" office:value="662">
            <text:p>662</text:p>
          </table:table-cell>
          <table:table-cell table:formula="oooc:=[.F$1]*100+[.$A163]" office:value-type="float" office:value="762">
            <text:p>762</text:p>
          </table:table-cell>
          <table:table-cell table:formula="oooc:=[.G$1]*100+[.$A163]" office:value-type="float" office:value="862">
            <text:p>862</text:p>
          </table:table-cell>
          <table:table-cell table:formula="oooc:=[.H$1]*100+[.$A163]" office:value-type="float" office:value="962">
            <text:p>962</text:p>
          </table:table-cell>
          <table:table-cell table:formula="oooc:=[.I$1]*100+[.$A163]" office:value-type="float" office:value="1062">
            <text:p>1062</text:p>
          </table:table-cell>
          <table:table-cell table:formula="oooc:=[.J$1]*100+[.$A163]" office:value-type="float" office:value="1162">
            <text:p>1162</text:p>
          </table:table-cell>
          <table:table-cell table:formula="oooc:=[.K$1]*100+[.$A163]" office:value-type="float" office:value="1262">
            <text:p>1262</text:p>
          </table:table-cell>
          <table:table-cell table:formula="oooc:=[.L$1]*100+[.$A163]" office:value-type="float" office:value="1362">
            <text:p>1362</text:p>
          </table:table-cell>
          <table:table-cell table:formula="oooc:=[.$A163]+[.$A163]/[.M$1]" office:value-type="float" office:value="524">
            <text:p>524</text:p>
          </table:table-cell>
          <table:table-cell table:formula="oooc:=[.$A163]+[.$A163]/[.N$1]" office:value-type="float" office:value="393">
            <text:p>393</text:p>
          </table:table-cell>
          <table:table-cell table:formula="oooc:=[.$A163]+[.$A163]/[.O$1]" office:value-type="float" office:value="349.333333333333">
            <text:p>349.33</text:p>
          </table:table-cell>
          <table:table-cell table:formula="oooc:=[.$A163]+[.$A163]/[.P$1]" office:value-type="float" office:value="327.5">
            <text:p>327.5</text:p>
          </table:table-cell>
          <table:table-cell table:formula="oooc:=[.$A163]+[.$A163]/[.Q$1]" office:value-type="float" office:value="314.4">
            <text:p>314.4</text:p>
          </table:table-cell>
          <table:table-cell table:formula="oooc:=[.$A163]+[.$A163]/[.R$1]" office:value-type="float" office:value="305.666666666667">
            <text:p>305.67</text:p>
          </table:table-cell>
          <table:table-cell table:formula="oooc:=[.$A163]+[.$A163]/[.S$1]" office:value-type="float" office:value="299.428571428571">
            <text:p>299.43</text:p>
          </table:table-cell>
          <table:table-cell table:formula="oooc:=[.$A163]+[.$A163]/[.T$1]" office:value-type="float" office:value="294.75">
            <text:p>294.75</text:p>
          </table:table-cell>
          <table:table-cell table:formula="oooc:=[.$A163]+[.$A163]/[.U$1]" office:value-type="float" office:value="291.111111111111">
            <text:p>291.11</text:p>
          </table:table-cell>
          <table:table-cell table:formula="oooc:=[.$A163]+[.$A163]/[.V$1]" office:value-type="float" office:value="288.2">
            <text:p>288.2</text:p>
          </table:table-cell>
          <table:table-cell table:formula="oooc:=[.$A163]+[.$A163]/[.W$1]" office:value-type="float" office:value="285.818181818182">
            <text:p>285.8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ooc:=[.B$1]*100+[.$A164]" office:value-type="float" office:value="363">
            <text:p>363</text:p>
          </table:table-cell>
          <table:table-cell table:formula="oooc:=[.C$1]*100+[.$A164]" office:value-type="float" office:value="463">
            <text:p>463</text:p>
          </table:table-cell>
          <table:table-cell table:formula="oooc:=[.D$1]*100+[.$A164]" office:value-type="float" office:value="563">
            <text:p>563</text:p>
          </table:table-cell>
          <table:table-cell table:formula="oooc:=[.E$1]*100+[.$A164]" office:value-type="float" office:value="663">
            <text:p>663</text:p>
          </table:table-cell>
          <table:table-cell table:formula="oooc:=[.F$1]*100+[.$A164]" office:value-type="float" office:value="763">
            <text:p>763</text:p>
          </table:table-cell>
          <table:table-cell table:formula="oooc:=[.G$1]*100+[.$A164]" office:value-type="float" office:value="863">
            <text:p>863</text:p>
          </table:table-cell>
          <table:table-cell table:formula="oooc:=[.H$1]*100+[.$A164]" office:value-type="float" office:value="963">
            <text:p>963</text:p>
          </table:table-cell>
          <table:table-cell table:formula="oooc:=[.I$1]*100+[.$A164]" office:value-type="float" office:value="1063">
            <text:p>1063</text:p>
          </table:table-cell>
          <table:table-cell table:formula="oooc:=[.J$1]*100+[.$A164]" office:value-type="float" office:value="1163">
            <text:p>1163</text:p>
          </table:table-cell>
          <table:table-cell table:formula="oooc:=[.K$1]*100+[.$A164]" office:value-type="float" office:value="1263">
            <text:p>1263</text:p>
          </table:table-cell>
          <table:table-cell table:formula="oooc:=[.L$1]*100+[.$A164]" office:value-type="float" office:value="1363">
            <text:p>1363</text:p>
          </table:table-cell>
          <table:table-cell table:formula="oooc:=[.$A164]+[.$A164]/[.M$1]" office:value-type="float" office:value="526">
            <text:p>526</text:p>
          </table:table-cell>
          <table:table-cell table:formula="oooc:=[.$A164]+[.$A164]/[.N$1]" office:value-type="float" office:value="394.5">
            <text:p>394.5</text:p>
          </table:table-cell>
          <table:table-cell table:formula="oooc:=[.$A164]+[.$A164]/[.O$1]" office:value-type="float" office:value="350.666666666667">
            <text:p>350.67</text:p>
          </table:table-cell>
          <table:table-cell table:formula="oooc:=[.$A164]+[.$A164]/[.P$1]" office:value-type="float" office:value="328.75">
            <text:p>328.75</text:p>
          </table:table-cell>
          <table:table-cell table:formula="oooc:=[.$A164]+[.$A164]/[.Q$1]" office:value-type="float" office:value="315.6">
            <text:p>315.6</text:p>
          </table:table-cell>
          <table:table-cell table:formula="oooc:=[.$A164]+[.$A164]/[.R$1]" office:value-type="float" office:value="306.833333333333">
            <text:p>306.83</text:p>
          </table:table-cell>
          <table:table-cell table:formula="oooc:=[.$A164]+[.$A164]/[.S$1]" office:value-type="float" office:value="300.571428571429">
            <text:p>300.57</text:p>
          </table:table-cell>
          <table:table-cell table:formula="oooc:=[.$A164]+[.$A164]/[.T$1]" office:value-type="float" office:value="295.875">
            <text:p>295.88</text:p>
          </table:table-cell>
          <table:table-cell table:formula="oooc:=[.$A164]+[.$A164]/[.U$1]" office:value-type="float" office:value="292.222222222222">
            <text:p>292.22</text:p>
          </table:table-cell>
          <table:table-cell table:formula="oooc:=[.$A164]+[.$A164]/[.V$1]" office:value-type="float" office:value="289.3">
            <text:p>289.3</text:p>
          </table:table-cell>
          <table:table-cell table:formula="oooc:=[.$A164]+[.$A164]/[.W$1]" office:value-type="float" office:value="286.909090909091">
            <text:p>286.9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ooc:=[.B$1]*100+[.$A165]" office:value-type="float" office:value="364">
            <text:p>364</text:p>
          </table:table-cell>
          <table:table-cell table:formula="oooc:=[.C$1]*100+[.$A165]" office:value-type="float" office:value="464">
            <text:p>464</text:p>
          </table:table-cell>
          <table:table-cell table:formula="oooc:=[.D$1]*100+[.$A165]" office:value-type="float" office:value="564">
            <text:p>564</text:p>
          </table:table-cell>
          <table:table-cell table:formula="oooc:=[.E$1]*100+[.$A165]" office:value-type="float" office:value="664">
            <text:p>664</text:p>
          </table:table-cell>
          <table:table-cell table:formula="oooc:=[.F$1]*100+[.$A165]" office:value-type="float" office:value="764">
            <text:p>764</text:p>
          </table:table-cell>
          <table:table-cell table:formula="oooc:=[.G$1]*100+[.$A165]" office:value-type="float" office:value="864">
            <text:p>864</text:p>
          </table:table-cell>
          <table:table-cell table:formula="oooc:=[.H$1]*100+[.$A165]" office:value-type="float" office:value="964">
            <text:p>964</text:p>
          </table:table-cell>
          <table:table-cell table:formula="oooc:=[.I$1]*100+[.$A165]" office:value-type="float" office:value="1064">
            <text:p>1064</text:p>
          </table:table-cell>
          <table:table-cell table:formula="oooc:=[.J$1]*100+[.$A165]" office:value-type="float" office:value="1164">
            <text:p>1164</text:p>
          </table:table-cell>
          <table:table-cell table:formula="oooc:=[.K$1]*100+[.$A165]" office:value-type="float" office:value="1264">
            <text:p>1264</text:p>
          </table:table-cell>
          <table:table-cell table:formula="oooc:=[.L$1]*100+[.$A165]" office:value-type="float" office:value="1364">
            <text:p>1364</text:p>
          </table:table-cell>
          <table:table-cell table:formula="oooc:=[.$A165]+[.$A165]/[.M$1]" office:value-type="float" office:value="528">
            <text:p>528</text:p>
          </table:table-cell>
          <table:table-cell table:formula="oooc:=[.$A165]+[.$A165]/[.N$1]" office:value-type="float" office:value="396">
            <text:p>396</text:p>
          </table:table-cell>
          <table:table-cell table:formula="oooc:=[.$A165]+[.$A165]/[.O$1]" office:value-type="float" office:value="352">
            <text:p>352</text:p>
          </table:table-cell>
          <table:table-cell table:formula="oooc:=[.$A165]+[.$A165]/[.P$1]" office:value-type="float" office:value="330">
            <text:p>330</text:p>
          </table:table-cell>
          <table:table-cell table:formula="oooc:=[.$A165]+[.$A165]/[.Q$1]" office:value-type="float" office:value="316.8">
            <text:p>316.8</text:p>
          </table:table-cell>
          <table:table-cell table:formula="oooc:=[.$A165]+[.$A165]/[.R$1]" office:value-type="float" office:value="308">
            <text:p>308</text:p>
          </table:table-cell>
          <table:table-cell table:formula="oooc:=[.$A165]+[.$A165]/[.S$1]" office:value-type="float" office:value="301.714285714286">
            <text:p>301.71</text:p>
          </table:table-cell>
          <table:table-cell table:formula="oooc:=[.$A165]+[.$A165]/[.T$1]" office:value-type="float" office:value="297">
            <text:p>297</text:p>
          </table:table-cell>
          <table:table-cell table:formula="oooc:=[.$A165]+[.$A165]/[.U$1]" office:value-type="float" office:value="293.333333333333">
            <text:p>293.33</text:p>
          </table:table-cell>
          <table:table-cell table:formula="oooc:=[.$A165]+[.$A165]/[.V$1]" office:value-type="float" office:value="290.4">
            <text:p>290.4</text:p>
          </table:table-cell>
          <table:table-cell table:formula="oooc:=[.$A165]+[.$A165]/[.W$1]" office:value-type="float" office:value="288">
            <text:p>28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ooc:=[.B$1]*100+[.$A166]" office:value-type="float" office:value="365">
            <text:p>365</text:p>
          </table:table-cell>
          <table:table-cell table:formula="oooc:=[.C$1]*100+[.$A166]" office:value-type="float" office:value="465">
            <text:p>465</text:p>
          </table:table-cell>
          <table:table-cell table:formula="oooc:=[.D$1]*100+[.$A166]" office:value-type="float" office:value="565">
            <text:p>565</text:p>
          </table:table-cell>
          <table:table-cell table:formula="oooc:=[.E$1]*100+[.$A166]" office:value-type="float" office:value="665">
            <text:p>665</text:p>
          </table:table-cell>
          <table:table-cell table:formula="oooc:=[.F$1]*100+[.$A166]" office:value-type="float" office:value="765">
            <text:p>765</text:p>
          </table:table-cell>
          <table:table-cell table:formula="oooc:=[.G$1]*100+[.$A166]" office:value-type="float" office:value="865">
            <text:p>865</text:p>
          </table:table-cell>
          <table:table-cell table:formula="oooc:=[.H$1]*100+[.$A166]" office:value-type="float" office:value="965">
            <text:p>965</text:p>
          </table:table-cell>
          <table:table-cell table:formula="oooc:=[.I$1]*100+[.$A166]" office:value-type="float" office:value="1065">
            <text:p>1065</text:p>
          </table:table-cell>
          <table:table-cell table:formula="oooc:=[.J$1]*100+[.$A166]" office:value-type="float" office:value="1165">
            <text:p>1165</text:p>
          </table:table-cell>
          <table:table-cell table:formula="oooc:=[.K$1]*100+[.$A166]" office:value-type="float" office:value="1265">
            <text:p>1265</text:p>
          </table:table-cell>
          <table:table-cell table:formula="oooc:=[.L$1]*100+[.$A166]" office:value-type="float" office:value="1365">
            <text:p>1365</text:p>
          </table:table-cell>
          <table:table-cell table:formula="oooc:=[.$A166]+[.$A166]/[.M$1]" office:value-type="float" office:value="530">
            <text:p>530</text:p>
          </table:table-cell>
          <table:table-cell table:formula="oooc:=[.$A166]+[.$A166]/[.N$1]" office:value-type="float" office:value="397.5">
            <text:p>397.5</text:p>
          </table:table-cell>
          <table:table-cell table:formula="oooc:=[.$A166]+[.$A166]/[.O$1]" office:value-type="float" office:value="353.333333333333">
            <text:p>353.33</text:p>
          </table:table-cell>
          <table:table-cell table:formula="oooc:=[.$A166]+[.$A166]/[.P$1]" office:value-type="float" office:value="331.25">
            <text:p>331.25</text:p>
          </table:table-cell>
          <table:table-cell table:formula="oooc:=[.$A166]+[.$A166]/[.Q$1]" office:value-type="float" office:value="318">
            <text:p>318</text:p>
          </table:table-cell>
          <table:table-cell table:formula="oooc:=[.$A166]+[.$A166]/[.R$1]" office:value-type="float" office:value="309.166666666667">
            <text:p>309.17</text:p>
          </table:table-cell>
          <table:table-cell table:formula="oooc:=[.$A166]+[.$A166]/[.S$1]" office:value-type="float" office:value="302.857142857143">
            <text:p>302.86</text:p>
          </table:table-cell>
          <table:table-cell table:formula="oooc:=[.$A166]+[.$A166]/[.T$1]" office:value-type="float" office:value="298.125">
            <text:p>298.13</text:p>
          </table:table-cell>
          <table:table-cell table:formula="oooc:=[.$A166]+[.$A166]/[.U$1]" office:value-type="float" office:value="294.444444444444">
            <text:p>294.44</text:p>
          </table:table-cell>
          <table:table-cell table:formula="oooc:=[.$A166]+[.$A166]/[.V$1]" office:value-type="float" office:value="291.5">
            <text:p>291.5</text:p>
          </table:table-cell>
          <table:table-cell table:formula="oooc:=[.$A166]+[.$A166]/[.W$1]" office:value-type="float" office:value="289.090909090909">
            <text:p>289.09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ooc:=[.B$1]*100+[.$A167]" office:value-type="float" office:value="366">
            <text:p>366</text:p>
          </table:table-cell>
          <table:table-cell table:formula="oooc:=[.C$1]*100+[.$A167]" office:value-type="float" office:value="466">
            <text:p>466</text:p>
          </table:table-cell>
          <table:table-cell table:formula="oooc:=[.D$1]*100+[.$A167]" office:value-type="float" office:value="566">
            <text:p>566</text:p>
          </table:table-cell>
          <table:table-cell table:formula="oooc:=[.E$1]*100+[.$A167]" office:value-type="float" office:value="666">
            <text:p>666</text:p>
          </table:table-cell>
          <table:table-cell table:formula="oooc:=[.F$1]*100+[.$A167]" office:value-type="float" office:value="766">
            <text:p>766</text:p>
          </table:table-cell>
          <table:table-cell table:formula="oooc:=[.G$1]*100+[.$A167]" office:value-type="float" office:value="866">
            <text:p>866</text:p>
          </table:table-cell>
          <table:table-cell table:formula="oooc:=[.H$1]*100+[.$A167]" office:value-type="float" office:value="966">
            <text:p>966</text:p>
          </table:table-cell>
          <table:table-cell table:formula="oooc:=[.I$1]*100+[.$A167]" office:value-type="float" office:value="1066">
            <text:p>1066</text:p>
          </table:table-cell>
          <table:table-cell table:formula="oooc:=[.J$1]*100+[.$A167]" office:value-type="float" office:value="1166">
            <text:p>1166</text:p>
          </table:table-cell>
          <table:table-cell table:formula="oooc:=[.K$1]*100+[.$A167]" office:value-type="float" office:value="1266">
            <text:p>1266</text:p>
          </table:table-cell>
          <table:table-cell table:formula="oooc:=[.L$1]*100+[.$A167]" office:value-type="float" office:value="1366">
            <text:p>1366</text:p>
          </table:table-cell>
          <table:table-cell table:formula="oooc:=[.$A167]+[.$A167]/[.M$1]" office:value-type="float" office:value="532">
            <text:p>532</text:p>
          </table:table-cell>
          <table:table-cell table:formula="oooc:=[.$A167]+[.$A167]/[.N$1]" office:value-type="float" office:value="399">
            <text:p>399</text:p>
          </table:table-cell>
          <table:table-cell table:formula="oooc:=[.$A167]+[.$A167]/[.O$1]" office:value-type="float" office:value="354.666666666667">
            <text:p>354.67</text:p>
          </table:table-cell>
          <table:table-cell table:formula="oooc:=[.$A167]+[.$A167]/[.P$1]" office:value-type="float" office:value="332.5">
            <text:p>332.5</text:p>
          </table:table-cell>
          <table:table-cell table:formula="oooc:=[.$A167]+[.$A167]/[.Q$1]" office:value-type="float" office:value="319.2">
            <text:p>319.2</text:p>
          </table:table-cell>
          <table:table-cell table:formula="oooc:=[.$A167]+[.$A167]/[.R$1]" office:value-type="float" office:value="310.333333333333">
            <text:p>310.33</text:p>
          </table:table-cell>
          <table:table-cell table:formula="oooc:=[.$A167]+[.$A167]/[.S$1]" office:value-type="float" office:value="304">
            <text:p>304</text:p>
          </table:table-cell>
          <table:table-cell table:formula="oooc:=[.$A167]+[.$A167]/[.T$1]" office:value-type="float" office:value="299.25">
            <text:p>299.25</text:p>
          </table:table-cell>
          <table:table-cell table:formula="oooc:=[.$A167]+[.$A167]/[.U$1]" office:value-type="float" office:value="295.555555555556">
            <text:p>295.56</text:p>
          </table:table-cell>
          <table:table-cell table:formula="oooc:=[.$A167]+[.$A167]/[.V$1]" office:value-type="float" office:value="292.6">
            <text:p>292.6</text:p>
          </table:table-cell>
          <table:table-cell table:formula="oooc:=[.$A167]+[.$A167]/[.W$1]" office:value-type="float" office:value="290.181818181818">
            <text:p>290.1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ooc:=[.B$1]*100+[.$A168]" office:value-type="float" office:value="367">
            <text:p>367</text:p>
          </table:table-cell>
          <table:table-cell table:formula="oooc:=[.C$1]*100+[.$A168]" office:value-type="float" office:value="467">
            <text:p>467</text:p>
          </table:table-cell>
          <table:table-cell table:formula="oooc:=[.D$1]*100+[.$A168]" office:value-type="float" office:value="567">
            <text:p>567</text:p>
          </table:table-cell>
          <table:table-cell table:formula="oooc:=[.E$1]*100+[.$A168]" office:value-type="float" office:value="667">
            <text:p>667</text:p>
          </table:table-cell>
          <table:table-cell table:formula="oooc:=[.F$1]*100+[.$A168]" office:value-type="float" office:value="767">
            <text:p>767</text:p>
          </table:table-cell>
          <table:table-cell table:formula="oooc:=[.G$1]*100+[.$A168]" office:value-type="float" office:value="867">
            <text:p>867</text:p>
          </table:table-cell>
          <table:table-cell table:formula="oooc:=[.H$1]*100+[.$A168]" office:value-type="float" office:value="967">
            <text:p>967</text:p>
          </table:table-cell>
          <table:table-cell table:formula="oooc:=[.I$1]*100+[.$A168]" office:value-type="float" office:value="1067">
            <text:p>1067</text:p>
          </table:table-cell>
          <table:table-cell table:formula="oooc:=[.J$1]*100+[.$A168]" office:value-type="float" office:value="1167">
            <text:p>1167</text:p>
          </table:table-cell>
          <table:table-cell table:formula="oooc:=[.K$1]*100+[.$A168]" office:value-type="float" office:value="1267">
            <text:p>1267</text:p>
          </table:table-cell>
          <table:table-cell table:formula="oooc:=[.L$1]*100+[.$A168]" office:value-type="float" office:value="1367">
            <text:p>1367</text:p>
          </table:table-cell>
          <table:table-cell table:formula="oooc:=[.$A168]+[.$A168]/[.M$1]" office:value-type="float" office:value="534">
            <text:p>534</text:p>
          </table:table-cell>
          <table:table-cell table:formula="oooc:=[.$A168]+[.$A168]/[.N$1]" office:value-type="float" office:value="400.5">
            <text:p>400.5</text:p>
          </table:table-cell>
          <table:table-cell table:formula="oooc:=[.$A168]+[.$A168]/[.O$1]" office:value-type="float" office:value="356">
            <text:p>356</text:p>
          </table:table-cell>
          <table:table-cell table:formula="oooc:=[.$A168]+[.$A168]/[.P$1]" office:value-type="float" office:value="333.75">
            <text:p>333.75</text:p>
          </table:table-cell>
          <table:table-cell table:formula="oooc:=[.$A168]+[.$A168]/[.Q$1]" office:value-type="float" office:value="320.4">
            <text:p>320.4</text:p>
          </table:table-cell>
          <table:table-cell table:formula="oooc:=[.$A168]+[.$A168]/[.R$1]" office:value-type="float" office:value="311.5">
            <text:p>311.5</text:p>
          </table:table-cell>
          <table:table-cell table:formula="oooc:=[.$A168]+[.$A168]/[.S$1]" office:value-type="float" office:value="305.142857142857">
            <text:p>305.14</text:p>
          </table:table-cell>
          <table:table-cell table:formula="oooc:=[.$A168]+[.$A168]/[.T$1]" office:value-type="float" office:value="300.375">
            <text:p>300.38</text:p>
          </table:table-cell>
          <table:table-cell table:formula="oooc:=[.$A168]+[.$A168]/[.U$1]" office:value-type="float" office:value="296.666666666667">
            <text:p>296.67</text:p>
          </table:table-cell>
          <table:table-cell table:formula="oooc:=[.$A168]+[.$A168]/[.V$1]" office:value-type="float" office:value="293.7">
            <text:p>293.7</text:p>
          </table:table-cell>
          <table:table-cell table:formula="oooc:=[.$A168]+[.$A168]/[.W$1]" office:value-type="float" office:value="291.272727272727">
            <text:p>291.2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ooc:=[.B$1]*100+[.$A169]" office:value-type="float" office:value="368">
            <text:p>368</text:p>
          </table:table-cell>
          <table:table-cell table:formula="oooc:=[.C$1]*100+[.$A169]" office:value-type="float" office:value="468">
            <text:p>468</text:p>
          </table:table-cell>
          <table:table-cell table:formula="oooc:=[.D$1]*100+[.$A169]" office:value-type="float" office:value="568">
            <text:p>568</text:p>
          </table:table-cell>
          <table:table-cell table:formula="oooc:=[.E$1]*100+[.$A169]" office:value-type="float" office:value="668">
            <text:p>668</text:p>
          </table:table-cell>
          <table:table-cell table:formula="oooc:=[.F$1]*100+[.$A169]" office:value-type="float" office:value="768">
            <text:p>768</text:p>
          </table:table-cell>
          <table:table-cell table:formula="oooc:=[.G$1]*100+[.$A169]" office:value-type="float" office:value="868">
            <text:p>868</text:p>
          </table:table-cell>
          <table:table-cell table:formula="oooc:=[.H$1]*100+[.$A169]" office:value-type="float" office:value="968">
            <text:p>968</text:p>
          </table:table-cell>
          <table:table-cell table:formula="oooc:=[.I$1]*100+[.$A169]" office:value-type="float" office:value="1068">
            <text:p>1068</text:p>
          </table:table-cell>
          <table:table-cell table:formula="oooc:=[.J$1]*100+[.$A169]" office:value-type="float" office:value="1168">
            <text:p>1168</text:p>
          </table:table-cell>
          <table:table-cell table:formula="oooc:=[.K$1]*100+[.$A169]" office:value-type="float" office:value="1268">
            <text:p>1268</text:p>
          </table:table-cell>
          <table:table-cell table:formula="oooc:=[.L$1]*100+[.$A169]" office:value-type="float" office:value="1368">
            <text:p>1368</text:p>
          </table:table-cell>
          <table:table-cell table:formula="oooc:=[.$A169]+[.$A169]/[.M$1]" office:value-type="float" office:value="536">
            <text:p>536</text:p>
          </table:table-cell>
          <table:table-cell table:formula="oooc:=[.$A169]+[.$A169]/[.N$1]" office:value-type="float" office:value="402">
            <text:p>402</text:p>
          </table:table-cell>
          <table:table-cell table:formula="oooc:=[.$A169]+[.$A169]/[.O$1]" office:value-type="float" office:value="357.333333333333">
            <text:p>357.33</text:p>
          </table:table-cell>
          <table:table-cell table:formula="oooc:=[.$A169]+[.$A169]/[.P$1]" office:value-type="float" office:value="335">
            <text:p>335</text:p>
          </table:table-cell>
          <table:table-cell table:formula="oooc:=[.$A169]+[.$A169]/[.Q$1]" office:value-type="float" office:value="321.6">
            <text:p>321.6</text:p>
          </table:table-cell>
          <table:table-cell table:formula="oooc:=[.$A169]+[.$A169]/[.R$1]" office:value-type="float" office:value="312.666666666667">
            <text:p>312.67</text:p>
          </table:table-cell>
          <table:table-cell table:formula="oooc:=[.$A169]+[.$A169]/[.S$1]" office:value-type="float" office:value="306.285714285714">
            <text:p>306.29</text:p>
          </table:table-cell>
          <table:table-cell table:formula="oooc:=[.$A169]+[.$A169]/[.T$1]" office:value-type="float" office:value="301.5">
            <text:p>301.5</text:p>
          </table:table-cell>
          <table:table-cell table:formula="oooc:=[.$A169]+[.$A169]/[.U$1]" office:value-type="float" office:value="297.777777777778">
            <text:p>297.78</text:p>
          </table:table-cell>
          <table:table-cell table:formula="oooc:=[.$A169]+[.$A169]/[.V$1]" office:value-type="float" office:value="294.8">
            <text:p>294.8</text:p>
          </table:table-cell>
          <table:table-cell table:formula="oooc:=[.$A169]+[.$A169]/[.W$1]" office:value-type="float" office:value="292.363636363636">
            <text:p>292.3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ooc:=[.B$1]*100+[.$A170]" office:value-type="float" office:value="369">
            <text:p>369</text:p>
          </table:table-cell>
          <table:table-cell table:formula="oooc:=[.C$1]*100+[.$A170]" office:value-type="float" office:value="469">
            <text:p>469</text:p>
          </table:table-cell>
          <table:table-cell table:formula="oooc:=[.D$1]*100+[.$A170]" office:value-type="float" office:value="569">
            <text:p>569</text:p>
          </table:table-cell>
          <table:table-cell table:formula="oooc:=[.E$1]*100+[.$A170]" office:value-type="float" office:value="669">
            <text:p>669</text:p>
          </table:table-cell>
          <table:table-cell table:formula="oooc:=[.F$1]*100+[.$A170]" office:value-type="float" office:value="769">
            <text:p>769</text:p>
          </table:table-cell>
          <table:table-cell table:formula="oooc:=[.G$1]*100+[.$A170]" office:value-type="float" office:value="869">
            <text:p>869</text:p>
          </table:table-cell>
          <table:table-cell table:formula="oooc:=[.H$1]*100+[.$A170]" office:value-type="float" office:value="969">
            <text:p>969</text:p>
          </table:table-cell>
          <table:table-cell table:formula="oooc:=[.I$1]*100+[.$A170]" office:value-type="float" office:value="1069">
            <text:p>1069</text:p>
          </table:table-cell>
          <table:table-cell table:formula="oooc:=[.J$1]*100+[.$A170]" office:value-type="float" office:value="1169">
            <text:p>1169</text:p>
          </table:table-cell>
          <table:table-cell table:formula="oooc:=[.K$1]*100+[.$A170]" office:value-type="float" office:value="1269">
            <text:p>1269</text:p>
          </table:table-cell>
          <table:table-cell table:formula="oooc:=[.L$1]*100+[.$A170]" office:value-type="float" office:value="1369">
            <text:p>1369</text:p>
          </table:table-cell>
          <table:table-cell table:formula="oooc:=[.$A170]+[.$A170]/[.M$1]" office:value-type="float" office:value="538">
            <text:p>538</text:p>
          </table:table-cell>
          <table:table-cell table:formula="oooc:=[.$A170]+[.$A170]/[.N$1]" office:value-type="float" office:value="403.5">
            <text:p>403.5</text:p>
          </table:table-cell>
          <table:table-cell table:formula="oooc:=[.$A170]+[.$A170]/[.O$1]" office:value-type="float" office:value="358.666666666667">
            <text:p>358.67</text:p>
          </table:table-cell>
          <table:table-cell table:formula="oooc:=[.$A170]+[.$A170]/[.P$1]" office:value-type="float" office:value="336.25">
            <text:p>336.25</text:p>
          </table:table-cell>
          <table:table-cell table:formula="oooc:=[.$A170]+[.$A170]/[.Q$1]" office:value-type="float" office:value="322.8">
            <text:p>322.8</text:p>
          </table:table-cell>
          <table:table-cell table:formula="oooc:=[.$A170]+[.$A170]/[.R$1]" office:value-type="float" office:value="313.833333333333">
            <text:p>313.83</text:p>
          </table:table-cell>
          <table:table-cell table:formula="oooc:=[.$A170]+[.$A170]/[.S$1]" office:value-type="float" office:value="307.428571428571">
            <text:p>307.43</text:p>
          </table:table-cell>
          <table:table-cell table:formula="oooc:=[.$A170]+[.$A170]/[.T$1]" office:value-type="float" office:value="302.625">
            <text:p>302.63</text:p>
          </table:table-cell>
          <table:table-cell table:formula="oooc:=[.$A170]+[.$A170]/[.U$1]" office:value-type="float" office:value="298.888888888889">
            <text:p>298.89</text:p>
          </table:table-cell>
          <table:table-cell table:formula="oooc:=[.$A170]+[.$A170]/[.V$1]" office:value-type="float" office:value="295.9">
            <text:p>295.9</text:p>
          </table:table-cell>
          <table:table-cell table:formula="oooc:=[.$A170]+[.$A170]/[.W$1]" office:value-type="float" office:value="293.454545454545">
            <text:p>293.4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ooc:=[.B$1]*100+[.$A171]" office:value-type="float" office:value="370">
            <text:p>370</text:p>
          </table:table-cell>
          <table:table-cell table:formula="oooc:=[.C$1]*100+[.$A171]" office:value-type="float" office:value="470">
            <text:p>470</text:p>
          </table:table-cell>
          <table:table-cell table:formula="oooc:=[.D$1]*100+[.$A171]" office:value-type="float" office:value="570">
            <text:p>570</text:p>
          </table:table-cell>
          <table:table-cell table:formula="oooc:=[.E$1]*100+[.$A171]" office:value-type="float" office:value="670">
            <text:p>670</text:p>
          </table:table-cell>
          <table:table-cell table:formula="oooc:=[.F$1]*100+[.$A171]" office:value-type="float" office:value="770">
            <text:p>770</text:p>
          </table:table-cell>
          <table:table-cell table:formula="oooc:=[.G$1]*100+[.$A171]" office:value-type="float" office:value="870">
            <text:p>870</text:p>
          </table:table-cell>
          <table:table-cell table:formula="oooc:=[.H$1]*100+[.$A171]" office:value-type="float" office:value="970">
            <text:p>970</text:p>
          </table:table-cell>
          <table:table-cell table:formula="oooc:=[.I$1]*100+[.$A171]" office:value-type="float" office:value="1070">
            <text:p>1070</text:p>
          </table:table-cell>
          <table:table-cell table:formula="oooc:=[.J$1]*100+[.$A171]" office:value-type="float" office:value="1170">
            <text:p>1170</text:p>
          </table:table-cell>
          <table:table-cell table:formula="oooc:=[.K$1]*100+[.$A171]" office:value-type="float" office:value="1270">
            <text:p>1270</text:p>
          </table:table-cell>
          <table:table-cell table:formula="oooc:=[.L$1]*100+[.$A171]" office:value-type="float" office:value="1370">
            <text:p>1370</text:p>
          </table:table-cell>
          <table:table-cell table:formula="oooc:=[.$A171]+[.$A171]/[.M$1]" office:value-type="float" office:value="540">
            <text:p>540</text:p>
          </table:table-cell>
          <table:table-cell table:formula="oooc:=[.$A171]+[.$A171]/[.N$1]" office:value-type="float" office:value="405">
            <text:p>405</text:p>
          </table:table-cell>
          <table:table-cell table:formula="oooc:=[.$A171]+[.$A171]/[.O$1]" office:value-type="float" office:value="360">
            <text:p>360</text:p>
          </table:table-cell>
          <table:table-cell table:formula="oooc:=[.$A171]+[.$A171]/[.P$1]" office:value-type="float" office:value="337.5">
            <text:p>337.5</text:p>
          </table:table-cell>
          <table:table-cell table:formula="oooc:=[.$A171]+[.$A171]/[.Q$1]" office:value-type="float" office:value="324">
            <text:p>324</text:p>
          </table:table-cell>
          <table:table-cell table:formula="oooc:=[.$A171]+[.$A171]/[.R$1]" office:value-type="float" office:value="315">
            <text:p>315</text:p>
          </table:table-cell>
          <table:table-cell table:formula="oooc:=[.$A171]+[.$A171]/[.S$1]" office:value-type="float" office:value="308.571428571429">
            <text:p>308.57</text:p>
          </table:table-cell>
          <table:table-cell table:formula="oooc:=[.$A171]+[.$A171]/[.T$1]" office:value-type="float" office:value="303.75">
            <text:p>303.75</text:p>
          </table:table-cell>
          <table:table-cell table:formula="oooc:=[.$A171]+[.$A171]/[.U$1]" office:value-type="float" office:value="300">
            <text:p>300</text:p>
          </table:table-cell>
          <table:table-cell table:formula="oooc:=[.$A171]+[.$A171]/[.V$1]" office:value-type="float" office:value="297">
            <text:p>297</text:p>
          </table:table-cell>
          <table:table-cell table:formula="oooc:=[.$A171]+[.$A171]/[.W$1]" office:value-type="float" office:value="294.545454545455">
            <text:p>294.5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ooc:=[.B$1]*100+[.$A172]" office:value-type="float" office:value="371">
            <text:p>371</text:p>
          </table:table-cell>
          <table:table-cell table:formula="oooc:=[.C$1]*100+[.$A172]" office:value-type="float" office:value="471">
            <text:p>471</text:p>
          </table:table-cell>
          <table:table-cell table:formula="oooc:=[.D$1]*100+[.$A172]" office:value-type="float" office:value="571">
            <text:p>571</text:p>
          </table:table-cell>
          <table:table-cell table:formula="oooc:=[.E$1]*100+[.$A172]" office:value-type="float" office:value="671">
            <text:p>671</text:p>
          </table:table-cell>
          <table:table-cell table:formula="oooc:=[.F$1]*100+[.$A172]" office:value-type="float" office:value="771">
            <text:p>771</text:p>
          </table:table-cell>
          <table:table-cell table:formula="oooc:=[.G$1]*100+[.$A172]" office:value-type="float" office:value="871">
            <text:p>871</text:p>
          </table:table-cell>
          <table:table-cell table:formula="oooc:=[.H$1]*100+[.$A172]" office:value-type="float" office:value="971">
            <text:p>971</text:p>
          </table:table-cell>
          <table:table-cell table:formula="oooc:=[.I$1]*100+[.$A172]" office:value-type="float" office:value="1071">
            <text:p>1071</text:p>
          </table:table-cell>
          <table:table-cell table:formula="oooc:=[.J$1]*100+[.$A172]" office:value-type="float" office:value="1171">
            <text:p>1171</text:p>
          </table:table-cell>
          <table:table-cell table:formula="oooc:=[.K$1]*100+[.$A172]" office:value-type="float" office:value="1271">
            <text:p>1271</text:p>
          </table:table-cell>
          <table:table-cell table:formula="oooc:=[.L$1]*100+[.$A172]" office:value-type="float" office:value="1371">
            <text:p>1371</text:p>
          </table:table-cell>
          <table:table-cell table:formula="oooc:=[.$A172]+[.$A172]/[.M$1]" office:value-type="float" office:value="542">
            <text:p>542</text:p>
          </table:table-cell>
          <table:table-cell table:formula="oooc:=[.$A172]+[.$A172]/[.N$1]" office:value-type="float" office:value="406.5">
            <text:p>406.5</text:p>
          </table:table-cell>
          <table:table-cell table:formula="oooc:=[.$A172]+[.$A172]/[.O$1]" office:value-type="float" office:value="361.333333333333">
            <text:p>361.33</text:p>
          </table:table-cell>
          <table:table-cell table:formula="oooc:=[.$A172]+[.$A172]/[.P$1]" office:value-type="float" office:value="338.75">
            <text:p>338.75</text:p>
          </table:table-cell>
          <table:table-cell table:formula="oooc:=[.$A172]+[.$A172]/[.Q$1]" office:value-type="float" office:value="325.2">
            <text:p>325.2</text:p>
          </table:table-cell>
          <table:table-cell table:formula="oooc:=[.$A172]+[.$A172]/[.R$1]" office:value-type="float" office:value="316.166666666667">
            <text:p>316.17</text:p>
          </table:table-cell>
          <table:table-cell table:formula="oooc:=[.$A172]+[.$A172]/[.S$1]" office:value-type="float" office:value="309.714285714286">
            <text:p>309.71</text:p>
          </table:table-cell>
          <table:table-cell table:formula="oooc:=[.$A172]+[.$A172]/[.T$1]" office:value-type="float" office:value="304.875">
            <text:p>304.88</text:p>
          </table:table-cell>
          <table:table-cell table:formula="oooc:=[.$A172]+[.$A172]/[.U$1]" office:value-type="float" office:value="301.111111111111">
            <text:p>301.11</text:p>
          </table:table-cell>
          <table:table-cell table:formula="oooc:=[.$A172]+[.$A172]/[.V$1]" office:value-type="float" office:value="298.1">
            <text:p>298.1</text:p>
          </table:table-cell>
          <table:table-cell table:formula="oooc:=[.$A172]+[.$A172]/[.W$1]" office:value-type="float" office:value="295.636363636364">
            <text:p>295.6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ooc:=[.B$1]*100+[.$A173]" office:value-type="float" office:value="372">
            <text:p>372</text:p>
          </table:table-cell>
          <table:table-cell table:formula="oooc:=[.C$1]*100+[.$A173]" office:value-type="float" office:value="472">
            <text:p>472</text:p>
          </table:table-cell>
          <table:table-cell table:formula="oooc:=[.D$1]*100+[.$A173]" office:value-type="float" office:value="572">
            <text:p>572</text:p>
          </table:table-cell>
          <table:table-cell table:formula="oooc:=[.E$1]*100+[.$A173]" office:value-type="float" office:value="672">
            <text:p>672</text:p>
          </table:table-cell>
          <table:table-cell table:formula="oooc:=[.F$1]*100+[.$A173]" office:value-type="float" office:value="772">
            <text:p>772</text:p>
          </table:table-cell>
          <table:table-cell table:formula="oooc:=[.G$1]*100+[.$A173]" office:value-type="float" office:value="872">
            <text:p>872</text:p>
          </table:table-cell>
          <table:table-cell table:formula="oooc:=[.H$1]*100+[.$A173]" office:value-type="float" office:value="972">
            <text:p>972</text:p>
          </table:table-cell>
          <table:table-cell table:formula="oooc:=[.I$1]*100+[.$A173]" office:value-type="float" office:value="1072">
            <text:p>1072</text:p>
          </table:table-cell>
          <table:table-cell table:formula="oooc:=[.J$1]*100+[.$A173]" office:value-type="float" office:value="1172">
            <text:p>1172</text:p>
          </table:table-cell>
          <table:table-cell table:formula="oooc:=[.K$1]*100+[.$A173]" office:value-type="float" office:value="1272">
            <text:p>1272</text:p>
          </table:table-cell>
          <table:table-cell table:formula="oooc:=[.L$1]*100+[.$A173]" office:value-type="float" office:value="1372">
            <text:p>1372</text:p>
          </table:table-cell>
          <table:table-cell table:formula="oooc:=[.$A173]+[.$A173]/[.M$1]" office:value-type="float" office:value="544">
            <text:p>544</text:p>
          </table:table-cell>
          <table:table-cell table:formula="oooc:=[.$A173]+[.$A173]/[.N$1]" office:value-type="float" office:value="408">
            <text:p>408</text:p>
          </table:table-cell>
          <table:table-cell table:formula="oooc:=[.$A173]+[.$A173]/[.O$1]" office:value-type="float" office:value="362.666666666667">
            <text:p>362.67</text:p>
          </table:table-cell>
          <table:table-cell table:formula="oooc:=[.$A173]+[.$A173]/[.P$1]" office:value-type="float" office:value="340">
            <text:p>340</text:p>
          </table:table-cell>
          <table:table-cell table:formula="oooc:=[.$A173]+[.$A173]/[.Q$1]" office:value-type="float" office:value="326.4">
            <text:p>326.4</text:p>
          </table:table-cell>
          <table:table-cell table:formula="oooc:=[.$A173]+[.$A173]/[.R$1]" office:value-type="float" office:value="317.333333333333">
            <text:p>317.33</text:p>
          </table:table-cell>
          <table:table-cell table:formula="oooc:=[.$A173]+[.$A173]/[.S$1]" office:value-type="float" office:value="310.857142857143">
            <text:p>310.86</text:p>
          </table:table-cell>
          <table:table-cell table:formula="oooc:=[.$A173]+[.$A173]/[.T$1]" office:value-type="float" office:value="306">
            <text:p>306</text:p>
          </table:table-cell>
          <table:table-cell table:formula="oooc:=[.$A173]+[.$A173]/[.U$1]" office:value-type="float" office:value="302.222222222222">
            <text:p>302.22</text:p>
          </table:table-cell>
          <table:table-cell table:formula="oooc:=[.$A173]+[.$A173]/[.V$1]" office:value-type="float" office:value="299.2">
            <text:p>299.2</text:p>
          </table:table-cell>
          <table:table-cell table:formula="oooc:=[.$A173]+[.$A173]/[.W$1]" office:value-type="float" office:value="296.727272727273">
            <text:p>296.7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ooc:=[.B$1]*100+[.$A174]" office:value-type="float" office:value="373">
            <text:p>373</text:p>
          </table:table-cell>
          <table:table-cell table:formula="oooc:=[.C$1]*100+[.$A174]" office:value-type="float" office:value="473">
            <text:p>473</text:p>
          </table:table-cell>
          <table:table-cell table:formula="oooc:=[.D$1]*100+[.$A174]" office:value-type="float" office:value="573">
            <text:p>573</text:p>
          </table:table-cell>
          <table:table-cell table:formula="oooc:=[.E$1]*100+[.$A174]" office:value-type="float" office:value="673">
            <text:p>673</text:p>
          </table:table-cell>
          <table:table-cell table:formula="oooc:=[.F$1]*100+[.$A174]" office:value-type="float" office:value="773">
            <text:p>773</text:p>
          </table:table-cell>
          <table:table-cell table:formula="oooc:=[.G$1]*100+[.$A174]" office:value-type="float" office:value="873">
            <text:p>873</text:p>
          </table:table-cell>
          <table:table-cell table:formula="oooc:=[.H$1]*100+[.$A174]" office:value-type="float" office:value="973">
            <text:p>973</text:p>
          </table:table-cell>
          <table:table-cell table:formula="oooc:=[.I$1]*100+[.$A174]" office:value-type="float" office:value="1073">
            <text:p>1073</text:p>
          </table:table-cell>
          <table:table-cell table:formula="oooc:=[.J$1]*100+[.$A174]" office:value-type="float" office:value="1173">
            <text:p>1173</text:p>
          </table:table-cell>
          <table:table-cell table:formula="oooc:=[.K$1]*100+[.$A174]" office:value-type="float" office:value="1273">
            <text:p>1273</text:p>
          </table:table-cell>
          <table:table-cell table:formula="oooc:=[.L$1]*100+[.$A174]" office:value-type="float" office:value="1373">
            <text:p>1373</text:p>
          </table:table-cell>
          <table:table-cell table:formula="oooc:=[.$A174]+[.$A174]/[.M$1]" office:value-type="float" office:value="546">
            <text:p>546</text:p>
          </table:table-cell>
          <table:table-cell table:formula="oooc:=[.$A174]+[.$A174]/[.N$1]" office:value-type="float" office:value="409.5">
            <text:p>409.5</text:p>
          </table:table-cell>
          <table:table-cell table:formula="oooc:=[.$A174]+[.$A174]/[.O$1]" office:value-type="float" office:value="364">
            <text:p>364</text:p>
          </table:table-cell>
          <table:table-cell table:formula="oooc:=[.$A174]+[.$A174]/[.P$1]" office:value-type="float" office:value="341.25">
            <text:p>341.25</text:p>
          </table:table-cell>
          <table:table-cell table:formula="oooc:=[.$A174]+[.$A174]/[.Q$1]" office:value-type="float" office:value="327.6">
            <text:p>327.6</text:p>
          </table:table-cell>
          <table:table-cell table:formula="oooc:=[.$A174]+[.$A174]/[.R$1]" office:value-type="float" office:value="318.5">
            <text:p>318.5</text:p>
          </table:table-cell>
          <table:table-cell table:formula="oooc:=[.$A174]+[.$A174]/[.S$1]" office:value-type="float" office:value="312">
            <text:p>312</text:p>
          </table:table-cell>
          <table:table-cell table:formula="oooc:=[.$A174]+[.$A174]/[.T$1]" office:value-type="float" office:value="307.125">
            <text:p>307.13</text:p>
          </table:table-cell>
          <table:table-cell table:formula="oooc:=[.$A174]+[.$A174]/[.U$1]" office:value-type="float" office:value="303.333333333333">
            <text:p>303.33</text:p>
          </table:table-cell>
          <table:table-cell table:formula="oooc:=[.$A174]+[.$A174]/[.V$1]" office:value-type="float" office:value="300.3">
            <text:p>300.3</text:p>
          </table:table-cell>
          <table:table-cell table:formula="oooc:=[.$A174]+[.$A174]/[.W$1]" office:value-type="float" office:value="297.818181818182">
            <text:p>297.8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ooc:=[.B$1]*100+[.$A175]" office:value-type="float" office:value="374">
            <text:p>374</text:p>
          </table:table-cell>
          <table:table-cell table:formula="oooc:=[.C$1]*100+[.$A175]" office:value-type="float" office:value="474">
            <text:p>474</text:p>
          </table:table-cell>
          <table:table-cell table:formula="oooc:=[.D$1]*100+[.$A175]" office:value-type="float" office:value="574">
            <text:p>574</text:p>
          </table:table-cell>
          <table:table-cell table:formula="oooc:=[.E$1]*100+[.$A175]" office:value-type="float" office:value="674">
            <text:p>674</text:p>
          </table:table-cell>
          <table:table-cell table:formula="oooc:=[.F$1]*100+[.$A175]" office:value-type="float" office:value="774">
            <text:p>774</text:p>
          </table:table-cell>
          <table:table-cell table:formula="oooc:=[.G$1]*100+[.$A175]" office:value-type="float" office:value="874">
            <text:p>874</text:p>
          </table:table-cell>
          <table:table-cell table:formula="oooc:=[.H$1]*100+[.$A175]" office:value-type="float" office:value="974">
            <text:p>974</text:p>
          </table:table-cell>
          <table:table-cell table:formula="oooc:=[.I$1]*100+[.$A175]" office:value-type="float" office:value="1074">
            <text:p>1074</text:p>
          </table:table-cell>
          <table:table-cell table:formula="oooc:=[.J$1]*100+[.$A175]" office:value-type="float" office:value="1174">
            <text:p>1174</text:p>
          </table:table-cell>
          <table:table-cell table:formula="oooc:=[.K$1]*100+[.$A175]" office:value-type="float" office:value="1274">
            <text:p>1274</text:p>
          </table:table-cell>
          <table:table-cell table:formula="oooc:=[.L$1]*100+[.$A175]" office:value-type="float" office:value="1374">
            <text:p>1374</text:p>
          </table:table-cell>
          <table:table-cell table:formula="oooc:=[.$A175]+[.$A175]/[.M$1]" office:value-type="float" office:value="548">
            <text:p>548</text:p>
          </table:table-cell>
          <table:table-cell table:formula="oooc:=[.$A175]+[.$A175]/[.N$1]" office:value-type="float" office:value="411">
            <text:p>411</text:p>
          </table:table-cell>
          <table:table-cell table:formula="oooc:=[.$A175]+[.$A175]/[.O$1]" office:value-type="float" office:value="365.333333333333">
            <text:p>365.33</text:p>
          </table:table-cell>
          <table:table-cell table:formula="oooc:=[.$A175]+[.$A175]/[.P$1]" office:value-type="float" office:value="342.5">
            <text:p>342.5</text:p>
          </table:table-cell>
          <table:table-cell table:formula="oooc:=[.$A175]+[.$A175]/[.Q$1]" office:value-type="float" office:value="328.8">
            <text:p>328.8</text:p>
          </table:table-cell>
          <table:table-cell table:formula="oooc:=[.$A175]+[.$A175]/[.R$1]" office:value-type="float" office:value="319.666666666667">
            <text:p>319.67</text:p>
          </table:table-cell>
          <table:table-cell table:formula="oooc:=[.$A175]+[.$A175]/[.S$1]" office:value-type="float" office:value="313.142857142857">
            <text:p>313.14</text:p>
          </table:table-cell>
          <table:table-cell table:formula="oooc:=[.$A175]+[.$A175]/[.T$1]" office:value-type="float" office:value="308.25">
            <text:p>308.25</text:p>
          </table:table-cell>
          <table:table-cell table:formula="oooc:=[.$A175]+[.$A175]/[.U$1]" office:value-type="float" office:value="304.444444444444">
            <text:p>304.44</text:p>
          </table:table-cell>
          <table:table-cell table:formula="oooc:=[.$A175]+[.$A175]/[.V$1]" office:value-type="float" office:value="301.4">
            <text:p>301.4</text:p>
          </table:table-cell>
          <table:table-cell table:formula="oooc:=[.$A175]+[.$A175]/[.W$1]" office:value-type="float" office:value="298.909090909091">
            <text:p>298.9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ooc:=[.B$1]*100+[.$A176]" office:value-type="float" office:value="375">
            <text:p>375</text:p>
          </table:table-cell>
          <table:table-cell table:formula="oooc:=[.C$1]*100+[.$A176]" office:value-type="float" office:value="475">
            <text:p>475</text:p>
          </table:table-cell>
          <table:table-cell table:formula="oooc:=[.D$1]*100+[.$A176]" office:value-type="float" office:value="575">
            <text:p>575</text:p>
          </table:table-cell>
          <table:table-cell table:formula="oooc:=[.E$1]*100+[.$A176]" office:value-type="float" office:value="675">
            <text:p>675</text:p>
          </table:table-cell>
          <table:table-cell table:formula="oooc:=[.F$1]*100+[.$A176]" office:value-type="float" office:value="775">
            <text:p>775</text:p>
          </table:table-cell>
          <table:table-cell table:formula="oooc:=[.G$1]*100+[.$A176]" office:value-type="float" office:value="875">
            <text:p>875</text:p>
          </table:table-cell>
          <table:table-cell table:formula="oooc:=[.H$1]*100+[.$A176]" office:value-type="float" office:value="975">
            <text:p>975</text:p>
          </table:table-cell>
          <table:table-cell table:formula="oooc:=[.I$1]*100+[.$A176]" office:value-type="float" office:value="1075">
            <text:p>1075</text:p>
          </table:table-cell>
          <table:table-cell table:formula="oooc:=[.J$1]*100+[.$A176]" office:value-type="float" office:value="1175">
            <text:p>1175</text:p>
          </table:table-cell>
          <table:table-cell table:formula="oooc:=[.K$1]*100+[.$A176]" office:value-type="float" office:value="1275">
            <text:p>1275</text:p>
          </table:table-cell>
          <table:table-cell table:formula="oooc:=[.L$1]*100+[.$A176]" office:value-type="float" office:value="1375">
            <text:p>1375</text:p>
          </table:table-cell>
          <table:table-cell table:formula="oooc:=[.$A176]+[.$A176]/[.M$1]" office:value-type="float" office:value="550">
            <text:p>550</text:p>
          </table:table-cell>
          <table:table-cell table:formula="oooc:=[.$A176]+[.$A176]/[.N$1]" office:value-type="float" office:value="412.5">
            <text:p>412.5</text:p>
          </table:table-cell>
          <table:table-cell table:formula="oooc:=[.$A176]+[.$A176]/[.O$1]" office:value-type="float" office:value="366.666666666667">
            <text:p>366.67</text:p>
          </table:table-cell>
          <table:table-cell table:formula="oooc:=[.$A176]+[.$A176]/[.P$1]" office:value-type="float" office:value="343.75">
            <text:p>343.75</text:p>
          </table:table-cell>
          <table:table-cell table:formula="oooc:=[.$A176]+[.$A176]/[.Q$1]" office:value-type="float" office:value="330">
            <text:p>330</text:p>
          </table:table-cell>
          <table:table-cell table:formula="oooc:=[.$A176]+[.$A176]/[.R$1]" office:value-type="float" office:value="320.833333333333">
            <text:p>320.83</text:p>
          </table:table-cell>
          <table:table-cell table:formula="oooc:=[.$A176]+[.$A176]/[.S$1]" office:value-type="float" office:value="314.285714285714">
            <text:p>314.29</text:p>
          </table:table-cell>
          <table:table-cell table:formula="oooc:=[.$A176]+[.$A176]/[.T$1]" office:value-type="float" office:value="309.375">
            <text:p>309.38</text:p>
          </table:table-cell>
          <table:table-cell table:formula="oooc:=[.$A176]+[.$A176]/[.U$1]" office:value-type="float" office:value="305.555555555556">
            <text:p>305.56</text:p>
          </table:table-cell>
          <table:table-cell table:formula="oooc:=[.$A176]+[.$A176]/[.V$1]" office:value-type="float" office:value="302.5">
            <text:p>302.5</text:p>
          </table:table-cell>
          <table:table-cell table:formula="oooc:=[.$A176]+[.$A176]/[.W$1]" office:value-type="float" office:value="300">
            <text:p>3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ooc:=[.B$1]*100+[.$A177]" office:value-type="float" office:value="376">
            <text:p>376</text:p>
          </table:table-cell>
          <table:table-cell table:formula="oooc:=[.C$1]*100+[.$A177]" office:value-type="float" office:value="476">
            <text:p>476</text:p>
          </table:table-cell>
          <table:table-cell table:formula="oooc:=[.D$1]*100+[.$A177]" office:value-type="float" office:value="576">
            <text:p>576</text:p>
          </table:table-cell>
          <table:table-cell table:formula="oooc:=[.E$1]*100+[.$A177]" office:value-type="float" office:value="676">
            <text:p>676</text:p>
          </table:table-cell>
          <table:table-cell table:formula="oooc:=[.F$1]*100+[.$A177]" office:value-type="float" office:value="776">
            <text:p>776</text:p>
          </table:table-cell>
          <table:table-cell table:formula="oooc:=[.G$1]*100+[.$A177]" office:value-type="float" office:value="876">
            <text:p>876</text:p>
          </table:table-cell>
          <table:table-cell table:formula="oooc:=[.H$1]*100+[.$A177]" office:value-type="float" office:value="976">
            <text:p>976</text:p>
          </table:table-cell>
          <table:table-cell table:formula="oooc:=[.I$1]*100+[.$A177]" office:value-type="float" office:value="1076">
            <text:p>1076</text:p>
          </table:table-cell>
          <table:table-cell table:formula="oooc:=[.J$1]*100+[.$A177]" office:value-type="float" office:value="1176">
            <text:p>1176</text:p>
          </table:table-cell>
          <table:table-cell table:formula="oooc:=[.K$1]*100+[.$A177]" office:value-type="float" office:value="1276">
            <text:p>1276</text:p>
          </table:table-cell>
          <table:table-cell table:formula="oooc:=[.L$1]*100+[.$A177]" office:value-type="float" office:value="1376">
            <text:p>1376</text:p>
          </table:table-cell>
          <table:table-cell table:formula="oooc:=[.$A177]+[.$A177]/[.M$1]" office:value-type="float" office:value="552">
            <text:p>552</text:p>
          </table:table-cell>
          <table:table-cell table:formula="oooc:=[.$A177]+[.$A177]/[.N$1]" office:value-type="float" office:value="414">
            <text:p>414</text:p>
          </table:table-cell>
          <table:table-cell table:formula="oooc:=[.$A177]+[.$A177]/[.O$1]" office:value-type="float" office:value="368">
            <text:p>368</text:p>
          </table:table-cell>
          <table:table-cell table:formula="oooc:=[.$A177]+[.$A177]/[.P$1]" office:value-type="float" office:value="345">
            <text:p>345</text:p>
          </table:table-cell>
          <table:table-cell table:formula="oooc:=[.$A177]+[.$A177]/[.Q$1]" office:value-type="float" office:value="331.2">
            <text:p>331.2</text:p>
          </table:table-cell>
          <table:table-cell table:formula="oooc:=[.$A177]+[.$A177]/[.R$1]" office:value-type="float" office:value="322">
            <text:p>322</text:p>
          </table:table-cell>
          <table:table-cell table:formula="oooc:=[.$A177]+[.$A177]/[.S$1]" office:value-type="float" office:value="315.428571428571">
            <text:p>315.43</text:p>
          </table:table-cell>
          <table:table-cell table:formula="oooc:=[.$A177]+[.$A177]/[.T$1]" office:value-type="float" office:value="310.5">
            <text:p>310.5</text:p>
          </table:table-cell>
          <table:table-cell table:formula="oooc:=[.$A177]+[.$A177]/[.U$1]" office:value-type="float" office:value="306.666666666667">
            <text:p>306.67</text:p>
          </table:table-cell>
          <table:table-cell table:formula="oooc:=[.$A177]+[.$A177]/[.V$1]" office:value-type="float" office:value="303.6">
            <text:p>303.6</text:p>
          </table:table-cell>
          <table:table-cell table:formula="oooc:=[.$A177]+[.$A177]/[.W$1]" office:value-type="float" office:value="301.090909090909">
            <text:p>301.0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ooc:=[.B$1]*100+[.$A178]" office:value-type="float" office:value="377">
            <text:p>377</text:p>
          </table:table-cell>
          <table:table-cell table:formula="oooc:=[.C$1]*100+[.$A178]" office:value-type="float" office:value="477">
            <text:p>477</text:p>
          </table:table-cell>
          <table:table-cell table:formula="oooc:=[.D$1]*100+[.$A178]" office:value-type="float" office:value="577">
            <text:p>577</text:p>
          </table:table-cell>
          <table:table-cell table:formula="oooc:=[.E$1]*100+[.$A178]" office:value-type="float" office:value="677">
            <text:p>677</text:p>
          </table:table-cell>
          <table:table-cell table:formula="oooc:=[.F$1]*100+[.$A178]" office:value-type="float" office:value="777">
            <text:p>777</text:p>
          </table:table-cell>
          <table:table-cell table:formula="oooc:=[.G$1]*100+[.$A178]" office:value-type="float" office:value="877">
            <text:p>877</text:p>
          </table:table-cell>
          <table:table-cell table:formula="oooc:=[.H$1]*100+[.$A178]" office:value-type="float" office:value="977">
            <text:p>977</text:p>
          </table:table-cell>
          <table:table-cell table:formula="oooc:=[.I$1]*100+[.$A178]" office:value-type="float" office:value="1077">
            <text:p>1077</text:p>
          </table:table-cell>
          <table:table-cell table:formula="oooc:=[.J$1]*100+[.$A178]" office:value-type="float" office:value="1177">
            <text:p>1177</text:p>
          </table:table-cell>
          <table:table-cell table:formula="oooc:=[.K$1]*100+[.$A178]" office:value-type="float" office:value="1277">
            <text:p>1277</text:p>
          </table:table-cell>
          <table:table-cell table:formula="oooc:=[.L$1]*100+[.$A178]" office:value-type="float" office:value="1377">
            <text:p>1377</text:p>
          </table:table-cell>
          <table:table-cell table:formula="oooc:=[.$A178]+[.$A178]/[.M$1]" office:value-type="float" office:value="554">
            <text:p>554</text:p>
          </table:table-cell>
          <table:table-cell table:formula="oooc:=[.$A178]+[.$A178]/[.N$1]" office:value-type="float" office:value="415.5">
            <text:p>415.5</text:p>
          </table:table-cell>
          <table:table-cell table:formula="oooc:=[.$A178]+[.$A178]/[.O$1]" office:value-type="float" office:value="369.333333333333">
            <text:p>369.33</text:p>
          </table:table-cell>
          <table:table-cell table:formula="oooc:=[.$A178]+[.$A178]/[.P$1]" office:value-type="float" office:value="346.25">
            <text:p>346.25</text:p>
          </table:table-cell>
          <table:table-cell table:formula="oooc:=[.$A178]+[.$A178]/[.Q$1]" office:value-type="float" office:value="332.4">
            <text:p>332.4</text:p>
          </table:table-cell>
          <table:table-cell table:formula="oooc:=[.$A178]+[.$A178]/[.R$1]" office:value-type="float" office:value="323.166666666667">
            <text:p>323.17</text:p>
          </table:table-cell>
          <table:table-cell table:formula="oooc:=[.$A178]+[.$A178]/[.S$1]" office:value-type="float" office:value="316.571428571429">
            <text:p>316.57</text:p>
          </table:table-cell>
          <table:table-cell table:formula="oooc:=[.$A178]+[.$A178]/[.T$1]" office:value-type="float" office:value="311.625">
            <text:p>311.63</text:p>
          </table:table-cell>
          <table:table-cell table:formula="oooc:=[.$A178]+[.$A178]/[.U$1]" office:value-type="float" office:value="307.777777777778">
            <text:p>307.78</text:p>
          </table:table-cell>
          <table:table-cell table:formula="oooc:=[.$A178]+[.$A178]/[.V$1]" office:value-type="float" office:value="304.7">
            <text:p>304.7</text:p>
          </table:table-cell>
          <table:table-cell table:formula="oooc:=[.$A178]+[.$A178]/[.W$1]" office:value-type="float" office:value="302.181818181818">
            <text:p>302.1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ooc:=[.B$1]*100+[.$A179]" office:value-type="float" office:value="378">
            <text:p>378</text:p>
          </table:table-cell>
          <table:table-cell table:formula="oooc:=[.C$1]*100+[.$A179]" office:value-type="float" office:value="478">
            <text:p>478</text:p>
          </table:table-cell>
          <table:table-cell table:formula="oooc:=[.D$1]*100+[.$A179]" office:value-type="float" office:value="578">
            <text:p>578</text:p>
          </table:table-cell>
          <table:table-cell table:formula="oooc:=[.E$1]*100+[.$A179]" office:value-type="float" office:value="678">
            <text:p>678</text:p>
          </table:table-cell>
          <table:table-cell table:formula="oooc:=[.F$1]*100+[.$A179]" office:value-type="float" office:value="778">
            <text:p>778</text:p>
          </table:table-cell>
          <table:table-cell table:formula="oooc:=[.G$1]*100+[.$A179]" office:value-type="float" office:value="878">
            <text:p>878</text:p>
          </table:table-cell>
          <table:table-cell table:formula="oooc:=[.H$1]*100+[.$A179]" office:value-type="float" office:value="978">
            <text:p>978</text:p>
          </table:table-cell>
          <table:table-cell table:formula="oooc:=[.I$1]*100+[.$A179]" office:value-type="float" office:value="1078">
            <text:p>1078</text:p>
          </table:table-cell>
          <table:table-cell table:formula="oooc:=[.J$1]*100+[.$A179]" office:value-type="float" office:value="1178">
            <text:p>1178</text:p>
          </table:table-cell>
          <table:table-cell table:formula="oooc:=[.K$1]*100+[.$A179]" office:value-type="float" office:value="1278">
            <text:p>1278</text:p>
          </table:table-cell>
          <table:table-cell table:formula="oooc:=[.L$1]*100+[.$A179]" office:value-type="float" office:value="1378">
            <text:p>1378</text:p>
          </table:table-cell>
          <table:table-cell table:formula="oooc:=[.$A179]+[.$A179]/[.M$1]" office:value-type="float" office:value="556">
            <text:p>556</text:p>
          </table:table-cell>
          <table:table-cell table:formula="oooc:=[.$A179]+[.$A179]/[.N$1]" office:value-type="float" office:value="417">
            <text:p>417</text:p>
          </table:table-cell>
          <table:table-cell table:formula="oooc:=[.$A179]+[.$A179]/[.O$1]" office:value-type="float" office:value="370.666666666667">
            <text:p>370.67</text:p>
          </table:table-cell>
          <table:table-cell table:formula="oooc:=[.$A179]+[.$A179]/[.P$1]" office:value-type="float" office:value="347.5">
            <text:p>347.5</text:p>
          </table:table-cell>
          <table:table-cell table:formula="oooc:=[.$A179]+[.$A179]/[.Q$1]" office:value-type="float" office:value="333.6">
            <text:p>333.6</text:p>
          </table:table-cell>
          <table:table-cell table:formula="oooc:=[.$A179]+[.$A179]/[.R$1]" office:value-type="float" office:value="324.333333333333">
            <text:p>324.33</text:p>
          </table:table-cell>
          <table:table-cell table:formula="oooc:=[.$A179]+[.$A179]/[.S$1]" office:value-type="float" office:value="317.714285714286">
            <text:p>317.71</text:p>
          </table:table-cell>
          <table:table-cell table:formula="oooc:=[.$A179]+[.$A179]/[.T$1]" office:value-type="float" office:value="312.75">
            <text:p>312.75</text:p>
          </table:table-cell>
          <table:table-cell table:formula="oooc:=[.$A179]+[.$A179]/[.U$1]" office:value-type="float" office:value="308.888888888889">
            <text:p>308.89</text:p>
          </table:table-cell>
          <table:table-cell table:formula="oooc:=[.$A179]+[.$A179]/[.V$1]" office:value-type="float" office:value="305.8">
            <text:p>305.8</text:p>
          </table:table-cell>
          <table:table-cell table:formula="oooc:=[.$A179]+[.$A179]/[.W$1]" office:value-type="float" office:value="303.272727272727">
            <text:p>303.2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ooc:=[.B$1]*100+[.$A180]" office:value-type="float" office:value="379">
            <text:p>379</text:p>
          </table:table-cell>
          <table:table-cell table:formula="oooc:=[.C$1]*100+[.$A180]" office:value-type="float" office:value="479">
            <text:p>479</text:p>
          </table:table-cell>
          <table:table-cell table:formula="oooc:=[.D$1]*100+[.$A180]" office:value-type="float" office:value="579">
            <text:p>579</text:p>
          </table:table-cell>
          <table:table-cell table:formula="oooc:=[.E$1]*100+[.$A180]" office:value-type="float" office:value="679">
            <text:p>679</text:p>
          </table:table-cell>
          <table:table-cell table:formula="oooc:=[.F$1]*100+[.$A180]" office:value-type="float" office:value="779">
            <text:p>779</text:p>
          </table:table-cell>
          <table:table-cell table:formula="oooc:=[.G$1]*100+[.$A180]" office:value-type="float" office:value="879">
            <text:p>879</text:p>
          </table:table-cell>
          <table:table-cell table:formula="oooc:=[.H$1]*100+[.$A180]" office:value-type="float" office:value="979">
            <text:p>979</text:p>
          </table:table-cell>
          <table:table-cell table:formula="oooc:=[.I$1]*100+[.$A180]" office:value-type="float" office:value="1079">
            <text:p>1079</text:p>
          </table:table-cell>
          <table:table-cell table:formula="oooc:=[.J$1]*100+[.$A180]" office:value-type="float" office:value="1179">
            <text:p>1179</text:p>
          </table:table-cell>
          <table:table-cell table:formula="oooc:=[.K$1]*100+[.$A180]" office:value-type="float" office:value="1279">
            <text:p>1279</text:p>
          </table:table-cell>
          <table:table-cell table:formula="oooc:=[.L$1]*100+[.$A180]" office:value-type="float" office:value="1379">
            <text:p>1379</text:p>
          </table:table-cell>
          <table:table-cell table:formula="oooc:=[.$A180]+[.$A180]/[.M$1]" office:value-type="float" office:value="558">
            <text:p>558</text:p>
          </table:table-cell>
          <table:table-cell table:formula="oooc:=[.$A180]+[.$A180]/[.N$1]" office:value-type="float" office:value="418.5">
            <text:p>418.5</text:p>
          </table:table-cell>
          <table:table-cell table:formula="oooc:=[.$A180]+[.$A180]/[.O$1]" office:value-type="float" office:value="372">
            <text:p>372</text:p>
          </table:table-cell>
          <table:table-cell table:formula="oooc:=[.$A180]+[.$A180]/[.P$1]" office:value-type="float" office:value="348.75">
            <text:p>348.75</text:p>
          </table:table-cell>
          <table:table-cell table:formula="oooc:=[.$A180]+[.$A180]/[.Q$1]" office:value-type="float" office:value="334.8">
            <text:p>334.8</text:p>
          </table:table-cell>
          <table:table-cell table:formula="oooc:=[.$A180]+[.$A180]/[.R$1]" office:value-type="float" office:value="325.5">
            <text:p>325.5</text:p>
          </table:table-cell>
          <table:table-cell table:formula="oooc:=[.$A180]+[.$A180]/[.S$1]" office:value-type="float" office:value="318.857142857143">
            <text:p>318.86</text:p>
          </table:table-cell>
          <table:table-cell table:formula="oooc:=[.$A180]+[.$A180]/[.T$1]" office:value-type="float" office:value="313.875">
            <text:p>313.88</text:p>
          </table:table-cell>
          <table:table-cell table:formula="oooc:=[.$A180]+[.$A180]/[.U$1]" office:value-type="float" office:value="310">
            <text:p>310</text:p>
          </table:table-cell>
          <table:table-cell table:formula="oooc:=[.$A180]+[.$A180]/[.V$1]" office:value-type="float" office:value="306.9">
            <text:p>306.9</text:p>
          </table:table-cell>
          <table:table-cell table:formula="oooc:=[.$A180]+[.$A180]/[.W$1]" office:value-type="float" office:value="304.363636363636">
            <text:p>304.3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ooc:=[.B$1]*100+[.$A181]" office:value-type="float" office:value="380">
            <text:p>380</text:p>
          </table:table-cell>
          <table:table-cell table:formula="oooc:=[.C$1]*100+[.$A181]" office:value-type="float" office:value="480">
            <text:p>480</text:p>
          </table:table-cell>
          <table:table-cell table:formula="oooc:=[.D$1]*100+[.$A181]" office:value-type="float" office:value="580">
            <text:p>580</text:p>
          </table:table-cell>
          <table:table-cell table:formula="oooc:=[.E$1]*100+[.$A181]" office:value-type="float" office:value="680">
            <text:p>680</text:p>
          </table:table-cell>
          <table:table-cell table:formula="oooc:=[.F$1]*100+[.$A181]" office:value-type="float" office:value="780">
            <text:p>780</text:p>
          </table:table-cell>
          <table:table-cell table:formula="oooc:=[.G$1]*100+[.$A181]" office:value-type="float" office:value="880">
            <text:p>880</text:p>
          </table:table-cell>
          <table:table-cell table:formula="oooc:=[.H$1]*100+[.$A181]" office:value-type="float" office:value="980">
            <text:p>980</text:p>
          </table:table-cell>
          <table:table-cell table:formula="oooc:=[.I$1]*100+[.$A181]" office:value-type="float" office:value="1080">
            <text:p>1080</text:p>
          </table:table-cell>
          <table:table-cell table:formula="oooc:=[.J$1]*100+[.$A181]" office:value-type="float" office:value="1180">
            <text:p>1180</text:p>
          </table:table-cell>
          <table:table-cell table:formula="oooc:=[.K$1]*100+[.$A181]" office:value-type="float" office:value="1280">
            <text:p>1280</text:p>
          </table:table-cell>
          <table:table-cell table:formula="oooc:=[.L$1]*100+[.$A181]" office:value-type="float" office:value="1380">
            <text:p>1380</text:p>
          </table:table-cell>
          <table:table-cell table:formula="oooc:=[.$A181]+[.$A181]/[.M$1]" office:value-type="float" office:value="560">
            <text:p>560</text:p>
          </table:table-cell>
          <table:table-cell table:formula="oooc:=[.$A181]+[.$A181]/[.N$1]" office:value-type="float" office:value="420">
            <text:p>420</text:p>
          </table:table-cell>
          <table:table-cell table:formula="oooc:=[.$A181]+[.$A181]/[.O$1]" office:value-type="float" office:value="373.333333333333">
            <text:p>373.33</text:p>
          </table:table-cell>
          <table:table-cell table:formula="oooc:=[.$A181]+[.$A181]/[.P$1]" office:value-type="float" office:value="350">
            <text:p>350</text:p>
          </table:table-cell>
          <table:table-cell table:formula="oooc:=[.$A181]+[.$A181]/[.Q$1]" office:value-type="float" office:value="336">
            <text:p>336</text:p>
          </table:table-cell>
          <table:table-cell table:formula="oooc:=[.$A181]+[.$A181]/[.R$1]" office:value-type="float" office:value="326.666666666667">
            <text:p>326.67</text:p>
          </table:table-cell>
          <table:table-cell table:formula="oooc:=[.$A181]+[.$A181]/[.S$1]" office:value-type="float" office:value="320">
            <text:p>320</text:p>
          </table:table-cell>
          <table:table-cell table:formula="oooc:=[.$A181]+[.$A181]/[.T$1]" office:value-type="float" office:value="315">
            <text:p>315</text:p>
          </table:table-cell>
          <table:table-cell table:formula="oooc:=[.$A181]+[.$A181]/[.U$1]" office:value-type="float" office:value="311.111111111111">
            <text:p>311.11</text:p>
          </table:table-cell>
          <table:table-cell table:formula="oooc:=[.$A181]+[.$A181]/[.V$1]" office:value-type="float" office:value="308">
            <text:p>308</text:p>
          </table:table-cell>
          <table:table-cell table:formula="oooc:=[.$A181]+[.$A181]/[.W$1]" office:value-type="float" office:value="305.454545454545">
            <text:p>305.4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ooc:=[.B$1]*100+[.$A182]" office:value-type="float" office:value="381">
            <text:p>381</text:p>
          </table:table-cell>
          <table:table-cell table:formula="oooc:=[.C$1]*100+[.$A182]" office:value-type="float" office:value="481">
            <text:p>481</text:p>
          </table:table-cell>
          <table:table-cell table:formula="oooc:=[.D$1]*100+[.$A182]" office:value-type="float" office:value="581">
            <text:p>581</text:p>
          </table:table-cell>
          <table:table-cell table:formula="oooc:=[.E$1]*100+[.$A182]" office:value-type="float" office:value="681">
            <text:p>681</text:p>
          </table:table-cell>
          <table:table-cell table:formula="oooc:=[.F$1]*100+[.$A182]" office:value-type="float" office:value="781">
            <text:p>781</text:p>
          </table:table-cell>
          <table:table-cell table:formula="oooc:=[.G$1]*100+[.$A182]" office:value-type="float" office:value="881">
            <text:p>881</text:p>
          </table:table-cell>
          <table:table-cell table:formula="oooc:=[.H$1]*100+[.$A182]" office:value-type="float" office:value="981">
            <text:p>981</text:p>
          </table:table-cell>
          <table:table-cell table:formula="oooc:=[.I$1]*100+[.$A182]" office:value-type="float" office:value="1081">
            <text:p>1081</text:p>
          </table:table-cell>
          <table:table-cell table:formula="oooc:=[.J$1]*100+[.$A182]" office:value-type="float" office:value="1181">
            <text:p>1181</text:p>
          </table:table-cell>
          <table:table-cell table:formula="oooc:=[.K$1]*100+[.$A182]" office:value-type="float" office:value="1281">
            <text:p>1281</text:p>
          </table:table-cell>
          <table:table-cell table:formula="oooc:=[.L$1]*100+[.$A182]" office:value-type="float" office:value="1381">
            <text:p>1381</text:p>
          </table:table-cell>
          <table:table-cell table:formula="oooc:=[.$A182]+[.$A182]/[.M$1]" office:value-type="float" office:value="562">
            <text:p>562</text:p>
          </table:table-cell>
          <table:table-cell table:formula="oooc:=[.$A182]+[.$A182]/[.N$1]" office:value-type="float" office:value="421.5">
            <text:p>421.5</text:p>
          </table:table-cell>
          <table:table-cell table:formula="oooc:=[.$A182]+[.$A182]/[.O$1]" office:value-type="float" office:value="374.666666666667">
            <text:p>374.67</text:p>
          </table:table-cell>
          <table:table-cell table:formula="oooc:=[.$A182]+[.$A182]/[.P$1]" office:value-type="float" office:value="351.25">
            <text:p>351.25</text:p>
          </table:table-cell>
          <table:table-cell table:formula="oooc:=[.$A182]+[.$A182]/[.Q$1]" office:value-type="float" office:value="337.2">
            <text:p>337.2</text:p>
          </table:table-cell>
          <table:table-cell table:formula="oooc:=[.$A182]+[.$A182]/[.R$1]" office:value-type="float" office:value="327.833333333333">
            <text:p>327.83</text:p>
          </table:table-cell>
          <table:table-cell table:formula="oooc:=[.$A182]+[.$A182]/[.S$1]" office:value-type="float" office:value="321.142857142857">
            <text:p>321.14</text:p>
          </table:table-cell>
          <table:table-cell table:formula="oooc:=[.$A182]+[.$A182]/[.T$1]" office:value-type="float" office:value="316.125">
            <text:p>316.13</text:p>
          </table:table-cell>
          <table:table-cell table:formula="oooc:=[.$A182]+[.$A182]/[.U$1]" office:value-type="float" office:value="312.222222222222">
            <text:p>312.22</text:p>
          </table:table-cell>
          <table:table-cell table:formula="oooc:=[.$A182]+[.$A182]/[.V$1]" office:value-type="float" office:value="309.1">
            <text:p>309.1</text:p>
          </table:table-cell>
          <table:table-cell table:formula="oooc:=[.$A182]+[.$A182]/[.W$1]" office:value-type="float" office:value="306.545454545455">
            <text:p>306.5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ooc:=[.B$1]*100+[.$A183]" office:value-type="float" office:value="382">
            <text:p>382</text:p>
          </table:table-cell>
          <table:table-cell table:formula="oooc:=[.C$1]*100+[.$A183]" office:value-type="float" office:value="482">
            <text:p>482</text:p>
          </table:table-cell>
          <table:table-cell table:formula="oooc:=[.D$1]*100+[.$A183]" office:value-type="float" office:value="582">
            <text:p>582</text:p>
          </table:table-cell>
          <table:table-cell table:formula="oooc:=[.E$1]*100+[.$A183]" office:value-type="float" office:value="682">
            <text:p>682</text:p>
          </table:table-cell>
          <table:table-cell table:formula="oooc:=[.F$1]*100+[.$A183]" office:value-type="float" office:value="782">
            <text:p>782</text:p>
          </table:table-cell>
          <table:table-cell table:formula="oooc:=[.G$1]*100+[.$A183]" office:value-type="float" office:value="882">
            <text:p>882</text:p>
          </table:table-cell>
          <table:table-cell table:formula="oooc:=[.H$1]*100+[.$A183]" office:value-type="float" office:value="982">
            <text:p>982</text:p>
          </table:table-cell>
          <table:table-cell table:formula="oooc:=[.I$1]*100+[.$A183]" office:value-type="float" office:value="1082">
            <text:p>1082</text:p>
          </table:table-cell>
          <table:table-cell table:formula="oooc:=[.J$1]*100+[.$A183]" office:value-type="float" office:value="1182">
            <text:p>1182</text:p>
          </table:table-cell>
          <table:table-cell table:formula="oooc:=[.K$1]*100+[.$A183]" office:value-type="float" office:value="1282">
            <text:p>1282</text:p>
          </table:table-cell>
          <table:table-cell table:formula="oooc:=[.L$1]*100+[.$A183]" office:value-type="float" office:value="1382">
            <text:p>1382</text:p>
          </table:table-cell>
          <table:table-cell table:formula="oooc:=[.$A183]+[.$A183]/[.M$1]" office:value-type="float" office:value="564">
            <text:p>564</text:p>
          </table:table-cell>
          <table:table-cell table:formula="oooc:=[.$A183]+[.$A183]/[.N$1]" office:value-type="float" office:value="423">
            <text:p>423</text:p>
          </table:table-cell>
          <table:table-cell table:formula="oooc:=[.$A183]+[.$A183]/[.O$1]" office:value-type="float" office:value="376">
            <text:p>376</text:p>
          </table:table-cell>
          <table:table-cell table:formula="oooc:=[.$A183]+[.$A183]/[.P$1]" office:value-type="float" office:value="352.5">
            <text:p>352.5</text:p>
          </table:table-cell>
          <table:table-cell table:formula="oooc:=[.$A183]+[.$A183]/[.Q$1]" office:value-type="float" office:value="338.4">
            <text:p>338.4</text:p>
          </table:table-cell>
          <table:table-cell table:formula="oooc:=[.$A183]+[.$A183]/[.R$1]" office:value-type="float" office:value="329">
            <text:p>329</text:p>
          </table:table-cell>
          <table:table-cell table:formula="oooc:=[.$A183]+[.$A183]/[.S$1]" office:value-type="float" office:value="322.285714285714">
            <text:p>322.29</text:p>
          </table:table-cell>
          <table:table-cell table:formula="oooc:=[.$A183]+[.$A183]/[.T$1]" office:value-type="float" office:value="317.25">
            <text:p>317.25</text:p>
          </table:table-cell>
          <table:table-cell table:formula="oooc:=[.$A183]+[.$A183]/[.U$1]" office:value-type="float" office:value="313.333333333333">
            <text:p>313.33</text:p>
          </table:table-cell>
          <table:table-cell table:formula="oooc:=[.$A183]+[.$A183]/[.V$1]" office:value-type="float" office:value="310.2">
            <text:p>310.2</text:p>
          </table:table-cell>
          <table:table-cell table:formula="oooc:=[.$A183]+[.$A183]/[.W$1]" office:value-type="float" office:value="307.636363636364">
            <text:p>307.6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ooc:=[.B$1]*100+[.$A184]" office:value-type="float" office:value="383">
            <text:p>383</text:p>
          </table:table-cell>
          <table:table-cell table:formula="oooc:=[.C$1]*100+[.$A184]" office:value-type="float" office:value="483">
            <text:p>483</text:p>
          </table:table-cell>
          <table:table-cell table:formula="oooc:=[.D$1]*100+[.$A184]" office:value-type="float" office:value="583">
            <text:p>583</text:p>
          </table:table-cell>
          <table:table-cell table:formula="oooc:=[.E$1]*100+[.$A184]" office:value-type="float" office:value="683">
            <text:p>683</text:p>
          </table:table-cell>
          <table:table-cell table:formula="oooc:=[.F$1]*100+[.$A184]" office:value-type="float" office:value="783">
            <text:p>783</text:p>
          </table:table-cell>
          <table:table-cell table:formula="oooc:=[.G$1]*100+[.$A184]" office:value-type="float" office:value="883">
            <text:p>883</text:p>
          </table:table-cell>
          <table:table-cell table:formula="oooc:=[.H$1]*100+[.$A184]" office:value-type="float" office:value="983">
            <text:p>983</text:p>
          </table:table-cell>
          <table:table-cell table:formula="oooc:=[.I$1]*100+[.$A184]" office:value-type="float" office:value="1083">
            <text:p>1083</text:p>
          </table:table-cell>
          <table:table-cell table:formula="oooc:=[.J$1]*100+[.$A184]" office:value-type="float" office:value="1183">
            <text:p>1183</text:p>
          </table:table-cell>
          <table:table-cell table:formula="oooc:=[.K$1]*100+[.$A184]" office:value-type="float" office:value="1283">
            <text:p>1283</text:p>
          </table:table-cell>
          <table:table-cell table:formula="oooc:=[.L$1]*100+[.$A184]" office:value-type="float" office:value="1383">
            <text:p>1383</text:p>
          </table:table-cell>
          <table:table-cell table:formula="oooc:=[.$A184]+[.$A184]/[.M$1]" office:value-type="float" office:value="566">
            <text:p>566</text:p>
          </table:table-cell>
          <table:table-cell table:formula="oooc:=[.$A184]+[.$A184]/[.N$1]" office:value-type="float" office:value="424.5">
            <text:p>424.5</text:p>
          </table:table-cell>
          <table:table-cell table:formula="oooc:=[.$A184]+[.$A184]/[.O$1]" office:value-type="float" office:value="377.333333333333">
            <text:p>377.33</text:p>
          </table:table-cell>
          <table:table-cell table:formula="oooc:=[.$A184]+[.$A184]/[.P$1]" office:value-type="float" office:value="353.75">
            <text:p>353.75</text:p>
          </table:table-cell>
          <table:table-cell table:formula="oooc:=[.$A184]+[.$A184]/[.Q$1]" office:value-type="float" office:value="339.6">
            <text:p>339.6</text:p>
          </table:table-cell>
          <table:table-cell table:formula="oooc:=[.$A184]+[.$A184]/[.R$1]" office:value-type="float" office:value="330.166666666667">
            <text:p>330.17</text:p>
          </table:table-cell>
          <table:table-cell table:formula="oooc:=[.$A184]+[.$A184]/[.S$1]" office:value-type="float" office:value="323.428571428571">
            <text:p>323.43</text:p>
          </table:table-cell>
          <table:table-cell table:formula="oooc:=[.$A184]+[.$A184]/[.T$1]" office:value-type="float" office:value="318.375">
            <text:p>318.38</text:p>
          </table:table-cell>
          <table:table-cell table:formula="oooc:=[.$A184]+[.$A184]/[.U$1]" office:value-type="float" office:value="314.444444444444">
            <text:p>314.44</text:p>
          </table:table-cell>
          <table:table-cell table:formula="oooc:=[.$A184]+[.$A184]/[.V$1]" office:value-type="float" office:value="311.3">
            <text:p>311.3</text:p>
          </table:table-cell>
          <table:table-cell table:formula="oooc:=[.$A184]+[.$A184]/[.W$1]" office:value-type="float" office:value="308.727272727273">
            <text:p>308.7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ooc:=[.B$1]*100+[.$A185]" office:value-type="float" office:value="384">
            <text:p>384</text:p>
          </table:table-cell>
          <table:table-cell table:formula="oooc:=[.C$1]*100+[.$A185]" office:value-type="float" office:value="484">
            <text:p>484</text:p>
          </table:table-cell>
          <table:table-cell table:formula="oooc:=[.D$1]*100+[.$A185]" office:value-type="float" office:value="584">
            <text:p>584</text:p>
          </table:table-cell>
          <table:table-cell table:formula="oooc:=[.E$1]*100+[.$A185]" office:value-type="float" office:value="684">
            <text:p>684</text:p>
          </table:table-cell>
          <table:table-cell table:formula="oooc:=[.F$1]*100+[.$A185]" office:value-type="float" office:value="784">
            <text:p>784</text:p>
          </table:table-cell>
          <table:table-cell table:formula="oooc:=[.G$1]*100+[.$A185]" office:value-type="float" office:value="884">
            <text:p>884</text:p>
          </table:table-cell>
          <table:table-cell table:formula="oooc:=[.H$1]*100+[.$A185]" office:value-type="float" office:value="984">
            <text:p>984</text:p>
          </table:table-cell>
          <table:table-cell table:formula="oooc:=[.I$1]*100+[.$A185]" office:value-type="float" office:value="1084">
            <text:p>1084</text:p>
          </table:table-cell>
          <table:table-cell table:formula="oooc:=[.J$1]*100+[.$A185]" office:value-type="float" office:value="1184">
            <text:p>1184</text:p>
          </table:table-cell>
          <table:table-cell table:formula="oooc:=[.K$1]*100+[.$A185]" office:value-type="float" office:value="1284">
            <text:p>1284</text:p>
          </table:table-cell>
          <table:table-cell table:formula="oooc:=[.L$1]*100+[.$A185]" office:value-type="float" office:value="1384">
            <text:p>1384</text:p>
          </table:table-cell>
          <table:table-cell table:formula="oooc:=[.$A185]+[.$A185]/[.M$1]" office:value-type="float" office:value="568">
            <text:p>568</text:p>
          </table:table-cell>
          <table:table-cell table:formula="oooc:=[.$A185]+[.$A185]/[.N$1]" office:value-type="float" office:value="426">
            <text:p>426</text:p>
          </table:table-cell>
          <table:table-cell table:formula="oooc:=[.$A185]+[.$A185]/[.O$1]" office:value-type="float" office:value="378.666666666667">
            <text:p>378.67</text:p>
          </table:table-cell>
          <table:table-cell table:formula="oooc:=[.$A185]+[.$A185]/[.P$1]" office:value-type="float" office:value="355">
            <text:p>355</text:p>
          </table:table-cell>
          <table:table-cell table:formula="oooc:=[.$A185]+[.$A185]/[.Q$1]" office:value-type="float" office:value="340.8">
            <text:p>340.8</text:p>
          </table:table-cell>
          <table:table-cell table:formula="oooc:=[.$A185]+[.$A185]/[.R$1]" office:value-type="float" office:value="331.333333333333">
            <text:p>331.33</text:p>
          </table:table-cell>
          <table:table-cell table:formula="oooc:=[.$A185]+[.$A185]/[.S$1]" office:value-type="float" office:value="324.571428571429">
            <text:p>324.57</text:p>
          </table:table-cell>
          <table:table-cell table:formula="oooc:=[.$A185]+[.$A185]/[.T$1]" office:value-type="float" office:value="319.5">
            <text:p>319.5</text:p>
          </table:table-cell>
          <table:table-cell table:formula="oooc:=[.$A185]+[.$A185]/[.U$1]" office:value-type="float" office:value="315.555555555556">
            <text:p>315.56</text:p>
          </table:table-cell>
          <table:table-cell table:formula="oooc:=[.$A185]+[.$A185]/[.V$1]" office:value-type="float" office:value="312.4">
            <text:p>312.4</text:p>
          </table:table-cell>
          <table:table-cell table:formula="oooc:=[.$A185]+[.$A185]/[.W$1]" office:value-type="float" office:value="309.818181818182">
            <text:p>309.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ooc:=[.B$1]*100+[.$A186]" office:value-type="float" office:value="385">
            <text:p>385</text:p>
          </table:table-cell>
          <table:table-cell table:formula="oooc:=[.C$1]*100+[.$A186]" office:value-type="float" office:value="485">
            <text:p>485</text:p>
          </table:table-cell>
          <table:table-cell table:formula="oooc:=[.D$1]*100+[.$A186]" office:value-type="float" office:value="585">
            <text:p>585</text:p>
          </table:table-cell>
          <table:table-cell table:formula="oooc:=[.E$1]*100+[.$A186]" office:value-type="float" office:value="685">
            <text:p>685</text:p>
          </table:table-cell>
          <table:table-cell table:formula="oooc:=[.F$1]*100+[.$A186]" office:value-type="float" office:value="785">
            <text:p>785</text:p>
          </table:table-cell>
          <table:table-cell table:formula="oooc:=[.G$1]*100+[.$A186]" office:value-type="float" office:value="885">
            <text:p>885</text:p>
          </table:table-cell>
          <table:table-cell table:formula="oooc:=[.H$1]*100+[.$A186]" office:value-type="float" office:value="985">
            <text:p>985</text:p>
          </table:table-cell>
          <table:table-cell table:formula="oooc:=[.I$1]*100+[.$A186]" office:value-type="float" office:value="1085">
            <text:p>1085</text:p>
          </table:table-cell>
          <table:table-cell table:formula="oooc:=[.J$1]*100+[.$A186]" office:value-type="float" office:value="1185">
            <text:p>1185</text:p>
          </table:table-cell>
          <table:table-cell table:formula="oooc:=[.K$1]*100+[.$A186]" office:value-type="float" office:value="1285">
            <text:p>1285</text:p>
          </table:table-cell>
          <table:table-cell table:formula="oooc:=[.L$1]*100+[.$A186]" office:value-type="float" office:value="1385">
            <text:p>1385</text:p>
          </table:table-cell>
          <table:table-cell table:formula="oooc:=[.$A186]+[.$A186]/[.M$1]" office:value-type="float" office:value="570">
            <text:p>570</text:p>
          </table:table-cell>
          <table:table-cell table:formula="oooc:=[.$A186]+[.$A186]/[.N$1]" office:value-type="float" office:value="427.5">
            <text:p>427.5</text:p>
          </table:table-cell>
          <table:table-cell table:formula="oooc:=[.$A186]+[.$A186]/[.O$1]" office:value-type="float" office:value="380">
            <text:p>380</text:p>
          </table:table-cell>
          <table:table-cell table:formula="oooc:=[.$A186]+[.$A186]/[.P$1]" office:value-type="float" office:value="356.25">
            <text:p>356.25</text:p>
          </table:table-cell>
          <table:table-cell table:formula="oooc:=[.$A186]+[.$A186]/[.Q$1]" office:value-type="float" office:value="342">
            <text:p>342</text:p>
          </table:table-cell>
          <table:table-cell table:formula="oooc:=[.$A186]+[.$A186]/[.R$1]" office:value-type="float" office:value="332.5">
            <text:p>332.5</text:p>
          </table:table-cell>
          <table:table-cell table:formula="oooc:=[.$A186]+[.$A186]/[.S$1]" office:value-type="float" office:value="325.714285714286">
            <text:p>325.71</text:p>
          </table:table-cell>
          <table:table-cell table:formula="oooc:=[.$A186]+[.$A186]/[.T$1]" office:value-type="float" office:value="320.625">
            <text:p>320.63</text:p>
          </table:table-cell>
          <table:table-cell table:formula="oooc:=[.$A186]+[.$A186]/[.U$1]" office:value-type="float" office:value="316.666666666667">
            <text:p>316.67</text:p>
          </table:table-cell>
          <table:table-cell table:formula="oooc:=[.$A186]+[.$A186]/[.V$1]" office:value-type="float" office:value="313.5">
            <text:p>313.5</text:p>
          </table:table-cell>
          <table:table-cell table:formula="oooc:=[.$A186]+[.$A186]/[.W$1]" office:value-type="float" office:value="310.909090909091">
            <text:p>310.9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ooc:=[.B$1]*100+[.$A187]" office:value-type="float" office:value="386">
            <text:p>386</text:p>
          </table:table-cell>
          <table:table-cell table:formula="oooc:=[.C$1]*100+[.$A187]" office:value-type="float" office:value="486">
            <text:p>486</text:p>
          </table:table-cell>
          <table:table-cell table:formula="oooc:=[.D$1]*100+[.$A187]" office:value-type="float" office:value="586">
            <text:p>586</text:p>
          </table:table-cell>
          <table:table-cell table:formula="oooc:=[.E$1]*100+[.$A187]" office:value-type="float" office:value="686">
            <text:p>686</text:p>
          </table:table-cell>
          <table:table-cell table:formula="oooc:=[.F$1]*100+[.$A187]" office:value-type="float" office:value="786">
            <text:p>786</text:p>
          </table:table-cell>
          <table:table-cell table:formula="oooc:=[.G$1]*100+[.$A187]" office:value-type="float" office:value="886">
            <text:p>886</text:p>
          </table:table-cell>
          <table:table-cell table:formula="oooc:=[.H$1]*100+[.$A187]" office:value-type="float" office:value="986">
            <text:p>986</text:p>
          </table:table-cell>
          <table:table-cell table:formula="oooc:=[.I$1]*100+[.$A187]" office:value-type="float" office:value="1086">
            <text:p>1086</text:p>
          </table:table-cell>
          <table:table-cell table:formula="oooc:=[.J$1]*100+[.$A187]" office:value-type="float" office:value="1186">
            <text:p>1186</text:p>
          </table:table-cell>
          <table:table-cell table:formula="oooc:=[.K$1]*100+[.$A187]" office:value-type="float" office:value="1286">
            <text:p>1286</text:p>
          </table:table-cell>
          <table:table-cell table:formula="oooc:=[.L$1]*100+[.$A187]" office:value-type="float" office:value="1386">
            <text:p>1386</text:p>
          </table:table-cell>
          <table:table-cell table:formula="oooc:=[.$A187]+[.$A187]/[.M$1]" office:value-type="float" office:value="572">
            <text:p>572</text:p>
          </table:table-cell>
          <table:table-cell table:formula="oooc:=[.$A187]+[.$A187]/[.N$1]" office:value-type="float" office:value="429">
            <text:p>429</text:p>
          </table:table-cell>
          <table:table-cell table:formula="oooc:=[.$A187]+[.$A187]/[.O$1]" office:value-type="float" office:value="381.333333333333">
            <text:p>381.33</text:p>
          </table:table-cell>
          <table:table-cell table:formula="oooc:=[.$A187]+[.$A187]/[.P$1]" office:value-type="float" office:value="357.5">
            <text:p>357.5</text:p>
          </table:table-cell>
          <table:table-cell table:formula="oooc:=[.$A187]+[.$A187]/[.Q$1]" office:value-type="float" office:value="343.2">
            <text:p>343.2</text:p>
          </table:table-cell>
          <table:table-cell table:formula="oooc:=[.$A187]+[.$A187]/[.R$1]" office:value-type="float" office:value="333.666666666667">
            <text:p>333.67</text:p>
          </table:table-cell>
          <table:table-cell table:formula="oooc:=[.$A187]+[.$A187]/[.S$1]" office:value-type="float" office:value="326.857142857143">
            <text:p>326.86</text:p>
          </table:table-cell>
          <table:table-cell table:formula="oooc:=[.$A187]+[.$A187]/[.T$1]" office:value-type="float" office:value="321.75">
            <text:p>321.75</text:p>
          </table:table-cell>
          <table:table-cell table:formula="oooc:=[.$A187]+[.$A187]/[.U$1]" office:value-type="float" office:value="317.777777777778">
            <text:p>317.78</text:p>
          </table:table-cell>
          <table:table-cell table:formula="oooc:=[.$A187]+[.$A187]/[.V$1]" office:value-type="float" office:value="314.6">
            <text:p>314.6</text:p>
          </table:table-cell>
          <table:table-cell table:formula="oooc:=[.$A187]+[.$A187]/[.W$1]" office:value-type="float" office:value="312">
            <text:p>31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ooc:=[.B$1]*100+[.$A188]" office:value-type="float" office:value="387">
            <text:p>387</text:p>
          </table:table-cell>
          <table:table-cell table:formula="oooc:=[.C$1]*100+[.$A188]" office:value-type="float" office:value="487">
            <text:p>487</text:p>
          </table:table-cell>
          <table:table-cell table:formula="oooc:=[.D$1]*100+[.$A188]" office:value-type="float" office:value="587">
            <text:p>587</text:p>
          </table:table-cell>
          <table:table-cell table:formula="oooc:=[.E$1]*100+[.$A188]" office:value-type="float" office:value="687">
            <text:p>687</text:p>
          </table:table-cell>
          <table:table-cell table:formula="oooc:=[.F$1]*100+[.$A188]" office:value-type="float" office:value="787">
            <text:p>787</text:p>
          </table:table-cell>
          <table:table-cell table:formula="oooc:=[.G$1]*100+[.$A188]" office:value-type="float" office:value="887">
            <text:p>887</text:p>
          </table:table-cell>
          <table:table-cell table:formula="oooc:=[.H$1]*100+[.$A188]" office:value-type="float" office:value="987">
            <text:p>987</text:p>
          </table:table-cell>
          <table:table-cell table:formula="oooc:=[.I$1]*100+[.$A188]" office:value-type="float" office:value="1087">
            <text:p>1087</text:p>
          </table:table-cell>
          <table:table-cell table:formula="oooc:=[.J$1]*100+[.$A188]" office:value-type="float" office:value="1187">
            <text:p>1187</text:p>
          </table:table-cell>
          <table:table-cell table:formula="oooc:=[.K$1]*100+[.$A188]" office:value-type="float" office:value="1287">
            <text:p>1287</text:p>
          </table:table-cell>
          <table:table-cell table:formula="oooc:=[.L$1]*100+[.$A188]" office:value-type="float" office:value="1387">
            <text:p>1387</text:p>
          </table:table-cell>
          <table:table-cell table:formula="oooc:=[.$A188]+[.$A188]/[.M$1]" office:value-type="float" office:value="574">
            <text:p>574</text:p>
          </table:table-cell>
          <table:table-cell table:formula="oooc:=[.$A188]+[.$A188]/[.N$1]" office:value-type="float" office:value="430.5">
            <text:p>430.5</text:p>
          </table:table-cell>
          <table:table-cell table:formula="oooc:=[.$A188]+[.$A188]/[.O$1]" office:value-type="float" office:value="382.666666666667">
            <text:p>382.67</text:p>
          </table:table-cell>
          <table:table-cell table:formula="oooc:=[.$A188]+[.$A188]/[.P$1]" office:value-type="float" office:value="358.75">
            <text:p>358.75</text:p>
          </table:table-cell>
          <table:table-cell table:formula="oooc:=[.$A188]+[.$A188]/[.Q$1]" office:value-type="float" office:value="344.4">
            <text:p>344.4</text:p>
          </table:table-cell>
          <table:table-cell table:formula="oooc:=[.$A188]+[.$A188]/[.R$1]" office:value-type="float" office:value="334.833333333333">
            <text:p>334.83</text:p>
          </table:table-cell>
          <table:table-cell table:formula="oooc:=[.$A188]+[.$A188]/[.S$1]" office:value-type="float" office:value="328">
            <text:p>328</text:p>
          </table:table-cell>
          <table:table-cell table:formula="oooc:=[.$A188]+[.$A188]/[.T$1]" office:value-type="float" office:value="322.875">
            <text:p>322.88</text:p>
          </table:table-cell>
          <table:table-cell table:formula="oooc:=[.$A188]+[.$A188]/[.U$1]" office:value-type="float" office:value="318.888888888889">
            <text:p>318.89</text:p>
          </table:table-cell>
          <table:table-cell table:formula="oooc:=[.$A188]+[.$A188]/[.V$1]" office:value-type="float" office:value="315.7">
            <text:p>315.7</text:p>
          </table:table-cell>
          <table:table-cell table:formula="oooc:=[.$A188]+[.$A188]/[.W$1]" office:value-type="float" office:value="313.090909090909">
            <text:p>313.0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ooc:=[.B$1]*100+[.$A189]" office:value-type="float" office:value="388">
            <text:p>388</text:p>
          </table:table-cell>
          <table:table-cell table:formula="oooc:=[.C$1]*100+[.$A189]" office:value-type="float" office:value="488">
            <text:p>488</text:p>
          </table:table-cell>
          <table:table-cell table:formula="oooc:=[.D$1]*100+[.$A189]" office:value-type="float" office:value="588">
            <text:p>588</text:p>
          </table:table-cell>
          <table:table-cell table:formula="oooc:=[.E$1]*100+[.$A189]" office:value-type="float" office:value="688">
            <text:p>688</text:p>
          </table:table-cell>
          <table:table-cell table:formula="oooc:=[.F$1]*100+[.$A189]" office:value-type="float" office:value="788">
            <text:p>788</text:p>
          </table:table-cell>
          <table:table-cell table:formula="oooc:=[.G$1]*100+[.$A189]" office:value-type="float" office:value="888">
            <text:p>888</text:p>
          </table:table-cell>
          <table:table-cell table:formula="oooc:=[.H$1]*100+[.$A189]" office:value-type="float" office:value="988">
            <text:p>988</text:p>
          </table:table-cell>
          <table:table-cell table:formula="oooc:=[.I$1]*100+[.$A189]" office:value-type="float" office:value="1088">
            <text:p>1088</text:p>
          </table:table-cell>
          <table:table-cell table:formula="oooc:=[.J$1]*100+[.$A189]" office:value-type="float" office:value="1188">
            <text:p>1188</text:p>
          </table:table-cell>
          <table:table-cell table:formula="oooc:=[.K$1]*100+[.$A189]" office:value-type="float" office:value="1288">
            <text:p>1288</text:p>
          </table:table-cell>
          <table:table-cell table:formula="oooc:=[.L$1]*100+[.$A189]" office:value-type="float" office:value="1388">
            <text:p>1388</text:p>
          </table:table-cell>
          <table:table-cell table:formula="oooc:=[.$A189]+[.$A189]/[.M$1]" office:value-type="float" office:value="576">
            <text:p>576</text:p>
          </table:table-cell>
          <table:table-cell table:formula="oooc:=[.$A189]+[.$A189]/[.N$1]" office:value-type="float" office:value="432">
            <text:p>432</text:p>
          </table:table-cell>
          <table:table-cell table:formula="oooc:=[.$A189]+[.$A189]/[.O$1]" office:value-type="float" office:value="384">
            <text:p>384</text:p>
          </table:table-cell>
          <table:table-cell table:formula="oooc:=[.$A189]+[.$A189]/[.P$1]" office:value-type="float" office:value="360">
            <text:p>360</text:p>
          </table:table-cell>
          <table:table-cell table:formula="oooc:=[.$A189]+[.$A189]/[.Q$1]" office:value-type="float" office:value="345.6">
            <text:p>345.6</text:p>
          </table:table-cell>
          <table:table-cell table:formula="oooc:=[.$A189]+[.$A189]/[.R$1]" office:value-type="float" office:value="336">
            <text:p>336</text:p>
          </table:table-cell>
          <table:table-cell table:formula="oooc:=[.$A189]+[.$A189]/[.S$1]" office:value-type="float" office:value="329.142857142857">
            <text:p>329.14</text:p>
          </table:table-cell>
          <table:table-cell table:formula="oooc:=[.$A189]+[.$A189]/[.T$1]" office:value-type="float" office:value="324">
            <text:p>324</text:p>
          </table:table-cell>
          <table:table-cell table:formula="oooc:=[.$A189]+[.$A189]/[.U$1]" office:value-type="float" office:value="320">
            <text:p>320</text:p>
          </table:table-cell>
          <table:table-cell table:formula="oooc:=[.$A189]+[.$A189]/[.V$1]" office:value-type="float" office:value="316.8">
            <text:p>316.8</text:p>
          </table:table-cell>
          <table:table-cell table:formula="oooc:=[.$A189]+[.$A189]/[.W$1]" office:value-type="float" office:value="314.181818181818">
            <text:p>314.1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ooc:=[.B$1]*100+[.$A190]" office:value-type="float" office:value="389">
            <text:p>389</text:p>
          </table:table-cell>
          <table:table-cell table:formula="oooc:=[.C$1]*100+[.$A190]" office:value-type="float" office:value="489">
            <text:p>489</text:p>
          </table:table-cell>
          <table:table-cell table:formula="oooc:=[.D$1]*100+[.$A190]" office:value-type="float" office:value="589">
            <text:p>589</text:p>
          </table:table-cell>
          <table:table-cell table:formula="oooc:=[.E$1]*100+[.$A190]" office:value-type="float" office:value="689">
            <text:p>689</text:p>
          </table:table-cell>
          <table:table-cell table:formula="oooc:=[.F$1]*100+[.$A190]" office:value-type="float" office:value="789">
            <text:p>789</text:p>
          </table:table-cell>
          <table:table-cell table:formula="oooc:=[.G$1]*100+[.$A190]" office:value-type="float" office:value="889">
            <text:p>889</text:p>
          </table:table-cell>
          <table:table-cell table:formula="oooc:=[.H$1]*100+[.$A190]" office:value-type="float" office:value="989">
            <text:p>989</text:p>
          </table:table-cell>
          <table:table-cell table:formula="oooc:=[.I$1]*100+[.$A190]" office:value-type="float" office:value="1089">
            <text:p>1089</text:p>
          </table:table-cell>
          <table:table-cell table:formula="oooc:=[.J$1]*100+[.$A190]" office:value-type="float" office:value="1189">
            <text:p>1189</text:p>
          </table:table-cell>
          <table:table-cell table:formula="oooc:=[.K$1]*100+[.$A190]" office:value-type="float" office:value="1289">
            <text:p>1289</text:p>
          </table:table-cell>
          <table:table-cell table:formula="oooc:=[.L$1]*100+[.$A190]" office:value-type="float" office:value="1389">
            <text:p>1389</text:p>
          </table:table-cell>
          <table:table-cell table:formula="oooc:=[.$A190]+[.$A190]/[.M$1]" office:value-type="float" office:value="578">
            <text:p>578</text:p>
          </table:table-cell>
          <table:table-cell table:formula="oooc:=[.$A190]+[.$A190]/[.N$1]" office:value-type="float" office:value="433.5">
            <text:p>433.5</text:p>
          </table:table-cell>
          <table:table-cell table:formula="oooc:=[.$A190]+[.$A190]/[.O$1]" office:value-type="float" office:value="385.333333333333">
            <text:p>385.33</text:p>
          </table:table-cell>
          <table:table-cell table:formula="oooc:=[.$A190]+[.$A190]/[.P$1]" office:value-type="float" office:value="361.25">
            <text:p>361.25</text:p>
          </table:table-cell>
          <table:table-cell table:formula="oooc:=[.$A190]+[.$A190]/[.Q$1]" office:value-type="float" office:value="346.8">
            <text:p>346.8</text:p>
          </table:table-cell>
          <table:table-cell table:formula="oooc:=[.$A190]+[.$A190]/[.R$1]" office:value-type="float" office:value="337.166666666667">
            <text:p>337.17</text:p>
          </table:table-cell>
          <table:table-cell table:formula="oooc:=[.$A190]+[.$A190]/[.S$1]" office:value-type="float" office:value="330.285714285714">
            <text:p>330.29</text:p>
          </table:table-cell>
          <table:table-cell table:formula="oooc:=[.$A190]+[.$A190]/[.T$1]" office:value-type="float" office:value="325.125">
            <text:p>325.13</text:p>
          </table:table-cell>
          <table:table-cell table:formula="oooc:=[.$A190]+[.$A190]/[.U$1]" office:value-type="float" office:value="321.111111111111">
            <text:p>321.11</text:p>
          </table:table-cell>
          <table:table-cell table:formula="oooc:=[.$A190]+[.$A190]/[.V$1]" office:value-type="float" office:value="317.9">
            <text:p>317.9</text:p>
          </table:table-cell>
          <table:table-cell table:formula="oooc:=[.$A190]+[.$A190]/[.W$1]" office:value-type="float" office:value="315.272727272727">
            <text:p>315.2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ooc:=[.B$1]*100+[.$A191]" office:value-type="float" office:value="390">
            <text:p>390</text:p>
          </table:table-cell>
          <table:table-cell table:formula="oooc:=[.C$1]*100+[.$A191]" office:value-type="float" office:value="490">
            <text:p>490</text:p>
          </table:table-cell>
          <table:table-cell table:formula="oooc:=[.D$1]*100+[.$A191]" office:value-type="float" office:value="590">
            <text:p>590</text:p>
          </table:table-cell>
          <table:table-cell table:formula="oooc:=[.E$1]*100+[.$A191]" office:value-type="float" office:value="690">
            <text:p>690</text:p>
          </table:table-cell>
          <table:table-cell table:formula="oooc:=[.F$1]*100+[.$A191]" office:value-type="float" office:value="790">
            <text:p>790</text:p>
          </table:table-cell>
          <table:table-cell table:formula="oooc:=[.G$1]*100+[.$A191]" office:value-type="float" office:value="890">
            <text:p>890</text:p>
          </table:table-cell>
          <table:table-cell table:formula="oooc:=[.H$1]*100+[.$A191]" office:value-type="float" office:value="990">
            <text:p>990</text:p>
          </table:table-cell>
          <table:table-cell table:formula="oooc:=[.I$1]*100+[.$A191]" office:value-type="float" office:value="1090">
            <text:p>1090</text:p>
          </table:table-cell>
          <table:table-cell table:formula="oooc:=[.J$1]*100+[.$A191]" office:value-type="float" office:value="1190">
            <text:p>1190</text:p>
          </table:table-cell>
          <table:table-cell table:formula="oooc:=[.K$1]*100+[.$A191]" office:value-type="float" office:value="1290">
            <text:p>1290</text:p>
          </table:table-cell>
          <table:table-cell table:formula="oooc:=[.L$1]*100+[.$A191]" office:value-type="float" office:value="1390">
            <text:p>1390</text:p>
          </table:table-cell>
          <table:table-cell table:formula="oooc:=[.$A191]+[.$A191]/[.M$1]" office:value-type="float" office:value="580">
            <text:p>580</text:p>
          </table:table-cell>
          <table:table-cell table:formula="oooc:=[.$A191]+[.$A191]/[.N$1]" office:value-type="float" office:value="435">
            <text:p>435</text:p>
          </table:table-cell>
          <table:table-cell table:formula="oooc:=[.$A191]+[.$A191]/[.O$1]" office:value-type="float" office:value="386.666666666667">
            <text:p>386.67</text:p>
          </table:table-cell>
          <table:table-cell table:formula="oooc:=[.$A191]+[.$A191]/[.P$1]" office:value-type="float" office:value="362.5">
            <text:p>362.5</text:p>
          </table:table-cell>
          <table:table-cell table:formula="oooc:=[.$A191]+[.$A191]/[.Q$1]" office:value-type="float" office:value="348">
            <text:p>348</text:p>
          </table:table-cell>
          <table:table-cell table:formula="oooc:=[.$A191]+[.$A191]/[.R$1]" office:value-type="float" office:value="338.333333333333">
            <text:p>338.33</text:p>
          </table:table-cell>
          <table:table-cell table:formula="oooc:=[.$A191]+[.$A191]/[.S$1]" office:value-type="float" office:value="331.428571428571">
            <text:p>331.43</text:p>
          </table:table-cell>
          <table:table-cell table:formula="oooc:=[.$A191]+[.$A191]/[.T$1]" office:value-type="float" office:value="326.25">
            <text:p>326.25</text:p>
          </table:table-cell>
          <table:table-cell table:formula="oooc:=[.$A191]+[.$A191]/[.U$1]" office:value-type="float" office:value="322.222222222222">
            <text:p>322.22</text:p>
          </table:table-cell>
          <table:table-cell table:formula="oooc:=[.$A191]+[.$A191]/[.V$1]" office:value-type="float" office:value="319">
            <text:p>319</text:p>
          </table:table-cell>
          <table:table-cell table:formula="oooc:=[.$A191]+[.$A191]/[.W$1]" office:value-type="float" office:value="316.363636363636">
            <text:p>316.3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ooc:=[.B$1]*100+[.$A192]" office:value-type="float" office:value="391">
            <text:p>391</text:p>
          </table:table-cell>
          <table:table-cell table:formula="oooc:=[.C$1]*100+[.$A192]" office:value-type="float" office:value="491">
            <text:p>491</text:p>
          </table:table-cell>
          <table:table-cell table:formula="oooc:=[.D$1]*100+[.$A192]" office:value-type="float" office:value="591">
            <text:p>591</text:p>
          </table:table-cell>
          <table:table-cell table:formula="oooc:=[.E$1]*100+[.$A192]" office:value-type="float" office:value="691">
            <text:p>691</text:p>
          </table:table-cell>
          <table:table-cell table:formula="oooc:=[.F$1]*100+[.$A192]" office:value-type="float" office:value="791">
            <text:p>791</text:p>
          </table:table-cell>
          <table:table-cell table:formula="oooc:=[.G$1]*100+[.$A192]" office:value-type="float" office:value="891">
            <text:p>891</text:p>
          </table:table-cell>
          <table:table-cell table:formula="oooc:=[.H$1]*100+[.$A192]" office:value-type="float" office:value="991">
            <text:p>991</text:p>
          </table:table-cell>
          <table:table-cell table:formula="oooc:=[.I$1]*100+[.$A192]" office:value-type="float" office:value="1091">
            <text:p>1091</text:p>
          </table:table-cell>
          <table:table-cell table:formula="oooc:=[.J$1]*100+[.$A192]" office:value-type="float" office:value="1191">
            <text:p>1191</text:p>
          </table:table-cell>
          <table:table-cell table:formula="oooc:=[.K$1]*100+[.$A192]" office:value-type="float" office:value="1291">
            <text:p>1291</text:p>
          </table:table-cell>
          <table:table-cell table:formula="oooc:=[.L$1]*100+[.$A192]" office:value-type="float" office:value="1391">
            <text:p>1391</text:p>
          </table:table-cell>
          <table:table-cell table:formula="oooc:=[.$A192]+[.$A192]/[.M$1]" office:value-type="float" office:value="582">
            <text:p>582</text:p>
          </table:table-cell>
          <table:table-cell table:formula="oooc:=[.$A192]+[.$A192]/[.N$1]" office:value-type="float" office:value="436.5">
            <text:p>436.5</text:p>
          </table:table-cell>
          <table:table-cell table:formula="oooc:=[.$A192]+[.$A192]/[.O$1]" office:value-type="float" office:value="388">
            <text:p>388</text:p>
          </table:table-cell>
          <table:table-cell table:formula="oooc:=[.$A192]+[.$A192]/[.P$1]" office:value-type="float" office:value="363.75">
            <text:p>363.75</text:p>
          </table:table-cell>
          <table:table-cell table:formula="oooc:=[.$A192]+[.$A192]/[.Q$1]" office:value-type="float" office:value="349.2">
            <text:p>349.2</text:p>
          </table:table-cell>
          <table:table-cell table:formula="oooc:=[.$A192]+[.$A192]/[.R$1]" office:value-type="float" office:value="339.5">
            <text:p>339.5</text:p>
          </table:table-cell>
          <table:table-cell table:formula="oooc:=[.$A192]+[.$A192]/[.S$1]" office:value-type="float" office:value="332.571428571429">
            <text:p>332.57</text:p>
          </table:table-cell>
          <table:table-cell table:formula="oooc:=[.$A192]+[.$A192]/[.T$1]" office:value-type="float" office:value="327.375">
            <text:p>327.38</text:p>
          </table:table-cell>
          <table:table-cell table:formula="oooc:=[.$A192]+[.$A192]/[.U$1]" office:value-type="float" office:value="323.333333333333">
            <text:p>323.33</text:p>
          </table:table-cell>
          <table:table-cell table:formula="oooc:=[.$A192]+[.$A192]/[.V$1]" office:value-type="float" office:value="320.1">
            <text:p>320.1</text:p>
          </table:table-cell>
          <table:table-cell table:formula="oooc:=[.$A192]+[.$A192]/[.W$1]" office:value-type="float" office:value="317.454545454545">
            <text:p>317.4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ooc:=[.B$1]*100+[.$A193]" office:value-type="float" office:value="392">
            <text:p>392</text:p>
          </table:table-cell>
          <table:table-cell table:formula="oooc:=[.C$1]*100+[.$A193]" office:value-type="float" office:value="492">
            <text:p>492</text:p>
          </table:table-cell>
          <table:table-cell table:formula="oooc:=[.D$1]*100+[.$A193]" office:value-type="float" office:value="592">
            <text:p>592</text:p>
          </table:table-cell>
          <table:table-cell table:formula="oooc:=[.E$1]*100+[.$A193]" office:value-type="float" office:value="692">
            <text:p>692</text:p>
          </table:table-cell>
          <table:table-cell table:formula="oooc:=[.F$1]*100+[.$A193]" office:value-type="float" office:value="792">
            <text:p>792</text:p>
          </table:table-cell>
          <table:table-cell table:formula="oooc:=[.G$1]*100+[.$A193]" office:value-type="float" office:value="892">
            <text:p>892</text:p>
          </table:table-cell>
          <table:table-cell table:formula="oooc:=[.H$1]*100+[.$A193]" office:value-type="float" office:value="992">
            <text:p>992</text:p>
          </table:table-cell>
          <table:table-cell table:formula="oooc:=[.I$1]*100+[.$A193]" office:value-type="float" office:value="1092">
            <text:p>1092</text:p>
          </table:table-cell>
          <table:table-cell table:formula="oooc:=[.J$1]*100+[.$A193]" office:value-type="float" office:value="1192">
            <text:p>1192</text:p>
          </table:table-cell>
          <table:table-cell table:formula="oooc:=[.K$1]*100+[.$A193]" office:value-type="float" office:value="1292">
            <text:p>1292</text:p>
          </table:table-cell>
          <table:table-cell table:formula="oooc:=[.L$1]*100+[.$A193]" office:value-type="float" office:value="1392">
            <text:p>1392</text:p>
          </table:table-cell>
          <table:table-cell table:formula="oooc:=[.$A193]+[.$A193]/[.M$1]" office:value-type="float" office:value="584">
            <text:p>584</text:p>
          </table:table-cell>
          <table:table-cell table:formula="oooc:=[.$A193]+[.$A193]/[.N$1]" office:value-type="float" office:value="438">
            <text:p>438</text:p>
          </table:table-cell>
          <table:table-cell table:formula="oooc:=[.$A193]+[.$A193]/[.O$1]" office:value-type="float" office:value="389.333333333333">
            <text:p>389.33</text:p>
          </table:table-cell>
          <table:table-cell table:formula="oooc:=[.$A193]+[.$A193]/[.P$1]" office:value-type="float" office:value="365">
            <text:p>365</text:p>
          </table:table-cell>
          <table:table-cell table:formula="oooc:=[.$A193]+[.$A193]/[.Q$1]" office:value-type="float" office:value="350.4">
            <text:p>350.4</text:p>
          </table:table-cell>
          <table:table-cell table:formula="oooc:=[.$A193]+[.$A193]/[.R$1]" office:value-type="float" office:value="340.666666666667">
            <text:p>340.67</text:p>
          </table:table-cell>
          <table:table-cell table:formula="oooc:=[.$A193]+[.$A193]/[.S$1]" office:value-type="float" office:value="333.714285714286">
            <text:p>333.71</text:p>
          </table:table-cell>
          <table:table-cell table:formula="oooc:=[.$A193]+[.$A193]/[.T$1]" office:value-type="float" office:value="328.5">
            <text:p>328.5</text:p>
          </table:table-cell>
          <table:table-cell table:formula="oooc:=[.$A193]+[.$A193]/[.U$1]" office:value-type="float" office:value="324.444444444444">
            <text:p>324.44</text:p>
          </table:table-cell>
          <table:table-cell table:formula="oooc:=[.$A193]+[.$A193]/[.V$1]" office:value-type="float" office:value="321.2">
            <text:p>321.2</text:p>
          </table:table-cell>
          <table:table-cell table:formula="oooc:=[.$A193]+[.$A193]/[.W$1]" office:value-type="float" office:value="318.545454545455">
            <text:p>318.5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ooc:=[.B$1]*100+[.$A194]" office:value-type="float" office:value="393">
            <text:p>393</text:p>
          </table:table-cell>
          <table:table-cell table:formula="oooc:=[.C$1]*100+[.$A194]" office:value-type="float" office:value="493">
            <text:p>493</text:p>
          </table:table-cell>
          <table:table-cell table:formula="oooc:=[.D$1]*100+[.$A194]" office:value-type="float" office:value="593">
            <text:p>593</text:p>
          </table:table-cell>
          <table:table-cell table:formula="oooc:=[.E$1]*100+[.$A194]" office:value-type="float" office:value="693">
            <text:p>693</text:p>
          </table:table-cell>
          <table:table-cell table:formula="oooc:=[.F$1]*100+[.$A194]" office:value-type="float" office:value="793">
            <text:p>793</text:p>
          </table:table-cell>
          <table:table-cell table:formula="oooc:=[.G$1]*100+[.$A194]" office:value-type="float" office:value="893">
            <text:p>893</text:p>
          </table:table-cell>
          <table:table-cell table:formula="oooc:=[.H$1]*100+[.$A194]" office:value-type="float" office:value="993">
            <text:p>993</text:p>
          </table:table-cell>
          <table:table-cell table:formula="oooc:=[.I$1]*100+[.$A194]" office:value-type="float" office:value="1093">
            <text:p>1093</text:p>
          </table:table-cell>
          <table:table-cell table:formula="oooc:=[.J$1]*100+[.$A194]" office:value-type="float" office:value="1193">
            <text:p>1193</text:p>
          </table:table-cell>
          <table:table-cell table:formula="oooc:=[.K$1]*100+[.$A194]" office:value-type="float" office:value="1293">
            <text:p>1293</text:p>
          </table:table-cell>
          <table:table-cell table:formula="oooc:=[.L$1]*100+[.$A194]" office:value-type="float" office:value="1393">
            <text:p>1393</text:p>
          </table:table-cell>
          <table:table-cell table:formula="oooc:=[.$A194]+[.$A194]/[.M$1]" office:value-type="float" office:value="586">
            <text:p>586</text:p>
          </table:table-cell>
          <table:table-cell table:formula="oooc:=[.$A194]+[.$A194]/[.N$1]" office:value-type="float" office:value="439.5">
            <text:p>439.5</text:p>
          </table:table-cell>
          <table:table-cell table:formula="oooc:=[.$A194]+[.$A194]/[.O$1]" office:value-type="float" office:value="390.666666666667">
            <text:p>390.67</text:p>
          </table:table-cell>
          <table:table-cell table:formula="oooc:=[.$A194]+[.$A194]/[.P$1]" office:value-type="float" office:value="366.25">
            <text:p>366.25</text:p>
          </table:table-cell>
          <table:table-cell table:formula="oooc:=[.$A194]+[.$A194]/[.Q$1]" office:value-type="float" office:value="351.6">
            <text:p>351.6</text:p>
          </table:table-cell>
          <table:table-cell table:formula="oooc:=[.$A194]+[.$A194]/[.R$1]" office:value-type="float" office:value="341.833333333333">
            <text:p>341.83</text:p>
          </table:table-cell>
          <table:table-cell table:formula="oooc:=[.$A194]+[.$A194]/[.S$1]" office:value-type="float" office:value="334.857142857143">
            <text:p>334.86</text:p>
          </table:table-cell>
          <table:table-cell table:formula="oooc:=[.$A194]+[.$A194]/[.T$1]" office:value-type="float" office:value="329.625">
            <text:p>329.63</text:p>
          </table:table-cell>
          <table:table-cell table:formula="oooc:=[.$A194]+[.$A194]/[.U$1]" office:value-type="float" office:value="325.555555555556">
            <text:p>325.56</text:p>
          </table:table-cell>
          <table:table-cell table:formula="oooc:=[.$A194]+[.$A194]/[.V$1]" office:value-type="float" office:value="322.3">
            <text:p>322.3</text:p>
          </table:table-cell>
          <table:table-cell table:formula="oooc:=[.$A194]+[.$A194]/[.W$1]" office:value-type="float" office:value="319.636363636364">
            <text:p>319.6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ooc:=[.B$1]*100+[.$A195]" office:value-type="float" office:value="394">
            <text:p>394</text:p>
          </table:table-cell>
          <table:table-cell table:formula="oooc:=[.C$1]*100+[.$A195]" office:value-type="float" office:value="494">
            <text:p>494</text:p>
          </table:table-cell>
          <table:table-cell table:formula="oooc:=[.D$1]*100+[.$A195]" office:value-type="float" office:value="594">
            <text:p>594</text:p>
          </table:table-cell>
          <table:table-cell table:formula="oooc:=[.E$1]*100+[.$A195]" office:value-type="float" office:value="694">
            <text:p>694</text:p>
          </table:table-cell>
          <table:table-cell table:formula="oooc:=[.F$1]*100+[.$A195]" office:value-type="float" office:value="794">
            <text:p>794</text:p>
          </table:table-cell>
          <table:table-cell table:formula="oooc:=[.G$1]*100+[.$A195]" office:value-type="float" office:value="894">
            <text:p>894</text:p>
          </table:table-cell>
          <table:table-cell table:formula="oooc:=[.H$1]*100+[.$A195]" office:value-type="float" office:value="994">
            <text:p>994</text:p>
          </table:table-cell>
          <table:table-cell table:formula="oooc:=[.I$1]*100+[.$A195]" office:value-type="float" office:value="1094">
            <text:p>1094</text:p>
          </table:table-cell>
          <table:table-cell table:formula="oooc:=[.J$1]*100+[.$A195]" office:value-type="float" office:value="1194">
            <text:p>1194</text:p>
          </table:table-cell>
          <table:table-cell table:formula="oooc:=[.K$1]*100+[.$A195]" office:value-type="float" office:value="1294">
            <text:p>1294</text:p>
          </table:table-cell>
          <table:table-cell table:formula="oooc:=[.L$1]*100+[.$A195]" office:value-type="float" office:value="1394">
            <text:p>1394</text:p>
          </table:table-cell>
          <table:table-cell table:formula="oooc:=[.$A195]+[.$A195]/[.M$1]" office:value-type="float" office:value="588">
            <text:p>588</text:p>
          </table:table-cell>
          <table:table-cell table:formula="oooc:=[.$A195]+[.$A195]/[.N$1]" office:value-type="float" office:value="441">
            <text:p>441</text:p>
          </table:table-cell>
          <table:table-cell table:formula="oooc:=[.$A195]+[.$A195]/[.O$1]" office:value-type="float" office:value="392">
            <text:p>392</text:p>
          </table:table-cell>
          <table:table-cell table:formula="oooc:=[.$A195]+[.$A195]/[.P$1]" office:value-type="float" office:value="367.5">
            <text:p>367.5</text:p>
          </table:table-cell>
          <table:table-cell table:formula="oooc:=[.$A195]+[.$A195]/[.Q$1]" office:value-type="float" office:value="352.8">
            <text:p>352.8</text:p>
          </table:table-cell>
          <table:table-cell table:formula="oooc:=[.$A195]+[.$A195]/[.R$1]" office:value-type="float" office:value="343">
            <text:p>343</text:p>
          </table:table-cell>
          <table:table-cell table:formula="oooc:=[.$A195]+[.$A195]/[.S$1]" office:value-type="float" office:value="336">
            <text:p>336</text:p>
          </table:table-cell>
          <table:table-cell table:formula="oooc:=[.$A195]+[.$A195]/[.T$1]" office:value-type="float" office:value="330.75">
            <text:p>330.75</text:p>
          </table:table-cell>
          <table:table-cell table:formula="oooc:=[.$A195]+[.$A195]/[.U$1]" office:value-type="float" office:value="326.666666666667">
            <text:p>326.67</text:p>
          </table:table-cell>
          <table:table-cell table:formula="oooc:=[.$A195]+[.$A195]/[.V$1]" office:value-type="float" office:value="323.4">
            <text:p>323.4</text:p>
          </table:table-cell>
          <table:table-cell table:formula="oooc:=[.$A195]+[.$A195]/[.W$1]" office:value-type="float" office:value="320.727272727273">
            <text:p>320.7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ooc:=[.B$1]*100+[.$A196]" office:value-type="float" office:value="395">
            <text:p>395</text:p>
          </table:table-cell>
          <table:table-cell table:formula="oooc:=[.C$1]*100+[.$A196]" office:value-type="float" office:value="495">
            <text:p>495</text:p>
          </table:table-cell>
          <table:table-cell table:formula="oooc:=[.D$1]*100+[.$A196]" office:value-type="float" office:value="595">
            <text:p>595</text:p>
          </table:table-cell>
          <table:table-cell table:formula="oooc:=[.E$1]*100+[.$A196]" office:value-type="float" office:value="695">
            <text:p>695</text:p>
          </table:table-cell>
          <table:table-cell table:formula="oooc:=[.F$1]*100+[.$A196]" office:value-type="float" office:value="795">
            <text:p>795</text:p>
          </table:table-cell>
          <table:table-cell table:formula="oooc:=[.G$1]*100+[.$A196]" office:value-type="float" office:value="895">
            <text:p>895</text:p>
          </table:table-cell>
          <table:table-cell table:formula="oooc:=[.H$1]*100+[.$A196]" office:value-type="float" office:value="995">
            <text:p>995</text:p>
          </table:table-cell>
          <table:table-cell table:formula="oooc:=[.I$1]*100+[.$A196]" office:value-type="float" office:value="1095">
            <text:p>1095</text:p>
          </table:table-cell>
          <table:table-cell table:formula="oooc:=[.J$1]*100+[.$A196]" office:value-type="float" office:value="1195">
            <text:p>1195</text:p>
          </table:table-cell>
          <table:table-cell table:formula="oooc:=[.K$1]*100+[.$A196]" office:value-type="float" office:value="1295">
            <text:p>1295</text:p>
          </table:table-cell>
          <table:table-cell table:formula="oooc:=[.L$1]*100+[.$A196]" office:value-type="float" office:value="1395">
            <text:p>1395</text:p>
          </table:table-cell>
          <table:table-cell table:formula="oooc:=[.$A196]+[.$A196]/[.M$1]" office:value-type="float" office:value="590">
            <text:p>590</text:p>
          </table:table-cell>
          <table:table-cell table:formula="oooc:=[.$A196]+[.$A196]/[.N$1]" office:value-type="float" office:value="442.5">
            <text:p>442.5</text:p>
          </table:table-cell>
          <table:table-cell table:formula="oooc:=[.$A196]+[.$A196]/[.O$1]" office:value-type="float" office:value="393.333333333333">
            <text:p>393.33</text:p>
          </table:table-cell>
          <table:table-cell table:formula="oooc:=[.$A196]+[.$A196]/[.P$1]" office:value-type="float" office:value="368.75">
            <text:p>368.75</text:p>
          </table:table-cell>
          <table:table-cell table:formula="oooc:=[.$A196]+[.$A196]/[.Q$1]" office:value-type="float" office:value="354">
            <text:p>354</text:p>
          </table:table-cell>
          <table:table-cell table:formula="oooc:=[.$A196]+[.$A196]/[.R$1]" office:value-type="float" office:value="344.166666666667">
            <text:p>344.17</text:p>
          </table:table-cell>
          <table:table-cell table:formula="oooc:=[.$A196]+[.$A196]/[.S$1]" office:value-type="float" office:value="337.142857142857">
            <text:p>337.14</text:p>
          </table:table-cell>
          <table:table-cell table:formula="oooc:=[.$A196]+[.$A196]/[.T$1]" office:value-type="float" office:value="331.875">
            <text:p>331.88</text:p>
          </table:table-cell>
          <table:table-cell table:formula="oooc:=[.$A196]+[.$A196]/[.U$1]" office:value-type="float" office:value="327.777777777778">
            <text:p>327.78</text:p>
          </table:table-cell>
          <table:table-cell table:formula="oooc:=[.$A196]+[.$A196]/[.V$1]" office:value-type="float" office:value="324.5">
            <text:p>324.5</text:p>
          </table:table-cell>
          <table:table-cell table:formula="oooc:=[.$A196]+[.$A196]/[.W$1]" office:value-type="float" office:value="321.818181818182">
            <text:p>321.8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ooc:=[.B$1]*100+[.$A197]" office:value-type="float" office:value="396">
            <text:p>396</text:p>
          </table:table-cell>
          <table:table-cell table:formula="oooc:=[.C$1]*100+[.$A197]" office:value-type="float" office:value="496">
            <text:p>496</text:p>
          </table:table-cell>
          <table:table-cell table:formula="oooc:=[.D$1]*100+[.$A197]" office:value-type="float" office:value="596">
            <text:p>596</text:p>
          </table:table-cell>
          <table:table-cell table:formula="oooc:=[.E$1]*100+[.$A197]" office:value-type="float" office:value="696">
            <text:p>696</text:p>
          </table:table-cell>
          <table:table-cell table:formula="oooc:=[.F$1]*100+[.$A197]" office:value-type="float" office:value="796">
            <text:p>796</text:p>
          </table:table-cell>
          <table:table-cell table:formula="oooc:=[.G$1]*100+[.$A197]" office:value-type="float" office:value="896">
            <text:p>896</text:p>
          </table:table-cell>
          <table:table-cell table:formula="oooc:=[.H$1]*100+[.$A197]" office:value-type="float" office:value="996">
            <text:p>996</text:p>
          </table:table-cell>
          <table:table-cell table:formula="oooc:=[.I$1]*100+[.$A197]" office:value-type="float" office:value="1096">
            <text:p>1096</text:p>
          </table:table-cell>
          <table:table-cell table:formula="oooc:=[.J$1]*100+[.$A197]" office:value-type="float" office:value="1196">
            <text:p>1196</text:p>
          </table:table-cell>
          <table:table-cell table:formula="oooc:=[.K$1]*100+[.$A197]" office:value-type="float" office:value="1296">
            <text:p>1296</text:p>
          </table:table-cell>
          <table:table-cell table:formula="oooc:=[.L$1]*100+[.$A197]" office:value-type="float" office:value="1396">
            <text:p>1396</text:p>
          </table:table-cell>
          <table:table-cell table:formula="oooc:=[.$A197]+[.$A197]/[.M$1]" office:value-type="float" office:value="592">
            <text:p>592</text:p>
          </table:table-cell>
          <table:table-cell table:formula="oooc:=[.$A197]+[.$A197]/[.N$1]" office:value-type="float" office:value="444">
            <text:p>444</text:p>
          </table:table-cell>
          <table:table-cell table:formula="oooc:=[.$A197]+[.$A197]/[.O$1]" office:value-type="float" office:value="394.666666666667">
            <text:p>394.67</text:p>
          </table:table-cell>
          <table:table-cell table:formula="oooc:=[.$A197]+[.$A197]/[.P$1]" office:value-type="float" office:value="370">
            <text:p>370</text:p>
          </table:table-cell>
          <table:table-cell table:formula="oooc:=[.$A197]+[.$A197]/[.Q$1]" office:value-type="float" office:value="355.2">
            <text:p>355.2</text:p>
          </table:table-cell>
          <table:table-cell table:formula="oooc:=[.$A197]+[.$A197]/[.R$1]" office:value-type="float" office:value="345.333333333333">
            <text:p>345.33</text:p>
          </table:table-cell>
          <table:table-cell table:formula="oooc:=[.$A197]+[.$A197]/[.S$1]" office:value-type="float" office:value="338.285714285714">
            <text:p>338.29</text:p>
          </table:table-cell>
          <table:table-cell table:formula="oooc:=[.$A197]+[.$A197]/[.T$1]" office:value-type="float" office:value="333">
            <text:p>333</text:p>
          </table:table-cell>
          <table:table-cell table:formula="oooc:=[.$A197]+[.$A197]/[.U$1]" office:value-type="float" office:value="328.888888888889">
            <text:p>328.89</text:p>
          </table:table-cell>
          <table:table-cell table:formula="oooc:=[.$A197]+[.$A197]/[.V$1]" office:value-type="float" office:value="325.6">
            <text:p>325.6</text:p>
          </table:table-cell>
          <table:table-cell table:formula="oooc:=[.$A197]+[.$A197]/[.W$1]" office:value-type="float" office:value="322.909090909091">
            <text:p>322.9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ooc:=[.B$1]*100+[.$A198]" office:value-type="float" office:value="397">
            <text:p>397</text:p>
          </table:table-cell>
          <table:table-cell table:formula="oooc:=[.C$1]*100+[.$A198]" office:value-type="float" office:value="497">
            <text:p>497</text:p>
          </table:table-cell>
          <table:table-cell table:formula="oooc:=[.D$1]*100+[.$A198]" office:value-type="float" office:value="597">
            <text:p>597</text:p>
          </table:table-cell>
          <table:table-cell table:formula="oooc:=[.E$1]*100+[.$A198]" office:value-type="float" office:value="697">
            <text:p>697</text:p>
          </table:table-cell>
          <table:table-cell table:formula="oooc:=[.F$1]*100+[.$A198]" office:value-type="float" office:value="797">
            <text:p>797</text:p>
          </table:table-cell>
          <table:table-cell table:formula="oooc:=[.G$1]*100+[.$A198]" office:value-type="float" office:value="897">
            <text:p>897</text:p>
          </table:table-cell>
          <table:table-cell table:formula="oooc:=[.H$1]*100+[.$A198]" office:value-type="float" office:value="997">
            <text:p>997</text:p>
          </table:table-cell>
          <table:table-cell table:formula="oooc:=[.I$1]*100+[.$A198]" office:value-type="float" office:value="1097">
            <text:p>1097</text:p>
          </table:table-cell>
          <table:table-cell table:formula="oooc:=[.J$1]*100+[.$A198]" office:value-type="float" office:value="1197">
            <text:p>1197</text:p>
          </table:table-cell>
          <table:table-cell table:formula="oooc:=[.K$1]*100+[.$A198]" office:value-type="float" office:value="1297">
            <text:p>1297</text:p>
          </table:table-cell>
          <table:table-cell table:formula="oooc:=[.L$1]*100+[.$A198]" office:value-type="float" office:value="1397">
            <text:p>1397</text:p>
          </table:table-cell>
          <table:table-cell table:formula="oooc:=[.$A198]+[.$A198]/[.M$1]" office:value-type="float" office:value="594">
            <text:p>594</text:p>
          </table:table-cell>
          <table:table-cell table:formula="oooc:=[.$A198]+[.$A198]/[.N$1]" office:value-type="float" office:value="445.5">
            <text:p>445.5</text:p>
          </table:table-cell>
          <table:table-cell table:formula="oooc:=[.$A198]+[.$A198]/[.O$1]" office:value-type="float" office:value="396">
            <text:p>396</text:p>
          </table:table-cell>
          <table:table-cell table:formula="oooc:=[.$A198]+[.$A198]/[.P$1]" office:value-type="float" office:value="371.25">
            <text:p>371.25</text:p>
          </table:table-cell>
          <table:table-cell table:formula="oooc:=[.$A198]+[.$A198]/[.Q$1]" office:value-type="float" office:value="356.4">
            <text:p>356.4</text:p>
          </table:table-cell>
          <table:table-cell table:formula="oooc:=[.$A198]+[.$A198]/[.R$1]" office:value-type="float" office:value="346.5">
            <text:p>346.5</text:p>
          </table:table-cell>
          <table:table-cell table:formula="oooc:=[.$A198]+[.$A198]/[.S$1]" office:value-type="float" office:value="339.428571428571">
            <text:p>339.43</text:p>
          </table:table-cell>
          <table:table-cell table:formula="oooc:=[.$A198]+[.$A198]/[.T$1]" office:value-type="float" office:value="334.125">
            <text:p>334.13</text:p>
          </table:table-cell>
          <table:table-cell table:formula="oooc:=[.$A198]+[.$A198]/[.U$1]" office:value-type="float" office:value="330">
            <text:p>330</text:p>
          </table:table-cell>
          <table:table-cell table:formula="oooc:=[.$A198]+[.$A198]/[.V$1]" office:value-type="float" office:value="326.7">
            <text:p>326.7</text:p>
          </table:table-cell>
          <table:table-cell table:formula="oooc:=[.$A198]+[.$A198]/[.W$1]" office:value-type="float" office:value="324">
            <text:p>32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ooc:=[.B$1]*100+[.$A199]" office:value-type="float" office:value="398">
            <text:p>398</text:p>
          </table:table-cell>
          <table:table-cell table:formula="oooc:=[.C$1]*100+[.$A199]" office:value-type="float" office:value="498">
            <text:p>498</text:p>
          </table:table-cell>
          <table:table-cell table:formula="oooc:=[.D$1]*100+[.$A199]" office:value-type="float" office:value="598">
            <text:p>598</text:p>
          </table:table-cell>
          <table:table-cell table:formula="oooc:=[.E$1]*100+[.$A199]" office:value-type="float" office:value="698">
            <text:p>698</text:p>
          </table:table-cell>
          <table:table-cell table:formula="oooc:=[.F$1]*100+[.$A199]" office:value-type="float" office:value="798">
            <text:p>798</text:p>
          </table:table-cell>
          <table:table-cell table:formula="oooc:=[.G$1]*100+[.$A199]" office:value-type="float" office:value="898">
            <text:p>898</text:p>
          </table:table-cell>
          <table:table-cell table:formula="oooc:=[.H$1]*100+[.$A199]" office:value-type="float" office:value="998">
            <text:p>998</text:p>
          </table:table-cell>
          <table:table-cell table:formula="oooc:=[.I$1]*100+[.$A199]" office:value-type="float" office:value="1098">
            <text:p>1098</text:p>
          </table:table-cell>
          <table:table-cell table:formula="oooc:=[.J$1]*100+[.$A199]" office:value-type="float" office:value="1198">
            <text:p>1198</text:p>
          </table:table-cell>
          <table:table-cell table:formula="oooc:=[.K$1]*100+[.$A199]" office:value-type="float" office:value="1298">
            <text:p>1298</text:p>
          </table:table-cell>
          <table:table-cell table:formula="oooc:=[.L$1]*100+[.$A199]" office:value-type="float" office:value="1398">
            <text:p>1398</text:p>
          </table:table-cell>
          <table:table-cell table:formula="oooc:=[.$A199]+[.$A199]/[.M$1]" office:value-type="float" office:value="596">
            <text:p>596</text:p>
          </table:table-cell>
          <table:table-cell table:formula="oooc:=[.$A199]+[.$A199]/[.N$1]" office:value-type="float" office:value="447">
            <text:p>447</text:p>
          </table:table-cell>
          <table:table-cell table:formula="oooc:=[.$A199]+[.$A199]/[.O$1]" office:value-type="float" office:value="397.333333333333">
            <text:p>397.33</text:p>
          </table:table-cell>
          <table:table-cell table:formula="oooc:=[.$A199]+[.$A199]/[.P$1]" office:value-type="float" office:value="372.5">
            <text:p>372.5</text:p>
          </table:table-cell>
          <table:table-cell table:formula="oooc:=[.$A199]+[.$A199]/[.Q$1]" office:value-type="float" office:value="357.6">
            <text:p>357.6</text:p>
          </table:table-cell>
          <table:table-cell table:formula="oooc:=[.$A199]+[.$A199]/[.R$1]" office:value-type="float" office:value="347.666666666667">
            <text:p>347.67</text:p>
          </table:table-cell>
          <table:table-cell table:formula="oooc:=[.$A199]+[.$A199]/[.S$1]" office:value-type="float" office:value="340.571428571429">
            <text:p>340.57</text:p>
          </table:table-cell>
          <table:table-cell table:formula="oooc:=[.$A199]+[.$A199]/[.T$1]" office:value-type="float" office:value="335.25">
            <text:p>335.25</text:p>
          </table:table-cell>
          <table:table-cell table:formula="oooc:=[.$A199]+[.$A199]/[.U$1]" office:value-type="float" office:value="331.111111111111">
            <text:p>331.11</text:p>
          </table:table-cell>
          <table:table-cell table:formula="oooc:=[.$A199]+[.$A199]/[.V$1]" office:value-type="float" office:value="327.8">
            <text:p>327.8</text:p>
          </table:table-cell>
          <table:table-cell table:formula="oooc:=[.$A199]+[.$A199]/[.W$1]" office:value-type="float" office:value="325.090909090909">
            <text:p>325.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ooc:=[.B$1]*100+[.$A200]" office:value-type="float" office:value="399">
            <text:p>399</text:p>
          </table:table-cell>
          <table:table-cell table:formula="oooc:=[.C$1]*100+[.$A200]" office:value-type="float" office:value="499">
            <text:p>499</text:p>
          </table:table-cell>
          <table:table-cell table:formula="oooc:=[.D$1]*100+[.$A200]" office:value-type="float" office:value="599">
            <text:p>599</text:p>
          </table:table-cell>
          <table:table-cell table:formula="oooc:=[.E$1]*100+[.$A200]" office:value-type="float" office:value="699">
            <text:p>699</text:p>
          </table:table-cell>
          <table:table-cell table:formula="oooc:=[.F$1]*100+[.$A200]" office:value-type="float" office:value="799">
            <text:p>799</text:p>
          </table:table-cell>
          <table:table-cell table:formula="oooc:=[.G$1]*100+[.$A200]" office:value-type="float" office:value="899">
            <text:p>899</text:p>
          </table:table-cell>
          <table:table-cell table:formula="oooc:=[.H$1]*100+[.$A200]" office:value-type="float" office:value="999">
            <text:p>999</text:p>
          </table:table-cell>
          <table:table-cell table:formula="oooc:=[.I$1]*100+[.$A200]" office:value-type="float" office:value="1099">
            <text:p>1099</text:p>
          </table:table-cell>
          <table:table-cell table:formula="oooc:=[.J$1]*100+[.$A200]" office:value-type="float" office:value="1199">
            <text:p>1199</text:p>
          </table:table-cell>
          <table:table-cell table:formula="oooc:=[.K$1]*100+[.$A200]" office:value-type="float" office:value="1299">
            <text:p>1299</text:p>
          </table:table-cell>
          <table:table-cell table:formula="oooc:=[.L$1]*100+[.$A200]" office:value-type="float" office:value="1399">
            <text:p>1399</text:p>
          </table:table-cell>
          <table:table-cell table:formula="oooc:=[.$A200]+[.$A200]/[.M$1]" office:value-type="float" office:value="598">
            <text:p>598</text:p>
          </table:table-cell>
          <table:table-cell table:formula="oooc:=[.$A200]+[.$A200]/[.N$1]" office:value-type="float" office:value="448.5">
            <text:p>448.5</text:p>
          </table:table-cell>
          <table:table-cell table:formula="oooc:=[.$A200]+[.$A200]/[.O$1]" office:value-type="float" office:value="398.666666666667">
            <text:p>398.67</text:p>
          </table:table-cell>
          <table:table-cell table:formula="oooc:=[.$A200]+[.$A200]/[.P$1]" office:value-type="float" office:value="373.75">
            <text:p>373.75</text:p>
          </table:table-cell>
          <table:table-cell table:formula="oooc:=[.$A200]+[.$A200]/[.Q$1]" office:value-type="float" office:value="358.8">
            <text:p>358.8</text:p>
          </table:table-cell>
          <table:table-cell table:formula="oooc:=[.$A200]+[.$A200]/[.R$1]" office:value-type="float" office:value="348.833333333333">
            <text:p>348.83</text:p>
          </table:table-cell>
          <table:table-cell table:formula="oooc:=[.$A200]+[.$A200]/[.S$1]" office:value-type="float" office:value="341.714285714286">
            <text:p>341.71</text:p>
          </table:table-cell>
          <table:table-cell table:formula="oooc:=[.$A200]+[.$A200]/[.T$1]" office:value-type="float" office:value="336.375">
            <text:p>336.38</text:p>
          </table:table-cell>
          <table:table-cell table:formula="oooc:=[.$A200]+[.$A200]/[.U$1]" office:value-type="float" office:value="332.222222222222">
            <text:p>332.22</text:p>
          </table:table-cell>
          <table:table-cell table:formula="oooc:=[.$A200]+[.$A200]/[.V$1]" office:value-type="float" office:value="328.9">
            <text:p>328.9</text:p>
          </table:table-cell>
          <table:table-cell table:formula="oooc:=[.$A200]+[.$A200]/[.W$1]" office:value-type="float" office:value="326.181818181818">
            <text:p>326.1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ooc:=[.B$1]*100+[.$A201]" office:value-type="float" office:value="400">
            <text:p>400</text:p>
          </table:table-cell>
          <table:table-cell table:formula="oooc:=[.C$1]*100+[.$A201]" office:value-type="float" office:value="500">
            <text:p>500</text:p>
          </table:table-cell>
          <table:table-cell table:formula="oooc:=[.D$1]*100+[.$A201]" office:value-type="float" office:value="600">
            <text:p>600</text:p>
          </table:table-cell>
          <table:table-cell table:formula="oooc:=[.E$1]*100+[.$A201]" office:value-type="float" office:value="700">
            <text:p>700</text:p>
          </table:table-cell>
          <table:table-cell table:formula="oooc:=[.F$1]*100+[.$A201]" office:value-type="float" office:value="800">
            <text:p>800</text:p>
          </table:table-cell>
          <table:table-cell table:formula="oooc:=[.G$1]*100+[.$A201]" office:value-type="float" office:value="900">
            <text:p>900</text:p>
          </table:table-cell>
          <table:table-cell table:formula="oooc:=[.H$1]*100+[.$A201]" office:value-type="float" office:value="1000">
            <text:p>1000</text:p>
          </table:table-cell>
          <table:table-cell table:formula="oooc:=[.I$1]*100+[.$A201]" office:value-type="float" office:value="1100">
            <text:p>1100</text:p>
          </table:table-cell>
          <table:table-cell table:formula="oooc:=[.J$1]*100+[.$A201]" office:value-type="float" office:value="1200">
            <text:p>1200</text:p>
          </table:table-cell>
          <table:table-cell table:formula="oooc:=[.K$1]*100+[.$A201]" office:value-type="float" office:value="1300">
            <text:p>1300</text:p>
          </table:table-cell>
          <table:table-cell table:formula="oooc:=[.L$1]*100+[.$A201]" office:value-type="float" office:value="1400">
            <text:p>1400</text:p>
          </table:table-cell>
          <table:table-cell table:formula="oooc:=[.$A201]+[.$A201]/[.M$1]" office:value-type="float" office:value="600">
            <text:p>600</text:p>
          </table:table-cell>
          <table:table-cell table:formula="oooc:=[.$A201]+[.$A201]/[.N$1]" office:value-type="float" office:value="450">
            <text:p>450</text:p>
          </table:table-cell>
          <table:table-cell table:formula="oooc:=[.$A201]+[.$A201]/[.O$1]" office:value-type="float" office:value="400">
            <text:p>400</text:p>
          </table:table-cell>
          <table:table-cell table:formula="oooc:=[.$A201]+[.$A201]/[.P$1]" office:value-type="float" office:value="375">
            <text:p>375</text:p>
          </table:table-cell>
          <table:table-cell table:formula="oooc:=[.$A201]+[.$A201]/[.Q$1]" office:value-type="float" office:value="360">
            <text:p>360</text:p>
          </table:table-cell>
          <table:table-cell table:formula="oooc:=[.$A201]+[.$A201]/[.R$1]" office:value-type="float" office:value="350">
            <text:p>350</text:p>
          </table:table-cell>
          <table:table-cell table:formula="oooc:=[.$A201]+[.$A201]/[.S$1]" office:value-type="float" office:value="342.857142857143">
            <text:p>342.86</text:p>
          </table:table-cell>
          <table:table-cell table:formula="oooc:=[.$A201]+[.$A201]/[.T$1]" office:value-type="float" office:value="337.5">
            <text:p>337.5</text:p>
          </table:table-cell>
          <table:table-cell table:formula="oooc:=[.$A201]+[.$A201]/[.U$1]" office:value-type="float" office:value="333.333333333333">
            <text:p>333.33</text:p>
          </table:table-cell>
          <table:table-cell table:formula="oooc:=[.$A201]+[.$A201]/[.V$1]" office:value-type="float" office:value="330">
            <text:p>330</text:p>
          </table:table-cell>
          <table:table-cell table:formula="oooc:=[.$A201]+[.$A201]/[.W$1]" office:value-type="float" office:value="327.272727272727">
            <text:p>327.2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ooc:=[.B$1]*100+[.$A202]" office:value-type="float" office:value="401">
            <text:p>401</text:p>
          </table:table-cell>
          <table:table-cell table:formula="oooc:=[.C$1]*100+[.$A202]" office:value-type="float" office:value="501">
            <text:p>501</text:p>
          </table:table-cell>
          <table:table-cell table:formula="oooc:=[.D$1]*100+[.$A202]" office:value-type="float" office:value="601">
            <text:p>601</text:p>
          </table:table-cell>
          <table:table-cell table:formula="oooc:=[.E$1]*100+[.$A202]" office:value-type="float" office:value="701">
            <text:p>701</text:p>
          </table:table-cell>
          <table:table-cell table:formula="oooc:=[.F$1]*100+[.$A202]" office:value-type="float" office:value="801">
            <text:p>801</text:p>
          </table:table-cell>
          <table:table-cell table:formula="oooc:=[.G$1]*100+[.$A202]" office:value-type="float" office:value="901">
            <text:p>901</text:p>
          </table:table-cell>
          <table:table-cell table:formula="oooc:=[.H$1]*100+[.$A202]" office:value-type="float" office:value="1001">
            <text:p>1001</text:p>
          </table:table-cell>
          <table:table-cell table:formula="oooc:=[.I$1]*100+[.$A202]" office:value-type="float" office:value="1101">
            <text:p>1101</text:p>
          </table:table-cell>
          <table:table-cell table:formula="oooc:=[.J$1]*100+[.$A202]" office:value-type="float" office:value="1201">
            <text:p>1201</text:p>
          </table:table-cell>
          <table:table-cell table:formula="oooc:=[.K$1]*100+[.$A202]" office:value-type="float" office:value="1301">
            <text:p>1301</text:p>
          </table:table-cell>
          <table:table-cell table:formula="oooc:=[.L$1]*100+[.$A202]" office:value-type="float" office:value="1401">
            <text:p>1401</text:p>
          </table:table-cell>
          <table:table-cell table:formula="oooc:=[.$A202]+[.$A202]/[.M$1]" office:value-type="float" office:value="602">
            <text:p>602</text:p>
          </table:table-cell>
          <table:table-cell table:formula="oooc:=[.$A202]+[.$A202]/[.N$1]" office:value-type="float" office:value="451.5">
            <text:p>451.5</text:p>
          </table:table-cell>
          <table:table-cell table:formula="oooc:=[.$A202]+[.$A202]/[.O$1]" office:value-type="float" office:value="401.333333333333">
            <text:p>401.33</text:p>
          </table:table-cell>
          <table:table-cell table:formula="oooc:=[.$A202]+[.$A202]/[.P$1]" office:value-type="float" office:value="376.25">
            <text:p>376.25</text:p>
          </table:table-cell>
          <table:table-cell table:formula="oooc:=[.$A202]+[.$A202]/[.Q$1]" office:value-type="float" office:value="361.2">
            <text:p>361.2</text:p>
          </table:table-cell>
          <table:table-cell table:formula="oooc:=[.$A202]+[.$A202]/[.R$1]" office:value-type="float" office:value="351.166666666667">
            <text:p>351.17</text:p>
          </table:table-cell>
          <table:table-cell table:formula="oooc:=[.$A202]+[.$A202]/[.S$1]" office:value-type="float" office:value="344">
            <text:p>344</text:p>
          </table:table-cell>
          <table:table-cell table:formula="oooc:=[.$A202]+[.$A202]/[.T$1]" office:value-type="float" office:value="338.625">
            <text:p>338.63</text:p>
          </table:table-cell>
          <table:table-cell table:formula="oooc:=[.$A202]+[.$A202]/[.U$1]" office:value-type="float" office:value="334.444444444444">
            <text:p>334.44</text:p>
          </table:table-cell>
          <table:table-cell table:formula="oooc:=[.$A202]+[.$A202]/[.V$1]" office:value-type="float" office:value="331.1">
            <text:p>331.1</text:p>
          </table:table-cell>
          <table:table-cell table:formula="oooc:=[.$A202]+[.$A202]/[.W$1]" office:value-type="float" office:value="328.363636363636">
            <text:p>328.3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ooc:=[.B$1]*100+[.$A203]" office:value-type="float" office:value="402">
            <text:p>402</text:p>
          </table:table-cell>
          <table:table-cell table:formula="oooc:=[.C$1]*100+[.$A203]" office:value-type="float" office:value="502">
            <text:p>502</text:p>
          </table:table-cell>
          <table:table-cell table:formula="oooc:=[.D$1]*100+[.$A203]" office:value-type="float" office:value="602">
            <text:p>602</text:p>
          </table:table-cell>
          <table:table-cell table:formula="oooc:=[.E$1]*100+[.$A203]" office:value-type="float" office:value="702">
            <text:p>702</text:p>
          </table:table-cell>
          <table:table-cell table:formula="oooc:=[.F$1]*100+[.$A203]" office:value-type="float" office:value="802">
            <text:p>802</text:p>
          </table:table-cell>
          <table:table-cell table:formula="oooc:=[.G$1]*100+[.$A203]" office:value-type="float" office:value="902">
            <text:p>902</text:p>
          </table:table-cell>
          <table:table-cell table:formula="oooc:=[.H$1]*100+[.$A203]" office:value-type="float" office:value="1002">
            <text:p>1002</text:p>
          </table:table-cell>
          <table:table-cell table:formula="oooc:=[.I$1]*100+[.$A203]" office:value-type="float" office:value="1102">
            <text:p>1102</text:p>
          </table:table-cell>
          <table:table-cell table:formula="oooc:=[.J$1]*100+[.$A203]" office:value-type="float" office:value="1202">
            <text:p>1202</text:p>
          </table:table-cell>
          <table:table-cell table:formula="oooc:=[.K$1]*100+[.$A203]" office:value-type="float" office:value="1302">
            <text:p>1302</text:p>
          </table:table-cell>
          <table:table-cell table:formula="oooc:=[.L$1]*100+[.$A203]" office:value-type="float" office:value="1402">
            <text:p>1402</text:p>
          </table:table-cell>
          <table:table-cell table:formula="oooc:=[.$A203]+[.$A203]/[.M$1]" office:value-type="float" office:value="604">
            <text:p>604</text:p>
          </table:table-cell>
          <table:table-cell table:formula="oooc:=[.$A203]+[.$A203]/[.N$1]" office:value-type="float" office:value="453">
            <text:p>453</text:p>
          </table:table-cell>
          <table:table-cell table:formula="oooc:=[.$A203]+[.$A203]/[.O$1]" office:value-type="float" office:value="402.666666666667">
            <text:p>402.67</text:p>
          </table:table-cell>
          <table:table-cell table:formula="oooc:=[.$A203]+[.$A203]/[.P$1]" office:value-type="float" office:value="377.5">
            <text:p>377.5</text:p>
          </table:table-cell>
          <table:table-cell table:formula="oooc:=[.$A203]+[.$A203]/[.Q$1]" office:value-type="float" office:value="362.4">
            <text:p>362.4</text:p>
          </table:table-cell>
          <table:table-cell table:formula="oooc:=[.$A203]+[.$A203]/[.R$1]" office:value-type="float" office:value="352.333333333333">
            <text:p>352.33</text:p>
          </table:table-cell>
          <table:table-cell table:formula="oooc:=[.$A203]+[.$A203]/[.S$1]" office:value-type="float" office:value="345.142857142857">
            <text:p>345.14</text:p>
          </table:table-cell>
          <table:table-cell table:formula="oooc:=[.$A203]+[.$A203]/[.T$1]" office:value-type="float" office:value="339.75">
            <text:p>339.75</text:p>
          </table:table-cell>
          <table:table-cell table:formula="oooc:=[.$A203]+[.$A203]/[.U$1]" office:value-type="float" office:value="335.555555555556">
            <text:p>335.56</text:p>
          </table:table-cell>
          <table:table-cell table:formula="oooc:=[.$A203]+[.$A203]/[.V$1]" office:value-type="float" office:value="332.2">
            <text:p>332.2</text:p>
          </table:table-cell>
          <table:table-cell table:formula="oooc:=[.$A203]+[.$A203]/[.W$1]" office:value-type="float" office:value="329.454545454545">
            <text:p>329.4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ooc:=[.B$1]*100+[.$A204]" office:value-type="float" office:value="403">
            <text:p>403</text:p>
          </table:table-cell>
          <table:table-cell table:formula="oooc:=[.C$1]*100+[.$A204]" office:value-type="float" office:value="503">
            <text:p>503</text:p>
          </table:table-cell>
          <table:table-cell table:formula="oooc:=[.D$1]*100+[.$A204]" office:value-type="float" office:value="603">
            <text:p>603</text:p>
          </table:table-cell>
          <table:table-cell table:formula="oooc:=[.E$1]*100+[.$A204]" office:value-type="float" office:value="703">
            <text:p>703</text:p>
          </table:table-cell>
          <table:table-cell table:formula="oooc:=[.F$1]*100+[.$A204]" office:value-type="float" office:value="803">
            <text:p>803</text:p>
          </table:table-cell>
          <table:table-cell table:formula="oooc:=[.G$1]*100+[.$A204]" office:value-type="float" office:value="903">
            <text:p>903</text:p>
          </table:table-cell>
          <table:table-cell table:formula="oooc:=[.H$1]*100+[.$A204]" office:value-type="float" office:value="1003">
            <text:p>1003</text:p>
          </table:table-cell>
          <table:table-cell table:formula="oooc:=[.I$1]*100+[.$A204]" office:value-type="float" office:value="1103">
            <text:p>1103</text:p>
          </table:table-cell>
          <table:table-cell table:formula="oooc:=[.J$1]*100+[.$A204]" office:value-type="float" office:value="1203">
            <text:p>1203</text:p>
          </table:table-cell>
          <table:table-cell table:formula="oooc:=[.K$1]*100+[.$A204]" office:value-type="float" office:value="1303">
            <text:p>1303</text:p>
          </table:table-cell>
          <table:table-cell table:formula="oooc:=[.L$1]*100+[.$A204]" office:value-type="float" office:value="1403">
            <text:p>1403</text:p>
          </table:table-cell>
          <table:table-cell table:formula="oooc:=[.$A204]+[.$A204]/[.M$1]" office:value-type="float" office:value="606">
            <text:p>606</text:p>
          </table:table-cell>
          <table:table-cell table:formula="oooc:=[.$A204]+[.$A204]/[.N$1]" office:value-type="float" office:value="454.5">
            <text:p>454.5</text:p>
          </table:table-cell>
          <table:table-cell table:formula="oooc:=[.$A204]+[.$A204]/[.O$1]" office:value-type="float" office:value="404">
            <text:p>404</text:p>
          </table:table-cell>
          <table:table-cell table:formula="oooc:=[.$A204]+[.$A204]/[.P$1]" office:value-type="float" office:value="378.75">
            <text:p>378.75</text:p>
          </table:table-cell>
          <table:table-cell table:formula="oooc:=[.$A204]+[.$A204]/[.Q$1]" office:value-type="float" office:value="363.6">
            <text:p>363.6</text:p>
          </table:table-cell>
          <table:table-cell table:formula="oooc:=[.$A204]+[.$A204]/[.R$1]" office:value-type="float" office:value="353.5">
            <text:p>353.5</text:p>
          </table:table-cell>
          <table:table-cell table:formula="oooc:=[.$A204]+[.$A204]/[.S$1]" office:value-type="float" office:value="346.285714285714">
            <text:p>346.29</text:p>
          </table:table-cell>
          <table:table-cell table:formula="oooc:=[.$A204]+[.$A204]/[.T$1]" office:value-type="float" office:value="340.875">
            <text:p>340.88</text:p>
          </table:table-cell>
          <table:table-cell table:formula="oooc:=[.$A204]+[.$A204]/[.U$1]" office:value-type="float" office:value="336.666666666667">
            <text:p>336.67</text:p>
          </table:table-cell>
          <table:table-cell table:formula="oooc:=[.$A204]+[.$A204]/[.V$1]" office:value-type="float" office:value="333.3">
            <text:p>333.3</text:p>
          </table:table-cell>
          <table:table-cell table:formula="oooc:=[.$A204]+[.$A204]/[.W$1]" office:value-type="float" office:value="330.545454545455">
            <text:p>330.5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ooc:=[.B$1]*100+[.$A205]" office:value-type="float" office:value="404">
            <text:p>404</text:p>
          </table:table-cell>
          <table:table-cell table:formula="oooc:=[.C$1]*100+[.$A205]" office:value-type="float" office:value="504">
            <text:p>504</text:p>
          </table:table-cell>
          <table:table-cell table:formula="oooc:=[.D$1]*100+[.$A205]" office:value-type="float" office:value="604">
            <text:p>604</text:p>
          </table:table-cell>
          <table:table-cell table:formula="oooc:=[.E$1]*100+[.$A205]" office:value-type="float" office:value="704">
            <text:p>704</text:p>
          </table:table-cell>
          <table:table-cell table:formula="oooc:=[.F$1]*100+[.$A205]" office:value-type="float" office:value="804">
            <text:p>804</text:p>
          </table:table-cell>
          <table:table-cell table:formula="oooc:=[.G$1]*100+[.$A205]" office:value-type="float" office:value="904">
            <text:p>904</text:p>
          </table:table-cell>
          <table:table-cell table:formula="oooc:=[.H$1]*100+[.$A205]" office:value-type="float" office:value="1004">
            <text:p>1004</text:p>
          </table:table-cell>
          <table:table-cell table:formula="oooc:=[.I$1]*100+[.$A205]" office:value-type="float" office:value="1104">
            <text:p>1104</text:p>
          </table:table-cell>
          <table:table-cell table:formula="oooc:=[.J$1]*100+[.$A205]" office:value-type="float" office:value="1204">
            <text:p>1204</text:p>
          </table:table-cell>
          <table:table-cell table:formula="oooc:=[.K$1]*100+[.$A205]" office:value-type="float" office:value="1304">
            <text:p>1304</text:p>
          </table:table-cell>
          <table:table-cell table:formula="oooc:=[.L$1]*100+[.$A205]" office:value-type="float" office:value="1404">
            <text:p>1404</text:p>
          </table:table-cell>
          <table:table-cell table:formula="oooc:=[.$A205]+[.$A205]/[.M$1]" office:value-type="float" office:value="608">
            <text:p>608</text:p>
          </table:table-cell>
          <table:table-cell table:formula="oooc:=[.$A205]+[.$A205]/[.N$1]" office:value-type="float" office:value="456">
            <text:p>456</text:p>
          </table:table-cell>
          <table:table-cell table:formula="oooc:=[.$A205]+[.$A205]/[.O$1]" office:value-type="float" office:value="405.333333333333">
            <text:p>405.33</text:p>
          </table:table-cell>
          <table:table-cell table:formula="oooc:=[.$A205]+[.$A205]/[.P$1]" office:value-type="float" office:value="380">
            <text:p>380</text:p>
          </table:table-cell>
          <table:table-cell table:formula="oooc:=[.$A205]+[.$A205]/[.Q$1]" office:value-type="float" office:value="364.8">
            <text:p>364.8</text:p>
          </table:table-cell>
          <table:table-cell table:formula="oooc:=[.$A205]+[.$A205]/[.R$1]" office:value-type="float" office:value="354.666666666667">
            <text:p>354.67</text:p>
          </table:table-cell>
          <table:table-cell table:formula="oooc:=[.$A205]+[.$A205]/[.S$1]" office:value-type="float" office:value="347.428571428571">
            <text:p>347.43</text:p>
          </table:table-cell>
          <table:table-cell table:formula="oooc:=[.$A205]+[.$A205]/[.T$1]" office:value-type="float" office:value="342">
            <text:p>342</text:p>
          </table:table-cell>
          <table:table-cell table:formula="oooc:=[.$A205]+[.$A205]/[.U$1]" office:value-type="float" office:value="337.777777777778">
            <text:p>337.78</text:p>
          </table:table-cell>
          <table:table-cell table:formula="oooc:=[.$A205]+[.$A205]/[.V$1]" office:value-type="float" office:value="334.4">
            <text:p>334.4</text:p>
          </table:table-cell>
          <table:table-cell table:formula="oooc:=[.$A205]+[.$A205]/[.W$1]" office:value-type="float" office:value="331.636363636364">
            <text:p>331.6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ooc:=[.B$1]*100+[.$A206]" office:value-type="float" office:value="405">
            <text:p>405</text:p>
          </table:table-cell>
          <table:table-cell table:formula="oooc:=[.C$1]*100+[.$A206]" office:value-type="float" office:value="505">
            <text:p>505</text:p>
          </table:table-cell>
          <table:table-cell table:formula="oooc:=[.D$1]*100+[.$A206]" office:value-type="float" office:value="605">
            <text:p>605</text:p>
          </table:table-cell>
          <table:table-cell table:formula="oooc:=[.E$1]*100+[.$A206]" office:value-type="float" office:value="705">
            <text:p>705</text:p>
          </table:table-cell>
          <table:table-cell table:formula="oooc:=[.F$1]*100+[.$A206]" office:value-type="float" office:value="805">
            <text:p>805</text:p>
          </table:table-cell>
          <table:table-cell table:formula="oooc:=[.G$1]*100+[.$A206]" office:value-type="float" office:value="905">
            <text:p>905</text:p>
          </table:table-cell>
          <table:table-cell table:formula="oooc:=[.H$1]*100+[.$A206]" office:value-type="float" office:value="1005">
            <text:p>1005</text:p>
          </table:table-cell>
          <table:table-cell table:formula="oooc:=[.I$1]*100+[.$A206]" office:value-type="float" office:value="1105">
            <text:p>1105</text:p>
          </table:table-cell>
          <table:table-cell table:formula="oooc:=[.J$1]*100+[.$A206]" office:value-type="float" office:value="1205">
            <text:p>1205</text:p>
          </table:table-cell>
          <table:table-cell table:formula="oooc:=[.K$1]*100+[.$A206]" office:value-type="float" office:value="1305">
            <text:p>1305</text:p>
          </table:table-cell>
          <table:table-cell table:formula="oooc:=[.L$1]*100+[.$A206]" office:value-type="float" office:value="1405">
            <text:p>1405</text:p>
          </table:table-cell>
          <table:table-cell table:formula="oooc:=[.$A206]+[.$A206]/[.M$1]" office:value-type="float" office:value="610">
            <text:p>610</text:p>
          </table:table-cell>
          <table:table-cell table:formula="oooc:=[.$A206]+[.$A206]/[.N$1]" office:value-type="float" office:value="457.5">
            <text:p>457.5</text:p>
          </table:table-cell>
          <table:table-cell table:formula="oooc:=[.$A206]+[.$A206]/[.O$1]" office:value-type="float" office:value="406.666666666667">
            <text:p>406.67</text:p>
          </table:table-cell>
          <table:table-cell table:formula="oooc:=[.$A206]+[.$A206]/[.P$1]" office:value-type="float" office:value="381.25">
            <text:p>381.25</text:p>
          </table:table-cell>
          <table:table-cell table:formula="oooc:=[.$A206]+[.$A206]/[.Q$1]" office:value-type="float" office:value="366">
            <text:p>366</text:p>
          </table:table-cell>
          <table:table-cell table:formula="oooc:=[.$A206]+[.$A206]/[.R$1]" office:value-type="float" office:value="355.833333333333">
            <text:p>355.83</text:p>
          </table:table-cell>
          <table:table-cell table:formula="oooc:=[.$A206]+[.$A206]/[.S$1]" office:value-type="float" office:value="348.571428571429">
            <text:p>348.57</text:p>
          </table:table-cell>
          <table:table-cell table:formula="oooc:=[.$A206]+[.$A206]/[.T$1]" office:value-type="float" office:value="343.125">
            <text:p>343.13</text:p>
          </table:table-cell>
          <table:table-cell table:formula="oooc:=[.$A206]+[.$A206]/[.U$1]" office:value-type="float" office:value="338.888888888889">
            <text:p>338.89</text:p>
          </table:table-cell>
          <table:table-cell table:formula="oooc:=[.$A206]+[.$A206]/[.V$1]" office:value-type="float" office:value="335.5">
            <text:p>335.5</text:p>
          </table:table-cell>
          <table:table-cell table:formula="oooc:=[.$A206]+[.$A206]/[.W$1]" office:value-type="float" office:value="332.727272727273">
            <text:p>332.7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ooc:=[.B$1]*100+[.$A207]" office:value-type="float" office:value="406">
            <text:p>406</text:p>
          </table:table-cell>
          <table:table-cell table:formula="oooc:=[.C$1]*100+[.$A207]" office:value-type="float" office:value="506">
            <text:p>506</text:p>
          </table:table-cell>
          <table:table-cell table:formula="oooc:=[.D$1]*100+[.$A207]" office:value-type="float" office:value="606">
            <text:p>606</text:p>
          </table:table-cell>
          <table:table-cell table:formula="oooc:=[.E$1]*100+[.$A207]" office:value-type="float" office:value="706">
            <text:p>706</text:p>
          </table:table-cell>
          <table:table-cell table:formula="oooc:=[.F$1]*100+[.$A207]" office:value-type="float" office:value="806">
            <text:p>806</text:p>
          </table:table-cell>
          <table:table-cell table:formula="oooc:=[.G$1]*100+[.$A207]" office:value-type="float" office:value="906">
            <text:p>906</text:p>
          </table:table-cell>
          <table:table-cell table:formula="oooc:=[.H$1]*100+[.$A207]" office:value-type="float" office:value="1006">
            <text:p>1006</text:p>
          </table:table-cell>
          <table:table-cell table:formula="oooc:=[.I$1]*100+[.$A207]" office:value-type="float" office:value="1106">
            <text:p>1106</text:p>
          </table:table-cell>
          <table:table-cell table:formula="oooc:=[.J$1]*100+[.$A207]" office:value-type="float" office:value="1206">
            <text:p>1206</text:p>
          </table:table-cell>
          <table:table-cell table:formula="oooc:=[.K$1]*100+[.$A207]" office:value-type="float" office:value="1306">
            <text:p>1306</text:p>
          </table:table-cell>
          <table:table-cell table:formula="oooc:=[.L$1]*100+[.$A207]" office:value-type="float" office:value="1406">
            <text:p>1406</text:p>
          </table:table-cell>
          <table:table-cell table:formula="oooc:=[.$A207]+[.$A207]/[.M$1]" office:value-type="float" office:value="612">
            <text:p>612</text:p>
          </table:table-cell>
          <table:table-cell table:formula="oooc:=[.$A207]+[.$A207]/[.N$1]" office:value-type="float" office:value="459">
            <text:p>459</text:p>
          </table:table-cell>
          <table:table-cell table:formula="oooc:=[.$A207]+[.$A207]/[.O$1]" office:value-type="float" office:value="408">
            <text:p>408</text:p>
          </table:table-cell>
          <table:table-cell table:formula="oooc:=[.$A207]+[.$A207]/[.P$1]" office:value-type="float" office:value="382.5">
            <text:p>382.5</text:p>
          </table:table-cell>
          <table:table-cell table:formula="oooc:=[.$A207]+[.$A207]/[.Q$1]" office:value-type="float" office:value="367.2">
            <text:p>367.2</text:p>
          </table:table-cell>
          <table:table-cell table:formula="oooc:=[.$A207]+[.$A207]/[.R$1]" office:value-type="float" office:value="357">
            <text:p>357</text:p>
          </table:table-cell>
          <table:table-cell table:formula="oooc:=[.$A207]+[.$A207]/[.S$1]" office:value-type="float" office:value="349.714285714286">
            <text:p>349.71</text:p>
          </table:table-cell>
          <table:table-cell table:formula="oooc:=[.$A207]+[.$A207]/[.T$1]" office:value-type="float" office:value="344.25">
            <text:p>344.25</text:p>
          </table:table-cell>
          <table:table-cell table:formula="oooc:=[.$A207]+[.$A207]/[.U$1]" office:value-type="float" office:value="340">
            <text:p>340</text:p>
          </table:table-cell>
          <table:table-cell table:formula="oooc:=[.$A207]+[.$A207]/[.V$1]" office:value-type="float" office:value="336.6">
            <text:p>336.6</text:p>
          </table:table-cell>
          <table:table-cell table:formula="oooc:=[.$A207]+[.$A207]/[.W$1]" office:value-type="float" office:value="333.818181818182">
            <text:p>333.8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ooc:=[.B$1]*100+[.$A208]" office:value-type="float" office:value="407">
            <text:p>407</text:p>
          </table:table-cell>
          <table:table-cell table:formula="oooc:=[.C$1]*100+[.$A208]" office:value-type="float" office:value="507">
            <text:p>507</text:p>
          </table:table-cell>
          <table:table-cell table:formula="oooc:=[.D$1]*100+[.$A208]" office:value-type="float" office:value="607">
            <text:p>607</text:p>
          </table:table-cell>
          <table:table-cell table:formula="oooc:=[.E$1]*100+[.$A208]" office:value-type="float" office:value="707">
            <text:p>707</text:p>
          </table:table-cell>
          <table:table-cell table:formula="oooc:=[.F$1]*100+[.$A208]" office:value-type="float" office:value="807">
            <text:p>807</text:p>
          </table:table-cell>
          <table:table-cell table:formula="oooc:=[.G$1]*100+[.$A208]" office:value-type="float" office:value="907">
            <text:p>907</text:p>
          </table:table-cell>
          <table:table-cell table:formula="oooc:=[.H$1]*100+[.$A208]" office:value-type="float" office:value="1007">
            <text:p>1007</text:p>
          </table:table-cell>
          <table:table-cell table:formula="oooc:=[.I$1]*100+[.$A208]" office:value-type="float" office:value="1107">
            <text:p>1107</text:p>
          </table:table-cell>
          <table:table-cell table:formula="oooc:=[.J$1]*100+[.$A208]" office:value-type="float" office:value="1207">
            <text:p>1207</text:p>
          </table:table-cell>
          <table:table-cell table:formula="oooc:=[.K$1]*100+[.$A208]" office:value-type="float" office:value="1307">
            <text:p>1307</text:p>
          </table:table-cell>
          <table:table-cell table:formula="oooc:=[.L$1]*100+[.$A208]" office:value-type="float" office:value="1407">
            <text:p>1407</text:p>
          </table:table-cell>
          <table:table-cell table:formula="oooc:=[.$A208]+[.$A208]/[.M$1]" office:value-type="float" office:value="614">
            <text:p>614</text:p>
          </table:table-cell>
          <table:table-cell table:formula="oooc:=[.$A208]+[.$A208]/[.N$1]" office:value-type="float" office:value="460.5">
            <text:p>460.5</text:p>
          </table:table-cell>
          <table:table-cell table:formula="oooc:=[.$A208]+[.$A208]/[.O$1]" office:value-type="float" office:value="409.333333333333">
            <text:p>409.33</text:p>
          </table:table-cell>
          <table:table-cell table:formula="oooc:=[.$A208]+[.$A208]/[.P$1]" office:value-type="float" office:value="383.75">
            <text:p>383.75</text:p>
          </table:table-cell>
          <table:table-cell table:formula="oooc:=[.$A208]+[.$A208]/[.Q$1]" office:value-type="float" office:value="368.4">
            <text:p>368.4</text:p>
          </table:table-cell>
          <table:table-cell table:formula="oooc:=[.$A208]+[.$A208]/[.R$1]" office:value-type="float" office:value="358.166666666667">
            <text:p>358.17</text:p>
          </table:table-cell>
          <table:table-cell table:formula="oooc:=[.$A208]+[.$A208]/[.S$1]" office:value-type="float" office:value="350.857142857143">
            <text:p>350.86</text:p>
          </table:table-cell>
          <table:table-cell table:formula="oooc:=[.$A208]+[.$A208]/[.T$1]" office:value-type="float" office:value="345.375">
            <text:p>345.38</text:p>
          </table:table-cell>
          <table:table-cell table:formula="oooc:=[.$A208]+[.$A208]/[.U$1]" office:value-type="float" office:value="341.111111111111">
            <text:p>341.11</text:p>
          </table:table-cell>
          <table:table-cell table:formula="oooc:=[.$A208]+[.$A208]/[.V$1]" office:value-type="float" office:value="337.7">
            <text:p>337.7</text:p>
          </table:table-cell>
          <table:table-cell table:formula="oooc:=[.$A208]+[.$A208]/[.W$1]" office:value-type="float" office:value="334.909090909091">
            <text:p>334.9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ooc:=[.B$1]*100+[.$A209]" office:value-type="float" office:value="408">
            <text:p>408</text:p>
          </table:table-cell>
          <table:table-cell table:formula="oooc:=[.C$1]*100+[.$A209]" office:value-type="float" office:value="508">
            <text:p>508</text:p>
          </table:table-cell>
          <table:table-cell table:formula="oooc:=[.D$1]*100+[.$A209]" office:value-type="float" office:value="608">
            <text:p>608</text:p>
          </table:table-cell>
          <table:table-cell table:formula="oooc:=[.E$1]*100+[.$A209]" office:value-type="float" office:value="708">
            <text:p>708</text:p>
          </table:table-cell>
          <table:table-cell table:formula="oooc:=[.F$1]*100+[.$A209]" office:value-type="float" office:value="808">
            <text:p>808</text:p>
          </table:table-cell>
          <table:table-cell table:formula="oooc:=[.G$1]*100+[.$A209]" office:value-type="float" office:value="908">
            <text:p>908</text:p>
          </table:table-cell>
          <table:table-cell table:formula="oooc:=[.H$1]*100+[.$A209]" office:value-type="float" office:value="1008">
            <text:p>1008</text:p>
          </table:table-cell>
          <table:table-cell table:formula="oooc:=[.I$1]*100+[.$A209]" office:value-type="float" office:value="1108">
            <text:p>1108</text:p>
          </table:table-cell>
          <table:table-cell table:formula="oooc:=[.J$1]*100+[.$A209]" office:value-type="float" office:value="1208">
            <text:p>1208</text:p>
          </table:table-cell>
          <table:table-cell table:formula="oooc:=[.K$1]*100+[.$A209]" office:value-type="float" office:value="1308">
            <text:p>1308</text:p>
          </table:table-cell>
          <table:table-cell table:formula="oooc:=[.L$1]*100+[.$A209]" office:value-type="float" office:value="1408">
            <text:p>1408</text:p>
          </table:table-cell>
          <table:table-cell table:formula="oooc:=[.$A209]+[.$A209]/[.M$1]" office:value-type="float" office:value="616">
            <text:p>616</text:p>
          </table:table-cell>
          <table:table-cell table:formula="oooc:=[.$A209]+[.$A209]/[.N$1]" office:value-type="float" office:value="462">
            <text:p>462</text:p>
          </table:table-cell>
          <table:table-cell table:formula="oooc:=[.$A209]+[.$A209]/[.O$1]" office:value-type="float" office:value="410.666666666667">
            <text:p>410.67</text:p>
          </table:table-cell>
          <table:table-cell table:formula="oooc:=[.$A209]+[.$A209]/[.P$1]" office:value-type="float" office:value="385">
            <text:p>385</text:p>
          </table:table-cell>
          <table:table-cell table:formula="oooc:=[.$A209]+[.$A209]/[.Q$1]" office:value-type="float" office:value="369.6">
            <text:p>369.6</text:p>
          </table:table-cell>
          <table:table-cell table:formula="oooc:=[.$A209]+[.$A209]/[.R$1]" office:value-type="float" office:value="359.333333333333">
            <text:p>359.33</text:p>
          </table:table-cell>
          <table:table-cell table:formula="oooc:=[.$A209]+[.$A209]/[.S$1]" office:value-type="float" office:value="352">
            <text:p>352</text:p>
          </table:table-cell>
          <table:table-cell table:formula="oooc:=[.$A209]+[.$A209]/[.T$1]" office:value-type="float" office:value="346.5">
            <text:p>346.5</text:p>
          </table:table-cell>
          <table:table-cell table:formula="oooc:=[.$A209]+[.$A209]/[.U$1]" office:value-type="float" office:value="342.222222222222">
            <text:p>342.22</text:p>
          </table:table-cell>
          <table:table-cell table:formula="oooc:=[.$A209]+[.$A209]/[.V$1]" office:value-type="float" office:value="338.8">
            <text:p>338.8</text:p>
          </table:table-cell>
          <table:table-cell table:formula="oooc:=[.$A209]+[.$A209]/[.W$1]" office:value-type="float" office:value="336">
            <text:p>33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ooc:=[.B$1]*100+[.$A210]" office:value-type="float" office:value="409">
            <text:p>409</text:p>
          </table:table-cell>
          <table:table-cell table:formula="oooc:=[.C$1]*100+[.$A210]" office:value-type="float" office:value="509">
            <text:p>509</text:p>
          </table:table-cell>
          <table:table-cell table:formula="oooc:=[.D$1]*100+[.$A210]" office:value-type="float" office:value="609">
            <text:p>609</text:p>
          </table:table-cell>
          <table:table-cell table:formula="oooc:=[.E$1]*100+[.$A210]" office:value-type="float" office:value="709">
            <text:p>709</text:p>
          </table:table-cell>
          <table:table-cell table:formula="oooc:=[.F$1]*100+[.$A210]" office:value-type="float" office:value="809">
            <text:p>809</text:p>
          </table:table-cell>
          <table:table-cell table:formula="oooc:=[.G$1]*100+[.$A210]" office:value-type="float" office:value="909">
            <text:p>909</text:p>
          </table:table-cell>
          <table:table-cell table:formula="oooc:=[.H$1]*100+[.$A210]" office:value-type="float" office:value="1009">
            <text:p>1009</text:p>
          </table:table-cell>
          <table:table-cell table:formula="oooc:=[.I$1]*100+[.$A210]" office:value-type="float" office:value="1109">
            <text:p>1109</text:p>
          </table:table-cell>
          <table:table-cell table:formula="oooc:=[.J$1]*100+[.$A210]" office:value-type="float" office:value="1209">
            <text:p>1209</text:p>
          </table:table-cell>
          <table:table-cell table:formula="oooc:=[.K$1]*100+[.$A210]" office:value-type="float" office:value="1309">
            <text:p>1309</text:p>
          </table:table-cell>
          <table:table-cell table:formula="oooc:=[.L$1]*100+[.$A210]" office:value-type="float" office:value="1409">
            <text:p>1409</text:p>
          </table:table-cell>
          <table:table-cell table:formula="oooc:=[.$A210]+[.$A210]/[.M$1]" office:value-type="float" office:value="618">
            <text:p>618</text:p>
          </table:table-cell>
          <table:table-cell table:formula="oooc:=[.$A210]+[.$A210]/[.N$1]" office:value-type="float" office:value="463.5">
            <text:p>463.5</text:p>
          </table:table-cell>
          <table:table-cell table:formula="oooc:=[.$A210]+[.$A210]/[.O$1]" office:value-type="float" office:value="412">
            <text:p>412</text:p>
          </table:table-cell>
          <table:table-cell table:formula="oooc:=[.$A210]+[.$A210]/[.P$1]" office:value-type="float" office:value="386.25">
            <text:p>386.25</text:p>
          </table:table-cell>
          <table:table-cell table:formula="oooc:=[.$A210]+[.$A210]/[.Q$1]" office:value-type="float" office:value="370.8">
            <text:p>370.8</text:p>
          </table:table-cell>
          <table:table-cell table:formula="oooc:=[.$A210]+[.$A210]/[.R$1]" office:value-type="float" office:value="360.5">
            <text:p>360.5</text:p>
          </table:table-cell>
          <table:table-cell table:formula="oooc:=[.$A210]+[.$A210]/[.S$1]" office:value-type="float" office:value="353.142857142857">
            <text:p>353.14</text:p>
          </table:table-cell>
          <table:table-cell table:formula="oooc:=[.$A210]+[.$A210]/[.T$1]" office:value-type="float" office:value="347.625">
            <text:p>347.63</text:p>
          </table:table-cell>
          <table:table-cell table:formula="oooc:=[.$A210]+[.$A210]/[.U$1]" office:value-type="float" office:value="343.333333333333">
            <text:p>343.33</text:p>
          </table:table-cell>
          <table:table-cell table:formula="oooc:=[.$A210]+[.$A210]/[.V$1]" office:value-type="float" office:value="339.9">
            <text:p>339.9</text:p>
          </table:table-cell>
          <table:table-cell table:formula="oooc:=[.$A210]+[.$A210]/[.W$1]" office:value-type="float" office:value="337.090909090909">
            <text:p>337.0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ooc:=[.B$1]*100+[.$A211]" office:value-type="float" office:value="410">
            <text:p>410</text:p>
          </table:table-cell>
          <table:table-cell table:formula="oooc:=[.C$1]*100+[.$A211]" office:value-type="float" office:value="510">
            <text:p>510</text:p>
          </table:table-cell>
          <table:table-cell table:formula="oooc:=[.D$1]*100+[.$A211]" office:value-type="float" office:value="610">
            <text:p>610</text:p>
          </table:table-cell>
          <table:table-cell table:formula="oooc:=[.E$1]*100+[.$A211]" office:value-type="float" office:value="710">
            <text:p>710</text:p>
          </table:table-cell>
          <table:table-cell table:formula="oooc:=[.F$1]*100+[.$A211]" office:value-type="float" office:value="810">
            <text:p>810</text:p>
          </table:table-cell>
          <table:table-cell table:formula="oooc:=[.G$1]*100+[.$A211]" office:value-type="float" office:value="910">
            <text:p>910</text:p>
          </table:table-cell>
          <table:table-cell table:formula="oooc:=[.H$1]*100+[.$A211]" office:value-type="float" office:value="1010">
            <text:p>1010</text:p>
          </table:table-cell>
          <table:table-cell table:formula="oooc:=[.I$1]*100+[.$A211]" office:value-type="float" office:value="1110">
            <text:p>1110</text:p>
          </table:table-cell>
          <table:table-cell table:formula="oooc:=[.J$1]*100+[.$A211]" office:value-type="float" office:value="1210">
            <text:p>1210</text:p>
          </table:table-cell>
          <table:table-cell table:formula="oooc:=[.K$1]*100+[.$A211]" office:value-type="float" office:value="1310">
            <text:p>1310</text:p>
          </table:table-cell>
          <table:table-cell table:formula="oooc:=[.L$1]*100+[.$A211]" office:value-type="float" office:value="1410">
            <text:p>1410</text:p>
          </table:table-cell>
          <table:table-cell table:formula="oooc:=[.$A211]+[.$A211]/[.M$1]" office:value-type="float" office:value="620">
            <text:p>620</text:p>
          </table:table-cell>
          <table:table-cell table:formula="oooc:=[.$A211]+[.$A211]/[.N$1]" office:value-type="float" office:value="465">
            <text:p>465</text:p>
          </table:table-cell>
          <table:table-cell table:formula="oooc:=[.$A211]+[.$A211]/[.O$1]" office:value-type="float" office:value="413.333333333333">
            <text:p>413.33</text:p>
          </table:table-cell>
          <table:table-cell table:formula="oooc:=[.$A211]+[.$A211]/[.P$1]" office:value-type="float" office:value="387.5">
            <text:p>387.5</text:p>
          </table:table-cell>
          <table:table-cell table:formula="oooc:=[.$A211]+[.$A211]/[.Q$1]" office:value-type="float" office:value="372">
            <text:p>372</text:p>
          </table:table-cell>
          <table:table-cell table:formula="oooc:=[.$A211]+[.$A211]/[.R$1]" office:value-type="float" office:value="361.666666666667">
            <text:p>361.67</text:p>
          </table:table-cell>
          <table:table-cell table:formula="oooc:=[.$A211]+[.$A211]/[.S$1]" office:value-type="float" office:value="354.285714285714">
            <text:p>354.29</text:p>
          </table:table-cell>
          <table:table-cell table:formula="oooc:=[.$A211]+[.$A211]/[.T$1]" office:value-type="float" office:value="348.75">
            <text:p>348.75</text:p>
          </table:table-cell>
          <table:table-cell table:formula="oooc:=[.$A211]+[.$A211]/[.U$1]" office:value-type="float" office:value="344.444444444444">
            <text:p>344.44</text:p>
          </table:table-cell>
          <table:table-cell table:formula="oooc:=[.$A211]+[.$A211]/[.V$1]" office:value-type="float" office:value="341">
            <text:p>341</text:p>
          </table:table-cell>
          <table:table-cell table:formula="oooc:=[.$A211]+[.$A211]/[.W$1]" office:value-type="float" office:value="338.181818181818">
            <text:p>338.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ooc:=[.B$1]*100+[.$A212]" office:value-type="float" office:value="411">
            <text:p>411</text:p>
          </table:table-cell>
          <table:table-cell table:formula="oooc:=[.C$1]*100+[.$A212]" office:value-type="float" office:value="511">
            <text:p>511</text:p>
          </table:table-cell>
          <table:table-cell table:formula="oooc:=[.D$1]*100+[.$A212]" office:value-type="float" office:value="611">
            <text:p>611</text:p>
          </table:table-cell>
          <table:table-cell table:formula="oooc:=[.E$1]*100+[.$A212]" office:value-type="float" office:value="711">
            <text:p>711</text:p>
          </table:table-cell>
          <table:table-cell table:formula="oooc:=[.F$1]*100+[.$A212]" office:value-type="float" office:value="811">
            <text:p>811</text:p>
          </table:table-cell>
          <table:table-cell table:formula="oooc:=[.G$1]*100+[.$A212]" office:value-type="float" office:value="911">
            <text:p>911</text:p>
          </table:table-cell>
          <table:table-cell table:formula="oooc:=[.H$1]*100+[.$A212]" office:value-type="float" office:value="1011">
            <text:p>1011</text:p>
          </table:table-cell>
          <table:table-cell table:formula="oooc:=[.I$1]*100+[.$A212]" office:value-type="float" office:value="1111">
            <text:p>1111</text:p>
          </table:table-cell>
          <table:table-cell table:formula="oooc:=[.J$1]*100+[.$A212]" office:value-type="float" office:value="1211">
            <text:p>1211</text:p>
          </table:table-cell>
          <table:table-cell table:formula="oooc:=[.K$1]*100+[.$A212]" office:value-type="float" office:value="1311">
            <text:p>1311</text:p>
          </table:table-cell>
          <table:table-cell table:formula="oooc:=[.L$1]*100+[.$A212]" office:value-type="float" office:value="1411">
            <text:p>1411</text:p>
          </table:table-cell>
          <table:table-cell table:formula="oooc:=[.$A212]+[.$A212]/[.M$1]" office:value-type="float" office:value="622">
            <text:p>622</text:p>
          </table:table-cell>
          <table:table-cell table:formula="oooc:=[.$A212]+[.$A212]/[.N$1]" office:value-type="float" office:value="466.5">
            <text:p>466.5</text:p>
          </table:table-cell>
          <table:table-cell table:formula="oooc:=[.$A212]+[.$A212]/[.O$1]" office:value-type="float" office:value="414.666666666667">
            <text:p>414.67</text:p>
          </table:table-cell>
          <table:table-cell table:formula="oooc:=[.$A212]+[.$A212]/[.P$1]" office:value-type="float" office:value="388.75">
            <text:p>388.75</text:p>
          </table:table-cell>
          <table:table-cell table:formula="oooc:=[.$A212]+[.$A212]/[.Q$1]" office:value-type="float" office:value="373.2">
            <text:p>373.2</text:p>
          </table:table-cell>
          <table:table-cell table:formula="oooc:=[.$A212]+[.$A212]/[.R$1]" office:value-type="float" office:value="362.833333333333">
            <text:p>362.83</text:p>
          </table:table-cell>
          <table:table-cell table:formula="oooc:=[.$A212]+[.$A212]/[.S$1]" office:value-type="float" office:value="355.428571428571">
            <text:p>355.43</text:p>
          </table:table-cell>
          <table:table-cell table:formula="oooc:=[.$A212]+[.$A212]/[.T$1]" office:value-type="float" office:value="349.875">
            <text:p>349.88</text:p>
          </table:table-cell>
          <table:table-cell table:formula="oooc:=[.$A212]+[.$A212]/[.U$1]" office:value-type="float" office:value="345.555555555556">
            <text:p>345.56</text:p>
          </table:table-cell>
          <table:table-cell table:formula="oooc:=[.$A212]+[.$A212]/[.V$1]" office:value-type="float" office:value="342.1">
            <text:p>342.1</text:p>
          </table:table-cell>
          <table:table-cell table:formula="oooc:=[.$A212]+[.$A212]/[.W$1]" office:value-type="float" office:value="339.272727272727">
            <text:p>339.2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ooc:=[.B$1]*100+[.$A213]" office:value-type="float" office:value="412">
            <text:p>412</text:p>
          </table:table-cell>
          <table:table-cell table:formula="oooc:=[.C$1]*100+[.$A213]" office:value-type="float" office:value="512">
            <text:p>512</text:p>
          </table:table-cell>
          <table:table-cell table:formula="oooc:=[.D$1]*100+[.$A213]" office:value-type="float" office:value="612">
            <text:p>612</text:p>
          </table:table-cell>
          <table:table-cell table:formula="oooc:=[.E$1]*100+[.$A213]" office:value-type="float" office:value="712">
            <text:p>712</text:p>
          </table:table-cell>
          <table:table-cell table:formula="oooc:=[.F$1]*100+[.$A213]" office:value-type="float" office:value="812">
            <text:p>812</text:p>
          </table:table-cell>
          <table:table-cell table:formula="oooc:=[.G$1]*100+[.$A213]" office:value-type="float" office:value="912">
            <text:p>912</text:p>
          </table:table-cell>
          <table:table-cell table:formula="oooc:=[.H$1]*100+[.$A213]" office:value-type="float" office:value="1012">
            <text:p>1012</text:p>
          </table:table-cell>
          <table:table-cell table:formula="oooc:=[.I$1]*100+[.$A213]" office:value-type="float" office:value="1112">
            <text:p>1112</text:p>
          </table:table-cell>
          <table:table-cell table:formula="oooc:=[.J$1]*100+[.$A213]" office:value-type="float" office:value="1212">
            <text:p>1212</text:p>
          </table:table-cell>
          <table:table-cell table:formula="oooc:=[.K$1]*100+[.$A213]" office:value-type="float" office:value="1312">
            <text:p>1312</text:p>
          </table:table-cell>
          <table:table-cell table:formula="oooc:=[.L$1]*100+[.$A213]" office:value-type="float" office:value="1412">
            <text:p>1412</text:p>
          </table:table-cell>
          <table:table-cell table:formula="oooc:=[.$A213]+[.$A213]/[.M$1]" office:value-type="float" office:value="624">
            <text:p>624</text:p>
          </table:table-cell>
          <table:table-cell table:formula="oooc:=[.$A213]+[.$A213]/[.N$1]" office:value-type="float" office:value="468">
            <text:p>468</text:p>
          </table:table-cell>
          <table:table-cell table:formula="oooc:=[.$A213]+[.$A213]/[.O$1]" office:value-type="float" office:value="416">
            <text:p>416</text:p>
          </table:table-cell>
          <table:table-cell table:formula="oooc:=[.$A213]+[.$A213]/[.P$1]" office:value-type="float" office:value="390">
            <text:p>390</text:p>
          </table:table-cell>
          <table:table-cell table:formula="oooc:=[.$A213]+[.$A213]/[.Q$1]" office:value-type="float" office:value="374.4">
            <text:p>374.4</text:p>
          </table:table-cell>
          <table:table-cell table:formula="oooc:=[.$A213]+[.$A213]/[.R$1]" office:value-type="float" office:value="364">
            <text:p>364</text:p>
          </table:table-cell>
          <table:table-cell table:formula="oooc:=[.$A213]+[.$A213]/[.S$1]" office:value-type="float" office:value="356.571428571429">
            <text:p>356.57</text:p>
          </table:table-cell>
          <table:table-cell table:formula="oooc:=[.$A213]+[.$A213]/[.T$1]" office:value-type="float" office:value="351">
            <text:p>351</text:p>
          </table:table-cell>
          <table:table-cell table:formula="oooc:=[.$A213]+[.$A213]/[.U$1]" office:value-type="float" office:value="346.666666666667">
            <text:p>346.67</text:p>
          </table:table-cell>
          <table:table-cell table:formula="oooc:=[.$A213]+[.$A213]/[.V$1]" office:value-type="float" office:value="343.2">
            <text:p>343.2</text:p>
          </table:table-cell>
          <table:table-cell table:formula="oooc:=[.$A213]+[.$A213]/[.W$1]" office:value-type="float" office:value="340.363636363636">
            <text:p>340.3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ooc:=[.B$1]*100+[.$A214]" office:value-type="float" office:value="413">
            <text:p>413</text:p>
          </table:table-cell>
          <table:table-cell table:formula="oooc:=[.C$1]*100+[.$A214]" office:value-type="float" office:value="513">
            <text:p>513</text:p>
          </table:table-cell>
          <table:table-cell table:formula="oooc:=[.D$1]*100+[.$A214]" office:value-type="float" office:value="613">
            <text:p>613</text:p>
          </table:table-cell>
          <table:table-cell table:formula="oooc:=[.E$1]*100+[.$A214]" office:value-type="float" office:value="713">
            <text:p>713</text:p>
          </table:table-cell>
          <table:table-cell table:formula="oooc:=[.F$1]*100+[.$A214]" office:value-type="float" office:value="813">
            <text:p>813</text:p>
          </table:table-cell>
          <table:table-cell table:formula="oooc:=[.G$1]*100+[.$A214]" office:value-type="float" office:value="913">
            <text:p>913</text:p>
          </table:table-cell>
          <table:table-cell table:formula="oooc:=[.H$1]*100+[.$A214]" office:value-type="float" office:value="1013">
            <text:p>1013</text:p>
          </table:table-cell>
          <table:table-cell table:formula="oooc:=[.I$1]*100+[.$A214]" office:value-type="float" office:value="1113">
            <text:p>1113</text:p>
          </table:table-cell>
          <table:table-cell table:formula="oooc:=[.J$1]*100+[.$A214]" office:value-type="float" office:value="1213">
            <text:p>1213</text:p>
          </table:table-cell>
          <table:table-cell table:formula="oooc:=[.K$1]*100+[.$A214]" office:value-type="float" office:value="1313">
            <text:p>1313</text:p>
          </table:table-cell>
          <table:table-cell table:formula="oooc:=[.L$1]*100+[.$A214]" office:value-type="float" office:value="1413">
            <text:p>1413</text:p>
          </table:table-cell>
          <table:table-cell table:formula="oooc:=[.$A214]+[.$A214]/[.M$1]" office:value-type="float" office:value="626">
            <text:p>626</text:p>
          </table:table-cell>
          <table:table-cell table:formula="oooc:=[.$A214]+[.$A214]/[.N$1]" office:value-type="float" office:value="469.5">
            <text:p>469.5</text:p>
          </table:table-cell>
          <table:table-cell table:formula="oooc:=[.$A214]+[.$A214]/[.O$1]" office:value-type="float" office:value="417.333333333333">
            <text:p>417.33</text:p>
          </table:table-cell>
          <table:table-cell table:formula="oooc:=[.$A214]+[.$A214]/[.P$1]" office:value-type="float" office:value="391.25">
            <text:p>391.25</text:p>
          </table:table-cell>
          <table:table-cell table:formula="oooc:=[.$A214]+[.$A214]/[.Q$1]" office:value-type="float" office:value="375.6">
            <text:p>375.6</text:p>
          </table:table-cell>
          <table:table-cell table:formula="oooc:=[.$A214]+[.$A214]/[.R$1]" office:value-type="float" office:value="365.166666666667">
            <text:p>365.17</text:p>
          </table:table-cell>
          <table:table-cell table:formula="oooc:=[.$A214]+[.$A214]/[.S$1]" office:value-type="float" office:value="357.714285714286">
            <text:p>357.71</text:p>
          </table:table-cell>
          <table:table-cell table:formula="oooc:=[.$A214]+[.$A214]/[.T$1]" office:value-type="float" office:value="352.125">
            <text:p>352.13</text:p>
          </table:table-cell>
          <table:table-cell table:formula="oooc:=[.$A214]+[.$A214]/[.U$1]" office:value-type="float" office:value="347.777777777778">
            <text:p>347.78</text:p>
          </table:table-cell>
          <table:table-cell table:formula="oooc:=[.$A214]+[.$A214]/[.V$1]" office:value-type="float" office:value="344.3">
            <text:p>344.3</text:p>
          </table:table-cell>
          <table:table-cell table:formula="oooc:=[.$A214]+[.$A214]/[.W$1]" office:value-type="float" office:value="341.454545454545">
            <text:p>341.4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ooc:=[.B$1]*100+[.$A215]" office:value-type="float" office:value="414">
            <text:p>414</text:p>
          </table:table-cell>
          <table:table-cell table:formula="oooc:=[.C$1]*100+[.$A215]" office:value-type="float" office:value="514">
            <text:p>514</text:p>
          </table:table-cell>
          <table:table-cell table:formula="oooc:=[.D$1]*100+[.$A215]" office:value-type="float" office:value="614">
            <text:p>614</text:p>
          </table:table-cell>
          <table:table-cell table:formula="oooc:=[.E$1]*100+[.$A215]" office:value-type="float" office:value="714">
            <text:p>714</text:p>
          </table:table-cell>
          <table:table-cell table:formula="oooc:=[.F$1]*100+[.$A215]" office:value-type="float" office:value="814">
            <text:p>814</text:p>
          </table:table-cell>
          <table:table-cell table:formula="oooc:=[.G$1]*100+[.$A215]" office:value-type="float" office:value="914">
            <text:p>914</text:p>
          </table:table-cell>
          <table:table-cell table:formula="oooc:=[.H$1]*100+[.$A215]" office:value-type="float" office:value="1014">
            <text:p>1014</text:p>
          </table:table-cell>
          <table:table-cell table:formula="oooc:=[.I$1]*100+[.$A215]" office:value-type="float" office:value="1114">
            <text:p>1114</text:p>
          </table:table-cell>
          <table:table-cell table:formula="oooc:=[.J$1]*100+[.$A215]" office:value-type="float" office:value="1214">
            <text:p>1214</text:p>
          </table:table-cell>
          <table:table-cell table:formula="oooc:=[.K$1]*100+[.$A215]" office:value-type="float" office:value="1314">
            <text:p>1314</text:p>
          </table:table-cell>
          <table:table-cell table:formula="oooc:=[.L$1]*100+[.$A215]" office:value-type="float" office:value="1414">
            <text:p>1414</text:p>
          </table:table-cell>
          <table:table-cell table:formula="oooc:=[.$A215]+[.$A215]/[.M$1]" office:value-type="float" office:value="628">
            <text:p>628</text:p>
          </table:table-cell>
          <table:table-cell table:formula="oooc:=[.$A215]+[.$A215]/[.N$1]" office:value-type="float" office:value="471">
            <text:p>471</text:p>
          </table:table-cell>
          <table:table-cell table:formula="oooc:=[.$A215]+[.$A215]/[.O$1]" office:value-type="float" office:value="418.666666666667">
            <text:p>418.67</text:p>
          </table:table-cell>
          <table:table-cell table:formula="oooc:=[.$A215]+[.$A215]/[.P$1]" office:value-type="float" office:value="392.5">
            <text:p>392.5</text:p>
          </table:table-cell>
          <table:table-cell table:formula="oooc:=[.$A215]+[.$A215]/[.Q$1]" office:value-type="float" office:value="376.8">
            <text:p>376.8</text:p>
          </table:table-cell>
          <table:table-cell table:formula="oooc:=[.$A215]+[.$A215]/[.R$1]" office:value-type="float" office:value="366.333333333333">
            <text:p>366.33</text:p>
          </table:table-cell>
          <table:table-cell table:formula="oooc:=[.$A215]+[.$A215]/[.S$1]" office:value-type="float" office:value="358.857142857143">
            <text:p>358.86</text:p>
          </table:table-cell>
          <table:table-cell table:formula="oooc:=[.$A215]+[.$A215]/[.T$1]" office:value-type="float" office:value="353.25">
            <text:p>353.25</text:p>
          </table:table-cell>
          <table:table-cell table:formula="oooc:=[.$A215]+[.$A215]/[.U$1]" office:value-type="float" office:value="348.888888888889">
            <text:p>348.89</text:p>
          </table:table-cell>
          <table:table-cell table:formula="oooc:=[.$A215]+[.$A215]/[.V$1]" office:value-type="float" office:value="345.4">
            <text:p>345.4</text:p>
          </table:table-cell>
          <table:table-cell table:formula="oooc:=[.$A215]+[.$A215]/[.W$1]" office:value-type="float" office:value="342.545454545455">
            <text:p>342.5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ooc:=[.B$1]*100+[.$A216]" office:value-type="float" office:value="415">
            <text:p>415</text:p>
          </table:table-cell>
          <table:table-cell table:formula="oooc:=[.C$1]*100+[.$A216]" office:value-type="float" office:value="515">
            <text:p>515</text:p>
          </table:table-cell>
          <table:table-cell table:formula="oooc:=[.D$1]*100+[.$A216]" office:value-type="float" office:value="615">
            <text:p>615</text:p>
          </table:table-cell>
          <table:table-cell table:formula="oooc:=[.E$1]*100+[.$A216]" office:value-type="float" office:value="715">
            <text:p>715</text:p>
          </table:table-cell>
          <table:table-cell table:formula="oooc:=[.F$1]*100+[.$A216]" office:value-type="float" office:value="815">
            <text:p>815</text:p>
          </table:table-cell>
          <table:table-cell table:formula="oooc:=[.G$1]*100+[.$A216]" office:value-type="float" office:value="915">
            <text:p>915</text:p>
          </table:table-cell>
          <table:table-cell table:formula="oooc:=[.H$1]*100+[.$A216]" office:value-type="float" office:value="1015">
            <text:p>1015</text:p>
          </table:table-cell>
          <table:table-cell table:formula="oooc:=[.I$1]*100+[.$A216]" office:value-type="float" office:value="1115">
            <text:p>1115</text:p>
          </table:table-cell>
          <table:table-cell table:formula="oooc:=[.J$1]*100+[.$A216]" office:value-type="float" office:value="1215">
            <text:p>1215</text:p>
          </table:table-cell>
          <table:table-cell table:formula="oooc:=[.K$1]*100+[.$A216]" office:value-type="float" office:value="1315">
            <text:p>1315</text:p>
          </table:table-cell>
          <table:table-cell table:formula="oooc:=[.L$1]*100+[.$A216]" office:value-type="float" office:value="1415">
            <text:p>1415</text:p>
          </table:table-cell>
          <table:table-cell table:formula="oooc:=[.$A216]+[.$A216]/[.M$1]" office:value-type="float" office:value="630">
            <text:p>630</text:p>
          </table:table-cell>
          <table:table-cell table:formula="oooc:=[.$A216]+[.$A216]/[.N$1]" office:value-type="float" office:value="472.5">
            <text:p>472.5</text:p>
          </table:table-cell>
          <table:table-cell table:formula="oooc:=[.$A216]+[.$A216]/[.O$1]" office:value-type="float" office:value="420">
            <text:p>420</text:p>
          </table:table-cell>
          <table:table-cell table:formula="oooc:=[.$A216]+[.$A216]/[.P$1]" office:value-type="float" office:value="393.75">
            <text:p>393.75</text:p>
          </table:table-cell>
          <table:table-cell table:formula="oooc:=[.$A216]+[.$A216]/[.Q$1]" office:value-type="float" office:value="378">
            <text:p>378</text:p>
          </table:table-cell>
          <table:table-cell table:formula="oooc:=[.$A216]+[.$A216]/[.R$1]" office:value-type="float" office:value="367.5">
            <text:p>367.5</text:p>
          </table:table-cell>
          <table:table-cell table:formula="oooc:=[.$A216]+[.$A216]/[.S$1]" office:value-type="float" office:value="360">
            <text:p>360</text:p>
          </table:table-cell>
          <table:table-cell table:formula="oooc:=[.$A216]+[.$A216]/[.T$1]" office:value-type="float" office:value="354.375">
            <text:p>354.38</text:p>
          </table:table-cell>
          <table:table-cell table:formula="oooc:=[.$A216]+[.$A216]/[.U$1]" office:value-type="float" office:value="350">
            <text:p>350</text:p>
          </table:table-cell>
          <table:table-cell table:formula="oooc:=[.$A216]+[.$A216]/[.V$1]" office:value-type="float" office:value="346.5">
            <text:p>346.5</text:p>
          </table:table-cell>
          <table:table-cell table:formula="oooc:=[.$A216]+[.$A216]/[.W$1]" office:value-type="float" office:value="343.636363636364">
            <text:p>343.6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ooc:=[.B$1]*100+[.$A217]" office:value-type="float" office:value="416">
            <text:p>416</text:p>
          </table:table-cell>
          <table:table-cell table:formula="oooc:=[.C$1]*100+[.$A217]" office:value-type="float" office:value="516">
            <text:p>516</text:p>
          </table:table-cell>
          <table:table-cell table:formula="oooc:=[.D$1]*100+[.$A217]" office:value-type="float" office:value="616">
            <text:p>616</text:p>
          </table:table-cell>
          <table:table-cell table:formula="oooc:=[.E$1]*100+[.$A217]" office:value-type="float" office:value="716">
            <text:p>716</text:p>
          </table:table-cell>
          <table:table-cell table:formula="oooc:=[.F$1]*100+[.$A217]" office:value-type="float" office:value="816">
            <text:p>816</text:p>
          </table:table-cell>
          <table:table-cell table:formula="oooc:=[.G$1]*100+[.$A217]" office:value-type="float" office:value="916">
            <text:p>916</text:p>
          </table:table-cell>
          <table:table-cell table:formula="oooc:=[.H$1]*100+[.$A217]" office:value-type="float" office:value="1016">
            <text:p>1016</text:p>
          </table:table-cell>
          <table:table-cell table:formula="oooc:=[.I$1]*100+[.$A217]" office:value-type="float" office:value="1116">
            <text:p>1116</text:p>
          </table:table-cell>
          <table:table-cell table:formula="oooc:=[.J$1]*100+[.$A217]" office:value-type="float" office:value="1216">
            <text:p>1216</text:p>
          </table:table-cell>
          <table:table-cell table:formula="oooc:=[.K$1]*100+[.$A217]" office:value-type="float" office:value="1316">
            <text:p>1316</text:p>
          </table:table-cell>
          <table:table-cell table:formula="oooc:=[.L$1]*100+[.$A217]" office:value-type="float" office:value="1416">
            <text:p>1416</text:p>
          </table:table-cell>
          <table:table-cell table:formula="oooc:=[.$A217]+[.$A217]/[.M$1]" office:value-type="float" office:value="632">
            <text:p>632</text:p>
          </table:table-cell>
          <table:table-cell table:formula="oooc:=[.$A217]+[.$A217]/[.N$1]" office:value-type="float" office:value="474">
            <text:p>474</text:p>
          </table:table-cell>
          <table:table-cell table:formula="oooc:=[.$A217]+[.$A217]/[.O$1]" office:value-type="float" office:value="421.333333333333">
            <text:p>421.33</text:p>
          </table:table-cell>
          <table:table-cell table:formula="oooc:=[.$A217]+[.$A217]/[.P$1]" office:value-type="float" office:value="395">
            <text:p>395</text:p>
          </table:table-cell>
          <table:table-cell table:formula="oooc:=[.$A217]+[.$A217]/[.Q$1]" office:value-type="float" office:value="379.2">
            <text:p>379.2</text:p>
          </table:table-cell>
          <table:table-cell table:formula="oooc:=[.$A217]+[.$A217]/[.R$1]" office:value-type="float" office:value="368.666666666667">
            <text:p>368.67</text:p>
          </table:table-cell>
          <table:table-cell table:formula="oooc:=[.$A217]+[.$A217]/[.S$1]" office:value-type="float" office:value="361.142857142857">
            <text:p>361.14</text:p>
          </table:table-cell>
          <table:table-cell table:formula="oooc:=[.$A217]+[.$A217]/[.T$1]" office:value-type="float" office:value="355.5">
            <text:p>355.5</text:p>
          </table:table-cell>
          <table:table-cell table:formula="oooc:=[.$A217]+[.$A217]/[.U$1]" office:value-type="float" office:value="351.111111111111">
            <text:p>351.11</text:p>
          </table:table-cell>
          <table:table-cell table:formula="oooc:=[.$A217]+[.$A217]/[.V$1]" office:value-type="float" office:value="347.6">
            <text:p>347.6</text:p>
          </table:table-cell>
          <table:table-cell table:formula="oooc:=[.$A217]+[.$A217]/[.W$1]" office:value-type="float" office:value="344.727272727273">
            <text:p>344.7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ooc:=[.B$1]*100+[.$A218]" office:value-type="float" office:value="417">
            <text:p>417</text:p>
          </table:table-cell>
          <table:table-cell table:formula="oooc:=[.C$1]*100+[.$A218]" office:value-type="float" office:value="517">
            <text:p>517</text:p>
          </table:table-cell>
          <table:table-cell table:formula="oooc:=[.D$1]*100+[.$A218]" office:value-type="float" office:value="617">
            <text:p>617</text:p>
          </table:table-cell>
          <table:table-cell table:formula="oooc:=[.E$1]*100+[.$A218]" office:value-type="float" office:value="717">
            <text:p>717</text:p>
          </table:table-cell>
          <table:table-cell table:formula="oooc:=[.F$1]*100+[.$A218]" office:value-type="float" office:value="817">
            <text:p>817</text:p>
          </table:table-cell>
          <table:table-cell table:formula="oooc:=[.G$1]*100+[.$A218]" office:value-type="float" office:value="917">
            <text:p>917</text:p>
          </table:table-cell>
          <table:table-cell table:formula="oooc:=[.H$1]*100+[.$A218]" office:value-type="float" office:value="1017">
            <text:p>1017</text:p>
          </table:table-cell>
          <table:table-cell table:formula="oooc:=[.I$1]*100+[.$A218]" office:value-type="float" office:value="1117">
            <text:p>1117</text:p>
          </table:table-cell>
          <table:table-cell table:formula="oooc:=[.J$1]*100+[.$A218]" office:value-type="float" office:value="1217">
            <text:p>1217</text:p>
          </table:table-cell>
          <table:table-cell table:formula="oooc:=[.K$1]*100+[.$A218]" office:value-type="float" office:value="1317">
            <text:p>1317</text:p>
          </table:table-cell>
          <table:table-cell table:formula="oooc:=[.L$1]*100+[.$A218]" office:value-type="float" office:value="1417">
            <text:p>1417</text:p>
          </table:table-cell>
          <table:table-cell table:formula="oooc:=[.$A218]+[.$A218]/[.M$1]" office:value-type="float" office:value="634">
            <text:p>634</text:p>
          </table:table-cell>
          <table:table-cell table:formula="oooc:=[.$A218]+[.$A218]/[.N$1]" office:value-type="float" office:value="475.5">
            <text:p>475.5</text:p>
          </table:table-cell>
          <table:table-cell table:formula="oooc:=[.$A218]+[.$A218]/[.O$1]" office:value-type="float" office:value="422.666666666667">
            <text:p>422.67</text:p>
          </table:table-cell>
          <table:table-cell table:formula="oooc:=[.$A218]+[.$A218]/[.P$1]" office:value-type="float" office:value="396.25">
            <text:p>396.25</text:p>
          </table:table-cell>
          <table:table-cell table:formula="oooc:=[.$A218]+[.$A218]/[.Q$1]" office:value-type="float" office:value="380.4">
            <text:p>380.4</text:p>
          </table:table-cell>
          <table:table-cell table:formula="oooc:=[.$A218]+[.$A218]/[.R$1]" office:value-type="float" office:value="369.833333333333">
            <text:p>369.83</text:p>
          </table:table-cell>
          <table:table-cell table:formula="oooc:=[.$A218]+[.$A218]/[.S$1]" office:value-type="float" office:value="362.285714285714">
            <text:p>362.29</text:p>
          </table:table-cell>
          <table:table-cell table:formula="oooc:=[.$A218]+[.$A218]/[.T$1]" office:value-type="float" office:value="356.625">
            <text:p>356.63</text:p>
          </table:table-cell>
          <table:table-cell table:formula="oooc:=[.$A218]+[.$A218]/[.U$1]" office:value-type="float" office:value="352.222222222222">
            <text:p>352.22</text:p>
          </table:table-cell>
          <table:table-cell table:formula="oooc:=[.$A218]+[.$A218]/[.V$1]" office:value-type="float" office:value="348.7">
            <text:p>348.7</text:p>
          </table:table-cell>
          <table:table-cell table:formula="oooc:=[.$A218]+[.$A218]/[.W$1]" office:value-type="float" office:value="345.818181818182">
            <text:p>345.8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ooc:=[.B$1]*100+[.$A219]" office:value-type="float" office:value="418">
            <text:p>418</text:p>
          </table:table-cell>
          <table:table-cell table:formula="oooc:=[.C$1]*100+[.$A219]" office:value-type="float" office:value="518">
            <text:p>518</text:p>
          </table:table-cell>
          <table:table-cell table:formula="oooc:=[.D$1]*100+[.$A219]" office:value-type="float" office:value="618">
            <text:p>618</text:p>
          </table:table-cell>
          <table:table-cell table:formula="oooc:=[.E$1]*100+[.$A219]" office:value-type="float" office:value="718">
            <text:p>718</text:p>
          </table:table-cell>
          <table:table-cell table:formula="oooc:=[.F$1]*100+[.$A219]" office:value-type="float" office:value="818">
            <text:p>818</text:p>
          </table:table-cell>
          <table:table-cell table:formula="oooc:=[.G$1]*100+[.$A219]" office:value-type="float" office:value="918">
            <text:p>918</text:p>
          </table:table-cell>
          <table:table-cell table:formula="oooc:=[.H$1]*100+[.$A219]" office:value-type="float" office:value="1018">
            <text:p>1018</text:p>
          </table:table-cell>
          <table:table-cell table:formula="oooc:=[.I$1]*100+[.$A219]" office:value-type="float" office:value="1118">
            <text:p>1118</text:p>
          </table:table-cell>
          <table:table-cell table:formula="oooc:=[.J$1]*100+[.$A219]" office:value-type="float" office:value="1218">
            <text:p>1218</text:p>
          </table:table-cell>
          <table:table-cell table:formula="oooc:=[.K$1]*100+[.$A219]" office:value-type="float" office:value="1318">
            <text:p>1318</text:p>
          </table:table-cell>
          <table:table-cell table:formula="oooc:=[.L$1]*100+[.$A219]" office:value-type="float" office:value="1418">
            <text:p>1418</text:p>
          </table:table-cell>
          <table:table-cell table:formula="oooc:=[.$A219]+[.$A219]/[.M$1]" office:value-type="float" office:value="636">
            <text:p>636</text:p>
          </table:table-cell>
          <table:table-cell table:formula="oooc:=[.$A219]+[.$A219]/[.N$1]" office:value-type="float" office:value="477">
            <text:p>477</text:p>
          </table:table-cell>
          <table:table-cell table:formula="oooc:=[.$A219]+[.$A219]/[.O$1]" office:value-type="float" office:value="424">
            <text:p>424</text:p>
          </table:table-cell>
          <table:table-cell table:formula="oooc:=[.$A219]+[.$A219]/[.P$1]" office:value-type="float" office:value="397.5">
            <text:p>397.5</text:p>
          </table:table-cell>
          <table:table-cell table:formula="oooc:=[.$A219]+[.$A219]/[.Q$1]" office:value-type="float" office:value="381.6">
            <text:p>381.6</text:p>
          </table:table-cell>
          <table:table-cell table:formula="oooc:=[.$A219]+[.$A219]/[.R$1]" office:value-type="float" office:value="371">
            <text:p>371</text:p>
          </table:table-cell>
          <table:table-cell table:formula="oooc:=[.$A219]+[.$A219]/[.S$1]" office:value-type="float" office:value="363.428571428571">
            <text:p>363.43</text:p>
          </table:table-cell>
          <table:table-cell table:formula="oooc:=[.$A219]+[.$A219]/[.T$1]" office:value-type="float" office:value="357.75">
            <text:p>357.75</text:p>
          </table:table-cell>
          <table:table-cell table:formula="oooc:=[.$A219]+[.$A219]/[.U$1]" office:value-type="float" office:value="353.333333333333">
            <text:p>353.33</text:p>
          </table:table-cell>
          <table:table-cell table:formula="oooc:=[.$A219]+[.$A219]/[.V$1]" office:value-type="float" office:value="349.8">
            <text:p>349.8</text:p>
          </table:table-cell>
          <table:table-cell table:formula="oooc:=[.$A219]+[.$A219]/[.W$1]" office:value-type="float" office:value="346.909090909091">
            <text:p>346.9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ooc:=[.B$1]*100+[.$A220]" office:value-type="float" office:value="419">
            <text:p>419</text:p>
          </table:table-cell>
          <table:table-cell table:formula="oooc:=[.C$1]*100+[.$A220]" office:value-type="float" office:value="519">
            <text:p>519</text:p>
          </table:table-cell>
          <table:table-cell table:formula="oooc:=[.D$1]*100+[.$A220]" office:value-type="float" office:value="619">
            <text:p>619</text:p>
          </table:table-cell>
          <table:table-cell table:formula="oooc:=[.E$1]*100+[.$A220]" office:value-type="float" office:value="719">
            <text:p>719</text:p>
          </table:table-cell>
          <table:table-cell table:formula="oooc:=[.F$1]*100+[.$A220]" office:value-type="float" office:value="819">
            <text:p>819</text:p>
          </table:table-cell>
          <table:table-cell table:formula="oooc:=[.G$1]*100+[.$A220]" office:value-type="float" office:value="919">
            <text:p>919</text:p>
          </table:table-cell>
          <table:table-cell table:formula="oooc:=[.H$1]*100+[.$A220]" office:value-type="float" office:value="1019">
            <text:p>1019</text:p>
          </table:table-cell>
          <table:table-cell table:formula="oooc:=[.I$1]*100+[.$A220]" office:value-type="float" office:value="1119">
            <text:p>1119</text:p>
          </table:table-cell>
          <table:table-cell table:formula="oooc:=[.J$1]*100+[.$A220]" office:value-type="float" office:value="1219">
            <text:p>1219</text:p>
          </table:table-cell>
          <table:table-cell table:formula="oooc:=[.K$1]*100+[.$A220]" office:value-type="float" office:value="1319">
            <text:p>1319</text:p>
          </table:table-cell>
          <table:table-cell table:formula="oooc:=[.L$1]*100+[.$A220]" office:value-type="float" office:value="1419">
            <text:p>1419</text:p>
          </table:table-cell>
          <table:table-cell table:formula="oooc:=[.$A220]+[.$A220]/[.M$1]" office:value-type="float" office:value="638">
            <text:p>638</text:p>
          </table:table-cell>
          <table:table-cell table:formula="oooc:=[.$A220]+[.$A220]/[.N$1]" office:value-type="float" office:value="478.5">
            <text:p>478.5</text:p>
          </table:table-cell>
          <table:table-cell table:formula="oooc:=[.$A220]+[.$A220]/[.O$1]" office:value-type="float" office:value="425.333333333333">
            <text:p>425.33</text:p>
          </table:table-cell>
          <table:table-cell table:formula="oooc:=[.$A220]+[.$A220]/[.P$1]" office:value-type="float" office:value="398.75">
            <text:p>398.75</text:p>
          </table:table-cell>
          <table:table-cell table:formula="oooc:=[.$A220]+[.$A220]/[.Q$1]" office:value-type="float" office:value="382.8">
            <text:p>382.8</text:p>
          </table:table-cell>
          <table:table-cell table:formula="oooc:=[.$A220]+[.$A220]/[.R$1]" office:value-type="float" office:value="372.166666666667">
            <text:p>372.17</text:p>
          </table:table-cell>
          <table:table-cell table:formula="oooc:=[.$A220]+[.$A220]/[.S$1]" office:value-type="float" office:value="364.571428571429">
            <text:p>364.57</text:p>
          </table:table-cell>
          <table:table-cell table:formula="oooc:=[.$A220]+[.$A220]/[.T$1]" office:value-type="float" office:value="358.875">
            <text:p>358.88</text:p>
          </table:table-cell>
          <table:table-cell table:formula="oooc:=[.$A220]+[.$A220]/[.U$1]" office:value-type="float" office:value="354.444444444444">
            <text:p>354.44</text:p>
          </table:table-cell>
          <table:table-cell table:formula="oooc:=[.$A220]+[.$A220]/[.V$1]" office:value-type="float" office:value="350.9">
            <text:p>350.9</text:p>
          </table:table-cell>
          <table:table-cell table:formula="oooc:=[.$A220]+[.$A220]/[.W$1]" office:value-type="float" office:value="348">
            <text:p>34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ooc:=[.B$1]*100+[.$A221]" office:value-type="float" office:value="420">
            <text:p>420</text:p>
          </table:table-cell>
          <table:table-cell table:formula="oooc:=[.C$1]*100+[.$A221]" office:value-type="float" office:value="520">
            <text:p>520</text:p>
          </table:table-cell>
          <table:table-cell table:formula="oooc:=[.D$1]*100+[.$A221]" office:value-type="float" office:value="620">
            <text:p>620</text:p>
          </table:table-cell>
          <table:table-cell table:formula="oooc:=[.E$1]*100+[.$A221]" office:value-type="float" office:value="720">
            <text:p>720</text:p>
          </table:table-cell>
          <table:table-cell table:formula="oooc:=[.F$1]*100+[.$A221]" office:value-type="float" office:value="820">
            <text:p>820</text:p>
          </table:table-cell>
          <table:table-cell table:formula="oooc:=[.G$1]*100+[.$A221]" office:value-type="float" office:value="920">
            <text:p>920</text:p>
          </table:table-cell>
          <table:table-cell table:formula="oooc:=[.H$1]*100+[.$A221]" office:value-type="float" office:value="1020">
            <text:p>1020</text:p>
          </table:table-cell>
          <table:table-cell table:formula="oooc:=[.I$1]*100+[.$A221]" office:value-type="float" office:value="1120">
            <text:p>1120</text:p>
          </table:table-cell>
          <table:table-cell table:formula="oooc:=[.J$1]*100+[.$A221]" office:value-type="float" office:value="1220">
            <text:p>1220</text:p>
          </table:table-cell>
          <table:table-cell table:formula="oooc:=[.K$1]*100+[.$A221]" office:value-type="float" office:value="1320">
            <text:p>1320</text:p>
          </table:table-cell>
          <table:table-cell table:formula="oooc:=[.L$1]*100+[.$A221]" office:value-type="float" office:value="1420">
            <text:p>1420</text:p>
          </table:table-cell>
          <table:table-cell table:formula="oooc:=[.$A221]+[.$A221]/[.M$1]" office:value-type="float" office:value="640">
            <text:p>640</text:p>
          </table:table-cell>
          <table:table-cell table:formula="oooc:=[.$A221]+[.$A221]/[.N$1]" office:value-type="float" office:value="480">
            <text:p>480</text:p>
          </table:table-cell>
          <table:table-cell table:formula="oooc:=[.$A221]+[.$A221]/[.O$1]" office:value-type="float" office:value="426.666666666667">
            <text:p>426.67</text:p>
          </table:table-cell>
          <table:table-cell table:formula="oooc:=[.$A221]+[.$A221]/[.P$1]" office:value-type="float" office:value="400">
            <text:p>400</text:p>
          </table:table-cell>
          <table:table-cell table:formula="oooc:=[.$A221]+[.$A221]/[.Q$1]" office:value-type="float" office:value="384">
            <text:p>384</text:p>
          </table:table-cell>
          <table:table-cell table:formula="oooc:=[.$A221]+[.$A221]/[.R$1]" office:value-type="float" office:value="373.333333333333">
            <text:p>373.33</text:p>
          </table:table-cell>
          <table:table-cell table:formula="oooc:=[.$A221]+[.$A221]/[.S$1]" office:value-type="float" office:value="365.714285714286">
            <text:p>365.71</text:p>
          </table:table-cell>
          <table:table-cell table:formula="oooc:=[.$A221]+[.$A221]/[.T$1]" office:value-type="float" office:value="360">
            <text:p>360</text:p>
          </table:table-cell>
          <table:table-cell table:formula="oooc:=[.$A221]+[.$A221]/[.U$1]" office:value-type="float" office:value="355.555555555556">
            <text:p>355.56</text:p>
          </table:table-cell>
          <table:table-cell table:formula="oooc:=[.$A221]+[.$A221]/[.V$1]" office:value-type="float" office:value="352">
            <text:p>352</text:p>
          </table:table-cell>
          <table:table-cell table:formula="oooc:=[.$A221]+[.$A221]/[.W$1]" office:value-type="float" office:value="349.090909090909">
            <text:p>349.0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ooc:=[.B$1]*100+[.$A222]" office:value-type="float" office:value="421">
            <text:p>421</text:p>
          </table:table-cell>
          <table:table-cell table:formula="oooc:=[.C$1]*100+[.$A222]" office:value-type="float" office:value="521">
            <text:p>521</text:p>
          </table:table-cell>
          <table:table-cell table:formula="oooc:=[.D$1]*100+[.$A222]" office:value-type="float" office:value="621">
            <text:p>621</text:p>
          </table:table-cell>
          <table:table-cell table:formula="oooc:=[.E$1]*100+[.$A222]" office:value-type="float" office:value="721">
            <text:p>721</text:p>
          </table:table-cell>
          <table:table-cell table:formula="oooc:=[.F$1]*100+[.$A222]" office:value-type="float" office:value="821">
            <text:p>821</text:p>
          </table:table-cell>
          <table:table-cell table:formula="oooc:=[.G$1]*100+[.$A222]" office:value-type="float" office:value="921">
            <text:p>921</text:p>
          </table:table-cell>
          <table:table-cell table:formula="oooc:=[.H$1]*100+[.$A222]" office:value-type="float" office:value="1021">
            <text:p>1021</text:p>
          </table:table-cell>
          <table:table-cell table:formula="oooc:=[.I$1]*100+[.$A222]" office:value-type="float" office:value="1121">
            <text:p>1121</text:p>
          </table:table-cell>
          <table:table-cell table:formula="oooc:=[.J$1]*100+[.$A222]" office:value-type="float" office:value="1221">
            <text:p>1221</text:p>
          </table:table-cell>
          <table:table-cell table:formula="oooc:=[.K$1]*100+[.$A222]" office:value-type="float" office:value="1321">
            <text:p>1321</text:p>
          </table:table-cell>
          <table:table-cell table:formula="oooc:=[.L$1]*100+[.$A222]" office:value-type="float" office:value="1421">
            <text:p>1421</text:p>
          </table:table-cell>
          <table:table-cell table:formula="oooc:=[.$A222]+[.$A222]/[.M$1]" office:value-type="float" office:value="642">
            <text:p>642</text:p>
          </table:table-cell>
          <table:table-cell table:formula="oooc:=[.$A222]+[.$A222]/[.N$1]" office:value-type="float" office:value="481.5">
            <text:p>481.5</text:p>
          </table:table-cell>
          <table:table-cell table:formula="oooc:=[.$A222]+[.$A222]/[.O$1]" office:value-type="float" office:value="428">
            <text:p>428</text:p>
          </table:table-cell>
          <table:table-cell table:formula="oooc:=[.$A222]+[.$A222]/[.P$1]" office:value-type="float" office:value="401.25">
            <text:p>401.25</text:p>
          </table:table-cell>
          <table:table-cell table:formula="oooc:=[.$A222]+[.$A222]/[.Q$1]" office:value-type="float" office:value="385.2">
            <text:p>385.2</text:p>
          </table:table-cell>
          <table:table-cell table:formula="oooc:=[.$A222]+[.$A222]/[.R$1]" office:value-type="float" office:value="374.5">
            <text:p>374.5</text:p>
          </table:table-cell>
          <table:table-cell table:formula="oooc:=[.$A222]+[.$A222]/[.S$1]" office:value-type="float" office:value="366.857142857143">
            <text:p>366.86</text:p>
          </table:table-cell>
          <table:table-cell table:formula="oooc:=[.$A222]+[.$A222]/[.T$1]" office:value-type="float" office:value="361.125">
            <text:p>361.13</text:p>
          </table:table-cell>
          <table:table-cell table:formula="oooc:=[.$A222]+[.$A222]/[.U$1]" office:value-type="float" office:value="356.666666666667">
            <text:p>356.67</text:p>
          </table:table-cell>
          <table:table-cell table:formula="oooc:=[.$A222]+[.$A222]/[.V$1]" office:value-type="float" office:value="353.1">
            <text:p>353.1</text:p>
          </table:table-cell>
          <table:table-cell table:formula="oooc:=[.$A222]+[.$A222]/[.W$1]" office:value-type="float" office:value="350.181818181818">
            <text:p>350.1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ooc:=[.B$1]*100+[.$A223]" office:value-type="float" office:value="422">
            <text:p>422</text:p>
          </table:table-cell>
          <table:table-cell table:formula="oooc:=[.C$1]*100+[.$A223]" office:value-type="float" office:value="522">
            <text:p>522</text:p>
          </table:table-cell>
          <table:table-cell table:formula="oooc:=[.D$1]*100+[.$A223]" office:value-type="float" office:value="622">
            <text:p>622</text:p>
          </table:table-cell>
          <table:table-cell table:formula="oooc:=[.E$1]*100+[.$A223]" office:value-type="float" office:value="722">
            <text:p>722</text:p>
          </table:table-cell>
          <table:table-cell table:formula="oooc:=[.F$1]*100+[.$A223]" office:value-type="float" office:value="822">
            <text:p>822</text:p>
          </table:table-cell>
          <table:table-cell table:formula="oooc:=[.G$1]*100+[.$A223]" office:value-type="float" office:value="922">
            <text:p>922</text:p>
          </table:table-cell>
          <table:table-cell table:formula="oooc:=[.H$1]*100+[.$A223]" office:value-type="float" office:value="1022">
            <text:p>1022</text:p>
          </table:table-cell>
          <table:table-cell table:formula="oooc:=[.I$1]*100+[.$A223]" office:value-type="float" office:value="1122">
            <text:p>1122</text:p>
          </table:table-cell>
          <table:table-cell table:formula="oooc:=[.J$1]*100+[.$A223]" office:value-type="float" office:value="1222">
            <text:p>1222</text:p>
          </table:table-cell>
          <table:table-cell table:formula="oooc:=[.K$1]*100+[.$A223]" office:value-type="float" office:value="1322">
            <text:p>1322</text:p>
          </table:table-cell>
          <table:table-cell table:formula="oooc:=[.L$1]*100+[.$A223]" office:value-type="float" office:value="1422">
            <text:p>1422</text:p>
          </table:table-cell>
          <table:table-cell table:formula="oooc:=[.$A223]+[.$A223]/[.M$1]" office:value-type="float" office:value="644">
            <text:p>644</text:p>
          </table:table-cell>
          <table:table-cell table:formula="oooc:=[.$A223]+[.$A223]/[.N$1]" office:value-type="float" office:value="483">
            <text:p>483</text:p>
          </table:table-cell>
          <table:table-cell table:formula="oooc:=[.$A223]+[.$A223]/[.O$1]" office:value-type="float" office:value="429.333333333333">
            <text:p>429.33</text:p>
          </table:table-cell>
          <table:table-cell table:formula="oooc:=[.$A223]+[.$A223]/[.P$1]" office:value-type="float" office:value="402.5">
            <text:p>402.5</text:p>
          </table:table-cell>
          <table:table-cell table:formula="oooc:=[.$A223]+[.$A223]/[.Q$1]" office:value-type="float" office:value="386.4">
            <text:p>386.4</text:p>
          </table:table-cell>
          <table:table-cell table:formula="oooc:=[.$A223]+[.$A223]/[.R$1]" office:value-type="float" office:value="375.666666666667">
            <text:p>375.67</text:p>
          </table:table-cell>
          <table:table-cell table:formula="oooc:=[.$A223]+[.$A223]/[.S$1]" office:value-type="float" office:value="368">
            <text:p>368</text:p>
          </table:table-cell>
          <table:table-cell table:formula="oooc:=[.$A223]+[.$A223]/[.T$1]" office:value-type="float" office:value="362.25">
            <text:p>362.25</text:p>
          </table:table-cell>
          <table:table-cell table:formula="oooc:=[.$A223]+[.$A223]/[.U$1]" office:value-type="float" office:value="357.777777777778">
            <text:p>357.78</text:p>
          </table:table-cell>
          <table:table-cell table:formula="oooc:=[.$A223]+[.$A223]/[.V$1]" office:value-type="float" office:value="354.2">
            <text:p>354.2</text:p>
          </table:table-cell>
          <table:table-cell table:formula="oooc:=[.$A223]+[.$A223]/[.W$1]" office:value-type="float" office:value="351.272727272727">
            <text:p>351.2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ooc:=[.B$1]*100+[.$A224]" office:value-type="float" office:value="423">
            <text:p>423</text:p>
          </table:table-cell>
          <table:table-cell table:formula="oooc:=[.C$1]*100+[.$A224]" office:value-type="float" office:value="523">
            <text:p>523</text:p>
          </table:table-cell>
          <table:table-cell table:formula="oooc:=[.D$1]*100+[.$A224]" office:value-type="float" office:value="623">
            <text:p>623</text:p>
          </table:table-cell>
          <table:table-cell table:formula="oooc:=[.E$1]*100+[.$A224]" office:value-type="float" office:value="723">
            <text:p>723</text:p>
          </table:table-cell>
          <table:table-cell table:formula="oooc:=[.F$1]*100+[.$A224]" office:value-type="float" office:value="823">
            <text:p>823</text:p>
          </table:table-cell>
          <table:table-cell table:formula="oooc:=[.G$1]*100+[.$A224]" office:value-type="float" office:value="923">
            <text:p>923</text:p>
          </table:table-cell>
          <table:table-cell table:formula="oooc:=[.H$1]*100+[.$A224]" office:value-type="float" office:value="1023">
            <text:p>1023</text:p>
          </table:table-cell>
          <table:table-cell table:formula="oooc:=[.I$1]*100+[.$A224]" office:value-type="float" office:value="1123">
            <text:p>1123</text:p>
          </table:table-cell>
          <table:table-cell table:formula="oooc:=[.J$1]*100+[.$A224]" office:value-type="float" office:value="1223">
            <text:p>1223</text:p>
          </table:table-cell>
          <table:table-cell table:formula="oooc:=[.K$1]*100+[.$A224]" office:value-type="float" office:value="1323">
            <text:p>1323</text:p>
          </table:table-cell>
          <table:table-cell table:formula="oooc:=[.L$1]*100+[.$A224]" office:value-type="float" office:value="1423">
            <text:p>1423</text:p>
          </table:table-cell>
          <table:table-cell table:formula="oooc:=[.$A224]+[.$A224]/[.M$1]" office:value-type="float" office:value="646">
            <text:p>646</text:p>
          </table:table-cell>
          <table:table-cell table:formula="oooc:=[.$A224]+[.$A224]/[.N$1]" office:value-type="float" office:value="484.5">
            <text:p>484.5</text:p>
          </table:table-cell>
          <table:table-cell table:formula="oooc:=[.$A224]+[.$A224]/[.O$1]" office:value-type="float" office:value="430.666666666667">
            <text:p>430.67</text:p>
          </table:table-cell>
          <table:table-cell table:formula="oooc:=[.$A224]+[.$A224]/[.P$1]" office:value-type="float" office:value="403.75">
            <text:p>403.75</text:p>
          </table:table-cell>
          <table:table-cell table:formula="oooc:=[.$A224]+[.$A224]/[.Q$1]" office:value-type="float" office:value="387.6">
            <text:p>387.6</text:p>
          </table:table-cell>
          <table:table-cell table:formula="oooc:=[.$A224]+[.$A224]/[.R$1]" office:value-type="float" office:value="376.833333333333">
            <text:p>376.83</text:p>
          </table:table-cell>
          <table:table-cell table:formula="oooc:=[.$A224]+[.$A224]/[.S$1]" office:value-type="float" office:value="369.142857142857">
            <text:p>369.14</text:p>
          </table:table-cell>
          <table:table-cell table:formula="oooc:=[.$A224]+[.$A224]/[.T$1]" office:value-type="float" office:value="363.375">
            <text:p>363.38</text:p>
          </table:table-cell>
          <table:table-cell table:formula="oooc:=[.$A224]+[.$A224]/[.U$1]" office:value-type="float" office:value="358.888888888889">
            <text:p>358.89</text:p>
          </table:table-cell>
          <table:table-cell table:formula="oooc:=[.$A224]+[.$A224]/[.V$1]" office:value-type="float" office:value="355.3">
            <text:p>355.3</text:p>
          </table:table-cell>
          <table:table-cell table:formula="oooc:=[.$A224]+[.$A224]/[.W$1]" office:value-type="float" office:value="352.363636363636">
            <text:p>352.3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ooc:=[.B$1]*100+[.$A225]" office:value-type="float" office:value="424">
            <text:p>424</text:p>
          </table:table-cell>
          <table:table-cell table:formula="oooc:=[.C$1]*100+[.$A225]" office:value-type="float" office:value="524">
            <text:p>524</text:p>
          </table:table-cell>
          <table:table-cell table:formula="oooc:=[.D$1]*100+[.$A225]" office:value-type="float" office:value="624">
            <text:p>624</text:p>
          </table:table-cell>
          <table:table-cell table:formula="oooc:=[.E$1]*100+[.$A225]" office:value-type="float" office:value="724">
            <text:p>724</text:p>
          </table:table-cell>
          <table:table-cell table:formula="oooc:=[.F$1]*100+[.$A225]" office:value-type="float" office:value="824">
            <text:p>824</text:p>
          </table:table-cell>
          <table:table-cell table:formula="oooc:=[.G$1]*100+[.$A225]" office:value-type="float" office:value="924">
            <text:p>924</text:p>
          </table:table-cell>
          <table:table-cell table:formula="oooc:=[.H$1]*100+[.$A225]" office:value-type="float" office:value="1024">
            <text:p>1024</text:p>
          </table:table-cell>
          <table:table-cell table:formula="oooc:=[.I$1]*100+[.$A225]" office:value-type="float" office:value="1124">
            <text:p>1124</text:p>
          </table:table-cell>
          <table:table-cell table:formula="oooc:=[.J$1]*100+[.$A225]" office:value-type="float" office:value="1224">
            <text:p>1224</text:p>
          </table:table-cell>
          <table:table-cell table:formula="oooc:=[.K$1]*100+[.$A225]" office:value-type="float" office:value="1324">
            <text:p>1324</text:p>
          </table:table-cell>
          <table:table-cell table:formula="oooc:=[.L$1]*100+[.$A225]" office:value-type="float" office:value="1424">
            <text:p>1424</text:p>
          </table:table-cell>
          <table:table-cell table:formula="oooc:=[.$A225]+[.$A225]/[.M$1]" office:value-type="float" office:value="648">
            <text:p>648</text:p>
          </table:table-cell>
          <table:table-cell table:formula="oooc:=[.$A225]+[.$A225]/[.N$1]" office:value-type="float" office:value="486">
            <text:p>486</text:p>
          </table:table-cell>
          <table:table-cell table:formula="oooc:=[.$A225]+[.$A225]/[.O$1]" office:value-type="float" office:value="432">
            <text:p>432</text:p>
          </table:table-cell>
          <table:table-cell table:formula="oooc:=[.$A225]+[.$A225]/[.P$1]" office:value-type="float" office:value="405">
            <text:p>405</text:p>
          </table:table-cell>
          <table:table-cell table:formula="oooc:=[.$A225]+[.$A225]/[.Q$1]" office:value-type="float" office:value="388.8">
            <text:p>388.8</text:p>
          </table:table-cell>
          <table:table-cell table:formula="oooc:=[.$A225]+[.$A225]/[.R$1]" office:value-type="float" office:value="378">
            <text:p>378</text:p>
          </table:table-cell>
          <table:table-cell table:formula="oooc:=[.$A225]+[.$A225]/[.S$1]" office:value-type="float" office:value="370.285714285714">
            <text:p>370.29</text:p>
          </table:table-cell>
          <table:table-cell table:formula="oooc:=[.$A225]+[.$A225]/[.T$1]" office:value-type="float" office:value="364.5">
            <text:p>364.5</text:p>
          </table:table-cell>
          <table:table-cell table:formula="oooc:=[.$A225]+[.$A225]/[.U$1]" office:value-type="float" office:value="360">
            <text:p>360</text:p>
          </table:table-cell>
          <table:table-cell table:formula="oooc:=[.$A225]+[.$A225]/[.V$1]" office:value-type="float" office:value="356.4">
            <text:p>356.4</text:p>
          </table:table-cell>
          <table:table-cell table:formula="oooc:=[.$A225]+[.$A225]/[.W$1]" office:value-type="float" office:value="353.454545454545">
            <text:p>353.4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ooc:=[.B$1]*100+[.$A226]" office:value-type="float" office:value="425">
            <text:p>425</text:p>
          </table:table-cell>
          <table:table-cell table:formula="oooc:=[.C$1]*100+[.$A226]" office:value-type="float" office:value="525">
            <text:p>525</text:p>
          </table:table-cell>
          <table:table-cell table:formula="oooc:=[.D$1]*100+[.$A226]" office:value-type="float" office:value="625">
            <text:p>625</text:p>
          </table:table-cell>
          <table:table-cell table:formula="oooc:=[.E$1]*100+[.$A226]" office:value-type="float" office:value="725">
            <text:p>725</text:p>
          </table:table-cell>
          <table:table-cell table:formula="oooc:=[.F$1]*100+[.$A226]" office:value-type="float" office:value="825">
            <text:p>825</text:p>
          </table:table-cell>
          <table:table-cell table:formula="oooc:=[.G$1]*100+[.$A226]" office:value-type="float" office:value="925">
            <text:p>925</text:p>
          </table:table-cell>
          <table:table-cell table:formula="oooc:=[.H$1]*100+[.$A226]" office:value-type="float" office:value="1025">
            <text:p>1025</text:p>
          </table:table-cell>
          <table:table-cell table:formula="oooc:=[.I$1]*100+[.$A226]" office:value-type="float" office:value="1125">
            <text:p>1125</text:p>
          </table:table-cell>
          <table:table-cell table:formula="oooc:=[.J$1]*100+[.$A226]" office:value-type="float" office:value="1225">
            <text:p>1225</text:p>
          </table:table-cell>
          <table:table-cell table:formula="oooc:=[.K$1]*100+[.$A226]" office:value-type="float" office:value="1325">
            <text:p>1325</text:p>
          </table:table-cell>
          <table:table-cell table:formula="oooc:=[.L$1]*100+[.$A226]" office:value-type="float" office:value="1425">
            <text:p>1425</text:p>
          </table:table-cell>
          <table:table-cell table:formula="oooc:=[.$A226]+[.$A226]/[.M$1]" office:value-type="float" office:value="650">
            <text:p>650</text:p>
          </table:table-cell>
          <table:table-cell table:formula="oooc:=[.$A226]+[.$A226]/[.N$1]" office:value-type="float" office:value="487.5">
            <text:p>487.5</text:p>
          </table:table-cell>
          <table:table-cell table:formula="oooc:=[.$A226]+[.$A226]/[.O$1]" office:value-type="float" office:value="433.333333333333">
            <text:p>433.33</text:p>
          </table:table-cell>
          <table:table-cell table:formula="oooc:=[.$A226]+[.$A226]/[.P$1]" office:value-type="float" office:value="406.25">
            <text:p>406.25</text:p>
          </table:table-cell>
          <table:table-cell table:formula="oooc:=[.$A226]+[.$A226]/[.Q$1]" office:value-type="float" office:value="390">
            <text:p>390</text:p>
          </table:table-cell>
          <table:table-cell table:formula="oooc:=[.$A226]+[.$A226]/[.R$1]" office:value-type="float" office:value="379.166666666667">
            <text:p>379.17</text:p>
          </table:table-cell>
          <table:table-cell table:formula="oooc:=[.$A226]+[.$A226]/[.S$1]" office:value-type="float" office:value="371.428571428571">
            <text:p>371.43</text:p>
          </table:table-cell>
          <table:table-cell table:formula="oooc:=[.$A226]+[.$A226]/[.T$1]" office:value-type="float" office:value="365.625">
            <text:p>365.63</text:p>
          </table:table-cell>
          <table:table-cell table:formula="oooc:=[.$A226]+[.$A226]/[.U$1]" office:value-type="float" office:value="361.111111111111">
            <text:p>361.11</text:p>
          </table:table-cell>
          <table:table-cell table:formula="oooc:=[.$A226]+[.$A226]/[.V$1]" office:value-type="float" office:value="357.5">
            <text:p>357.5</text:p>
          </table:table-cell>
          <table:table-cell table:formula="oooc:=[.$A226]+[.$A226]/[.W$1]" office:value-type="float" office:value="354.545454545455">
            <text:p>354.5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ooc:=[.B$1]*100+[.$A227]" office:value-type="float" office:value="426">
            <text:p>426</text:p>
          </table:table-cell>
          <table:table-cell table:formula="oooc:=[.C$1]*100+[.$A227]" office:value-type="float" office:value="526">
            <text:p>526</text:p>
          </table:table-cell>
          <table:table-cell table:formula="oooc:=[.D$1]*100+[.$A227]" office:value-type="float" office:value="626">
            <text:p>626</text:p>
          </table:table-cell>
          <table:table-cell table:formula="oooc:=[.E$1]*100+[.$A227]" office:value-type="float" office:value="726">
            <text:p>726</text:p>
          </table:table-cell>
          <table:table-cell table:formula="oooc:=[.F$1]*100+[.$A227]" office:value-type="float" office:value="826">
            <text:p>826</text:p>
          </table:table-cell>
          <table:table-cell table:formula="oooc:=[.G$1]*100+[.$A227]" office:value-type="float" office:value="926">
            <text:p>926</text:p>
          </table:table-cell>
          <table:table-cell table:formula="oooc:=[.H$1]*100+[.$A227]" office:value-type="float" office:value="1026">
            <text:p>1026</text:p>
          </table:table-cell>
          <table:table-cell table:formula="oooc:=[.I$1]*100+[.$A227]" office:value-type="float" office:value="1126">
            <text:p>1126</text:p>
          </table:table-cell>
          <table:table-cell table:formula="oooc:=[.J$1]*100+[.$A227]" office:value-type="float" office:value="1226">
            <text:p>1226</text:p>
          </table:table-cell>
          <table:table-cell table:formula="oooc:=[.K$1]*100+[.$A227]" office:value-type="float" office:value="1326">
            <text:p>1326</text:p>
          </table:table-cell>
          <table:table-cell table:formula="oooc:=[.L$1]*100+[.$A227]" office:value-type="float" office:value="1426">
            <text:p>1426</text:p>
          </table:table-cell>
          <table:table-cell table:formula="oooc:=[.$A227]+[.$A227]/[.M$1]" office:value-type="float" office:value="652">
            <text:p>652</text:p>
          </table:table-cell>
          <table:table-cell table:formula="oooc:=[.$A227]+[.$A227]/[.N$1]" office:value-type="float" office:value="489">
            <text:p>489</text:p>
          </table:table-cell>
          <table:table-cell table:formula="oooc:=[.$A227]+[.$A227]/[.O$1]" office:value-type="float" office:value="434.666666666667">
            <text:p>434.67</text:p>
          </table:table-cell>
          <table:table-cell table:formula="oooc:=[.$A227]+[.$A227]/[.P$1]" office:value-type="float" office:value="407.5">
            <text:p>407.5</text:p>
          </table:table-cell>
          <table:table-cell table:formula="oooc:=[.$A227]+[.$A227]/[.Q$1]" office:value-type="float" office:value="391.2">
            <text:p>391.2</text:p>
          </table:table-cell>
          <table:table-cell table:formula="oooc:=[.$A227]+[.$A227]/[.R$1]" office:value-type="float" office:value="380.333333333333">
            <text:p>380.33</text:p>
          </table:table-cell>
          <table:table-cell table:formula="oooc:=[.$A227]+[.$A227]/[.S$1]" office:value-type="float" office:value="372.571428571429">
            <text:p>372.57</text:p>
          </table:table-cell>
          <table:table-cell table:formula="oooc:=[.$A227]+[.$A227]/[.T$1]" office:value-type="float" office:value="366.75">
            <text:p>366.75</text:p>
          </table:table-cell>
          <table:table-cell table:formula="oooc:=[.$A227]+[.$A227]/[.U$1]" office:value-type="float" office:value="362.222222222222">
            <text:p>362.22</text:p>
          </table:table-cell>
          <table:table-cell table:formula="oooc:=[.$A227]+[.$A227]/[.V$1]" office:value-type="float" office:value="358.6">
            <text:p>358.6</text:p>
          </table:table-cell>
          <table:table-cell table:formula="oooc:=[.$A227]+[.$A227]/[.W$1]" office:value-type="float" office:value="355.636363636364">
            <text:p>355.6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ooc:=[.B$1]*100+[.$A228]" office:value-type="float" office:value="427">
            <text:p>427</text:p>
          </table:table-cell>
          <table:table-cell table:formula="oooc:=[.C$1]*100+[.$A228]" office:value-type="float" office:value="527">
            <text:p>527</text:p>
          </table:table-cell>
          <table:table-cell table:formula="oooc:=[.D$1]*100+[.$A228]" office:value-type="float" office:value="627">
            <text:p>627</text:p>
          </table:table-cell>
          <table:table-cell table:formula="oooc:=[.E$1]*100+[.$A228]" office:value-type="float" office:value="727">
            <text:p>727</text:p>
          </table:table-cell>
          <table:table-cell table:formula="oooc:=[.F$1]*100+[.$A228]" office:value-type="float" office:value="827">
            <text:p>827</text:p>
          </table:table-cell>
          <table:table-cell table:formula="oooc:=[.G$1]*100+[.$A228]" office:value-type="float" office:value="927">
            <text:p>927</text:p>
          </table:table-cell>
          <table:table-cell table:formula="oooc:=[.H$1]*100+[.$A228]" office:value-type="float" office:value="1027">
            <text:p>1027</text:p>
          </table:table-cell>
          <table:table-cell table:formula="oooc:=[.I$1]*100+[.$A228]" office:value-type="float" office:value="1127">
            <text:p>1127</text:p>
          </table:table-cell>
          <table:table-cell table:formula="oooc:=[.J$1]*100+[.$A228]" office:value-type="float" office:value="1227">
            <text:p>1227</text:p>
          </table:table-cell>
          <table:table-cell table:formula="oooc:=[.K$1]*100+[.$A228]" office:value-type="float" office:value="1327">
            <text:p>1327</text:p>
          </table:table-cell>
          <table:table-cell table:formula="oooc:=[.L$1]*100+[.$A228]" office:value-type="float" office:value="1427">
            <text:p>1427</text:p>
          </table:table-cell>
          <table:table-cell table:formula="oooc:=[.$A228]+[.$A228]/[.M$1]" office:value-type="float" office:value="654">
            <text:p>654</text:p>
          </table:table-cell>
          <table:table-cell table:formula="oooc:=[.$A228]+[.$A228]/[.N$1]" office:value-type="float" office:value="490.5">
            <text:p>490.5</text:p>
          </table:table-cell>
          <table:table-cell table:formula="oooc:=[.$A228]+[.$A228]/[.O$1]" office:value-type="float" office:value="436">
            <text:p>436</text:p>
          </table:table-cell>
          <table:table-cell table:formula="oooc:=[.$A228]+[.$A228]/[.P$1]" office:value-type="float" office:value="408.75">
            <text:p>408.75</text:p>
          </table:table-cell>
          <table:table-cell table:formula="oooc:=[.$A228]+[.$A228]/[.Q$1]" office:value-type="float" office:value="392.4">
            <text:p>392.4</text:p>
          </table:table-cell>
          <table:table-cell table:formula="oooc:=[.$A228]+[.$A228]/[.R$1]" office:value-type="float" office:value="381.5">
            <text:p>381.5</text:p>
          </table:table-cell>
          <table:table-cell table:formula="oooc:=[.$A228]+[.$A228]/[.S$1]" office:value-type="float" office:value="373.714285714286">
            <text:p>373.71</text:p>
          </table:table-cell>
          <table:table-cell table:formula="oooc:=[.$A228]+[.$A228]/[.T$1]" office:value-type="float" office:value="367.875">
            <text:p>367.88</text:p>
          </table:table-cell>
          <table:table-cell table:formula="oooc:=[.$A228]+[.$A228]/[.U$1]" office:value-type="float" office:value="363.333333333333">
            <text:p>363.33</text:p>
          </table:table-cell>
          <table:table-cell table:formula="oooc:=[.$A228]+[.$A228]/[.V$1]" office:value-type="float" office:value="359.7">
            <text:p>359.7</text:p>
          </table:table-cell>
          <table:table-cell table:formula="oooc:=[.$A228]+[.$A228]/[.W$1]" office:value-type="float" office:value="356.727272727273">
            <text:p>356.7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ooc:=[.B$1]*100+[.$A229]" office:value-type="float" office:value="428">
            <text:p>428</text:p>
          </table:table-cell>
          <table:table-cell table:formula="oooc:=[.C$1]*100+[.$A229]" office:value-type="float" office:value="528">
            <text:p>528</text:p>
          </table:table-cell>
          <table:table-cell table:formula="oooc:=[.D$1]*100+[.$A229]" office:value-type="float" office:value="628">
            <text:p>628</text:p>
          </table:table-cell>
          <table:table-cell table:formula="oooc:=[.E$1]*100+[.$A229]" office:value-type="float" office:value="728">
            <text:p>728</text:p>
          </table:table-cell>
          <table:table-cell table:formula="oooc:=[.F$1]*100+[.$A229]" office:value-type="float" office:value="828">
            <text:p>828</text:p>
          </table:table-cell>
          <table:table-cell table:formula="oooc:=[.G$1]*100+[.$A229]" office:value-type="float" office:value="928">
            <text:p>928</text:p>
          </table:table-cell>
          <table:table-cell table:formula="oooc:=[.H$1]*100+[.$A229]" office:value-type="float" office:value="1028">
            <text:p>1028</text:p>
          </table:table-cell>
          <table:table-cell table:formula="oooc:=[.I$1]*100+[.$A229]" office:value-type="float" office:value="1128">
            <text:p>1128</text:p>
          </table:table-cell>
          <table:table-cell table:formula="oooc:=[.J$1]*100+[.$A229]" office:value-type="float" office:value="1228">
            <text:p>1228</text:p>
          </table:table-cell>
          <table:table-cell table:formula="oooc:=[.K$1]*100+[.$A229]" office:value-type="float" office:value="1328">
            <text:p>1328</text:p>
          </table:table-cell>
          <table:table-cell table:formula="oooc:=[.L$1]*100+[.$A229]" office:value-type="float" office:value="1428">
            <text:p>1428</text:p>
          </table:table-cell>
          <table:table-cell table:formula="oooc:=[.$A229]+[.$A229]/[.M$1]" office:value-type="float" office:value="656">
            <text:p>656</text:p>
          </table:table-cell>
          <table:table-cell table:formula="oooc:=[.$A229]+[.$A229]/[.N$1]" office:value-type="float" office:value="492">
            <text:p>492</text:p>
          </table:table-cell>
          <table:table-cell table:formula="oooc:=[.$A229]+[.$A229]/[.O$1]" office:value-type="float" office:value="437.333333333333">
            <text:p>437.33</text:p>
          </table:table-cell>
          <table:table-cell table:formula="oooc:=[.$A229]+[.$A229]/[.P$1]" office:value-type="float" office:value="410">
            <text:p>410</text:p>
          </table:table-cell>
          <table:table-cell table:formula="oooc:=[.$A229]+[.$A229]/[.Q$1]" office:value-type="float" office:value="393.6">
            <text:p>393.6</text:p>
          </table:table-cell>
          <table:table-cell table:formula="oooc:=[.$A229]+[.$A229]/[.R$1]" office:value-type="float" office:value="382.666666666667">
            <text:p>382.67</text:p>
          </table:table-cell>
          <table:table-cell table:formula="oooc:=[.$A229]+[.$A229]/[.S$1]" office:value-type="float" office:value="374.857142857143">
            <text:p>374.86</text:p>
          </table:table-cell>
          <table:table-cell table:formula="oooc:=[.$A229]+[.$A229]/[.T$1]" office:value-type="float" office:value="369">
            <text:p>369</text:p>
          </table:table-cell>
          <table:table-cell table:formula="oooc:=[.$A229]+[.$A229]/[.U$1]" office:value-type="float" office:value="364.444444444444">
            <text:p>364.44</text:p>
          </table:table-cell>
          <table:table-cell table:formula="oooc:=[.$A229]+[.$A229]/[.V$1]" office:value-type="float" office:value="360.8">
            <text:p>360.8</text:p>
          </table:table-cell>
          <table:table-cell table:formula="oooc:=[.$A229]+[.$A229]/[.W$1]" office:value-type="float" office:value="357.818181818182">
            <text:p>357.8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ooc:=[.B$1]*100+[.$A230]" office:value-type="float" office:value="429">
            <text:p>429</text:p>
          </table:table-cell>
          <table:table-cell table:formula="oooc:=[.C$1]*100+[.$A230]" office:value-type="float" office:value="529">
            <text:p>529</text:p>
          </table:table-cell>
          <table:table-cell table:formula="oooc:=[.D$1]*100+[.$A230]" office:value-type="float" office:value="629">
            <text:p>629</text:p>
          </table:table-cell>
          <table:table-cell table:formula="oooc:=[.E$1]*100+[.$A230]" office:value-type="float" office:value="729">
            <text:p>729</text:p>
          </table:table-cell>
          <table:table-cell table:formula="oooc:=[.F$1]*100+[.$A230]" office:value-type="float" office:value="829">
            <text:p>829</text:p>
          </table:table-cell>
          <table:table-cell table:formula="oooc:=[.G$1]*100+[.$A230]" office:value-type="float" office:value="929">
            <text:p>929</text:p>
          </table:table-cell>
          <table:table-cell table:formula="oooc:=[.H$1]*100+[.$A230]" office:value-type="float" office:value="1029">
            <text:p>1029</text:p>
          </table:table-cell>
          <table:table-cell table:formula="oooc:=[.I$1]*100+[.$A230]" office:value-type="float" office:value="1129">
            <text:p>1129</text:p>
          </table:table-cell>
          <table:table-cell table:formula="oooc:=[.J$1]*100+[.$A230]" office:value-type="float" office:value="1229">
            <text:p>1229</text:p>
          </table:table-cell>
          <table:table-cell table:formula="oooc:=[.K$1]*100+[.$A230]" office:value-type="float" office:value="1329">
            <text:p>1329</text:p>
          </table:table-cell>
          <table:table-cell table:formula="oooc:=[.L$1]*100+[.$A230]" office:value-type="float" office:value="1429">
            <text:p>1429</text:p>
          </table:table-cell>
          <table:table-cell table:formula="oooc:=[.$A230]+[.$A230]/[.M$1]" office:value-type="float" office:value="658">
            <text:p>658</text:p>
          </table:table-cell>
          <table:table-cell table:formula="oooc:=[.$A230]+[.$A230]/[.N$1]" office:value-type="float" office:value="493.5">
            <text:p>493.5</text:p>
          </table:table-cell>
          <table:table-cell table:formula="oooc:=[.$A230]+[.$A230]/[.O$1]" office:value-type="float" office:value="438.666666666667">
            <text:p>438.67</text:p>
          </table:table-cell>
          <table:table-cell table:formula="oooc:=[.$A230]+[.$A230]/[.P$1]" office:value-type="float" office:value="411.25">
            <text:p>411.25</text:p>
          </table:table-cell>
          <table:table-cell table:formula="oooc:=[.$A230]+[.$A230]/[.Q$1]" office:value-type="float" office:value="394.8">
            <text:p>394.8</text:p>
          </table:table-cell>
          <table:table-cell table:formula="oooc:=[.$A230]+[.$A230]/[.R$1]" office:value-type="float" office:value="383.833333333333">
            <text:p>383.83</text:p>
          </table:table-cell>
          <table:table-cell table:formula="oooc:=[.$A230]+[.$A230]/[.S$1]" office:value-type="float" office:value="376">
            <text:p>376</text:p>
          </table:table-cell>
          <table:table-cell table:formula="oooc:=[.$A230]+[.$A230]/[.T$1]" office:value-type="float" office:value="370.125">
            <text:p>370.13</text:p>
          </table:table-cell>
          <table:table-cell table:formula="oooc:=[.$A230]+[.$A230]/[.U$1]" office:value-type="float" office:value="365.555555555556">
            <text:p>365.56</text:p>
          </table:table-cell>
          <table:table-cell table:formula="oooc:=[.$A230]+[.$A230]/[.V$1]" office:value-type="float" office:value="361.9">
            <text:p>361.9</text:p>
          </table:table-cell>
          <table:table-cell table:formula="oooc:=[.$A230]+[.$A230]/[.W$1]" office:value-type="float" office:value="358.909090909091">
            <text:p>358.9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ooc:=[.B$1]*100+[.$A231]" office:value-type="float" office:value="430">
            <text:p>430</text:p>
          </table:table-cell>
          <table:table-cell table:formula="oooc:=[.C$1]*100+[.$A231]" office:value-type="float" office:value="530">
            <text:p>530</text:p>
          </table:table-cell>
          <table:table-cell table:formula="oooc:=[.D$1]*100+[.$A231]" office:value-type="float" office:value="630">
            <text:p>630</text:p>
          </table:table-cell>
          <table:table-cell table:formula="oooc:=[.E$1]*100+[.$A231]" office:value-type="float" office:value="730">
            <text:p>730</text:p>
          </table:table-cell>
          <table:table-cell table:formula="oooc:=[.F$1]*100+[.$A231]" office:value-type="float" office:value="830">
            <text:p>830</text:p>
          </table:table-cell>
          <table:table-cell table:formula="oooc:=[.G$1]*100+[.$A231]" office:value-type="float" office:value="930">
            <text:p>930</text:p>
          </table:table-cell>
          <table:table-cell table:formula="oooc:=[.H$1]*100+[.$A231]" office:value-type="float" office:value="1030">
            <text:p>1030</text:p>
          </table:table-cell>
          <table:table-cell table:formula="oooc:=[.I$1]*100+[.$A231]" office:value-type="float" office:value="1130">
            <text:p>1130</text:p>
          </table:table-cell>
          <table:table-cell table:formula="oooc:=[.J$1]*100+[.$A231]" office:value-type="float" office:value="1230">
            <text:p>1230</text:p>
          </table:table-cell>
          <table:table-cell table:formula="oooc:=[.K$1]*100+[.$A231]" office:value-type="float" office:value="1330">
            <text:p>1330</text:p>
          </table:table-cell>
          <table:table-cell table:formula="oooc:=[.L$1]*100+[.$A231]" office:value-type="float" office:value="1430">
            <text:p>1430</text:p>
          </table:table-cell>
          <table:table-cell table:formula="oooc:=[.$A231]+[.$A231]/[.M$1]" office:value-type="float" office:value="660">
            <text:p>660</text:p>
          </table:table-cell>
          <table:table-cell table:formula="oooc:=[.$A231]+[.$A231]/[.N$1]" office:value-type="float" office:value="495">
            <text:p>495</text:p>
          </table:table-cell>
          <table:table-cell table:formula="oooc:=[.$A231]+[.$A231]/[.O$1]" office:value-type="float" office:value="440">
            <text:p>440</text:p>
          </table:table-cell>
          <table:table-cell table:formula="oooc:=[.$A231]+[.$A231]/[.P$1]" office:value-type="float" office:value="412.5">
            <text:p>412.5</text:p>
          </table:table-cell>
          <table:table-cell table:formula="oooc:=[.$A231]+[.$A231]/[.Q$1]" office:value-type="float" office:value="396">
            <text:p>396</text:p>
          </table:table-cell>
          <table:table-cell table:formula="oooc:=[.$A231]+[.$A231]/[.R$1]" office:value-type="float" office:value="385">
            <text:p>385</text:p>
          </table:table-cell>
          <table:table-cell table:formula="oooc:=[.$A231]+[.$A231]/[.S$1]" office:value-type="float" office:value="377.142857142857">
            <text:p>377.14</text:p>
          </table:table-cell>
          <table:table-cell table:formula="oooc:=[.$A231]+[.$A231]/[.T$1]" office:value-type="float" office:value="371.25">
            <text:p>371.25</text:p>
          </table:table-cell>
          <table:table-cell table:formula="oooc:=[.$A231]+[.$A231]/[.U$1]" office:value-type="float" office:value="366.666666666667">
            <text:p>366.67</text:p>
          </table:table-cell>
          <table:table-cell table:formula="oooc:=[.$A231]+[.$A231]/[.V$1]" office:value-type="float" office:value="363">
            <text:p>363</text:p>
          </table:table-cell>
          <table:table-cell table:formula="oooc:=[.$A231]+[.$A231]/[.W$1]" office:value-type="float" office:value="360">
            <text:p>36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ooc:=[.B$1]*100+[.$A232]" office:value-type="float" office:value="431">
            <text:p>431</text:p>
          </table:table-cell>
          <table:table-cell table:formula="oooc:=[.C$1]*100+[.$A232]" office:value-type="float" office:value="531">
            <text:p>531</text:p>
          </table:table-cell>
          <table:table-cell table:formula="oooc:=[.D$1]*100+[.$A232]" office:value-type="float" office:value="631">
            <text:p>631</text:p>
          </table:table-cell>
          <table:table-cell table:formula="oooc:=[.E$1]*100+[.$A232]" office:value-type="float" office:value="731">
            <text:p>731</text:p>
          </table:table-cell>
          <table:table-cell table:formula="oooc:=[.F$1]*100+[.$A232]" office:value-type="float" office:value="831">
            <text:p>831</text:p>
          </table:table-cell>
          <table:table-cell table:formula="oooc:=[.G$1]*100+[.$A232]" office:value-type="float" office:value="931">
            <text:p>931</text:p>
          </table:table-cell>
          <table:table-cell table:formula="oooc:=[.H$1]*100+[.$A232]" office:value-type="float" office:value="1031">
            <text:p>1031</text:p>
          </table:table-cell>
          <table:table-cell table:formula="oooc:=[.I$1]*100+[.$A232]" office:value-type="float" office:value="1131">
            <text:p>1131</text:p>
          </table:table-cell>
          <table:table-cell table:formula="oooc:=[.J$1]*100+[.$A232]" office:value-type="float" office:value="1231">
            <text:p>1231</text:p>
          </table:table-cell>
          <table:table-cell table:formula="oooc:=[.K$1]*100+[.$A232]" office:value-type="float" office:value="1331">
            <text:p>1331</text:p>
          </table:table-cell>
          <table:table-cell table:formula="oooc:=[.L$1]*100+[.$A232]" office:value-type="float" office:value="1431">
            <text:p>1431</text:p>
          </table:table-cell>
          <table:table-cell table:formula="oooc:=[.$A232]+[.$A232]/[.M$1]" office:value-type="float" office:value="662">
            <text:p>662</text:p>
          </table:table-cell>
          <table:table-cell table:formula="oooc:=[.$A232]+[.$A232]/[.N$1]" office:value-type="float" office:value="496.5">
            <text:p>496.5</text:p>
          </table:table-cell>
          <table:table-cell table:formula="oooc:=[.$A232]+[.$A232]/[.O$1]" office:value-type="float" office:value="441.333333333333">
            <text:p>441.33</text:p>
          </table:table-cell>
          <table:table-cell table:formula="oooc:=[.$A232]+[.$A232]/[.P$1]" office:value-type="float" office:value="413.75">
            <text:p>413.75</text:p>
          </table:table-cell>
          <table:table-cell table:formula="oooc:=[.$A232]+[.$A232]/[.Q$1]" office:value-type="float" office:value="397.2">
            <text:p>397.2</text:p>
          </table:table-cell>
          <table:table-cell table:formula="oooc:=[.$A232]+[.$A232]/[.R$1]" office:value-type="float" office:value="386.166666666667">
            <text:p>386.17</text:p>
          </table:table-cell>
          <table:table-cell table:formula="oooc:=[.$A232]+[.$A232]/[.S$1]" office:value-type="float" office:value="378.285714285714">
            <text:p>378.29</text:p>
          </table:table-cell>
          <table:table-cell table:formula="oooc:=[.$A232]+[.$A232]/[.T$1]" office:value-type="float" office:value="372.375">
            <text:p>372.38</text:p>
          </table:table-cell>
          <table:table-cell table:formula="oooc:=[.$A232]+[.$A232]/[.U$1]" office:value-type="float" office:value="367.777777777778">
            <text:p>367.78</text:p>
          </table:table-cell>
          <table:table-cell table:formula="oooc:=[.$A232]+[.$A232]/[.V$1]" office:value-type="float" office:value="364.1">
            <text:p>364.1</text:p>
          </table:table-cell>
          <table:table-cell table:formula="oooc:=[.$A232]+[.$A232]/[.W$1]" office:value-type="float" office:value="361.090909090909">
            <text:p>361.0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ooc:=[.B$1]*100+[.$A233]" office:value-type="float" office:value="432">
            <text:p>432</text:p>
          </table:table-cell>
          <table:table-cell table:formula="oooc:=[.C$1]*100+[.$A233]" office:value-type="float" office:value="532">
            <text:p>532</text:p>
          </table:table-cell>
          <table:table-cell table:formula="oooc:=[.D$1]*100+[.$A233]" office:value-type="float" office:value="632">
            <text:p>632</text:p>
          </table:table-cell>
          <table:table-cell table:formula="oooc:=[.E$1]*100+[.$A233]" office:value-type="float" office:value="732">
            <text:p>732</text:p>
          </table:table-cell>
          <table:table-cell table:formula="oooc:=[.F$1]*100+[.$A233]" office:value-type="float" office:value="832">
            <text:p>832</text:p>
          </table:table-cell>
          <table:table-cell table:formula="oooc:=[.G$1]*100+[.$A233]" office:value-type="float" office:value="932">
            <text:p>932</text:p>
          </table:table-cell>
          <table:table-cell table:formula="oooc:=[.H$1]*100+[.$A233]" office:value-type="float" office:value="1032">
            <text:p>1032</text:p>
          </table:table-cell>
          <table:table-cell table:formula="oooc:=[.I$1]*100+[.$A233]" office:value-type="float" office:value="1132">
            <text:p>1132</text:p>
          </table:table-cell>
          <table:table-cell table:formula="oooc:=[.J$1]*100+[.$A233]" office:value-type="float" office:value="1232">
            <text:p>1232</text:p>
          </table:table-cell>
          <table:table-cell table:formula="oooc:=[.K$1]*100+[.$A233]" office:value-type="float" office:value="1332">
            <text:p>1332</text:p>
          </table:table-cell>
          <table:table-cell table:formula="oooc:=[.L$1]*100+[.$A233]" office:value-type="float" office:value="1432">
            <text:p>1432</text:p>
          </table:table-cell>
          <table:table-cell table:formula="oooc:=[.$A233]+[.$A233]/[.M$1]" office:value-type="float" office:value="664">
            <text:p>664</text:p>
          </table:table-cell>
          <table:table-cell table:formula="oooc:=[.$A233]+[.$A233]/[.N$1]" office:value-type="float" office:value="498">
            <text:p>498</text:p>
          </table:table-cell>
          <table:table-cell table:formula="oooc:=[.$A233]+[.$A233]/[.O$1]" office:value-type="float" office:value="442.666666666667">
            <text:p>442.67</text:p>
          </table:table-cell>
          <table:table-cell table:formula="oooc:=[.$A233]+[.$A233]/[.P$1]" office:value-type="float" office:value="415">
            <text:p>415</text:p>
          </table:table-cell>
          <table:table-cell table:formula="oooc:=[.$A233]+[.$A233]/[.Q$1]" office:value-type="float" office:value="398.4">
            <text:p>398.4</text:p>
          </table:table-cell>
          <table:table-cell table:formula="oooc:=[.$A233]+[.$A233]/[.R$1]" office:value-type="float" office:value="387.333333333333">
            <text:p>387.33</text:p>
          </table:table-cell>
          <table:table-cell table:formula="oooc:=[.$A233]+[.$A233]/[.S$1]" office:value-type="float" office:value="379.428571428571">
            <text:p>379.43</text:p>
          </table:table-cell>
          <table:table-cell table:formula="oooc:=[.$A233]+[.$A233]/[.T$1]" office:value-type="float" office:value="373.5">
            <text:p>373.5</text:p>
          </table:table-cell>
          <table:table-cell table:formula="oooc:=[.$A233]+[.$A233]/[.U$1]" office:value-type="float" office:value="368.888888888889">
            <text:p>368.89</text:p>
          </table:table-cell>
          <table:table-cell table:formula="oooc:=[.$A233]+[.$A233]/[.V$1]" office:value-type="float" office:value="365.2">
            <text:p>365.2</text:p>
          </table:table-cell>
          <table:table-cell table:formula="oooc:=[.$A233]+[.$A233]/[.W$1]" office:value-type="float" office:value="362.181818181818">
            <text:p>362.18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ooc:=[.B$1]*100+[.$A234]" office:value-type="float" office:value="433">
            <text:p>433</text:p>
          </table:table-cell>
          <table:table-cell table:formula="oooc:=[.C$1]*100+[.$A234]" office:value-type="float" office:value="533">
            <text:p>533</text:p>
          </table:table-cell>
          <table:table-cell table:formula="oooc:=[.D$1]*100+[.$A234]" office:value-type="float" office:value="633">
            <text:p>633</text:p>
          </table:table-cell>
          <table:table-cell table:formula="oooc:=[.E$1]*100+[.$A234]" office:value-type="float" office:value="733">
            <text:p>733</text:p>
          </table:table-cell>
          <table:table-cell table:formula="oooc:=[.F$1]*100+[.$A234]" office:value-type="float" office:value="833">
            <text:p>833</text:p>
          </table:table-cell>
          <table:table-cell table:formula="oooc:=[.G$1]*100+[.$A234]" office:value-type="float" office:value="933">
            <text:p>933</text:p>
          </table:table-cell>
          <table:table-cell table:formula="oooc:=[.H$1]*100+[.$A234]" office:value-type="float" office:value="1033">
            <text:p>1033</text:p>
          </table:table-cell>
          <table:table-cell table:formula="oooc:=[.I$1]*100+[.$A234]" office:value-type="float" office:value="1133">
            <text:p>1133</text:p>
          </table:table-cell>
          <table:table-cell table:formula="oooc:=[.J$1]*100+[.$A234]" office:value-type="float" office:value="1233">
            <text:p>1233</text:p>
          </table:table-cell>
          <table:table-cell table:formula="oooc:=[.K$1]*100+[.$A234]" office:value-type="float" office:value="1333">
            <text:p>1333</text:p>
          </table:table-cell>
          <table:table-cell table:formula="oooc:=[.L$1]*100+[.$A234]" office:value-type="float" office:value="1433">
            <text:p>1433</text:p>
          </table:table-cell>
          <table:table-cell table:formula="oooc:=[.$A234]+[.$A234]/[.M$1]" office:value-type="float" office:value="666">
            <text:p>666</text:p>
          </table:table-cell>
          <table:table-cell table:formula="oooc:=[.$A234]+[.$A234]/[.N$1]" office:value-type="float" office:value="499.5">
            <text:p>499.5</text:p>
          </table:table-cell>
          <table:table-cell table:formula="oooc:=[.$A234]+[.$A234]/[.O$1]" office:value-type="float" office:value="444">
            <text:p>444</text:p>
          </table:table-cell>
          <table:table-cell table:formula="oooc:=[.$A234]+[.$A234]/[.P$1]" office:value-type="float" office:value="416.25">
            <text:p>416.25</text:p>
          </table:table-cell>
          <table:table-cell table:formula="oooc:=[.$A234]+[.$A234]/[.Q$1]" office:value-type="float" office:value="399.6">
            <text:p>399.6</text:p>
          </table:table-cell>
          <table:table-cell table:formula="oooc:=[.$A234]+[.$A234]/[.R$1]" office:value-type="float" office:value="388.5">
            <text:p>388.5</text:p>
          </table:table-cell>
          <table:table-cell table:formula="oooc:=[.$A234]+[.$A234]/[.S$1]" office:value-type="float" office:value="380.571428571429">
            <text:p>380.57</text:p>
          </table:table-cell>
          <table:table-cell table:formula="oooc:=[.$A234]+[.$A234]/[.T$1]" office:value-type="float" office:value="374.625">
            <text:p>374.63</text:p>
          </table:table-cell>
          <table:table-cell table:formula="oooc:=[.$A234]+[.$A234]/[.U$1]" office:value-type="float" office:value="370">
            <text:p>370</text:p>
          </table:table-cell>
          <table:table-cell table:formula="oooc:=[.$A234]+[.$A234]/[.V$1]" office:value-type="float" office:value="366.3">
            <text:p>366.3</text:p>
          </table:table-cell>
          <table:table-cell table:formula="oooc:=[.$A234]+[.$A234]/[.W$1]" office:value-type="float" office:value="363.272727272727">
            <text:p>363.2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ooc:=[.B$1]*100+[.$A235]" office:value-type="float" office:value="434">
            <text:p>434</text:p>
          </table:table-cell>
          <table:table-cell table:formula="oooc:=[.C$1]*100+[.$A235]" office:value-type="float" office:value="534">
            <text:p>534</text:p>
          </table:table-cell>
          <table:table-cell table:formula="oooc:=[.D$1]*100+[.$A235]" office:value-type="float" office:value="634">
            <text:p>634</text:p>
          </table:table-cell>
          <table:table-cell table:formula="oooc:=[.E$1]*100+[.$A235]" office:value-type="float" office:value="734">
            <text:p>734</text:p>
          </table:table-cell>
          <table:table-cell table:formula="oooc:=[.F$1]*100+[.$A235]" office:value-type="float" office:value="834">
            <text:p>834</text:p>
          </table:table-cell>
          <table:table-cell table:formula="oooc:=[.G$1]*100+[.$A235]" office:value-type="float" office:value="934">
            <text:p>934</text:p>
          </table:table-cell>
          <table:table-cell table:formula="oooc:=[.H$1]*100+[.$A235]" office:value-type="float" office:value="1034">
            <text:p>1034</text:p>
          </table:table-cell>
          <table:table-cell table:formula="oooc:=[.I$1]*100+[.$A235]" office:value-type="float" office:value="1134">
            <text:p>1134</text:p>
          </table:table-cell>
          <table:table-cell table:formula="oooc:=[.J$1]*100+[.$A235]" office:value-type="float" office:value="1234">
            <text:p>1234</text:p>
          </table:table-cell>
          <table:table-cell table:formula="oooc:=[.K$1]*100+[.$A235]" office:value-type="float" office:value="1334">
            <text:p>1334</text:p>
          </table:table-cell>
          <table:table-cell table:formula="oooc:=[.L$1]*100+[.$A235]" office:value-type="float" office:value="1434">
            <text:p>1434</text:p>
          </table:table-cell>
          <table:table-cell table:formula="oooc:=[.$A235]+[.$A235]/[.M$1]" office:value-type="float" office:value="668">
            <text:p>668</text:p>
          </table:table-cell>
          <table:table-cell table:formula="oooc:=[.$A235]+[.$A235]/[.N$1]" office:value-type="float" office:value="501">
            <text:p>501</text:p>
          </table:table-cell>
          <table:table-cell table:formula="oooc:=[.$A235]+[.$A235]/[.O$1]" office:value-type="float" office:value="445.333333333333">
            <text:p>445.33</text:p>
          </table:table-cell>
          <table:table-cell table:formula="oooc:=[.$A235]+[.$A235]/[.P$1]" office:value-type="float" office:value="417.5">
            <text:p>417.5</text:p>
          </table:table-cell>
          <table:table-cell table:formula="oooc:=[.$A235]+[.$A235]/[.Q$1]" office:value-type="float" office:value="400.8">
            <text:p>400.8</text:p>
          </table:table-cell>
          <table:table-cell table:formula="oooc:=[.$A235]+[.$A235]/[.R$1]" office:value-type="float" office:value="389.666666666667">
            <text:p>389.67</text:p>
          </table:table-cell>
          <table:table-cell table:formula="oooc:=[.$A235]+[.$A235]/[.S$1]" office:value-type="float" office:value="381.714285714286">
            <text:p>381.71</text:p>
          </table:table-cell>
          <table:table-cell table:formula="oooc:=[.$A235]+[.$A235]/[.T$1]" office:value-type="float" office:value="375.75">
            <text:p>375.75</text:p>
          </table:table-cell>
          <table:table-cell table:formula="oooc:=[.$A235]+[.$A235]/[.U$1]" office:value-type="float" office:value="371.111111111111">
            <text:p>371.11</text:p>
          </table:table-cell>
          <table:table-cell table:formula="oooc:=[.$A235]+[.$A235]/[.V$1]" office:value-type="float" office:value="367.4">
            <text:p>367.4</text:p>
          </table:table-cell>
          <table:table-cell table:formula="oooc:=[.$A235]+[.$A235]/[.W$1]" office:value-type="float" office:value="364.363636363636">
            <text:p>364.3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ooc:=[.B$1]*100+[.$A236]" office:value-type="float" office:value="435">
            <text:p>435</text:p>
          </table:table-cell>
          <table:table-cell table:formula="oooc:=[.C$1]*100+[.$A236]" office:value-type="float" office:value="535">
            <text:p>535</text:p>
          </table:table-cell>
          <table:table-cell table:formula="oooc:=[.D$1]*100+[.$A236]" office:value-type="float" office:value="635">
            <text:p>635</text:p>
          </table:table-cell>
          <table:table-cell table:formula="oooc:=[.E$1]*100+[.$A236]" office:value-type="float" office:value="735">
            <text:p>735</text:p>
          </table:table-cell>
          <table:table-cell table:formula="oooc:=[.F$1]*100+[.$A236]" office:value-type="float" office:value="835">
            <text:p>835</text:p>
          </table:table-cell>
          <table:table-cell table:formula="oooc:=[.G$1]*100+[.$A236]" office:value-type="float" office:value="935">
            <text:p>935</text:p>
          </table:table-cell>
          <table:table-cell table:formula="oooc:=[.H$1]*100+[.$A236]" office:value-type="float" office:value="1035">
            <text:p>1035</text:p>
          </table:table-cell>
          <table:table-cell table:formula="oooc:=[.I$1]*100+[.$A236]" office:value-type="float" office:value="1135">
            <text:p>1135</text:p>
          </table:table-cell>
          <table:table-cell table:formula="oooc:=[.J$1]*100+[.$A236]" office:value-type="float" office:value="1235">
            <text:p>1235</text:p>
          </table:table-cell>
          <table:table-cell table:formula="oooc:=[.K$1]*100+[.$A236]" office:value-type="float" office:value="1335">
            <text:p>1335</text:p>
          </table:table-cell>
          <table:table-cell table:formula="oooc:=[.L$1]*100+[.$A236]" office:value-type="float" office:value="1435">
            <text:p>1435</text:p>
          </table:table-cell>
          <table:table-cell table:formula="oooc:=[.$A236]+[.$A236]/[.M$1]" office:value-type="float" office:value="670">
            <text:p>670</text:p>
          </table:table-cell>
          <table:table-cell table:formula="oooc:=[.$A236]+[.$A236]/[.N$1]" office:value-type="float" office:value="502.5">
            <text:p>502.5</text:p>
          </table:table-cell>
          <table:table-cell table:formula="oooc:=[.$A236]+[.$A236]/[.O$1]" office:value-type="float" office:value="446.666666666667">
            <text:p>446.67</text:p>
          </table:table-cell>
          <table:table-cell table:formula="oooc:=[.$A236]+[.$A236]/[.P$1]" office:value-type="float" office:value="418.75">
            <text:p>418.75</text:p>
          </table:table-cell>
          <table:table-cell table:formula="oooc:=[.$A236]+[.$A236]/[.Q$1]" office:value-type="float" office:value="402">
            <text:p>402</text:p>
          </table:table-cell>
          <table:table-cell table:formula="oooc:=[.$A236]+[.$A236]/[.R$1]" office:value-type="float" office:value="390.833333333333">
            <text:p>390.83</text:p>
          </table:table-cell>
          <table:table-cell table:formula="oooc:=[.$A236]+[.$A236]/[.S$1]" office:value-type="float" office:value="382.857142857143">
            <text:p>382.86</text:p>
          </table:table-cell>
          <table:table-cell table:formula="oooc:=[.$A236]+[.$A236]/[.T$1]" office:value-type="float" office:value="376.875">
            <text:p>376.88</text:p>
          </table:table-cell>
          <table:table-cell table:formula="oooc:=[.$A236]+[.$A236]/[.U$1]" office:value-type="float" office:value="372.222222222222">
            <text:p>372.22</text:p>
          </table:table-cell>
          <table:table-cell table:formula="oooc:=[.$A236]+[.$A236]/[.V$1]" office:value-type="float" office:value="368.5">
            <text:p>368.5</text:p>
          </table:table-cell>
          <table:table-cell table:formula="oooc:=[.$A236]+[.$A236]/[.W$1]" office:value-type="float" office:value="365.454545454545">
            <text:p>365.4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ooc:=[.B$1]*100+[.$A237]" office:value-type="float" office:value="436">
            <text:p>436</text:p>
          </table:table-cell>
          <table:table-cell table:formula="oooc:=[.C$1]*100+[.$A237]" office:value-type="float" office:value="536">
            <text:p>536</text:p>
          </table:table-cell>
          <table:table-cell table:formula="oooc:=[.D$1]*100+[.$A237]" office:value-type="float" office:value="636">
            <text:p>636</text:p>
          </table:table-cell>
          <table:table-cell table:formula="oooc:=[.E$1]*100+[.$A237]" office:value-type="float" office:value="736">
            <text:p>736</text:p>
          </table:table-cell>
          <table:table-cell table:formula="oooc:=[.F$1]*100+[.$A237]" office:value-type="float" office:value="836">
            <text:p>836</text:p>
          </table:table-cell>
          <table:table-cell table:formula="oooc:=[.G$1]*100+[.$A237]" office:value-type="float" office:value="936">
            <text:p>936</text:p>
          </table:table-cell>
          <table:table-cell table:formula="oooc:=[.H$1]*100+[.$A237]" office:value-type="float" office:value="1036">
            <text:p>1036</text:p>
          </table:table-cell>
          <table:table-cell table:formula="oooc:=[.I$1]*100+[.$A237]" office:value-type="float" office:value="1136">
            <text:p>1136</text:p>
          </table:table-cell>
          <table:table-cell table:formula="oooc:=[.J$1]*100+[.$A237]" office:value-type="float" office:value="1236">
            <text:p>1236</text:p>
          </table:table-cell>
          <table:table-cell table:formula="oooc:=[.K$1]*100+[.$A237]" office:value-type="float" office:value="1336">
            <text:p>1336</text:p>
          </table:table-cell>
          <table:table-cell table:formula="oooc:=[.L$1]*100+[.$A237]" office:value-type="float" office:value="1436">
            <text:p>1436</text:p>
          </table:table-cell>
          <table:table-cell table:formula="oooc:=[.$A237]+[.$A237]/[.M$1]" office:value-type="float" office:value="672">
            <text:p>672</text:p>
          </table:table-cell>
          <table:table-cell table:formula="oooc:=[.$A237]+[.$A237]/[.N$1]" office:value-type="float" office:value="504">
            <text:p>504</text:p>
          </table:table-cell>
          <table:table-cell table:formula="oooc:=[.$A237]+[.$A237]/[.O$1]" office:value-type="float" office:value="448">
            <text:p>448</text:p>
          </table:table-cell>
          <table:table-cell table:formula="oooc:=[.$A237]+[.$A237]/[.P$1]" office:value-type="float" office:value="420">
            <text:p>420</text:p>
          </table:table-cell>
          <table:table-cell table:formula="oooc:=[.$A237]+[.$A237]/[.Q$1]" office:value-type="float" office:value="403.2">
            <text:p>403.2</text:p>
          </table:table-cell>
          <table:table-cell table:formula="oooc:=[.$A237]+[.$A237]/[.R$1]" office:value-type="float" office:value="392">
            <text:p>392</text:p>
          </table:table-cell>
          <table:table-cell table:formula="oooc:=[.$A237]+[.$A237]/[.S$1]" office:value-type="float" office:value="384">
            <text:p>384</text:p>
          </table:table-cell>
          <table:table-cell table:formula="oooc:=[.$A237]+[.$A237]/[.T$1]" office:value-type="float" office:value="378">
            <text:p>378</text:p>
          </table:table-cell>
          <table:table-cell table:formula="oooc:=[.$A237]+[.$A237]/[.U$1]" office:value-type="float" office:value="373.333333333333">
            <text:p>373.33</text:p>
          </table:table-cell>
          <table:table-cell table:formula="oooc:=[.$A237]+[.$A237]/[.V$1]" office:value-type="float" office:value="369.6">
            <text:p>369.6</text:p>
          </table:table-cell>
          <table:table-cell table:formula="oooc:=[.$A237]+[.$A237]/[.W$1]" office:value-type="float" office:value="366.545454545455">
            <text:p>366.5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ooc:=[.B$1]*100+[.$A238]" office:value-type="float" office:value="437">
            <text:p>437</text:p>
          </table:table-cell>
          <table:table-cell table:formula="oooc:=[.C$1]*100+[.$A238]" office:value-type="float" office:value="537">
            <text:p>537</text:p>
          </table:table-cell>
          <table:table-cell table:formula="oooc:=[.D$1]*100+[.$A238]" office:value-type="float" office:value="637">
            <text:p>637</text:p>
          </table:table-cell>
          <table:table-cell table:formula="oooc:=[.E$1]*100+[.$A238]" office:value-type="float" office:value="737">
            <text:p>737</text:p>
          </table:table-cell>
          <table:table-cell table:formula="oooc:=[.F$1]*100+[.$A238]" office:value-type="float" office:value="837">
            <text:p>837</text:p>
          </table:table-cell>
          <table:table-cell table:formula="oooc:=[.G$1]*100+[.$A238]" office:value-type="float" office:value="937">
            <text:p>937</text:p>
          </table:table-cell>
          <table:table-cell table:formula="oooc:=[.H$1]*100+[.$A238]" office:value-type="float" office:value="1037">
            <text:p>1037</text:p>
          </table:table-cell>
          <table:table-cell table:formula="oooc:=[.I$1]*100+[.$A238]" office:value-type="float" office:value="1137">
            <text:p>1137</text:p>
          </table:table-cell>
          <table:table-cell table:formula="oooc:=[.J$1]*100+[.$A238]" office:value-type="float" office:value="1237">
            <text:p>1237</text:p>
          </table:table-cell>
          <table:table-cell table:formula="oooc:=[.K$1]*100+[.$A238]" office:value-type="float" office:value="1337">
            <text:p>1337</text:p>
          </table:table-cell>
          <table:table-cell table:formula="oooc:=[.L$1]*100+[.$A238]" office:value-type="float" office:value="1437">
            <text:p>1437</text:p>
          </table:table-cell>
          <table:table-cell table:formula="oooc:=[.$A238]+[.$A238]/[.M$1]" office:value-type="float" office:value="674">
            <text:p>674</text:p>
          </table:table-cell>
          <table:table-cell table:formula="oooc:=[.$A238]+[.$A238]/[.N$1]" office:value-type="float" office:value="505.5">
            <text:p>505.5</text:p>
          </table:table-cell>
          <table:table-cell table:formula="oooc:=[.$A238]+[.$A238]/[.O$1]" office:value-type="float" office:value="449.333333333333">
            <text:p>449.33</text:p>
          </table:table-cell>
          <table:table-cell table:formula="oooc:=[.$A238]+[.$A238]/[.P$1]" office:value-type="float" office:value="421.25">
            <text:p>421.25</text:p>
          </table:table-cell>
          <table:table-cell table:formula="oooc:=[.$A238]+[.$A238]/[.Q$1]" office:value-type="float" office:value="404.4">
            <text:p>404.4</text:p>
          </table:table-cell>
          <table:table-cell table:formula="oooc:=[.$A238]+[.$A238]/[.R$1]" office:value-type="float" office:value="393.166666666667">
            <text:p>393.17</text:p>
          </table:table-cell>
          <table:table-cell table:formula="oooc:=[.$A238]+[.$A238]/[.S$1]" office:value-type="float" office:value="385.142857142857">
            <text:p>385.14</text:p>
          </table:table-cell>
          <table:table-cell table:formula="oooc:=[.$A238]+[.$A238]/[.T$1]" office:value-type="float" office:value="379.125">
            <text:p>379.13</text:p>
          </table:table-cell>
          <table:table-cell table:formula="oooc:=[.$A238]+[.$A238]/[.U$1]" office:value-type="float" office:value="374.444444444444">
            <text:p>374.44</text:p>
          </table:table-cell>
          <table:table-cell table:formula="oooc:=[.$A238]+[.$A238]/[.V$1]" office:value-type="float" office:value="370.7">
            <text:p>370.7</text:p>
          </table:table-cell>
          <table:table-cell table:formula="oooc:=[.$A238]+[.$A238]/[.W$1]" office:value-type="float" office:value="367.636363636364">
            <text:p>367.64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ooc:=[.B$1]*100+[.$A239]" office:value-type="float" office:value="438">
            <text:p>438</text:p>
          </table:table-cell>
          <table:table-cell table:formula="oooc:=[.C$1]*100+[.$A239]" office:value-type="float" office:value="538">
            <text:p>538</text:p>
          </table:table-cell>
          <table:table-cell table:formula="oooc:=[.D$1]*100+[.$A239]" office:value-type="float" office:value="638">
            <text:p>638</text:p>
          </table:table-cell>
          <table:table-cell table:formula="oooc:=[.E$1]*100+[.$A239]" office:value-type="float" office:value="738">
            <text:p>738</text:p>
          </table:table-cell>
          <table:table-cell table:formula="oooc:=[.F$1]*100+[.$A239]" office:value-type="float" office:value="838">
            <text:p>838</text:p>
          </table:table-cell>
          <table:table-cell table:formula="oooc:=[.G$1]*100+[.$A239]" office:value-type="float" office:value="938">
            <text:p>938</text:p>
          </table:table-cell>
          <table:table-cell table:formula="oooc:=[.H$1]*100+[.$A239]" office:value-type="float" office:value="1038">
            <text:p>1038</text:p>
          </table:table-cell>
          <table:table-cell table:formula="oooc:=[.I$1]*100+[.$A239]" office:value-type="float" office:value="1138">
            <text:p>1138</text:p>
          </table:table-cell>
          <table:table-cell table:formula="oooc:=[.J$1]*100+[.$A239]" office:value-type="float" office:value="1238">
            <text:p>1238</text:p>
          </table:table-cell>
          <table:table-cell table:formula="oooc:=[.K$1]*100+[.$A239]" office:value-type="float" office:value="1338">
            <text:p>1338</text:p>
          </table:table-cell>
          <table:table-cell table:formula="oooc:=[.L$1]*100+[.$A239]" office:value-type="float" office:value="1438">
            <text:p>1438</text:p>
          </table:table-cell>
          <table:table-cell table:formula="oooc:=[.$A239]+[.$A239]/[.M$1]" office:value-type="float" office:value="676">
            <text:p>676</text:p>
          </table:table-cell>
          <table:table-cell table:formula="oooc:=[.$A239]+[.$A239]/[.N$1]" office:value-type="float" office:value="507">
            <text:p>507</text:p>
          </table:table-cell>
          <table:table-cell table:formula="oooc:=[.$A239]+[.$A239]/[.O$1]" office:value-type="float" office:value="450.666666666667">
            <text:p>450.67</text:p>
          </table:table-cell>
          <table:table-cell table:formula="oooc:=[.$A239]+[.$A239]/[.P$1]" office:value-type="float" office:value="422.5">
            <text:p>422.5</text:p>
          </table:table-cell>
          <table:table-cell table:formula="oooc:=[.$A239]+[.$A239]/[.Q$1]" office:value-type="float" office:value="405.6">
            <text:p>405.6</text:p>
          </table:table-cell>
          <table:table-cell table:formula="oooc:=[.$A239]+[.$A239]/[.R$1]" office:value-type="float" office:value="394.333333333333">
            <text:p>394.33</text:p>
          </table:table-cell>
          <table:table-cell table:formula="oooc:=[.$A239]+[.$A239]/[.S$1]" office:value-type="float" office:value="386.285714285714">
            <text:p>386.29</text:p>
          </table:table-cell>
          <table:table-cell table:formula="oooc:=[.$A239]+[.$A239]/[.T$1]" office:value-type="float" office:value="380.25">
            <text:p>380.25</text:p>
          </table:table-cell>
          <table:table-cell table:formula="oooc:=[.$A239]+[.$A239]/[.U$1]" office:value-type="float" office:value="375.555555555556">
            <text:p>375.56</text:p>
          </table:table-cell>
          <table:table-cell table:formula="oooc:=[.$A239]+[.$A239]/[.V$1]" office:value-type="float" office:value="371.8">
            <text:p>371.8</text:p>
          </table:table-cell>
          <table:table-cell table:formula="oooc:=[.$A239]+[.$A239]/[.W$1]" office:value-type="float" office:value="368.727272727273">
            <text:p>368.7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ooc:=[.B$1]*100+[.$A240]" office:value-type="float" office:value="439">
            <text:p>439</text:p>
          </table:table-cell>
          <table:table-cell table:formula="oooc:=[.C$1]*100+[.$A240]" office:value-type="float" office:value="539">
            <text:p>539</text:p>
          </table:table-cell>
          <table:table-cell table:formula="oooc:=[.D$1]*100+[.$A240]" office:value-type="float" office:value="639">
            <text:p>639</text:p>
          </table:table-cell>
          <table:table-cell table:formula="oooc:=[.E$1]*100+[.$A240]" office:value-type="float" office:value="739">
            <text:p>739</text:p>
          </table:table-cell>
          <table:table-cell table:formula="oooc:=[.F$1]*100+[.$A240]" office:value-type="float" office:value="839">
            <text:p>839</text:p>
          </table:table-cell>
          <table:table-cell table:formula="oooc:=[.G$1]*100+[.$A240]" office:value-type="float" office:value="939">
            <text:p>939</text:p>
          </table:table-cell>
          <table:table-cell table:formula="oooc:=[.H$1]*100+[.$A240]" office:value-type="float" office:value="1039">
            <text:p>1039</text:p>
          </table:table-cell>
          <table:table-cell table:formula="oooc:=[.I$1]*100+[.$A240]" office:value-type="float" office:value="1139">
            <text:p>1139</text:p>
          </table:table-cell>
          <table:table-cell table:formula="oooc:=[.J$1]*100+[.$A240]" office:value-type="float" office:value="1239">
            <text:p>1239</text:p>
          </table:table-cell>
          <table:table-cell table:formula="oooc:=[.K$1]*100+[.$A240]" office:value-type="float" office:value="1339">
            <text:p>1339</text:p>
          </table:table-cell>
          <table:table-cell table:formula="oooc:=[.L$1]*100+[.$A240]" office:value-type="float" office:value="1439">
            <text:p>1439</text:p>
          </table:table-cell>
          <table:table-cell table:formula="oooc:=[.$A240]+[.$A240]/[.M$1]" office:value-type="float" office:value="678">
            <text:p>678</text:p>
          </table:table-cell>
          <table:table-cell table:formula="oooc:=[.$A240]+[.$A240]/[.N$1]" office:value-type="float" office:value="508.5">
            <text:p>508.5</text:p>
          </table:table-cell>
          <table:table-cell table:formula="oooc:=[.$A240]+[.$A240]/[.O$1]" office:value-type="float" office:value="452">
            <text:p>452</text:p>
          </table:table-cell>
          <table:table-cell table:formula="oooc:=[.$A240]+[.$A240]/[.P$1]" office:value-type="float" office:value="423.75">
            <text:p>423.75</text:p>
          </table:table-cell>
          <table:table-cell table:formula="oooc:=[.$A240]+[.$A240]/[.Q$1]" office:value-type="float" office:value="406.8">
            <text:p>406.8</text:p>
          </table:table-cell>
          <table:table-cell table:formula="oooc:=[.$A240]+[.$A240]/[.R$1]" office:value-type="float" office:value="395.5">
            <text:p>395.5</text:p>
          </table:table-cell>
          <table:table-cell table:formula="oooc:=[.$A240]+[.$A240]/[.S$1]" office:value-type="float" office:value="387.428571428571">
            <text:p>387.43</text:p>
          </table:table-cell>
          <table:table-cell table:formula="oooc:=[.$A240]+[.$A240]/[.T$1]" office:value-type="float" office:value="381.375">
            <text:p>381.38</text:p>
          </table:table-cell>
          <table:table-cell table:formula="oooc:=[.$A240]+[.$A240]/[.U$1]" office:value-type="float" office:value="376.666666666667">
            <text:p>376.67</text:p>
          </table:table-cell>
          <table:table-cell table:formula="oooc:=[.$A240]+[.$A240]/[.V$1]" office:value-type="float" office:value="372.9">
            <text:p>372.9</text:p>
          </table:table-cell>
          <table:table-cell table:formula="oooc:=[.$A240]+[.$A240]/[.W$1]" office:value-type="float" office:value="369.818181818182">
            <text:p>369.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ooc:=[.B$1]*100+[.$A241]" office:value-type="float" office:value="440">
            <text:p>440</text:p>
          </table:table-cell>
          <table:table-cell table:formula="oooc:=[.C$1]*100+[.$A241]" office:value-type="float" office:value="540">
            <text:p>540</text:p>
          </table:table-cell>
          <table:table-cell table:formula="oooc:=[.D$1]*100+[.$A241]" office:value-type="float" office:value="640">
            <text:p>640</text:p>
          </table:table-cell>
          <table:table-cell table:formula="oooc:=[.E$1]*100+[.$A241]" office:value-type="float" office:value="740">
            <text:p>740</text:p>
          </table:table-cell>
          <table:table-cell table:formula="oooc:=[.F$1]*100+[.$A241]" office:value-type="float" office:value="840">
            <text:p>840</text:p>
          </table:table-cell>
          <table:table-cell table:formula="oooc:=[.G$1]*100+[.$A241]" office:value-type="float" office:value="940">
            <text:p>940</text:p>
          </table:table-cell>
          <table:table-cell table:formula="oooc:=[.H$1]*100+[.$A241]" office:value-type="float" office:value="1040">
            <text:p>1040</text:p>
          </table:table-cell>
          <table:table-cell table:formula="oooc:=[.I$1]*100+[.$A241]" office:value-type="float" office:value="1140">
            <text:p>1140</text:p>
          </table:table-cell>
          <table:table-cell table:formula="oooc:=[.J$1]*100+[.$A241]" office:value-type="float" office:value="1240">
            <text:p>1240</text:p>
          </table:table-cell>
          <table:table-cell table:formula="oooc:=[.K$1]*100+[.$A241]" office:value-type="float" office:value="1340">
            <text:p>1340</text:p>
          </table:table-cell>
          <table:table-cell table:formula="oooc:=[.L$1]*100+[.$A241]" office:value-type="float" office:value="1440">
            <text:p>1440</text:p>
          </table:table-cell>
          <table:table-cell table:formula="oooc:=[.$A241]+[.$A241]/[.M$1]" office:value-type="float" office:value="680">
            <text:p>680</text:p>
          </table:table-cell>
          <table:table-cell table:formula="oooc:=[.$A241]+[.$A241]/[.N$1]" office:value-type="float" office:value="510">
            <text:p>510</text:p>
          </table:table-cell>
          <table:table-cell table:formula="oooc:=[.$A241]+[.$A241]/[.O$1]" office:value-type="float" office:value="453.333333333333">
            <text:p>453.33</text:p>
          </table:table-cell>
          <table:table-cell table:formula="oooc:=[.$A241]+[.$A241]/[.P$1]" office:value-type="float" office:value="425">
            <text:p>425</text:p>
          </table:table-cell>
          <table:table-cell table:formula="oooc:=[.$A241]+[.$A241]/[.Q$1]" office:value-type="float" office:value="408">
            <text:p>408</text:p>
          </table:table-cell>
          <table:table-cell table:formula="oooc:=[.$A241]+[.$A241]/[.R$1]" office:value-type="float" office:value="396.666666666667">
            <text:p>396.67</text:p>
          </table:table-cell>
          <table:table-cell table:formula="oooc:=[.$A241]+[.$A241]/[.S$1]" office:value-type="float" office:value="388.571428571429">
            <text:p>388.57</text:p>
          </table:table-cell>
          <table:table-cell table:formula="oooc:=[.$A241]+[.$A241]/[.T$1]" office:value-type="float" office:value="382.5">
            <text:p>382.5</text:p>
          </table:table-cell>
          <table:table-cell table:formula="oooc:=[.$A241]+[.$A241]/[.U$1]" office:value-type="float" office:value="377.777777777778">
            <text:p>377.78</text:p>
          </table:table-cell>
          <table:table-cell table:formula="oooc:=[.$A241]+[.$A241]/[.V$1]" office:value-type="float" office:value="374">
            <text:p>374</text:p>
          </table:table-cell>
          <table:table-cell table:formula="oooc:=[.$A241]+[.$A241]/[.W$1]" office:value-type="float" office:value="370.909090909091">
            <text:p>370.9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ooc:=[.B$1]*100+[.$A242]" office:value-type="float" office:value="441">
            <text:p>441</text:p>
          </table:table-cell>
          <table:table-cell table:formula="oooc:=[.C$1]*100+[.$A242]" office:value-type="float" office:value="541">
            <text:p>541</text:p>
          </table:table-cell>
          <table:table-cell table:formula="oooc:=[.D$1]*100+[.$A242]" office:value-type="float" office:value="641">
            <text:p>641</text:p>
          </table:table-cell>
          <table:table-cell table:formula="oooc:=[.E$1]*100+[.$A242]" office:value-type="float" office:value="741">
            <text:p>741</text:p>
          </table:table-cell>
          <table:table-cell table:formula="oooc:=[.F$1]*100+[.$A242]" office:value-type="float" office:value="841">
            <text:p>841</text:p>
          </table:table-cell>
          <table:table-cell table:formula="oooc:=[.G$1]*100+[.$A242]" office:value-type="float" office:value="941">
            <text:p>941</text:p>
          </table:table-cell>
          <table:table-cell table:formula="oooc:=[.H$1]*100+[.$A242]" office:value-type="float" office:value="1041">
            <text:p>1041</text:p>
          </table:table-cell>
          <table:table-cell table:formula="oooc:=[.I$1]*100+[.$A242]" office:value-type="float" office:value="1141">
            <text:p>1141</text:p>
          </table:table-cell>
          <table:table-cell table:formula="oooc:=[.J$1]*100+[.$A242]" office:value-type="float" office:value="1241">
            <text:p>1241</text:p>
          </table:table-cell>
          <table:table-cell table:formula="oooc:=[.K$1]*100+[.$A242]" office:value-type="float" office:value="1341">
            <text:p>1341</text:p>
          </table:table-cell>
          <table:table-cell table:formula="oooc:=[.L$1]*100+[.$A242]" office:value-type="float" office:value="1441">
            <text:p>1441</text:p>
          </table:table-cell>
          <table:table-cell table:formula="oooc:=[.$A242]+[.$A242]/[.M$1]" office:value-type="float" office:value="682">
            <text:p>682</text:p>
          </table:table-cell>
          <table:table-cell table:formula="oooc:=[.$A242]+[.$A242]/[.N$1]" office:value-type="float" office:value="511.5">
            <text:p>511.5</text:p>
          </table:table-cell>
          <table:table-cell table:formula="oooc:=[.$A242]+[.$A242]/[.O$1]" office:value-type="float" office:value="454.666666666667">
            <text:p>454.67</text:p>
          </table:table-cell>
          <table:table-cell table:formula="oooc:=[.$A242]+[.$A242]/[.P$1]" office:value-type="float" office:value="426.25">
            <text:p>426.25</text:p>
          </table:table-cell>
          <table:table-cell table:formula="oooc:=[.$A242]+[.$A242]/[.Q$1]" office:value-type="float" office:value="409.2">
            <text:p>409.2</text:p>
          </table:table-cell>
          <table:table-cell table:formula="oooc:=[.$A242]+[.$A242]/[.R$1]" office:value-type="float" office:value="397.833333333333">
            <text:p>397.83</text:p>
          </table:table-cell>
          <table:table-cell table:formula="oooc:=[.$A242]+[.$A242]/[.S$1]" office:value-type="float" office:value="389.714285714286">
            <text:p>389.71</text:p>
          </table:table-cell>
          <table:table-cell table:formula="oooc:=[.$A242]+[.$A242]/[.T$1]" office:value-type="float" office:value="383.625">
            <text:p>383.63</text:p>
          </table:table-cell>
          <table:table-cell table:formula="oooc:=[.$A242]+[.$A242]/[.U$1]" office:value-type="float" office:value="378.888888888889">
            <text:p>378.89</text:p>
          </table:table-cell>
          <table:table-cell table:formula="oooc:=[.$A242]+[.$A242]/[.V$1]" office:value-type="float" office:value="375.1">
            <text:p>375.1</text:p>
          </table:table-cell>
          <table:table-cell table:formula="oooc:=[.$A242]+[.$A242]/[.W$1]" office:value-type="float" office:value="372">
            <text:p>37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ooc:=[.B$1]*100+[.$A243]" office:value-type="float" office:value="442">
            <text:p>442</text:p>
          </table:table-cell>
          <table:table-cell table:formula="oooc:=[.C$1]*100+[.$A243]" office:value-type="float" office:value="542">
            <text:p>542</text:p>
          </table:table-cell>
          <table:table-cell table:formula="oooc:=[.D$1]*100+[.$A243]" office:value-type="float" office:value="642">
            <text:p>642</text:p>
          </table:table-cell>
          <table:table-cell table:formula="oooc:=[.E$1]*100+[.$A243]" office:value-type="float" office:value="742">
            <text:p>742</text:p>
          </table:table-cell>
          <table:table-cell table:formula="oooc:=[.F$1]*100+[.$A243]" office:value-type="float" office:value="842">
            <text:p>842</text:p>
          </table:table-cell>
          <table:table-cell table:formula="oooc:=[.G$1]*100+[.$A243]" office:value-type="float" office:value="942">
            <text:p>942</text:p>
          </table:table-cell>
          <table:table-cell table:formula="oooc:=[.H$1]*100+[.$A243]" office:value-type="float" office:value="1042">
            <text:p>1042</text:p>
          </table:table-cell>
          <table:table-cell table:formula="oooc:=[.I$1]*100+[.$A243]" office:value-type="float" office:value="1142">
            <text:p>1142</text:p>
          </table:table-cell>
          <table:table-cell table:formula="oooc:=[.J$1]*100+[.$A243]" office:value-type="float" office:value="1242">
            <text:p>1242</text:p>
          </table:table-cell>
          <table:table-cell table:formula="oooc:=[.K$1]*100+[.$A243]" office:value-type="float" office:value="1342">
            <text:p>1342</text:p>
          </table:table-cell>
          <table:table-cell table:formula="oooc:=[.L$1]*100+[.$A243]" office:value-type="float" office:value="1442">
            <text:p>1442</text:p>
          </table:table-cell>
          <table:table-cell table:formula="oooc:=[.$A243]+[.$A243]/[.M$1]" office:value-type="float" office:value="684">
            <text:p>684</text:p>
          </table:table-cell>
          <table:table-cell table:formula="oooc:=[.$A243]+[.$A243]/[.N$1]" office:value-type="float" office:value="513">
            <text:p>513</text:p>
          </table:table-cell>
          <table:table-cell table:formula="oooc:=[.$A243]+[.$A243]/[.O$1]" office:value-type="float" office:value="456">
            <text:p>456</text:p>
          </table:table-cell>
          <table:table-cell table:formula="oooc:=[.$A243]+[.$A243]/[.P$1]" office:value-type="float" office:value="427.5">
            <text:p>427.5</text:p>
          </table:table-cell>
          <table:table-cell table:formula="oooc:=[.$A243]+[.$A243]/[.Q$1]" office:value-type="float" office:value="410.4">
            <text:p>410.4</text:p>
          </table:table-cell>
          <table:table-cell table:formula="oooc:=[.$A243]+[.$A243]/[.R$1]" office:value-type="float" office:value="399">
            <text:p>399</text:p>
          </table:table-cell>
          <table:table-cell table:formula="oooc:=[.$A243]+[.$A243]/[.S$1]" office:value-type="float" office:value="390.857142857143">
            <text:p>390.86</text:p>
          </table:table-cell>
          <table:table-cell table:formula="oooc:=[.$A243]+[.$A243]/[.T$1]" office:value-type="float" office:value="384.75">
            <text:p>384.75</text:p>
          </table:table-cell>
          <table:table-cell table:formula="oooc:=[.$A243]+[.$A243]/[.U$1]" office:value-type="float" office:value="380">
            <text:p>380</text:p>
          </table:table-cell>
          <table:table-cell table:formula="oooc:=[.$A243]+[.$A243]/[.V$1]" office:value-type="float" office:value="376.2">
            <text:p>376.2</text:p>
          </table:table-cell>
          <table:table-cell table:formula="oooc:=[.$A243]+[.$A243]/[.W$1]" office:value-type="float" office:value="373.090909090909">
            <text:p>373.0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ooc:=[.B$1]*100+[.$A244]" office:value-type="float" office:value="443">
            <text:p>443</text:p>
          </table:table-cell>
          <table:table-cell table:formula="oooc:=[.C$1]*100+[.$A244]" office:value-type="float" office:value="543">
            <text:p>543</text:p>
          </table:table-cell>
          <table:table-cell table:formula="oooc:=[.D$1]*100+[.$A244]" office:value-type="float" office:value="643">
            <text:p>643</text:p>
          </table:table-cell>
          <table:table-cell table:formula="oooc:=[.E$1]*100+[.$A244]" office:value-type="float" office:value="743">
            <text:p>743</text:p>
          </table:table-cell>
          <table:table-cell table:formula="oooc:=[.F$1]*100+[.$A244]" office:value-type="float" office:value="843">
            <text:p>843</text:p>
          </table:table-cell>
          <table:table-cell table:formula="oooc:=[.G$1]*100+[.$A244]" office:value-type="float" office:value="943">
            <text:p>943</text:p>
          </table:table-cell>
          <table:table-cell table:formula="oooc:=[.H$1]*100+[.$A244]" office:value-type="float" office:value="1043">
            <text:p>1043</text:p>
          </table:table-cell>
          <table:table-cell table:formula="oooc:=[.I$1]*100+[.$A244]" office:value-type="float" office:value="1143">
            <text:p>1143</text:p>
          </table:table-cell>
          <table:table-cell table:formula="oooc:=[.J$1]*100+[.$A244]" office:value-type="float" office:value="1243">
            <text:p>1243</text:p>
          </table:table-cell>
          <table:table-cell table:formula="oooc:=[.K$1]*100+[.$A244]" office:value-type="float" office:value="1343">
            <text:p>1343</text:p>
          </table:table-cell>
          <table:table-cell table:formula="oooc:=[.L$1]*100+[.$A244]" office:value-type="float" office:value="1443">
            <text:p>1443</text:p>
          </table:table-cell>
          <table:table-cell table:formula="oooc:=[.$A244]+[.$A244]/[.M$1]" office:value-type="float" office:value="686">
            <text:p>686</text:p>
          </table:table-cell>
          <table:table-cell table:formula="oooc:=[.$A244]+[.$A244]/[.N$1]" office:value-type="float" office:value="514.5">
            <text:p>514.5</text:p>
          </table:table-cell>
          <table:table-cell table:formula="oooc:=[.$A244]+[.$A244]/[.O$1]" office:value-type="float" office:value="457.333333333333">
            <text:p>457.33</text:p>
          </table:table-cell>
          <table:table-cell table:formula="oooc:=[.$A244]+[.$A244]/[.P$1]" office:value-type="float" office:value="428.75">
            <text:p>428.75</text:p>
          </table:table-cell>
          <table:table-cell table:formula="oooc:=[.$A244]+[.$A244]/[.Q$1]" office:value-type="float" office:value="411.6">
            <text:p>411.6</text:p>
          </table:table-cell>
          <table:table-cell table:formula="oooc:=[.$A244]+[.$A244]/[.R$1]" office:value-type="float" office:value="400.166666666667">
            <text:p>400.17</text:p>
          </table:table-cell>
          <table:table-cell table:formula="oooc:=[.$A244]+[.$A244]/[.S$1]" office:value-type="float" office:value="392">
            <text:p>392</text:p>
          </table:table-cell>
          <table:table-cell table:formula="oooc:=[.$A244]+[.$A244]/[.T$1]" office:value-type="float" office:value="385.875">
            <text:p>385.88</text:p>
          </table:table-cell>
          <table:table-cell table:formula="oooc:=[.$A244]+[.$A244]/[.U$1]" office:value-type="float" office:value="381.111111111111">
            <text:p>381.11</text:p>
          </table:table-cell>
          <table:table-cell table:formula="oooc:=[.$A244]+[.$A244]/[.V$1]" office:value-type="float" office:value="377.3">
            <text:p>377.3</text:p>
          </table:table-cell>
          <table:table-cell table:formula="oooc:=[.$A244]+[.$A244]/[.W$1]" office:value-type="float" office:value="374.181818181818">
            <text:p>374.1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ooc:=[.B$1]*100+[.$A245]" office:value-type="float" office:value="444">
            <text:p>444</text:p>
          </table:table-cell>
          <table:table-cell table:formula="oooc:=[.C$1]*100+[.$A245]" office:value-type="float" office:value="544">
            <text:p>544</text:p>
          </table:table-cell>
          <table:table-cell table:formula="oooc:=[.D$1]*100+[.$A245]" office:value-type="float" office:value="644">
            <text:p>644</text:p>
          </table:table-cell>
          <table:table-cell table:formula="oooc:=[.E$1]*100+[.$A245]" office:value-type="float" office:value="744">
            <text:p>744</text:p>
          </table:table-cell>
          <table:table-cell table:formula="oooc:=[.F$1]*100+[.$A245]" office:value-type="float" office:value="844">
            <text:p>844</text:p>
          </table:table-cell>
          <table:table-cell table:formula="oooc:=[.G$1]*100+[.$A245]" office:value-type="float" office:value="944">
            <text:p>944</text:p>
          </table:table-cell>
          <table:table-cell table:formula="oooc:=[.H$1]*100+[.$A245]" office:value-type="float" office:value="1044">
            <text:p>1044</text:p>
          </table:table-cell>
          <table:table-cell table:formula="oooc:=[.I$1]*100+[.$A245]" office:value-type="float" office:value="1144">
            <text:p>1144</text:p>
          </table:table-cell>
          <table:table-cell table:formula="oooc:=[.J$1]*100+[.$A245]" office:value-type="float" office:value="1244">
            <text:p>1244</text:p>
          </table:table-cell>
          <table:table-cell table:formula="oooc:=[.K$1]*100+[.$A245]" office:value-type="float" office:value="1344">
            <text:p>1344</text:p>
          </table:table-cell>
          <table:table-cell table:formula="oooc:=[.L$1]*100+[.$A245]" office:value-type="float" office:value="1444">
            <text:p>1444</text:p>
          </table:table-cell>
          <table:table-cell table:formula="oooc:=[.$A245]+[.$A245]/[.M$1]" office:value-type="float" office:value="688">
            <text:p>688</text:p>
          </table:table-cell>
          <table:table-cell table:formula="oooc:=[.$A245]+[.$A245]/[.N$1]" office:value-type="float" office:value="516">
            <text:p>516</text:p>
          </table:table-cell>
          <table:table-cell table:formula="oooc:=[.$A245]+[.$A245]/[.O$1]" office:value-type="float" office:value="458.666666666667">
            <text:p>458.67</text:p>
          </table:table-cell>
          <table:table-cell table:formula="oooc:=[.$A245]+[.$A245]/[.P$1]" office:value-type="float" office:value="430">
            <text:p>430</text:p>
          </table:table-cell>
          <table:table-cell table:formula="oooc:=[.$A245]+[.$A245]/[.Q$1]" office:value-type="float" office:value="412.8">
            <text:p>412.8</text:p>
          </table:table-cell>
          <table:table-cell table:formula="oooc:=[.$A245]+[.$A245]/[.R$1]" office:value-type="float" office:value="401.333333333333">
            <text:p>401.33</text:p>
          </table:table-cell>
          <table:table-cell table:formula="oooc:=[.$A245]+[.$A245]/[.S$1]" office:value-type="float" office:value="393.142857142857">
            <text:p>393.14</text:p>
          </table:table-cell>
          <table:table-cell table:formula="oooc:=[.$A245]+[.$A245]/[.T$1]" office:value-type="float" office:value="387">
            <text:p>387</text:p>
          </table:table-cell>
          <table:table-cell table:formula="oooc:=[.$A245]+[.$A245]/[.U$1]" office:value-type="float" office:value="382.222222222222">
            <text:p>382.22</text:p>
          </table:table-cell>
          <table:table-cell table:formula="oooc:=[.$A245]+[.$A245]/[.V$1]" office:value-type="float" office:value="378.4">
            <text:p>378.4</text:p>
          </table:table-cell>
          <table:table-cell table:formula="oooc:=[.$A245]+[.$A245]/[.W$1]" office:value-type="float" office:value="375.272727272727">
            <text:p>375.2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ooc:=[.B$1]*100+[.$A246]" office:value-type="float" office:value="445">
            <text:p>445</text:p>
          </table:table-cell>
          <table:table-cell table:formula="oooc:=[.C$1]*100+[.$A246]" office:value-type="float" office:value="545">
            <text:p>545</text:p>
          </table:table-cell>
          <table:table-cell table:formula="oooc:=[.D$1]*100+[.$A246]" office:value-type="float" office:value="645">
            <text:p>645</text:p>
          </table:table-cell>
          <table:table-cell table:formula="oooc:=[.E$1]*100+[.$A246]" office:value-type="float" office:value="745">
            <text:p>745</text:p>
          </table:table-cell>
          <table:table-cell table:formula="oooc:=[.F$1]*100+[.$A246]" office:value-type="float" office:value="845">
            <text:p>845</text:p>
          </table:table-cell>
          <table:table-cell table:formula="oooc:=[.G$1]*100+[.$A246]" office:value-type="float" office:value="945">
            <text:p>945</text:p>
          </table:table-cell>
          <table:table-cell table:formula="oooc:=[.H$1]*100+[.$A246]" office:value-type="float" office:value="1045">
            <text:p>1045</text:p>
          </table:table-cell>
          <table:table-cell table:formula="oooc:=[.I$1]*100+[.$A246]" office:value-type="float" office:value="1145">
            <text:p>1145</text:p>
          </table:table-cell>
          <table:table-cell table:formula="oooc:=[.J$1]*100+[.$A246]" office:value-type="float" office:value="1245">
            <text:p>1245</text:p>
          </table:table-cell>
          <table:table-cell table:formula="oooc:=[.K$1]*100+[.$A246]" office:value-type="float" office:value="1345">
            <text:p>1345</text:p>
          </table:table-cell>
          <table:table-cell table:formula="oooc:=[.L$1]*100+[.$A246]" office:value-type="float" office:value="1445">
            <text:p>1445</text:p>
          </table:table-cell>
          <table:table-cell table:formula="oooc:=[.$A246]+[.$A246]/[.M$1]" office:value-type="float" office:value="690">
            <text:p>690</text:p>
          </table:table-cell>
          <table:table-cell table:formula="oooc:=[.$A246]+[.$A246]/[.N$1]" office:value-type="float" office:value="517.5">
            <text:p>517.5</text:p>
          </table:table-cell>
          <table:table-cell table:formula="oooc:=[.$A246]+[.$A246]/[.O$1]" office:value-type="float" office:value="460">
            <text:p>460</text:p>
          </table:table-cell>
          <table:table-cell table:formula="oooc:=[.$A246]+[.$A246]/[.P$1]" office:value-type="float" office:value="431.25">
            <text:p>431.25</text:p>
          </table:table-cell>
          <table:table-cell table:formula="oooc:=[.$A246]+[.$A246]/[.Q$1]" office:value-type="float" office:value="414">
            <text:p>414</text:p>
          </table:table-cell>
          <table:table-cell table:formula="oooc:=[.$A246]+[.$A246]/[.R$1]" office:value-type="float" office:value="402.5">
            <text:p>402.5</text:p>
          </table:table-cell>
          <table:table-cell table:formula="oooc:=[.$A246]+[.$A246]/[.S$1]" office:value-type="float" office:value="394.285714285714">
            <text:p>394.29</text:p>
          </table:table-cell>
          <table:table-cell table:formula="oooc:=[.$A246]+[.$A246]/[.T$1]" office:value-type="float" office:value="388.125">
            <text:p>388.13</text:p>
          </table:table-cell>
          <table:table-cell table:formula="oooc:=[.$A246]+[.$A246]/[.U$1]" office:value-type="float" office:value="383.333333333333">
            <text:p>383.33</text:p>
          </table:table-cell>
          <table:table-cell table:formula="oooc:=[.$A246]+[.$A246]/[.V$1]" office:value-type="float" office:value="379.5">
            <text:p>379.5</text:p>
          </table:table-cell>
          <table:table-cell table:formula="oooc:=[.$A246]+[.$A246]/[.W$1]" office:value-type="float" office:value="376.363636363636">
            <text:p>376.3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ooc:=[.B$1]*100+[.$A247]" office:value-type="float" office:value="446">
            <text:p>446</text:p>
          </table:table-cell>
          <table:table-cell table:formula="oooc:=[.C$1]*100+[.$A247]" office:value-type="float" office:value="546">
            <text:p>546</text:p>
          </table:table-cell>
          <table:table-cell table:formula="oooc:=[.D$1]*100+[.$A247]" office:value-type="float" office:value="646">
            <text:p>646</text:p>
          </table:table-cell>
          <table:table-cell table:formula="oooc:=[.E$1]*100+[.$A247]" office:value-type="float" office:value="746">
            <text:p>746</text:p>
          </table:table-cell>
          <table:table-cell table:formula="oooc:=[.F$1]*100+[.$A247]" office:value-type="float" office:value="846">
            <text:p>846</text:p>
          </table:table-cell>
          <table:table-cell table:formula="oooc:=[.G$1]*100+[.$A247]" office:value-type="float" office:value="946">
            <text:p>946</text:p>
          </table:table-cell>
          <table:table-cell table:formula="oooc:=[.H$1]*100+[.$A247]" office:value-type="float" office:value="1046">
            <text:p>1046</text:p>
          </table:table-cell>
          <table:table-cell table:formula="oooc:=[.I$1]*100+[.$A247]" office:value-type="float" office:value="1146">
            <text:p>1146</text:p>
          </table:table-cell>
          <table:table-cell table:formula="oooc:=[.J$1]*100+[.$A247]" office:value-type="float" office:value="1246">
            <text:p>1246</text:p>
          </table:table-cell>
          <table:table-cell table:formula="oooc:=[.K$1]*100+[.$A247]" office:value-type="float" office:value="1346">
            <text:p>1346</text:p>
          </table:table-cell>
          <table:table-cell table:formula="oooc:=[.L$1]*100+[.$A247]" office:value-type="float" office:value="1446">
            <text:p>1446</text:p>
          </table:table-cell>
          <table:table-cell table:formula="oooc:=[.$A247]+[.$A247]/[.M$1]" office:value-type="float" office:value="692">
            <text:p>692</text:p>
          </table:table-cell>
          <table:table-cell table:formula="oooc:=[.$A247]+[.$A247]/[.N$1]" office:value-type="float" office:value="519">
            <text:p>519</text:p>
          </table:table-cell>
          <table:table-cell table:formula="oooc:=[.$A247]+[.$A247]/[.O$1]" office:value-type="float" office:value="461.333333333333">
            <text:p>461.33</text:p>
          </table:table-cell>
          <table:table-cell table:formula="oooc:=[.$A247]+[.$A247]/[.P$1]" office:value-type="float" office:value="432.5">
            <text:p>432.5</text:p>
          </table:table-cell>
          <table:table-cell table:formula="oooc:=[.$A247]+[.$A247]/[.Q$1]" office:value-type="float" office:value="415.2">
            <text:p>415.2</text:p>
          </table:table-cell>
          <table:table-cell table:formula="oooc:=[.$A247]+[.$A247]/[.R$1]" office:value-type="float" office:value="403.666666666667">
            <text:p>403.67</text:p>
          </table:table-cell>
          <table:table-cell table:formula="oooc:=[.$A247]+[.$A247]/[.S$1]" office:value-type="float" office:value="395.428571428571">
            <text:p>395.43</text:p>
          </table:table-cell>
          <table:table-cell table:formula="oooc:=[.$A247]+[.$A247]/[.T$1]" office:value-type="float" office:value="389.25">
            <text:p>389.25</text:p>
          </table:table-cell>
          <table:table-cell table:formula="oooc:=[.$A247]+[.$A247]/[.U$1]" office:value-type="float" office:value="384.444444444444">
            <text:p>384.44</text:p>
          </table:table-cell>
          <table:table-cell table:formula="oooc:=[.$A247]+[.$A247]/[.V$1]" office:value-type="float" office:value="380.6">
            <text:p>380.6</text:p>
          </table:table-cell>
          <table:table-cell table:formula="oooc:=[.$A247]+[.$A247]/[.W$1]" office:value-type="float" office:value="377.454545454545">
            <text:p>377.4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ooc:=[.B$1]*100+[.$A248]" office:value-type="float" office:value="447">
            <text:p>447</text:p>
          </table:table-cell>
          <table:table-cell table:formula="oooc:=[.C$1]*100+[.$A248]" office:value-type="float" office:value="547">
            <text:p>547</text:p>
          </table:table-cell>
          <table:table-cell table:formula="oooc:=[.D$1]*100+[.$A248]" office:value-type="float" office:value="647">
            <text:p>647</text:p>
          </table:table-cell>
          <table:table-cell table:formula="oooc:=[.E$1]*100+[.$A248]" office:value-type="float" office:value="747">
            <text:p>747</text:p>
          </table:table-cell>
          <table:table-cell table:formula="oooc:=[.F$1]*100+[.$A248]" office:value-type="float" office:value="847">
            <text:p>847</text:p>
          </table:table-cell>
          <table:table-cell table:formula="oooc:=[.G$1]*100+[.$A248]" office:value-type="float" office:value="947">
            <text:p>947</text:p>
          </table:table-cell>
          <table:table-cell table:formula="oooc:=[.H$1]*100+[.$A248]" office:value-type="float" office:value="1047">
            <text:p>1047</text:p>
          </table:table-cell>
          <table:table-cell table:formula="oooc:=[.I$1]*100+[.$A248]" office:value-type="float" office:value="1147">
            <text:p>1147</text:p>
          </table:table-cell>
          <table:table-cell table:formula="oooc:=[.J$1]*100+[.$A248]" office:value-type="float" office:value="1247">
            <text:p>1247</text:p>
          </table:table-cell>
          <table:table-cell table:formula="oooc:=[.K$1]*100+[.$A248]" office:value-type="float" office:value="1347">
            <text:p>1347</text:p>
          </table:table-cell>
          <table:table-cell table:formula="oooc:=[.L$1]*100+[.$A248]" office:value-type="float" office:value="1447">
            <text:p>1447</text:p>
          </table:table-cell>
          <table:table-cell table:formula="oooc:=[.$A248]+[.$A248]/[.M$1]" office:value-type="float" office:value="694">
            <text:p>694</text:p>
          </table:table-cell>
          <table:table-cell table:formula="oooc:=[.$A248]+[.$A248]/[.N$1]" office:value-type="float" office:value="520.5">
            <text:p>520.5</text:p>
          </table:table-cell>
          <table:table-cell table:formula="oooc:=[.$A248]+[.$A248]/[.O$1]" office:value-type="float" office:value="462.666666666667">
            <text:p>462.67</text:p>
          </table:table-cell>
          <table:table-cell table:formula="oooc:=[.$A248]+[.$A248]/[.P$1]" office:value-type="float" office:value="433.75">
            <text:p>433.75</text:p>
          </table:table-cell>
          <table:table-cell table:formula="oooc:=[.$A248]+[.$A248]/[.Q$1]" office:value-type="float" office:value="416.4">
            <text:p>416.4</text:p>
          </table:table-cell>
          <table:table-cell table:formula="oooc:=[.$A248]+[.$A248]/[.R$1]" office:value-type="float" office:value="404.833333333333">
            <text:p>404.83</text:p>
          </table:table-cell>
          <table:table-cell table:formula="oooc:=[.$A248]+[.$A248]/[.S$1]" office:value-type="float" office:value="396.571428571429">
            <text:p>396.57</text:p>
          </table:table-cell>
          <table:table-cell table:formula="oooc:=[.$A248]+[.$A248]/[.T$1]" office:value-type="float" office:value="390.375">
            <text:p>390.38</text:p>
          </table:table-cell>
          <table:table-cell table:formula="oooc:=[.$A248]+[.$A248]/[.U$1]" office:value-type="float" office:value="385.555555555556">
            <text:p>385.56</text:p>
          </table:table-cell>
          <table:table-cell table:formula="oooc:=[.$A248]+[.$A248]/[.V$1]" office:value-type="float" office:value="381.7">
            <text:p>381.7</text:p>
          </table:table-cell>
          <table:table-cell table:formula="oooc:=[.$A248]+[.$A248]/[.W$1]" office:value-type="float" office:value="378.545454545455">
            <text:p>378.5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ooc:=[.B$1]*100+[.$A249]" office:value-type="float" office:value="448">
            <text:p>448</text:p>
          </table:table-cell>
          <table:table-cell table:formula="oooc:=[.C$1]*100+[.$A249]" office:value-type="float" office:value="548">
            <text:p>548</text:p>
          </table:table-cell>
          <table:table-cell table:formula="oooc:=[.D$1]*100+[.$A249]" office:value-type="float" office:value="648">
            <text:p>648</text:p>
          </table:table-cell>
          <table:table-cell table:formula="oooc:=[.E$1]*100+[.$A249]" office:value-type="float" office:value="748">
            <text:p>748</text:p>
          </table:table-cell>
          <table:table-cell table:formula="oooc:=[.F$1]*100+[.$A249]" office:value-type="float" office:value="848">
            <text:p>848</text:p>
          </table:table-cell>
          <table:table-cell table:formula="oooc:=[.G$1]*100+[.$A249]" office:value-type="float" office:value="948">
            <text:p>948</text:p>
          </table:table-cell>
          <table:table-cell table:formula="oooc:=[.H$1]*100+[.$A249]" office:value-type="float" office:value="1048">
            <text:p>1048</text:p>
          </table:table-cell>
          <table:table-cell table:formula="oooc:=[.I$1]*100+[.$A249]" office:value-type="float" office:value="1148">
            <text:p>1148</text:p>
          </table:table-cell>
          <table:table-cell table:formula="oooc:=[.J$1]*100+[.$A249]" office:value-type="float" office:value="1248">
            <text:p>1248</text:p>
          </table:table-cell>
          <table:table-cell table:formula="oooc:=[.K$1]*100+[.$A249]" office:value-type="float" office:value="1348">
            <text:p>1348</text:p>
          </table:table-cell>
          <table:table-cell table:formula="oooc:=[.L$1]*100+[.$A249]" office:value-type="float" office:value="1448">
            <text:p>1448</text:p>
          </table:table-cell>
          <table:table-cell table:formula="oooc:=[.$A249]+[.$A249]/[.M$1]" office:value-type="float" office:value="696">
            <text:p>696</text:p>
          </table:table-cell>
          <table:table-cell table:formula="oooc:=[.$A249]+[.$A249]/[.N$1]" office:value-type="float" office:value="522">
            <text:p>522</text:p>
          </table:table-cell>
          <table:table-cell table:formula="oooc:=[.$A249]+[.$A249]/[.O$1]" office:value-type="float" office:value="464">
            <text:p>464</text:p>
          </table:table-cell>
          <table:table-cell table:formula="oooc:=[.$A249]+[.$A249]/[.P$1]" office:value-type="float" office:value="435">
            <text:p>435</text:p>
          </table:table-cell>
          <table:table-cell table:formula="oooc:=[.$A249]+[.$A249]/[.Q$1]" office:value-type="float" office:value="417.6">
            <text:p>417.6</text:p>
          </table:table-cell>
          <table:table-cell table:formula="oooc:=[.$A249]+[.$A249]/[.R$1]" office:value-type="float" office:value="406">
            <text:p>406</text:p>
          </table:table-cell>
          <table:table-cell table:formula="oooc:=[.$A249]+[.$A249]/[.S$1]" office:value-type="float" office:value="397.714285714286">
            <text:p>397.71</text:p>
          </table:table-cell>
          <table:table-cell table:formula="oooc:=[.$A249]+[.$A249]/[.T$1]" office:value-type="float" office:value="391.5">
            <text:p>391.5</text:p>
          </table:table-cell>
          <table:table-cell table:formula="oooc:=[.$A249]+[.$A249]/[.U$1]" office:value-type="float" office:value="386.666666666667">
            <text:p>386.67</text:p>
          </table:table-cell>
          <table:table-cell table:formula="oooc:=[.$A249]+[.$A249]/[.V$1]" office:value-type="float" office:value="382.8">
            <text:p>382.8</text:p>
          </table:table-cell>
          <table:table-cell table:formula="oooc:=[.$A249]+[.$A249]/[.W$1]" office:value-type="float" office:value="379.636363636364">
            <text:p>379.6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ooc:=[.B$1]*100+[.$A250]" office:value-type="float" office:value="449">
            <text:p>449</text:p>
          </table:table-cell>
          <table:table-cell table:formula="oooc:=[.C$1]*100+[.$A250]" office:value-type="float" office:value="549">
            <text:p>549</text:p>
          </table:table-cell>
          <table:table-cell table:formula="oooc:=[.D$1]*100+[.$A250]" office:value-type="float" office:value="649">
            <text:p>649</text:p>
          </table:table-cell>
          <table:table-cell table:formula="oooc:=[.E$1]*100+[.$A250]" office:value-type="float" office:value="749">
            <text:p>749</text:p>
          </table:table-cell>
          <table:table-cell table:formula="oooc:=[.F$1]*100+[.$A250]" office:value-type="float" office:value="849">
            <text:p>849</text:p>
          </table:table-cell>
          <table:table-cell table:formula="oooc:=[.G$1]*100+[.$A250]" office:value-type="float" office:value="949">
            <text:p>949</text:p>
          </table:table-cell>
          <table:table-cell table:formula="oooc:=[.H$1]*100+[.$A250]" office:value-type="float" office:value="1049">
            <text:p>1049</text:p>
          </table:table-cell>
          <table:table-cell table:formula="oooc:=[.I$1]*100+[.$A250]" office:value-type="float" office:value="1149">
            <text:p>1149</text:p>
          </table:table-cell>
          <table:table-cell table:formula="oooc:=[.J$1]*100+[.$A250]" office:value-type="float" office:value="1249">
            <text:p>1249</text:p>
          </table:table-cell>
          <table:table-cell table:formula="oooc:=[.K$1]*100+[.$A250]" office:value-type="float" office:value="1349">
            <text:p>1349</text:p>
          </table:table-cell>
          <table:table-cell table:formula="oooc:=[.L$1]*100+[.$A250]" office:value-type="float" office:value="1449">
            <text:p>1449</text:p>
          </table:table-cell>
          <table:table-cell table:formula="oooc:=[.$A250]+[.$A250]/[.M$1]" office:value-type="float" office:value="698">
            <text:p>698</text:p>
          </table:table-cell>
          <table:table-cell table:formula="oooc:=[.$A250]+[.$A250]/[.N$1]" office:value-type="float" office:value="523.5">
            <text:p>523.5</text:p>
          </table:table-cell>
          <table:table-cell table:formula="oooc:=[.$A250]+[.$A250]/[.O$1]" office:value-type="float" office:value="465.333333333333">
            <text:p>465.33</text:p>
          </table:table-cell>
          <table:table-cell table:formula="oooc:=[.$A250]+[.$A250]/[.P$1]" office:value-type="float" office:value="436.25">
            <text:p>436.25</text:p>
          </table:table-cell>
          <table:table-cell table:formula="oooc:=[.$A250]+[.$A250]/[.Q$1]" office:value-type="float" office:value="418.8">
            <text:p>418.8</text:p>
          </table:table-cell>
          <table:table-cell table:formula="oooc:=[.$A250]+[.$A250]/[.R$1]" office:value-type="float" office:value="407.166666666667">
            <text:p>407.17</text:p>
          </table:table-cell>
          <table:table-cell table:formula="oooc:=[.$A250]+[.$A250]/[.S$1]" office:value-type="float" office:value="398.857142857143">
            <text:p>398.86</text:p>
          </table:table-cell>
          <table:table-cell table:formula="oooc:=[.$A250]+[.$A250]/[.T$1]" office:value-type="float" office:value="392.625">
            <text:p>392.63</text:p>
          </table:table-cell>
          <table:table-cell table:formula="oooc:=[.$A250]+[.$A250]/[.U$1]" office:value-type="float" office:value="387.777777777778">
            <text:p>387.78</text:p>
          </table:table-cell>
          <table:table-cell table:formula="oooc:=[.$A250]+[.$A250]/[.V$1]" office:value-type="float" office:value="383.9">
            <text:p>383.9</text:p>
          </table:table-cell>
          <table:table-cell table:formula="oooc:=[.$A250]+[.$A250]/[.W$1]" office:value-type="float" office:value="380.727272727273">
            <text:p>380.7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ooc:=[.B$1]*100+[.$A251]" office:value-type="float" office:value="450">
            <text:p>450</text:p>
          </table:table-cell>
          <table:table-cell table:formula="oooc:=[.C$1]*100+[.$A251]" office:value-type="float" office:value="550">
            <text:p>550</text:p>
          </table:table-cell>
          <table:table-cell table:formula="oooc:=[.D$1]*100+[.$A251]" office:value-type="float" office:value="650">
            <text:p>650</text:p>
          </table:table-cell>
          <table:table-cell table:formula="oooc:=[.E$1]*100+[.$A251]" office:value-type="float" office:value="750">
            <text:p>750</text:p>
          </table:table-cell>
          <table:table-cell table:formula="oooc:=[.F$1]*100+[.$A251]" office:value-type="float" office:value="850">
            <text:p>850</text:p>
          </table:table-cell>
          <table:table-cell table:formula="oooc:=[.G$1]*100+[.$A251]" office:value-type="float" office:value="950">
            <text:p>950</text:p>
          </table:table-cell>
          <table:table-cell table:formula="oooc:=[.H$1]*100+[.$A251]" office:value-type="float" office:value="1050">
            <text:p>1050</text:p>
          </table:table-cell>
          <table:table-cell table:formula="oooc:=[.I$1]*100+[.$A251]" office:value-type="float" office:value="1150">
            <text:p>1150</text:p>
          </table:table-cell>
          <table:table-cell table:formula="oooc:=[.J$1]*100+[.$A251]" office:value-type="float" office:value="1250">
            <text:p>1250</text:p>
          </table:table-cell>
          <table:table-cell table:formula="oooc:=[.K$1]*100+[.$A251]" office:value-type="float" office:value="1350">
            <text:p>1350</text:p>
          </table:table-cell>
          <table:table-cell table:formula="oooc:=[.L$1]*100+[.$A251]" office:value-type="float" office:value="1450">
            <text:p>1450</text:p>
          </table:table-cell>
          <table:table-cell table:formula="oooc:=[.$A251]+[.$A251]/[.M$1]" office:value-type="float" office:value="700">
            <text:p>700</text:p>
          </table:table-cell>
          <table:table-cell table:formula="oooc:=[.$A251]+[.$A251]/[.N$1]" office:value-type="float" office:value="525">
            <text:p>525</text:p>
          </table:table-cell>
          <table:table-cell table:formula="oooc:=[.$A251]+[.$A251]/[.O$1]" office:value-type="float" office:value="466.666666666667">
            <text:p>466.67</text:p>
          </table:table-cell>
          <table:table-cell table:formula="oooc:=[.$A251]+[.$A251]/[.P$1]" office:value-type="float" office:value="437.5">
            <text:p>437.5</text:p>
          </table:table-cell>
          <table:table-cell table:formula="oooc:=[.$A251]+[.$A251]/[.Q$1]" office:value-type="float" office:value="420">
            <text:p>420</text:p>
          </table:table-cell>
          <table:table-cell table:formula="oooc:=[.$A251]+[.$A251]/[.R$1]" office:value-type="float" office:value="408.333333333333">
            <text:p>408.33</text:p>
          </table:table-cell>
          <table:table-cell table:formula="oooc:=[.$A251]+[.$A251]/[.S$1]" office:value-type="float" office:value="400">
            <text:p>400</text:p>
          </table:table-cell>
          <table:table-cell table:formula="oooc:=[.$A251]+[.$A251]/[.T$1]" office:value-type="float" office:value="393.75">
            <text:p>393.75</text:p>
          </table:table-cell>
          <table:table-cell table:formula="oooc:=[.$A251]+[.$A251]/[.U$1]" office:value-type="float" office:value="388.888888888889">
            <text:p>388.89</text:p>
          </table:table-cell>
          <table:table-cell table:formula="oooc:=[.$A251]+[.$A251]/[.V$1]" office:value-type="float" office:value="385">
            <text:p>385</text:p>
          </table:table-cell>
          <table:table-cell table:formula="oooc:=[.$A251]+[.$A251]/[.W$1]" office:value-type="float" office:value="381.818181818182">
            <text:p>381.8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ooc:=[.B$1]*100+[.$A252]" office:value-type="float" office:value="451">
            <text:p>451</text:p>
          </table:table-cell>
          <table:table-cell table:formula="oooc:=[.C$1]*100+[.$A252]" office:value-type="float" office:value="551">
            <text:p>551</text:p>
          </table:table-cell>
          <table:table-cell table:formula="oooc:=[.D$1]*100+[.$A252]" office:value-type="float" office:value="651">
            <text:p>651</text:p>
          </table:table-cell>
          <table:table-cell table:formula="oooc:=[.E$1]*100+[.$A252]" office:value-type="float" office:value="751">
            <text:p>751</text:p>
          </table:table-cell>
          <table:table-cell table:formula="oooc:=[.F$1]*100+[.$A252]" office:value-type="float" office:value="851">
            <text:p>851</text:p>
          </table:table-cell>
          <table:table-cell table:formula="oooc:=[.G$1]*100+[.$A252]" office:value-type="float" office:value="951">
            <text:p>951</text:p>
          </table:table-cell>
          <table:table-cell table:formula="oooc:=[.H$1]*100+[.$A252]" office:value-type="float" office:value="1051">
            <text:p>1051</text:p>
          </table:table-cell>
          <table:table-cell table:formula="oooc:=[.I$1]*100+[.$A252]" office:value-type="float" office:value="1151">
            <text:p>1151</text:p>
          </table:table-cell>
          <table:table-cell table:formula="oooc:=[.J$1]*100+[.$A252]" office:value-type="float" office:value="1251">
            <text:p>1251</text:p>
          </table:table-cell>
          <table:table-cell table:formula="oooc:=[.K$1]*100+[.$A252]" office:value-type="float" office:value="1351">
            <text:p>1351</text:p>
          </table:table-cell>
          <table:table-cell table:formula="oooc:=[.L$1]*100+[.$A252]" office:value-type="float" office:value="1451">
            <text:p>1451</text:p>
          </table:table-cell>
          <table:table-cell table:formula="oooc:=[.$A252]+[.$A252]/[.M$1]" office:value-type="float" office:value="702">
            <text:p>702</text:p>
          </table:table-cell>
          <table:table-cell table:formula="oooc:=[.$A252]+[.$A252]/[.N$1]" office:value-type="float" office:value="526.5">
            <text:p>526.5</text:p>
          </table:table-cell>
          <table:table-cell table:formula="oooc:=[.$A252]+[.$A252]/[.O$1]" office:value-type="float" office:value="468">
            <text:p>468</text:p>
          </table:table-cell>
          <table:table-cell table:formula="oooc:=[.$A252]+[.$A252]/[.P$1]" office:value-type="float" office:value="438.75">
            <text:p>438.75</text:p>
          </table:table-cell>
          <table:table-cell table:formula="oooc:=[.$A252]+[.$A252]/[.Q$1]" office:value-type="float" office:value="421.2">
            <text:p>421.2</text:p>
          </table:table-cell>
          <table:table-cell table:formula="oooc:=[.$A252]+[.$A252]/[.R$1]" office:value-type="float" office:value="409.5">
            <text:p>409.5</text:p>
          </table:table-cell>
          <table:table-cell table:formula="oooc:=[.$A252]+[.$A252]/[.S$1]" office:value-type="float" office:value="401.142857142857">
            <text:p>401.14</text:p>
          </table:table-cell>
          <table:table-cell table:formula="oooc:=[.$A252]+[.$A252]/[.T$1]" office:value-type="float" office:value="394.875">
            <text:p>394.88</text:p>
          </table:table-cell>
          <table:table-cell table:formula="oooc:=[.$A252]+[.$A252]/[.U$1]" office:value-type="float" office:value="390">
            <text:p>390</text:p>
          </table:table-cell>
          <table:table-cell table:formula="oooc:=[.$A252]+[.$A252]/[.V$1]" office:value-type="float" office:value="386.1">
            <text:p>386.1</text:p>
          </table:table-cell>
          <table:table-cell table:formula="oooc:=[.$A252]+[.$A252]/[.W$1]" office:value-type="float" office:value="382.909090909091">
            <text:p>382.9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ooc:=[.B$1]*100+[.$A253]" office:value-type="float" office:value="452">
            <text:p>452</text:p>
          </table:table-cell>
          <table:table-cell table:formula="oooc:=[.C$1]*100+[.$A253]" office:value-type="float" office:value="552">
            <text:p>552</text:p>
          </table:table-cell>
          <table:table-cell table:formula="oooc:=[.D$1]*100+[.$A253]" office:value-type="float" office:value="652">
            <text:p>652</text:p>
          </table:table-cell>
          <table:table-cell table:formula="oooc:=[.E$1]*100+[.$A253]" office:value-type="float" office:value="752">
            <text:p>752</text:p>
          </table:table-cell>
          <table:table-cell table:formula="oooc:=[.F$1]*100+[.$A253]" office:value-type="float" office:value="852">
            <text:p>852</text:p>
          </table:table-cell>
          <table:table-cell table:formula="oooc:=[.G$1]*100+[.$A253]" office:value-type="float" office:value="952">
            <text:p>952</text:p>
          </table:table-cell>
          <table:table-cell table:formula="oooc:=[.H$1]*100+[.$A253]" office:value-type="float" office:value="1052">
            <text:p>1052</text:p>
          </table:table-cell>
          <table:table-cell table:formula="oooc:=[.I$1]*100+[.$A253]" office:value-type="float" office:value="1152">
            <text:p>1152</text:p>
          </table:table-cell>
          <table:table-cell table:formula="oooc:=[.J$1]*100+[.$A253]" office:value-type="float" office:value="1252">
            <text:p>1252</text:p>
          </table:table-cell>
          <table:table-cell table:formula="oooc:=[.K$1]*100+[.$A253]" office:value-type="float" office:value="1352">
            <text:p>1352</text:p>
          </table:table-cell>
          <table:table-cell table:formula="oooc:=[.L$1]*100+[.$A253]" office:value-type="float" office:value="1452">
            <text:p>1452</text:p>
          </table:table-cell>
          <table:table-cell table:formula="oooc:=[.$A253]+[.$A253]/[.M$1]" office:value-type="float" office:value="704">
            <text:p>704</text:p>
          </table:table-cell>
          <table:table-cell table:formula="oooc:=[.$A253]+[.$A253]/[.N$1]" office:value-type="float" office:value="528">
            <text:p>528</text:p>
          </table:table-cell>
          <table:table-cell table:formula="oooc:=[.$A253]+[.$A253]/[.O$1]" office:value-type="float" office:value="469.333333333333">
            <text:p>469.33</text:p>
          </table:table-cell>
          <table:table-cell table:formula="oooc:=[.$A253]+[.$A253]/[.P$1]" office:value-type="float" office:value="440">
            <text:p>440</text:p>
          </table:table-cell>
          <table:table-cell table:formula="oooc:=[.$A253]+[.$A253]/[.Q$1]" office:value-type="float" office:value="422.4">
            <text:p>422.4</text:p>
          </table:table-cell>
          <table:table-cell table:formula="oooc:=[.$A253]+[.$A253]/[.R$1]" office:value-type="float" office:value="410.666666666667">
            <text:p>410.67</text:p>
          </table:table-cell>
          <table:table-cell table:formula="oooc:=[.$A253]+[.$A253]/[.S$1]" office:value-type="float" office:value="402.285714285714">
            <text:p>402.29</text:p>
          </table:table-cell>
          <table:table-cell table:formula="oooc:=[.$A253]+[.$A253]/[.T$1]" office:value-type="float" office:value="396">
            <text:p>396</text:p>
          </table:table-cell>
          <table:table-cell table:formula="oooc:=[.$A253]+[.$A253]/[.U$1]" office:value-type="float" office:value="391.111111111111">
            <text:p>391.11</text:p>
          </table:table-cell>
          <table:table-cell table:formula="oooc:=[.$A253]+[.$A253]/[.V$1]" office:value-type="float" office:value="387.2">
            <text:p>387.2</text:p>
          </table:table-cell>
          <table:table-cell table:formula="oooc:=[.$A253]+[.$A253]/[.W$1]" office:value-type="float" office:value="384">
            <text:p>38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ooc:=[.B$1]*100+[.$A254]" office:value-type="float" office:value="453">
            <text:p>453</text:p>
          </table:table-cell>
          <table:table-cell table:formula="oooc:=[.C$1]*100+[.$A254]" office:value-type="float" office:value="553">
            <text:p>553</text:p>
          </table:table-cell>
          <table:table-cell table:formula="oooc:=[.D$1]*100+[.$A254]" office:value-type="float" office:value="653">
            <text:p>653</text:p>
          </table:table-cell>
          <table:table-cell table:formula="oooc:=[.E$1]*100+[.$A254]" office:value-type="float" office:value="753">
            <text:p>753</text:p>
          </table:table-cell>
          <table:table-cell table:formula="oooc:=[.F$1]*100+[.$A254]" office:value-type="float" office:value="853">
            <text:p>853</text:p>
          </table:table-cell>
          <table:table-cell table:formula="oooc:=[.G$1]*100+[.$A254]" office:value-type="float" office:value="953">
            <text:p>953</text:p>
          </table:table-cell>
          <table:table-cell table:formula="oooc:=[.H$1]*100+[.$A254]" office:value-type="float" office:value="1053">
            <text:p>1053</text:p>
          </table:table-cell>
          <table:table-cell table:formula="oooc:=[.I$1]*100+[.$A254]" office:value-type="float" office:value="1153">
            <text:p>1153</text:p>
          </table:table-cell>
          <table:table-cell table:formula="oooc:=[.J$1]*100+[.$A254]" office:value-type="float" office:value="1253">
            <text:p>1253</text:p>
          </table:table-cell>
          <table:table-cell table:formula="oooc:=[.K$1]*100+[.$A254]" office:value-type="float" office:value="1353">
            <text:p>1353</text:p>
          </table:table-cell>
          <table:table-cell table:formula="oooc:=[.L$1]*100+[.$A254]" office:value-type="float" office:value="1453">
            <text:p>1453</text:p>
          </table:table-cell>
          <table:table-cell table:formula="oooc:=[.$A254]+[.$A254]/[.M$1]" office:value-type="float" office:value="706">
            <text:p>706</text:p>
          </table:table-cell>
          <table:table-cell table:formula="oooc:=[.$A254]+[.$A254]/[.N$1]" office:value-type="float" office:value="529.5">
            <text:p>529.5</text:p>
          </table:table-cell>
          <table:table-cell table:formula="oooc:=[.$A254]+[.$A254]/[.O$1]" office:value-type="float" office:value="470.666666666667">
            <text:p>470.67</text:p>
          </table:table-cell>
          <table:table-cell table:formula="oooc:=[.$A254]+[.$A254]/[.P$1]" office:value-type="float" office:value="441.25">
            <text:p>441.25</text:p>
          </table:table-cell>
          <table:table-cell table:formula="oooc:=[.$A254]+[.$A254]/[.Q$1]" office:value-type="float" office:value="423.6">
            <text:p>423.6</text:p>
          </table:table-cell>
          <table:table-cell table:formula="oooc:=[.$A254]+[.$A254]/[.R$1]" office:value-type="float" office:value="411.833333333333">
            <text:p>411.83</text:p>
          </table:table-cell>
          <table:table-cell table:formula="oooc:=[.$A254]+[.$A254]/[.S$1]" office:value-type="float" office:value="403.428571428572">
            <text:p>403.43</text:p>
          </table:table-cell>
          <table:table-cell table:formula="oooc:=[.$A254]+[.$A254]/[.T$1]" office:value-type="float" office:value="397.125">
            <text:p>397.13</text:p>
          </table:table-cell>
          <table:table-cell table:formula="oooc:=[.$A254]+[.$A254]/[.U$1]" office:value-type="float" office:value="392.222222222222">
            <text:p>392.22</text:p>
          </table:table-cell>
          <table:table-cell table:formula="oooc:=[.$A254]+[.$A254]/[.V$1]" office:value-type="float" office:value="388.3">
            <text:p>388.3</text:p>
          </table:table-cell>
          <table:table-cell table:formula="oooc:=[.$A254]+[.$A254]/[.W$1]" office:value-type="float" office:value="385.090909090909">
            <text:p>385.0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ooc:=[.B$1]*100+[.$A255]" office:value-type="float" office:value="454">
            <text:p>454</text:p>
          </table:table-cell>
          <table:table-cell table:formula="oooc:=[.C$1]*100+[.$A255]" office:value-type="float" office:value="554">
            <text:p>554</text:p>
          </table:table-cell>
          <table:table-cell table:formula="oooc:=[.D$1]*100+[.$A255]" office:value-type="float" office:value="654">
            <text:p>654</text:p>
          </table:table-cell>
          <table:table-cell table:formula="oooc:=[.E$1]*100+[.$A255]" office:value-type="float" office:value="754">
            <text:p>754</text:p>
          </table:table-cell>
          <table:table-cell table:formula="oooc:=[.F$1]*100+[.$A255]" office:value-type="float" office:value="854">
            <text:p>854</text:p>
          </table:table-cell>
          <table:table-cell table:formula="oooc:=[.G$1]*100+[.$A255]" office:value-type="float" office:value="954">
            <text:p>954</text:p>
          </table:table-cell>
          <table:table-cell table:formula="oooc:=[.H$1]*100+[.$A255]" office:value-type="float" office:value="1054">
            <text:p>1054</text:p>
          </table:table-cell>
          <table:table-cell table:formula="oooc:=[.I$1]*100+[.$A255]" office:value-type="float" office:value="1154">
            <text:p>1154</text:p>
          </table:table-cell>
          <table:table-cell table:formula="oooc:=[.J$1]*100+[.$A255]" office:value-type="float" office:value="1254">
            <text:p>1254</text:p>
          </table:table-cell>
          <table:table-cell table:formula="oooc:=[.K$1]*100+[.$A255]" office:value-type="float" office:value="1354">
            <text:p>1354</text:p>
          </table:table-cell>
          <table:table-cell table:formula="oooc:=[.L$1]*100+[.$A255]" office:value-type="float" office:value="1454">
            <text:p>1454</text:p>
          </table:table-cell>
          <table:table-cell table:formula="oooc:=[.$A255]+[.$A255]/[.M$1]" office:value-type="float" office:value="708">
            <text:p>708</text:p>
          </table:table-cell>
          <table:table-cell table:formula="oooc:=[.$A255]+[.$A255]/[.N$1]" office:value-type="float" office:value="531">
            <text:p>531</text:p>
          </table:table-cell>
          <table:table-cell table:formula="oooc:=[.$A255]+[.$A255]/[.O$1]" office:value-type="float" office:value="472">
            <text:p>472</text:p>
          </table:table-cell>
          <table:table-cell table:formula="oooc:=[.$A255]+[.$A255]/[.P$1]" office:value-type="float" office:value="442.5">
            <text:p>442.5</text:p>
          </table:table-cell>
          <table:table-cell table:formula="oooc:=[.$A255]+[.$A255]/[.Q$1]" office:value-type="float" office:value="424.8">
            <text:p>424.8</text:p>
          </table:table-cell>
          <table:table-cell table:formula="oooc:=[.$A255]+[.$A255]/[.R$1]" office:value-type="float" office:value="413">
            <text:p>413</text:p>
          </table:table-cell>
          <table:table-cell table:formula="oooc:=[.$A255]+[.$A255]/[.S$1]" office:value-type="float" office:value="404.571428571429">
            <text:p>404.57</text:p>
          </table:table-cell>
          <table:table-cell table:formula="oooc:=[.$A255]+[.$A255]/[.T$1]" office:value-type="float" office:value="398.25">
            <text:p>398.25</text:p>
          </table:table-cell>
          <table:table-cell table:formula="oooc:=[.$A255]+[.$A255]/[.U$1]" office:value-type="float" office:value="393.333333333333">
            <text:p>393.33</text:p>
          </table:table-cell>
          <table:table-cell table:formula="oooc:=[.$A255]+[.$A255]/[.V$1]" office:value-type="float" office:value="389.4">
            <text:p>389.4</text:p>
          </table:table-cell>
          <table:table-cell table:formula="oooc:=[.$A255]+[.$A255]/[.W$1]" office:value-type="float" office:value="386.181818181818">
            <text:p>386.1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ooc:=[.B$1]*100+[.$A256]" office:value-type="float" office:value="455">
            <text:p>455</text:p>
          </table:table-cell>
          <table:table-cell table:formula="oooc:=[.C$1]*100+[.$A256]" office:value-type="float" office:value="555">
            <text:p>555</text:p>
          </table:table-cell>
          <table:table-cell table:formula="oooc:=[.D$1]*100+[.$A256]" office:value-type="float" office:value="655">
            <text:p>655</text:p>
          </table:table-cell>
          <table:table-cell table:formula="oooc:=[.E$1]*100+[.$A256]" office:value-type="float" office:value="755">
            <text:p>755</text:p>
          </table:table-cell>
          <table:table-cell table:formula="oooc:=[.F$1]*100+[.$A256]" office:value-type="float" office:value="855">
            <text:p>855</text:p>
          </table:table-cell>
          <table:table-cell table:formula="oooc:=[.G$1]*100+[.$A256]" office:value-type="float" office:value="955">
            <text:p>955</text:p>
          </table:table-cell>
          <table:table-cell table:formula="oooc:=[.H$1]*100+[.$A256]" office:value-type="float" office:value="1055">
            <text:p>1055</text:p>
          </table:table-cell>
          <table:table-cell table:formula="oooc:=[.I$1]*100+[.$A256]" office:value-type="float" office:value="1155">
            <text:p>1155</text:p>
          </table:table-cell>
          <table:table-cell table:formula="oooc:=[.J$1]*100+[.$A256]" office:value-type="float" office:value="1255">
            <text:p>1255</text:p>
          </table:table-cell>
          <table:table-cell table:formula="oooc:=[.K$1]*100+[.$A256]" office:value-type="float" office:value="1355">
            <text:p>1355</text:p>
          </table:table-cell>
          <table:table-cell table:formula="oooc:=[.L$1]*100+[.$A256]" office:value-type="float" office:value="1455">
            <text:p>1455</text:p>
          </table:table-cell>
          <table:table-cell table:formula="oooc:=[.$A256]+[.$A256]/[.M$1]" office:value-type="float" office:value="710">
            <text:p>710</text:p>
          </table:table-cell>
          <table:table-cell table:formula="oooc:=[.$A256]+[.$A256]/[.N$1]" office:value-type="float" office:value="532.5">
            <text:p>532.5</text:p>
          </table:table-cell>
          <table:table-cell table:formula="oooc:=[.$A256]+[.$A256]/[.O$1]" office:value-type="float" office:value="473.333333333333">
            <text:p>473.33</text:p>
          </table:table-cell>
          <table:table-cell table:formula="oooc:=[.$A256]+[.$A256]/[.P$1]" office:value-type="float" office:value="443.75">
            <text:p>443.75</text:p>
          </table:table-cell>
          <table:table-cell table:formula="oooc:=[.$A256]+[.$A256]/[.Q$1]" office:value-type="float" office:value="426">
            <text:p>426</text:p>
          </table:table-cell>
          <table:table-cell table:formula="oooc:=[.$A256]+[.$A256]/[.R$1]" office:value-type="float" office:value="414.166666666667">
            <text:p>414.17</text:p>
          </table:table-cell>
          <table:table-cell table:formula="oooc:=[.$A256]+[.$A256]/[.S$1]" office:value-type="float" office:value="405.714285714286">
            <text:p>405.71</text:p>
          </table:table-cell>
          <table:table-cell table:formula="oooc:=[.$A256]+[.$A256]/[.T$1]" office:value-type="float" office:value="399.375">
            <text:p>399.38</text:p>
          </table:table-cell>
          <table:table-cell table:formula="oooc:=[.$A256]+[.$A256]/[.U$1]" office:value-type="float" office:value="394.444444444444">
            <text:p>394.44</text:p>
          </table:table-cell>
          <table:table-cell table:formula="oooc:=[.$A256]+[.$A256]/[.V$1]" office:value-type="float" office:value="390.5">
            <text:p>390.5</text:p>
          </table:table-cell>
          <table:table-cell table:formula="oooc:=[.$A256]+[.$A256]/[.W$1]" office:value-type="float" office:value="387.272727272727">
            <text:p>387.2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ooc:=[.B$1]*100+[.$A257]" office:value-type="float" office:value="456">
            <text:p>456</text:p>
          </table:table-cell>
          <table:table-cell table:formula="oooc:=[.C$1]*100+[.$A257]" office:value-type="float" office:value="556">
            <text:p>556</text:p>
          </table:table-cell>
          <table:table-cell table:formula="oooc:=[.D$1]*100+[.$A257]" office:value-type="float" office:value="656">
            <text:p>656</text:p>
          </table:table-cell>
          <table:table-cell table:formula="oooc:=[.E$1]*100+[.$A257]" office:value-type="float" office:value="756">
            <text:p>756</text:p>
          </table:table-cell>
          <table:table-cell table:formula="oooc:=[.F$1]*100+[.$A257]" office:value-type="float" office:value="856">
            <text:p>856</text:p>
          </table:table-cell>
          <table:table-cell table:formula="oooc:=[.G$1]*100+[.$A257]" office:value-type="float" office:value="956">
            <text:p>956</text:p>
          </table:table-cell>
          <table:table-cell table:formula="oooc:=[.H$1]*100+[.$A257]" office:value-type="float" office:value="1056">
            <text:p>1056</text:p>
          </table:table-cell>
          <table:table-cell table:formula="oooc:=[.I$1]*100+[.$A257]" office:value-type="float" office:value="1156">
            <text:p>1156</text:p>
          </table:table-cell>
          <table:table-cell table:formula="oooc:=[.J$1]*100+[.$A257]" office:value-type="float" office:value="1256">
            <text:p>1256</text:p>
          </table:table-cell>
          <table:table-cell table:formula="oooc:=[.K$1]*100+[.$A257]" office:value-type="float" office:value="1356">
            <text:p>1356</text:p>
          </table:table-cell>
          <table:table-cell table:formula="oooc:=[.L$1]*100+[.$A257]" office:value-type="float" office:value="1456">
            <text:p>1456</text:p>
          </table:table-cell>
          <table:table-cell table:formula="oooc:=[.$A257]+[.$A257]/[.M$1]" office:value-type="float" office:value="712">
            <text:p>712</text:p>
          </table:table-cell>
          <table:table-cell table:formula="oooc:=[.$A257]+[.$A257]/[.N$1]" office:value-type="float" office:value="534">
            <text:p>534</text:p>
          </table:table-cell>
          <table:table-cell table:formula="oooc:=[.$A257]+[.$A257]/[.O$1]" office:value-type="float" office:value="474.666666666667">
            <text:p>474.67</text:p>
          </table:table-cell>
          <table:table-cell table:formula="oooc:=[.$A257]+[.$A257]/[.P$1]" office:value-type="float" office:value="445">
            <text:p>445</text:p>
          </table:table-cell>
          <table:table-cell table:formula="oooc:=[.$A257]+[.$A257]/[.Q$1]" office:value-type="float" office:value="427.2">
            <text:p>427.2</text:p>
          </table:table-cell>
          <table:table-cell table:formula="oooc:=[.$A257]+[.$A257]/[.R$1]" office:value-type="float" office:value="415.333333333333">
            <text:p>415.33</text:p>
          </table:table-cell>
          <table:table-cell table:formula="oooc:=[.$A257]+[.$A257]/[.S$1]" office:value-type="float" office:value="406.857142857143">
            <text:p>406.86</text:p>
          </table:table-cell>
          <table:table-cell table:formula="oooc:=[.$A257]+[.$A257]/[.T$1]" office:value-type="float" office:value="400.5">
            <text:p>400.5</text:p>
          </table:table-cell>
          <table:table-cell table:formula="oooc:=[.$A257]+[.$A257]/[.U$1]" office:value-type="float" office:value="395.555555555556">
            <text:p>395.56</text:p>
          </table:table-cell>
          <table:table-cell table:formula="oooc:=[.$A257]+[.$A257]/[.V$1]" office:value-type="float" office:value="391.6">
            <text:p>391.6</text:p>
          </table:table-cell>
          <table:table-cell table:formula="oooc:=[.$A257]+[.$A257]/[.W$1]" office:value-type="float" office:value="388.363636363636">
            <text:p>388.3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ooc:=[.B$1]*100+[.$A258]" office:value-type="float" office:value="457">
            <text:p>457</text:p>
          </table:table-cell>
          <table:table-cell table:formula="oooc:=[.C$1]*100+[.$A258]" office:value-type="float" office:value="557">
            <text:p>557</text:p>
          </table:table-cell>
          <table:table-cell table:formula="oooc:=[.D$1]*100+[.$A258]" office:value-type="float" office:value="657">
            <text:p>657</text:p>
          </table:table-cell>
          <table:table-cell table:formula="oooc:=[.E$1]*100+[.$A258]" office:value-type="float" office:value="757">
            <text:p>757</text:p>
          </table:table-cell>
          <table:table-cell table:formula="oooc:=[.F$1]*100+[.$A258]" office:value-type="float" office:value="857">
            <text:p>857</text:p>
          </table:table-cell>
          <table:table-cell table:formula="oooc:=[.G$1]*100+[.$A258]" office:value-type="float" office:value="957">
            <text:p>957</text:p>
          </table:table-cell>
          <table:table-cell table:formula="oooc:=[.H$1]*100+[.$A258]" office:value-type="float" office:value="1057">
            <text:p>1057</text:p>
          </table:table-cell>
          <table:table-cell table:formula="oooc:=[.I$1]*100+[.$A258]" office:value-type="float" office:value="1157">
            <text:p>1157</text:p>
          </table:table-cell>
          <table:table-cell table:formula="oooc:=[.J$1]*100+[.$A258]" office:value-type="float" office:value="1257">
            <text:p>1257</text:p>
          </table:table-cell>
          <table:table-cell table:formula="oooc:=[.K$1]*100+[.$A258]" office:value-type="float" office:value="1357">
            <text:p>1357</text:p>
          </table:table-cell>
          <table:table-cell table:formula="oooc:=[.L$1]*100+[.$A258]" office:value-type="float" office:value="1457">
            <text:p>1457</text:p>
          </table:table-cell>
          <table:table-cell table:formula="oooc:=[.$A258]+[.$A258]/[.M$1]" office:value-type="float" office:value="714">
            <text:p>714</text:p>
          </table:table-cell>
          <table:table-cell table:formula="oooc:=[.$A258]+[.$A258]/[.N$1]" office:value-type="float" office:value="535.5">
            <text:p>535.5</text:p>
          </table:table-cell>
          <table:table-cell table:formula="oooc:=[.$A258]+[.$A258]/[.O$1]" office:value-type="float" office:value="476">
            <text:p>476</text:p>
          </table:table-cell>
          <table:table-cell table:formula="oooc:=[.$A258]+[.$A258]/[.P$1]" office:value-type="float" office:value="446.25">
            <text:p>446.25</text:p>
          </table:table-cell>
          <table:table-cell table:formula="oooc:=[.$A258]+[.$A258]/[.Q$1]" office:value-type="float" office:value="428.4">
            <text:p>428.4</text:p>
          </table:table-cell>
          <table:table-cell table:formula="oooc:=[.$A258]+[.$A258]/[.R$1]" office:value-type="float" office:value="416.5">
            <text:p>416.5</text:p>
          </table:table-cell>
          <table:table-cell table:formula="oooc:=[.$A258]+[.$A258]/[.S$1]" office:value-type="float" office:value="408">
            <text:p>408</text:p>
          </table:table-cell>
          <table:table-cell table:formula="oooc:=[.$A258]+[.$A258]/[.T$1]" office:value-type="float" office:value="401.625">
            <text:p>401.63</text:p>
          </table:table-cell>
          <table:table-cell table:formula="oooc:=[.$A258]+[.$A258]/[.U$1]" office:value-type="float" office:value="396.666666666667">
            <text:p>396.67</text:p>
          </table:table-cell>
          <table:table-cell table:formula="oooc:=[.$A258]+[.$A258]/[.V$1]" office:value-type="float" office:value="392.7">
            <text:p>392.7</text:p>
          </table:table-cell>
          <table:table-cell table:formula="oooc:=[.$A258]+[.$A258]/[.W$1]" office:value-type="float" office:value="389.454545454545">
            <text:p>389.4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ooc:=[.B$1]*100+[.$A259]" office:value-type="float" office:value="458">
            <text:p>458</text:p>
          </table:table-cell>
          <table:table-cell table:formula="oooc:=[.C$1]*100+[.$A259]" office:value-type="float" office:value="558">
            <text:p>558</text:p>
          </table:table-cell>
          <table:table-cell table:formula="oooc:=[.D$1]*100+[.$A259]" office:value-type="float" office:value="658">
            <text:p>658</text:p>
          </table:table-cell>
          <table:table-cell table:formula="oooc:=[.E$1]*100+[.$A259]" office:value-type="float" office:value="758">
            <text:p>758</text:p>
          </table:table-cell>
          <table:table-cell table:formula="oooc:=[.F$1]*100+[.$A259]" office:value-type="float" office:value="858">
            <text:p>858</text:p>
          </table:table-cell>
          <table:table-cell table:formula="oooc:=[.G$1]*100+[.$A259]" office:value-type="float" office:value="958">
            <text:p>958</text:p>
          </table:table-cell>
          <table:table-cell table:formula="oooc:=[.H$1]*100+[.$A259]" office:value-type="float" office:value="1058">
            <text:p>1058</text:p>
          </table:table-cell>
          <table:table-cell table:formula="oooc:=[.I$1]*100+[.$A259]" office:value-type="float" office:value="1158">
            <text:p>1158</text:p>
          </table:table-cell>
          <table:table-cell table:formula="oooc:=[.J$1]*100+[.$A259]" office:value-type="float" office:value="1258">
            <text:p>1258</text:p>
          </table:table-cell>
          <table:table-cell table:formula="oooc:=[.K$1]*100+[.$A259]" office:value-type="float" office:value="1358">
            <text:p>1358</text:p>
          </table:table-cell>
          <table:table-cell table:formula="oooc:=[.L$1]*100+[.$A259]" office:value-type="float" office:value="1458">
            <text:p>1458</text:p>
          </table:table-cell>
          <table:table-cell table:formula="oooc:=[.$A259]+[.$A259]/[.M$1]" office:value-type="float" office:value="716">
            <text:p>716</text:p>
          </table:table-cell>
          <table:table-cell table:formula="oooc:=[.$A259]+[.$A259]/[.N$1]" office:value-type="float" office:value="537">
            <text:p>537</text:p>
          </table:table-cell>
          <table:table-cell table:formula="oooc:=[.$A259]+[.$A259]/[.O$1]" office:value-type="float" office:value="477.333333333333">
            <text:p>477.33</text:p>
          </table:table-cell>
          <table:table-cell table:formula="oooc:=[.$A259]+[.$A259]/[.P$1]" office:value-type="float" office:value="447.5">
            <text:p>447.5</text:p>
          </table:table-cell>
          <table:table-cell table:formula="oooc:=[.$A259]+[.$A259]/[.Q$1]" office:value-type="float" office:value="429.6">
            <text:p>429.6</text:p>
          </table:table-cell>
          <table:table-cell table:formula="oooc:=[.$A259]+[.$A259]/[.R$1]" office:value-type="float" office:value="417.666666666667">
            <text:p>417.67</text:p>
          </table:table-cell>
          <table:table-cell table:formula="oooc:=[.$A259]+[.$A259]/[.S$1]" office:value-type="float" office:value="409.142857142857">
            <text:p>409.14</text:p>
          </table:table-cell>
          <table:table-cell table:formula="oooc:=[.$A259]+[.$A259]/[.T$1]" office:value-type="float" office:value="402.75">
            <text:p>402.75</text:p>
          </table:table-cell>
          <table:table-cell table:formula="oooc:=[.$A259]+[.$A259]/[.U$1]" office:value-type="float" office:value="397.777777777778">
            <text:p>397.78</text:p>
          </table:table-cell>
          <table:table-cell table:formula="oooc:=[.$A259]+[.$A259]/[.V$1]" office:value-type="float" office:value="393.8">
            <text:p>393.8</text:p>
          </table:table-cell>
          <table:table-cell table:formula="oooc:=[.$A259]+[.$A259]/[.W$1]" office:value-type="float" office:value="390.545454545455">
            <text:p>390.5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ooc:=[.B$1]*100+[.$A260]" office:value-type="float" office:value="459">
            <text:p>459</text:p>
          </table:table-cell>
          <table:table-cell table:formula="oooc:=[.C$1]*100+[.$A260]" office:value-type="float" office:value="559">
            <text:p>559</text:p>
          </table:table-cell>
          <table:table-cell table:formula="oooc:=[.D$1]*100+[.$A260]" office:value-type="float" office:value="659">
            <text:p>659</text:p>
          </table:table-cell>
          <table:table-cell table:formula="oooc:=[.E$1]*100+[.$A260]" office:value-type="float" office:value="759">
            <text:p>759</text:p>
          </table:table-cell>
          <table:table-cell table:formula="oooc:=[.F$1]*100+[.$A260]" office:value-type="float" office:value="859">
            <text:p>859</text:p>
          </table:table-cell>
          <table:table-cell table:formula="oooc:=[.G$1]*100+[.$A260]" office:value-type="float" office:value="959">
            <text:p>959</text:p>
          </table:table-cell>
          <table:table-cell table:formula="oooc:=[.H$1]*100+[.$A260]" office:value-type="float" office:value="1059">
            <text:p>1059</text:p>
          </table:table-cell>
          <table:table-cell table:formula="oooc:=[.I$1]*100+[.$A260]" office:value-type="float" office:value="1159">
            <text:p>1159</text:p>
          </table:table-cell>
          <table:table-cell table:formula="oooc:=[.J$1]*100+[.$A260]" office:value-type="float" office:value="1259">
            <text:p>1259</text:p>
          </table:table-cell>
          <table:table-cell table:formula="oooc:=[.K$1]*100+[.$A260]" office:value-type="float" office:value="1359">
            <text:p>1359</text:p>
          </table:table-cell>
          <table:table-cell table:formula="oooc:=[.L$1]*100+[.$A260]" office:value-type="float" office:value="1459">
            <text:p>1459</text:p>
          </table:table-cell>
          <table:table-cell table:formula="oooc:=[.$A260]+[.$A260]/[.M$1]" office:value-type="float" office:value="718">
            <text:p>718</text:p>
          </table:table-cell>
          <table:table-cell table:formula="oooc:=[.$A260]+[.$A260]/[.N$1]" office:value-type="float" office:value="538.5">
            <text:p>538.5</text:p>
          </table:table-cell>
          <table:table-cell table:formula="oooc:=[.$A260]+[.$A260]/[.O$1]" office:value-type="float" office:value="478.666666666667">
            <text:p>478.67</text:p>
          </table:table-cell>
          <table:table-cell table:formula="oooc:=[.$A260]+[.$A260]/[.P$1]" office:value-type="float" office:value="448.75">
            <text:p>448.75</text:p>
          </table:table-cell>
          <table:table-cell table:formula="oooc:=[.$A260]+[.$A260]/[.Q$1]" office:value-type="float" office:value="430.8">
            <text:p>430.8</text:p>
          </table:table-cell>
          <table:table-cell table:formula="oooc:=[.$A260]+[.$A260]/[.R$1]" office:value-type="float" office:value="418.833333333333">
            <text:p>418.83</text:p>
          </table:table-cell>
          <table:table-cell table:formula="oooc:=[.$A260]+[.$A260]/[.S$1]" office:value-type="float" office:value="410.285714285714">
            <text:p>410.29</text:p>
          </table:table-cell>
          <table:table-cell table:formula="oooc:=[.$A260]+[.$A260]/[.T$1]" office:value-type="float" office:value="403.875">
            <text:p>403.88</text:p>
          </table:table-cell>
          <table:table-cell table:formula="oooc:=[.$A260]+[.$A260]/[.U$1]" office:value-type="float" office:value="398.888888888889">
            <text:p>398.89</text:p>
          </table:table-cell>
          <table:table-cell table:formula="oooc:=[.$A260]+[.$A260]/[.V$1]" office:value-type="float" office:value="394.9">
            <text:p>394.9</text:p>
          </table:table-cell>
          <table:table-cell table:formula="oooc:=[.$A260]+[.$A260]/[.W$1]" office:value-type="float" office:value="391.636363636364">
            <text:p>391.6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ooc:=[.B$1]*100+[.$A261]" office:value-type="float" office:value="460">
            <text:p>460</text:p>
          </table:table-cell>
          <table:table-cell table:formula="oooc:=[.C$1]*100+[.$A261]" office:value-type="float" office:value="560">
            <text:p>560</text:p>
          </table:table-cell>
          <table:table-cell table:formula="oooc:=[.D$1]*100+[.$A261]" office:value-type="float" office:value="660">
            <text:p>660</text:p>
          </table:table-cell>
          <table:table-cell table:formula="oooc:=[.E$1]*100+[.$A261]" office:value-type="float" office:value="760">
            <text:p>760</text:p>
          </table:table-cell>
          <table:table-cell table:formula="oooc:=[.F$1]*100+[.$A261]" office:value-type="float" office:value="860">
            <text:p>860</text:p>
          </table:table-cell>
          <table:table-cell table:formula="oooc:=[.G$1]*100+[.$A261]" office:value-type="float" office:value="960">
            <text:p>960</text:p>
          </table:table-cell>
          <table:table-cell table:formula="oooc:=[.H$1]*100+[.$A261]" office:value-type="float" office:value="1060">
            <text:p>1060</text:p>
          </table:table-cell>
          <table:table-cell table:formula="oooc:=[.I$1]*100+[.$A261]" office:value-type="float" office:value="1160">
            <text:p>1160</text:p>
          </table:table-cell>
          <table:table-cell table:formula="oooc:=[.J$1]*100+[.$A261]" office:value-type="float" office:value="1260">
            <text:p>1260</text:p>
          </table:table-cell>
          <table:table-cell table:formula="oooc:=[.K$1]*100+[.$A261]" office:value-type="float" office:value="1360">
            <text:p>1360</text:p>
          </table:table-cell>
          <table:table-cell table:formula="oooc:=[.L$1]*100+[.$A261]" office:value-type="float" office:value="1460">
            <text:p>1460</text:p>
          </table:table-cell>
          <table:table-cell table:formula="oooc:=[.$A261]+[.$A261]/[.M$1]" office:value-type="float" office:value="720">
            <text:p>720</text:p>
          </table:table-cell>
          <table:table-cell table:formula="oooc:=[.$A261]+[.$A261]/[.N$1]" office:value-type="float" office:value="540">
            <text:p>540</text:p>
          </table:table-cell>
          <table:table-cell table:formula="oooc:=[.$A261]+[.$A261]/[.O$1]" office:value-type="float" office:value="480">
            <text:p>480</text:p>
          </table:table-cell>
          <table:table-cell table:formula="oooc:=[.$A261]+[.$A261]/[.P$1]" office:value-type="float" office:value="450">
            <text:p>450</text:p>
          </table:table-cell>
          <table:table-cell table:formula="oooc:=[.$A261]+[.$A261]/[.Q$1]" office:value-type="float" office:value="432">
            <text:p>432</text:p>
          </table:table-cell>
          <table:table-cell table:formula="oooc:=[.$A261]+[.$A261]/[.R$1]" office:value-type="float" office:value="420">
            <text:p>420</text:p>
          </table:table-cell>
          <table:table-cell table:formula="oooc:=[.$A261]+[.$A261]/[.S$1]" office:value-type="float" office:value="411.428571428572">
            <text:p>411.43</text:p>
          </table:table-cell>
          <table:table-cell table:formula="oooc:=[.$A261]+[.$A261]/[.T$1]" office:value-type="float" office:value="405">
            <text:p>405</text:p>
          </table:table-cell>
          <table:table-cell table:formula="oooc:=[.$A261]+[.$A261]/[.U$1]" office:value-type="float" office:value="400">
            <text:p>400</text:p>
          </table:table-cell>
          <table:table-cell table:formula="oooc:=[.$A261]+[.$A261]/[.V$1]" office:value-type="float" office:value="396">
            <text:p>396</text:p>
          </table:table-cell>
          <table:table-cell table:formula="oooc:=[.$A261]+[.$A261]/[.W$1]" office:value-type="float" office:value="392.727272727273">
            <text:p>392.7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ooc:=[.B$1]*100+[.$A262]" office:value-type="float" office:value="461">
            <text:p>461</text:p>
          </table:table-cell>
          <table:table-cell table:formula="oooc:=[.C$1]*100+[.$A262]" office:value-type="float" office:value="561">
            <text:p>561</text:p>
          </table:table-cell>
          <table:table-cell table:formula="oooc:=[.D$1]*100+[.$A262]" office:value-type="float" office:value="661">
            <text:p>661</text:p>
          </table:table-cell>
          <table:table-cell table:formula="oooc:=[.E$1]*100+[.$A262]" office:value-type="float" office:value="761">
            <text:p>761</text:p>
          </table:table-cell>
          <table:table-cell table:formula="oooc:=[.F$1]*100+[.$A262]" office:value-type="float" office:value="861">
            <text:p>861</text:p>
          </table:table-cell>
          <table:table-cell table:formula="oooc:=[.G$1]*100+[.$A262]" office:value-type="float" office:value="961">
            <text:p>961</text:p>
          </table:table-cell>
          <table:table-cell table:formula="oooc:=[.H$1]*100+[.$A262]" office:value-type="float" office:value="1061">
            <text:p>1061</text:p>
          </table:table-cell>
          <table:table-cell table:formula="oooc:=[.I$1]*100+[.$A262]" office:value-type="float" office:value="1161">
            <text:p>1161</text:p>
          </table:table-cell>
          <table:table-cell table:formula="oooc:=[.J$1]*100+[.$A262]" office:value-type="float" office:value="1261">
            <text:p>1261</text:p>
          </table:table-cell>
          <table:table-cell table:formula="oooc:=[.K$1]*100+[.$A262]" office:value-type="float" office:value="1361">
            <text:p>1361</text:p>
          </table:table-cell>
          <table:table-cell table:formula="oooc:=[.L$1]*100+[.$A262]" office:value-type="float" office:value="1461">
            <text:p>1461</text:p>
          </table:table-cell>
          <table:table-cell table:formula="oooc:=[.$A262]+[.$A262]/[.M$1]" office:value-type="float" office:value="722">
            <text:p>722</text:p>
          </table:table-cell>
          <table:table-cell table:formula="oooc:=[.$A262]+[.$A262]/[.N$1]" office:value-type="float" office:value="541.5">
            <text:p>541.5</text:p>
          </table:table-cell>
          <table:table-cell table:formula="oooc:=[.$A262]+[.$A262]/[.O$1]" office:value-type="float" office:value="481.333333333333">
            <text:p>481.33</text:p>
          </table:table-cell>
          <table:table-cell table:formula="oooc:=[.$A262]+[.$A262]/[.P$1]" office:value-type="float" office:value="451.25">
            <text:p>451.25</text:p>
          </table:table-cell>
          <table:table-cell table:formula="oooc:=[.$A262]+[.$A262]/[.Q$1]" office:value-type="float" office:value="433.2">
            <text:p>433.2</text:p>
          </table:table-cell>
          <table:table-cell table:formula="oooc:=[.$A262]+[.$A262]/[.R$1]" office:value-type="float" office:value="421.166666666667">
            <text:p>421.17</text:p>
          </table:table-cell>
          <table:table-cell table:formula="oooc:=[.$A262]+[.$A262]/[.S$1]" office:value-type="float" office:value="412.571428571429">
            <text:p>412.57</text:p>
          </table:table-cell>
          <table:table-cell table:formula="oooc:=[.$A262]+[.$A262]/[.T$1]" office:value-type="float" office:value="406.125">
            <text:p>406.13</text:p>
          </table:table-cell>
          <table:table-cell table:formula="oooc:=[.$A262]+[.$A262]/[.U$1]" office:value-type="float" office:value="401.111111111111">
            <text:p>401.11</text:p>
          </table:table-cell>
          <table:table-cell table:formula="oooc:=[.$A262]+[.$A262]/[.V$1]" office:value-type="float" office:value="397.1">
            <text:p>397.1</text:p>
          </table:table-cell>
          <table:table-cell table:formula="oooc:=[.$A262]+[.$A262]/[.W$1]" office:value-type="float" office:value="393.818181818182">
            <text:p>393.8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ooc:=[.B$1]*100+[.$A263]" office:value-type="float" office:value="462">
            <text:p>462</text:p>
          </table:table-cell>
          <table:table-cell table:formula="oooc:=[.C$1]*100+[.$A263]" office:value-type="float" office:value="562">
            <text:p>562</text:p>
          </table:table-cell>
          <table:table-cell table:formula="oooc:=[.D$1]*100+[.$A263]" office:value-type="float" office:value="662">
            <text:p>662</text:p>
          </table:table-cell>
          <table:table-cell table:formula="oooc:=[.E$1]*100+[.$A263]" office:value-type="float" office:value="762">
            <text:p>762</text:p>
          </table:table-cell>
          <table:table-cell table:formula="oooc:=[.F$1]*100+[.$A263]" office:value-type="float" office:value="862">
            <text:p>862</text:p>
          </table:table-cell>
          <table:table-cell table:formula="oooc:=[.G$1]*100+[.$A263]" office:value-type="float" office:value="962">
            <text:p>962</text:p>
          </table:table-cell>
          <table:table-cell table:formula="oooc:=[.H$1]*100+[.$A263]" office:value-type="float" office:value="1062">
            <text:p>1062</text:p>
          </table:table-cell>
          <table:table-cell table:formula="oooc:=[.I$1]*100+[.$A263]" office:value-type="float" office:value="1162">
            <text:p>1162</text:p>
          </table:table-cell>
          <table:table-cell table:formula="oooc:=[.J$1]*100+[.$A263]" office:value-type="float" office:value="1262">
            <text:p>1262</text:p>
          </table:table-cell>
          <table:table-cell table:formula="oooc:=[.K$1]*100+[.$A263]" office:value-type="float" office:value="1362">
            <text:p>1362</text:p>
          </table:table-cell>
          <table:table-cell table:formula="oooc:=[.L$1]*100+[.$A263]" office:value-type="float" office:value="1462">
            <text:p>1462</text:p>
          </table:table-cell>
          <table:table-cell table:formula="oooc:=[.$A263]+[.$A263]/[.M$1]" office:value-type="float" office:value="724">
            <text:p>724</text:p>
          </table:table-cell>
          <table:table-cell table:formula="oooc:=[.$A263]+[.$A263]/[.N$1]" office:value-type="float" office:value="543">
            <text:p>543</text:p>
          </table:table-cell>
          <table:table-cell table:formula="oooc:=[.$A263]+[.$A263]/[.O$1]" office:value-type="float" office:value="482.666666666667">
            <text:p>482.67</text:p>
          </table:table-cell>
          <table:table-cell table:formula="oooc:=[.$A263]+[.$A263]/[.P$1]" office:value-type="float" office:value="452.5">
            <text:p>452.5</text:p>
          </table:table-cell>
          <table:table-cell table:formula="oooc:=[.$A263]+[.$A263]/[.Q$1]" office:value-type="float" office:value="434.4">
            <text:p>434.4</text:p>
          </table:table-cell>
          <table:table-cell table:formula="oooc:=[.$A263]+[.$A263]/[.R$1]" office:value-type="float" office:value="422.333333333333">
            <text:p>422.33</text:p>
          </table:table-cell>
          <table:table-cell table:formula="oooc:=[.$A263]+[.$A263]/[.S$1]" office:value-type="float" office:value="413.714285714286">
            <text:p>413.71</text:p>
          </table:table-cell>
          <table:table-cell table:formula="oooc:=[.$A263]+[.$A263]/[.T$1]" office:value-type="float" office:value="407.25">
            <text:p>407.25</text:p>
          </table:table-cell>
          <table:table-cell table:formula="oooc:=[.$A263]+[.$A263]/[.U$1]" office:value-type="float" office:value="402.222222222222">
            <text:p>402.22</text:p>
          </table:table-cell>
          <table:table-cell table:formula="oooc:=[.$A263]+[.$A263]/[.V$1]" office:value-type="float" office:value="398.2">
            <text:p>398.2</text:p>
          </table:table-cell>
          <table:table-cell table:formula="oooc:=[.$A263]+[.$A263]/[.W$1]" office:value-type="float" office:value="394.909090909091">
            <text:p>394.9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ooc:=[.B$1]*100+[.$A264]" office:value-type="float" office:value="463">
            <text:p>463</text:p>
          </table:table-cell>
          <table:table-cell table:formula="oooc:=[.C$1]*100+[.$A264]" office:value-type="float" office:value="563">
            <text:p>563</text:p>
          </table:table-cell>
          <table:table-cell table:formula="oooc:=[.D$1]*100+[.$A264]" office:value-type="float" office:value="663">
            <text:p>663</text:p>
          </table:table-cell>
          <table:table-cell table:formula="oooc:=[.E$1]*100+[.$A264]" office:value-type="float" office:value="763">
            <text:p>763</text:p>
          </table:table-cell>
          <table:table-cell table:formula="oooc:=[.F$1]*100+[.$A264]" office:value-type="float" office:value="863">
            <text:p>863</text:p>
          </table:table-cell>
          <table:table-cell table:formula="oooc:=[.G$1]*100+[.$A264]" office:value-type="float" office:value="963">
            <text:p>963</text:p>
          </table:table-cell>
          <table:table-cell table:formula="oooc:=[.H$1]*100+[.$A264]" office:value-type="float" office:value="1063">
            <text:p>1063</text:p>
          </table:table-cell>
          <table:table-cell table:formula="oooc:=[.I$1]*100+[.$A264]" office:value-type="float" office:value="1163">
            <text:p>1163</text:p>
          </table:table-cell>
          <table:table-cell table:formula="oooc:=[.J$1]*100+[.$A264]" office:value-type="float" office:value="1263">
            <text:p>1263</text:p>
          </table:table-cell>
          <table:table-cell table:formula="oooc:=[.K$1]*100+[.$A264]" office:value-type="float" office:value="1363">
            <text:p>1363</text:p>
          </table:table-cell>
          <table:table-cell table:formula="oooc:=[.L$1]*100+[.$A264]" office:value-type="float" office:value="1463">
            <text:p>1463</text:p>
          </table:table-cell>
          <table:table-cell table:formula="oooc:=[.$A264]+[.$A264]/[.M$1]" office:value-type="float" office:value="726">
            <text:p>726</text:p>
          </table:table-cell>
          <table:table-cell table:formula="oooc:=[.$A264]+[.$A264]/[.N$1]" office:value-type="float" office:value="544.5">
            <text:p>544.5</text:p>
          </table:table-cell>
          <table:table-cell table:formula="oooc:=[.$A264]+[.$A264]/[.O$1]" office:value-type="float" office:value="484">
            <text:p>484</text:p>
          </table:table-cell>
          <table:table-cell table:formula="oooc:=[.$A264]+[.$A264]/[.P$1]" office:value-type="float" office:value="453.75">
            <text:p>453.75</text:p>
          </table:table-cell>
          <table:table-cell table:formula="oooc:=[.$A264]+[.$A264]/[.Q$1]" office:value-type="float" office:value="435.6">
            <text:p>435.6</text:p>
          </table:table-cell>
          <table:table-cell table:formula="oooc:=[.$A264]+[.$A264]/[.R$1]" office:value-type="float" office:value="423.5">
            <text:p>423.5</text:p>
          </table:table-cell>
          <table:table-cell table:formula="oooc:=[.$A264]+[.$A264]/[.S$1]" office:value-type="float" office:value="414.857142857143">
            <text:p>414.86</text:p>
          </table:table-cell>
          <table:table-cell table:formula="oooc:=[.$A264]+[.$A264]/[.T$1]" office:value-type="float" office:value="408.375">
            <text:p>408.38</text:p>
          </table:table-cell>
          <table:table-cell table:formula="oooc:=[.$A264]+[.$A264]/[.U$1]" office:value-type="float" office:value="403.333333333333">
            <text:p>403.33</text:p>
          </table:table-cell>
          <table:table-cell table:formula="oooc:=[.$A264]+[.$A264]/[.V$1]" office:value-type="float" office:value="399.3">
            <text:p>399.3</text:p>
          </table:table-cell>
          <table:table-cell table:formula="oooc:=[.$A264]+[.$A264]/[.W$1]" office:value-type="float" office:value="396">
            <text:p>39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ooc:=[.B$1]*100+[.$A265]" office:value-type="float" office:value="464">
            <text:p>464</text:p>
          </table:table-cell>
          <table:table-cell table:formula="oooc:=[.C$1]*100+[.$A265]" office:value-type="float" office:value="564">
            <text:p>564</text:p>
          </table:table-cell>
          <table:table-cell table:formula="oooc:=[.D$1]*100+[.$A265]" office:value-type="float" office:value="664">
            <text:p>664</text:p>
          </table:table-cell>
          <table:table-cell table:formula="oooc:=[.E$1]*100+[.$A265]" office:value-type="float" office:value="764">
            <text:p>764</text:p>
          </table:table-cell>
          <table:table-cell table:formula="oooc:=[.F$1]*100+[.$A265]" office:value-type="float" office:value="864">
            <text:p>864</text:p>
          </table:table-cell>
          <table:table-cell table:formula="oooc:=[.G$1]*100+[.$A265]" office:value-type="float" office:value="964">
            <text:p>964</text:p>
          </table:table-cell>
          <table:table-cell table:formula="oooc:=[.H$1]*100+[.$A265]" office:value-type="float" office:value="1064">
            <text:p>1064</text:p>
          </table:table-cell>
          <table:table-cell table:formula="oooc:=[.I$1]*100+[.$A265]" office:value-type="float" office:value="1164">
            <text:p>1164</text:p>
          </table:table-cell>
          <table:table-cell table:formula="oooc:=[.J$1]*100+[.$A265]" office:value-type="float" office:value="1264">
            <text:p>1264</text:p>
          </table:table-cell>
          <table:table-cell table:formula="oooc:=[.K$1]*100+[.$A265]" office:value-type="float" office:value="1364">
            <text:p>1364</text:p>
          </table:table-cell>
          <table:table-cell table:formula="oooc:=[.L$1]*100+[.$A265]" office:value-type="float" office:value="1464">
            <text:p>1464</text:p>
          </table:table-cell>
          <table:table-cell table:formula="oooc:=[.$A265]+[.$A265]/[.M$1]" office:value-type="float" office:value="728">
            <text:p>728</text:p>
          </table:table-cell>
          <table:table-cell table:formula="oooc:=[.$A265]+[.$A265]/[.N$1]" office:value-type="float" office:value="546">
            <text:p>546</text:p>
          </table:table-cell>
          <table:table-cell table:formula="oooc:=[.$A265]+[.$A265]/[.O$1]" office:value-type="float" office:value="485.333333333333">
            <text:p>485.33</text:p>
          </table:table-cell>
          <table:table-cell table:formula="oooc:=[.$A265]+[.$A265]/[.P$1]" office:value-type="float" office:value="455">
            <text:p>455</text:p>
          </table:table-cell>
          <table:table-cell table:formula="oooc:=[.$A265]+[.$A265]/[.Q$1]" office:value-type="float" office:value="436.8">
            <text:p>436.8</text:p>
          </table:table-cell>
          <table:table-cell table:formula="oooc:=[.$A265]+[.$A265]/[.R$1]" office:value-type="float" office:value="424.666666666667">
            <text:p>424.67</text:p>
          </table:table-cell>
          <table:table-cell table:formula="oooc:=[.$A265]+[.$A265]/[.S$1]" office:value-type="float" office:value="416">
            <text:p>416</text:p>
          </table:table-cell>
          <table:table-cell table:formula="oooc:=[.$A265]+[.$A265]/[.T$1]" office:value-type="float" office:value="409.5">
            <text:p>409.5</text:p>
          </table:table-cell>
          <table:table-cell table:formula="oooc:=[.$A265]+[.$A265]/[.U$1]" office:value-type="float" office:value="404.444444444444">
            <text:p>404.44</text:p>
          </table:table-cell>
          <table:table-cell table:formula="oooc:=[.$A265]+[.$A265]/[.V$1]" office:value-type="float" office:value="400.4">
            <text:p>400.4</text:p>
          </table:table-cell>
          <table:table-cell table:formula="oooc:=[.$A265]+[.$A265]/[.W$1]" office:value-type="float" office:value="397.090909090909">
            <text:p>397.0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ooc:=[.B$1]*100+[.$A266]" office:value-type="float" office:value="465">
            <text:p>465</text:p>
          </table:table-cell>
          <table:table-cell table:formula="oooc:=[.C$1]*100+[.$A266]" office:value-type="float" office:value="565">
            <text:p>565</text:p>
          </table:table-cell>
          <table:table-cell table:formula="oooc:=[.D$1]*100+[.$A266]" office:value-type="float" office:value="665">
            <text:p>665</text:p>
          </table:table-cell>
          <table:table-cell table:formula="oooc:=[.E$1]*100+[.$A266]" office:value-type="float" office:value="765">
            <text:p>765</text:p>
          </table:table-cell>
          <table:table-cell table:formula="oooc:=[.F$1]*100+[.$A266]" office:value-type="float" office:value="865">
            <text:p>865</text:p>
          </table:table-cell>
          <table:table-cell table:formula="oooc:=[.G$1]*100+[.$A266]" office:value-type="float" office:value="965">
            <text:p>965</text:p>
          </table:table-cell>
          <table:table-cell table:formula="oooc:=[.H$1]*100+[.$A266]" office:value-type="float" office:value="1065">
            <text:p>1065</text:p>
          </table:table-cell>
          <table:table-cell table:formula="oooc:=[.I$1]*100+[.$A266]" office:value-type="float" office:value="1165">
            <text:p>1165</text:p>
          </table:table-cell>
          <table:table-cell table:formula="oooc:=[.J$1]*100+[.$A266]" office:value-type="float" office:value="1265">
            <text:p>1265</text:p>
          </table:table-cell>
          <table:table-cell table:formula="oooc:=[.K$1]*100+[.$A266]" office:value-type="float" office:value="1365">
            <text:p>1365</text:p>
          </table:table-cell>
          <table:table-cell table:formula="oooc:=[.L$1]*100+[.$A266]" office:value-type="float" office:value="1465">
            <text:p>1465</text:p>
          </table:table-cell>
          <table:table-cell table:formula="oooc:=[.$A266]+[.$A266]/[.M$1]" office:value-type="float" office:value="730">
            <text:p>730</text:p>
          </table:table-cell>
          <table:table-cell table:formula="oooc:=[.$A266]+[.$A266]/[.N$1]" office:value-type="float" office:value="547.5">
            <text:p>547.5</text:p>
          </table:table-cell>
          <table:table-cell table:formula="oooc:=[.$A266]+[.$A266]/[.O$1]" office:value-type="float" office:value="486.666666666667">
            <text:p>486.67</text:p>
          </table:table-cell>
          <table:table-cell table:formula="oooc:=[.$A266]+[.$A266]/[.P$1]" office:value-type="float" office:value="456.25">
            <text:p>456.25</text:p>
          </table:table-cell>
          <table:table-cell table:formula="oooc:=[.$A266]+[.$A266]/[.Q$1]" office:value-type="float" office:value="438">
            <text:p>438</text:p>
          </table:table-cell>
          <table:table-cell table:formula="oooc:=[.$A266]+[.$A266]/[.R$1]" office:value-type="float" office:value="425.833333333333">
            <text:p>425.83</text:p>
          </table:table-cell>
          <table:table-cell table:formula="oooc:=[.$A266]+[.$A266]/[.S$1]" office:value-type="float" office:value="417.142857142857">
            <text:p>417.14</text:p>
          </table:table-cell>
          <table:table-cell table:formula="oooc:=[.$A266]+[.$A266]/[.T$1]" office:value-type="float" office:value="410.625">
            <text:p>410.63</text:p>
          </table:table-cell>
          <table:table-cell table:formula="oooc:=[.$A266]+[.$A266]/[.U$1]" office:value-type="float" office:value="405.555555555556">
            <text:p>405.56</text:p>
          </table:table-cell>
          <table:table-cell table:formula="oooc:=[.$A266]+[.$A266]/[.V$1]" office:value-type="float" office:value="401.5">
            <text:p>401.5</text:p>
          </table:table-cell>
          <table:table-cell table:formula="oooc:=[.$A266]+[.$A266]/[.W$1]" office:value-type="float" office:value="398.181818181818">
            <text:p>398.18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ooc:=[.B$1]*100+[.$A267]" office:value-type="float" office:value="466">
            <text:p>466</text:p>
          </table:table-cell>
          <table:table-cell table:formula="oooc:=[.C$1]*100+[.$A267]" office:value-type="float" office:value="566">
            <text:p>566</text:p>
          </table:table-cell>
          <table:table-cell table:formula="oooc:=[.D$1]*100+[.$A267]" office:value-type="float" office:value="666">
            <text:p>666</text:p>
          </table:table-cell>
          <table:table-cell table:formula="oooc:=[.E$1]*100+[.$A267]" office:value-type="float" office:value="766">
            <text:p>766</text:p>
          </table:table-cell>
          <table:table-cell table:formula="oooc:=[.F$1]*100+[.$A267]" office:value-type="float" office:value="866">
            <text:p>866</text:p>
          </table:table-cell>
          <table:table-cell table:formula="oooc:=[.G$1]*100+[.$A267]" office:value-type="float" office:value="966">
            <text:p>966</text:p>
          </table:table-cell>
          <table:table-cell table:formula="oooc:=[.H$1]*100+[.$A267]" office:value-type="float" office:value="1066">
            <text:p>1066</text:p>
          </table:table-cell>
          <table:table-cell table:formula="oooc:=[.I$1]*100+[.$A267]" office:value-type="float" office:value="1166">
            <text:p>1166</text:p>
          </table:table-cell>
          <table:table-cell table:formula="oooc:=[.J$1]*100+[.$A267]" office:value-type="float" office:value="1266">
            <text:p>1266</text:p>
          </table:table-cell>
          <table:table-cell table:formula="oooc:=[.K$1]*100+[.$A267]" office:value-type="float" office:value="1366">
            <text:p>1366</text:p>
          </table:table-cell>
          <table:table-cell table:formula="oooc:=[.L$1]*100+[.$A267]" office:value-type="float" office:value="1466">
            <text:p>1466</text:p>
          </table:table-cell>
          <table:table-cell table:formula="oooc:=[.$A267]+[.$A267]/[.M$1]" office:value-type="float" office:value="732">
            <text:p>732</text:p>
          </table:table-cell>
          <table:table-cell table:formula="oooc:=[.$A267]+[.$A267]/[.N$1]" office:value-type="float" office:value="549">
            <text:p>549</text:p>
          </table:table-cell>
          <table:table-cell table:formula="oooc:=[.$A267]+[.$A267]/[.O$1]" office:value-type="float" office:value="488">
            <text:p>488</text:p>
          </table:table-cell>
          <table:table-cell table:formula="oooc:=[.$A267]+[.$A267]/[.P$1]" office:value-type="float" office:value="457.5">
            <text:p>457.5</text:p>
          </table:table-cell>
          <table:table-cell table:formula="oooc:=[.$A267]+[.$A267]/[.Q$1]" office:value-type="float" office:value="439.2">
            <text:p>439.2</text:p>
          </table:table-cell>
          <table:table-cell table:formula="oooc:=[.$A267]+[.$A267]/[.R$1]" office:value-type="float" office:value="427">
            <text:p>427</text:p>
          </table:table-cell>
          <table:table-cell table:formula="oooc:=[.$A267]+[.$A267]/[.S$1]" office:value-type="float" office:value="418.285714285714">
            <text:p>418.29</text:p>
          </table:table-cell>
          <table:table-cell table:formula="oooc:=[.$A267]+[.$A267]/[.T$1]" office:value-type="float" office:value="411.75">
            <text:p>411.75</text:p>
          </table:table-cell>
          <table:table-cell table:formula="oooc:=[.$A267]+[.$A267]/[.U$1]" office:value-type="float" office:value="406.666666666667">
            <text:p>406.67</text:p>
          </table:table-cell>
          <table:table-cell table:formula="oooc:=[.$A267]+[.$A267]/[.V$1]" office:value-type="float" office:value="402.6">
            <text:p>402.6</text:p>
          </table:table-cell>
          <table:table-cell table:formula="oooc:=[.$A267]+[.$A267]/[.W$1]" office:value-type="float" office:value="399.272727272727">
            <text:p>399.2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ooc:=[.B$1]*100+[.$A268]" office:value-type="float" office:value="467">
            <text:p>467</text:p>
          </table:table-cell>
          <table:table-cell table:formula="oooc:=[.C$1]*100+[.$A268]" office:value-type="float" office:value="567">
            <text:p>567</text:p>
          </table:table-cell>
          <table:table-cell table:formula="oooc:=[.D$1]*100+[.$A268]" office:value-type="float" office:value="667">
            <text:p>667</text:p>
          </table:table-cell>
          <table:table-cell table:formula="oooc:=[.E$1]*100+[.$A268]" office:value-type="float" office:value="767">
            <text:p>767</text:p>
          </table:table-cell>
          <table:table-cell table:formula="oooc:=[.F$1]*100+[.$A268]" office:value-type="float" office:value="867">
            <text:p>867</text:p>
          </table:table-cell>
          <table:table-cell table:formula="oooc:=[.G$1]*100+[.$A268]" office:value-type="float" office:value="967">
            <text:p>967</text:p>
          </table:table-cell>
          <table:table-cell table:formula="oooc:=[.H$1]*100+[.$A268]" office:value-type="float" office:value="1067">
            <text:p>1067</text:p>
          </table:table-cell>
          <table:table-cell table:formula="oooc:=[.I$1]*100+[.$A268]" office:value-type="float" office:value="1167">
            <text:p>1167</text:p>
          </table:table-cell>
          <table:table-cell table:formula="oooc:=[.J$1]*100+[.$A268]" office:value-type="float" office:value="1267">
            <text:p>1267</text:p>
          </table:table-cell>
          <table:table-cell table:formula="oooc:=[.K$1]*100+[.$A268]" office:value-type="float" office:value="1367">
            <text:p>1367</text:p>
          </table:table-cell>
          <table:table-cell table:formula="oooc:=[.L$1]*100+[.$A268]" office:value-type="float" office:value="1467">
            <text:p>1467</text:p>
          </table:table-cell>
          <table:table-cell table:formula="oooc:=[.$A268]+[.$A268]/[.M$1]" office:value-type="float" office:value="734">
            <text:p>734</text:p>
          </table:table-cell>
          <table:table-cell table:formula="oooc:=[.$A268]+[.$A268]/[.N$1]" office:value-type="float" office:value="550.5">
            <text:p>550.5</text:p>
          </table:table-cell>
          <table:table-cell table:formula="oooc:=[.$A268]+[.$A268]/[.O$1]" office:value-type="float" office:value="489.333333333333">
            <text:p>489.33</text:p>
          </table:table-cell>
          <table:table-cell table:formula="oooc:=[.$A268]+[.$A268]/[.P$1]" office:value-type="float" office:value="458.75">
            <text:p>458.75</text:p>
          </table:table-cell>
          <table:table-cell table:formula="oooc:=[.$A268]+[.$A268]/[.Q$1]" office:value-type="float" office:value="440.4">
            <text:p>440.4</text:p>
          </table:table-cell>
          <table:table-cell table:formula="oooc:=[.$A268]+[.$A268]/[.R$1]" office:value-type="float" office:value="428.166666666667">
            <text:p>428.17</text:p>
          </table:table-cell>
          <table:table-cell table:formula="oooc:=[.$A268]+[.$A268]/[.S$1]" office:value-type="float" office:value="419.428571428572">
            <text:p>419.43</text:p>
          </table:table-cell>
          <table:table-cell table:formula="oooc:=[.$A268]+[.$A268]/[.T$1]" office:value-type="float" office:value="412.875">
            <text:p>412.88</text:p>
          </table:table-cell>
          <table:table-cell table:formula="oooc:=[.$A268]+[.$A268]/[.U$1]" office:value-type="float" office:value="407.777777777778">
            <text:p>407.78</text:p>
          </table:table-cell>
          <table:table-cell table:formula="oooc:=[.$A268]+[.$A268]/[.V$1]" office:value-type="float" office:value="403.7">
            <text:p>403.7</text:p>
          </table:table-cell>
          <table:table-cell table:formula="oooc:=[.$A268]+[.$A268]/[.W$1]" office:value-type="float" office:value="400.363636363636">
            <text:p>400.3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ooc:=[.B$1]*100+[.$A269]" office:value-type="float" office:value="468">
            <text:p>468</text:p>
          </table:table-cell>
          <table:table-cell table:formula="oooc:=[.C$1]*100+[.$A269]" office:value-type="float" office:value="568">
            <text:p>568</text:p>
          </table:table-cell>
          <table:table-cell table:formula="oooc:=[.D$1]*100+[.$A269]" office:value-type="float" office:value="668">
            <text:p>668</text:p>
          </table:table-cell>
          <table:table-cell table:formula="oooc:=[.E$1]*100+[.$A269]" office:value-type="float" office:value="768">
            <text:p>768</text:p>
          </table:table-cell>
          <table:table-cell table:formula="oooc:=[.F$1]*100+[.$A269]" office:value-type="float" office:value="868">
            <text:p>868</text:p>
          </table:table-cell>
          <table:table-cell table:formula="oooc:=[.G$1]*100+[.$A269]" office:value-type="float" office:value="968">
            <text:p>968</text:p>
          </table:table-cell>
          <table:table-cell table:formula="oooc:=[.H$1]*100+[.$A269]" office:value-type="float" office:value="1068">
            <text:p>1068</text:p>
          </table:table-cell>
          <table:table-cell table:formula="oooc:=[.I$1]*100+[.$A269]" office:value-type="float" office:value="1168">
            <text:p>1168</text:p>
          </table:table-cell>
          <table:table-cell table:formula="oooc:=[.J$1]*100+[.$A269]" office:value-type="float" office:value="1268">
            <text:p>1268</text:p>
          </table:table-cell>
          <table:table-cell table:formula="oooc:=[.K$1]*100+[.$A269]" office:value-type="float" office:value="1368">
            <text:p>1368</text:p>
          </table:table-cell>
          <table:table-cell table:formula="oooc:=[.L$1]*100+[.$A269]" office:value-type="float" office:value="1468">
            <text:p>1468</text:p>
          </table:table-cell>
          <table:table-cell table:formula="oooc:=[.$A269]+[.$A269]/[.M$1]" office:value-type="float" office:value="736">
            <text:p>736</text:p>
          </table:table-cell>
          <table:table-cell table:formula="oooc:=[.$A269]+[.$A269]/[.N$1]" office:value-type="float" office:value="552">
            <text:p>552</text:p>
          </table:table-cell>
          <table:table-cell table:formula="oooc:=[.$A269]+[.$A269]/[.O$1]" office:value-type="float" office:value="490.666666666667">
            <text:p>490.67</text:p>
          </table:table-cell>
          <table:table-cell table:formula="oooc:=[.$A269]+[.$A269]/[.P$1]" office:value-type="float" office:value="460">
            <text:p>460</text:p>
          </table:table-cell>
          <table:table-cell table:formula="oooc:=[.$A269]+[.$A269]/[.Q$1]" office:value-type="float" office:value="441.6">
            <text:p>441.6</text:p>
          </table:table-cell>
          <table:table-cell table:formula="oooc:=[.$A269]+[.$A269]/[.R$1]" office:value-type="float" office:value="429.333333333333">
            <text:p>429.33</text:p>
          </table:table-cell>
          <table:table-cell table:formula="oooc:=[.$A269]+[.$A269]/[.S$1]" office:value-type="float" office:value="420.571428571429">
            <text:p>420.57</text:p>
          </table:table-cell>
          <table:table-cell table:formula="oooc:=[.$A269]+[.$A269]/[.T$1]" office:value-type="float" office:value="414">
            <text:p>414</text:p>
          </table:table-cell>
          <table:table-cell table:formula="oooc:=[.$A269]+[.$A269]/[.U$1]" office:value-type="float" office:value="408.888888888889">
            <text:p>408.89</text:p>
          </table:table-cell>
          <table:table-cell table:formula="oooc:=[.$A269]+[.$A269]/[.V$1]" office:value-type="float" office:value="404.8">
            <text:p>404.8</text:p>
          </table:table-cell>
          <table:table-cell table:formula="oooc:=[.$A269]+[.$A269]/[.W$1]" office:value-type="float" office:value="401.454545454545">
            <text:p>401.4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ooc:=[.B$1]*100+[.$A270]" office:value-type="float" office:value="469">
            <text:p>469</text:p>
          </table:table-cell>
          <table:table-cell table:formula="oooc:=[.C$1]*100+[.$A270]" office:value-type="float" office:value="569">
            <text:p>569</text:p>
          </table:table-cell>
          <table:table-cell table:formula="oooc:=[.D$1]*100+[.$A270]" office:value-type="float" office:value="669">
            <text:p>669</text:p>
          </table:table-cell>
          <table:table-cell table:formula="oooc:=[.E$1]*100+[.$A270]" office:value-type="float" office:value="769">
            <text:p>769</text:p>
          </table:table-cell>
          <table:table-cell table:formula="oooc:=[.F$1]*100+[.$A270]" office:value-type="float" office:value="869">
            <text:p>869</text:p>
          </table:table-cell>
          <table:table-cell table:formula="oooc:=[.G$1]*100+[.$A270]" office:value-type="float" office:value="969">
            <text:p>969</text:p>
          </table:table-cell>
          <table:table-cell table:formula="oooc:=[.H$1]*100+[.$A270]" office:value-type="float" office:value="1069">
            <text:p>1069</text:p>
          </table:table-cell>
          <table:table-cell table:formula="oooc:=[.I$1]*100+[.$A270]" office:value-type="float" office:value="1169">
            <text:p>1169</text:p>
          </table:table-cell>
          <table:table-cell table:formula="oooc:=[.J$1]*100+[.$A270]" office:value-type="float" office:value="1269">
            <text:p>1269</text:p>
          </table:table-cell>
          <table:table-cell table:formula="oooc:=[.K$1]*100+[.$A270]" office:value-type="float" office:value="1369">
            <text:p>1369</text:p>
          </table:table-cell>
          <table:table-cell table:formula="oooc:=[.L$1]*100+[.$A270]" office:value-type="float" office:value="1469">
            <text:p>1469</text:p>
          </table:table-cell>
          <table:table-cell table:formula="oooc:=[.$A270]+[.$A270]/[.M$1]" office:value-type="float" office:value="738">
            <text:p>738</text:p>
          </table:table-cell>
          <table:table-cell table:formula="oooc:=[.$A270]+[.$A270]/[.N$1]" office:value-type="float" office:value="553.5">
            <text:p>553.5</text:p>
          </table:table-cell>
          <table:table-cell table:formula="oooc:=[.$A270]+[.$A270]/[.O$1]" office:value-type="float" office:value="492">
            <text:p>492</text:p>
          </table:table-cell>
          <table:table-cell table:formula="oooc:=[.$A270]+[.$A270]/[.P$1]" office:value-type="float" office:value="461.25">
            <text:p>461.25</text:p>
          </table:table-cell>
          <table:table-cell table:formula="oooc:=[.$A270]+[.$A270]/[.Q$1]" office:value-type="float" office:value="442.8">
            <text:p>442.8</text:p>
          </table:table-cell>
          <table:table-cell table:formula="oooc:=[.$A270]+[.$A270]/[.R$1]" office:value-type="float" office:value="430.5">
            <text:p>430.5</text:p>
          </table:table-cell>
          <table:table-cell table:formula="oooc:=[.$A270]+[.$A270]/[.S$1]" office:value-type="float" office:value="421.714285714286">
            <text:p>421.71</text:p>
          </table:table-cell>
          <table:table-cell table:formula="oooc:=[.$A270]+[.$A270]/[.T$1]" office:value-type="float" office:value="415.125">
            <text:p>415.13</text:p>
          </table:table-cell>
          <table:table-cell table:formula="oooc:=[.$A270]+[.$A270]/[.U$1]" office:value-type="float" office:value="410">
            <text:p>410</text:p>
          </table:table-cell>
          <table:table-cell table:formula="oooc:=[.$A270]+[.$A270]/[.V$1]" office:value-type="float" office:value="405.9">
            <text:p>405.9</text:p>
          </table:table-cell>
          <table:table-cell table:formula="oooc:=[.$A270]+[.$A270]/[.W$1]" office:value-type="float" office:value="402.545454545455">
            <text:p>402.5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ooc:=[.B$1]*100+[.$A271]" office:value-type="float" office:value="470">
            <text:p>470</text:p>
          </table:table-cell>
          <table:table-cell table:formula="oooc:=[.C$1]*100+[.$A271]" office:value-type="float" office:value="570">
            <text:p>570</text:p>
          </table:table-cell>
          <table:table-cell table:formula="oooc:=[.D$1]*100+[.$A271]" office:value-type="float" office:value="670">
            <text:p>670</text:p>
          </table:table-cell>
          <table:table-cell table:formula="oooc:=[.E$1]*100+[.$A271]" office:value-type="float" office:value="770">
            <text:p>770</text:p>
          </table:table-cell>
          <table:table-cell table:formula="oooc:=[.F$1]*100+[.$A271]" office:value-type="float" office:value="870">
            <text:p>870</text:p>
          </table:table-cell>
          <table:table-cell table:formula="oooc:=[.G$1]*100+[.$A271]" office:value-type="float" office:value="970">
            <text:p>970</text:p>
          </table:table-cell>
          <table:table-cell table:formula="oooc:=[.H$1]*100+[.$A271]" office:value-type="float" office:value="1070">
            <text:p>1070</text:p>
          </table:table-cell>
          <table:table-cell table:formula="oooc:=[.I$1]*100+[.$A271]" office:value-type="float" office:value="1170">
            <text:p>1170</text:p>
          </table:table-cell>
          <table:table-cell table:formula="oooc:=[.J$1]*100+[.$A271]" office:value-type="float" office:value="1270">
            <text:p>1270</text:p>
          </table:table-cell>
          <table:table-cell table:formula="oooc:=[.K$1]*100+[.$A271]" office:value-type="float" office:value="1370">
            <text:p>1370</text:p>
          </table:table-cell>
          <table:table-cell table:formula="oooc:=[.L$1]*100+[.$A271]" office:value-type="float" office:value="1470">
            <text:p>1470</text:p>
          </table:table-cell>
          <table:table-cell table:formula="oooc:=[.$A271]+[.$A271]/[.M$1]" office:value-type="float" office:value="740">
            <text:p>740</text:p>
          </table:table-cell>
          <table:table-cell table:formula="oooc:=[.$A271]+[.$A271]/[.N$1]" office:value-type="float" office:value="555">
            <text:p>555</text:p>
          </table:table-cell>
          <table:table-cell table:formula="oooc:=[.$A271]+[.$A271]/[.O$1]" office:value-type="float" office:value="493.333333333333">
            <text:p>493.33</text:p>
          </table:table-cell>
          <table:table-cell table:formula="oooc:=[.$A271]+[.$A271]/[.P$1]" office:value-type="float" office:value="462.5">
            <text:p>462.5</text:p>
          </table:table-cell>
          <table:table-cell table:formula="oooc:=[.$A271]+[.$A271]/[.Q$1]" office:value-type="float" office:value="444">
            <text:p>444</text:p>
          </table:table-cell>
          <table:table-cell table:formula="oooc:=[.$A271]+[.$A271]/[.R$1]" office:value-type="float" office:value="431.666666666667">
            <text:p>431.67</text:p>
          </table:table-cell>
          <table:table-cell table:formula="oooc:=[.$A271]+[.$A271]/[.S$1]" office:value-type="float" office:value="422.857142857143">
            <text:p>422.86</text:p>
          </table:table-cell>
          <table:table-cell table:formula="oooc:=[.$A271]+[.$A271]/[.T$1]" office:value-type="float" office:value="416.25">
            <text:p>416.25</text:p>
          </table:table-cell>
          <table:table-cell table:formula="oooc:=[.$A271]+[.$A271]/[.U$1]" office:value-type="float" office:value="411.111111111111">
            <text:p>411.11</text:p>
          </table:table-cell>
          <table:table-cell table:formula="oooc:=[.$A271]+[.$A271]/[.V$1]" office:value-type="float" office:value="407">
            <text:p>407</text:p>
          </table:table-cell>
          <table:table-cell table:formula="oooc:=[.$A271]+[.$A271]/[.W$1]" office:value-type="float" office:value="403.636363636364">
            <text:p>403.6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ooc:=[.B$1]*100+[.$A272]" office:value-type="float" office:value="471">
            <text:p>471</text:p>
          </table:table-cell>
          <table:table-cell table:formula="oooc:=[.C$1]*100+[.$A272]" office:value-type="float" office:value="571">
            <text:p>571</text:p>
          </table:table-cell>
          <table:table-cell table:formula="oooc:=[.D$1]*100+[.$A272]" office:value-type="float" office:value="671">
            <text:p>671</text:p>
          </table:table-cell>
          <table:table-cell table:formula="oooc:=[.E$1]*100+[.$A272]" office:value-type="float" office:value="771">
            <text:p>771</text:p>
          </table:table-cell>
          <table:table-cell table:formula="oooc:=[.F$1]*100+[.$A272]" office:value-type="float" office:value="871">
            <text:p>871</text:p>
          </table:table-cell>
          <table:table-cell table:formula="oooc:=[.G$1]*100+[.$A272]" office:value-type="float" office:value="971">
            <text:p>971</text:p>
          </table:table-cell>
          <table:table-cell table:formula="oooc:=[.H$1]*100+[.$A272]" office:value-type="float" office:value="1071">
            <text:p>1071</text:p>
          </table:table-cell>
          <table:table-cell table:formula="oooc:=[.I$1]*100+[.$A272]" office:value-type="float" office:value="1171">
            <text:p>1171</text:p>
          </table:table-cell>
          <table:table-cell table:formula="oooc:=[.J$1]*100+[.$A272]" office:value-type="float" office:value="1271">
            <text:p>1271</text:p>
          </table:table-cell>
          <table:table-cell table:formula="oooc:=[.K$1]*100+[.$A272]" office:value-type="float" office:value="1371">
            <text:p>1371</text:p>
          </table:table-cell>
          <table:table-cell table:formula="oooc:=[.L$1]*100+[.$A272]" office:value-type="float" office:value="1471">
            <text:p>1471</text:p>
          </table:table-cell>
          <table:table-cell table:formula="oooc:=[.$A272]+[.$A272]/[.M$1]" office:value-type="float" office:value="742">
            <text:p>742</text:p>
          </table:table-cell>
          <table:table-cell table:formula="oooc:=[.$A272]+[.$A272]/[.N$1]" office:value-type="float" office:value="556.5">
            <text:p>556.5</text:p>
          </table:table-cell>
          <table:table-cell table:formula="oooc:=[.$A272]+[.$A272]/[.O$1]" office:value-type="float" office:value="494.666666666667">
            <text:p>494.67</text:p>
          </table:table-cell>
          <table:table-cell table:formula="oooc:=[.$A272]+[.$A272]/[.P$1]" office:value-type="float" office:value="463.75">
            <text:p>463.75</text:p>
          </table:table-cell>
          <table:table-cell table:formula="oooc:=[.$A272]+[.$A272]/[.Q$1]" office:value-type="float" office:value="445.2">
            <text:p>445.2</text:p>
          </table:table-cell>
          <table:table-cell table:formula="oooc:=[.$A272]+[.$A272]/[.R$1]" office:value-type="float" office:value="432.833333333333">
            <text:p>432.83</text:p>
          </table:table-cell>
          <table:table-cell table:formula="oooc:=[.$A272]+[.$A272]/[.S$1]" office:value-type="float" office:value="424">
            <text:p>424</text:p>
          </table:table-cell>
          <table:table-cell table:formula="oooc:=[.$A272]+[.$A272]/[.T$1]" office:value-type="float" office:value="417.375">
            <text:p>417.38</text:p>
          </table:table-cell>
          <table:table-cell table:formula="oooc:=[.$A272]+[.$A272]/[.U$1]" office:value-type="float" office:value="412.222222222222">
            <text:p>412.22</text:p>
          </table:table-cell>
          <table:table-cell table:formula="oooc:=[.$A272]+[.$A272]/[.V$1]" office:value-type="float" office:value="408.1">
            <text:p>408.1</text:p>
          </table:table-cell>
          <table:table-cell table:formula="oooc:=[.$A272]+[.$A272]/[.W$1]" office:value-type="float" office:value="404.727272727273">
            <text:p>404.7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ooc:=[.B$1]*100+[.$A273]" office:value-type="float" office:value="472">
            <text:p>472</text:p>
          </table:table-cell>
          <table:table-cell table:formula="oooc:=[.C$1]*100+[.$A273]" office:value-type="float" office:value="572">
            <text:p>572</text:p>
          </table:table-cell>
          <table:table-cell table:formula="oooc:=[.D$1]*100+[.$A273]" office:value-type="float" office:value="672">
            <text:p>672</text:p>
          </table:table-cell>
          <table:table-cell table:formula="oooc:=[.E$1]*100+[.$A273]" office:value-type="float" office:value="772">
            <text:p>772</text:p>
          </table:table-cell>
          <table:table-cell table:formula="oooc:=[.F$1]*100+[.$A273]" office:value-type="float" office:value="872">
            <text:p>872</text:p>
          </table:table-cell>
          <table:table-cell table:formula="oooc:=[.G$1]*100+[.$A273]" office:value-type="float" office:value="972">
            <text:p>972</text:p>
          </table:table-cell>
          <table:table-cell table:formula="oooc:=[.H$1]*100+[.$A273]" office:value-type="float" office:value="1072">
            <text:p>1072</text:p>
          </table:table-cell>
          <table:table-cell table:formula="oooc:=[.I$1]*100+[.$A273]" office:value-type="float" office:value="1172">
            <text:p>1172</text:p>
          </table:table-cell>
          <table:table-cell table:formula="oooc:=[.J$1]*100+[.$A273]" office:value-type="float" office:value="1272">
            <text:p>1272</text:p>
          </table:table-cell>
          <table:table-cell table:formula="oooc:=[.K$1]*100+[.$A273]" office:value-type="float" office:value="1372">
            <text:p>1372</text:p>
          </table:table-cell>
          <table:table-cell table:formula="oooc:=[.L$1]*100+[.$A273]" office:value-type="float" office:value="1472">
            <text:p>1472</text:p>
          </table:table-cell>
          <table:table-cell table:formula="oooc:=[.$A273]+[.$A273]/[.M$1]" office:value-type="float" office:value="744">
            <text:p>744</text:p>
          </table:table-cell>
          <table:table-cell table:formula="oooc:=[.$A273]+[.$A273]/[.N$1]" office:value-type="float" office:value="558">
            <text:p>558</text:p>
          </table:table-cell>
          <table:table-cell table:formula="oooc:=[.$A273]+[.$A273]/[.O$1]" office:value-type="float" office:value="496">
            <text:p>496</text:p>
          </table:table-cell>
          <table:table-cell table:formula="oooc:=[.$A273]+[.$A273]/[.P$1]" office:value-type="float" office:value="465">
            <text:p>465</text:p>
          </table:table-cell>
          <table:table-cell table:formula="oooc:=[.$A273]+[.$A273]/[.Q$1]" office:value-type="float" office:value="446.4">
            <text:p>446.4</text:p>
          </table:table-cell>
          <table:table-cell table:formula="oooc:=[.$A273]+[.$A273]/[.R$1]" office:value-type="float" office:value="434">
            <text:p>434</text:p>
          </table:table-cell>
          <table:table-cell table:formula="oooc:=[.$A273]+[.$A273]/[.S$1]" office:value-type="float" office:value="425.142857142857">
            <text:p>425.14</text:p>
          </table:table-cell>
          <table:table-cell table:formula="oooc:=[.$A273]+[.$A273]/[.T$1]" office:value-type="float" office:value="418.5">
            <text:p>418.5</text:p>
          </table:table-cell>
          <table:table-cell table:formula="oooc:=[.$A273]+[.$A273]/[.U$1]" office:value-type="float" office:value="413.333333333333">
            <text:p>413.33</text:p>
          </table:table-cell>
          <table:table-cell table:formula="oooc:=[.$A273]+[.$A273]/[.V$1]" office:value-type="float" office:value="409.2">
            <text:p>409.2</text:p>
          </table:table-cell>
          <table:table-cell table:formula="oooc:=[.$A273]+[.$A273]/[.W$1]" office:value-type="float" office:value="405.818181818182">
            <text:p>405.8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ooc:=[.B$1]*100+[.$A274]" office:value-type="float" office:value="473">
            <text:p>473</text:p>
          </table:table-cell>
          <table:table-cell table:formula="oooc:=[.C$1]*100+[.$A274]" office:value-type="float" office:value="573">
            <text:p>573</text:p>
          </table:table-cell>
          <table:table-cell table:formula="oooc:=[.D$1]*100+[.$A274]" office:value-type="float" office:value="673">
            <text:p>673</text:p>
          </table:table-cell>
          <table:table-cell table:formula="oooc:=[.E$1]*100+[.$A274]" office:value-type="float" office:value="773">
            <text:p>773</text:p>
          </table:table-cell>
          <table:table-cell table:formula="oooc:=[.F$1]*100+[.$A274]" office:value-type="float" office:value="873">
            <text:p>873</text:p>
          </table:table-cell>
          <table:table-cell table:formula="oooc:=[.G$1]*100+[.$A274]" office:value-type="float" office:value="973">
            <text:p>973</text:p>
          </table:table-cell>
          <table:table-cell table:formula="oooc:=[.H$1]*100+[.$A274]" office:value-type="float" office:value="1073">
            <text:p>1073</text:p>
          </table:table-cell>
          <table:table-cell table:formula="oooc:=[.I$1]*100+[.$A274]" office:value-type="float" office:value="1173">
            <text:p>1173</text:p>
          </table:table-cell>
          <table:table-cell table:formula="oooc:=[.J$1]*100+[.$A274]" office:value-type="float" office:value="1273">
            <text:p>1273</text:p>
          </table:table-cell>
          <table:table-cell table:formula="oooc:=[.K$1]*100+[.$A274]" office:value-type="float" office:value="1373">
            <text:p>1373</text:p>
          </table:table-cell>
          <table:table-cell table:formula="oooc:=[.L$1]*100+[.$A274]" office:value-type="float" office:value="1473">
            <text:p>1473</text:p>
          </table:table-cell>
          <table:table-cell table:formula="oooc:=[.$A274]+[.$A274]/[.M$1]" office:value-type="float" office:value="746">
            <text:p>746</text:p>
          </table:table-cell>
          <table:table-cell table:formula="oooc:=[.$A274]+[.$A274]/[.N$1]" office:value-type="float" office:value="559.5">
            <text:p>559.5</text:p>
          </table:table-cell>
          <table:table-cell table:formula="oooc:=[.$A274]+[.$A274]/[.O$1]" office:value-type="float" office:value="497.333333333333">
            <text:p>497.33</text:p>
          </table:table-cell>
          <table:table-cell table:formula="oooc:=[.$A274]+[.$A274]/[.P$1]" office:value-type="float" office:value="466.25">
            <text:p>466.25</text:p>
          </table:table-cell>
          <table:table-cell table:formula="oooc:=[.$A274]+[.$A274]/[.Q$1]" office:value-type="float" office:value="447.6">
            <text:p>447.6</text:p>
          </table:table-cell>
          <table:table-cell table:formula="oooc:=[.$A274]+[.$A274]/[.R$1]" office:value-type="float" office:value="435.166666666667">
            <text:p>435.17</text:p>
          </table:table-cell>
          <table:table-cell table:formula="oooc:=[.$A274]+[.$A274]/[.S$1]" office:value-type="float" office:value="426.285714285714">
            <text:p>426.29</text:p>
          </table:table-cell>
          <table:table-cell table:formula="oooc:=[.$A274]+[.$A274]/[.T$1]" office:value-type="float" office:value="419.625">
            <text:p>419.63</text:p>
          </table:table-cell>
          <table:table-cell table:formula="oooc:=[.$A274]+[.$A274]/[.U$1]" office:value-type="float" office:value="414.444444444445">
            <text:p>414.44</text:p>
          </table:table-cell>
          <table:table-cell table:formula="oooc:=[.$A274]+[.$A274]/[.V$1]" office:value-type="float" office:value="410.3">
            <text:p>410.3</text:p>
          </table:table-cell>
          <table:table-cell table:formula="oooc:=[.$A274]+[.$A274]/[.W$1]" office:value-type="float" office:value="406.909090909091">
            <text:p>406.9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ooc:=[.B$1]*100+[.$A275]" office:value-type="float" office:value="474">
            <text:p>474</text:p>
          </table:table-cell>
          <table:table-cell table:formula="oooc:=[.C$1]*100+[.$A275]" office:value-type="float" office:value="574">
            <text:p>574</text:p>
          </table:table-cell>
          <table:table-cell table:formula="oooc:=[.D$1]*100+[.$A275]" office:value-type="float" office:value="674">
            <text:p>674</text:p>
          </table:table-cell>
          <table:table-cell table:formula="oooc:=[.E$1]*100+[.$A275]" office:value-type="float" office:value="774">
            <text:p>774</text:p>
          </table:table-cell>
          <table:table-cell table:formula="oooc:=[.F$1]*100+[.$A275]" office:value-type="float" office:value="874">
            <text:p>874</text:p>
          </table:table-cell>
          <table:table-cell table:formula="oooc:=[.G$1]*100+[.$A275]" office:value-type="float" office:value="974">
            <text:p>974</text:p>
          </table:table-cell>
          <table:table-cell table:formula="oooc:=[.H$1]*100+[.$A275]" office:value-type="float" office:value="1074">
            <text:p>1074</text:p>
          </table:table-cell>
          <table:table-cell table:formula="oooc:=[.I$1]*100+[.$A275]" office:value-type="float" office:value="1174">
            <text:p>1174</text:p>
          </table:table-cell>
          <table:table-cell table:formula="oooc:=[.J$1]*100+[.$A275]" office:value-type="float" office:value="1274">
            <text:p>1274</text:p>
          </table:table-cell>
          <table:table-cell table:formula="oooc:=[.K$1]*100+[.$A275]" office:value-type="float" office:value="1374">
            <text:p>1374</text:p>
          </table:table-cell>
          <table:table-cell table:formula="oooc:=[.L$1]*100+[.$A275]" office:value-type="float" office:value="1474">
            <text:p>1474</text:p>
          </table:table-cell>
          <table:table-cell table:formula="oooc:=[.$A275]+[.$A275]/[.M$1]" office:value-type="float" office:value="748">
            <text:p>748</text:p>
          </table:table-cell>
          <table:table-cell table:formula="oooc:=[.$A275]+[.$A275]/[.N$1]" office:value-type="float" office:value="561">
            <text:p>561</text:p>
          </table:table-cell>
          <table:table-cell table:formula="oooc:=[.$A275]+[.$A275]/[.O$1]" office:value-type="float" office:value="498.666666666667">
            <text:p>498.67</text:p>
          </table:table-cell>
          <table:table-cell table:formula="oooc:=[.$A275]+[.$A275]/[.P$1]" office:value-type="float" office:value="467.5">
            <text:p>467.5</text:p>
          </table:table-cell>
          <table:table-cell table:formula="oooc:=[.$A275]+[.$A275]/[.Q$1]" office:value-type="float" office:value="448.8">
            <text:p>448.8</text:p>
          </table:table-cell>
          <table:table-cell table:formula="oooc:=[.$A275]+[.$A275]/[.R$1]" office:value-type="float" office:value="436.333333333333">
            <text:p>436.33</text:p>
          </table:table-cell>
          <table:table-cell table:formula="oooc:=[.$A275]+[.$A275]/[.S$1]" office:value-type="float" office:value="427.428571428571">
            <text:p>427.43</text:p>
          </table:table-cell>
          <table:table-cell table:formula="oooc:=[.$A275]+[.$A275]/[.T$1]" office:value-type="float" office:value="420.75">
            <text:p>420.75</text:p>
          </table:table-cell>
          <table:table-cell table:formula="oooc:=[.$A275]+[.$A275]/[.U$1]" office:value-type="float" office:value="415.555555555556">
            <text:p>415.56</text:p>
          </table:table-cell>
          <table:table-cell table:formula="oooc:=[.$A275]+[.$A275]/[.V$1]" office:value-type="float" office:value="411.4">
            <text:p>411.4</text:p>
          </table:table-cell>
          <table:table-cell table:formula="oooc:=[.$A275]+[.$A275]/[.W$1]" office:value-type="float" office:value="408">
            <text:p>40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ooc:=[.B$1]*100+[.$A276]" office:value-type="float" office:value="475">
            <text:p>475</text:p>
          </table:table-cell>
          <table:table-cell table:formula="oooc:=[.C$1]*100+[.$A276]" office:value-type="float" office:value="575">
            <text:p>575</text:p>
          </table:table-cell>
          <table:table-cell table:formula="oooc:=[.D$1]*100+[.$A276]" office:value-type="float" office:value="675">
            <text:p>675</text:p>
          </table:table-cell>
          <table:table-cell table:formula="oooc:=[.E$1]*100+[.$A276]" office:value-type="float" office:value="775">
            <text:p>775</text:p>
          </table:table-cell>
          <table:table-cell table:formula="oooc:=[.F$1]*100+[.$A276]" office:value-type="float" office:value="875">
            <text:p>875</text:p>
          </table:table-cell>
          <table:table-cell table:formula="oooc:=[.G$1]*100+[.$A276]" office:value-type="float" office:value="975">
            <text:p>975</text:p>
          </table:table-cell>
          <table:table-cell table:formula="oooc:=[.H$1]*100+[.$A276]" office:value-type="float" office:value="1075">
            <text:p>1075</text:p>
          </table:table-cell>
          <table:table-cell table:formula="oooc:=[.I$1]*100+[.$A276]" office:value-type="float" office:value="1175">
            <text:p>1175</text:p>
          </table:table-cell>
          <table:table-cell table:formula="oooc:=[.J$1]*100+[.$A276]" office:value-type="float" office:value="1275">
            <text:p>1275</text:p>
          </table:table-cell>
          <table:table-cell table:formula="oooc:=[.K$1]*100+[.$A276]" office:value-type="float" office:value="1375">
            <text:p>1375</text:p>
          </table:table-cell>
          <table:table-cell table:formula="oooc:=[.L$1]*100+[.$A276]" office:value-type="float" office:value="1475">
            <text:p>1475</text:p>
          </table:table-cell>
          <table:table-cell table:formula="oooc:=[.$A276]+[.$A276]/[.M$1]" office:value-type="float" office:value="750">
            <text:p>750</text:p>
          </table:table-cell>
          <table:table-cell table:formula="oooc:=[.$A276]+[.$A276]/[.N$1]" office:value-type="float" office:value="562.5">
            <text:p>562.5</text:p>
          </table:table-cell>
          <table:table-cell table:formula="oooc:=[.$A276]+[.$A276]/[.O$1]" office:value-type="float" office:value="500">
            <text:p>500</text:p>
          </table:table-cell>
          <table:table-cell table:formula="oooc:=[.$A276]+[.$A276]/[.P$1]" office:value-type="float" office:value="468.75">
            <text:p>468.75</text:p>
          </table:table-cell>
          <table:table-cell table:formula="oooc:=[.$A276]+[.$A276]/[.Q$1]" office:value-type="float" office:value="450">
            <text:p>450</text:p>
          </table:table-cell>
          <table:table-cell table:formula="oooc:=[.$A276]+[.$A276]/[.R$1]" office:value-type="float" office:value="437.5">
            <text:p>437.5</text:p>
          </table:table-cell>
          <table:table-cell table:formula="oooc:=[.$A276]+[.$A276]/[.S$1]" office:value-type="float" office:value="428.571428571429">
            <text:p>428.57</text:p>
          </table:table-cell>
          <table:table-cell table:formula="oooc:=[.$A276]+[.$A276]/[.T$1]" office:value-type="float" office:value="421.875">
            <text:p>421.88</text:p>
          </table:table-cell>
          <table:table-cell table:formula="oooc:=[.$A276]+[.$A276]/[.U$1]" office:value-type="float" office:value="416.666666666667">
            <text:p>416.67</text:p>
          </table:table-cell>
          <table:table-cell table:formula="oooc:=[.$A276]+[.$A276]/[.V$1]" office:value-type="float" office:value="412.5">
            <text:p>412.5</text:p>
          </table:table-cell>
          <table:table-cell table:formula="oooc:=[.$A276]+[.$A276]/[.W$1]" office:value-type="float" office:value="409.090909090909">
            <text:p>409.0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ooc:=[.B$1]*100+[.$A277]" office:value-type="float" office:value="476">
            <text:p>476</text:p>
          </table:table-cell>
          <table:table-cell table:formula="oooc:=[.C$1]*100+[.$A277]" office:value-type="float" office:value="576">
            <text:p>576</text:p>
          </table:table-cell>
          <table:table-cell table:formula="oooc:=[.D$1]*100+[.$A277]" office:value-type="float" office:value="676">
            <text:p>676</text:p>
          </table:table-cell>
          <table:table-cell table:formula="oooc:=[.E$1]*100+[.$A277]" office:value-type="float" office:value="776">
            <text:p>776</text:p>
          </table:table-cell>
          <table:table-cell table:formula="oooc:=[.F$1]*100+[.$A277]" office:value-type="float" office:value="876">
            <text:p>876</text:p>
          </table:table-cell>
          <table:table-cell table:formula="oooc:=[.G$1]*100+[.$A277]" office:value-type="float" office:value="976">
            <text:p>976</text:p>
          </table:table-cell>
          <table:table-cell table:formula="oooc:=[.H$1]*100+[.$A277]" office:value-type="float" office:value="1076">
            <text:p>1076</text:p>
          </table:table-cell>
          <table:table-cell table:formula="oooc:=[.I$1]*100+[.$A277]" office:value-type="float" office:value="1176">
            <text:p>1176</text:p>
          </table:table-cell>
          <table:table-cell table:formula="oooc:=[.J$1]*100+[.$A277]" office:value-type="float" office:value="1276">
            <text:p>1276</text:p>
          </table:table-cell>
          <table:table-cell table:formula="oooc:=[.K$1]*100+[.$A277]" office:value-type="float" office:value="1376">
            <text:p>1376</text:p>
          </table:table-cell>
          <table:table-cell table:formula="oooc:=[.L$1]*100+[.$A277]" office:value-type="float" office:value="1476">
            <text:p>1476</text:p>
          </table:table-cell>
          <table:table-cell table:formula="oooc:=[.$A277]+[.$A277]/[.M$1]" office:value-type="float" office:value="752">
            <text:p>752</text:p>
          </table:table-cell>
          <table:table-cell table:formula="oooc:=[.$A277]+[.$A277]/[.N$1]" office:value-type="float" office:value="564">
            <text:p>564</text:p>
          </table:table-cell>
          <table:table-cell table:formula="oooc:=[.$A277]+[.$A277]/[.O$1]" office:value-type="float" office:value="501.333333333333">
            <text:p>501.33</text:p>
          </table:table-cell>
          <table:table-cell table:formula="oooc:=[.$A277]+[.$A277]/[.P$1]" office:value-type="float" office:value="470">
            <text:p>470</text:p>
          </table:table-cell>
          <table:table-cell table:formula="oooc:=[.$A277]+[.$A277]/[.Q$1]" office:value-type="float" office:value="451.2">
            <text:p>451.2</text:p>
          </table:table-cell>
          <table:table-cell table:formula="oooc:=[.$A277]+[.$A277]/[.R$1]" office:value-type="float" office:value="438.666666666667">
            <text:p>438.67</text:p>
          </table:table-cell>
          <table:table-cell table:formula="oooc:=[.$A277]+[.$A277]/[.S$1]" office:value-type="float" office:value="429.714285714286">
            <text:p>429.71</text:p>
          </table:table-cell>
          <table:table-cell table:formula="oooc:=[.$A277]+[.$A277]/[.T$1]" office:value-type="float" office:value="423">
            <text:p>423</text:p>
          </table:table-cell>
          <table:table-cell table:formula="oooc:=[.$A277]+[.$A277]/[.U$1]" office:value-type="float" office:value="417.777777777778">
            <text:p>417.78</text:p>
          </table:table-cell>
          <table:table-cell table:formula="oooc:=[.$A277]+[.$A277]/[.V$1]" office:value-type="float" office:value="413.6">
            <text:p>413.6</text:p>
          </table:table-cell>
          <table:table-cell table:formula="oooc:=[.$A277]+[.$A277]/[.W$1]" office:value-type="float" office:value="410.181818181818">
            <text:p>410.1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ooc:=[.B$1]*100+[.$A278]" office:value-type="float" office:value="477">
            <text:p>477</text:p>
          </table:table-cell>
          <table:table-cell table:formula="oooc:=[.C$1]*100+[.$A278]" office:value-type="float" office:value="577">
            <text:p>577</text:p>
          </table:table-cell>
          <table:table-cell table:formula="oooc:=[.D$1]*100+[.$A278]" office:value-type="float" office:value="677">
            <text:p>677</text:p>
          </table:table-cell>
          <table:table-cell table:formula="oooc:=[.E$1]*100+[.$A278]" office:value-type="float" office:value="777">
            <text:p>777</text:p>
          </table:table-cell>
          <table:table-cell table:formula="oooc:=[.F$1]*100+[.$A278]" office:value-type="float" office:value="877">
            <text:p>877</text:p>
          </table:table-cell>
          <table:table-cell table:formula="oooc:=[.G$1]*100+[.$A278]" office:value-type="float" office:value="977">
            <text:p>977</text:p>
          </table:table-cell>
          <table:table-cell table:formula="oooc:=[.H$1]*100+[.$A278]" office:value-type="float" office:value="1077">
            <text:p>1077</text:p>
          </table:table-cell>
          <table:table-cell table:formula="oooc:=[.I$1]*100+[.$A278]" office:value-type="float" office:value="1177">
            <text:p>1177</text:p>
          </table:table-cell>
          <table:table-cell table:formula="oooc:=[.J$1]*100+[.$A278]" office:value-type="float" office:value="1277">
            <text:p>1277</text:p>
          </table:table-cell>
          <table:table-cell table:formula="oooc:=[.K$1]*100+[.$A278]" office:value-type="float" office:value="1377">
            <text:p>1377</text:p>
          </table:table-cell>
          <table:table-cell table:formula="oooc:=[.L$1]*100+[.$A278]" office:value-type="float" office:value="1477">
            <text:p>1477</text:p>
          </table:table-cell>
          <table:table-cell table:formula="oooc:=[.$A278]+[.$A278]/[.M$1]" office:value-type="float" office:value="754">
            <text:p>754</text:p>
          </table:table-cell>
          <table:table-cell table:formula="oooc:=[.$A278]+[.$A278]/[.N$1]" office:value-type="float" office:value="565.5">
            <text:p>565.5</text:p>
          </table:table-cell>
          <table:table-cell table:formula="oooc:=[.$A278]+[.$A278]/[.O$1]" office:value-type="float" office:value="502.666666666667">
            <text:p>502.67</text:p>
          </table:table-cell>
          <table:table-cell table:formula="oooc:=[.$A278]+[.$A278]/[.P$1]" office:value-type="float" office:value="471.25">
            <text:p>471.25</text:p>
          </table:table-cell>
          <table:table-cell table:formula="oooc:=[.$A278]+[.$A278]/[.Q$1]" office:value-type="float" office:value="452.4">
            <text:p>452.4</text:p>
          </table:table-cell>
          <table:table-cell table:formula="oooc:=[.$A278]+[.$A278]/[.R$1]" office:value-type="float" office:value="439.833333333333">
            <text:p>439.83</text:p>
          </table:table-cell>
          <table:table-cell table:formula="oooc:=[.$A278]+[.$A278]/[.S$1]" office:value-type="float" office:value="430.857142857143">
            <text:p>430.86</text:p>
          </table:table-cell>
          <table:table-cell table:formula="oooc:=[.$A278]+[.$A278]/[.T$1]" office:value-type="float" office:value="424.125">
            <text:p>424.13</text:p>
          </table:table-cell>
          <table:table-cell table:formula="oooc:=[.$A278]+[.$A278]/[.U$1]" office:value-type="float" office:value="418.888888888889">
            <text:p>418.89</text:p>
          </table:table-cell>
          <table:table-cell table:formula="oooc:=[.$A278]+[.$A278]/[.V$1]" office:value-type="float" office:value="414.7">
            <text:p>414.7</text:p>
          </table:table-cell>
          <table:table-cell table:formula="oooc:=[.$A278]+[.$A278]/[.W$1]" office:value-type="float" office:value="411.272727272727">
            <text:p>411.2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ooc:=[.B$1]*100+[.$A279]" office:value-type="float" office:value="478">
            <text:p>478</text:p>
          </table:table-cell>
          <table:table-cell table:formula="oooc:=[.C$1]*100+[.$A279]" office:value-type="float" office:value="578">
            <text:p>578</text:p>
          </table:table-cell>
          <table:table-cell table:formula="oooc:=[.D$1]*100+[.$A279]" office:value-type="float" office:value="678">
            <text:p>678</text:p>
          </table:table-cell>
          <table:table-cell table:formula="oooc:=[.E$1]*100+[.$A279]" office:value-type="float" office:value="778">
            <text:p>778</text:p>
          </table:table-cell>
          <table:table-cell table:formula="oooc:=[.F$1]*100+[.$A279]" office:value-type="float" office:value="878">
            <text:p>878</text:p>
          </table:table-cell>
          <table:table-cell table:formula="oooc:=[.G$1]*100+[.$A279]" office:value-type="float" office:value="978">
            <text:p>978</text:p>
          </table:table-cell>
          <table:table-cell table:formula="oooc:=[.H$1]*100+[.$A279]" office:value-type="float" office:value="1078">
            <text:p>1078</text:p>
          </table:table-cell>
          <table:table-cell table:formula="oooc:=[.I$1]*100+[.$A279]" office:value-type="float" office:value="1178">
            <text:p>1178</text:p>
          </table:table-cell>
          <table:table-cell table:formula="oooc:=[.J$1]*100+[.$A279]" office:value-type="float" office:value="1278">
            <text:p>1278</text:p>
          </table:table-cell>
          <table:table-cell table:formula="oooc:=[.K$1]*100+[.$A279]" office:value-type="float" office:value="1378">
            <text:p>1378</text:p>
          </table:table-cell>
          <table:table-cell table:formula="oooc:=[.L$1]*100+[.$A279]" office:value-type="float" office:value="1478">
            <text:p>1478</text:p>
          </table:table-cell>
          <table:table-cell table:formula="oooc:=[.$A279]+[.$A279]/[.M$1]" office:value-type="float" office:value="756">
            <text:p>756</text:p>
          </table:table-cell>
          <table:table-cell table:formula="oooc:=[.$A279]+[.$A279]/[.N$1]" office:value-type="float" office:value="567">
            <text:p>567</text:p>
          </table:table-cell>
          <table:table-cell table:formula="oooc:=[.$A279]+[.$A279]/[.O$1]" office:value-type="float" office:value="504">
            <text:p>504</text:p>
          </table:table-cell>
          <table:table-cell table:formula="oooc:=[.$A279]+[.$A279]/[.P$1]" office:value-type="float" office:value="472.5">
            <text:p>472.5</text:p>
          </table:table-cell>
          <table:table-cell table:formula="oooc:=[.$A279]+[.$A279]/[.Q$1]" office:value-type="float" office:value="453.6">
            <text:p>453.6</text:p>
          </table:table-cell>
          <table:table-cell table:formula="oooc:=[.$A279]+[.$A279]/[.R$1]" office:value-type="float" office:value="441">
            <text:p>441</text:p>
          </table:table-cell>
          <table:table-cell table:formula="oooc:=[.$A279]+[.$A279]/[.S$1]" office:value-type="float" office:value="432">
            <text:p>432</text:p>
          </table:table-cell>
          <table:table-cell table:formula="oooc:=[.$A279]+[.$A279]/[.T$1]" office:value-type="float" office:value="425.25">
            <text:p>425.25</text:p>
          </table:table-cell>
          <table:table-cell table:formula="oooc:=[.$A279]+[.$A279]/[.U$1]" office:value-type="float" office:value="420">
            <text:p>420</text:p>
          </table:table-cell>
          <table:table-cell table:formula="oooc:=[.$A279]+[.$A279]/[.V$1]" office:value-type="float" office:value="415.8">
            <text:p>415.8</text:p>
          </table:table-cell>
          <table:table-cell table:formula="oooc:=[.$A279]+[.$A279]/[.W$1]" office:value-type="float" office:value="412.363636363636">
            <text:p>412.3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ooc:=[.B$1]*100+[.$A280]" office:value-type="float" office:value="479">
            <text:p>479</text:p>
          </table:table-cell>
          <table:table-cell table:formula="oooc:=[.C$1]*100+[.$A280]" office:value-type="float" office:value="579">
            <text:p>579</text:p>
          </table:table-cell>
          <table:table-cell table:formula="oooc:=[.D$1]*100+[.$A280]" office:value-type="float" office:value="679">
            <text:p>679</text:p>
          </table:table-cell>
          <table:table-cell table:formula="oooc:=[.E$1]*100+[.$A280]" office:value-type="float" office:value="779">
            <text:p>779</text:p>
          </table:table-cell>
          <table:table-cell table:formula="oooc:=[.F$1]*100+[.$A280]" office:value-type="float" office:value="879">
            <text:p>879</text:p>
          </table:table-cell>
          <table:table-cell table:formula="oooc:=[.G$1]*100+[.$A280]" office:value-type="float" office:value="979">
            <text:p>979</text:p>
          </table:table-cell>
          <table:table-cell table:formula="oooc:=[.H$1]*100+[.$A280]" office:value-type="float" office:value="1079">
            <text:p>1079</text:p>
          </table:table-cell>
          <table:table-cell table:formula="oooc:=[.I$1]*100+[.$A280]" office:value-type="float" office:value="1179">
            <text:p>1179</text:p>
          </table:table-cell>
          <table:table-cell table:formula="oooc:=[.J$1]*100+[.$A280]" office:value-type="float" office:value="1279">
            <text:p>1279</text:p>
          </table:table-cell>
          <table:table-cell table:formula="oooc:=[.K$1]*100+[.$A280]" office:value-type="float" office:value="1379">
            <text:p>1379</text:p>
          </table:table-cell>
          <table:table-cell table:formula="oooc:=[.L$1]*100+[.$A280]" office:value-type="float" office:value="1479">
            <text:p>1479</text:p>
          </table:table-cell>
          <table:table-cell table:formula="oooc:=[.$A280]+[.$A280]/[.M$1]" office:value-type="float" office:value="758">
            <text:p>758</text:p>
          </table:table-cell>
          <table:table-cell table:formula="oooc:=[.$A280]+[.$A280]/[.N$1]" office:value-type="float" office:value="568.5">
            <text:p>568.5</text:p>
          </table:table-cell>
          <table:table-cell table:formula="oooc:=[.$A280]+[.$A280]/[.O$1]" office:value-type="float" office:value="505.333333333333">
            <text:p>505.33</text:p>
          </table:table-cell>
          <table:table-cell table:formula="oooc:=[.$A280]+[.$A280]/[.P$1]" office:value-type="float" office:value="473.75">
            <text:p>473.75</text:p>
          </table:table-cell>
          <table:table-cell table:formula="oooc:=[.$A280]+[.$A280]/[.Q$1]" office:value-type="float" office:value="454.8">
            <text:p>454.8</text:p>
          </table:table-cell>
          <table:table-cell table:formula="oooc:=[.$A280]+[.$A280]/[.R$1]" office:value-type="float" office:value="442.166666666667">
            <text:p>442.17</text:p>
          </table:table-cell>
          <table:table-cell table:formula="oooc:=[.$A280]+[.$A280]/[.S$1]" office:value-type="float" office:value="433.142857142857">
            <text:p>433.14</text:p>
          </table:table-cell>
          <table:table-cell table:formula="oooc:=[.$A280]+[.$A280]/[.T$1]" office:value-type="float" office:value="426.375">
            <text:p>426.38</text:p>
          </table:table-cell>
          <table:table-cell table:formula="oooc:=[.$A280]+[.$A280]/[.U$1]" office:value-type="float" office:value="421.111111111111">
            <text:p>421.11</text:p>
          </table:table-cell>
          <table:table-cell table:formula="oooc:=[.$A280]+[.$A280]/[.V$1]" office:value-type="float" office:value="416.9">
            <text:p>416.9</text:p>
          </table:table-cell>
          <table:table-cell table:formula="oooc:=[.$A280]+[.$A280]/[.W$1]" office:value-type="float" office:value="413.454545454546">
            <text:p>413.4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ooc:=[.B$1]*100+[.$A281]" office:value-type="float" office:value="480">
            <text:p>480</text:p>
          </table:table-cell>
          <table:table-cell table:formula="oooc:=[.C$1]*100+[.$A281]" office:value-type="float" office:value="580">
            <text:p>580</text:p>
          </table:table-cell>
          <table:table-cell table:formula="oooc:=[.D$1]*100+[.$A281]" office:value-type="float" office:value="680">
            <text:p>680</text:p>
          </table:table-cell>
          <table:table-cell table:formula="oooc:=[.E$1]*100+[.$A281]" office:value-type="float" office:value="780">
            <text:p>780</text:p>
          </table:table-cell>
          <table:table-cell table:formula="oooc:=[.F$1]*100+[.$A281]" office:value-type="float" office:value="880">
            <text:p>880</text:p>
          </table:table-cell>
          <table:table-cell table:formula="oooc:=[.G$1]*100+[.$A281]" office:value-type="float" office:value="980">
            <text:p>980</text:p>
          </table:table-cell>
          <table:table-cell table:formula="oooc:=[.H$1]*100+[.$A281]" office:value-type="float" office:value="1080">
            <text:p>1080</text:p>
          </table:table-cell>
          <table:table-cell table:formula="oooc:=[.I$1]*100+[.$A281]" office:value-type="float" office:value="1180">
            <text:p>1180</text:p>
          </table:table-cell>
          <table:table-cell table:formula="oooc:=[.J$1]*100+[.$A281]" office:value-type="float" office:value="1280">
            <text:p>1280</text:p>
          </table:table-cell>
          <table:table-cell table:formula="oooc:=[.K$1]*100+[.$A281]" office:value-type="float" office:value="1380">
            <text:p>1380</text:p>
          </table:table-cell>
          <table:table-cell table:formula="oooc:=[.L$1]*100+[.$A281]" office:value-type="float" office:value="1480">
            <text:p>1480</text:p>
          </table:table-cell>
          <table:table-cell table:formula="oooc:=[.$A281]+[.$A281]/[.M$1]" office:value-type="float" office:value="760">
            <text:p>760</text:p>
          </table:table-cell>
          <table:table-cell table:formula="oooc:=[.$A281]+[.$A281]/[.N$1]" office:value-type="float" office:value="570">
            <text:p>570</text:p>
          </table:table-cell>
          <table:table-cell table:formula="oooc:=[.$A281]+[.$A281]/[.O$1]" office:value-type="float" office:value="506.666666666667">
            <text:p>506.67</text:p>
          </table:table-cell>
          <table:table-cell table:formula="oooc:=[.$A281]+[.$A281]/[.P$1]" office:value-type="float" office:value="475">
            <text:p>475</text:p>
          </table:table-cell>
          <table:table-cell table:formula="oooc:=[.$A281]+[.$A281]/[.Q$1]" office:value-type="float" office:value="456">
            <text:p>456</text:p>
          </table:table-cell>
          <table:table-cell table:formula="oooc:=[.$A281]+[.$A281]/[.R$1]" office:value-type="float" office:value="443.333333333333">
            <text:p>443.33</text:p>
          </table:table-cell>
          <table:table-cell table:formula="oooc:=[.$A281]+[.$A281]/[.S$1]" office:value-type="float" office:value="434.285714285714">
            <text:p>434.29</text:p>
          </table:table-cell>
          <table:table-cell table:formula="oooc:=[.$A281]+[.$A281]/[.T$1]" office:value-type="float" office:value="427.5">
            <text:p>427.5</text:p>
          </table:table-cell>
          <table:table-cell table:formula="oooc:=[.$A281]+[.$A281]/[.U$1]" office:value-type="float" office:value="422.222222222222">
            <text:p>422.22</text:p>
          </table:table-cell>
          <table:table-cell table:formula="oooc:=[.$A281]+[.$A281]/[.V$1]" office:value-type="float" office:value="418">
            <text:p>418</text:p>
          </table:table-cell>
          <table:table-cell table:formula="oooc:=[.$A281]+[.$A281]/[.W$1]" office:value-type="float" office:value="414.545454545455">
            <text:p>414.5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ooc:=[.B$1]*100+[.$A282]" office:value-type="float" office:value="481">
            <text:p>481</text:p>
          </table:table-cell>
          <table:table-cell table:formula="oooc:=[.C$1]*100+[.$A282]" office:value-type="float" office:value="581">
            <text:p>581</text:p>
          </table:table-cell>
          <table:table-cell table:formula="oooc:=[.D$1]*100+[.$A282]" office:value-type="float" office:value="681">
            <text:p>681</text:p>
          </table:table-cell>
          <table:table-cell table:formula="oooc:=[.E$1]*100+[.$A282]" office:value-type="float" office:value="781">
            <text:p>781</text:p>
          </table:table-cell>
          <table:table-cell table:formula="oooc:=[.F$1]*100+[.$A282]" office:value-type="float" office:value="881">
            <text:p>881</text:p>
          </table:table-cell>
          <table:table-cell table:formula="oooc:=[.G$1]*100+[.$A282]" office:value-type="float" office:value="981">
            <text:p>981</text:p>
          </table:table-cell>
          <table:table-cell table:formula="oooc:=[.H$1]*100+[.$A282]" office:value-type="float" office:value="1081">
            <text:p>1081</text:p>
          </table:table-cell>
          <table:table-cell table:formula="oooc:=[.I$1]*100+[.$A282]" office:value-type="float" office:value="1181">
            <text:p>1181</text:p>
          </table:table-cell>
          <table:table-cell table:formula="oooc:=[.J$1]*100+[.$A282]" office:value-type="float" office:value="1281">
            <text:p>1281</text:p>
          </table:table-cell>
          <table:table-cell table:formula="oooc:=[.K$1]*100+[.$A282]" office:value-type="float" office:value="1381">
            <text:p>1381</text:p>
          </table:table-cell>
          <table:table-cell table:formula="oooc:=[.L$1]*100+[.$A282]" office:value-type="float" office:value="1481">
            <text:p>1481</text:p>
          </table:table-cell>
          <table:table-cell table:formula="oooc:=[.$A282]+[.$A282]/[.M$1]" office:value-type="float" office:value="762">
            <text:p>762</text:p>
          </table:table-cell>
          <table:table-cell table:formula="oooc:=[.$A282]+[.$A282]/[.N$1]" office:value-type="float" office:value="571.5">
            <text:p>571.5</text:p>
          </table:table-cell>
          <table:table-cell table:formula="oooc:=[.$A282]+[.$A282]/[.O$1]" office:value-type="float" office:value="508">
            <text:p>508</text:p>
          </table:table-cell>
          <table:table-cell table:formula="oooc:=[.$A282]+[.$A282]/[.P$1]" office:value-type="float" office:value="476.25">
            <text:p>476.25</text:p>
          </table:table-cell>
          <table:table-cell table:formula="oooc:=[.$A282]+[.$A282]/[.Q$1]" office:value-type="float" office:value="457.2">
            <text:p>457.2</text:p>
          </table:table-cell>
          <table:table-cell table:formula="oooc:=[.$A282]+[.$A282]/[.R$1]" office:value-type="float" office:value="444.5">
            <text:p>444.5</text:p>
          </table:table-cell>
          <table:table-cell table:formula="oooc:=[.$A282]+[.$A282]/[.S$1]" office:value-type="float" office:value="435.428571428571">
            <text:p>435.43</text:p>
          </table:table-cell>
          <table:table-cell table:formula="oooc:=[.$A282]+[.$A282]/[.T$1]" office:value-type="float" office:value="428.625">
            <text:p>428.63</text:p>
          </table:table-cell>
          <table:table-cell table:formula="oooc:=[.$A282]+[.$A282]/[.U$1]" office:value-type="float" office:value="423.333333333333">
            <text:p>423.33</text:p>
          </table:table-cell>
          <table:table-cell table:formula="oooc:=[.$A282]+[.$A282]/[.V$1]" office:value-type="float" office:value="419.1">
            <text:p>419.1</text:p>
          </table:table-cell>
          <table:table-cell table:formula="oooc:=[.$A282]+[.$A282]/[.W$1]" office:value-type="float" office:value="415.636363636364">
            <text:p>415.6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ooc:=[.B$1]*100+[.$A283]" office:value-type="float" office:value="482">
            <text:p>482</text:p>
          </table:table-cell>
          <table:table-cell table:formula="oooc:=[.C$1]*100+[.$A283]" office:value-type="float" office:value="582">
            <text:p>582</text:p>
          </table:table-cell>
          <table:table-cell table:formula="oooc:=[.D$1]*100+[.$A283]" office:value-type="float" office:value="682">
            <text:p>682</text:p>
          </table:table-cell>
          <table:table-cell table:formula="oooc:=[.E$1]*100+[.$A283]" office:value-type="float" office:value="782">
            <text:p>782</text:p>
          </table:table-cell>
          <table:table-cell table:formula="oooc:=[.F$1]*100+[.$A283]" office:value-type="float" office:value="882">
            <text:p>882</text:p>
          </table:table-cell>
          <table:table-cell table:formula="oooc:=[.G$1]*100+[.$A283]" office:value-type="float" office:value="982">
            <text:p>982</text:p>
          </table:table-cell>
          <table:table-cell table:formula="oooc:=[.H$1]*100+[.$A283]" office:value-type="float" office:value="1082">
            <text:p>1082</text:p>
          </table:table-cell>
          <table:table-cell table:formula="oooc:=[.I$1]*100+[.$A283]" office:value-type="float" office:value="1182">
            <text:p>1182</text:p>
          </table:table-cell>
          <table:table-cell table:formula="oooc:=[.J$1]*100+[.$A283]" office:value-type="float" office:value="1282">
            <text:p>1282</text:p>
          </table:table-cell>
          <table:table-cell table:formula="oooc:=[.K$1]*100+[.$A283]" office:value-type="float" office:value="1382">
            <text:p>1382</text:p>
          </table:table-cell>
          <table:table-cell table:formula="oooc:=[.L$1]*100+[.$A283]" office:value-type="float" office:value="1482">
            <text:p>1482</text:p>
          </table:table-cell>
          <table:table-cell table:formula="oooc:=[.$A283]+[.$A283]/[.M$1]" office:value-type="float" office:value="764">
            <text:p>764</text:p>
          </table:table-cell>
          <table:table-cell table:formula="oooc:=[.$A283]+[.$A283]/[.N$1]" office:value-type="float" office:value="573">
            <text:p>573</text:p>
          </table:table-cell>
          <table:table-cell table:formula="oooc:=[.$A283]+[.$A283]/[.O$1]" office:value-type="float" office:value="509.333333333333">
            <text:p>509.33</text:p>
          </table:table-cell>
          <table:table-cell table:formula="oooc:=[.$A283]+[.$A283]/[.P$1]" office:value-type="float" office:value="477.5">
            <text:p>477.5</text:p>
          </table:table-cell>
          <table:table-cell table:formula="oooc:=[.$A283]+[.$A283]/[.Q$1]" office:value-type="float" office:value="458.4">
            <text:p>458.4</text:p>
          </table:table-cell>
          <table:table-cell table:formula="oooc:=[.$A283]+[.$A283]/[.R$1]" office:value-type="float" office:value="445.666666666667">
            <text:p>445.67</text:p>
          </table:table-cell>
          <table:table-cell table:formula="oooc:=[.$A283]+[.$A283]/[.S$1]" office:value-type="float" office:value="436.571428571429">
            <text:p>436.57</text:p>
          </table:table-cell>
          <table:table-cell table:formula="oooc:=[.$A283]+[.$A283]/[.T$1]" office:value-type="float" office:value="429.75">
            <text:p>429.75</text:p>
          </table:table-cell>
          <table:table-cell table:formula="oooc:=[.$A283]+[.$A283]/[.U$1]" office:value-type="float" office:value="424.444444444444">
            <text:p>424.44</text:p>
          </table:table-cell>
          <table:table-cell table:formula="oooc:=[.$A283]+[.$A283]/[.V$1]" office:value-type="float" office:value="420.2">
            <text:p>420.2</text:p>
          </table:table-cell>
          <table:table-cell table:formula="oooc:=[.$A283]+[.$A283]/[.W$1]" office:value-type="float" office:value="416.727272727273">
            <text:p>416.7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ooc:=[.B$1]*100+[.$A284]" office:value-type="float" office:value="483">
            <text:p>483</text:p>
          </table:table-cell>
          <table:table-cell table:formula="oooc:=[.C$1]*100+[.$A284]" office:value-type="float" office:value="583">
            <text:p>583</text:p>
          </table:table-cell>
          <table:table-cell table:formula="oooc:=[.D$1]*100+[.$A284]" office:value-type="float" office:value="683">
            <text:p>683</text:p>
          </table:table-cell>
          <table:table-cell table:formula="oooc:=[.E$1]*100+[.$A284]" office:value-type="float" office:value="783">
            <text:p>783</text:p>
          </table:table-cell>
          <table:table-cell table:formula="oooc:=[.F$1]*100+[.$A284]" office:value-type="float" office:value="883">
            <text:p>883</text:p>
          </table:table-cell>
          <table:table-cell table:formula="oooc:=[.G$1]*100+[.$A284]" office:value-type="float" office:value="983">
            <text:p>983</text:p>
          </table:table-cell>
          <table:table-cell table:formula="oooc:=[.H$1]*100+[.$A284]" office:value-type="float" office:value="1083">
            <text:p>1083</text:p>
          </table:table-cell>
          <table:table-cell table:formula="oooc:=[.I$1]*100+[.$A284]" office:value-type="float" office:value="1183">
            <text:p>1183</text:p>
          </table:table-cell>
          <table:table-cell table:formula="oooc:=[.J$1]*100+[.$A284]" office:value-type="float" office:value="1283">
            <text:p>1283</text:p>
          </table:table-cell>
          <table:table-cell table:formula="oooc:=[.K$1]*100+[.$A284]" office:value-type="float" office:value="1383">
            <text:p>1383</text:p>
          </table:table-cell>
          <table:table-cell table:formula="oooc:=[.L$1]*100+[.$A284]" office:value-type="float" office:value="1483">
            <text:p>1483</text:p>
          </table:table-cell>
          <table:table-cell table:formula="oooc:=[.$A284]+[.$A284]/[.M$1]" office:value-type="float" office:value="766">
            <text:p>766</text:p>
          </table:table-cell>
          <table:table-cell table:formula="oooc:=[.$A284]+[.$A284]/[.N$1]" office:value-type="float" office:value="574.5">
            <text:p>574.5</text:p>
          </table:table-cell>
          <table:table-cell table:formula="oooc:=[.$A284]+[.$A284]/[.O$1]" office:value-type="float" office:value="510.666666666667">
            <text:p>510.67</text:p>
          </table:table-cell>
          <table:table-cell table:formula="oooc:=[.$A284]+[.$A284]/[.P$1]" office:value-type="float" office:value="478.75">
            <text:p>478.75</text:p>
          </table:table-cell>
          <table:table-cell table:formula="oooc:=[.$A284]+[.$A284]/[.Q$1]" office:value-type="float" office:value="459.6">
            <text:p>459.6</text:p>
          </table:table-cell>
          <table:table-cell table:formula="oooc:=[.$A284]+[.$A284]/[.R$1]" office:value-type="float" office:value="446.833333333333">
            <text:p>446.83</text:p>
          </table:table-cell>
          <table:table-cell table:formula="oooc:=[.$A284]+[.$A284]/[.S$1]" office:value-type="float" office:value="437.714285714286">
            <text:p>437.71</text:p>
          </table:table-cell>
          <table:table-cell table:formula="oooc:=[.$A284]+[.$A284]/[.T$1]" office:value-type="float" office:value="430.875">
            <text:p>430.88</text:p>
          </table:table-cell>
          <table:table-cell table:formula="oooc:=[.$A284]+[.$A284]/[.U$1]" office:value-type="float" office:value="425.555555555556">
            <text:p>425.56</text:p>
          </table:table-cell>
          <table:table-cell table:formula="oooc:=[.$A284]+[.$A284]/[.V$1]" office:value-type="float" office:value="421.3">
            <text:p>421.3</text:p>
          </table:table-cell>
          <table:table-cell table:formula="oooc:=[.$A284]+[.$A284]/[.W$1]" office:value-type="float" office:value="417.818181818182">
            <text:p>417.8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ooc:=[.B$1]*100+[.$A285]" office:value-type="float" office:value="484">
            <text:p>484</text:p>
          </table:table-cell>
          <table:table-cell table:formula="oooc:=[.C$1]*100+[.$A285]" office:value-type="float" office:value="584">
            <text:p>584</text:p>
          </table:table-cell>
          <table:table-cell table:formula="oooc:=[.D$1]*100+[.$A285]" office:value-type="float" office:value="684">
            <text:p>684</text:p>
          </table:table-cell>
          <table:table-cell table:formula="oooc:=[.E$1]*100+[.$A285]" office:value-type="float" office:value="784">
            <text:p>784</text:p>
          </table:table-cell>
          <table:table-cell table:formula="oooc:=[.F$1]*100+[.$A285]" office:value-type="float" office:value="884">
            <text:p>884</text:p>
          </table:table-cell>
          <table:table-cell table:formula="oooc:=[.G$1]*100+[.$A285]" office:value-type="float" office:value="984">
            <text:p>984</text:p>
          </table:table-cell>
          <table:table-cell table:formula="oooc:=[.H$1]*100+[.$A285]" office:value-type="float" office:value="1084">
            <text:p>1084</text:p>
          </table:table-cell>
          <table:table-cell table:formula="oooc:=[.I$1]*100+[.$A285]" office:value-type="float" office:value="1184">
            <text:p>1184</text:p>
          </table:table-cell>
          <table:table-cell table:formula="oooc:=[.J$1]*100+[.$A285]" office:value-type="float" office:value="1284">
            <text:p>1284</text:p>
          </table:table-cell>
          <table:table-cell table:formula="oooc:=[.K$1]*100+[.$A285]" office:value-type="float" office:value="1384">
            <text:p>1384</text:p>
          </table:table-cell>
          <table:table-cell table:formula="oooc:=[.L$1]*100+[.$A285]" office:value-type="float" office:value="1484">
            <text:p>1484</text:p>
          </table:table-cell>
          <table:table-cell table:formula="oooc:=[.$A285]+[.$A285]/[.M$1]" office:value-type="float" office:value="768">
            <text:p>768</text:p>
          </table:table-cell>
          <table:table-cell table:formula="oooc:=[.$A285]+[.$A285]/[.N$1]" office:value-type="float" office:value="576">
            <text:p>576</text:p>
          </table:table-cell>
          <table:table-cell table:formula="oooc:=[.$A285]+[.$A285]/[.O$1]" office:value-type="float" office:value="512">
            <text:p>512</text:p>
          </table:table-cell>
          <table:table-cell table:formula="oooc:=[.$A285]+[.$A285]/[.P$1]" office:value-type="float" office:value="480">
            <text:p>480</text:p>
          </table:table-cell>
          <table:table-cell table:formula="oooc:=[.$A285]+[.$A285]/[.Q$1]" office:value-type="float" office:value="460.8">
            <text:p>460.8</text:p>
          </table:table-cell>
          <table:table-cell table:formula="oooc:=[.$A285]+[.$A285]/[.R$1]" office:value-type="float" office:value="448">
            <text:p>448</text:p>
          </table:table-cell>
          <table:table-cell table:formula="oooc:=[.$A285]+[.$A285]/[.S$1]" office:value-type="float" office:value="438.857142857143">
            <text:p>438.86</text:p>
          </table:table-cell>
          <table:table-cell table:formula="oooc:=[.$A285]+[.$A285]/[.T$1]" office:value-type="float" office:value="432">
            <text:p>432</text:p>
          </table:table-cell>
          <table:table-cell table:formula="oooc:=[.$A285]+[.$A285]/[.U$1]" office:value-type="float" office:value="426.666666666667">
            <text:p>426.67</text:p>
          </table:table-cell>
          <table:table-cell table:formula="oooc:=[.$A285]+[.$A285]/[.V$1]" office:value-type="float" office:value="422.4">
            <text:p>422.4</text:p>
          </table:table-cell>
          <table:table-cell table:formula="oooc:=[.$A285]+[.$A285]/[.W$1]" office:value-type="float" office:value="418.909090909091">
            <text:p>418.9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ooc:=[.B$1]*100+[.$A286]" office:value-type="float" office:value="485">
            <text:p>485</text:p>
          </table:table-cell>
          <table:table-cell table:formula="oooc:=[.C$1]*100+[.$A286]" office:value-type="float" office:value="585">
            <text:p>585</text:p>
          </table:table-cell>
          <table:table-cell table:formula="oooc:=[.D$1]*100+[.$A286]" office:value-type="float" office:value="685">
            <text:p>685</text:p>
          </table:table-cell>
          <table:table-cell table:formula="oooc:=[.E$1]*100+[.$A286]" office:value-type="float" office:value="785">
            <text:p>785</text:p>
          </table:table-cell>
          <table:table-cell table:formula="oooc:=[.F$1]*100+[.$A286]" office:value-type="float" office:value="885">
            <text:p>885</text:p>
          </table:table-cell>
          <table:table-cell table:formula="oooc:=[.G$1]*100+[.$A286]" office:value-type="float" office:value="985">
            <text:p>985</text:p>
          </table:table-cell>
          <table:table-cell table:formula="oooc:=[.H$1]*100+[.$A286]" office:value-type="float" office:value="1085">
            <text:p>1085</text:p>
          </table:table-cell>
          <table:table-cell table:formula="oooc:=[.I$1]*100+[.$A286]" office:value-type="float" office:value="1185">
            <text:p>1185</text:p>
          </table:table-cell>
          <table:table-cell table:formula="oooc:=[.J$1]*100+[.$A286]" office:value-type="float" office:value="1285">
            <text:p>1285</text:p>
          </table:table-cell>
          <table:table-cell table:formula="oooc:=[.K$1]*100+[.$A286]" office:value-type="float" office:value="1385">
            <text:p>1385</text:p>
          </table:table-cell>
          <table:table-cell table:formula="oooc:=[.L$1]*100+[.$A286]" office:value-type="float" office:value="1485">
            <text:p>1485</text:p>
          </table:table-cell>
          <table:table-cell table:formula="oooc:=[.$A286]+[.$A286]/[.M$1]" office:value-type="float" office:value="770">
            <text:p>770</text:p>
          </table:table-cell>
          <table:table-cell table:formula="oooc:=[.$A286]+[.$A286]/[.N$1]" office:value-type="float" office:value="577.5">
            <text:p>577.5</text:p>
          </table:table-cell>
          <table:table-cell table:formula="oooc:=[.$A286]+[.$A286]/[.O$1]" office:value-type="float" office:value="513.333333333333">
            <text:p>513.33</text:p>
          </table:table-cell>
          <table:table-cell table:formula="oooc:=[.$A286]+[.$A286]/[.P$1]" office:value-type="float" office:value="481.25">
            <text:p>481.25</text:p>
          </table:table-cell>
          <table:table-cell table:formula="oooc:=[.$A286]+[.$A286]/[.Q$1]" office:value-type="float" office:value="462">
            <text:p>462</text:p>
          </table:table-cell>
          <table:table-cell table:formula="oooc:=[.$A286]+[.$A286]/[.R$1]" office:value-type="float" office:value="449.166666666667">
            <text:p>449.17</text:p>
          </table:table-cell>
          <table:table-cell table:formula="oooc:=[.$A286]+[.$A286]/[.S$1]" office:value-type="float" office:value="440">
            <text:p>440</text:p>
          </table:table-cell>
          <table:table-cell table:formula="oooc:=[.$A286]+[.$A286]/[.T$1]" office:value-type="float" office:value="433.125">
            <text:p>433.13</text:p>
          </table:table-cell>
          <table:table-cell table:formula="oooc:=[.$A286]+[.$A286]/[.U$1]" office:value-type="float" office:value="427.777777777778">
            <text:p>427.78</text:p>
          </table:table-cell>
          <table:table-cell table:formula="oooc:=[.$A286]+[.$A286]/[.V$1]" office:value-type="float" office:value="423.5">
            <text:p>423.5</text:p>
          </table:table-cell>
          <table:table-cell table:formula="oooc:=[.$A286]+[.$A286]/[.W$1]" office:value-type="float" office:value="420">
            <text:p>42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ooc:=[.B$1]*100+[.$A287]" office:value-type="float" office:value="486">
            <text:p>486</text:p>
          </table:table-cell>
          <table:table-cell table:formula="oooc:=[.C$1]*100+[.$A287]" office:value-type="float" office:value="586">
            <text:p>586</text:p>
          </table:table-cell>
          <table:table-cell table:formula="oooc:=[.D$1]*100+[.$A287]" office:value-type="float" office:value="686">
            <text:p>686</text:p>
          </table:table-cell>
          <table:table-cell table:formula="oooc:=[.E$1]*100+[.$A287]" office:value-type="float" office:value="786">
            <text:p>786</text:p>
          </table:table-cell>
          <table:table-cell table:formula="oooc:=[.F$1]*100+[.$A287]" office:value-type="float" office:value="886">
            <text:p>886</text:p>
          </table:table-cell>
          <table:table-cell table:formula="oooc:=[.G$1]*100+[.$A287]" office:value-type="float" office:value="986">
            <text:p>986</text:p>
          </table:table-cell>
          <table:table-cell table:formula="oooc:=[.H$1]*100+[.$A287]" office:value-type="float" office:value="1086">
            <text:p>1086</text:p>
          </table:table-cell>
          <table:table-cell table:formula="oooc:=[.I$1]*100+[.$A287]" office:value-type="float" office:value="1186">
            <text:p>1186</text:p>
          </table:table-cell>
          <table:table-cell table:formula="oooc:=[.J$1]*100+[.$A287]" office:value-type="float" office:value="1286">
            <text:p>1286</text:p>
          </table:table-cell>
          <table:table-cell table:formula="oooc:=[.K$1]*100+[.$A287]" office:value-type="float" office:value="1386">
            <text:p>1386</text:p>
          </table:table-cell>
          <table:table-cell table:formula="oooc:=[.L$1]*100+[.$A287]" office:value-type="float" office:value="1486">
            <text:p>1486</text:p>
          </table:table-cell>
          <table:table-cell table:formula="oooc:=[.$A287]+[.$A287]/[.M$1]" office:value-type="float" office:value="772">
            <text:p>772</text:p>
          </table:table-cell>
          <table:table-cell table:formula="oooc:=[.$A287]+[.$A287]/[.N$1]" office:value-type="float" office:value="579">
            <text:p>579</text:p>
          </table:table-cell>
          <table:table-cell table:formula="oooc:=[.$A287]+[.$A287]/[.O$1]" office:value-type="float" office:value="514.666666666667">
            <text:p>514.67</text:p>
          </table:table-cell>
          <table:table-cell table:formula="oooc:=[.$A287]+[.$A287]/[.P$1]" office:value-type="float" office:value="482.5">
            <text:p>482.5</text:p>
          </table:table-cell>
          <table:table-cell table:formula="oooc:=[.$A287]+[.$A287]/[.Q$1]" office:value-type="float" office:value="463.2">
            <text:p>463.2</text:p>
          </table:table-cell>
          <table:table-cell table:formula="oooc:=[.$A287]+[.$A287]/[.R$1]" office:value-type="float" office:value="450.333333333333">
            <text:p>450.33</text:p>
          </table:table-cell>
          <table:table-cell table:formula="oooc:=[.$A287]+[.$A287]/[.S$1]" office:value-type="float" office:value="441.142857142857">
            <text:p>441.14</text:p>
          </table:table-cell>
          <table:table-cell table:formula="oooc:=[.$A287]+[.$A287]/[.T$1]" office:value-type="float" office:value="434.25">
            <text:p>434.25</text:p>
          </table:table-cell>
          <table:table-cell table:formula="oooc:=[.$A287]+[.$A287]/[.U$1]" office:value-type="float" office:value="428.888888888889">
            <text:p>428.89</text:p>
          </table:table-cell>
          <table:table-cell table:formula="oooc:=[.$A287]+[.$A287]/[.V$1]" office:value-type="float" office:value="424.6">
            <text:p>424.6</text:p>
          </table:table-cell>
          <table:table-cell table:formula="oooc:=[.$A287]+[.$A287]/[.W$1]" office:value-type="float" office:value="421.090909090909">
            <text:p>421.0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ooc:=[.B$1]*100+[.$A288]" office:value-type="float" office:value="487">
            <text:p>487</text:p>
          </table:table-cell>
          <table:table-cell table:formula="oooc:=[.C$1]*100+[.$A288]" office:value-type="float" office:value="587">
            <text:p>587</text:p>
          </table:table-cell>
          <table:table-cell table:formula="oooc:=[.D$1]*100+[.$A288]" office:value-type="float" office:value="687">
            <text:p>687</text:p>
          </table:table-cell>
          <table:table-cell table:formula="oooc:=[.E$1]*100+[.$A288]" office:value-type="float" office:value="787">
            <text:p>787</text:p>
          </table:table-cell>
          <table:table-cell table:formula="oooc:=[.F$1]*100+[.$A288]" office:value-type="float" office:value="887">
            <text:p>887</text:p>
          </table:table-cell>
          <table:table-cell table:formula="oooc:=[.G$1]*100+[.$A288]" office:value-type="float" office:value="987">
            <text:p>987</text:p>
          </table:table-cell>
          <table:table-cell table:formula="oooc:=[.H$1]*100+[.$A288]" office:value-type="float" office:value="1087">
            <text:p>1087</text:p>
          </table:table-cell>
          <table:table-cell table:formula="oooc:=[.I$1]*100+[.$A288]" office:value-type="float" office:value="1187">
            <text:p>1187</text:p>
          </table:table-cell>
          <table:table-cell table:formula="oooc:=[.J$1]*100+[.$A288]" office:value-type="float" office:value="1287">
            <text:p>1287</text:p>
          </table:table-cell>
          <table:table-cell table:formula="oooc:=[.K$1]*100+[.$A288]" office:value-type="float" office:value="1387">
            <text:p>1387</text:p>
          </table:table-cell>
          <table:table-cell table:formula="oooc:=[.L$1]*100+[.$A288]" office:value-type="float" office:value="1487">
            <text:p>1487</text:p>
          </table:table-cell>
          <table:table-cell table:formula="oooc:=[.$A288]+[.$A288]/[.M$1]" office:value-type="float" office:value="774">
            <text:p>774</text:p>
          </table:table-cell>
          <table:table-cell table:formula="oooc:=[.$A288]+[.$A288]/[.N$1]" office:value-type="float" office:value="580.5">
            <text:p>580.5</text:p>
          </table:table-cell>
          <table:table-cell table:formula="oooc:=[.$A288]+[.$A288]/[.O$1]" office:value-type="float" office:value="516">
            <text:p>516</text:p>
          </table:table-cell>
          <table:table-cell table:formula="oooc:=[.$A288]+[.$A288]/[.P$1]" office:value-type="float" office:value="483.75">
            <text:p>483.75</text:p>
          </table:table-cell>
          <table:table-cell table:formula="oooc:=[.$A288]+[.$A288]/[.Q$1]" office:value-type="float" office:value="464.4">
            <text:p>464.4</text:p>
          </table:table-cell>
          <table:table-cell table:formula="oooc:=[.$A288]+[.$A288]/[.R$1]" office:value-type="float" office:value="451.5">
            <text:p>451.5</text:p>
          </table:table-cell>
          <table:table-cell table:formula="oooc:=[.$A288]+[.$A288]/[.S$1]" office:value-type="float" office:value="442.285714285714">
            <text:p>442.29</text:p>
          </table:table-cell>
          <table:table-cell table:formula="oooc:=[.$A288]+[.$A288]/[.T$1]" office:value-type="float" office:value="435.375">
            <text:p>435.38</text:p>
          </table:table-cell>
          <table:table-cell table:formula="oooc:=[.$A288]+[.$A288]/[.U$1]" office:value-type="float" office:value="430">
            <text:p>430</text:p>
          </table:table-cell>
          <table:table-cell table:formula="oooc:=[.$A288]+[.$A288]/[.V$1]" office:value-type="float" office:value="425.7">
            <text:p>425.7</text:p>
          </table:table-cell>
          <table:table-cell table:formula="oooc:=[.$A288]+[.$A288]/[.W$1]" office:value-type="float" office:value="422.181818181818">
            <text:p>422.1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ooc:=[.B$1]*100+[.$A289]" office:value-type="float" office:value="488">
            <text:p>488</text:p>
          </table:table-cell>
          <table:table-cell table:formula="oooc:=[.C$1]*100+[.$A289]" office:value-type="float" office:value="588">
            <text:p>588</text:p>
          </table:table-cell>
          <table:table-cell table:formula="oooc:=[.D$1]*100+[.$A289]" office:value-type="float" office:value="688">
            <text:p>688</text:p>
          </table:table-cell>
          <table:table-cell table:formula="oooc:=[.E$1]*100+[.$A289]" office:value-type="float" office:value="788">
            <text:p>788</text:p>
          </table:table-cell>
          <table:table-cell table:formula="oooc:=[.F$1]*100+[.$A289]" office:value-type="float" office:value="888">
            <text:p>888</text:p>
          </table:table-cell>
          <table:table-cell table:formula="oooc:=[.G$1]*100+[.$A289]" office:value-type="float" office:value="988">
            <text:p>988</text:p>
          </table:table-cell>
          <table:table-cell table:formula="oooc:=[.H$1]*100+[.$A289]" office:value-type="float" office:value="1088">
            <text:p>1088</text:p>
          </table:table-cell>
          <table:table-cell table:formula="oooc:=[.I$1]*100+[.$A289]" office:value-type="float" office:value="1188">
            <text:p>1188</text:p>
          </table:table-cell>
          <table:table-cell table:formula="oooc:=[.J$1]*100+[.$A289]" office:value-type="float" office:value="1288">
            <text:p>1288</text:p>
          </table:table-cell>
          <table:table-cell table:formula="oooc:=[.K$1]*100+[.$A289]" office:value-type="float" office:value="1388">
            <text:p>1388</text:p>
          </table:table-cell>
          <table:table-cell table:formula="oooc:=[.L$1]*100+[.$A289]" office:value-type="float" office:value="1488">
            <text:p>1488</text:p>
          </table:table-cell>
          <table:table-cell table:formula="oooc:=[.$A289]+[.$A289]/[.M$1]" office:value-type="float" office:value="776">
            <text:p>776</text:p>
          </table:table-cell>
          <table:table-cell table:formula="oooc:=[.$A289]+[.$A289]/[.N$1]" office:value-type="float" office:value="582">
            <text:p>582</text:p>
          </table:table-cell>
          <table:table-cell table:formula="oooc:=[.$A289]+[.$A289]/[.O$1]" office:value-type="float" office:value="517.333333333333">
            <text:p>517.33</text:p>
          </table:table-cell>
          <table:table-cell table:formula="oooc:=[.$A289]+[.$A289]/[.P$1]" office:value-type="float" office:value="485">
            <text:p>485</text:p>
          </table:table-cell>
          <table:table-cell table:formula="oooc:=[.$A289]+[.$A289]/[.Q$1]" office:value-type="float" office:value="465.6">
            <text:p>465.6</text:p>
          </table:table-cell>
          <table:table-cell table:formula="oooc:=[.$A289]+[.$A289]/[.R$1]" office:value-type="float" office:value="452.666666666667">
            <text:p>452.67</text:p>
          </table:table-cell>
          <table:table-cell table:formula="oooc:=[.$A289]+[.$A289]/[.S$1]" office:value-type="float" office:value="443.428571428571">
            <text:p>443.43</text:p>
          </table:table-cell>
          <table:table-cell table:formula="oooc:=[.$A289]+[.$A289]/[.T$1]" office:value-type="float" office:value="436.5">
            <text:p>436.5</text:p>
          </table:table-cell>
          <table:table-cell table:formula="oooc:=[.$A289]+[.$A289]/[.U$1]" office:value-type="float" office:value="431.111111111111">
            <text:p>431.11</text:p>
          </table:table-cell>
          <table:table-cell table:formula="oooc:=[.$A289]+[.$A289]/[.V$1]" office:value-type="float" office:value="426.8">
            <text:p>426.8</text:p>
          </table:table-cell>
          <table:table-cell table:formula="oooc:=[.$A289]+[.$A289]/[.W$1]" office:value-type="float" office:value="423.272727272727">
            <text:p>423.2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ooc:=[.B$1]*100+[.$A290]" office:value-type="float" office:value="489">
            <text:p>489</text:p>
          </table:table-cell>
          <table:table-cell table:formula="oooc:=[.C$1]*100+[.$A290]" office:value-type="float" office:value="589">
            <text:p>589</text:p>
          </table:table-cell>
          <table:table-cell table:formula="oooc:=[.D$1]*100+[.$A290]" office:value-type="float" office:value="689">
            <text:p>689</text:p>
          </table:table-cell>
          <table:table-cell table:formula="oooc:=[.E$1]*100+[.$A290]" office:value-type="float" office:value="789">
            <text:p>789</text:p>
          </table:table-cell>
          <table:table-cell table:formula="oooc:=[.F$1]*100+[.$A290]" office:value-type="float" office:value="889">
            <text:p>889</text:p>
          </table:table-cell>
          <table:table-cell table:formula="oooc:=[.G$1]*100+[.$A290]" office:value-type="float" office:value="989">
            <text:p>989</text:p>
          </table:table-cell>
          <table:table-cell table:formula="oooc:=[.H$1]*100+[.$A290]" office:value-type="float" office:value="1089">
            <text:p>1089</text:p>
          </table:table-cell>
          <table:table-cell table:formula="oooc:=[.I$1]*100+[.$A290]" office:value-type="float" office:value="1189">
            <text:p>1189</text:p>
          </table:table-cell>
          <table:table-cell table:formula="oooc:=[.J$1]*100+[.$A290]" office:value-type="float" office:value="1289">
            <text:p>1289</text:p>
          </table:table-cell>
          <table:table-cell table:formula="oooc:=[.K$1]*100+[.$A290]" office:value-type="float" office:value="1389">
            <text:p>1389</text:p>
          </table:table-cell>
          <table:table-cell table:formula="oooc:=[.L$1]*100+[.$A290]" office:value-type="float" office:value="1489">
            <text:p>1489</text:p>
          </table:table-cell>
          <table:table-cell table:formula="oooc:=[.$A290]+[.$A290]/[.M$1]" office:value-type="float" office:value="778">
            <text:p>778</text:p>
          </table:table-cell>
          <table:table-cell table:formula="oooc:=[.$A290]+[.$A290]/[.N$1]" office:value-type="float" office:value="583.5">
            <text:p>583.5</text:p>
          </table:table-cell>
          <table:table-cell table:formula="oooc:=[.$A290]+[.$A290]/[.O$1]" office:value-type="float" office:value="518.666666666667">
            <text:p>518.67</text:p>
          </table:table-cell>
          <table:table-cell table:formula="oooc:=[.$A290]+[.$A290]/[.P$1]" office:value-type="float" office:value="486.25">
            <text:p>486.25</text:p>
          </table:table-cell>
          <table:table-cell table:formula="oooc:=[.$A290]+[.$A290]/[.Q$1]" office:value-type="float" office:value="466.8">
            <text:p>466.8</text:p>
          </table:table-cell>
          <table:table-cell table:formula="oooc:=[.$A290]+[.$A290]/[.R$1]" office:value-type="float" office:value="453.833333333333">
            <text:p>453.83</text:p>
          </table:table-cell>
          <table:table-cell table:formula="oooc:=[.$A290]+[.$A290]/[.S$1]" office:value-type="float" office:value="444.571428571429">
            <text:p>444.57</text:p>
          </table:table-cell>
          <table:table-cell table:formula="oooc:=[.$A290]+[.$A290]/[.T$1]" office:value-type="float" office:value="437.625">
            <text:p>437.63</text:p>
          </table:table-cell>
          <table:table-cell table:formula="oooc:=[.$A290]+[.$A290]/[.U$1]" office:value-type="float" office:value="432.222222222222">
            <text:p>432.22</text:p>
          </table:table-cell>
          <table:table-cell table:formula="oooc:=[.$A290]+[.$A290]/[.V$1]" office:value-type="float" office:value="427.9">
            <text:p>427.9</text:p>
          </table:table-cell>
          <table:table-cell table:formula="oooc:=[.$A290]+[.$A290]/[.W$1]" office:value-type="float" office:value="424.363636363636">
            <text:p>424.3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ooc:=[.B$1]*100+[.$A291]" office:value-type="float" office:value="490">
            <text:p>490</text:p>
          </table:table-cell>
          <table:table-cell table:formula="oooc:=[.C$1]*100+[.$A291]" office:value-type="float" office:value="590">
            <text:p>590</text:p>
          </table:table-cell>
          <table:table-cell table:formula="oooc:=[.D$1]*100+[.$A291]" office:value-type="float" office:value="690">
            <text:p>690</text:p>
          </table:table-cell>
          <table:table-cell table:formula="oooc:=[.E$1]*100+[.$A291]" office:value-type="float" office:value="790">
            <text:p>790</text:p>
          </table:table-cell>
          <table:table-cell table:formula="oooc:=[.F$1]*100+[.$A291]" office:value-type="float" office:value="890">
            <text:p>890</text:p>
          </table:table-cell>
          <table:table-cell table:formula="oooc:=[.G$1]*100+[.$A291]" office:value-type="float" office:value="990">
            <text:p>990</text:p>
          </table:table-cell>
          <table:table-cell table:formula="oooc:=[.H$1]*100+[.$A291]" office:value-type="float" office:value="1090">
            <text:p>1090</text:p>
          </table:table-cell>
          <table:table-cell table:formula="oooc:=[.I$1]*100+[.$A291]" office:value-type="float" office:value="1190">
            <text:p>1190</text:p>
          </table:table-cell>
          <table:table-cell table:formula="oooc:=[.J$1]*100+[.$A291]" office:value-type="float" office:value="1290">
            <text:p>1290</text:p>
          </table:table-cell>
          <table:table-cell table:formula="oooc:=[.K$1]*100+[.$A291]" office:value-type="float" office:value="1390">
            <text:p>1390</text:p>
          </table:table-cell>
          <table:table-cell table:formula="oooc:=[.L$1]*100+[.$A291]" office:value-type="float" office:value="1490">
            <text:p>1490</text:p>
          </table:table-cell>
          <table:table-cell table:formula="oooc:=[.$A291]+[.$A291]/[.M$1]" office:value-type="float" office:value="780">
            <text:p>780</text:p>
          </table:table-cell>
          <table:table-cell table:formula="oooc:=[.$A291]+[.$A291]/[.N$1]" office:value-type="float" office:value="585">
            <text:p>585</text:p>
          </table:table-cell>
          <table:table-cell table:formula="oooc:=[.$A291]+[.$A291]/[.O$1]" office:value-type="float" office:value="520">
            <text:p>520</text:p>
          </table:table-cell>
          <table:table-cell table:formula="oooc:=[.$A291]+[.$A291]/[.P$1]" office:value-type="float" office:value="487.5">
            <text:p>487.5</text:p>
          </table:table-cell>
          <table:table-cell table:formula="oooc:=[.$A291]+[.$A291]/[.Q$1]" office:value-type="float" office:value="468">
            <text:p>468</text:p>
          </table:table-cell>
          <table:table-cell table:formula="oooc:=[.$A291]+[.$A291]/[.R$1]" office:value-type="float" office:value="455">
            <text:p>455</text:p>
          </table:table-cell>
          <table:table-cell table:formula="oooc:=[.$A291]+[.$A291]/[.S$1]" office:value-type="float" office:value="445.714285714286">
            <text:p>445.71</text:p>
          </table:table-cell>
          <table:table-cell table:formula="oooc:=[.$A291]+[.$A291]/[.T$1]" office:value-type="float" office:value="438.75">
            <text:p>438.75</text:p>
          </table:table-cell>
          <table:table-cell table:formula="oooc:=[.$A291]+[.$A291]/[.U$1]" office:value-type="float" office:value="433.333333333333">
            <text:p>433.33</text:p>
          </table:table-cell>
          <table:table-cell table:formula="oooc:=[.$A291]+[.$A291]/[.V$1]" office:value-type="float" office:value="429">
            <text:p>429</text:p>
          </table:table-cell>
          <table:table-cell table:formula="oooc:=[.$A291]+[.$A291]/[.W$1]" office:value-type="float" office:value="425.454545454545">
            <text:p>425.4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ooc:=[.B$1]*100+[.$A292]" office:value-type="float" office:value="491">
            <text:p>491</text:p>
          </table:table-cell>
          <table:table-cell table:formula="oooc:=[.C$1]*100+[.$A292]" office:value-type="float" office:value="591">
            <text:p>591</text:p>
          </table:table-cell>
          <table:table-cell table:formula="oooc:=[.D$1]*100+[.$A292]" office:value-type="float" office:value="691">
            <text:p>691</text:p>
          </table:table-cell>
          <table:table-cell table:formula="oooc:=[.E$1]*100+[.$A292]" office:value-type="float" office:value="791">
            <text:p>791</text:p>
          </table:table-cell>
          <table:table-cell table:formula="oooc:=[.F$1]*100+[.$A292]" office:value-type="float" office:value="891">
            <text:p>891</text:p>
          </table:table-cell>
          <table:table-cell table:formula="oooc:=[.G$1]*100+[.$A292]" office:value-type="float" office:value="991">
            <text:p>991</text:p>
          </table:table-cell>
          <table:table-cell table:formula="oooc:=[.H$1]*100+[.$A292]" office:value-type="float" office:value="1091">
            <text:p>1091</text:p>
          </table:table-cell>
          <table:table-cell table:formula="oooc:=[.I$1]*100+[.$A292]" office:value-type="float" office:value="1191">
            <text:p>1191</text:p>
          </table:table-cell>
          <table:table-cell table:formula="oooc:=[.J$1]*100+[.$A292]" office:value-type="float" office:value="1291">
            <text:p>1291</text:p>
          </table:table-cell>
          <table:table-cell table:formula="oooc:=[.K$1]*100+[.$A292]" office:value-type="float" office:value="1391">
            <text:p>1391</text:p>
          </table:table-cell>
          <table:table-cell table:formula="oooc:=[.L$1]*100+[.$A292]" office:value-type="float" office:value="1491">
            <text:p>1491</text:p>
          </table:table-cell>
          <table:table-cell table:formula="oooc:=[.$A292]+[.$A292]/[.M$1]" office:value-type="float" office:value="782">
            <text:p>782</text:p>
          </table:table-cell>
          <table:table-cell table:formula="oooc:=[.$A292]+[.$A292]/[.N$1]" office:value-type="float" office:value="586.5">
            <text:p>586.5</text:p>
          </table:table-cell>
          <table:table-cell table:formula="oooc:=[.$A292]+[.$A292]/[.O$1]" office:value-type="float" office:value="521.333333333333">
            <text:p>521.33</text:p>
          </table:table-cell>
          <table:table-cell table:formula="oooc:=[.$A292]+[.$A292]/[.P$1]" office:value-type="float" office:value="488.75">
            <text:p>488.75</text:p>
          </table:table-cell>
          <table:table-cell table:formula="oooc:=[.$A292]+[.$A292]/[.Q$1]" office:value-type="float" office:value="469.2">
            <text:p>469.2</text:p>
          </table:table-cell>
          <table:table-cell table:formula="oooc:=[.$A292]+[.$A292]/[.R$1]" office:value-type="float" office:value="456.166666666667">
            <text:p>456.17</text:p>
          </table:table-cell>
          <table:table-cell table:formula="oooc:=[.$A292]+[.$A292]/[.S$1]" office:value-type="float" office:value="446.857142857143">
            <text:p>446.86</text:p>
          </table:table-cell>
          <table:table-cell table:formula="oooc:=[.$A292]+[.$A292]/[.T$1]" office:value-type="float" office:value="439.875">
            <text:p>439.88</text:p>
          </table:table-cell>
          <table:table-cell table:formula="oooc:=[.$A292]+[.$A292]/[.U$1]" office:value-type="float" office:value="434.444444444445">
            <text:p>434.44</text:p>
          </table:table-cell>
          <table:table-cell table:formula="oooc:=[.$A292]+[.$A292]/[.V$1]" office:value-type="float" office:value="430.1">
            <text:p>430.1</text:p>
          </table:table-cell>
          <table:table-cell table:formula="oooc:=[.$A292]+[.$A292]/[.W$1]" office:value-type="float" office:value="426.545454545455">
            <text:p>426.5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ooc:=[.B$1]*100+[.$A293]" office:value-type="float" office:value="492">
            <text:p>492</text:p>
          </table:table-cell>
          <table:table-cell table:formula="oooc:=[.C$1]*100+[.$A293]" office:value-type="float" office:value="592">
            <text:p>592</text:p>
          </table:table-cell>
          <table:table-cell table:formula="oooc:=[.D$1]*100+[.$A293]" office:value-type="float" office:value="692">
            <text:p>692</text:p>
          </table:table-cell>
          <table:table-cell table:formula="oooc:=[.E$1]*100+[.$A293]" office:value-type="float" office:value="792">
            <text:p>792</text:p>
          </table:table-cell>
          <table:table-cell table:formula="oooc:=[.F$1]*100+[.$A293]" office:value-type="float" office:value="892">
            <text:p>892</text:p>
          </table:table-cell>
          <table:table-cell table:formula="oooc:=[.G$1]*100+[.$A293]" office:value-type="float" office:value="992">
            <text:p>992</text:p>
          </table:table-cell>
          <table:table-cell table:formula="oooc:=[.H$1]*100+[.$A293]" office:value-type="float" office:value="1092">
            <text:p>1092</text:p>
          </table:table-cell>
          <table:table-cell table:formula="oooc:=[.I$1]*100+[.$A293]" office:value-type="float" office:value="1192">
            <text:p>1192</text:p>
          </table:table-cell>
          <table:table-cell table:formula="oooc:=[.J$1]*100+[.$A293]" office:value-type="float" office:value="1292">
            <text:p>1292</text:p>
          </table:table-cell>
          <table:table-cell table:formula="oooc:=[.K$1]*100+[.$A293]" office:value-type="float" office:value="1392">
            <text:p>1392</text:p>
          </table:table-cell>
          <table:table-cell table:formula="oooc:=[.L$1]*100+[.$A293]" office:value-type="float" office:value="1492">
            <text:p>1492</text:p>
          </table:table-cell>
          <table:table-cell table:formula="oooc:=[.$A293]+[.$A293]/[.M$1]" office:value-type="float" office:value="784">
            <text:p>784</text:p>
          </table:table-cell>
          <table:table-cell table:formula="oooc:=[.$A293]+[.$A293]/[.N$1]" office:value-type="float" office:value="588">
            <text:p>588</text:p>
          </table:table-cell>
          <table:table-cell table:formula="oooc:=[.$A293]+[.$A293]/[.O$1]" office:value-type="float" office:value="522.666666666667">
            <text:p>522.67</text:p>
          </table:table-cell>
          <table:table-cell table:formula="oooc:=[.$A293]+[.$A293]/[.P$1]" office:value-type="float" office:value="490">
            <text:p>490</text:p>
          </table:table-cell>
          <table:table-cell table:formula="oooc:=[.$A293]+[.$A293]/[.Q$1]" office:value-type="float" office:value="470.4">
            <text:p>470.4</text:p>
          </table:table-cell>
          <table:table-cell table:formula="oooc:=[.$A293]+[.$A293]/[.R$1]" office:value-type="float" office:value="457.333333333333">
            <text:p>457.33</text:p>
          </table:table-cell>
          <table:table-cell table:formula="oooc:=[.$A293]+[.$A293]/[.S$1]" office:value-type="float" office:value="448">
            <text:p>448</text:p>
          </table:table-cell>
          <table:table-cell table:formula="oooc:=[.$A293]+[.$A293]/[.T$1]" office:value-type="float" office:value="441">
            <text:p>441</text:p>
          </table:table-cell>
          <table:table-cell table:formula="oooc:=[.$A293]+[.$A293]/[.U$1]" office:value-type="float" office:value="435.555555555556">
            <text:p>435.56</text:p>
          </table:table-cell>
          <table:table-cell table:formula="oooc:=[.$A293]+[.$A293]/[.V$1]" office:value-type="float" office:value="431.2">
            <text:p>431.2</text:p>
          </table:table-cell>
          <table:table-cell table:formula="oooc:=[.$A293]+[.$A293]/[.W$1]" office:value-type="float" office:value="427.636363636364">
            <text:p>427.6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ooc:=[.B$1]*100+[.$A294]" office:value-type="float" office:value="493">
            <text:p>493</text:p>
          </table:table-cell>
          <table:table-cell table:formula="oooc:=[.C$1]*100+[.$A294]" office:value-type="float" office:value="593">
            <text:p>593</text:p>
          </table:table-cell>
          <table:table-cell table:formula="oooc:=[.D$1]*100+[.$A294]" office:value-type="float" office:value="693">
            <text:p>693</text:p>
          </table:table-cell>
          <table:table-cell table:formula="oooc:=[.E$1]*100+[.$A294]" office:value-type="float" office:value="793">
            <text:p>793</text:p>
          </table:table-cell>
          <table:table-cell table:formula="oooc:=[.F$1]*100+[.$A294]" office:value-type="float" office:value="893">
            <text:p>893</text:p>
          </table:table-cell>
          <table:table-cell table:formula="oooc:=[.G$1]*100+[.$A294]" office:value-type="float" office:value="993">
            <text:p>993</text:p>
          </table:table-cell>
          <table:table-cell table:formula="oooc:=[.H$1]*100+[.$A294]" office:value-type="float" office:value="1093">
            <text:p>1093</text:p>
          </table:table-cell>
          <table:table-cell table:formula="oooc:=[.I$1]*100+[.$A294]" office:value-type="float" office:value="1193">
            <text:p>1193</text:p>
          </table:table-cell>
          <table:table-cell table:formula="oooc:=[.J$1]*100+[.$A294]" office:value-type="float" office:value="1293">
            <text:p>1293</text:p>
          </table:table-cell>
          <table:table-cell table:formula="oooc:=[.K$1]*100+[.$A294]" office:value-type="float" office:value="1393">
            <text:p>1393</text:p>
          </table:table-cell>
          <table:table-cell table:formula="oooc:=[.L$1]*100+[.$A294]" office:value-type="float" office:value="1493">
            <text:p>1493</text:p>
          </table:table-cell>
          <table:table-cell table:formula="oooc:=[.$A294]+[.$A294]/[.M$1]" office:value-type="float" office:value="786">
            <text:p>786</text:p>
          </table:table-cell>
          <table:table-cell table:formula="oooc:=[.$A294]+[.$A294]/[.N$1]" office:value-type="float" office:value="589.5">
            <text:p>589.5</text:p>
          </table:table-cell>
          <table:table-cell table:formula="oooc:=[.$A294]+[.$A294]/[.O$1]" office:value-type="float" office:value="524">
            <text:p>524</text:p>
          </table:table-cell>
          <table:table-cell table:formula="oooc:=[.$A294]+[.$A294]/[.P$1]" office:value-type="float" office:value="491.25">
            <text:p>491.25</text:p>
          </table:table-cell>
          <table:table-cell table:formula="oooc:=[.$A294]+[.$A294]/[.Q$1]" office:value-type="float" office:value="471.6">
            <text:p>471.6</text:p>
          </table:table-cell>
          <table:table-cell table:formula="oooc:=[.$A294]+[.$A294]/[.R$1]" office:value-type="float" office:value="458.5">
            <text:p>458.5</text:p>
          </table:table-cell>
          <table:table-cell table:formula="oooc:=[.$A294]+[.$A294]/[.S$1]" office:value-type="float" office:value="449.142857142857">
            <text:p>449.14</text:p>
          </table:table-cell>
          <table:table-cell table:formula="oooc:=[.$A294]+[.$A294]/[.T$1]" office:value-type="float" office:value="442.125">
            <text:p>442.13</text:p>
          </table:table-cell>
          <table:table-cell table:formula="oooc:=[.$A294]+[.$A294]/[.U$1]" office:value-type="float" office:value="436.666666666667">
            <text:p>436.67</text:p>
          </table:table-cell>
          <table:table-cell table:formula="oooc:=[.$A294]+[.$A294]/[.V$1]" office:value-type="float" office:value="432.3">
            <text:p>432.3</text:p>
          </table:table-cell>
          <table:table-cell table:formula="oooc:=[.$A294]+[.$A294]/[.W$1]" office:value-type="float" office:value="428.727272727273">
            <text:p>428.7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ooc:=[.B$1]*100+[.$A295]" office:value-type="float" office:value="494">
            <text:p>494</text:p>
          </table:table-cell>
          <table:table-cell table:formula="oooc:=[.C$1]*100+[.$A295]" office:value-type="float" office:value="594">
            <text:p>594</text:p>
          </table:table-cell>
          <table:table-cell table:formula="oooc:=[.D$1]*100+[.$A295]" office:value-type="float" office:value="694">
            <text:p>694</text:p>
          </table:table-cell>
          <table:table-cell table:formula="oooc:=[.E$1]*100+[.$A295]" office:value-type="float" office:value="794">
            <text:p>794</text:p>
          </table:table-cell>
          <table:table-cell table:formula="oooc:=[.F$1]*100+[.$A295]" office:value-type="float" office:value="894">
            <text:p>894</text:p>
          </table:table-cell>
          <table:table-cell table:formula="oooc:=[.G$1]*100+[.$A295]" office:value-type="float" office:value="994">
            <text:p>994</text:p>
          </table:table-cell>
          <table:table-cell table:formula="oooc:=[.H$1]*100+[.$A295]" office:value-type="float" office:value="1094">
            <text:p>1094</text:p>
          </table:table-cell>
          <table:table-cell table:formula="oooc:=[.I$1]*100+[.$A295]" office:value-type="float" office:value="1194">
            <text:p>1194</text:p>
          </table:table-cell>
          <table:table-cell table:formula="oooc:=[.J$1]*100+[.$A295]" office:value-type="float" office:value="1294">
            <text:p>1294</text:p>
          </table:table-cell>
          <table:table-cell table:formula="oooc:=[.K$1]*100+[.$A295]" office:value-type="float" office:value="1394">
            <text:p>1394</text:p>
          </table:table-cell>
          <table:table-cell table:formula="oooc:=[.L$1]*100+[.$A295]" office:value-type="float" office:value="1494">
            <text:p>1494</text:p>
          </table:table-cell>
          <table:table-cell table:formula="oooc:=[.$A295]+[.$A295]/[.M$1]" office:value-type="float" office:value="788">
            <text:p>788</text:p>
          </table:table-cell>
          <table:table-cell table:formula="oooc:=[.$A295]+[.$A295]/[.N$1]" office:value-type="float" office:value="591">
            <text:p>591</text:p>
          </table:table-cell>
          <table:table-cell table:formula="oooc:=[.$A295]+[.$A295]/[.O$1]" office:value-type="float" office:value="525.333333333333">
            <text:p>525.33</text:p>
          </table:table-cell>
          <table:table-cell table:formula="oooc:=[.$A295]+[.$A295]/[.P$1]" office:value-type="float" office:value="492.5">
            <text:p>492.5</text:p>
          </table:table-cell>
          <table:table-cell table:formula="oooc:=[.$A295]+[.$A295]/[.Q$1]" office:value-type="float" office:value="472.8">
            <text:p>472.8</text:p>
          </table:table-cell>
          <table:table-cell table:formula="oooc:=[.$A295]+[.$A295]/[.R$1]" office:value-type="float" office:value="459.666666666667">
            <text:p>459.67</text:p>
          </table:table-cell>
          <table:table-cell table:formula="oooc:=[.$A295]+[.$A295]/[.S$1]" office:value-type="float" office:value="450.285714285714">
            <text:p>450.29</text:p>
          </table:table-cell>
          <table:table-cell table:formula="oooc:=[.$A295]+[.$A295]/[.T$1]" office:value-type="float" office:value="443.25">
            <text:p>443.25</text:p>
          </table:table-cell>
          <table:table-cell table:formula="oooc:=[.$A295]+[.$A295]/[.U$1]" office:value-type="float" office:value="437.777777777778">
            <text:p>437.78</text:p>
          </table:table-cell>
          <table:table-cell table:formula="oooc:=[.$A295]+[.$A295]/[.V$1]" office:value-type="float" office:value="433.4">
            <text:p>433.4</text:p>
          </table:table-cell>
          <table:table-cell table:formula="oooc:=[.$A295]+[.$A295]/[.W$1]" office:value-type="float" office:value="429.818181818182">
            <text:p>429.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ooc:=[.B$1]*100+[.$A296]" office:value-type="float" office:value="495">
            <text:p>495</text:p>
          </table:table-cell>
          <table:table-cell table:formula="oooc:=[.C$1]*100+[.$A296]" office:value-type="float" office:value="595">
            <text:p>595</text:p>
          </table:table-cell>
          <table:table-cell table:formula="oooc:=[.D$1]*100+[.$A296]" office:value-type="float" office:value="695">
            <text:p>695</text:p>
          </table:table-cell>
          <table:table-cell table:formula="oooc:=[.E$1]*100+[.$A296]" office:value-type="float" office:value="795">
            <text:p>795</text:p>
          </table:table-cell>
          <table:table-cell table:formula="oooc:=[.F$1]*100+[.$A296]" office:value-type="float" office:value="895">
            <text:p>895</text:p>
          </table:table-cell>
          <table:table-cell table:formula="oooc:=[.G$1]*100+[.$A296]" office:value-type="float" office:value="995">
            <text:p>995</text:p>
          </table:table-cell>
          <table:table-cell table:formula="oooc:=[.H$1]*100+[.$A296]" office:value-type="float" office:value="1095">
            <text:p>1095</text:p>
          </table:table-cell>
          <table:table-cell table:formula="oooc:=[.I$1]*100+[.$A296]" office:value-type="float" office:value="1195">
            <text:p>1195</text:p>
          </table:table-cell>
          <table:table-cell table:formula="oooc:=[.J$1]*100+[.$A296]" office:value-type="float" office:value="1295">
            <text:p>1295</text:p>
          </table:table-cell>
          <table:table-cell table:formula="oooc:=[.K$1]*100+[.$A296]" office:value-type="float" office:value="1395">
            <text:p>1395</text:p>
          </table:table-cell>
          <table:table-cell table:formula="oooc:=[.L$1]*100+[.$A296]" office:value-type="float" office:value="1495">
            <text:p>1495</text:p>
          </table:table-cell>
          <table:table-cell table:formula="oooc:=[.$A296]+[.$A296]/[.M$1]" office:value-type="float" office:value="790">
            <text:p>790</text:p>
          </table:table-cell>
          <table:table-cell table:formula="oooc:=[.$A296]+[.$A296]/[.N$1]" office:value-type="float" office:value="592.5">
            <text:p>592.5</text:p>
          </table:table-cell>
          <table:table-cell table:formula="oooc:=[.$A296]+[.$A296]/[.O$1]" office:value-type="float" office:value="526.666666666667">
            <text:p>526.67</text:p>
          </table:table-cell>
          <table:table-cell table:formula="oooc:=[.$A296]+[.$A296]/[.P$1]" office:value-type="float" office:value="493.75">
            <text:p>493.75</text:p>
          </table:table-cell>
          <table:table-cell table:formula="oooc:=[.$A296]+[.$A296]/[.Q$1]" office:value-type="float" office:value="474">
            <text:p>474</text:p>
          </table:table-cell>
          <table:table-cell table:formula="oooc:=[.$A296]+[.$A296]/[.R$1]" office:value-type="float" office:value="460.833333333333">
            <text:p>460.83</text:p>
          </table:table-cell>
          <table:table-cell table:formula="oooc:=[.$A296]+[.$A296]/[.S$1]" office:value-type="float" office:value="451.428571428571">
            <text:p>451.43</text:p>
          </table:table-cell>
          <table:table-cell table:formula="oooc:=[.$A296]+[.$A296]/[.T$1]" office:value-type="float" office:value="444.375">
            <text:p>444.38</text:p>
          </table:table-cell>
          <table:table-cell table:formula="oooc:=[.$A296]+[.$A296]/[.U$1]" office:value-type="float" office:value="438.888888888889">
            <text:p>438.89</text:p>
          </table:table-cell>
          <table:table-cell table:formula="oooc:=[.$A296]+[.$A296]/[.V$1]" office:value-type="float" office:value="434.5">
            <text:p>434.5</text:p>
          </table:table-cell>
          <table:table-cell table:formula="oooc:=[.$A296]+[.$A296]/[.W$1]" office:value-type="float" office:value="430.909090909091">
            <text:p>430.9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ooc:=[.B$1]*100+[.$A297]" office:value-type="float" office:value="496">
            <text:p>496</text:p>
          </table:table-cell>
          <table:table-cell table:formula="oooc:=[.C$1]*100+[.$A297]" office:value-type="float" office:value="596">
            <text:p>596</text:p>
          </table:table-cell>
          <table:table-cell table:formula="oooc:=[.D$1]*100+[.$A297]" office:value-type="float" office:value="696">
            <text:p>696</text:p>
          </table:table-cell>
          <table:table-cell table:formula="oooc:=[.E$1]*100+[.$A297]" office:value-type="float" office:value="796">
            <text:p>796</text:p>
          </table:table-cell>
          <table:table-cell table:formula="oooc:=[.F$1]*100+[.$A297]" office:value-type="float" office:value="896">
            <text:p>896</text:p>
          </table:table-cell>
          <table:table-cell table:formula="oooc:=[.G$1]*100+[.$A297]" office:value-type="float" office:value="996">
            <text:p>996</text:p>
          </table:table-cell>
          <table:table-cell table:formula="oooc:=[.H$1]*100+[.$A297]" office:value-type="float" office:value="1096">
            <text:p>1096</text:p>
          </table:table-cell>
          <table:table-cell table:formula="oooc:=[.I$1]*100+[.$A297]" office:value-type="float" office:value="1196">
            <text:p>1196</text:p>
          </table:table-cell>
          <table:table-cell table:formula="oooc:=[.J$1]*100+[.$A297]" office:value-type="float" office:value="1296">
            <text:p>1296</text:p>
          </table:table-cell>
          <table:table-cell table:formula="oooc:=[.K$1]*100+[.$A297]" office:value-type="float" office:value="1396">
            <text:p>1396</text:p>
          </table:table-cell>
          <table:table-cell table:formula="oooc:=[.L$1]*100+[.$A297]" office:value-type="float" office:value="1496">
            <text:p>1496</text:p>
          </table:table-cell>
          <table:table-cell table:formula="oooc:=[.$A297]+[.$A297]/[.M$1]" office:value-type="float" office:value="792">
            <text:p>792</text:p>
          </table:table-cell>
          <table:table-cell table:formula="oooc:=[.$A297]+[.$A297]/[.N$1]" office:value-type="float" office:value="594">
            <text:p>594</text:p>
          </table:table-cell>
          <table:table-cell table:formula="oooc:=[.$A297]+[.$A297]/[.O$1]" office:value-type="float" office:value="528">
            <text:p>528</text:p>
          </table:table-cell>
          <table:table-cell table:formula="oooc:=[.$A297]+[.$A297]/[.P$1]" office:value-type="float" office:value="495">
            <text:p>495</text:p>
          </table:table-cell>
          <table:table-cell table:formula="oooc:=[.$A297]+[.$A297]/[.Q$1]" office:value-type="float" office:value="475.2">
            <text:p>475.2</text:p>
          </table:table-cell>
          <table:table-cell table:formula="oooc:=[.$A297]+[.$A297]/[.R$1]" office:value-type="float" office:value="462">
            <text:p>462</text:p>
          </table:table-cell>
          <table:table-cell table:formula="oooc:=[.$A297]+[.$A297]/[.S$1]" office:value-type="float" office:value="452.571428571429">
            <text:p>452.57</text:p>
          </table:table-cell>
          <table:table-cell table:formula="oooc:=[.$A297]+[.$A297]/[.T$1]" office:value-type="float" office:value="445.5">
            <text:p>445.5</text:p>
          </table:table-cell>
          <table:table-cell table:formula="oooc:=[.$A297]+[.$A297]/[.U$1]" office:value-type="float" office:value="440">
            <text:p>440</text:p>
          </table:table-cell>
          <table:table-cell table:formula="oooc:=[.$A297]+[.$A297]/[.V$1]" office:value-type="float" office:value="435.6">
            <text:p>435.6</text:p>
          </table:table-cell>
          <table:table-cell table:formula="oooc:=[.$A297]+[.$A297]/[.W$1]" office:value-type="float" office:value="432">
            <text:p>43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ooc:=[.B$1]*100+[.$A298]" office:value-type="float" office:value="497">
            <text:p>497</text:p>
          </table:table-cell>
          <table:table-cell table:formula="oooc:=[.C$1]*100+[.$A298]" office:value-type="float" office:value="597">
            <text:p>597</text:p>
          </table:table-cell>
          <table:table-cell table:formula="oooc:=[.D$1]*100+[.$A298]" office:value-type="float" office:value="697">
            <text:p>697</text:p>
          </table:table-cell>
          <table:table-cell table:formula="oooc:=[.E$1]*100+[.$A298]" office:value-type="float" office:value="797">
            <text:p>797</text:p>
          </table:table-cell>
          <table:table-cell table:formula="oooc:=[.F$1]*100+[.$A298]" office:value-type="float" office:value="897">
            <text:p>897</text:p>
          </table:table-cell>
          <table:table-cell table:formula="oooc:=[.G$1]*100+[.$A298]" office:value-type="float" office:value="997">
            <text:p>997</text:p>
          </table:table-cell>
          <table:table-cell table:formula="oooc:=[.H$1]*100+[.$A298]" office:value-type="float" office:value="1097">
            <text:p>1097</text:p>
          </table:table-cell>
          <table:table-cell table:formula="oooc:=[.I$1]*100+[.$A298]" office:value-type="float" office:value="1197">
            <text:p>1197</text:p>
          </table:table-cell>
          <table:table-cell table:formula="oooc:=[.J$1]*100+[.$A298]" office:value-type="float" office:value="1297">
            <text:p>1297</text:p>
          </table:table-cell>
          <table:table-cell table:formula="oooc:=[.K$1]*100+[.$A298]" office:value-type="float" office:value="1397">
            <text:p>1397</text:p>
          </table:table-cell>
          <table:table-cell table:formula="oooc:=[.L$1]*100+[.$A298]" office:value-type="float" office:value="1497">
            <text:p>1497</text:p>
          </table:table-cell>
          <table:table-cell table:formula="oooc:=[.$A298]+[.$A298]/[.M$1]" office:value-type="float" office:value="794">
            <text:p>794</text:p>
          </table:table-cell>
          <table:table-cell table:formula="oooc:=[.$A298]+[.$A298]/[.N$1]" office:value-type="float" office:value="595.5">
            <text:p>595.5</text:p>
          </table:table-cell>
          <table:table-cell table:formula="oooc:=[.$A298]+[.$A298]/[.O$1]" office:value-type="float" office:value="529.333333333333">
            <text:p>529.33</text:p>
          </table:table-cell>
          <table:table-cell table:formula="oooc:=[.$A298]+[.$A298]/[.P$1]" office:value-type="float" office:value="496.25">
            <text:p>496.25</text:p>
          </table:table-cell>
          <table:table-cell table:formula="oooc:=[.$A298]+[.$A298]/[.Q$1]" office:value-type="float" office:value="476.4">
            <text:p>476.4</text:p>
          </table:table-cell>
          <table:table-cell table:formula="oooc:=[.$A298]+[.$A298]/[.R$1]" office:value-type="float" office:value="463.166666666667">
            <text:p>463.17</text:p>
          </table:table-cell>
          <table:table-cell table:formula="oooc:=[.$A298]+[.$A298]/[.S$1]" office:value-type="float" office:value="453.714285714286">
            <text:p>453.71</text:p>
          </table:table-cell>
          <table:table-cell table:formula="oooc:=[.$A298]+[.$A298]/[.T$1]" office:value-type="float" office:value="446.625">
            <text:p>446.63</text:p>
          </table:table-cell>
          <table:table-cell table:formula="oooc:=[.$A298]+[.$A298]/[.U$1]" office:value-type="float" office:value="441.111111111111">
            <text:p>441.11</text:p>
          </table:table-cell>
          <table:table-cell table:formula="oooc:=[.$A298]+[.$A298]/[.V$1]" office:value-type="float" office:value="436.7">
            <text:p>436.7</text:p>
          </table:table-cell>
          <table:table-cell table:formula="oooc:=[.$A298]+[.$A298]/[.W$1]" office:value-type="float" office:value="433.090909090909">
            <text:p>433.0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ooc:=[.B$1]*100+[.$A299]" office:value-type="float" office:value="498">
            <text:p>498</text:p>
          </table:table-cell>
          <table:table-cell table:formula="oooc:=[.C$1]*100+[.$A299]" office:value-type="float" office:value="598">
            <text:p>598</text:p>
          </table:table-cell>
          <table:table-cell table:formula="oooc:=[.D$1]*100+[.$A299]" office:value-type="float" office:value="698">
            <text:p>698</text:p>
          </table:table-cell>
          <table:table-cell table:formula="oooc:=[.E$1]*100+[.$A299]" office:value-type="float" office:value="798">
            <text:p>798</text:p>
          </table:table-cell>
          <table:table-cell table:formula="oooc:=[.F$1]*100+[.$A299]" office:value-type="float" office:value="898">
            <text:p>898</text:p>
          </table:table-cell>
          <table:table-cell table:formula="oooc:=[.G$1]*100+[.$A299]" office:value-type="float" office:value="998">
            <text:p>998</text:p>
          </table:table-cell>
          <table:table-cell table:formula="oooc:=[.H$1]*100+[.$A299]" office:value-type="float" office:value="1098">
            <text:p>1098</text:p>
          </table:table-cell>
          <table:table-cell table:formula="oooc:=[.I$1]*100+[.$A299]" office:value-type="float" office:value="1198">
            <text:p>1198</text:p>
          </table:table-cell>
          <table:table-cell table:formula="oooc:=[.J$1]*100+[.$A299]" office:value-type="float" office:value="1298">
            <text:p>1298</text:p>
          </table:table-cell>
          <table:table-cell table:formula="oooc:=[.K$1]*100+[.$A299]" office:value-type="float" office:value="1398">
            <text:p>1398</text:p>
          </table:table-cell>
          <table:table-cell table:formula="oooc:=[.L$1]*100+[.$A299]" office:value-type="float" office:value="1498">
            <text:p>1498</text:p>
          </table:table-cell>
          <table:table-cell table:formula="oooc:=[.$A299]+[.$A299]/[.M$1]" office:value-type="float" office:value="796">
            <text:p>796</text:p>
          </table:table-cell>
          <table:table-cell table:formula="oooc:=[.$A299]+[.$A299]/[.N$1]" office:value-type="float" office:value="597">
            <text:p>597</text:p>
          </table:table-cell>
          <table:table-cell table:formula="oooc:=[.$A299]+[.$A299]/[.O$1]" office:value-type="float" office:value="530.666666666667">
            <text:p>530.67</text:p>
          </table:table-cell>
          <table:table-cell table:formula="oooc:=[.$A299]+[.$A299]/[.P$1]" office:value-type="float" office:value="497.5">
            <text:p>497.5</text:p>
          </table:table-cell>
          <table:table-cell table:formula="oooc:=[.$A299]+[.$A299]/[.Q$1]" office:value-type="float" office:value="477.6">
            <text:p>477.6</text:p>
          </table:table-cell>
          <table:table-cell table:formula="oooc:=[.$A299]+[.$A299]/[.R$1]" office:value-type="float" office:value="464.333333333333">
            <text:p>464.33</text:p>
          </table:table-cell>
          <table:table-cell table:formula="oooc:=[.$A299]+[.$A299]/[.S$1]" office:value-type="float" office:value="454.857142857143">
            <text:p>454.86</text:p>
          </table:table-cell>
          <table:table-cell table:formula="oooc:=[.$A299]+[.$A299]/[.T$1]" office:value-type="float" office:value="447.75">
            <text:p>447.75</text:p>
          </table:table-cell>
          <table:table-cell table:formula="oooc:=[.$A299]+[.$A299]/[.U$1]" office:value-type="float" office:value="442.222222222222">
            <text:p>442.22</text:p>
          </table:table-cell>
          <table:table-cell table:formula="oooc:=[.$A299]+[.$A299]/[.V$1]" office:value-type="float" office:value="437.8">
            <text:p>437.8</text:p>
          </table:table-cell>
          <table:table-cell table:formula="oooc:=[.$A299]+[.$A299]/[.W$1]" office:value-type="float" office:value="434.181818181818">
            <text:p>434.1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ooc:=[.B$1]*100+[.$A300]" office:value-type="float" office:value="499">
            <text:p>499</text:p>
          </table:table-cell>
          <table:table-cell table:formula="oooc:=[.C$1]*100+[.$A300]" office:value-type="float" office:value="599">
            <text:p>599</text:p>
          </table:table-cell>
          <table:table-cell table:formula="oooc:=[.D$1]*100+[.$A300]" office:value-type="float" office:value="699">
            <text:p>699</text:p>
          </table:table-cell>
          <table:table-cell table:formula="oooc:=[.E$1]*100+[.$A300]" office:value-type="float" office:value="799">
            <text:p>799</text:p>
          </table:table-cell>
          <table:table-cell table:formula="oooc:=[.F$1]*100+[.$A300]" office:value-type="float" office:value="899">
            <text:p>899</text:p>
          </table:table-cell>
          <table:table-cell table:formula="oooc:=[.G$1]*100+[.$A300]" office:value-type="float" office:value="999">
            <text:p>999</text:p>
          </table:table-cell>
          <table:table-cell table:formula="oooc:=[.H$1]*100+[.$A300]" office:value-type="float" office:value="1099">
            <text:p>1099</text:p>
          </table:table-cell>
          <table:table-cell table:formula="oooc:=[.I$1]*100+[.$A300]" office:value-type="float" office:value="1199">
            <text:p>1199</text:p>
          </table:table-cell>
          <table:table-cell table:formula="oooc:=[.J$1]*100+[.$A300]" office:value-type="float" office:value="1299">
            <text:p>1299</text:p>
          </table:table-cell>
          <table:table-cell table:formula="oooc:=[.K$1]*100+[.$A300]" office:value-type="float" office:value="1399">
            <text:p>1399</text:p>
          </table:table-cell>
          <table:table-cell table:formula="oooc:=[.L$1]*100+[.$A300]" office:value-type="float" office:value="1499">
            <text:p>1499</text:p>
          </table:table-cell>
          <table:table-cell table:formula="oooc:=[.$A300]+[.$A300]/[.M$1]" office:value-type="float" office:value="798">
            <text:p>798</text:p>
          </table:table-cell>
          <table:table-cell table:formula="oooc:=[.$A300]+[.$A300]/[.N$1]" office:value-type="float" office:value="598.5">
            <text:p>598.5</text:p>
          </table:table-cell>
          <table:table-cell table:formula="oooc:=[.$A300]+[.$A300]/[.O$1]" office:value-type="float" office:value="532">
            <text:p>532</text:p>
          </table:table-cell>
          <table:table-cell table:formula="oooc:=[.$A300]+[.$A300]/[.P$1]" office:value-type="float" office:value="498.75">
            <text:p>498.75</text:p>
          </table:table-cell>
          <table:table-cell table:formula="oooc:=[.$A300]+[.$A300]/[.Q$1]" office:value-type="float" office:value="478.8">
            <text:p>478.8</text:p>
          </table:table-cell>
          <table:table-cell table:formula="oooc:=[.$A300]+[.$A300]/[.R$1]" office:value-type="float" office:value="465.5">
            <text:p>465.5</text:p>
          </table:table-cell>
          <table:table-cell table:formula="oooc:=[.$A300]+[.$A300]/[.S$1]" office:value-type="float" office:value="456">
            <text:p>456</text:p>
          </table:table-cell>
          <table:table-cell table:formula="oooc:=[.$A300]+[.$A300]/[.T$1]" office:value-type="float" office:value="448.875">
            <text:p>448.88</text:p>
          </table:table-cell>
          <table:table-cell table:formula="oooc:=[.$A300]+[.$A300]/[.U$1]" office:value-type="float" office:value="443.333333333333">
            <text:p>443.33</text:p>
          </table:table-cell>
          <table:table-cell table:formula="oooc:=[.$A300]+[.$A300]/[.V$1]" office:value-type="float" office:value="438.9">
            <text:p>438.9</text:p>
          </table:table-cell>
          <table:table-cell table:formula="oooc:=[.$A300]+[.$A300]/[.W$1]" office:value-type="float" office:value="435.272727272727">
            <text:p>435.2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ooc:=[.B$1]*100+[.$A301]" office:value-type="float" office:value="500">
            <text:p>500</text:p>
          </table:table-cell>
          <table:table-cell table:formula="oooc:=[.C$1]*100+[.$A301]" office:value-type="float" office:value="600">
            <text:p>600</text:p>
          </table:table-cell>
          <table:table-cell table:formula="oooc:=[.D$1]*100+[.$A301]" office:value-type="float" office:value="700">
            <text:p>700</text:p>
          </table:table-cell>
          <table:table-cell table:formula="oooc:=[.E$1]*100+[.$A301]" office:value-type="float" office:value="800">
            <text:p>800</text:p>
          </table:table-cell>
          <table:table-cell table:formula="oooc:=[.F$1]*100+[.$A301]" office:value-type="float" office:value="900">
            <text:p>900</text:p>
          </table:table-cell>
          <table:table-cell table:formula="oooc:=[.G$1]*100+[.$A301]" office:value-type="float" office:value="1000">
            <text:p>1000</text:p>
          </table:table-cell>
          <table:table-cell table:formula="oooc:=[.H$1]*100+[.$A301]" office:value-type="float" office:value="1100">
            <text:p>1100</text:p>
          </table:table-cell>
          <table:table-cell table:formula="oooc:=[.I$1]*100+[.$A301]" office:value-type="float" office:value="1200">
            <text:p>1200</text:p>
          </table:table-cell>
          <table:table-cell table:formula="oooc:=[.J$1]*100+[.$A301]" office:value-type="float" office:value="1300">
            <text:p>1300</text:p>
          </table:table-cell>
          <table:table-cell table:formula="oooc:=[.K$1]*100+[.$A301]" office:value-type="float" office:value="1400">
            <text:p>1400</text:p>
          </table:table-cell>
          <table:table-cell table:formula="oooc:=[.L$1]*100+[.$A301]" office:value-type="float" office:value="1500">
            <text:p>1500</text:p>
          </table:table-cell>
          <table:table-cell table:formula="oooc:=[.$A301]+[.$A301]/[.M$1]" office:value-type="float" office:value="800">
            <text:p>800</text:p>
          </table:table-cell>
          <table:table-cell table:formula="oooc:=[.$A301]+[.$A301]/[.N$1]" office:value-type="float" office:value="600">
            <text:p>600</text:p>
          </table:table-cell>
          <table:table-cell table:formula="oooc:=[.$A301]+[.$A301]/[.O$1]" office:value-type="float" office:value="533.333333333333">
            <text:p>533.33</text:p>
          </table:table-cell>
          <table:table-cell table:formula="oooc:=[.$A301]+[.$A301]/[.P$1]" office:value-type="float" office:value="500">
            <text:p>500</text:p>
          </table:table-cell>
          <table:table-cell table:formula="oooc:=[.$A301]+[.$A301]/[.Q$1]" office:value-type="float" office:value="480">
            <text:p>480</text:p>
          </table:table-cell>
          <table:table-cell table:formula="oooc:=[.$A301]+[.$A301]/[.R$1]" office:value-type="float" office:value="466.666666666667">
            <text:p>466.67</text:p>
          </table:table-cell>
          <table:table-cell table:formula="oooc:=[.$A301]+[.$A301]/[.S$1]" office:value-type="float" office:value="457.142857142857">
            <text:p>457.14</text:p>
          </table:table-cell>
          <table:table-cell table:formula="oooc:=[.$A301]+[.$A301]/[.T$1]" office:value-type="float" office:value="450">
            <text:p>450</text:p>
          </table:table-cell>
          <table:table-cell table:formula="oooc:=[.$A301]+[.$A301]/[.U$1]" office:value-type="float" office:value="444.444444444444">
            <text:p>444.44</text:p>
          </table:table-cell>
          <table:table-cell table:formula="oooc:=[.$A301]+[.$A301]/[.V$1]" office:value-type="float" office:value="440">
            <text:p>440</text:p>
          </table:table-cell>
          <table:table-cell table:formula="oooc:=[.$A301]+[.$A301]/[.W$1]" office:value-type="float" office:value="436.363636363636">
            <text:p>436.36</text:p>
          </table:table-cell>
        </table:table-row>
        <table:table-row table:style-name="ro1" table:number-rows-repeated="65234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12/27/2007</text:date>, <text:time>22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neil dsouza</meta:initial-creator>
    <meta:creation-date>2007-12-27T21:13:54</meta:creation-date>
    <dc:creator>neil dsouza</dc:creator>
    <dc:date>2007-12-27T22:34:22</dc:date>
    <dc:language>en-US</dc:language>
    <meta:editing-cycles>2</meta:editing-cycles>
    <meta:editing-duration>PT1H20M30S</meta:editing-duration>
    <meta:user-defined meta:name="Info 1"/>
    <meta:user-defined meta:name="Info 2"/>
    <meta:user-defined meta:name="Info 3"/>
    <meta:user-defined meta:name="Info 4"/>
    <meta:document-statistic meta:table-count="3" meta:cell-count="6922"/>
  </office:meta>
</office:document-meta>
</file>